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3929in"/>
    </style:style>
    <style:style style:name="co6" style:family="table-column">
      <style:table-column-properties fo:break-before="auto" style:column-width="1.5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dle VM" table:style-name="ta1">
        <table:shapes>
          <draw:frame draw:z-index="0" draw:style-name="gr1" draw:text-style-name="P1" svg:width="6.2988in" svg:height="3.5429in" svg:x="9.4398in" svg:y="416.3949in">
            <draw:object draw:notify-on-update-of-ranges="'Idle VM'.C14:'Idle VM'.C2383 'Idle VM'.D13:'Idle VM'.D13 'Idle VM'.D14:'Idle VM'.D238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287in" svg:height="8.9035in" svg:x="9.4378in" svg:y="2.178in">
            <draw:object draw:notify-on-update-of-ranges="'Idle VM'.C14:'Idle VM'.C1240 'Idle VM'.D13:'Idle VM'.D13 'Idle VM'.D14:'Idle VM'.D12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2">
            <text:p>Idle <text:s/>VM</text:p>
          </table:table-cell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re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17" calcext:value-type="float">
            <text:p>1461954866.41117</text:p>
          </table:table-cell>
          <table:table-cell office:value-type="float" office:value="47267760986488" calcext:value-type="float">
            <text:p>47267760986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18" calcext:value-type="float">
            <text:p>1461954866.41118</text:p>
          </table:table-cell>
          <table:table-cell office:value-type="float" office:value="47267749082800" calcext:value-type="float">
            <text:p>47267749082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18" calcext:value-type="float">
            <text:p>1461954866.41118</text:p>
          </table:table-cell>
          <table:table-cell office:value-type="float" office:value="47267760964424" calcext:value-type="float">
            <text:p>47267760964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19" calcext:value-type="float">
            <text:p>1461954866.41119</text:p>
          </table:table-cell>
          <table:table-cell office:value-type="float" office:value="47267749135064" calcext:value-type="float">
            <text:p>47267749135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21" calcext:value-type="float">
            <text:p>1461954866.41121</text:p>
          </table:table-cell>
          <table:table-cell office:value-type="float" office:value="47267725107200" calcext:value-type="float">
            <text:p>47267725107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26" calcext:value-type="float">
            <text:p>1461954866.41126</text:p>
          </table:table-cell>
          <table:table-cell office:value-type="float" office:value="47267749164280" calcext:value-type="float">
            <text:p>47267749164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26" calcext:value-type="float">
            <text:p>1461954866.41126</text:p>
          </table:table-cell>
          <table:table-cell office:value-type="float" office:value="47267749172488" calcext:value-type="float">
            <text:p>47267749172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27" calcext:value-type="float">
            <text:p>1461954866.41127</text:p>
          </table:table-cell>
          <table:table-cell office:value-type="float" office:value="47267749167104" calcext:value-type="float">
            <text:p>47267749167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27" calcext:value-type="float">
            <text:p>1461954866.41127</text:p>
          </table:table-cell>
          <table:table-cell office:value-type="float" office:value="140729981083608" calcext:value-type="float">
            <text:p>140729981083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35" calcext:value-type="float">
            <text:p>1461954866.41135</text:p>
          </table:table-cell>
          <table:table-cell office:value-type="float" office:value="140729981076884" calcext:value-type="float">
            <text:p>1407299810768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36" calcext:value-type="float">
            <text:p>1461954866.41136</text:p>
          </table:table-cell>
          <table:table-cell office:value-type="float" office:value="140729981074976" calcext:value-type="float">
            <text:p>140729981074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36" calcext:value-type="float">
            <text:p>1461954866.41136</text:p>
          </table:table-cell>
          <table:table-cell office:value-type="float" office:value="140729981058648" calcext:value-type="float">
            <text:p>140729981058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36" calcext:value-type="float">
            <text:p>1461954866.41136</text:p>
          </table:table-cell>
          <table:table-cell office:value-type="float" office:value="47267765342748" calcext:value-type="float">
            <text:p>472677653427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36" calcext:value-type="float">
            <text:p>1461954866.41136</text:p>
          </table:table-cell>
          <table:table-cell office:value-type="float" office:value="140729981067660" calcext:value-type="float">
            <text:p>1407299810676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36" calcext:value-type="float">
            <text:p>1461954866.41136</text:p>
          </table:table-cell>
          <table:table-cell office:value-type="float" office:value="140729981059072" calcext:value-type="float">
            <text:p>140729981059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37" calcext:value-type="float">
            <text:p>1461954866.41137</text:p>
          </table:table-cell>
          <table:table-cell office:value-type="float" office:value="140729981063168" calcext:value-type="float">
            <text:p>140729981063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39" calcext:value-type="float">
            <text:p>1461954866.41139</text:p>
          </table:table-cell>
          <table:table-cell office:value-type="float" office:value="47267749162016" calcext:value-type="float">
            <text:p>47267749162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39" calcext:value-type="float">
            <text:p>1461954866.41139</text:p>
          </table:table-cell>
          <table:table-cell office:value-type="float" office:value="47267749080048" calcext:value-type="float">
            <text:p>47267749080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" calcext:value-type="float">
            <text:p>1461954866.4114</text:p>
          </table:table-cell>
          <table:table-cell office:value-type="float" office:value="47267763138880" calcext:value-type="float">
            <text:p>47267763138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" calcext:value-type="float">
            <text:p>1461954866.4114</text:p>
          </table:table-cell>
          <table:table-cell office:value-type="float" office:value="47267749099264" calcext:value-type="float">
            <text:p>47267749099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" calcext:value-type="float">
            <text:p>1461954866.4114</text:p>
          </table:table-cell>
          <table:table-cell office:value-type="float" office:value="47267729453288" calcext:value-type="float">
            <text:p>47267729453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" calcext:value-type="float">
            <text:p>1461954866.4114</text:p>
          </table:table-cell>
          <table:table-cell office:value-type="float" office:value="47267725105316" calcext:value-type="float">
            <text:p>472677251053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" calcext:value-type="float">
            <text:p>1461954866.4114</text:p>
          </table:table-cell>
          <table:table-cell office:value-type="float" office:value="47267725190108" calcext:value-type="float">
            <text:p>472677251901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1" calcext:value-type="float">
            <text:p>1461954866.41141</text:p>
          </table:table-cell>
          <table:table-cell office:value-type="float" office:value="47267749067916" calcext:value-type="float">
            <text:p>472677490679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1" calcext:value-type="float">
            <text:p>1461954866.41141</text:p>
          </table:table-cell>
          <table:table-cell office:value-type="float" office:value="47267749069116" calcext:value-type="float">
            <text:p>47267749069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1" calcext:value-type="float">
            <text:p>1461954866.41141</text:p>
          </table:table-cell>
          <table:table-cell office:value-type="float" office:value="47267749075868" calcext:value-type="float">
            <text:p>47267749075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1" calcext:value-type="float">
            <text:p>1461954866.41141</text:p>
          </table:table-cell>
          <table:table-cell office:value-type="float" office:value="47267749123804" calcext:value-type="float">
            <text:p>472677491238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1" calcext:value-type="float">
            <text:p>1461954866.41141</text:p>
          </table:table-cell>
          <table:table-cell office:value-type="float" office:value="47267749127756" calcext:value-type="float">
            <text:p>472677491277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1" calcext:value-type="float">
            <text:p>1461954866.41141</text:p>
          </table:table-cell>
          <table:table-cell office:value-type="float" office:value="47267749132124" calcext:value-type="float">
            <text:p>47267749132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2" calcext:value-type="float">
            <text:p>1461954866.41142</text:p>
          </table:table-cell>
          <table:table-cell office:value-type="float" office:value="47267749144556" calcext:value-type="float">
            <text:p>472677491445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2" calcext:value-type="float">
            <text:p>1461954866.41142</text:p>
          </table:table-cell>
          <table:table-cell office:value-type="float" office:value="47267749149836" calcext:value-type="float">
            <text:p>47267749149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2" calcext:value-type="float">
            <text:p>1461954866.41142</text:p>
          </table:table-cell>
          <table:table-cell office:value-type="float" office:value="47267749151068" calcext:value-type="float">
            <text:p>472677491510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2" calcext:value-type="float">
            <text:p>1461954866.41142</text:p>
          </table:table-cell>
          <table:table-cell office:value-type="float" office:value="47267749155916" calcext:value-type="float">
            <text:p>472677491559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3" calcext:value-type="float">
            <text:p>1461954866.41143</text:p>
          </table:table-cell>
          <table:table-cell office:value-type="float" office:value="47267767496929" calcext:value-type="float">
            <text:p>472677674969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5" calcext:value-type="float">
            <text:p>1461954866.41145</text:p>
          </table:table-cell>
          <table:table-cell office:value-type="float" office:value="47267735916816" calcext:value-type="float">
            <text:p>47267735916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5" calcext:value-type="float">
            <text:p>1461954866.41145</text:p>
          </table:table-cell>
          <table:table-cell office:value-type="float" office:value="47267769656224" calcext:value-type="float">
            <text:p>47267769656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6" calcext:value-type="float">
            <text:p>1461954866.41146</text:p>
          </table:table-cell>
          <table:table-cell office:value-type="float" office:value="47267771846872" calcext:value-type="float">
            <text:p>47267771846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8" calcext:value-type="float">
            <text:p>1461954866.41148</text:p>
          </table:table-cell>
          <table:table-cell office:value-type="float" office:value="47267774140464" calcext:value-type="float">
            <text:p>47267774140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49" calcext:value-type="float">
            <text:p>1461954866.41149</text:p>
          </table:table-cell>
          <table:table-cell office:value-type="float" office:value="47267776245824" calcext:value-type="float">
            <text:p>47267776245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1" calcext:value-type="float">
            <text:p>1461954866.41151</text:p>
          </table:table-cell>
          <table:table-cell office:value-type="float" office:value="47267778355432" calcext:value-type="float">
            <text:p>47267778355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2" calcext:value-type="float">
            <text:p>1461954866.41152</text:p>
          </table:table-cell>
          <table:table-cell office:value-type="float" office:value="47267749138480" calcext:value-type="float">
            <text:p>47267749138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2" calcext:value-type="float">
            <text:p>1461954866.41152</text:p>
          </table:table-cell>
          <table:table-cell office:value-type="float" office:value="47267782582504" calcext:value-type="float">
            <text:p>47267782582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4" calcext:value-type="float">
            <text:p>1461954866.41154</text:p>
          </table:table-cell>
          <table:table-cell office:value-type="float" office:value="47267784725232" calcext:value-type="float">
            <text:p>47267784725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5" calcext:value-type="float">
            <text:p>1461954866.41155</text:p>
          </table:table-cell>
          <table:table-cell office:value-type="float" office:value="47267786866720" calcext:value-type="float">
            <text:p>47267786866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6" calcext:value-type="float">
            <text:p>1461954866.41156</text:p>
          </table:table-cell>
          <table:table-cell office:value-type="float" office:value="47267780473448" calcext:value-type="float">
            <text:p>47267780473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6" calcext:value-type="float">
            <text:p>1461954866.41156</text:p>
          </table:table-cell>
          <table:table-cell office:value-type="float" office:value="47267789074464" calcext:value-type="float">
            <text:p>47267789074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6" calcext:value-type="float">
            <text:p>1461954866.41156</text:p>
          </table:table-cell>
          <table:table-cell office:value-type="float" office:value="47267786958572" calcext:value-type="float">
            <text:p>472677869585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6" calcext:value-type="float">
            <text:p>1461954866.41156</text:p>
          </table:table-cell>
          <table:table-cell office:value-type="float" office:value="47267793408020" calcext:value-type="float">
            <text:p>47267793408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7" calcext:value-type="float">
            <text:p>1461954866.41157</text:p>
          </table:table-cell>
          <table:table-cell office:value-type="float" office:value="47267791269952" calcext:value-type="float">
            <text:p>47267791269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7" calcext:value-type="float">
            <text:p>1461954866.41157</text:p>
          </table:table-cell>
          <table:table-cell office:value-type="float" office:value="47267789148460" calcext:value-type="float">
            <text:p>472677891484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7" calcext:value-type="float">
            <text:p>1461954866.41157</text:p>
          </table:table-cell>
          <table:table-cell office:value-type="float" office:value="47267795788800" calcext:value-type="float">
            <text:p>47267795788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7" calcext:value-type="float">
            <text:p>1461954866.41157</text:p>
          </table:table-cell>
          <table:table-cell office:value-type="float" office:value="47267793603956" calcext:value-type="float">
            <text:p>472677936039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58" calcext:value-type="float">
            <text:p>1461954866.41158</text:p>
          </table:table-cell>
          <table:table-cell office:value-type="float" office:value="47267797901584" calcext:value-type="float">
            <text:p>47267797901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4" calcext:value-type="float">
            <text:p>1461954866.41164</text:p>
          </table:table-cell>
          <table:table-cell office:value-type="float" office:value="47267760972424" calcext:value-type="float">
            <text:p>47267760972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6" calcext:value-type="float">
            <text:p>1461954866.41166</text:p>
          </table:table-cell>
          <table:table-cell office:value-type="float" office:value="47267731695312" calcext:value-type="float">
            <text:p>47267731695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6" calcext:value-type="float">
            <text:p>1461954866.41166</text:p>
          </table:table-cell>
          <table:table-cell office:value-type="float" office:value="47267731695008" calcext:value-type="float">
            <text:p>47267731695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6" calcext:value-type="float">
            <text:p>1461954866.41166</text:p>
          </table:table-cell>
          <table:table-cell office:value-type="float" office:value="47267731690824" calcext:value-type="float">
            <text:p>47267731690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7" calcext:value-type="float">
            <text:p>1461954866.41167</text:p>
          </table:table-cell>
          <table:table-cell office:value-type="float" office:value="47267731686256" calcext:value-type="float">
            <text:p>47267731686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7" calcext:value-type="float">
            <text:p>1461954866.41167</text:p>
          </table:table-cell>
          <table:table-cell office:value-type="float" office:value="47267733803256" calcext:value-type="float">
            <text:p>47267733803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7" calcext:value-type="float">
            <text:p>1461954866.41167</text:p>
          </table:table-cell>
          <table:table-cell office:value-type="float" office:value="47267742220400" calcext:value-type="float">
            <text:p>47267742220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8" calcext:value-type="float">
            <text:p>1461954866.41168</text:p>
          </table:table-cell>
          <table:table-cell office:value-type="float" office:value="47267740035808" calcext:value-type="float">
            <text:p>47267740035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8" calcext:value-type="float">
            <text:p>1461954866.41168</text:p>
          </table:table-cell>
          <table:table-cell office:value-type="float" office:value="47267744358656" calcext:value-type="float">
            <text:p>47267744358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8" calcext:value-type="float">
            <text:p>1461954866.41168</text:p>
          </table:table-cell>
          <table:table-cell office:value-type="float" office:value="47267748708704" calcext:value-type="float">
            <text:p>47267748708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9" calcext:value-type="float">
            <text:p>1461954866.41169</text:p>
          </table:table-cell>
          <table:table-cell office:value-type="float" office:value="47267746554656" calcext:value-type="float">
            <text:p>47267746554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69" calcext:value-type="float">
            <text:p>1461954866.41169</text:p>
          </table:table-cell>
          <table:table-cell office:value-type="float" office:value="47267758551368" calcext:value-type="float">
            <text:p>47267758551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7" calcext:value-type="float">
            <text:p>1461954866.4117</text:p>
          </table:table-cell>
          <table:table-cell office:value-type="float" office:value="47267800031904" calcext:value-type="float">
            <text:p>47267800031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7" calcext:value-type="float">
            <text:p>1461954866.4117</text:p>
          </table:table-cell>
          <table:table-cell office:value-type="float" office:value="47267802235648" calcext:value-type="float">
            <text:p>47267802235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196" calcext:value-type="float">
            <text:p>1461954866.41196</text:p>
          </table:table-cell>
          <table:table-cell office:value-type="float" office:value="140737488351210" calcext:value-type="float">
            <text:p>1407374883512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1" calcext:value-type="float">
            <text:p>1461954866.41201</text:p>
          </table:table-cell>
          <table:table-cell office:value-type="float" office:value="46921214166312" calcext:value-type="float">
            <text:p>46921214166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2" calcext:value-type="float">
            <text:p>1461954866.41202</text:p>
          </table:table-cell>
          <table:table-cell office:value-type="float" office:value="46921216417764" calcext:value-type="float">
            <text:p>469212164177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3" calcext:value-type="float">
            <text:p>1461954866.41203</text:p>
          </table:table-cell>
          <table:table-cell office:value-type="float" office:value="140726189726489" calcext:value-type="float">
            <text:p>1407261897264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4" calcext:value-type="float">
            <text:p>1461954866.41204</text:p>
          </table:table-cell>
          <table:table-cell office:value-type="float" office:value="46921214178000" calcext:value-type="float">
            <text:p>46921214178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5" calcext:value-type="float">
            <text:p>1461954866.41205</text:p>
          </table:table-cell>
          <table:table-cell office:value-type="float" office:value="46921216413296" calcext:value-type="float">
            <text:p>46921216413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5" calcext:value-type="float">
            <text:p>1461954866.41205</text:p>
          </table:table-cell>
          <table:table-cell office:value-type="float" office:value="46921216412824" calcext:value-type="float">
            <text:p>46921216412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5" calcext:value-type="float">
            <text:p>1461954866.41205</text:p>
          </table:table-cell>
          <table:table-cell office:value-type="float" office:value="46921214285116" calcext:value-type="float">
            <text:p>46921214285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5" calcext:value-type="float">
            <text:p>1461954866.41205</text:p>
          </table:table-cell>
          <table:table-cell office:value-type="float" office:value="46921216418168" calcext:value-type="float">
            <text:p>46921216418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6" calcext:value-type="float">
            <text:p>1461954866.41206</text:p>
          </table:table-cell>
          <table:table-cell office:value-type="float" office:value="46921211916352" calcext:value-type="float">
            <text:p>46921211916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7" calcext:value-type="float">
            <text:p>1461954866.41207</text:p>
          </table:table-cell>
          <table:table-cell office:value-type="float" office:value="46921214160264" calcext:value-type="float">
            <text:p>46921214160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7" calcext:value-type="float">
            <text:p>1461954866.41207</text:p>
          </table:table-cell>
          <table:table-cell office:value-type="float" office:value="46921214160528" calcext:value-type="float">
            <text:p>46921214160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7" calcext:value-type="float">
            <text:p>1461954866.41207</text:p>
          </table:table-cell>
          <table:table-cell office:value-type="float" office:value="140726190276664" calcext:value-type="float">
            <text:p>140726190276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8" calcext:value-type="float">
            <text:p>1461954866.41208</text:p>
          </table:table-cell>
          <table:table-cell office:value-type="float" office:value="46921212063760" calcext:value-type="float">
            <text:p>4692121206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8" calcext:value-type="float">
            <text:p>1461954866.41208</text:p>
          </table:table-cell>
          <table:table-cell office:value-type="float" office:value="46921214241152" calcext:value-type="float">
            <text:p>46921214241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09" calcext:value-type="float">
            <text:p>1461954866.41209</text:p>
          </table:table-cell>
          <table:table-cell office:value-type="float" office:value="140726189723608" calcext:value-type="float">
            <text:p>140726189723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" calcext:value-type="float">
            <text:p>1461954866.4121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1" calcext:value-type="float">
            <text:p>1461954866.41211</text:p>
          </table:table-cell>
          <table:table-cell office:value-type="float" office:value="46921212069024" calcext:value-type="float">
            <text:p>46921212069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3" calcext:value-type="float">
            <text:p>1461954866.41213</text:p>
          </table:table-cell>
          <table:table-cell office:value-type="float" office:value="46921218651164" calcext:value-type="float">
            <text:p>469212186511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4" calcext:value-type="float">
            <text:p>1461954866.41214</text:p>
          </table:table-cell>
          <table:table-cell office:value-type="float" office:value="46921218649448" calcext:value-type="float">
            <text:p>46921218649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4" calcext:value-type="float">
            <text:p>1461954866.41214</text:p>
          </table:table-cell>
          <table:table-cell office:value-type="float" office:value="46921218649712" calcext:value-type="float">
            <text:p>46921218649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4" calcext:value-type="float">
            <text:p>1461954866.41214</text:p>
          </table:table-cell>
          <table:table-cell office:value-type="float" office:value="46921216422440" calcext:value-type="float">
            <text:p>46921216422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6" calcext:value-type="float">
            <text:p>1461954866.41216</text:p>
          </table:table-cell>
          <table:table-cell office:value-type="float" office:value="46921220768016" calcext:value-type="float">
            <text:p>46921220768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7" calcext:value-type="float">
            <text:p>1461954866.41217</text:p>
          </table:table-cell>
          <table:table-cell office:value-type="float" office:value="46921220767168" calcext:value-type="float">
            <text:p>46921220767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7" calcext:value-type="float">
            <text:p>1461954866.41217</text:p>
          </table:table-cell>
          <table:table-cell office:value-type="float" office:value="46921220767304" calcext:value-type="float">
            <text:p>469212207673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7" calcext:value-type="float">
            <text:p>1461954866.41217</text:p>
          </table:table-cell>
          <table:table-cell office:value-type="float" office:value="46921218663040" calcext:value-type="float">
            <text:p>46921218663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8" calcext:value-type="float">
            <text:p>1461954866.41218</text:p>
          </table:table-cell>
          <table:table-cell office:value-type="float" office:value="46921212138697" calcext:value-type="float">
            <text:p>469212121386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19" calcext:value-type="float">
            <text:p>1461954866.41219</text:p>
          </table:table-cell>
          <table:table-cell office:value-type="float" office:value="46921212153896" calcext:value-type="float">
            <text:p>46921212153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" calcext:value-type="float">
            <text:p>1461954866.4122</text:p>
          </table:table-cell>
          <table:table-cell office:value-type="float" office:value="46921222881440" calcext:value-type="float">
            <text:p>46921222881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1" calcext:value-type="float">
            <text:p>1461954866.41221</text:p>
          </table:table-cell>
          <table:table-cell office:value-type="float" office:value="46921222880648" calcext:value-type="float">
            <text:p>46921222880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1" calcext:value-type="float">
            <text:p>1461954866.41221</text:p>
          </table:table-cell>
          <table:table-cell office:value-type="float" office:value="46921222880800" calcext:value-type="float">
            <text:p>46921222880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1" calcext:value-type="float">
            <text:p>1461954866.41221</text:p>
          </table:table-cell>
          <table:table-cell office:value-type="float" office:value="46921220772480" calcext:value-type="float">
            <text:p>46921220772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4" calcext:value-type="float">
            <text:p>1461954866.41224</text:p>
          </table:table-cell>
          <table:table-cell office:value-type="float" office:value="46921226815648" calcext:value-type="float">
            <text:p>46921226815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4" calcext:value-type="float">
            <text:p>1461954866.41224</text:p>
          </table:table-cell>
          <table:table-cell office:value-type="float" office:value="46921226808224" calcext:value-type="float">
            <text:p>46921226808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5" calcext:value-type="float">
            <text:p>1461954866.41225</text:p>
          </table:table-cell>
          <table:table-cell office:value-type="float" office:value="46921226808312" calcext:value-type="float">
            <text:p>46921226808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5" calcext:value-type="float">
            <text:p>1461954866.41225</text:p>
          </table:table-cell>
          <table:table-cell office:value-type="float" office:value="46921222886072" calcext:value-type="float">
            <text:p>46921222886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5" calcext:value-type="float">
            <text:p>1461954866.41225</text:p>
          </table:table-cell>
          <table:table-cell office:value-type="float" office:value="46921222976849" calcext:value-type="float">
            <text:p>469212229768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8" calcext:value-type="float">
            <text:p>1461954866.41228</text:p>
          </table:table-cell>
          <table:table-cell office:value-type="float" office:value="46921229185200" calcext:value-type="float">
            <text:p>46921229185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8" calcext:value-type="float">
            <text:p>1461954866.41228</text:p>
          </table:table-cell>
          <table:table-cell office:value-type="float" office:value="46921229184368" calcext:value-type="float">
            <text:p>4692122918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8" calcext:value-type="float">
            <text:p>1461954866.41228</text:p>
          </table:table-cell>
          <table:table-cell office:value-type="float" office:value="46921229184584" calcext:value-type="float">
            <text:p>46921229184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29" calcext:value-type="float">
            <text:p>1461954866.41229</text:p>
          </table:table-cell>
          <table:table-cell office:value-type="float" office:value="46921226838512" calcext:value-type="float">
            <text:p>46921226838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" calcext:value-type="float">
            <text:p>1461954866.4123</text:p>
          </table:table-cell>
          <table:table-cell office:value-type="float" office:value="46921212157952" calcext:value-type="float">
            <text:p>46921212157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" calcext:value-type="float">
            <text:p>1461954866.4123</text:p>
          </table:table-cell>
          <table:table-cell office:value-type="float" office:value="46921222981552" calcext:value-type="float">
            <text:p>46921222981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1" calcext:value-type="float">
            <text:p>1461954866.41231</text:p>
          </table:table-cell>
          <table:table-cell office:value-type="float" office:value="46921212163136" calcext:value-type="float">
            <text:p>4692121216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2" calcext:value-type="float">
            <text:p>1461954866.41232</text:p>
          </table:table-cell>
          <table:table-cell office:value-type="float" office:value="46921226809352" calcext:value-type="float">
            <text:p>46921226809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2" calcext:value-type="float">
            <text:p>1461954866.41232</text:p>
          </table:table-cell>
          <table:table-cell office:value-type="float" office:value="46921226794816" calcext:value-type="float">
            <text:p>46921226794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2" calcext:value-type="float">
            <text:p>1461954866.41232</text:p>
          </table:table-cell>
          <table:table-cell office:value-type="float" office:value="46921226797128" calcext:value-type="float">
            <text:p>46921226797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3" calcext:value-type="float">
            <text:p>1461954866.41233</text:p>
          </table:table-cell>
          <table:table-cell office:value-type="float" office:value="46921226801152" calcext:value-type="float">
            <text:p>46921226801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6" calcext:value-type="float">
            <text:p>1461954866.41236</text:p>
          </table:table-cell>
          <table:table-cell office:value-type="float" office:value="46921223462240" calcext:value-type="float">
            <text:p>46921223462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6" calcext:value-type="float">
            <text:p>1461954866.41236</text:p>
          </table:table-cell>
          <table:table-cell office:value-type="float" office:value="46921226832896" calcext:value-type="float">
            <text:p>46921226832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7" calcext:value-type="float">
            <text:p>1461954866.41237</text:p>
          </table:table-cell>
          <table:table-cell office:value-type="float" office:value="46921226832900" calcext:value-type="float">
            <text:p>469212268329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8" calcext:value-type="float">
            <text:p>1461954866.41238</text:p>
          </table:table-cell>
          <table:table-cell office:value-type="float" office:value="46921223611328" calcext:value-type="float">
            <text:p>4692122361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8" calcext:value-type="float">
            <text:p>1461954866.41238</text:p>
          </table:table-cell>
          <table:table-cell office:value-type="float" office:value="46921224443206" calcext:value-type="float">
            <text:p>469212244432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38" calcext:value-type="float">
            <text:p>1461954866.41238</text:p>
          </table:table-cell>
          <table:table-cell office:value-type="float" office:value="46921224157472" calcext:value-type="float">
            <text:p>46921224157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42" calcext:value-type="float">
            <text:p>1461954866.41242</text:p>
          </table:table-cell>
          <table:table-cell office:value-type="float" office:value="46921214160904" calcext:value-type="float">
            <text:p>46921214160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45" calcext:value-type="float">
            <text:p>1461954866.41245</text:p>
          </table:table-cell>
          <table:table-cell office:value-type="float" office:value="46921226822816" calcext:value-type="float">
            <text:p>46921226822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45" calcext:value-type="float">
            <text:p>1461954866.41245</text:p>
          </table:table-cell>
          <table:table-cell office:value-type="float" office:value="46921223910144" calcext:value-type="float">
            <text:p>46921223910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46" calcext:value-type="float">
            <text:p>1461954866.41246</text:p>
          </table:table-cell>
          <table:table-cell office:value-type="float" office:value="46921223082240" calcext:value-type="float">
            <text:p>46921223082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46" calcext:value-type="float">
            <text:p>1461954866.41246</text:p>
          </table:table-cell>
          <table:table-cell office:value-type="float" office:value="46921223547424" calcext:value-type="float">
            <text:p>46921223547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47" calcext:value-type="float">
            <text:p>1461954866.41247</text:p>
          </table:table-cell>
          <table:table-cell office:value-type="float" office:value="46921223683136" calcext:value-type="float">
            <text:p>4692122368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48" calcext:value-type="float">
            <text:p>1461954866.41248</text:p>
          </table:table-cell>
          <table:table-cell office:value-type="float" office:value="46921223875488" calcext:value-type="float">
            <text:p>46921223875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48" calcext:value-type="float">
            <text:p>1461954866.41248</text:p>
          </table:table-cell>
          <table:table-cell office:value-type="float" office:value="46921218655552" calcext:value-type="float">
            <text:p>46921218655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48" calcext:value-type="float">
            <text:p>1461954866.41248</text:p>
          </table:table-cell>
          <table:table-cell office:value-type="float" office:value="46921216520531" calcext:value-type="float">
            <text:p>469212165205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5" calcext:value-type="float">
            <text:p>1461954866.4125</text:p>
          </table:table-cell>
          <table:table-cell office:value-type="float" office:value="46921223337184" calcext:value-type="float">
            <text:p>46921223337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5" calcext:value-type="float">
            <text:p>1461954866.4125</text:p>
          </table:table-cell>
          <table:table-cell office:value-type="float" office:value="46921223419728" calcext:value-type="float">
            <text:p>469212234197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54" calcext:value-type="float">
            <text:p>1461954866.41254</text:p>
          </table:table-cell>
          <table:table-cell office:value-type="float" office:value="46921226820296" calcext:value-type="float">
            <text:p>46921226820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54" calcext:value-type="float">
            <text:p>1461954866.41254</text:p>
          </table:table-cell>
          <table:table-cell office:value-type="float" office:value="46921223967648" calcext:value-type="float">
            <text:p>46921223967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55" calcext:value-type="float">
            <text:p>1461954866.41255</text:p>
          </table:table-cell>
          <table:table-cell office:value-type="float" office:value="46921226834036" calcext:value-type="float">
            <text:p>46921226834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55" calcext:value-type="float">
            <text:p>1461954866.41255</text:p>
          </table:table-cell>
          <table:table-cell office:value-type="float" office:value="46921212170248" calcext:value-type="float">
            <text:p>469212121702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58" calcext:value-type="float">
            <text:p>1461954866.41258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1" calcext:value-type="float">
            <text:p>1461954866.41261</text:p>
          </table:table-cell>
          <table:table-cell office:value-type="float" office:value="46921223132352" calcext:value-type="float">
            <text:p>46921223132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1" calcext:value-type="float">
            <text:p>1461954866.41261</text:p>
          </table:table-cell>
          <table:table-cell office:value-type="float" office:value="46921212029376" calcext:value-type="float">
            <text:p>46921212029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1" calcext:value-type="float">
            <text:p>1461954866.41261</text:p>
          </table:table-cell>
          <table:table-cell office:value-type="float" office:value="46921214171896" calcext:value-type="float">
            <text:p>46921214171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2" calcext:value-type="float">
            <text:p>1461954866.41262</text:p>
          </table:table-cell>
          <table:table-cell office:value-type="float" office:value="46921212041968" calcext:value-type="float">
            <text:p>46921212041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2" calcext:value-type="float">
            <text:p>1461954866.41262</text:p>
          </table:table-cell>
          <table:table-cell office:value-type="float" office:value="46921224353401" calcext:value-type="float">
            <text:p>469212243534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2" calcext:value-type="float">
            <text:p>1461954866.41262</text:p>
          </table:table-cell>
          <table:table-cell office:value-type="float" office:value="46921224361514" calcext:value-type="float">
            <text:p>469212243615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4" calcext:value-type="float">
            <text:p>1461954866.41264</text:p>
          </table:table-cell>
          <table:table-cell office:value-type="float" office:value="46921229189136" calcext:value-type="float">
            <text:p>46921229189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4" calcext:value-type="float">
            <text:p>1461954866.41264</text:p>
          </table:table-cell>
          <table:table-cell office:value-type="float" office:value="46921232256736" calcext:value-type="float">
            <text:p>46921232256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4" calcext:value-type="float">
            <text:p>1461954866.41264</text:p>
          </table:table-cell>
          <table:table-cell office:value-type="float" office:value="46921232288808" calcext:value-type="float">
            <text:p>46921232288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5" calcext:value-type="float">
            <text:p>1461954866.41265</text:p>
          </table:table-cell>
          <table:table-cell office:value-type="float" office:value="46921232424900" calcext:value-type="float">
            <text:p>469212324249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5" calcext:value-type="float">
            <text:p>1461954866.41265</text:p>
          </table:table-cell>
          <table:table-cell office:value-type="float" office:value="46921233813504" calcext:value-type="float">
            <text:p>46921233813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5" calcext:value-type="float">
            <text:p>1461954866.41265</text:p>
          </table:table-cell>
          <table:table-cell office:value-type="float" office:value="46921231009456" calcext:value-type="float">
            <text:p>469212310094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6" calcext:value-type="float">
            <text:p>1461954866.41266</text:p>
          </table:table-cell>
          <table:table-cell office:value-type="float" office:value="46921232025684" calcext:value-type="float">
            <text:p>469212320256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7" calcext:value-type="float">
            <text:p>1461954866.41267</text:p>
          </table:table-cell>
          <table:table-cell office:value-type="float" office:value="46921212174360" calcext:value-type="float">
            <text:p>46921212174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68" calcext:value-type="float">
            <text:p>1461954866.41268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71" calcext:value-type="float">
            <text:p>1461954866.41271</text:p>
          </table:table-cell>
          <table:table-cell office:value-type="float" office:value="46921214172224" calcext:value-type="float">
            <text:p>46921214172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74" calcext:value-type="float">
            <text:p>1461954866.41274</text:p>
          </table:table-cell>
          <table:table-cell office:value-type="float" office:value="46921223186832" calcext:value-type="float">
            <text:p>46921223186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76" calcext:value-type="float">
            <text:p>1461954866.41276</text:p>
          </table:table-cell>
          <table:table-cell office:value-type="float" office:value="46921226834512" calcext:value-type="float">
            <text:p>46921226834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77" calcext:value-type="float">
            <text:p>1461954866.41277</text:p>
          </table:table-cell>
          <table:table-cell office:value-type="float" office:value="46921224057360" calcext:value-type="float">
            <text:p>46921224057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77" calcext:value-type="float">
            <text:p>1461954866.41277</text:p>
          </table:table-cell>
          <table:table-cell office:value-type="float" office:value="46921212178888" calcext:value-type="float">
            <text:p>46921212178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78" calcext:value-type="float">
            <text:p>1461954866.41278</text:p>
          </table:table-cell>
          <table:table-cell office:value-type="float" office:value="46921223269280" calcext:value-type="float">
            <text:p>46921223269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78" calcext:value-type="float">
            <text:p>1461954866.41278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1" calcext:value-type="float">
            <text:p>1461954866.41281</text:p>
          </table:table-cell>
          <table:table-cell office:value-type="float" office:value="140726189718716" calcext:value-type="float">
            <text:p>1407261897187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1" calcext:value-type="float">
            <text:p>1461954866.41281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4" calcext:value-type="float">
            <text:p>1461954866.41284</text:p>
          </table:table-cell>
          <table:table-cell office:value-type="float" office:value="46921238541024" calcext:value-type="float">
            <text:p>4692123854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4" calcext:value-type="float">
            <text:p>1461954866.41284</text:p>
          </table:table-cell>
          <table:table-cell office:value-type="float" office:value="46921238539680" calcext:value-type="float">
            <text:p>46921238539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5" calcext:value-type="float">
            <text:p>1461954866.41285</text:p>
          </table:table-cell>
          <table:table-cell office:value-type="float" office:value="46921238539832" calcext:value-type="float">
            <text:p>46921238539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5" calcext:value-type="float">
            <text:p>1461954866.41285</text:p>
          </table:table-cell>
          <table:table-cell office:value-type="float" office:value="46921236406912" calcext:value-type="float">
            <text:p>46921236406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6" calcext:value-type="float">
            <text:p>1461954866.41286</text:p>
          </table:table-cell>
          <table:table-cell office:value-type="float" office:value="46921212183048" calcext:value-type="float">
            <text:p>46921212183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8" calcext:value-type="float">
            <text:p>1461954866.41288</text:p>
          </table:table-cell>
          <table:table-cell office:value-type="float" office:value="46921240736616" calcext:value-type="float">
            <text:p>46921240736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8" calcext:value-type="float">
            <text:p>1461954866.41288</text:p>
          </table:table-cell>
          <table:table-cell office:value-type="float" office:value="46921240735088" calcext:value-type="float">
            <text:p>46921240735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9" calcext:value-type="float">
            <text:p>1461954866.41289</text:p>
          </table:table-cell>
          <table:table-cell office:value-type="float" office:value="46921240735224" calcext:value-type="float">
            <text:p>46921240735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89" calcext:value-type="float">
            <text:p>1461954866.41289</text:p>
          </table:table-cell>
          <table:table-cell office:value-type="float" office:value="46921238545024" calcext:value-type="float">
            <text:p>46921238545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93" calcext:value-type="float">
            <text:p>1461954866.41293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96" calcext:value-type="float">
            <text:p>1461954866.41296</text:p>
          </table:table-cell>
          <table:table-cell office:value-type="float" office:value="46921242890724" calcext:value-type="float">
            <text:p>469212428907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96" calcext:value-type="float">
            <text:p>1461954866.41296</text:p>
          </table:table-cell>
          <table:table-cell office:value-type="float" office:value="46921242889608" calcext:value-type="float">
            <text:p>46921242889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96" calcext:value-type="float">
            <text:p>1461954866.41296</text:p>
          </table:table-cell>
          <table:table-cell office:value-type="float" office:value="46921242889776" calcext:value-type="float">
            <text:p>46921242889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97" calcext:value-type="float">
            <text:p>1461954866.41297</text:p>
          </table:table-cell>
          <table:table-cell office:value-type="float" office:value="46921240748672" calcext:value-type="float">
            <text:p>46921240748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99" calcext:value-type="float">
            <text:p>1461954866.41299</text:p>
          </table:table-cell>
          <table:table-cell office:value-type="float" office:value="46921245036976" calcext:value-type="float">
            <text:p>46921245036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299" calcext:value-type="float">
            <text:p>1461954866.41299</text:p>
          </table:table-cell>
          <table:table-cell office:value-type="float" office:value="46921245035936" calcext:value-type="float">
            <text:p>46921245035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" calcext:value-type="float">
            <text:p>1461954866.413</text:p>
          </table:table-cell>
          <table:table-cell office:value-type="float" office:value="46921245036072" calcext:value-type="float">
            <text:p>46921245036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" calcext:value-type="float">
            <text:p>1461954866.413</text:p>
          </table:table-cell>
          <table:table-cell office:value-type="float" office:value="46921242894976" calcext:value-type="float">
            <text:p>46921242894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01" calcext:value-type="float">
            <text:p>1461954866.41301</text:p>
          </table:table-cell>
          <table:table-cell office:value-type="float" office:value="46921212186632" calcext:value-type="float">
            <text:p>46921212186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05" calcext:value-type="float">
            <text:p>1461954866.41305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08" calcext:value-type="float">
            <text:p>1461954866.41308</text:p>
          </table:table-cell>
          <table:table-cell office:value-type="float" office:value="140726189712712" calcext:value-type="float">
            <text:p>140726189712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09" calcext:value-type="float">
            <text:p>1461954866.41309</text:p>
          </table:table-cell>
          <table:table-cell office:value-type="float" office:value="140726189710816" calcext:value-type="float">
            <text:p>140726189710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11" calcext:value-type="float">
            <text:p>1461954866.41311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19" calcext:value-type="float">
            <text:p>1461954866.41319</text:p>
          </table:table-cell>
          <table:table-cell office:value-type="float" office:value="46921212190744" calcext:value-type="float">
            <text:p>46921212190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22" calcext:value-type="float">
            <text:p>1461954866.41322</text:p>
          </table:table-cell>
          <table:table-cell office:value-type="float" office:value="46921223717552" calcext:value-type="float">
            <text:p>46921223717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25" calcext:value-type="float">
            <text:p>1461954866.41325</text:p>
          </table:table-cell>
          <table:table-cell office:value-type="float" office:value="46921247457864" calcext:value-type="float">
            <text:p>46921247457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26" calcext:value-type="float">
            <text:p>1461954866.41326</text:p>
          </table:table-cell>
          <table:table-cell office:value-type="float" office:value="46921247448456" calcext:value-type="float">
            <text:p>469212474484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26" calcext:value-type="float">
            <text:p>1461954866.41326</text:p>
          </table:table-cell>
          <table:table-cell office:value-type="float" office:value="46921247448704" calcext:value-type="float">
            <text:p>46921247448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27" calcext:value-type="float">
            <text:p>1461954866.41327</text:p>
          </table:table-cell>
          <table:table-cell office:value-type="float" office:value="46921245041136" calcext:value-type="float">
            <text:p>46921245041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28" calcext:value-type="float">
            <text:p>1461954866.41328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" calcext:value-type="float">
            <text:p>1461954866.4133</text:p>
          </table:table-cell>
          <table:table-cell office:value-type="float" office:value="46921249624564" calcext:value-type="float">
            <text:p>46921249624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1" calcext:value-type="float">
            <text:p>1461954866.41331</text:p>
          </table:table-cell>
          <table:table-cell office:value-type="float" office:value="46921249623472" calcext:value-type="float">
            <text:p>46921249623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1" calcext:value-type="float">
            <text:p>1461954866.41331</text:p>
          </table:table-cell>
          <table:table-cell office:value-type="float" office:value="46921249623720" calcext:value-type="float">
            <text:p>46921249623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1" calcext:value-type="float">
            <text:p>1461954866.41331</text:p>
          </table:table-cell>
          <table:table-cell office:value-type="float" office:value="46921247474160" calcext:value-type="float">
            <text:p>46921247474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2" calcext:value-type="float">
            <text:p>1461954866.41332</text:p>
          </table:table-cell>
          <table:table-cell office:value-type="float" office:value="46921212138697" calcext:value-type="float">
            <text:p>469212121386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3" calcext:value-type="float">
            <text:p>1461954866.41333</text:p>
          </table:table-cell>
          <table:table-cell office:value-type="float" office:value="46921251828220" calcext:value-type="float">
            <text:p>469212518282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4" calcext:value-type="float">
            <text:p>1461954866.41334</text:p>
          </table:table-cell>
          <table:table-cell office:value-type="float" office:value="46921251827152" calcext:value-type="float">
            <text:p>46921251827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4" calcext:value-type="float">
            <text:p>1461954866.41334</text:p>
          </table:table-cell>
          <table:table-cell office:value-type="float" office:value="46921251827368" calcext:value-type="float">
            <text:p>46921251827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5" calcext:value-type="float">
            <text:p>1461954866.41335</text:p>
          </table:table-cell>
          <table:table-cell office:value-type="float" office:value="46921249628656" calcext:value-type="float">
            <text:p>46921249628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7" calcext:value-type="float">
            <text:p>1461954866.41337</text:p>
          </table:table-cell>
          <table:table-cell office:value-type="float" office:value="46921247449096" calcext:value-type="float">
            <text:p>46921247449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38" calcext:value-type="float">
            <text:p>1461954866.41338</text:p>
          </table:table-cell>
          <table:table-cell office:value-type="float" office:value="46921247453184" calcext:value-type="float">
            <text:p>46921247453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1" calcext:value-type="float">
            <text:p>1461954866.41341</text:p>
          </table:table-cell>
          <table:table-cell office:value-type="float" office:value="46921245115888" calcext:value-type="float">
            <text:p>46921245115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2" calcext:value-type="float">
            <text:p>1461954866.41342</text:p>
          </table:table-cell>
          <table:table-cell office:value-type="float" office:value="46921245248208" calcext:value-type="float">
            <text:p>46921245248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2" calcext:value-type="float">
            <text:p>1461954866.41342</text:p>
          </table:table-cell>
          <table:table-cell office:value-type="float" office:value="46921247472024" calcext:value-type="float">
            <text:p>46921247472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2" calcext:value-type="float">
            <text:p>1461954866.41342</text:p>
          </table:table-cell>
          <table:table-cell office:value-type="float" office:value="46921247462208" calcext:value-type="float">
            <text:p>46921247462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2" calcext:value-type="float">
            <text:p>1461954866.41342</text:p>
          </table:table-cell>
          <table:table-cell office:value-type="float" office:value="46921247472320" calcext:value-type="float">
            <text:p>46921247472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3" calcext:value-type="float">
            <text:p>1461954866.41343</text:p>
          </table:table-cell>
          <table:table-cell office:value-type="float" office:value="46921245131056" calcext:value-type="float">
            <text:p>46921245131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3" calcext:value-type="float">
            <text:p>1461954866.41343</text:p>
          </table:table-cell>
          <table:table-cell office:value-type="float" office:value="46921245264423" calcext:value-type="float">
            <text:p>469212452644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4" calcext:value-type="float">
            <text:p>1461954866.41344</text:p>
          </table:table-cell>
          <table:table-cell office:value-type="float" office:value="46921238613600" calcext:value-type="float">
            <text:p>46921238613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5" calcext:value-type="float">
            <text:p>1461954866.41345</text:p>
          </table:table-cell>
          <table:table-cell office:value-type="float" office:value="46921240746688" calcext:value-type="float">
            <text:p>46921240746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5" calcext:value-type="float">
            <text:p>1461954866.41345</text:p>
          </table:table-cell>
          <table:table-cell office:value-type="float" office:value="46921212195208" calcext:value-type="float">
            <text:p>46921212195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6" calcext:value-type="float">
            <text:p>1461954866.41346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47" calcext:value-type="float">
            <text:p>1461954866.41347</text:p>
          </table:table-cell>
          <table:table-cell office:value-type="float" office:value="46921240746704" calcext:value-type="float">
            <text:p>46921240746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51" calcext:value-type="float">
            <text:p>1461954866.41351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52" calcext:value-type="float">
            <text:p>1461954866.41352</text:p>
          </table:table-cell>
          <table:table-cell office:value-type="float" office:value="46921212199992" calcext:value-type="float">
            <text:p>46921212199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57" calcext:value-type="float">
            <text:p>1461954866.41357</text:p>
          </table:table-cell>
          <table:table-cell office:value-type="float" office:value="46921212203032" calcext:value-type="float">
            <text:p>46921212203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6" calcext:value-type="float">
            <text:p>1461954866.4136</text:p>
          </table:table-cell>
          <table:table-cell office:value-type="float" office:value="46921212207160" calcext:value-type="float">
            <text:p>46921212207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61" calcext:value-type="float">
            <text:p>1461954866.41361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65" calcext:value-type="float">
            <text:p>1461954866.41365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67" calcext:value-type="float">
            <text:p>1461954866.41367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7" calcext:value-type="float">
            <text:p>1461954866.4137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72" calcext:value-type="float">
            <text:p>1461954866.41372</text:p>
          </table:table-cell>
          <table:table-cell office:value-type="float" office:value="46921212215080" calcext:value-type="float">
            <text:p>46921212215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72" calcext:value-type="float">
            <text:p>1461954866.41372</text:p>
          </table:table-cell>
          <table:table-cell office:value-type="float" office:value="46921212231480" calcext:value-type="float">
            <text:p>46921212231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73" calcext:value-type="float">
            <text:p>1461954866.41373</text:p>
          </table:table-cell>
          <table:table-cell office:value-type="float" office:value="46921212215832" calcext:value-type="float">
            <text:p>46921212215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73" calcext:value-type="float">
            <text:p>1461954866.41373</text:p>
          </table:table-cell>
          <table:table-cell office:value-type="float" office:value="46921212231752" calcext:value-type="float">
            <text:p>46921212231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78" calcext:value-type="float">
            <text:p>1461954866.41378</text:p>
          </table:table-cell>
          <table:table-cell office:value-type="float" office:value="46921212267032" calcext:value-type="float">
            <text:p>46921212267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81" calcext:value-type="float">
            <text:p>1461954866.41381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82" calcext:value-type="float">
            <text:p>1461954866.41382</text:p>
          </table:table-cell>
          <table:table-cell office:value-type="float" office:value="46921212251256" calcext:value-type="float">
            <text:p>46921212251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82" calcext:value-type="float">
            <text:p>1461954866.41382</text:p>
          </table:table-cell>
          <table:table-cell office:value-type="float" office:value="46921212235805" calcext:value-type="float">
            <text:p>46921212235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89" calcext:value-type="float">
            <text:p>1461954866.41389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91" calcext:value-type="float">
            <text:p>1461954866.41391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393" calcext:value-type="float">
            <text:p>1461954866.41393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04" calcext:value-type="float">
            <text:p>1461954866.41404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07" calcext:value-type="float">
            <text:p>1461954866.41407</text:p>
          </table:table-cell>
          <table:table-cell office:value-type="float" office:value="46921253982433" calcext:value-type="float">
            <text:p>469212539824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08" calcext:value-type="float">
            <text:p>1461954866.41408</text:p>
          </table:table-cell>
          <table:table-cell office:value-type="float" office:value="46921253981688" calcext:value-type="float">
            <text:p>46921253981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08" calcext:value-type="float">
            <text:p>1461954866.41408</text:p>
          </table:table-cell>
          <table:table-cell office:value-type="float" office:value="46921253981920" calcext:value-type="float">
            <text:p>46921253981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08" calcext:value-type="float">
            <text:p>1461954866.41408</text:p>
          </table:table-cell>
          <table:table-cell office:value-type="float" office:value="46921251873264" calcext:value-type="float">
            <text:p>46921251873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13" calcext:value-type="float">
            <text:p>1461954866.41413</text:p>
          </table:table-cell>
          <table:table-cell office:value-type="float" office:value="46921212080128" calcext:value-type="float">
            <text:p>4692121208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16" calcext:value-type="float">
            <text:p>1461954866.41416</text:p>
          </table:table-cell>
          <table:table-cell office:value-type="float" office:value="46921256141716" calcext:value-type="float">
            <text:p>469212561417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16" calcext:value-type="float">
            <text:p>1461954866.41416</text:p>
          </table:table-cell>
          <table:table-cell office:value-type="float" office:value="46921256140208" calcext:value-type="float">
            <text:p>46921256140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17" calcext:value-type="float">
            <text:p>1461954866.41417</text:p>
          </table:table-cell>
          <table:table-cell office:value-type="float" office:value="46921256140488" calcext:value-type="float">
            <text:p>46921256140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17" calcext:value-type="float">
            <text:p>1461954866.41417</text:p>
          </table:table-cell>
          <table:table-cell office:value-type="float" office:value="46921253986800" calcext:value-type="float">
            <text:p>46921253986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18" calcext:value-type="float">
            <text:p>1461954866.41418</text:p>
          </table:table-cell>
          <table:table-cell office:value-type="float" office:value="46921213218816" calcext:value-type="float">
            <text:p>46921213218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18" calcext:value-type="float">
            <text:p>1461954866.41418</text:p>
          </table:table-cell>
          <table:table-cell office:value-type="float" office:value="46921213285577" calcext:value-type="float">
            <text:p>469212132855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2" calcext:value-type="float">
            <text:p>1461954866.4142</text:p>
          </table:table-cell>
          <table:table-cell office:value-type="float" office:value="46921258332352" calcext:value-type="float">
            <text:p>46921258332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21" calcext:value-type="float">
            <text:p>1461954866.41421</text:p>
          </table:table-cell>
          <table:table-cell office:value-type="float" office:value="46921258331568" calcext:value-type="float">
            <text:p>46921258331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21" calcext:value-type="float">
            <text:p>1461954866.41421</text:p>
          </table:table-cell>
          <table:table-cell office:value-type="float" office:value="46921258331704" calcext:value-type="float">
            <text:p>46921258331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21" calcext:value-type="float">
            <text:p>1461954866.41421</text:p>
          </table:table-cell>
          <table:table-cell office:value-type="float" office:value="46921256194688" calcext:value-type="float">
            <text:p>46921256194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31" calcext:value-type="float">
            <text:p>1461954866.41431</text:p>
          </table:table-cell>
          <table:table-cell office:value-type="float" office:value="46921212239904" calcext:value-type="float">
            <text:p>46921212239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34" calcext:value-type="float">
            <text:p>1461954866.41434</text:p>
          </table:table-cell>
          <table:table-cell office:value-type="float" office:value="46921260625968" calcext:value-type="float">
            <text:p>46921260625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35" calcext:value-type="float">
            <text:p>1461954866.41435</text:p>
          </table:table-cell>
          <table:table-cell office:value-type="float" office:value="46921260625416" calcext:value-type="float">
            <text:p>469212606254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35" calcext:value-type="float">
            <text:p>1461954866.41435</text:p>
          </table:table-cell>
          <table:table-cell office:value-type="float" office:value="46921260625632" calcext:value-type="float">
            <text:p>46921260625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35" calcext:value-type="float">
            <text:p>1461954866.41435</text:p>
          </table:table-cell>
          <table:table-cell office:value-type="float" office:value="46921258525168" calcext:value-type="float">
            <text:p>46921258525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38" calcext:value-type="float">
            <text:p>1461954866.41438</text:p>
          </table:table-cell>
          <table:table-cell office:value-type="float" office:value="46921262731328" calcext:value-type="float">
            <text:p>4692126273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39" calcext:value-type="float">
            <text:p>1461954866.41439</text:p>
          </table:table-cell>
          <table:table-cell office:value-type="float" office:value="46921262730744" calcext:value-type="float">
            <text:p>46921262730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39" calcext:value-type="float">
            <text:p>1461954866.41439</text:p>
          </table:table-cell>
          <table:table-cell office:value-type="float" office:value="46921262730976" calcext:value-type="float">
            <text:p>46921262730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39" calcext:value-type="float">
            <text:p>1461954866.41439</text:p>
          </table:table-cell>
          <table:table-cell office:value-type="float" office:value="46921260630512" calcext:value-type="float">
            <text:p>46921260630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" calcext:value-type="float">
            <text:p>1461954866.4144</text:p>
          </table:table-cell>
          <table:table-cell office:value-type="float" office:value="46921212244016" calcext:value-type="float">
            <text:p>46921212244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3" calcext:value-type="float">
            <text:p>1461954866.41443</text:p>
          </table:table-cell>
          <table:table-cell office:value-type="float" office:value="46921264840936" calcext:value-type="float">
            <text:p>46921264840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3" calcext:value-type="float">
            <text:p>1461954866.41443</text:p>
          </table:table-cell>
          <table:table-cell office:value-type="float" office:value="46921264840184" calcext:value-type="float">
            <text:p>46921264840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4" calcext:value-type="float">
            <text:p>1461954866.41444</text:p>
          </table:table-cell>
          <table:table-cell office:value-type="float" office:value="46921264840416" calcext:value-type="float">
            <text:p>469212648404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4" calcext:value-type="float">
            <text:p>1461954866.41444</text:p>
          </table:table-cell>
          <table:table-cell office:value-type="float" office:value="46921262735856" calcext:value-type="float">
            <text:p>46921262735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5" calcext:value-type="float">
            <text:p>1461954866.41445</text:p>
          </table:table-cell>
          <table:table-cell office:value-type="float" office:value="46921213218816" calcext:value-type="float">
            <text:p>46921213218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6" calcext:value-type="float">
            <text:p>1461954866.41446</text:p>
          </table:table-cell>
          <table:table-cell office:value-type="float" office:value="46921213285577" calcext:value-type="float">
            <text:p>469212132855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7" calcext:value-type="float">
            <text:p>1461954866.41447</text:p>
          </table:table-cell>
          <table:table-cell office:value-type="float" office:value="46921266958952" calcext:value-type="float">
            <text:p>46921266958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8" calcext:value-type="float">
            <text:p>1461954866.41448</text:p>
          </table:table-cell>
          <table:table-cell office:value-type="float" office:value="46921266957824" calcext:value-type="float">
            <text:p>46921266957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8" calcext:value-type="float">
            <text:p>1461954866.41448</text:p>
          </table:table-cell>
          <table:table-cell office:value-type="float" office:value="46921266958040" calcext:value-type="float">
            <text:p>46921266958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48" calcext:value-type="float">
            <text:p>1461954866.41448</text:p>
          </table:table-cell>
          <table:table-cell office:value-type="float" office:value="46921264845296" calcext:value-type="float">
            <text:p>46921264845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55" calcext:value-type="float">
            <text:p>1461954866.41455</text:p>
          </table:table-cell>
          <table:table-cell office:value-type="float" office:value="46921212080128" calcext:value-type="float">
            <text:p>4692121208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58" calcext:value-type="float">
            <text:p>1461954866.41458</text:p>
          </table:table-cell>
          <table:table-cell office:value-type="float" office:value="46921212080128" calcext:value-type="float">
            <text:p>4692121208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61" calcext:value-type="float">
            <text:p>1461954866.41461</text:p>
          </table:table-cell>
          <table:table-cell office:value-type="float" office:value="46921269068008" calcext:value-type="float">
            <text:p>46921269068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62" calcext:value-type="float">
            <text:p>1461954866.41462</text:p>
          </table:table-cell>
          <table:table-cell office:value-type="float" office:value="46921269067256" calcext:value-type="float">
            <text:p>46921269067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62" calcext:value-type="float">
            <text:p>1461954866.41462</text:p>
          </table:table-cell>
          <table:table-cell office:value-type="float" office:value="46921269067488" calcext:value-type="float">
            <text:p>46921269067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62" calcext:value-type="float">
            <text:p>1461954866.41462</text:p>
          </table:table-cell>
          <table:table-cell office:value-type="float" office:value="46921266962928" calcext:value-type="float">
            <text:p>46921266962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63" calcext:value-type="float">
            <text:p>1461954866.41463</text:p>
          </table:table-cell>
          <table:table-cell office:value-type="float" office:value="46921212252208" calcext:value-type="float">
            <text:p>46921212252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67" calcext:value-type="float">
            <text:p>1461954866.41467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68" calcext:value-type="float">
            <text:p>1461954866.41468</text:p>
          </table:table-cell>
          <table:table-cell office:value-type="float" office:value="46921212080128" calcext:value-type="float">
            <text:p>4692121208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71" calcext:value-type="float">
            <text:p>1461954866.41471</text:p>
          </table:table-cell>
          <table:table-cell office:value-type="float" office:value="46921212080128" calcext:value-type="float">
            <text:p>4692121208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72" calcext:value-type="float">
            <text:p>1461954866.41472</text:p>
          </table:table-cell>
          <table:table-cell office:value-type="float" office:value="46921212256328" calcext:value-type="float">
            <text:p>46921212256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74" calcext:value-type="float">
            <text:p>1461954866.41474</text:p>
          </table:table-cell>
          <table:table-cell office:value-type="float" office:value="46921212080128" calcext:value-type="float">
            <text:p>4692121208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77" calcext:value-type="float">
            <text:p>1461954866.41477</text:p>
          </table:table-cell>
          <table:table-cell office:value-type="float" office:value="46921271210736" calcext:value-type="float">
            <text:p>46921271210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78" calcext:value-type="float">
            <text:p>1461954866.41478</text:p>
          </table:table-cell>
          <table:table-cell office:value-type="float" office:value="46921271209432" calcext:value-type="float">
            <text:p>46921271209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78" calcext:value-type="float">
            <text:p>1461954866.41478</text:p>
          </table:table-cell>
          <table:table-cell office:value-type="float" office:value="46921271209680" calcext:value-type="float">
            <text:p>46921271209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78" calcext:value-type="float">
            <text:p>1461954866.41478</text:p>
          </table:table-cell>
          <table:table-cell office:value-type="float" office:value="46921269072368" calcext:value-type="float">
            <text:p>46921269072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84" calcext:value-type="float">
            <text:p>1461954866.41484</text:p>
          </table:table-cell>
          <table:table-cell office:value-type="float" office:value="46921212080128" calcext:value-type="float">
            <text:p>4692121208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85" calcext:value-type="float">
            <text:p>1461954866.41485</text:p>
          </table:table-cell>
          <table:table-cell office:value-type="float" office:value="46921212260432" calcext:value-type="float">
            <text:p>46921212260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89" calcext:value-type="float">
            <text:p>1461954866.41489</text:p>
          </table:table-cell>
          <table:table-cell office:value-type="float" office:value="46921273352220" calcext:value-type="float">
            <text:p>469212733522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89" calcext:value-type="float">
            <text:p>1461954866.41489</text:p>
          </table:table-cell>
          <table:table-cell office:value-type="float" office:value="46921273350808" calcext:value-type="float">
            <text:p>46921273350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89" calcext:value-type="float">
            <text:p>1461954866.41489</text:p>
          </table:table-cell>
          <table:table-cell office:value-type="float" office:value="46921273351168" calcext:value-type="float">
            <text:p>46921273351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" calcext:value-type="float">
            <text:p>1461954866.4149</text:p>
          </table:table-cell>
          <table:table-cell office:value-type="float" office:value="46921271214576" calcext:value-type="float">
            <text:p>46921271214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1" calcext:value-type="float">
            <text:p>1461954866.41491</text:p>
          </table:table-cell>
          <table:table-cell office:value-type="float" office:value="46921213218816" calcext:value-type="float">
            <text:p>46921213218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1" calcext:value-type="float">
            <text:p>1461954866.41491</text:p>
          </table:table-cell>
          <table:table-cell office:value-type="float" office:value="46921213285577" calcext:value-type="float">
            <text:p>469212132855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3" calcext:value-type="float">
            <text:p>1461954866.41493</text:p>
          </table:table-cell>
          <table:table-cell office:value-type="float" office:value="46921275559968" calcext:value-type="float">
            <text:p>46921275559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4" calcext:value-type="float">
            <text:p>1461954866.41494</text:p>
          </table:table-cell>
          <table:table-cell office:value-type="float" office:value="46921275559024" calcext:value-type="float">
            <text:p>46921275559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4" calcext:value-type="float">
            <text:p>1461954866.41494</text:p>
          </table:table-cell>
          <table:table-cell office:value-type="float" office:value="46921275559288" calcext:value-type="float">
            <text:p>46921275559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4" calcext:value-type="float">
            <text:p>1461954866.41494</text:p>
          </table:table-cell>
          <table:table-cell office:value-type="float" office:value="46921273356784" calcext:value-type="float">
            <text:p>4692127335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7" calcext:value-type="float">
            <text:p>1461954866.41497</text:p>
          </table:table-cell>
          <table:table-cell office:value-type="float" office:value="46921277755432" calcext:value-type="float">
            <text:p>46921277755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8" calcext:value-type="float">
            <text:p>1461954866.41498</text:p>
          </table:table-cell>
          <table:table-cell office:value-type="float" office:value="46921277754032" calcext:value-type="float">
            <text:p>46921277754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1499" calcext:value-type="float">
            <text:p>1461954866.41499</text:p>
          </table:table-cell>
          <table:table-cell office:value-type="float" office:value="46921277754264" calcext:value-type="float">
            <text:p>46921277754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21" calcext:value-type="float">
            <text:p>1461954866.42121</text:p>
          </table:table-cell>
          <table:table-cell office:value-type="float" office:value="46921275564528" calcext:value-type="float">
            <text:p>46921275564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26" calcext:value-type="float">
            <text:p>1461954866.42126</text:p>
          </table:table-cell>
          <table:table-cell office:value-type="float" office:value="46921279893524" calcext:value-type="float">
            <text:p>469212798935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26" calcext:value-type="float">
            <text:p>1461954866.42126</text:p>
          </table:table-cell>
          <table:table-cell office:value-type="float" office:value="46921279891984" calcext:value-type="float">
            <text:p>46921279891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26" calcext:value-type="float">
            <text:p>1461954866.42126</text:p>
          </table:table-cell>
          <table:table-cell office:value-type="float" office:value="46921279892248" calcext:value-type="float">
            <text:p>469212798922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27" calcext:value-type="float">
            <text:p>1461954866.42127</text:p>
          </table:table-cell>
          <table:table-cell office:value-type="float" office:value="46921277759984" calcext:value-type="float">
            <text:p>46921277759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28" calcext:value-type="float">
            <text:p>1461954866.42128</text:p>
          </table:table-cell>
          <table:table-cell office:value-type="float" office:value="46921212268648" calcext:value-type="float">
            <text:p>46921212268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" calcext:value-type="float">
            <text:p>1461954866.4213</text:p>
          </table:table-cell>
          <table:table-cell office:value-type="float" office:value="46921282274276" calcext:value-type="float">
            <text:p>469212822742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" calcext:value-type="float">
            <text:p>1461954866.4213</text:p>
          </table:table-cell>
          <table:table-cell office:value-type="float" office:value="46921282272712" calcext:value-type="float">
            <text:p>46921282272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" calcext:value-type="float">
            <text:p>1461954866.4213</text:p>
          </table:table-cell>
          <table:table-cell office:value-type="float" office:value="46921282272960" calcext:value-type="float">
            <text:p>469212822729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1" calcext:value-type="float">
            <text:p>1461954866.42131</text:p>
          </table:table-cell>
          <table:table-cell office:value-type="float" office:value="46921279898096" calcext:value-type="float">
            <text:p>46921279898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3" calcext:value-type="float">
            <text:p>1461954866.42133</text:p>
          </table:table-cell>
          <table:table-cell office:value-type="float" office:value="46921284387088" calcext:value-type="float">
            <text:p>46921284387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3" calcext:value-type="float">
            <text:p>1461954866.42133</text:p>
          </table:table-cell>
          <table:table-cell office:value-type="float" office:value="46921284386192" calcext:value-type="float">
            <text:p>46921284386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4" calcext:value-type="float">
            <text:p>1461954866.42134</text:p>
          </table:table-cell>
          <table:table-cell office:value-type="float" office:value="46921284386424" calcext:value-type="float">
            <text:p>46921284386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4" calcext:value-type="float">
            <text:p>1461954866.42134</text:p>
          </table:table-cell>
          <table:table-cell office:value-type="float" office:value="46921282277872" calcext:value-type="float">
            <text:p>46921282277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6" calcext:value-type="float">
            <text:p>1461954866.42136</text:p>
          </table:table-cell>
          <table:table-cell office:value-type="float" office:value="46921286517396" calcext:value-type="float">
            <text:p>469212865173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7" calcext:value-type="float">
            <text:p>1461954866.42137</text:p>
          </table:table-cell>
          <table:table-cell office:value-type="float" office:value="46921286516080" calcext:value-type="float">
            <text:p>46921286516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7" calcext:value-type="float">
            <text:p>1461954866.42137</text:p>
          </table:table-cell>
          <table:table-cell office:value-type="float" office:value="46921286516232" calcext:value-type="float">
            <text:p>46921286516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37" calcext:value-type="float">
            <text:p>1461954866.42137</text:p>
          </table:table-cell>
          <table:table-cell office:value-type="float" office:value="46921284391552" calcext:value-type="float">
            <text:p>46921284391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41" calcext:value-type="float">
            <text:p>1461954866.42141</text:p>
          </table:table-cell>
          <table:table-cell office:value-type="float" office:value="46921288721136" calcext:value-type="float">
            <text:p>46921288721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42" calcext:value-type="float">
            <text:p>1461954866.42142</text:p>
          </table:table-cell>
          <table:table-cell office:value-type="float" office:value="46921288719696" calcext:value-type="float">
            <text:p>46921288719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42" calcext:value-type="float">
            <text:p>1461954866.42142</text:p>
          </table:table-cell>
          <table:table-cell office:value-type="float" office:value="46921288719848" calcext:value-type="float">
            <text:p>46921288719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42" calcext:value-type="float">
            <text:p>1461954866.42142</text:p>
          </table:table-cell>
          <table:table-cell office:value-type="float" office:value="46921286521472" calcext:value-type="float">
            <text:p>46921286521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43" calcext:value-type="float">
            <text:p>1461954866.42143</text:p>
          </table:table-cell>
          <table:table-cell office:value-type="float" office:value="46921212272648" calcext:value-type="float">
            <text:p>46921212272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69" calcext:value-type="float">
            <text:p>1461954866.42169</text:p>
          </table:table-cell>
          <table:table-cell office:value-type="float" office:value="46921275555288" calcext:value-type="float">
            <text:p>46921275555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75" calcext:value-type="float">
            <text:p>1461954866.42175</text:p>
          </table:table-cell>
          <table:table-cell office:value-type="float" office:value="46921288737824" calcext:value-type="float">
            <text:p>46921288737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76" calcext:value-type="float">
            <text:p>1461954866.42176</text:p>
          </table:table-cell>
          <table:table-cell office:value-type="float" office:value="46921286587216" calcext:value-type="float">
            <text:p>46921286587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82" calcext:value-type="float">
            <text:p>1461954866.42182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85" calcext:value-type="float">
            <text:p>1461954866.42185</text:p>
          </table:table-cell>
          <table:table-cell office:value-type="float" office:value="46921212800040" calcext:value-type="float">
            <text:p>46921212800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85" calcext:value-type="float">
            <text:p>1461954866.42185</text:p>
          </table:table-cell>
          <table:table-cell office:value-type="float" office:value="46921213218824" calcext:value-type="float">
            <text:p>46921213218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87" calcext:value-type="float">
            <text:p>1461954866.42187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89" calcext:value-type="float">
            <text:p>1461954866.42189</text:p>
          </table:table-cell>
          <table:table-cell office:value-type="float" office:value="46921212802280" calcext:value-type="float">
            <text:p>46921212802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9" calcext:value-type="float">
            <text:p>1461954866.4219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92" calcext:value-type="float">
            <text:p>1461954866.42192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94" calcext:value-type="float">
            <text:p>1461954866.42194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95" calcext:value-type="float">
            <text:p>1461954866.42195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96" calcext:value-type="float">
            <text:p>1461954866.42196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97" calcext:value-type="float">
            <text:p>1461954866.42197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199" calcext:value-type="float">
            <text:p>1461954866.42199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2" calcext:value-type="float">
            <text:p>1461954866.422</text:p>
          </table:table-cell>
          <table:table-cell office:value-type="float" office:value="46921212076032" calcext:value-type="float">
            <text:p>4692121207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203" calcext:value-type="float">
            <text:p>1461954866.42203</text:p>
          </table:table-cell>
          <table:table-cell office:value-type="float" office:value="46921212284744" calcext:value-type="float">
            <text:p>46921212284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204" calcext:value-type="float">
            <text:p>1461954866.42204</text:p>
          </table:table-cell>
          <table:table-cell office:value-type="float" office:value="46921212276736" calcext:value-type="float">
            <text:p>46921212276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09" calcext:value-type="float">
            <text:p>1461954866.42309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12" calcext:value-type="float">
            <text:p>1461954866.42312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15" calcext:value-type="float">
            <text:p>1461954866.42315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18" calcext:value-type="float">
            <text:p>1461954866.42318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22" calcext:value-type="float">
            <text:p>1461954866.42322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24" calcext:value-type="float">
            <text:p>1461954866.42324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39" calcext:value-type="float">
            <text:p>1461954866.42339</text:p>
          </table:table-cell>
          <table:table-cell office:value-type="float" office:value="46921251844640" calcext:value-type="float">
            <text:p>46921251844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39" calcext:value-type="float">
            <text:p>1461954866.42339</text:p>
          </table:table-cell>
          <table:table-cell office:value-type="float" office:value="46921249724745" calcext:value-type="float">
            <text:p>469212497247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41" calcext:value-type="float">
            <text:p>1461954866.42341</text:p>
          </table:table-cell>
          <table:table-cell office:value-type="float" office:value="46921251844640" calcext:value-type="float">
            <text:p>46921251844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41" calcext:value-type="float">
            <text:p>1461954866.42341</text:p>
          </table:table-cell>
          <table:table-cell office:value-type="float" office:value="140726189697096" calcext:value-type="float">
            <text:p>140726189697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42" calcext:value-type="float">
            <text:p>1461954866.42342</text:p>
          </table:table-cell>
          <table:table-cell office:value-type="float" office:value="140726189706108" calcext:value-type="float">
            <text:p>1407261897061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42" calcext:value-type="float">
            <text:p>1461954866.42342</text:p>
          </table:table-cell>
          <table:table-cell office:value-type="float" office:value="140726189699072" calcext:value-type="float">
            <text:p>140726189699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58" calcext:value-type="float">
            <text:p>1461954866.42358</text:p>
          </table:table-cell>
          <table:table-cell office:value-type="float" office:value="46921212163860" calcext:value-type="float">
            <text:p>469212121638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58" calcext:value-type="float">
            <text:p>1461954866.42358</text:p>
          </table:table-cell>
          <table:table-cell office:value-type="float" office:value="140726189724776" calcext:value-type="float">
            <text:p>140726189724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59" calcext:value-type="float">
            <text:p>1461954866.42359</text:p>
          </table:table-cell>
          <table:table-cell office:value-type="float" office:value="46921226820036" calcext:value-type="float">
            <text:p>46921226820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59" calcext:value-type="float">
            <text:p>1461954866.42359</text:p>
          </table:table-cell>
          <table:table-cell office:value-type="float" office:value="46921226811200" calcext:value-type="float">
            <text:p>46921226811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59" calcext:value-type="float">
            <text:p>1461954866.42359</text:p>
          </table:table-cell>
          <table:table-cell office:value-type="float" office:value="46921226825392" calcext:value-type="float">
            <text:p>46921226825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" calcext:value-type="float">
            <text:p>1461954866.4236</text:p>
          </table:table-cell>
          <table:table-cell office:value-type="float" office:value="46921214162224" calcext:value-type="float">
            <text:p>46921214162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" calcext:value-type="float">
            <text:p>1461954866.4236</text:p>
          </table:table-cell>
          <table:table-cell office:value-type="float" office:value="46921226816256" calcext:value-type="float">
            <text:p>46921226816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1" calcext:value-type="float">
            <text:p>1461954866.42361</text:p>
          </table:table-cell>
          <table:table-cell office:value-type="float" office:value="46921212174256" calcext:value-type="float">
            <text:p>46921212174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1" calcext:value-type="float">
            <text:p>1461954866.42361</text:p>
          </table:table-cell>
          <table:table-cell office:value-type="float" office:value="46921212174624" calcext:value-type="float">
            <text:p>46921212174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1" calcext:value-type="float">
            <text:p>1461954866.42361</text:p>
          </table:table-cell>
          <table:table-cell office:value-type="float" office:value="46921226833136" calcext:value-type="float">
            <text:p>4692122683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2" calcext:value-type="float">
            <text:p>1461954866.42362</text:p>
          </table:table-cell>
          <table:table-cell office:value-type="float" office:value="46921212233480" calcext:value-type="float">
            <text:p>46921212233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2" calcext:value-type="float">
            <text:p>1461954866.42362</text:p>
          </table:table-cell>
          <table:table-cell office:value-type="float" office:value="46921212209912" calcext:value-type="float">
            <text:p>46921212209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3" calcext:value-type="float">
            <text:p>1461954866.42363</text:p>
          </table:table-cell>
          <table:table-cell office:value-type="float" office:value="46921212248824" calcext:value-type="float">
            <text:p>46921212248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3" calcext:value-type="float">
            <text:p>1461954866.42363</text:p>
          </table:table-cell>
          <table:table-cell office:value-type="float" office:value="46921214166368" calcext:value-type="float">
            <text:p>46921214166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3" calcext:value-type="float">
            <text:p>1461954866.42363</text:p>
          </table:table-cell>
          <table:table-cell office:value-type="float" office:value="46921216416216" calcext:value-type="float">
            <text:p>46921216416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4" calcext:value-type="float">
            <text:p>1461954866.42364</text:p>
          </table:table-cell>
          <table:table-cell office:value-type="float" office:value="46921212163856" calcext:value-type="float">
            <text:p>46921212163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4" calcext:value-type="float">
            <text:p>1461954866.42364</text:p>
          </table:table-cell>
          <table:table-cell office:value-type="float" office:value="46921223675941" calcext:value-type="float">
            <text:p>469212236759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5" calcext:value-type="float">
            <text:p>1461954866.42365</text:p>
          </table:table-cell>
          <table:table-cell office:value-type="float" office:value="46921288737976" calcext:value-type="float">
            <text:p>46921288737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5" calcext:value-type="float">
            <text:p>1461954866.42365</text:p>
          </table:table-cell>
          <table:table-cell office:value-type="float" office:value="46921216416200" calcext:value-type="float">
            <text:p>46921216416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5" calcext:value-type="float">
            <text:p>1461954866.42365</text:p>
          </table:table-cell>
          <table:table-cell office:value-type="float" office:value="140726189724776" calcext:value-type="float">
            <text:p>140726189724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6" calcext:value-type="float">
            <text:p>1461954866.42366</text:p>
          </table:table-cell>
          <table:table-cell office:value-type="float" office:value="46921286547920" calcext:value-type="float">
            <text:p>46921286547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6" calcext:value-type="float">
            <text:p>1461954866.42366</text:p>
          </table:table-cell>
          <table:table-cell office:value-type="float" office:value="46921223395664" calcext:value-type="float">
            <text:p>46921223395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6" calcext:value-type="float">
            <text:p>1461954866.42366</text:p>
          </table:table-cell>
          <table:table-cell office:value-type="float" office:value="46921226820048" calcext:value-type="float">
            <text:p>46921226820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6" calcext:value-type="float">
            <text:p>1461954866.42366</text:p>
          </table:table-cell>
          <table:table-cell office:value-type="float" office:value="46921226811200" calcext:value-type="float">
            <text:p>46921226811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7" calcext:value-type="float">
            <text:p>1461954866.42367</text:p>
          </table:table-cell>
          <table:table-cell office:value-type="float" office:value="46921288721048" calcext:value-type="float">
            <text:p>46921288721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7" calcext:value-type="float">
            <text:p>1461954866.42367</text:p>
          </table:table-cell>
          <table:table-cell office:value-type="float" office:value="46921226825392" calcext:value-type="float">
            <text:p>46921226825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7" calcext:value-type="float">
            <text:p>1461954866.42367</text:p>
          </table:table-cell>
          <table:table-cell office:value-type="float" office:value="46921212018378" calcext:value-type="float">
            <text:p>469212120183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7" calcext:value-type="float">
            <text:p>1461954866.42367</text:p>
          </table:table-cell>
          <table:table-cell office:value-type="float" office:value="46921211931280" calcext:value-type="float">
            <text:p>46921211931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8" calcext:value-type="float">
            <text:p>1461954866.42368</text:p>
          </table:table-cell>
          <table:table-cell office:value-type="float" office:value="46921223971104" calcext:value-type="float">
            <text:p>46921223971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8" calcext:value-type="float">
            <text:p>1461954866.42368</text:p>
          </table:table-cell>
          <table:table-cell office:value-type="float" office:value="46921214171880" calcext:value-type="float">
            <text:p>46921214171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9" calcext:value-type="float">
            <text:p>1461954866.42369</text:p>
          </table:table-cell>
          <table:table-cell office:value-type="float" office:value="46921223187696" calcext:value-type="float">
            <text:p>46921223187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9" calcext:value-type="float">
            <text:p>1461954866.42369</text:p>
          </table:table-cell>
          <table:table-cell office:value-type="float" office:value="140726189723040" calcext:value-type="float">
            <text:p>140726189723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9" calcext:value-type="float">
            <text:p>1461954866.42369</text:p>
          </table:table-cell>
          <table:table-cell office:value-type="float" office:value="46921223490240" calcext:value-type="float">
            <text:p>4692122349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69" calcext:value-type="float">
            <text:p>1461954866.42369</text:p>
          </table:table-cell>
          <table:table-cell office:value-type="float" office:value="46921212045638" calcext:value-type="float">
            <text:p>469212120456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" calcext:value-type="float">
            <text:p>1461954866.4237</text:p>
          </table:table-cell>
          <table:table-cell office:value-type="float" office:value="46921224422212" calcext:value-type="float">
            <text:p>469212244222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" calcext:value-type="float">
            <text:p>1461954866.4237</text:p>
          </table:table-cell>
          <table:table-cell office:value-type="float" office:value="46921224420806" calcext:value-type="float">
            <text:p>469212244208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" calcext:value-type="float">
            <text:p>1461954866.4237</text:p>
          </table:table-cell>
          <table:table-cell office:value-type="float" office:value="46921214162224" calcext:value-type="float">
            <text:p>46921214162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" calcext:value-type="float">
            <text:p>1461954866.4237</text:p>
          </table:table-cell>
          <table:table-cell office:value-type="float" office:value="46921223851856" calcext:value-type="float">
            <text:p>46921223851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1" calcext:value-type="float">
            <text:p>1461954866.42371</text:p>
          </table:table-cell>
          <table:table-cell office:value-type="float" office:value="46921223026400" calcext:value-type="float">
            <text:p>46921223026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1" calcext:value-type="float">
            <text:p>1461954866.42371</text:p>
          </table:table-cell>
          <table:table-cell office:value-type="float" office:value="46921214264544" calcext:value-type="float">
            <text:p>46921214264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1" calcext:value-type="float">
            <text:p>1461954866.42371</text:p>
          </table:table-cell>
          <table:table-cell office:value-type="float" office:value="46921214235744" calcext:value-type="float">
            <text:p>46921214235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2" calcext:value-type="float">
            <text:p>1461954866.42372</text:p>
          </table:table-cell>
          <table:table-cell office:value-type="float" office:value="46921216422552" calcext:value-type="float">
            <text:p>46921216422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2" calcext:value-type="float">
            <text:p>1461954866.42372</text:p>
          </table:table-cell>
          <table:table-cell office:value-type="float" office:value="46921218663056" calcext:value-type="float">
            <text:p>46921218663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2" calcext:value-type="float">
            <text:p>1461954866.42372</text:p>
          </table:table-cell>
          <table:table-cell office:value-type="float" office:value="46921220772496" calcext:value-type="float">
            <text:p>469212207724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3" calcext:value-type="float">
            <text:p>1461954866.42373</text:p>
          </table:table-cell>
          <table:table-cell office:value-type="float" office:value="46921222887720" calcext:value-type="float">
            <text:p>46921222887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3" calcext:value-type="float">
            <text:p>1461954866.42373</text:p>
          </table:table-cell>
          <table:table-cell office:value-type="float" office:value="46921222976317" calcext:value-type="float">
            <text:p>469212229763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4" calcext:value-type="float">
            <text:p>1461954866.42374</text:p>
          </table:table-cell>
          <table:table-cell office:value-type="float" office:value="46921212209912" calcext:value-type="float">
            <text:p>46921212209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5" calcext:value-type="float">
            <text:p>1461954866.42375</text:p>
          </table:table-cell>
          <table:table-cell office:value-type="float" office:value="46921212193832" calcext:value-type="float">
            <text:p>46921212193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6" calcext:value-type="float">
            <text:p>1461954866.42376</text:p>
          </table:table-cell>
          <table:table-cell office:value-type="float" office:value="46921212231928" calcext:value-type="float">
            <text:p>46921212231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7" calcext:value-type="float">
            <text:p>1461954866.42377</text:p>
          </table:table-cell>
          <table:table-cell office:value-type="float" office:value="46921212276920" calcext:value-type="float">
            <text:p>46921212276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7" calcext:value-type="float">
            <text:p>1461954866.42377</text:p>
          </table:table-cell>
          <table:table-cell office:value-type="float" office:value="46921212309752" calcext:value-type="float">
            <text:p>46921212309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8" calcext:value-type="float">
            <text:p>1461954866.42378</text:p>
          </table:table-cell>
          <table:table-cell office:value-type="float" office:value="46921223082144" calcext:value-type="float">
            <text:p>46921223082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79" calcext:value-type="float">
            <text:p>1461954866.42379</text:p>
          </table:table-cell>
          <table:table-cell office:value-type="float" office:value="46921232257449" calcext:value-type="float">
            <text:p>469212322574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81" calcext:value-type="float">
            <text:p>1461954866.42381</text:p>
          </table:table-cell>
          <table:table-cell office:value-type="float" office:value="140737488351213" calcext:value-type="float">
            <text:p>140737488351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93" calcext:value-type="float">
            <text:p>1461954866.42393</text:p>
          </table:table-cell>
          <table:table-cell office:value-type="float" office:value="6345428" calcext:value-type="float">
            <text:p>63454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95" calcext:value-type="float">
            <text:p>1461954866.42395</text:p>
          </table:table-cell>
          <table:table-cell office:value-type="float" office:value="47320126562276" calcext:value-type="float">
            <text:p>473201265622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96" calcext:value-type="float">
            <text:p>1461954866.42396</text:p>
          </table:table-cell>
          <table:table-cell office:value-type="float" office:value="140722800457305" calcext:value-type="float">
            <text:p>1407228004573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98" calcext:value-type="float">
            <text:p>1461954866.42398</text:p>
          </table:table-cell>
          <table:table-cell office:value-type="float" office:value="47320124322512" calcext:value-type="float">
            <text:p>47320124322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99" calcext:value-type="float">
            <text:p>1461954866.42399</text:p>
          </table:table-cell>
          <table:table-cell office:value-type="float" office:value="47320126557808" calcext:value-type="float">
            <text:p>47320126557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99" calcext:value-type="float">
            <text:p>1461954866.42399</text:p>
          </table:table-cell>
          <table:table-cell office:value-type="float" office:value="47320126557336" calcext:value-type="float">
            <text:p>47320126557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99" calcext:value-type="float">
            <text:p>1461954866.42399</text:p>
          </table:table-cell>
          <table:table-cell office:value-type="float" office:value="47320124429628" calcext:value-type="float">
            <text:p>473201244296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99" calcext:value-type="float">
            <text:p>1461954866.42399</text:p>
          </table:table-cell>
          <table:table-cell office:value-type="float" office:value="47320124412864" calcext:value-type="float">
            <text:p>47320124412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399" calcext:value-type="float">
            <text:p>1461954866.42399</text:p>
          </table:table-cell>
          <table:table-cell office:value-type="float" office:value="47320126562680" calcext:value-type="float">
            <text:p>47320126562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" calcext:value-type="float">
            <text:p>1461954866.424</text:p>
          </table:table-cell>
          <table:table-cell office:value-type="float" office:value="4194368" calcext:value-type="float">
            <text:p>419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" calcext:value-type="float">
            <text:p>1461954866.424</text:p>
          </table:table-cell>
          <table:table-cell office:value-type="float" office:value="6344232" calcext:value-type="float">
            <text:p>6344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1" calcext:value-type="float">
            <text:p>1461954866.42401</text:p>
          </table:table-cell>
          <table:table-cell office:value-type="float" office:value="140722800807992" calcext:value-type="float">
            <text:p>140722800807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1" calcext:value-type="float">
            <text:p>1461954866.42401</text:p>
          </table:table-cell>
          <table:table-cell office:value-type="float" office:value="140722800455672" calcext:value-type="float">
            <text:p>140722800455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1" calcext:value-type="float">
            <text:p>1461954866.42401</text:p>
          </table:table-cell>
          <table:table-cell office:value-type="float" office:value="47320124461072" calcext:value-type="float">
            <text:p>47320124461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2" calcext:value-type="float">
            <text:p>1461954866.42402</text:p>
          </table:table-cell>
          <table:table-cell office:value-type="float" office:value="6344432" calcext:value-type="float">
            <text:p>6344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3" calcext:value-type="float">
            <text:p>1461954866.42403</text:p>
          </table:table-cell>
          <table:table-cell office:value-type="float" office:value="47320124469248" calcext:value-type="float">
            <text:p>473201244692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3" calcext:value-type="float">
            <text:p>1461954866.42403</text:p>
          </table:table-cell>
          <table:table-cell office:value-type="float" office:value="47320124536009" calcext:value-type="float">
            <text:p>47320124536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4" calcext:value-type="float">
            <text:p>1461954866.42404</text:p>
          </table:table-cell>
          <table:table-cell office:value-type="float" office:value="47320124466336" calcext:value-type="float">
            <text:p>47320124466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6" calcext:value-type="float">
            <text:p>1461954866.42406</text:p>
          </table:table-cell>
          <table:table-cell office:value-type="float" office:value="47320130496672" calcext:value-type="float">
            <text:p>47320130496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6" calcext:value-type="float">
            <text:p>1461954866.42406</text:p>
          </table:table-cell>
          <table:table-cell office:value-type="float" office:value="47320130489248" calcext:value-type="float">
            <text:p>473201304892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6" calcext:value-type="float">
            <text:p>1461954866.42406</text:p>
          </table:table-cell>
          <table:table-cell office:value-type="float" office:value="47320130489336" calcext:value-type="float">
            <text:p>47320130489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7" calcext:value-type="float">
            <text:p>1461954866.42407</text:p>
          </table:table-cell>
          <table:table-cell office:value-type="float" office:value="47320126567096" calcext:value-type="float">
            <text:p>47320126567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7" calcext:value-type="float">
            <text:p>1461954866.42407</text:p>
          </table:table-cell>
          <table:table-cell office:value-type="float" office:value="47320126657852" calcext:value-type="float">
            <text:p>473201266578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8" calcext:value-type="float">
            <text:p>1461954866.42408</text:p>
          </table:table-cell>
          <table:table-cell office:value-type="float" office:value="47320124551176" calcext:value-type="float">
            <text:p>47320124551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8" calcext:value-type="float">
            <text:p>1461954866.42408</text:p>
          </table:table-cell>
          <table:table-cell office:value-type="float" office:value="47320124555264" calcext:value-type="float">
            <text:p>47320124555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8" calcext:value-type="float">
            <text:p>1461954866.42408</text:p>
          </table:table-cell>
          <table:table-cell office:value-type="float" office:value="47320130490376" calcext:value-type="float">
            <text:p>47320130490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9" calcext:value-type="float">
            <text:p>1461954866.42409</text:p>
          </table:table-cell>
          <table:table-cell office:value-type="float" office:value="47320130475840" calcext:value-type="float">
            <text:p>47320130475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9" calcext:value-type="float">
            <text:p>1461954866.42409</text:p>
          </table:table-cell>
          <table:table-cell office:value-type="float" office:value="47320130478152" calcext:value-type="float">
            <text:p>47320130478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09" calcext:value-type="float">
            <text:p>1461954866.42409</text:p>
          </table:table-cell>
          <table:table-cell office:value-type="float" office:value="47320130482176" calcext:value-type="float">
            <text:p>47320130482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" calcext:value-type="float">
            <text:p>1461954866.4241</text:p>
          </table:table-cell>
          <table:table-cell office:value-type="float" office:value="47320126645396" calcext:value-type="float">
            <text:p>473201266453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1" calcext:value-type="float">
            <text:p>1461954866.42411</text:p>
          </table:table-cell>
          <table:table-cell office:value-type="float" office:value="47320127143264" calcext:value-type="float">
            <text:p>47320127143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2" calcext:value-type="float">
            <text:p>1461954866.42412</text:p>
          </table:table-cell>
          <table:table-cell office:value-type="float" office:value="47320130513920" calcext:value-type="float">
            <text:p>47320130513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2" calcext:value-type="float">
            <text:p>1461954866.42412</text:p>
          </table:table-cell>
          <table:table-cell office:value-type="float" office:value="47320130513924" calcext:value-type="float">
            <text:p>473201305139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3" calcext:value-type="float">
            <text:p>1461954866.42413</text:p>
          </table:table-cell>
          <table:table-cell office:value-type="float" office:value="47320127292352" calcext:value-type="float">
            <text:p>47320127292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3" calcext:value-type="float">
            <text:p>1461954866.42413</text:p>
          </table:table-cell>
          <table:table-cell office:value-type="float" office:value="47320128124230" calcext:value-type="float">
            <text:p>473201281242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4" calcext:value-type="float">
            <text:p>1461954866.42414</text:p>
          </table:table-cell>
          <table:table-cell office:value-type="float" office:value="47320127838496" calcext:value-type="float">
            <text:p>473201278384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6" calcext:value-type="float">
            <text:p>1461954866.42416</text:p>
          </table:table-cell>
          <table:table-cell office:value-type="float" office:value="47320130503840" calcext:value-type="float">
            <text:p>47320130503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7" calcext:value-type="float">
            <text:p>1461954866.42417</text:p>
          </table:table-cell>
          <table:table-cell office:value-type="float" office:value="47320127591168" calcext:value-type="float">
            <text:p>47320127591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7" calcext:value-type="float">
            <text:p>1461954866.42417</text:p>
          </table:table-cell>
          <table:table-cell office:value-type="float" office:value="47320126763264" calcext:value-type="float">
            <text:p>47320126763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7" calcext:value-type="float">
            <text:p>1461954866.42417</text:p>
          </table:table-cell>
          <table:table-cell office:value-type="float" office:value="47320127228448" calcext:value-type="float">
            <text:p>47320127228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8" calcext:value-type="float">
            <text:p>1461954866.42418</text:p>
          </table:table-cell>
          <table:table-cell office:value-type="float" office:value="47320126813376" calcext:value-type="float">
            <text:p>47320126813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9" calcext:value-type="float">
            <text:p>1461954866.42419</text:p>
          </table:table-cell>
          <table:table-cell office:value-type="float" office:value="47320130515060" calcext:value-type="float">
            <text:p>47320130515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9" calcext:value-type="float">
            <text:p>1461954866.42419</text:p>
          </table:table-cell>
          <table:table-cell office:value-type="float" office:value="47320130499216" calcext:value-type="float">
            <text:p>47320130499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19" calcext:value-type="float">
            <text:p>1461954866.42419</text:p>
          </table:table-cell>
          <table:table-cell office:value-type="float" office:value="47320128034425" calcext:value-type="float">
            <text:p>473201280344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" calcext:value-type="float">
            <text:p>1461954866.4242</text:p>
          </table:table-cell>
          <table:table-cell office:value-type="float" office:value="47320127364160" calcext:value-type="float">
            <text:p>47320127364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" calcext:value-type="float">
            <text:p>1461954866.4242</text:p>
          </table:table-cell>
          <table:table-cell office:value-type="float" office:value="47320127556512" calcext:value-type="float">
            <text:p>47320127556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" calcext:value-type="float">
            <text:p>1461954866.4242</text:p>
          </table:table-cell>
          <table:table-cell office:value-type="float" office:value="47320127100752" calcext:value-type="float">
            <text:p>47320127100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4" calcext:value-type="float">
            <text:p>1461954866.42424</text:p>
          </table:table-cell>
          <table:table-cell office:value-type="float" office:value="47320127648672" calcext:value-type="float">
            <text:p>47320127648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4" calcext:value-type="float">
            <text:p>1461954866.42424</text:p>
          </table:table-cell>
          <table:table-cell office:value-type="float" office:value="33726472" calcext:value-type="float">
            <text:p>33726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5" calcext:value-type="float">
            <text:p>1461954866.42425</text:p>
          </table:table-cell>
          <table:table-cell office:value-type="float" office:value="47320128160336" calcext:value-type="float">
            <text:p>47320128160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6" calcext:value-type="float">
            <text:p>1461954866.42426</text:p>
          </table:table-cell>
          <table:table-cell office:value-type="float" office:value="47320130519056" calcext:value-type="float">
            <text:p>47320130519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6" calcext:value-type="float">
            <text:p>1461954866.42426</text:p>
          </table:table-cell>
          <table:table-cell office:value-type="float" office:value="47320133586656" calcext:value-type="float">
            <text:p>47320133586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6" calcext:value-type="float">
            <text:p>1461954866.42426</text:p>
          </table:table-cell>
          <table:table-cell office:value-type="float" office:value="47320133618728" calcext:value-type="float">
            <text:p>473201336187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7" calcext:value-type="float">
            <text:p>1461954866.42427</text:p>
          </table:table-cell>
          <table:table-cell office:value-type="float" office:value="47320133754820" calcext:value-type="float">
            <text:p>473201337548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7" calcext:value-type="float">
            <text:p>1461954866.42427</text:p>
          </table:table-cell>
          <table:table-cell office:value-type="float" office:value="47320135143424" calcext:value-type="float">
            <text:p>47320135143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7" calcext:value-type="float">
            <text:p>1461954866.42427</text:p>
          </table:table-cell>
          <table:table-cell office:value-type="float" office:value="47320132339376" calcext:value-type="float">
            <text:p>47320132339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7" calcext:value-type="float">
            <text:p>1461954866.42427</text:p>
          </table:table-cell>
          <table:table-cell office:value-type="float" office:value="47320133355604" calcext:value-type="float">
            <text:p>473201333556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8" calcext:value-type="float">
            <text:p>1461954866.42428</text:p>
          </table:table-cell>
          <table:table-cell office:value-type="float" office:value="33730568" calcext:value-type="float">
            <text:p>33730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29" calcext:value-type="float">
            <text:p>1461954866.42429</text:p>
          </table:table-cell>
          <table:table-cell office:value-type="float" office:value="47320127398576" calcext:value-type="float">
            <text:p>47320127398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3" calcext:value-type="float">
            <text:p>1461954866.4243</text:p>
          </table:table-cell>
          <table:table-cell office:value-type="float" office:value="33735160" calcext:value-type="float">
            <text:p>33735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2431" calcext:value-type="float">
            <text:p>1461954866.42431</text:p>
          </table:table-cell>
          <table:table-cell office:value-type="float" office:value="47320127037552" calcext:value-type="float">
            <text:p>47320127037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02" calcext:value-type="float">
            <text:p>1461954866.43102</text:p>
          </table:table-cell>
          <table:table-cell office:value-type="float" office:value="140726189723584" calcext:value-type="float">
            <text:p>140726189723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05" calcext:value-type="float">
            <text:p>1461954866.43105</text:p>
          </table:table-cell>
          <table:table-cell office:value-type="float" office:value="46921247471992" calcext:value-type="float">
            <text:p>46921247471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06" calcext:value-type="float">
            <text:p>1461954866.43106</text:p>
          </table:table-cell>
          <table:table-cell office:value-type="float" office:value="46921212196528" calcext:value-type="float">
            <text:p>46921212196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06" calcext:value-type="float">
            <text:p>1461954866.43106</text:p>
          </table:table-cell>
          <table:table-cell office:value-type="float" office:value="46921247449928" calcext:value-type="float">
            <text:p>46921247449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06" calcext:value-type="float">
            <text:p>1461954866.43106</text:p>
          </table:table-cell>
          <table:table-cell office:value-type="float" office:value="46921212194648" calcext:value-type="float">
            <text:p>46921212194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08" calcext:value-type="float">
            <text:p>1461954866.43108</text:p>
          </table:table-cell>
          <table:table-cell office:value-type="float" office:value="46921212071936" calcext:value-type="float">
            <text:p>4692121207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13" calcext:value-type="float">
            <text:p>1461954866.43113</text:p>
          </table:table-cell>
          <table:table-cell office:value-type="float" office:value="46921212276920" calcext:value-type="float">
            <text:p>46921212276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13" calcext:value-type="float">
            <text:p>1461954866.43113</text:p>
          </table:table-cell>
          <table:table-cell office:value-type="float" office:value="46921212285128" calcext:value-type="float">
            <text:p>46921212285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13" calcext:value-type="float">
            <text:p>1461954866.43113</text:p>
          </table:table-cell>
          <table:table-cell office:value-type="float" office:value="46921212280832" calcext:value-type="float">
            <text:p>46921212280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" calcext:value-type="float">
            <text:p>1461954866.4312</text:p>
          </table:table-cell>
          <table:table-cell office:value-type="float" office:value="140726189715764" calcext:value-type="float">
            <text:p>1407261897157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1" calcext:value-type="float">
            <text:p>1461954866.43121</text:p>
          </table:table-cell>
          <table:table-cell office:value-type="float" office:value="140726189715448" calcext:value-type="float">
            <text:p>140726189715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1" calcext:value-type="float">
            <text:p>1461954866.43121</text:p>
          </table:table-cell>
          <table:table-cell office:value-type="float" office:value="140726189697528" calcext:value-type="float">
            <text:p>140726189697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1" calcext:value-type="float">
            <text:p>1461954866.43121</text:p>
          </table:table-cell>
          <table:table-cell office:value-type="float" office:value="46921251828252" calcext:value-type="float">
            <text:p>469212518282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1" calcext:value-type="float">
            <text:p>1461954866.43121</text:p>
          </table:table-cell>
          <table:table-cell office:value-type="float" office:value="140726189706540" calcext:value-type="float">
            <text:p>1407261897065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1" calcext:value-type="float">
            <text:p>1461954866.43121</text:p>
          </table:table-cell>
          <table:table-cell office:value-type="float" office:value="140726189699072" calcext:value-type="float">
            <text:p>140726189699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3" calcext:value-type="float">
            <text:p>1461954866.43123</text:p>
          </table:table-cell>
          <table:table-cell office:value-type="float" office:value="46921249624384" calcext:value-type="float">
            <text:p>46921249624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4" calcext:value-type="float">
            <text:p>1461954866.43124</text:p>
          </table:table-cell>
          <table:table-cell office:value-type="float" office:value="46921212212992" calcext:value-type="float">
            <text:p>46921212212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4" calcext:value-type="float">
            <text:p>1461954866.43124</text:p>
          </table:table-cell>
          <table:table-cell office:value-type="float" office:value="46921216418024" calcext:value-type="float">
            <text:p>46921216418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4" calcext:value-type="float">
            <text:p>1461954866.43124</text:p>
          </table:table-cell>
          <table:table-cell office:value-type="float" office:value="46921212070052" calcext:value-type="float">
            <text:p>46921212070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4" calcext:value-type="float">
            <text:p>1461954866.43124</text:p>
          </table:table-cell>
          <table:table-cell office:value-type="float" office:value="46921212154844" calcext:value-type="float">
            <text:p>469212121548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4" calcext:value-type="float">
            <text:p>1461954866.43124</text:p>
          </table:table-cell>
          <table:table-cell office:value-type="float" office:value="46921212181644" calcext:value-type="float">
            <text:p>469212121816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4" calcext:value-type="float">
            <text:p>1461954866.43124</text:p>
          </table:table-cell>
          <table:table-cell office:value-type="float" office:value="46921212182844" calcext:value-type="float">
            <text:p>469212121828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5" calcext:value-type="float">
            <text:p>1461954866.43125</text:p>
          </table:table-cell>
          <table:table-cell office:value-type="float" office:value="46921212189596" calcext:value-type="float">
            <text:p>469212121895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5" calcext:value-type="float">
            <text:p>1461954866.43125</text:p>
          </table:table-cell>
          <table:table-cell office:value-type="float" office:value="46921212237532" calcext:value-type="float">
            <text:p>469212122375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5" calcext:value-type="float">
            <text:p>1461954866.43125</text:p>
          </table:table-cell>
          <table:table-cell office:value-type="float" office:value="46921212241484" calcext:value-type="float">
            <text:p>46921212241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5" calcext:value-type="float">
            <text:p>1461954866.43125</text:p>
          </table:table-cell>
          <table:table-cell office:value-type="float" office:value="46921212245852" calcext:value-type="float">
            <text:p>469212122458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5" calcext:value-type="float">
            <text:p>1461954866.43125</text:p>
          </table:table-cell>
          <table:table-cell office:value-type="float" office:value="46921212258284" calcext:value-type="float">
            <text:p>469212122582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5" calcext:value-type="float">
            <text:p>1461954866.43125</text:p>
          </table:table-cell>
          <table:table-cell office:value-type="float" office:value="46921212263564" calcext:value-type="float">
            <text:p>46921212263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25" calcext:value-type="float">
            <text:p>1461954866.43125</text:p>
          </table:table-cell>
          <table:table-cell office:value-type="float" office:value="46921212264796" calcext:value-type="float">
            <text:p>469212122647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32" calcext:value-type="float">
            <text:p>1461954866.43132</text:p>
          </table:table-cell>
          <table:table-cell office:value-type="float" office:value="46921212269644" calcext:value-type="float">
            <text:p>469212122696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33" calcext:value-type="float">
            <text:p>1461954866.43133</text:p>
          </table:table-cell>
          <table:table-cell office:value-type="float" office:value="46921253982433" calcext:value-type="float">
            <text:p>469212539824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35" calcext:value-type="float">
            <text:p>1461954866.43135</text:p>
          </table:table-cell>
          <table:table-cell office:value-type="float" office:value="46921222881552" calcext:value-type="float">
            <text:p>46921222881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36" calcext:value-type="float">
            <text:p>1461954866.43136</text:p>
          </table:table-cell>
          <table:table-cell office:value-type="float" office:value="46921256141728" calcext:value-type="float">
            <text:p>469212561417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36" calcext:value-type="float">
            <text:p>1461954866.43136</text:p>
          </table:table-cell>
          <table:table-cell office:value-type="float" office:value="46921258332376" calcext:value-type="float">
            <text:p>46921258332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38" calcext:value-type="float">
            <text:p>1461954866.43138</text:p>
          </table:table-cell>
          <table:table-cell office:value-type="float" office:value="46921260625968" calcext:value-type="float">
            <text:p>46921260625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39" calcext:value-type="float">
            <text:p>1461954866.43139</text:p>
          </table:table-cell>
          <table:table-cell office:value-type="float" office:value="46921262731328" calcext:value-type="float">
            <text:p>4692126273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" calcext:value-type="float">
            <text:p>1461954866.4314</text:p>
          </table:table-cell>
          <table:table-cell office:value-type="float" office:value="46921264840936" calcext:value-type="float">
            <text:p>46921264840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1" calcext:value-type="float">
            <text:p>1461954866.43141</text:p>
          </table:table-cell>
          <table:table-cell office:value-type="float" office:value="46921212252208" calcext:value-type="float">
            <text:p>46921212252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2" calcext:value-type="float">
            <text:p>1461954866.43142</text:p>
          </table:table-cell>
          <table:table-cell office:value-type="float" office:value="46921269068008" calcext:value-type="float">
            <text:p>46921269068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3" calcext:value-type="float">
            <text:p>1461954866.43143</text:p>
          </table:table-cell>
          <table:table-cell office:value-type="float" office:value="46921271210736" calcext:value-type="float">
            <text:p>46921271210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4" calcext:value-type="float">
            <text:p>1461954866.43144</text:p>
          </table:table-cell>
          <table:table-cell office:value-type="float" office:value="46921273352224" calcext:value-type="float">
            <text:p>46921273352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4" calcext:value-type="float">
            <text:p>1461954866.43144</text:p>
          </table:table-cell>
          <table:table-cell office:value-type="float" office:value="46921266958952" calcext:value-type="float">
            <text:p>46921266958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5" calcext:value-type="float">
            <text:p>1461954866.43145</text:p>
          </table:table-cell>
          <table:table-cell office:value-type="float" office:value="46921275559968" calcext:value-type="float">
            <text:p>46921275559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5" calcext:value-type="float">
            <text:p>1461954866.43145</text:p>
          </table:table-cell>
          <table:table-cell office:value-type="float" office:value="46921273444076" calcext:value-type="float">
            <text:p>469212734440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5" calcext:value-type="float">
            <text:p>1461954866.43145</text:p>
          </table:table-cell>
          <table:table-cell office:value-type="float" office:value="46921279893524" calcext:value-type="float">
            <text:p>469212798935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5" calcext:value-type="float">
            <text:p>1461954866.43145</text:p>
          </table:table-cell>
          <table:table-cell office:value-type="float" office:value="46921277755456" calcext:value-type="float">
            <text:p>469212777554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5" calcext:value-type="float">
            <text:p>1461954866.43145</text:p>
          </table:table-cell>
          <table:table-cell office:value-type="float" office:value="46921275633964" calcext:value-type="float">
            <text:p>469212756339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6" calcext:value-type="float">
            <text:p>1461954866.43146</text:p>
          </table:table-cell>
          <table:table-cell office:value-type="float" office:value="46921282274304" calcext:value-type="float">
            <text:p>469212822743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6" calcext:value-type="float">
            <text:p>1461954866.43146</text:p>
          </table:table-cell>
          <table:table-cell office:value-type="float" office:value="46921280089460" calcext:value-type="float">
            <text:p>469212800894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6" calcext:value-type="float">
            <text:p>1461954866.43146</text:p>
          </table:table-cell>
          <table:table-cell office:value-type="float" office:value="46921284387088" calcext:value-type="float">
            <text:p>46921284387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47" calcext:value-type="float">
            <text:p>1461954866.43147</text:p>
          </table:table-cell>
          <table:table-cell office:value-type="float" office:value="46921212273336" calcext:value-type="float">
            <text:p>46921212273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1" calcext:value-type="float">
            <text:p>1461954866.43151</text:p>
          </table:table-cell>
          <table:table-cell office:value-type="float" office:value="46921247457928" calcext:value-type="float">
            <text:p>46921247457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2" calcext:value-type="float">
            <text:p>1461954866.43152</text:p>
          </table:table-cell>
          <table:table-cell office:value-type="float" office:value="46921218660048" calcext:value-type="float">
            <text:p>46921218660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3" calcext:value-type="float">
            <text:p>1461954866.43153</text:p>
          </table:table-cell>
          <table:table-cell office:value-type="float" office:value="46921218659744" calcext:value-type="float">
            <text:p>46921218659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3" calcext:value-type="float">
            <text:p>1461954866.43153</text:p>
          </table:table-cell>
          <table:table-cell office:value-type="float" office:value="46921218655560" calcext:value-type="float">
            <text:p>46921218655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3" calcext:value-type="float">
            <text:p>1461954866.43153</text:p>
          </table:table-cell>
          <table:table-cell office:value-type="float" office:value="46921218650992" calcext:value-type="float">
            <text:p>46921218650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3" calcext:value-type="float">
            <text:p>1461954866.43153</text:p>
          </table:table-cell>
          <table:table-cell office:value-type="float" office:value="46921220767992" calcext:value-type="float">
            <text:p>46921220767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4" calcext:value-type="float">
            <text:p>1461954866.43154</text:p>
          </table:table-cell>
          <table:table-cell office:value-type="float" office:value="46921229185136" calcext:value-type="float">
            <text:p>46921229185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4" calcext:value-type="float">
            <text:p>1461954866.43154</text:p>
          </table:table-cell>
          <table:table-cell office:value-type="float" office:value="46921227000544" calcext:value-type="float">
            <text:p>46921227000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4" calcext:value-type="float">
            <text:p>1461954866.43154</text:p>
          </table:table-cell>
          <table:table-cell office:value-type="float" office:value="46921238540544" calcext:value-type="float">
            <text:p>46921238540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4" calcext:value-type="float">
            <text:p>1461954866.43154</text:p>
          </table:table-cell>
          <table:table-cell office:value-type="float" office:value="46921242890592" calcext:value-type="float">
            <text:p>469212428905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5" calcext:value-type="float">
            <text:p>1461954866.43155</text:p>
          </table:table-cell>
          <table:table-cell office:value-type="float" office:value="46921240736544" calcext:value-type="float">
            <text:p>46921240736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5" calcext:value-type="float">
            <text:p>1461954866.43155</text:p>
          </table:table-cell>
          <table:table-cell office:value-type="float" office:value="46921245036872" calcext:value-type="float">
            <text:p>46921245036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5" calcext:value-type="float">
            <text:p>1461954866.43155</text:p>
          </table:table-cell>
          <table:table-cell office:value-type="float" office:value="46921286517408" calcext:value-type="float">
            <text:p>46921286517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55" calcext:value-type="float">
            <text:p>1461954866.43155</text:p>
          </table:table-cell>
          <table:table-cell office:value-type="float" office:value="46921288721152" calcext:value-type="float">
            <text:p>46921288721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82" calcext:value-type="float">
            <text:p>1461954866.43182</text:p>
          </table:table-cell>
          <table:table-cell office:value-type="float" office:value="139872856983928" calcext:value-type="float">
            <text:p>139872856983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83" calcext:value-type="float">
            <text:p>1461954866.43183</text:p>
          </table:table-cell>
          <table:table-cell office:value-type="float" office:value="139872856961864" calcext:value-type="float">
            <text:p>139872856961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83" calcext:value-type="float">
            <text:p>1461954866.43183</text:p>
          </table:table-cell>
          <table:table-cell office:value-type="float" office:value="139872916553736" calcext:value-type="float">
            <text:p>139872916553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84" calcext:value-type="float">
            <text:p>1461954866.43184</text:p>
          </table:table-cell>
          <table:table-cell office:value-type="float" office:value="139872916542536" calcext:value-type="float">
            <text:p>1398729165425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85" calcext:value-type="float">
            <text:p>1461954866.43185</text:p>
          </table:table-cell>
          <table:table-cell office:value-type="float" office:value="139872890081280" calcext:value-type="float">
            <text:p>139872890081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9" calcext:value-type="float">
            <text:p>1461954866.4319</text:p>
          </table:table-cell>
          <table:table-cell office:value-type="float" office:value="139872916570632" calcext:value-type="float">
            <text:p>139872916570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9" calcext:value-type="float">
            <text:p>1461954866.4319</text:p>
          </table:table-cell>
          <table:table-cell office:value-type="float" office:value="139872916578840" calcext:value-type="float">
            <text:p>139872916578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191" calcext:value-type="float">
            <text:p>1461954866.43191</text:p>
          </table:table-cell>
          <table:table-cell office:value-type="float" office:value="139872916574208" calcext:value-type="float">
            <text:p>139872916574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" calcext:value-type="float">
            <text:p>1461954866.432</text:p>
          </table:table-cell>
          <table:table-cell office:value-type="float" office:value="140733904553892" calcext:value-type="float">
            <text:p>1407339045538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" calcext:value-type="float">
            <text:p>1461954866.432</text:p>
          </table:table-cell>
          <table:table-cell office:value-type="float" office:value="140733904551720" calcext:value-type="float">
            <text:p>140733904551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" calcext:value-type="float">
            <text:p>1461954866.432</text:p>
          </table:table-cell>
          <table:table-cell office:value-type="float" office:value="140733904535656" calcext:value-type="float">
            <text:p>140733904535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1" calcext:value-type="float">
            <text:p>1461954866.43201</text:p>
          </table:table-cell>
          <table:table-cell office:value-type="float" office:value="139872852353564" calcext:value-type="float">
            <text:p>139872852353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1" calcext:value-type="float">
            <text:p>1461954866.43201</text:p>
          </table:table-cell>
          <table:table-cell office:value-type="float" office:value="140733904544668" calcext:value-type="float">
            <text:p>1407339045446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1" calcext:value-type="float">
            <text:p>1461954866.43201</text:p>
          </table:table-cell>
          <table:table-cell office:value-type="float" office:value="140733904539648" calcext:value-type="float">
            <text:p>140733904539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2" calcext:value-type="float">
            <text:p>1461954866.43202</text:p>
          </table:table-cell>
          <table:table-cell office:value-type="float" office:value="140733904535528" calcext:value-type="float">
            <text:p>140733904535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3" calcext:value-type="float">
            <text:p>1461954866.43203</text:p>
          </table:table-cell>
          <table:table-cell office:value-type="float" office:value="139872916495712" calcext:value-type="float">
            <text:p>139872916495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3" calcext:value-type="float">
            <text:p>1461954866.43203</text:p>
          </table:table-cell>
          <table:table-cell office:value-type="float" office:value="139872916483136" calcext:value-type="float">
            <text:p>13987291648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3" calcext:value-type="float">
            <text:p>1461954866.43203</text:p>
          </table:table-cell>
          <table:table-cell office:value-type="float" office:value="139872916507136" calcext:value-type="float">
            <text:p>139872916507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4" calcext:value-type="float">
            <text:p>1461954866.43204</text:p>
          </table:table-cell>
          <table:table-cell office:value-type="float" office:value="139872854548800" calcext:value-type="float">
            <text:p>139872854548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4" calcext:value-type="float">
            <text:p>1461954866.43204</text:p>
          </table:table-cell>
          <table:table-cell office:value-type="float" office:value="139872887849192" calcext:value-type="float">
            <text:p>139872887849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4" calcext:value-type="float">
            <text:p>1461954866.43204</text:p>
          </table:table-cell>
          <table:table-cell office:value-type="float" office:value="139872890091684" calcext:value-type="float">
            <text:p>1398728900916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4" calcext:value-type="float">
            <text:p>1461954866.43204</text:p>
          </table:table-cell>
          <table:table-cell office:value-type="float" office:value="139872890000348" calcext:value-type="float">
            <text:p>1398728900003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4" calcext:value-type="float">
            <text:p>1461954866.43204</text:p>
          </table:table-cell>
          <table:table-cell office:value-type="float" office:value="139872916470924" calcext:value-type="float">
            <text:p>1398729164709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5" calcext:value-type="float">
            <text:p>1461954866.43205</text:p>
          </table:table-cell>
          <table:table-cell office:value-type="float" office:value="139872916472124" calcext:value-type="float">
            <text:p>139872916472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5" calcext:value-type="float">
            <text:p>1461954866.43205</text:p>
          </table:table-cell>
          <table:table-cell office:value-type="float" office:value="139872916478956" calcext:value-type="float">
            <text:p>1398729164789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5" calcext:value-type="float">
            <text:p>1461954866.43205</text:p>
          </table:table-cell>
          <table:table-cell office:value-type="float" office:value="139872916535180" calcext:value-type="float">
            <text:p>1398729165351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5" calcext:value-type="float">
            <text:p>1461954866.43205</text:p>
          </table:table-cell>
          <table:table-cell office:value-type="float" office:value="139872916539548" calcext:value-type="float">
            <text:p>1398729165395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5" calcext:value-type="float">
            <text:p>1461954866.43205</text:p>
          </table:table-cell>
          <table:table-cell office:value-type="float" office:value="139872916545580" calcext:value-type="float">
            <text:p>1398729165455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5" calcext:value-type="float">
            <text:p>1461954866.43205</text:p>
          </table:table-cell>
          <table:table-cell office:value-type="float" office:value="139872916558524" calcext:value-type="float">
            <text:p>1398729165585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6" calcext:value-type="float">
            <text:p>1461954866.43206</text:p>
          </table:table-cell>
          <table:table-cell office:value-type="float" office:value="139872916562332" calcext:value-type="float">
            <text:p>1398729165623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6" calcext:value-type="float">
            <text:p>1461954866.43206</text:p>
          </table:table-cell>
          <table:table-cell office:value-type="float" office:value="139872916566028" calcext:value-type="float">
            <text:p>1398729165660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7" calcext:value-type="float">
            <text:p>1461954866.43207</text:p>
          </table:table-cell>
          <table:table-cell office:value-type="float" office:value="139872850149601" calcext:value-type="float">
            <text:p>1398728501496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8" calcext:value-type="float">
            <text:p>1461954866.43208</text:p>
          </table:table-cell>
          <table:table-cell office:value-type="float" office:value="139872881250576" calcext:value-type="float">
            <text:p>139872881250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9" calcext:value-type="float">
            <text:p>1461954866.43209</text:p>
          </table:table-cell>
          <table:table-cell office:value-type="float" office:value="139872847987616" calcext:value-type="float">
            <text:p>139872847987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09" calcext:value-type="float">
            <text:p>1461954866.43209</text:p>
          </table:table-cell>
          <table:table-cell office:value-type="float" office:value="139872845639896" calcext:value-type="float">
            <text:p>139872845639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12" calcext:value-type="float">
            <text:p>1461954866.43212</text:p>
          </table:table-cell>
          <table:table-cell office:value-type="float" office:value="139872843497520" calcext:value-type="float">
            <text:p>139872843497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13" calcext:value-type="float">
            <text:p>1461954866.43213</text:p>
          </table:table-cell>
          <table:table-cell office:value-type="float" office:value="139872841392192" calcext:value-type="float">
            <text:p>139872841392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15" calcext:value-type="float">
            <text:p>1461954866.43215</text:p>
          </table:table-cell>
          <table:table-cell office:value-type="float" office:value="139872839287016" calcext:value-type="float">
            <text:p>139872839287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16" calcext:value-type="float">
            <text:p>1461954866.43216</text:p>
          </table:table-cell>
          <table:table-cell office:value-type="float" office:value="139872835059944" calcext:value-type="float">
            <text:p>139872835059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17" calcext:value-type="float">
            <text:p>1461954866.43217</text:p>
          </table:table-cell>
          <table:table-cell office:value-type="float" office:value="139872832951024" calcext:value-type="float">
            <text:p>139872832951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19" calcext:value-type="float">
            <text:p>1461954866.43219</text:p>
          </table:table-cell>
          <table:table-cell office:value-type="float" office:value="139872830808096" calcext:value-type="float">
            <text:p>139872830808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19" calcext:value-type="float">
            <text:p>1461954866.43219</text:p>
          </table:table-cell>
          <table:table-cell office:value-type="float" office:value="139872837177960" calcext:value-type="float">
            <text:p>1398728371779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19" calcext:value-type="float">
            <text:p>1461954866.43219</text:p>
          </table:table-cell>
          <table:table-cell office:value-type="float" office:value="139872828665888" calcext:value-type="float">
            <text:p>139872828665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" calcext:value-type="float">
            <text:p>1461954866.4322</text:p>
          </table:table-cell>
          <table:table-cell office:value-type="float" office:value="139872826549996" calcext:value-type="float">
            <text:p>1398728265499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" calcext:value-type="float">
            <text:p>1461954866.4322</text:p>
          </table:table-cell>
          <table:table-cell office:value-type="float" office:value="139872824262676" calcext:value-type="float">
            <text:p>1398728242626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" calcext:value-type="float">
            <text:p>1461954866.4322</text:p>
          </table:table-cell>
          <table:table-cell office:value-type="float" office:value="139872826458176" calcext:value-type="float">
            <text:p>139872826458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" calcext:value-type="float">
            <text:p>1461954866.4322</text:p>
          </table:table-cell>
          <table:table-cell office:value-type="float" office:value="139872824336684" calcext:value-type="float">
            <text:p>1398728243366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1" calcext:value-type="float">
            <text:p>1461954866.43221</text:p>
          </table:table-cell>
          <table:table-cell office:value-type="float" office:value="139872822125568" calcext:value-type="float">
            <text:p>139872822125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1" calcext:value-type="float">
            <text:p>1461954866.43221</text:p>
          </table:table-cell>
          <table:table-cell office:value-type="float" office:value="139872819940724" calcext:value-type="float">
            <text:p>1398728199407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1" calcext:value-type="float">
            <text:p>1461954866.43221</text:p>
          </table:table-cell>
          <table:table-cell office:value-type="float" office:value="139872819745040" calcext:value-type="float">
            <text:p>139872819745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7" calcext:value-type="float">
            <text:p>1461954866.43227</text:p>
          </table:table-cell>
          <table:table-cell office:value-type="float" office:value="139872856969864" calcext:value-type="float">
            <text:p>139872856969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7" calcext:value-type="float">
            <text:p>1461954866.43227</text:p>
          </table:table-cell>
          <table:table-cell office:value-type="float" office:value="139872916496864" calcext:value-type="float">
            <text:p>139872916496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8" calcext:value-type="float">
            <text:p>1461954866.43228</text:p>
          </table:table-cell>
          <table:table-cell office:value-type="float" office:value="139872885602000" calcext:value-type="float">
            <text:p>139872885602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9" calcext:value-type="float">
            <text:p>1461954866.43229</text:p>
          </table:table-cell>
          <table:table-cell office:value-type="float" office:value="139872885601696" calcext:value-type="float">
            <text:p>139872885601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9" calcext:value-type="float">
            <text:p>1461954866.43229</text:p>
          </table:table-cell>
          <table:table-cell office:value-type="float" office:value="139872885597512" calcext:value-type="float">
            <text:p>139872885597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29" calcext:value-type="float">
            <text:p>1461954866.43229</text:p>
          </table:table-cell>
          <table:table-cell office:value-type="float" office:value="139872885592944" calcext:value-type="float">
            <text:p>139872885592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3" calcext:value-type="float">
            <text:p>1461954866.4323</text:p>
          </table:table-cell>
          <table:table-cell office:value-type="float" office:value="139872883359992" calcext:value-type="float">
            <text:p>139872883359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3" calcext:value-type="float">
            <text:p>1461954866.4323</text:p>
          </table:table-cell>
          <table:table-cell office:value-type="float" office:value="139872875184240" calcext:value-type="float">
            <text:p>139872875184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3" calcext:value-type="float">
            <text:p>1461954866.4323</text:p>
          </table:table-cell>
          <table:table-cell office:value-type="float" office:value="139872872999648" calcext:value-type="float">
            <text:p>139872872999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3" calcext:value-type="float">
            <text:p>1461954866.4323</text:p>
          </table:table-cell>
          <table:table-cell office:value-type="float" office:value="139872865616128" calcext:value-type="float">
            <text:p>139872865616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31" calcext:value-type="float">
            <text:p>1461954866.43231</text:p>
          </table:table-cell>
          <table:table-cell office:value-type="float" office:value="139872861274464" calcext:value-type="float">
            <text:p>139872861274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31" calcext:value-type="float">
            <text:p>1461954866.43231</text:p>
          </table:table-cell>
          <table:table-cell office:value-type="float" office:value="139872863470368" calcext:value-type="float">
            <text:p>139872863470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31" calcext:value-type="float">
            <text:p>1461954866.43231</text:p>
          </table:table-cell>
          <table:table-cell office:value-type="float" office:value="139872859128136" calcext:value-type="float">
            <text:p>139872859128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32" calcext:value-type="float">
            <text:p>1461954866.43232</text:p>
          </table:table-cell>
          <table:table-cell office:value-type="float" office:value="139872817631904" calcext:value-type="float">
            <text:p>139872817631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32" calcext:value-type="float">
            <text:p>1461954866.43232</text:p>
          </table:table-cell>
          <table:table-cell office:value-type="float" office:value="139872815485696" calcext:value-type="float">
            <text:p>139872815485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48" calcext:value-type="float">
            <text:p>1461954866.43248</text:p>
          </table:table-cell>
          <table:table-cell office:value-type="float" office:value="39328484" calcext:value-type="float">
            <text:p>39328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49" calcext:value-type="float">
            <text:p>1461954866.43249</text:p>
          </table:table-cell>
          <table:table-cell office:value-type="float" office:value="39286352" calcext:value-type="float">
            <text:p>39286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49" calcext:value-type="float">
            <text:p>1461954866.43249</text:p>
          </table:table-cell>
          <table:table-cell office:value-type="float" office:value="41073976" calcext:value-type="float">
            <text:p>41073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" calcext:value-type="float">
            <text:p>1461954866.4325</text:p>
          </table:table-cell>
          <table:table-cell office:value-type="float" office:value="40884840" calcext:value-type="float">
            <text:p>40884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" calcext:value-type="float">
            <text:p>1461954866.4325</text:p>
          </table:table-cell>
          <table:table-cell office:value-type="float" office:value="7333944" calcext:value-type="float">
            <text:p>7333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" calcext:value-type="float">
            <text:p>1461954866.4325</text:p>
          </table:table-cell>
          <table:table-cell office:value-type="float" office:value="40385000" calcext:value-type="float">
            <text:p>4038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" calcext:value-type="float">
            <text:p>1461954866.4325</text:p>
          </table:table-cell>
          <table:table-cell office:value-type="float" office:value="39583760" calcext:value-type="float">
            <text:p>3958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1" calcext:value-type="float">
            <text:p>1461954866.43251</text:p>
          </table:table-cell>
          <table:table-cell office:value-type="float" office:value="41159112" calcext:value-type="float">
            <text:p>41159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2" calcext:value-type="float">
            <text:p>1461954866.43252</text:p>
          </table:table-cell>
          <table:table-cell office:value-type="float" office:value="41161800" calcext:value-type="float">
            <text:p>41161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2" calcext:value-type="float">
            <text:p>1461954866.43252</text:p>
          </table:table-cell>
          <table:table-cell office:value-type="float" office:value="39620392" calcext:value-type="float">
            <text:p>39620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2" calcext:value-type="float">
            <text:p>1461954866.43252</text:p>
          </table:table-cell>
          <table:table-cell office:value-type="float" office:value="39592584" calcext:value-type="float">
            <text:p>39592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2" calcext:value-type="float">
            <text:p>1461954866.43252</text:p>
          </table:table-cell>
          <table:table-cell office:value-type="float" office:value="39566344" calcext:value-type="float">
            <text:p>39566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2" calcext:value-type="float">
            <text:p>1461954866.43252</text:p>
          </table:table-cell>
          <table:table-cell office:value-type="float" office:value="41185864" calcext:value-type="float">
            <text:p>41185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2" calcext:value-type="float">
            <text:p>1461954866.43252</text:p>
          </table:table-cell>
          <table:table-cell office:value-type="float" office:value="41209096" calcext:value-type="float">
            <text:p>41209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3" calcext:value-type="float">
            <text:p>1461954866.43253</text:p>
          </table:table-cell>
          <table:table-cell office:value-type="float" office:value="39452936" calcext:value-type="float">
            <text:p>39452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3" calcext:value-type="float">
            <text:p>1461954866.43253</text:p>
          </table:table-cell>
          <table:table-cell office:value-type="float" office:value="39605320" calcext:value-type="float">
            <text:p>39605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3" calcext:value-type="float">
            <text:p>1461954866.43253</text:p>
          </table:table-cell>
          <table:table-cell office:value-type="float" office:value="39600584" calcext:value-type="float">
            <text:p>39600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3" calcext:value-type="float">
            <text:p>1461954866.43253</text:p>
          </table:table-cell>
          <table:table-cell office:value-type="float" office:value="39598088" calcext:value-type="float">
            <text:p>39598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4" calcext:value-type="float">
            <text:p>1461954866.43254</text:p>
          </table:table-cell>
          <table:table-cell office:value-type="float" office:value="140732098170564" calcext:value-type="float">
            <text:p>140732098170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4" calcext:value-type="float">
            <text:p>1461954866.43254</text:p>
          </table:table-cell>
          <table:table-cell office:value-type="float" office:value="39302500" calcext:value-type="float">
            <text:p>3930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4" calcext:value-type="float">
            <text:p>1461954866.43254</text:p>
          </table:table-cell>
          <table:table-cell office:value-type="float" office:value="140732098166192" calcext:value-type="float">
            <text:p>140732098166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5" calcext:value-type="float">
            <text:p>1461954866.43255</text:p>
          </table:table-cell>
          <table:table-cell office:value-type="float" office:value="7311873" calcext:value-type="float">
            <text:p>73118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7" calcext:value-type="float">
            <text:p>1461954866.43257</text:p>
          </table:table-cell>
          <table:table-cell office:value-type="float" office:value="41239552" calcext:value-type="float">
            <text:p>41239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9" calcext:value-type="float">
            <text:p>1461954866.43259</text:p>
          </table:table-cell>
          <table:table-cell office:value-type="float" office:value="41244672" calcext:value-type="float">
            <text:p>41244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59" calcext:value-type="float">
            <text:p>1461954866.43259</text:p>
          </table:table-cell>
          <table:table-cell office:value-type="float" office:value="41178440" calcext:value-type="float">
            <text:p>41178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6" calcext:value-type="float">
            <text:p>1461954866.4326</text:p>
          </table:table-cell>
          <table:table-cell office:value-type="float" office:value="39587848" calcext:value-type="float">
            <text:p>39587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26" calcext:value-type="float">
            <text:p>1461954866.4326</text:p>
          </table:table-cell>
          <table:table-cell office:value-type="float" office:value="7324688" calcext:value-type="float">
            <text:p>7324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329" calcext:value-type="float">
            <text:p>1461954866.43329</text:p>
          </table:table-cell>
          <table:table-cell office:value-type="float" office:value="41116680" calcext:value-type="float">
            <text:p>41116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329" calcext:value-type="float">
            <text:p>1461954866.43329</text:p>
          </table:table-cell>
          <table:table-cell office:value-type="float" office:value="39323656" calcext:value-type="float">
            <text:p>39323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33" calcext:value-type="float">
            <text:p>1461954866.4333</text:p>
          </table:table-cell>
          <table:table-cell office:value-type="float" office:value="39555084" calcext:value-type="float">
            <text:p>395550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33" calcext:value-type="float">
            <text:p>1461954866.4333</text:p>
          </table:table-cell>
          <table:table-cell office:value-type="float" office:value="7289120" calcext:value-type="float">
            <text:p>7289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33" calcext:value-type="float">
            <text:p>1461954866.4333</text:p>
          </table:table-cell>
          <table:table-cell office:value-type="float" office:value="7306040" calcext:value-type="float">
            <text:p>7306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331" calcext:value-type="float">
            <text:p>1461954866.43331</text:p>
          </table:table-cell>
          <table:table-cell office:value-type="float" office:value="140011899478608" calcext:value-type="float">
            <text:p>140011899478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332" calcext:value-type="float">
            <text:p>1461954866.43332</text:p>
          </table:table-cell>
          <table:table-cell office:value-type="float" office:value="39546888" calcext:value-type="float">
            <text:p>39546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332" calcext:value-type="float">
            <text:p>1461954866.43332</text:p>
          </table:table-cell>
          <table:table-cell office:value-type="float" office:value="39553032" calcext:value-type="float">
            <text:p>39553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333" calcext:value-type="float">
            <text:p>1461954866.43333</text:p>
          </table:table-cell>
          <table:table-cell office:value-type="float" office:value="39264264" calcext:value-type="float">
            <text:p>39264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43419" calcext:value-type="float">
            <text:p>1461954866.43419</text:p>
          </table:table-cell>
          <table:table-cell office:value-type="float" office:value="40336136" calcext:value-type="float">
            <text:p>40336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6.70095" calcext:value-type="float">
            <text:p>1461954866.70095</text:p>
          </table:table-cell>
          <table:table-cell office:value-type="float" office:value="140677159034880" calcext:value-type="float">
            <text:p>140677159034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7.398" calcext:value-type="float">
            <text:p>1461954867.398</text:p>
          </table:table-cell>
          <table:table-cell office:value-type="float" office:value="140677159038976" calcext:value-type="float">
            <text:p>140677159038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3" calcext:value-type="float">
            <text:p>1461954868.46323</text:p>
          </table:table-cell>
          <table:table-cell office:value-type="float" office:value="140676693427256" calcext:value-type="float">
            <text:p>140676693427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4" calcext:value-type="float">
            <text:p>1461954868.46324</text:p>
          </table:table-cell>
          <table:table-cell office:value-type="float" office:value="140676693492808" calcext:value-type="float">
            <text:p>140676693492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4" calcext:value-type="float">
            <text:p>1461954868.46324</text:p>
          </table:table-cell>
          <table:table-cell office:value-type="float" office:value="140676693364736" calcext:value-type="float">
            <text:p>140676693364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5" calcext:value-type="float">
            <text:p>1461954868.46325</text:p>
          </table:table-cell>
          <table:table-cell office:value-type="float" office:value="140676693368832" calcext:value-type="float">
            <text:p>140676693368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5" calcext:value-type="float">
            <text:p>1461954868.46325</text:p>
          </table:table-cell>
          <table:table-cell office:value-type="float" office:value="140676693372928" calcext:value-type="float">
            <text:p>140676693372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5" calcext:value-type="float">
            <text:p>1461954868.46325</text:p>
          </table:table-cell>
          <table:table-cell office:value-type="float" office:value="140676693377024" calcext:value-type="float">
            <text:p>140676693377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5" calcext:value-type="float">
            <text:p>1461954868.46325</text:p>
          </table:table-cell>
          <table:table-cell office:value-type="float" office:value="140676693381120" calcext:value-type="float">
            <text:p>14067669338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6" calcext:value-type="float">
            <text:p>1461954868.46326</text:p>
          </table:table-cell>
          <table:table-cell office:value-type="float" office:value="140676693385216" calcext:value-type="float">
            <text:p>14067669338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6" calcext:value-type="float">
            <text:p>1461954868.46326</text:p>
          </table:table-cell>
          <table:table-cell office:value-type="float" office:value="140676693389312" calcext:value-type="float">
            <text:p>140676693389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6" calcext:value-type="float">
            <text:p>1461954868.46326</text:p>
          </table:table-cell>
          <table:table-cell office:value-type="float" office:value="140676693393408" calcext:value-type="float">
            <text:p>140676693393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6" calcext:value-type="float">
            <text:p>1461954868.46326</text:p>
          </table:table-cell>
          <table:table-cell office:value-type="float" office:value="140676693397504" calcext:value-type="float">
            <text:p>140676693397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7" calcext:value-type="float">
            <text:p>1461954868.46327</text:p>
          </table:table-cell>
          <table:table-cell office:value-type="float" office:value="140676693401600" calcext:value-type="float">
            <text:p>140676693401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7" calcext:value-type="float">
            <text:p>1461954868.46327</text:p>
          </table:table-cell>
          <table:table-cell office:value-type="float" office:value="140676693405696" calcext:value-type="float">
            <text:p>140676693405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7" calcext:value-type="float">
            <text:p>1461954868.46327</text:p>
          </table:table-cell>
          <table:table-cell office:value-type="float" office:value="140676693409792" calcext:value-type="float">
            <text:p>140676693409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8" calcext:value-type="float">
            <text:p>1461954868.46328</text:p>
          </table:table-cell>
          <table:table-cell office:value-type="float" office:value="140676693413888" calcext:value-type="float">
            <text:p>140676693413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8" calcext:value-type="float">
            <text:p>1461954868.46328</text:p>
          </table:table-cell>
          <table:table-cell office:value-type="float" office:value="140676693417984" calcext:value-type="float">
            <text:p>140676693417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8" calcext:value-type="float">
            <text:p>1461954868.46328</text:p>
          </table:table-cell>
          <table:table-cell office:value-type="float" office:value="140676693422080" calcext:value-type="float">
            <text:p>140676693422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9" calcext:value-type="float">
            <text:p>1461954868.46329</text:p>
          </table:table-cell>
          <table:table-cell office:value-type="float" office:value="140676693443648" calcext:value-type="float">
            <text:p>140676693443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329" calcext:value-type="float">
            <text:p>1461954868.46329</text:p>
          </table:table-cell>
          <table:table-cell office:value-type="float" office:value="140676693476416" calcext:value-type="float">
            <text:p>1406766934764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534" calcext:value-type="float">
            <text:p>1461954868.46534</text:p>
          </table:table-cell>
          <table:table-cell office:value-type="float" office:value="140677159043072" calcext:value-type="float">
            <text:p>140677159043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46654" calcext:value-type="float">
            <text:p>1461954868.46654</text:p>
          </table:table-cell>
          <table:table-cell office:value-type="float" office:value="140676697424952" calcext:value-type="float">
            <text:p>140676697424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1" calcext:value-type="float">
            <text:p>1461954868.50431</text:p>
          </table:table-cell>
          <table:table-cell office:value-type="float" office:value="140677025265304" calcext:value-type="float">
            <text:p>1406770252653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1" calcext:value-type="float">
            <text:p>1461954868.50431</text:p>
          </table:table-cell>
          <table:table-cell office:value-type="float" office:value="140677025330856" calcext:value-type="float">
            <text:p>140677025330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1" calcext:value-type="float">
            <text:p>1461954868.50431</text:p>
          </table:table-cell>
          <table:table-cell office:value-type="float" office:value="140677025202176" calcext:value-type="float">
            <text:p>140677025202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2" calcext:value-type="float">
            <text:p>1461954868.50432</text:p>
          </table:table-cell>
          <table:table-cell office:value-type="float" office:value="140677025206272" calcext:value-type="float">
            <text:p>140677025206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2" calcext:value-type="float">
            <text:p>1461954868.50432</text:p>
          </table:table-cell>
          <table:table-cell office:value-type="float" office:value="140677025210368" calcext:value-type="float">
            <text:p>140677025210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2" calcext:value-type="float">
            <text:p>1461954868.50432</text:p>
          </table:table-cell>
          <table:table-cell office:value-type="float" office:value="140677025214464" calcext:value-type="float">
            <text:p>140677025214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2" calcext:value-type="float">
            <text:p>1461954868.50432</text:p>
          </table:table-cell>
          <table:table-cell office:value-type="float" office:value="140677025218560" calcext:value-type="float">
            <text:p>140677025218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3" calcext:value-type="float">
            <text:p>1461954868.50433</text:p>
          </table:table-cell>
          <table:table-cell office:value-type="float" office:value="140677025222656" calcext:value-type="float">
            <text:p>140677025222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3" calcext:value-type="float">
            <text:p>1461954868.50433</text:p>
          </table:table-cell>
          <table:table-cell office:value-type="float" office:value="140677025226752" calcext:value-type="float">
            <text:p>140677025226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3" calcext:value-type="float">
            <text:p>1461954868.50433</text:p>
          </table:table-cell>
          <table:table-cell office:value-type="float" office:value="140677025230848" calcext:value-type="float">
            <text:p>140677025230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3" calcext:value-type="float">
            <text:p>1461954868.50433</text:p>
          </table:table-cell>
          <table:table-cell office:value-type="float" office:value="140677025234944" calcext:value-type="float">
            <text:p>140677025234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3" calcext:value-type="float">
            <text:p>1461954868.50433</text:p>
          </table:table-cell>
          <table:table-cell office:value-type="float" office:value="140677025239040" calcext:value-type="float">
            <text:p>140677025239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3" calcext:value-type="float">
            <text:p>1461954868.50433</text:p>
          </table:table-cell>
          <table:table-cell office:value-type="float" office:value="140677025243136" calcext:value-type="float">
            <text:p>14067702524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4" calcext:value-type="float">
            <text:p>1461954868.50434</text:p>
          </table:table-cell>
          <table:table-cell office:value-type="float" office:value="140677025247232" calcext:value-type="float">
            <text:p>140677025247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4" calcext:value-type="float">
            <text:p>1461954868.50434</text:p>
          </table:table-cell>
          <table:table-cell office:value-type="float" office:value="140677025251328" calcext:value-type="float">
            <text:p>14067702525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4" calcext:value-type="float">
            <text:p>1461954868.50434</text:p>
          </table:table-cell>
          <table:table-cell office:value-type="float" office:value="140677025255424" calcext:value-type="float">
            <text:p>140677025255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4" calcext:value-type="float">
            <text:p>1461954868.50434</text:p>
          </table:table-cell>
          <table:table-cell office:value-type="float" office:value="140677025259520" calcext:value-type="float">
            <text:p>140677025259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5" calcext:value-type="float">
            <text:p>1461954868.50435</text:p>
          </table:table-cell>
          <table:table-cell office:value-type="float" office:value="140677025281696" calcext:value-type="float">
            <text:p>140677025281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435" calcext:value-type="float">
            <text:p>1461954868.50435</text:p>
          </table:table-cell>
          <table:table-cell office:value-type="float" office:value="140677025314464" calcext:value-type="float">
            <text:p>140677025314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50815" calcext:value-type="float">
            <text:p>1461954868.50815</text:p>
          </table:table-cell>
          <table:table-cell office:value-type="float" office:value="140677159047168" calcext:value-type="float">
            <text:p>140677159047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81017" calcext:value-type="float">
            <text:p>1461954868.81017</text:p>
          </table:table-cell>
          <table:table-cell office:value-type="float" office:value="140675899187236" calcext:value-type="float">
            <text:p>1406758991872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81019" calcext:value-type="float">
            <text:p>1461954868.81019</text:p>
          </table:table-cell>
          <table:table-cell office:value-type="float" office:value="140675899191332" calcext:value-type="float">
            <text:p>1406758991913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81022" calcext:value-type="float">
            <text:p>1461954868.81022</text:p>
          </table:table-cell>
          <table:table-cell office:value-type="float" office:value="140675899195428" calcext:value-type="float">
            <text:p>1406758991954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8.81066" calcext:value-type="float">
            <text:p>1461954868.81066</text:p>
          </table:table-cell>
          <table:table-cell office:value-type="float" office:value="140677025128504" calcext:value-type="float">
            <text:p>140677025128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09709" calcext:value-type="float">
            <text:p>1461954869.09709</text:p>
          </table:table-cell>
          <table:table-cell office:value-type="float" office:value="140677159051264" calcext:value-type="float">
            <text:p>140677159051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7623" calcext:value-type="float">
            <text:p>1461954869.37623</text:p>
          </table:table-cell>
          <table:table-cell office:value-type="float" office:value="140677159055360" calcext:value-type="float">
            <text:p>140677159055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7742" calcext:value-type="float">
            <text:p>1461954869.37742</text:p>
          </table:table-cell>
          <table:table-cell office:value-type="float" office:value="140677159059456" calcext:value-type="float">
            <text:p>1406771590594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06" calcext:value-type="float">
            <text:p>1461954869.39506</text:p>
          </table:table-cell>
          <table:table-cell office:value-type="float" office:value="140734710955256" calcext:value-type="float">
            <text:p>140734710955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09" calcext:value-type="float">
            <text:p>1461954869.39509</text:p>
          </table:table-cell>
          <table:table-cell office:value-type="float" office:value="140734710960128" calcext:value-type="float">
            <text:p>14073471096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14" calcext:value-type="float">
            <text:p>1461954869.39514</text:p>
          </table:table-cell>
          <table:table-cell office:value-type="float" office:value="14794968" calcext:value-type="float">
            <text:p>14794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15" calcext:value-type="float">
            <text:p>1461954869.39515</text:p>
          </table:table-cell>
          <table:table-cell office:value-type="float" office:value="14554344" calcext:value-type="float">
            <text:p>14554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15" calcext:value-type="float">
            <text:p>1461954869.39515</text:p>
          </table:table-cell>
          <table:table-cell office:value-type="float" office:value="14550240" calcext:value-type="float">
            <text:p>1455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17" calcext:value-type="float">
            <text:p>1461954869.39517</text:p>
          </table:table-cell>
          <table:table-cell office:value-type="float" office:value="140312285438144" calcext:value-type="float">
            <text:p>140312285438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18" calcext:value-type="float">
            <text:p>1461954869.39518</text:p>
          </table:table-cell>
          <table:table-cell office:value-type="float" office:value="140312292193504" calcext:value-type="float">
            <text:p>140312292193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18" calcext:value-type="float">
            <text:p>1461954869.39518</text:p>
          </table:table-cell>
          <table:table-cell office:value-type="float" office:value="140312292145248" calcext:value-type="float">
            <text:p>1403122921452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19" calcext:value-type="float">
            <text:p>1461954869.39519</text:p>
          </table:table-cell>
          <table:table-cell office:value-type="float" office:value="140312289862280" calcext:value-type="float">
            <text:p>140312289862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" calcext:value-type="float">
            <text:p>1461954869.3952</text:p>
          </table:table-cell>
          <table:table-cell office:value-type="float" office:value="140312287609424" calcext:value-type="float">
            <text:p>140312287609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" calcext:value-type="float">
            <text:p>1461954869.3952</text:p>
          </table:table-cell>
          <table:table-cell office:value-type="float" office:value="140312283292176" calcext:value-type="float">
            <text:p>140312283292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1" calcext:value-type="float">
            <text:p>1461954869.39521</text:p>
          </table:table-cell>
          <table:table-cell office:value-type="float" office:value="140312281084432" calcext:value-type="float">
            <text:p>140312281084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1" calcext:value-type="float">
            <text:p>1461954869.39521</text:p>
          </table:table-cell>
          <table:table-cell office:value-type="float" office:value="140312278889040" calcext:value-type="float">
            <text:p>140312278889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2" calcext:value-type="float">
            <text:p>1461954869.39522</text:p>
          </table:table-cell>
          <table:table-cell office:value-type="float" office:value="140312276750848" calcext:value-type="float">
            <text:p>140312276750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4" calcext:value-type="float">
            <text:p>1461954869.39524</text:p>
          </table:table-cell>
          <table:table-cell office:value-type="float" office:value="140312274371152" calcext:value-type="float">
            <text:p>140312274371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4" calcext:value-type="float">
            <text:p>1461954869.39524</text:p>
          </table:table-cell>
          <table:table-cell office:value-type="float" office:value="140312272241312" calcext:value-type="float">
            <text:p>140312272241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5" calcext:value-type="float">
            <text:p>1461954869.39525</text:p>
          </table:table-cell>
          <table:table-cell office:value-type="float" office:value="140312268290328" calcext:value-type="float">
            <text:p>140312268290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5" calcext:value-type="float">
            <text:p>1461954869.39525</text:p>
          </table:table-cell>
          <table:table-cell office:value-type="float" office:value="140312268364875" calcext:value-type="float">
            <text:p>1403122683648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6" calcext:value-type="float">
            <text:p>1461954869.39526</text:p>
          </table:table-cell>
          <table:table-cell office:value-type="float" office:value="140312287605160" calcext:value-type="float">
            <text:p>140312287605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7" calcext:value-type="float">
            <text:p>1461954869.39527</text:p>
          </table:table-cell>
          <table:table-cell office:value-type="float" office:value="14546112" calcext:value-type="float">
            <text:p>14546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8" calcext:value-type="float">
            <text:p>1461954869.39528</text:p>
          </table:table-cell>
          <table:table-cell office:value-type="float" office:value="14537296" calcext:value-type="float">
            <text:p>14537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8" calcext:value-type="float">
            <text:p>1461954869.39528</text:p>
          </table:table-cell>
          <table:table-cell office:value-type="float" office:value="14531224" calcext:value-type="float">
            <text:p>14531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29" calcext:value-type="float">
            <text:p>1461954869.39529</text:p>
          </table:table-cell>
          <table:table-cell office:value-type="float" office:value="14532664" calcext:value-type="float">
            <text:p>14532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" calcext:value-type="float">
            <text:p>1461954869.3953</text:p>
          </table:table-cell>
          <table:table-cell office:value-type="float" office:value="14540824" calcext:value-type="float">
            <text:p>14540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3" calcext:value-type="float">
            <text:p>1461954869.39533</text:p>
          </table:table-cell>
          <table:table-cell office:value-type="float" office:value="140312294347992" calcext:value-type="float">
            <text:p>140312294347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3" calcext:value-type="float">
            <text:p>1461954869.39533</text:p>
          </table:table-cell>
          <table:table-cell office:value-type="float" office:value="140312294336472" calcext:value-type="float">
            <text:p>140312294336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4" calcext:value-type="float">
            <text:p>1461954869.39534</text:p>
          </table:table-cell>
          <table:table-cell office:value-type="float" office:value="140312294245136" calcext:value-type="float">
            <text:p>140312294245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4" calcext:value-type="float">
            <text:p>1461954869.39534</text:p>
          </table:table-cell>
          <table:table-cell office:value-type="float" office:value="140312294241040" calcext:value-type="float">
            <text:p>140312294241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4" calcext:value-type="float">
            <text:p>1461954869.39534</text:p>
          </table:table-cell>
          <table:table-cell office:value-type="float" office:value="140312294236944" calcext:value-type="float">
            <text:p>140312294236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5" calcext:value-type="float">
            <text:p>1461954869.39535</text:p>
          </table:table-cell>
          <table:table-cell office:value-type="float" office:value="140312294232848" calcext:value-type="float">
            <text:p>140312294232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5" calcext:value-type="float">
            <text:p>1461954869.39535</text:p>
          </table:table-cell>
          <table:table-cell office:value-type="float" office:value="140312294228936" calcext:value-type="float">
            <text:p>140312294228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6" calcext:value-type="float">
            <text:p>1461954869.39536</text:p>
          </table:table-cell>
          <table:table-cell office:value-type="float" office:value="14606944" calcext:value-type="float">
            <text:p>14606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7" calcext:value-type="float">
            <text:p>1461954869.39537</text:p>
          </table:table-cell>
          <table:table-cell office:value-type="float" office:value="140312292099792" calcext:value-type="float">
            <text:p>140312292099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7" calcext:value-type="float">
            <text:p>1461954869.39537</text:p>
          </table:table-cell>
          <table:table-cell office:value-type="float" office:value="140312292099488" calcext:value-type="float">
            <text:p>140312292099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8" calcext:value-type="float">
            <text:p>1461954869.39538</text:p>
          </table:table-cell>
          <table:table-cell office:value-type="float" office:value="140312292095304" calcext:value-type="float">
            <text:p>1403122920953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8" calcext:value-type="float">
            <text:p>1461954869.39538</text:p>
          </table:table-cell>
          <table:table-cell office:value-type="float" office:value="140312292090736" calcext:value-type="float">
            <text:p>140312292090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39" calcext:value-type="float">
            <text:p>1461954869.39539</text:p>
          </table:table-cell>
          <table:table-cell office:value-type="float" office:value="140312289958440" calcext:value-type="float">
            <text:p>140312289958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" calcext:value-type="float">
            <text:p>1461954869.3954</text:p>
          </table:table-cell>
          <table:table-cell office:value-type="float" office:value="140312289858264" calcext:value-type="float">
            <text:p>140312289858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" calcext:value-type="float">
            <text:p>1461954869.3954</text:p>
          </table:table-cell>
          <table:table-cell office:value-type="float" office:value="140312287716176" calcext:value-type="float">
            <text:p>140312287716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1" calcext:value-type="float">
            <text:p>1461954869.39541</text:p>
          </table:table-cell>
          <table:table-cell office:value-type="float" office:value="140312285487320" calcext:value-type="float">
            <text:p>140312285487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1" calcext:value-type="float">
            <text:p>1461954869.39541</text:p>
          </table:table-cell>
          <table:table-cell office:value-type="float" office:value="140312285417816" calcext:value-type="float">
            <text:p>140312285417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2" calcext:value-type="float">
            <text:p>1461954869.39542</text:p>
          </table:table-cell>
          <table:table-cell office:value-type="float" office:value="140312283287584" calcext:value-type="float">
            <text:p>140312283287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2" calcext:value-type="float">
            <text:p>1461954869.39542</text:p>
          </table:table-cell>
          <table:table-cell office:value-type="float" office:value="140312281171692" calcext:value-type="float">
            <text:p>1403122811716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3" calcext:value-type="float">
            <text:p>1461954869.39543</text:p>
          </table:table-cell>
          <table:table-cell office:value-type="float" office:value="140312278884372" calcext:value-type="float">
            <text:p>1403122788843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3" calcext:value-type="float">
            <text:p>1461954869.39543</text:p>
          </table:table-cell>
          <table:table-cell office:value-type="float" office:value="140312281079872" calcext:value-type="float">
            <text:p>140312281079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4" calcext:value-type="float">
            <text:p>1461954869.39544</text:p>
          </table:table-cell>
          <table:table-cell office:value-type="float" office:value="140312278958380" calcext:value-type="float">
            <text:p>1403122789583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4" calcext:value-type="float">
            <text:p>1461954869.39544</text:p>
          </table:table-cell>
          <table:table-cell office:value-type="float" office:value="140312276747120" calcext:value-type="float">
            <text:p>140312276747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5" calcext:value-type="float">
            <text:p>1461954869.39545</text:p>
          </table:table-cell>
          <table:table-cell office:value-type="float" office:value="140312274562420" calcext:value-type="float">
            <text:p>1403122745624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6" calcext:value-type="float">
            <text:p>1461954869.39546</text:p>
          </table:table-cell>
          <table:table-cell office:value-type="float" office:value="140312274366928" calcext:value-type="float">
            <text:p>140312274366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6" calcext:value-type="float">
            <text:p>1461954869.39546</text:p>
          </table:table-cell>
          <table:table-cell office:value-type="float" office:value="140312265943392" calcext:value-type="float">
            <text:p>140312265943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7" calcext:value-type="float">
            <text:p>1461954869.39547</text:p>
          </table:table-cell>
          <table:table-cell office:value-type="float" office:value="140312268284016" calcext:value-type="float">
            <text:p>140312268284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7" calcext:value-type="float">
            <text:p>1461954869.39547</text:p>
          </table:table-cell>
          <table:table-cell office:value-type="float" office:value="140312266099424" calcext:value-type="float">
            <text:p>140312266099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8" calcext:value-type="float">
            <text:p>1461954869.39548</text:p>
          </table:table-cell>
          <table:table-cell office:value-type="float" office:value="140312263827152" calcext:value-type="float">
            <text:p>140312263827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8" calcext:value-type="float">
            <text:p>1461954869.39548</text:p>
          </table:table-cell>
          <table:table-cell office:value-type="float" office:value="140312265932944" calcext:value-type="float">
            <text:p>140312265932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9" calcext:value-type="float">
            <text:p>1461954869.39549</text:p>
          </table:table-cell>
          <table:table-cell office:value-type="float" office:value="140312261711568" calcext:value-type="float">
            <text:p>140312261711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49" calcext:value-type="float">
            <text:p>1461954869.39549</text:p>
          </table:table-cell>
          <table:table-cell office:value-type="float" office:value="140312263819616" calcext:value-type="float">
            <text:p>140312263819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" calcext:value-type="float">
            <text:p>1461954869.3955</text:p>
          </table:table-cell>
          <table:table-cell office:value-type="float" office:value="140312259592496" calcext:value-type="float">
            <text:p>1403122595924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" calcext:value-type="float">
            <text:p>1461954869.3955</text:p>
          </table:table-cell>
          <table:table-cell office:value-type="float" office:value="140312259592016" calcext:value-type="float">
            <text:p>140312259592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" calcext:value-type="float">
            <text:p>1461954869.3955</text:p>
          </table:table-cell>
          <table:table-cell office:value-type="float" office:value="140312261701824" calcext:value-type="float">
            <text:p>140312261701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1" calcext:value-type="float">
            <text:p>1461954869.39551</text:p>
          </table:table-cell>
          <table:table-cell office:value-type="float" office:value="140312257443060" calcext:value-type="float">
            <text:p>140312257443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2" calcext:value-type="float">
            <text:p>1461954869.39552</text:p>
          </table:table-cell>
          <table:table-cell office:value-type="float" office:value="140312248338864" calcext:value-type="float">
            <text:p>140312248338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2" calcext:value-type="float">
            <text:p>1461954869.39552</text:p>
          </table:table-cell>
          <table:table-cell office:value-type="float" office:value="140312250466560" calcext:value-type="float">
            <text:p>140312250466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3" calcext:value-type="float">
            <text:p>1461954869.39553</text:p>
          </table:table-cell>
          <table:table-cell office:value-type="float" office:value="140312243991056" calcext:value-type="float">
            <text:p>140312243991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4" calcext:value-type="float">
            <text:p>1461954869.39554</text:p>
          </table:table-cell>
          <table:table-cell office:value-type="float" office:value="140312246124896" calcext:value-type="float">
            <text:p>140312246124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4" calcext:value-type="float">
            <text:p>1461954869.39554</text:p>
          </table:table-cell>
          <table:table-cell office:value-type="float" office:value="140312246145520" calcext:value-type="float">
            <text:p>140312246145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5" calcext:value-type="float">
            <text:p>1461954869.39555</text:p>
          </table:table-cell>
          <table:table-cell office:value-type="float" office:value="140312248320800" calcext:value-type="float">
            <text:p>140312248320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5" calcext:value-type="float">
            <text:p>1461954869.39555</text:p>
          </table:table-cell>
          <table:table-cell office:value-type="float" office:value="140312246197924" calcext:value-type="float">
            <text:p>1403122461979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6" calcext:value-type="float">
            <text:p>1461954869.39556</text:p>
          </table:table-cell>
          <table:table-cell office:value-type="float" office:value="140312241845008" calcext:value-type="float">
            <text:p>140312241845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56" calcext:value-type="float">
            <text:p>1461954869.39556</text:p>
          </table:table-cell>
          <table:table-cell office:value-type="float" office:value="140312243978568" calcext:value-type="float">
            <text:p>140312243978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39578" calcext:value-type="float">
            <text:p>1461954869.39578</text:p>
          </table:table-cell>
          <table:table-cell office:value-type="float" office:value="140734710960128" calcext:value-type="float">
            <text:p>14073471096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69.45863" calcext:value-type="float">
            <text:p>1461954869.45863</text:p>
          </table:table-cell>
          <table:table-cell office:value-type="float" office:value="140011903878368" calcext:value-type="float">
            <text:p>140011903878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2" calcext:value-type="float">
            <text:p>1461954870.9622</text:p>
          </table:table-cell>
          <table:table-cell office:value-type="float" office:value="41167368" calcext:value-type="float">
            <text:p>41167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21" calcext:value-type="float">
            <text:p>1461954870.96221</text:p>
          </table:table-cell>
          <table:table-cell office:value-type="float" office:value="41126520" calcext:value-type="float">
            <text:p>41126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21" calcext:value-type="float">
            <text:p>1461954870.96221</text:p>
          </table:table-cell>
          <table:table-cell office:value-type="float" office:value="39473160" calcext:value-type="float">
            <text:p>39473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23" calcext:value-type="float">
            <text:p>1461954870.96223</text:p>
          </table:table-cell>
          <table:table-cell office:value-type="float" office:value="41140968" calcext:value-type="float">
            <text:p>41140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29" calcext:value-type="float">
            <text:p>1461954870.96229</text:p>
          </table:table-cell>
          <table:table-cell office:value-type="float" office:value="41198056" calcext:value-type="float">
            <text:p>41198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42" calcext:value-type="float">
            <text:p>1461954870.96242</text:p>
          </table:table-cell>
          <table:table-cell office:value-type="float" office:value="140011906017812" calcext:value-type="float">
            <text:p>1400119060178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43" calcext:value-type="float">
            <text:p>1461954870.96243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43" calcext:value-type="float">
            <text:p>1461954870.96243</text:p>
          </table:table-cell>
          <table:table-cell office:value-type="float" office:value="140011899484612" calcext:value-type="float">
            <text:p>1400118994846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47" calcext:value-type="float">
            <text:p>1461954870.96247</text:p>
          </table:table-cell>
          <table:table-cell office:value-type="float" office:value="7321916" calcext:value-type="float">
            <text:p>73219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47" calcext:value-type="float">
            <text:p>1461954870.96247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48" calcext:value-type="float">
            <text:p>1461954870.96248</text:p>
          </table:table-cell>
          <table:table-cell office:value-type="float" office:value="7329491" calcext:value-type="float">
            <text:p>73294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48" calcext:value-type="float">
            <text:p>1461954870.96248</text:p>
          </table:table-cell>
          <table:table-cell office:value-type="float" office:value="39610688" calcext:value-type="float">
            <text:p>39610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49" calcext:value-type="float">
            <text:p>1461954870.96249</text:p>
          </table:table-cell>
          <table:table-cell office:value-type="float" office:value="7278168" calcext:value-type="float">
            <text:p>7278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49" calcext:value-type="float">
            <text:p>1461954870.96249</text:p>
          </table:table-cell>
          <table:table-cell office:value-type="float" office:value="41231816" calcext:value-type="float">
            <text:p>41231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" calcext:value-type="float">
            <text:p>1461954870.9625</text:p>
          </table:table-cell>
          <table:table-cell office:value-type="float" office:value="39300772" calcext:value-type="float">
            <text:p>39300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" calcext:value-type="float">
            <text:p>1461954870.9625</text:p>
          </table:table-cell>
          <table:table-cell office:value-type="float" office:value="41175784" calcext:value-type="float">
            <text:p>41175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1" calcext:value-type="float">
            <text:p>1461954870.96251</text:p>
          </table:table-cell>
          <table:table-cell office:value-type="float" office:value="39620392" calcext:value-type="float">
            <text:p>39620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1" calcext:value-type="float">
            <text:p>1461954870.96251</text:p>
          </table:table-cell>
          <table:table-cell office:value-type="float" office:value="41159080" calcext:value-type="float">
            <text:p>41159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1" calcext:value-type="float">
            <text:p>1461954870.96251</text:p>
          </table:table-cell>
          <table:table-cell office:value-type="float" office:value="39263200" calcext:value-type="float">
            <text:p>39263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2" calcext:value-type="float">
            <text:p>1461954870.96252</text:p>
          </table:table-cell>
          <table:table-cell office:value-type="float" office:value="41209096" calcext:value-type="float">
            <text:p>41209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2" calcext:value-type="float">
            <text:p>1461954870.96252</text:p>
          </table:table-cell>
          <table:table-cell office:value-type="float" office:value="41123400" calcext:value-type="float">
            <text:p>41123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3" calcext:value-type="float">
            <text:p>1461954870.96253</text:p>
          </table:table-cell>
          <table:table-cell office:value-type="float" office:value="39310920" calcext:value-type="float">
            <text:p>39310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3" calcext:value-type="float">
            <text:p>1461954870.96253</text:p>
          </table:table-cell>
          <table:table-cell office:value-type="float" office:value="7310836" calcext:value-type="float">
            <text:p>7310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4" calcext:value-type="float">
            <text:p>1461954870.96254</text:p>
          </table:table-cell>
          <table:table-cell office:value-type="float" office:value="39288868" calcext:value-type="float">
            <text:p>39288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5" calcext:value-type="float">
            <text:p>1461954870.96255</text:p>
          </table:table-cell>
          <table:table-cell office:value-type="float" office:value="140011906017808" calcext:value-type="float">
            <text:p>140011906017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5" calcext:value-type="float">
            <text:p>1461954870.96255</text:p>
          </table:table-cell>
          <table:table-cell office:value-type="float" office:value="140011896340517" calcext:value-type="float">
            <text:p>1400118963405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6" calcext:value-type="float">
            <text:p>1461954870.96256</text:p>
          </table:table-cell>
          <table:table-cell office:value-type="float" office:value="140011906124232" calcext:value-type="float">
            <text:p>140011906124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7" calcext:value-type="float">
            <text:p>1461954870.96257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7" calcext:value-type="float">
            <text:p>1461954870.96257</text:p>
          </table:table-cell>
          <table:table-cell office:value-type="float" office:value="140011896060240" calcext:value-type="float">
            <text:p>14001189606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7" calcext:value-type="float">
            <text:p>1461954870.96257</text:p>
          </table:table-cell>
          <table:table-cell office:value-type="float" office:value="140011899484624" calcext:value-type="float">
            <text:p>140011899484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7" calcext:value-type="float">
            <text:p>1461954870.96257</text:p>
          </table:table-cell>
          <table:table-cell office:value-type="float" office:value="140011899489888" calcext:value-type="float">
            <text:p>14001189948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8" calcext:value-type="float">
            <text:p>1461954870.96258</text:p>
          </table:table-cell>
          <table:table-cell office:value-type="float" office:value="4482927" calcext:value-type="float">
            <text:p>44829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8" calcext:value-type="float">
            <text:p>1461954870.96258</text:p>
          </table:table-cell>
          <table:table-cell office:value-type="float" office:value="4315072" calcext:value-type="float">
            <text:p>4315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9" calcext:value-type="float">
            <text:p>1461954870.96259</text:p>
          </table:table-cell>
          <table:table-cell office:value-type="float" office:value="4328112" calcext:value-type="float">
            <text:p>4328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59" calcext:value-type="float">
            <text:p>1461954870.96259</text:p>
          </table:table-cell>
          <table:table-cell office:value-type="float" office:value="140011895775104" calcext:value-type="float">
            <text:p>140011895775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" calcext:value-type="float">
            <text:p>1461954870.9626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" calcext:value-type="float">
            <text:p>1461954870.9626</text:p>
          </table:table-cell>
          <table:table-cell office:value-type="float" office:value="4575216" calcext:value-type="float">
            <text:p>457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" calcext:value-type="float">
            <text:p>1461954870.9626</text:p>
          </table:table-cell>
          <table:table-cell office:value-type="float" office:value="140011896535904" calcext:value-type="float">
            <text:p>1400118965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1" calcext:value-type="float">
            <text:p>1461954870.96261</text:p>
          </table:table-cell>
          <table:table-cell office:value-type="float" office:value="7278184" calcext:value-type="float">
            <text:p>7278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2" calcext:value-type="float">
            <text:p>1461954870.96262</text:p>
          </table:table-cell>
          <table:table-cell office:value-type="float" office:value="4409238" calcext:value-type="float">
            <text:p>44092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3" calcext:value-type="float">
            <text:p>1461954870.96263</text:p>
          </table:table-cell>
          <table:table-cell office:value-type="float" office:value="7321932" calcext:value-type="float">
            <text:p>7321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3" calcext:value-type="float">
            <text:p>1461954870.96263</text:p>
          </table:table-cell>
          <table:table-cell office:value-type="float" office:value="7331760" calcext:value-type="float">
            <text:p>7331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3" calcext:value-type="float">
            <text:p>1461954870.96263</text:p>
          </table:table-cell>
          <table:table-cell office:value-type="float" office:value="7331864" calcext:value-type="float">
            <text:p>7331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5" calcext:value-type="float">
            <text:p>1461954870.96265</text:p>
          </table:table-cell>
          <table:table-cell office:value-type="float" office:value="4789472" calcext:value-type="float">
            <text:p>4789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5" calcext:value-type="float">
            <text:p>1461954870.96265</text:p>
          </table:table-cell>
          <table:table-cell office:value-type="float" office:value="4637008" calcext:value-type="float">
            <text:p>4637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6" calcext:value-type="float">
            <text:p>1461954870.96266</text:p>
          </table:table-cell>
          <table:table-cell office:value-type="float" office:value="4664704" calcext:value-type="float">
            <text:p>466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6" calcext:value-type="float">
            <text:p>1461954870.96266</text:p>
          </table:table-cell>
          <table:table-cell office:value-type="float" office:value="4935904" calcext:value-type="float">
            <text:p>49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6" calcext:value-type="float">
            <text:p>1461954870.96266</text:p>
          </table:table-cell>
          <table:table-cell office:value-type="float" office:value="5061576" calcext:value-type="float">
            <text:p>5061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6" calcext:value-type="float">
            <text:p>1461954870.96266</text:p>
          </table:table-cell>
          <table:table-cell office:value-type="float" office:value="41178112" calcext:value-type="float">
            <text:p>41178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7" calcext:value-type="float">
            <text:p>1461954870.96267</text:p>
          </table:table-cell>
          <table:table-cell office:value-type="float" office:value="140011903972576" calcext:value-type="float">
            <text:p>140011903972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7" calcext:value-type="float">
            <text:p>1461954870.96267</text:p>
          </table:table-cell>
          <table:table-cell office:value-type="float" office:value="4215853" calcext:value-type="float">
            <text:p>4215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8" calcext:value-type="float">
            <text:p>1461954870.96268</text:p>
          </table:table-cell>
          <table:table-cell office:value-type="float" office:value="140011903986800" calcext:value-type="float">
            <text:p>140011903986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8" calcext:value-type="float">
            <text:p>1461954870.96268</text:p>
          </table:table-cell>
          <table:table-cell office:value-type="float" office:value="140011901616760" calcext:value-type="float">
            <text:p>140011901616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9" calcext:value-type="float">
            <text:p>1461954870.96269</text:p>
          </table:table-cell>
          <table:table-cell office:value-type="float" office:value="140011899503256" calcext:value-type="float">
            <text:p>140011899503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9" calcext:value-type="float">
            <text:p>1461954870.96269</text:p>
          </table:table-cell>
          <table:table-cell office:value-type="float" office:value="140011895551680" calcext:value-type="float">
            <text:p>14001189555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69" calcext:value-type="float">
            <text:p>1461954870.96269</text:p>
          </table:table-cell>
          <table:table-cell office:value-type="float" office:value="140011895632021" calcext:value-type="float">
            <text:p>1400118956320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73" calcext:value-type="float">
            <text:p>1461954870.96273</text:p>
          </table:table-cell>
          <table:table-cell office:value-type="float" office:value="140737488351213" calcext:value-type="float">
            <text:p>140737488351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86" calcext:value-type="float">
            <text:p>1461954870.96286</text:p>
          </table:table-cell>
          <table:table-cell office:value-type="float" office:value="6312288" calcext:value-type="float">
            <text:p>6312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87" calcext:value-type="float">
            <text:p>1461954870.96287</text:p>
          </table:table-cell>
          <table:table-cell office:value-type="float" office:value="139806228729828" calcext:value-type="float">
            <text:p>1398062287298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88" calcext:value-type="float">
            <text:p>1461954870.96288</text:p>
          </table:table-cell>
          <table:table-cell office:value-type="float" office:value="140725762044761" calcext:value-type="float">
            <text:p>1407257620447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" calcext:value-type="float">
            <text:p>1461954870.9629</text:p>
          </table:table-cell>
          <table:table-cell office:value-type="float" office:value="139806226490064" calcext:value-type="float">
            <text:p>139806226490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" calcext:value-type="float">
            <text:p>1461954870.9629</text:p>
          </table:table-cell>
          <table:table-cell office:value-type="float" office:value="140725762043896" calcext:value-type="float">
            <text:p>140725762043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" calcext:value-type="float">
            <text:p>1461954870.9629</text:p>
          </table:table-cell>
          <table:table-cell office:value-type="float" office:value="139806228725360" calcext:value-type="float">
            <text:p>139806228725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1" calcext:value-type="float">
            <text:p>1461954870.96291</text:p>
          </table:table-cell>
          <table:table-cell office:value-type="float" office:value="139806228724888" calcext:value-type="float">
            <text:p>139806228724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1" calcext:value-type="float">
            <text:p>1461954870.96291</text:p>
          </table:table-cell>
          <table:table-cell office:value-type="float" office:value="139806226597180" calcext:value-type="float">
            <text:p>1398062265971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1" calcext:value-type="float">
            <text:p>1461954870.96291</text:p>
          </table:table-cell>
          <table:table-cell office:value-type="float" office:value="139806228730232" calcext:value-type="float">
            <text:p>139806228730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2" calcext:value-type="float">
            <text:p>1461954870.96292</text:p>
          </table:table-cell>
          <table:table-cell office:value-type="float" office:value="4194368" calcext:value-type="float">
            <text:p>419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2" calcext:value-type="float">
            <text:p>1461954870.96292</text:p>
          </table:table-cell>
          <table:table-cell office:value-type="float" office:value="6311464" calcext:value-type="float">
            <text:p>6311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2" calcext:value-type="float">
            <text:p>1461954870.96292</text:p>
          </table:table-cell>
          <table:table-cell office:value-type="float" office:value="140725762621496" calcext:value-type="float">
            <text:p>1407257626214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3" calcext:value-type="float">
            <text:p>1461954870.96293</text:p>
          </table:table-cell>
          <table:table-cell office:value-type="float" office:value="139806228713488" calcext:value-type="float">
            <text:p>139806228713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4" calcext:value-type="float">
            <text:p>1461954870.96294</text:p>
          </table:table-cell>
          <table:table-cell office:value-type="float" office:value="139806226553216" calcext:value-type="float">
            <text:p>139806226553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4" calcext:value-type="float">
            <text:p>1461954870.96294</text:p>
          </table:table-cell>
          <table:table-cell office:value-type="float" office:value="6311664" calcext:value-type="float">
            <text:p>6311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6" calcext:value-type="float">
            <text:p>1461954870.96296</text:p>
          </table:table-cell>
          <table:table-cell office:value-type="float" office:value="139806228631552" calcext:value-type="float">
            <text:p>139806228631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6" calcext:value-type="float">
            <text:p>1461954870.96296</text:p>
          </table:table-cell>
          <table:table-cell office:value-type="float" office:value="139806228698313" calcext:value-type="float">
            <text:p>1398062286983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297" calcext:value-type="float">
            <text:p>1461954870.96297</text:p>
          </table:table-cell>
          <table:table-cell office:value-type="float" office:value="139806228718752" calcext:value-type="float">
            <text:p>139806228718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2" calcext:value-type="float">
            <text:p>1461954870.96302</text:p>
          </table:table-cell>
          <table:table-cell office:value-type="float" office:value="139806226462880" calcext:value-type="float">
            <text:p>139806226462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3" calcext:value-type="float">
            <text:p>1461954870.96303</text:p>
          </table:table-cell>
          <table:table-cell office:value-type="float" office:value="139806226455456" calcext:value-type="float">
            <text:p>1398062264554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3" calcext:value-type="float">
            <text:p>1461954870.96303</text:p>
          </table:table-cell>
          <table:table-cell office:value-type="float" office:value="139806226455544" calcext:value-type="float">
            <text:p>139806226455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3" calcext:value-type="float">
            <text:p>1461954870.96303</text:p>
          </table:table-cell>
          <table:table-cell office:value-type="float" office:value="139806222533304" calcext:value-type="float">
            <text:p>1398062225333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4" calcext:value-type="float">
            <text:p>1461954870.96304</text:p>
          </table:table-cell>
          <table:table-cell office:value-type="float" office:value="139806222624060" calcext:value-type="float">
            <text:p>1398062226240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5" calcext:value-type="float">
            <text:p>1461954870.96305</text:p>
          </table:table-cell>
          <table:table-cell office:value-type="float" office:value="139806228627464" calcext:value-type="float">
            <text:p>139806228627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5" calcext:value-type="float">
            <text:p>1461954870.96305</text:p>
          </table:table-cell>
          <table:table-cell office:value-type="float" office:value="139806228621120" calcext:value-type="float">
            <text:p>13980622862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6" calcext:value-type="float">
            <text:p>1461954870.96306</text:p>
          </table:table-cell>
          <table:table-cell office:value-type="float" office:value="139806228623360" calcext:value-type="float">
            <text:p>139806228623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6" calcext:value-type="float">
            <text:p>1461954870.96306</text:p>
          </table:table-cell>
          <table:table-cell office:value-type="float" office:value="139806226456584" calcext:value-type="float">
            <text:p>139806226456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6" calcext:value-type="float">
            <text:p>1461954870.96306</text:p>
          </table:table-cell>
          <table:table-cell office:value-type="float" office:value="139806226442048" calcext:value-type="float">
            <text:p>139806226442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7" calcext:value-type="float">
            <text:p>1461954870.96307</text:p>
          </table:table-cell>
          <table:table-cell office:value-type="float" office:value="139806226444360" calcext:value-type="float">
            <text:p>139806226444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7" calcext:value-type="float">
            <text:p>1461954870.96307</text:p>
          </table:table-cell>
          <table:table-cell office:value-type="float" office:value="139806226448384" calcext:value-type="float">
            <text:p>139806226448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07" calcext:value-type="float">
            <text:p>1461954870.96307</text:p>
          </table:table-cell>
          <table:table-cell office:value-type="float" office:value="139806222647296" calcext:value-type="float">
            <text:p>139806222647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1" calcext:value-type="float">
            <text:p>1461954870.96311</text:p>
          </table:table-cell>
          <table:table-cell office:value-type="float" office:value="139806223109472" calcext:value-type="float">
            <text:p>139806223109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1" calcext:value-type="float">
            <text:p>1461954870.96311</text:p>
          </table:table-cell>
          <table:table-cell office:value-type="float" office:value="139806226480128" calcext:value-type="float">
            <text:p>13980622648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2" calcext:value-type="float">
            <text:p>1461954870.96312</text:p>
          </table:table-cell>
          <table:table-cell office:value-type="float" office:value="139806226480132" calcext:value-type="float">
            <text:p>1398062264801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2" calcext:value-type="float">
            <text:p>1461954870.96312</text:p>
          </table:table-cell>
          <table:table-cell office:value-type="float" office:value="139806223258560" calcext:value-type="float">
            <text:p>139806223258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2" calcext:value-type="float">
            <text:p>1461954870.96312</text:p>
          </table:table-cell>
          <table:table-cell office:value-type="float" office:value="139806224090438" calcext:value-type="float">
            <text:p>1398062240904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3" calcext:value-type="float">
            <text:p>1461954870.96313</text:p>
          </table:table-cell>
          <table:table-cell office:value-type="float" office:value="139806223804704" calcext:value-type="float">
            <text:p>13980622380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6" calcext:value-type="float">
            <text:p>1461954870.96316</text:p>
          </table:table-cell>
          <table:table-cell office:value-type="float" office:value="139806226470048" calcext:value-type="float">
            <text:p>139806226470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6" calcext:value-type="float">
            <text:p>1461954870.96316</text:p>
          </table:table-cell>
          <table:table-cell office:value-type="float" office:value="139806223557376" calcext:value-type="float">
            <text:p>139806223557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6" calcext:value-type="float">
            <text:p>1461954870.96316</text:p>
          </table:table-cell>
          <table:table-cell office:value-type="float" office:value="139806223099840" calcext:value-type="float">
            <text:p>139806223099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7" calcext:value-type="float">
            <text:p>1461954870.96317</text:p>
          </table:table-cell>
          <table:table-cell office:value-type="float" office:value="139806222729472" calcext:value-type="float">
            <text:p>139806222729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7" calcext:value-type="float">
            <text:p>1461954870.96317</text:p>
          </table:table-cell>
          <table:table-cell office:value-type="float" office:value="139806223194656" calcext:value-type="float">
            <text:p>139806223194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7" calcext:value-type="float">
            <text:p>1461954870.96317</text:p>
          </table:table-cell>
          <table:table-cell office:value-type="float" office:value="139806224076432" calcext:value-type="float">
            <text:p>139806224076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9" calcext:value-type="float">
            <text:p>1461954870.96319</text:p>
          </table:table-cell>
          <table:table-cell office:value-type="float" office:value="139806222779584" calcext:value-type="float">
            <text:p>139806222779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9" calcext:value-type="float">
            <text:p>1461954870.96319</text:p>
          </table:table-cell>
          <table:table-cell office:value-type="float" office:value="139806226481268" calcext:value-type="float">
            <text:p>1398062264812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19" calcext:value-type="float">
            <text:p>1461954870.96319</text:p>
          </table:table-cell>
          <table:table-cell office:value-type="float" office:value="139806226465424" calcext:value-type="float">
            <text:p>139806226465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" calcext:value-type="float">
            <text:p>1461954870.9632</text:p>
          </table:table-cell>
          <table:table-cell office:value-type="float" office:value="139806224000633" calcext:value-type="float">
            <text:p>1398062240006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" calcext:value-type="float">
            <text:p>1461954870.9632</text:p>
          </table:table-cell>
          <table:table-cell office:value-type="float" office:value="139806223330368" calcext:value-type="float">
            <text:p>139806223330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4" calcext:value-type="float">
            <text:p>1461954870.96324</text:p>
          </table:table-cell>
          <table:table-cell office:value-type="float" office:value="139806223614880" calcext:value-type="float">
            <text:p>139806223614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4" calcext:value-type="float">
            <text:p>1461954870.96324</text:p>
          </table:table-cell>
          <table:table-cell office:value-type="float" office:value="16994312" calcext:value-type="float">
            <text:p>16994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5" calcext:value-type="float">
            <text:p>1461954870.96325</text:p>
          </table:table-cell>
          <table:table-cell office:value-type="float" office:value="139806223496729" calcext:value-type="float">
            <text:p>1398062234967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6" calcext:value-type="float">
            <text:p>1461954870.96326</text:p>
          </table:table-cell>
          <table:table-cell office:value-type="float" office:value="139806215315472" calcext:value-type="float">
            <text:p>139806215315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7" calcext:value-type="float">
            <text:p>1461954870.96327</text:p>
          </table:table-cell>
          <table:table-cell office:value-type="float" office:value="139806218383072" calcext:value-type="float">
            <text:p>139806218383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7" calcext:value-type="float">
            <text:p>1461954870.96327</text:p>
          </table:table-cell>
          <table:table-cell office:value-type="float" office:value="139806218415144" calcext:value-type="float">
            <text:p>139806218415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8" calcext:value-type="float">
            <text:p>1461954870.96328</text:p>
          </table:table-cell>
          <table:table-cell office:value-type="float" office:value="139806218551236" calcext:value-type="float">
            <text:p>1398062185512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8" calcext:value-type="float">
            <text:p>1461954870.96328</text:p>
          </table:table-cell>
          <table:table-cell office:value-type="float" office:value="139806219939840" calcext:value-type="float">
            <text:p>139806219939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8" calcext:value-type="float">
            <text:p>1461954870.96328</text:p>
          </table:table-cell>
          <table:table-cell office:value-type="float" office:value="139806217135792" calcext:value-type="float">
            <text:p>139806217135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29" calcext:value-type="float">
            <text:p>1461954870.96329</text:p>
          </table:table-cell>
          <table:table-cell office:value-type="float" office:value="139806218152020" calcext:value-type="float">
            <text:p>139806218152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3" calcext:value-type="float">
            <text:p>1461954870.9633</text:p>
          </table:table-cell>
          <table:table-cell office:value-type="float" office:value="16998408" calcext:value-type="float">
            <text:p>16998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331" calcext:value-type="float">
            <text:p>1461954870.96331</text:p>
          </table:table-cell>
          <table:table-cell office:value-type="float" office:value="139806228353032" calcext:value-type="float">
            <text:p>139806228353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05" calcext:value-type="float">
            <text:p>1461954870.96405</text:p>
          </table:table-cell>
          <table:table-cell office:value-type="float" office:value="139806228357120" calcext:value-type="float">
            <text:p>139806228357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09" calcext:value-type="float">
            <text:p>1461954870.96409</text:p>
          </table:table-cell>
          <table:table-cell office:value-type="float" office:value="139806228361216" calcext:value-type="float">
            <text:p>139806228361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13" calcext:value-type="float">
            <text:p>1461954870.96413</text:p>
          </table:table-cell>
          <table:table-cell office:value-type="float" office:value="139806228365312" calcext:value-type="float">
            <text:p>139806228365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17" calcext:value-type="float">
            <text:p>1461954870.96417</text:p>
          </table:table-cell>
          <table:table-cell office:value-type="float" office:value="139806228369408" calcext:value-type="float">
            <text:p>139806228369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21" calcext:value-type="float">
            <text:p>1461954870.96421</text:p>
          </table:table-cell>
          <table:table-cell office:value-type="float" office:value="139806228373504" calcext:value-type="float">
            <text:p>139806228373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25" calcext:value-type="float">
            <text:p>1461954870.96425</text:p>
          </table:table-cell>
          <table:table-cell office:value-type="float" office:value="139806228377600" calcext:value-type="float">
            <text:p>139806228377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29" calcext:value-type="float">
            <text:p>1461954870.96429</text:p>
          </table:table-cell>
          <table:table-cell office:value-type="float" office:value="139806228381696" calcext:value-type="float">
            <text:p>139806228381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33" calcext:value-type="float">
            <text:p>1461954870.96433</text:p>
          </table:table-cell>
          <table:table-cell office:value-type="float" office:value="139806228385792" calcext:value-type="float">
            <text:p>139806228385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36" calcext:value-type="float">
            <text:p>1461954870.96436</text:p>
          </table:table-cell>
          <table:table-cell office:value-type="float" office:value="139806228389888" calcext:value-type="float">
            <text:p>13980622838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41" calcext:value-type="float">
            <text:p>1461954870.96441</text:p>
          </table:table-cell>
          <table:table-cell office:value-type="float" office:value="139806228393984" calcext:value-type="float">
            <text:p>139806228393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5" calcext:value-type="float">
            <text:p>1461954870.9645</text:p>
          </table:table-cell>
          <table:table-cell office:value-type="float" office:value="139806228398080" calcext:value-type="float">
            <text:p>139806228398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59" calcext:value-type="float">
            <text:p>1461954870.96459</text:p>
          </table:table-cell>
          <table:table-cell office:value-type="float" office:value="139806228402176" calcext:value-type="float">
            <text:p>139806228402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68" calcext:value-type="float">
            <text:p>1461954870.96468</text:p>
          </table:table-cell>
          <table:table-cell office:value-type="float" office:value="139806228406272" calcext:value-type="float">
            <text:p>139806228406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77" calcext:value-type="float">
            <text:p>1461954870.96477</text:p>
          </table:table-cell>
          <table:table-cell office:value-type="float" office:value="139806228410368" calcext:value-type="float">
            <text:p>139806228410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86" calcext:value-type="float">
            <text:p>1461954870.96486</text:p>
          </table:table-cell>
          <table:table-cell office:value-type="float" office:value="139806228414464" calcext:value-type="float">
            <text:p>139806228414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496" calcext:value-type="float">
            <text:p>1461954870.96496</text:p>
          </table:table-cell>
          <table:table-cell office:value-type="float" office:value="139806228418560" calcext:value-type="float">
            <text:p>139806228418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05" calcext:value-type="float">
            <text:p>1461954870.96505</text:p>
          </table:table-cell>
          <table:table-cell office:value-type="float" office:value="139806228422656" calcext:value-type="float">
            <text:p>139806228422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14" calcext:value-type="float">
            <text:p>1461954870.96514</text:p>
          </table:table-cell>
          <table:table-cell office:value-type="float" office:value="139806228426752" calcext:value-type="float">
            <text:p>139806228426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23" calcext:value-type="float">
            <text:p>1461954870.96523</text:p>
          </table:table-cell>
          <table:table-cell office:value-type="float" office:value="139806228430848" calcext:value-type="float">
            <text:p>139806228430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33" calcext:value-type="float">
            <text:p>1461954870.96533</text:p>
          </table:table-cell>
          <table:table-cell office:value-type="float" office:value="139806228434944" calcext:value-type="float">
            <text:p>139806228434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42" calcext:value-type="float">
            <text:p>1461954870.96542</text:p>
          </table:table-cell>
          <table:table-cell office:value-type="float" office:value="139806228439040" calcext:value-type="float">
            <text:p>139806228439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51" calcext:value-type="float">
            <text:p>1461954870.96551</text:p>
          </table:table-cell>
          <table:table-cell office:value-type="float" office:value="139806228443136" calcext:value-type="float">
            <text:p>13980622844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6" calcext:value-type="float">
            <text:p>1461954870.9656</text:p>
          </table:table-cell>
          <table:table-cell office:value-type="float" office:value="139806228447232" calcext:value-type="float">
            <text:p>139806228447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69" calcext:value-type="float">
            <text:p>1461954870.96569</text:p>
          </table:table-cell>
          <table:table-cell office:value-type="float" office:value="139806228451328" calcext:value-type="float">
            <text:p>13980622845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78" calcext:value-type="float">
            <text:p>1461954870.96578</text:p>
          </table:table-cell>
          <table:table-cell office:value-type="float" office:value="139806228455424" calcext:value-type="float">
            <text:p>139806228455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87" calcext:value-type="float">
            <text:p>1461954870.96587</text:p>
          </table:table-cell>
          <table:table-cell office:value-type="float" office:value="139806228459520" calcext:value-type="float">
            <text:p>139806228459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597" calcext:value-type="float">
            <text:p>1461954870.96597</text:p>
          </table:table-cell>
          <table:table-cell office:value-type="float" office:value="139806228463616" calcext:value-type="float">
            <text:p>139806228463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05" calcext:value-type="float">
            <text:p>1461954870.96605</text:p>
          </table:table-cell>
          <table:table-cell office:value-type="float" office:value="139806228467712" calcext:value-type="float">
            <text:p>139806228467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15" calcext:value-type="float">
            <text:p>1461954870.96615</text:p>
          </table:table-cell>
          <table:table-cell office:value-type="float" office:value="139806228471808" calcext:value-type="float">
            <text:p>139806228471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24" calcext:value-type="float">
            <text:p>1461954870.96624</text:p>
          </table:table-cell>
          <table:table-cell office:value-type="float" office:value="139806228475904" calcext:value-type="float">
            <text:p>13980622847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33" calcext:value-type="float">
            <text:p>1461954870.96633</text:p>
          </table:table-cell>
          <table:table-cell office:value-type="float" office:value="139806228480000" calcext:value-type="float">
            <text:p>13980622848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42" calcext:value-type="float">
            <text:p>1461954870.96642</text:p>
          </table:table-cell>
          <table:table-cell office:value-type="float" office:value="139806228484096" calcext:value-type="float">
            <text:p>139806228484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52" calcext:value-type="float">
            <text:p>1461954870.96652</text:p>
          </table:table-cell>
          <table:table-cell office:value-type="float" office:value="139806228488192" calcext:value-type="float">
            <text:p>139806228488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61" calcext:value-type="float">
            <text:p>1461954870.96661</text:p>
          </table:table-cell>
          <table:table-cell office:value-type="float" office:value="139806228492288" calcext:value-type="float">
            <text:p>139806228492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7" calcext:value-type="float">
            <text:p>1461954870.9667</text:p>
          </table:table-cell>
          <table:table-cell office:value-type="float" office:value="139806228496384" calcext:value-type="float">
            <text:p>139806228496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79" calcext:value-type="float">
            <text:p>1461954870.96679</text:p>
          </table:table-cell>
          <table:table-cell office:value-type="float" office:value="139806228500480" calcext:value-type="float">
            <text:p>139806228500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88" calcext:value-type="float">
            <text:p>1461954870.96688</text:p>
          </table:table-cell>
          <table:table-cell office:value-type="float" office:value="139806228504576" calcext:value-type="float">
            <text:p>139806228504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696" calcext:value-type="float">
            <text:p>1461954870.96696</text:p>
          </table:table-cell>
          <table:table-cell office:value-type="float" office:value="139806228508672" calcext:value-type="float">
            <text:p>139806228508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738" calcext:value-type="float">
            <text:p>1461954870.96738</text:p>
          </table:table-cell>
          <table:table-cell office:value-type="float" office:value="139806228684800" calcext:value-type="float">
            <text:p>139806228684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739" calcext:value-type="float">
            <text:p>1461954870.96739</text:p>
          </table:table-cell>
          <table:table-cell office:value-type="float" office:value="139806222986624" calcext:value-type="float">
            <text:p>139806222986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0.9674" calcext:value-type="float">
            <text:p>1461954870.9674</text:p>
          </table:table-cell>
          <table:table-cell office:value-type="float" office:value="139806228680704" calcext:value-type="float">
            <text:p>139806228680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3" calcext:value-type="float">
            <text:p>1461954871.02453</text:p>
          </table:table-cell>
          <table:table-cell office:value-type="float" office:value="39328484" calcext:value-type="float">
            <text:p>39328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4" calcext:value-type="float">
            <text:p>1461954871.02454</text:p>
          </table:table-cell>
          <table:table-cell office:value-type="float" office:value="40884832" calcext:value-type="float">
            <text:p>40884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4" calcext:value-type="float">
            <text:p>1461954871.02454</text:p>
          </table:table-cell>
          <table:table-cell office:value-type="float" office:value="39286360" calcext:value-type="float">
            <text:p>39286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5" calcext:value-type="float">
            <text:p>1461954871.02455</text:p>
          </table:table-cell>
          <table:table-cell office:value-type="float" office:value="41073976" calcext:value-type="float">
            <text:p>41073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5" calcext:value-type="float">
            <text:p>1461954871.02455</text:p>
          </table:table-cell>
          <table:table-cell office:value-type="float" office:value="7333944" calcext:value-type="float">
            <text:p>7333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5" calcext:value-type="float">
            <text:p>1461954871.02455</text:p>
          </table:table-cell>
          <table:table-cell office:value-type="float" office:value="40385000" calcext:value-type="float">
            <text:p>4038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5" calcext:value-type="float">
            <text:p>1461954871.02455</text:p>
          </table:table-cell>
          <table:table-cell office:value-type="float" office:value="39583760" calcext:value-type="float">
            <text:p>3958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6" calcext:value-type="float">
            <text:p>1461954871.02456</text:p>
          </table:table-cell>
          <table:table-cell office:value-type="float" office:value="41149896" calcext:value-type="float">
            <text:p>41149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7" calcext:value-type="float">
            <text:p>1461954871.02457</text:p>
          </table:table-cell>
          <table:table-cell office:value-type="float" office:value="39592584" calcext:value-type="float">
            <text:p>39592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7" calcext:value-type="float">
            <text:p>1461954871.02457</text:p>
          </table:table-cell>
          <table:table-cell office:value-type="float" office:value="41185864" calcext:value-type="float">
            <text:p>41185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7" calcext:value-type="float">
            <text:p>1461954871.02457</text:p>
          </table:table-cell>
          <table:table-cell office:value-type="float" office:value="40310792" calcext:value-type="float">
            <text:p>40310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7" calcext:value-type="float">
            <text:p>1461954871.02457</text:p>
          </table:table-cell>
          <table:table-cell office:value-type="float" office:value="41161800" calcext:value-type="float">
            <text:p>41161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8" calcext:value-type="float">
            <text:p>1461954871.02458</text:p>
          </table:table-cell>
          <table:table-cell office:value-type="float" office:value="39452936" calcext:value-type="float">
            <text:p>39452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8" calcext:value-type="float">
            <text:p>1461954871.02458</text:p>
          </table:table-cell>
          <table:table-cell office:value-type="float" office:value="39605320" calcext:value-type="float">
            <text:p>39605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8" calcext:value-type="float">
            <text:p>1461954871.02458</text:p>
          </table:table-cell>
          <table:table-cell office:value-type="float" office:value="41237448" calcext:value-type="float">
            <text:p>41237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8" calcext:value-type="float">
            <text:p>1461954871.02458</text:p>
          </table:table-cell>
          <table:table-cell office:value-type="float" office:value="39566344" calcext:value-type="float">
            <text:p>39566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9" calcext:value-type="float">
            <text:p>1461954871.02459</text:p>
          </table:table-cell>
          <table:table-cell office:value-type="float" office:value="140732098170564" calcext:value-type="float">
            <text:p>140732098170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9" calcext:value-type="float">
            <text:p>1461954871.02459</text:p>
          </table:table-cell>
          <table:table-cell office:value-type="float" office:value="39302500" calcext:value-type="float">
            <text:p>3930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59" calcext:value-type="float">
            <text:p>1461954871.02459</text:p>
          </table:table-cell>
          <table:table-cell office:value-type="float" office:value="140732098166192" calcext:value-type="float">
            <text:p>140732098166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6" calcext:value-type="float">
            <text:p>1461954871.0246</text:p>
          </table:table-cell>
          <table:table-cell office:value-type="float" office:value="7311873" calcext:value-type="float">
            <text:p>73118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61" calcext:value-type="float">
            <text:p>1461954871.02461</text:p>
          </table:table-cell>
          <table:table-cell office:value-type="float" office:value="41239552" calcext:value-type="float">
            <text:p>41239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64" calcext:value-type="float">
            <text:p>1461954871.02464</text:p>
          </table:table-cell>
          <table:table-cell office:value-type="float" office:value="41244672" calcext:value-type="float">
            <text:p>41244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64" calcext:value-type="float">
            <text:p>1461954871.02464</text:p>
          </table:table-cell>
          <table:table-cell office:value-type="float" office:value="41178440" calcext:value-type="float">
            <text:p>41178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65" calcext:value-type="float">
            <text:p>1461954871.02465</text:p>
          </table:table-cell>
          <table:table-cell office:value-type="float" office:value="39587848" calcext:value-type="float">
            <text:p>39587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65" calcext:value-type="float">
            <text:p>1461954871.02465</text:p>
          </table:table-cell>
          <table:table-cell office:value-type="float" office:value="7324688" calcext:value-type="float">
            <text:p>7324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465" calcext:value-type="float">
            <text:p>1461954871.02465</text:p>
          </table:table-cell>
          <table:table-cell office:value-type="float" office:value="41127944" calcext:value-type="float">
            <text:p>41127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2" calcext:value-type="float">
            <text:p>1461954871.02532</text:p>
          </table:table-cell>
          <table:table-cell office:value-type="float" office:value="41116680" calcext:value-type="float">
            <text:p>41116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3" calcext:value-type="float">
            <text:p>1461954871.02533</text:p>
          </table:table-cell>
          <table:table-cell office:value-type="float" office:value="39323656" calcext:value-type="float">
            <text:p>39323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3" calcext:value-type="float">
            <text:p>1461954871.02533</text:p>
          </table:table-cell>
          <table:table-cell office:value-type="float" office:value="39555084" calcext:value-type="float">
            <text:p>395550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3" calcext:value-type="float">
            <text:p>1461954871.02533</text:p>
          </table:table-cell>
          <table:table-cell office:value-type="float" office:value="7289120" calcext:value-type="float">
            <text:p>7289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3" calcext:value-type="float">
            <text:p>1461954871.02533</text:p>
          </table:table-cell>
          <table:table-cell office:value-type="float" office:value="7306040" calcext:value-type="float">
            <text:p>7306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4" calcext:value-type="float">
            <text:p>1461954871.02534</text:p>
          </table:table-cell>
          <table:table-cell office:value-type="float" office:value="140011899478608" calcext:value-type="float">
            <text:p>140011899478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5" calcext:value-type="float">
            <text:p>1461954871.02535</text:p>
          </table:table-cell>
          <table:table-cell office:value-type="float" office:value="39546888" calcext:value-type="float">
            <text:p>39546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5" calcext:value-type="float">
            <text:p>1461954871.02535</text:p>
          </table:table-cell>
          <table:table-cell office:value-type="float" office:value="39553032" calcext:value-type="float">
            <text:p>39553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6" calcext:value-type="float">
            <text:p>1461954871.02536</text:p>
          </table:table-cell>
          <table:table-cell office:value-type="float" office:value="39264264" calcext:value-type="float">
            <text:p>39264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71.02538" calcext:value-type="float">
            <text:p>1461954871.02538</text:p>
          </table:table-cell>
          <table:table-cell office:value-type="float" office:value="40336136" calcext:value-type="float">
            <text:p>40336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33326" calcext:value-type="float">
            <text:p>1461954881.33326</text:p>
          </table:table-cell>
          <table:table-cell office:value-type="float" office:value="140011903878368" calcext:value-type="float">
            <text:p>140011903878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19" calcext:value-type="float">
            <text:p>1461954881.58919</text:p>
          </table:table-cell>
          <table:table-cell office:value-type="float" office:value="41167368" calcext:value-type="float">
            <text:p>41167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19" calcext:value-type="float">
            <text:p>1461954881.58919</text:p>
          </table:table-cell>
          <table:table-cell office:value-type="float" office:value="39576552" calcext:value-type="float">
            <text:p>39576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2" calcext:value-type="float">
            <text:p>1461954881.5892</text:p>
          </table:table-cell>
          <table:table-cell office:value-type="float" office:value="39473160" calcext:value-type="float">
            <text:p>39473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22" calcext:value-type="float">
            <text:p>1461954881.58922</text:p>
          </table:table-cell>
          <table:table-cell office:value-type="float" office:value="41140968" calcext:value-type="float">
            <text:p>41140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24" calcext:value-type="float">
            <text:p>1461954881.58924</text:p>
          </table:table-cell>
          <table:table-cell office:value-type="float" office:value="41198056" calcext:value-type="float">
            <text:p>41198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37" calcext:value-type="float">
            <text:p>1461954881.58937</text:p>
          </table:table-cell>
          <table:table-cell office:value-type="float" office:value="140011906017812" calcext:value-type="float">
            <text:p>1400119060178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38" calcext:value-type="float">
            <text:p>1461954881.58938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38" calcext:value-type="float">
            <text:p>1461954881.58938</text:p>
          </table:table-cell>
          <table:table-cell office:value-type="float" office:value="140011899484612" calcext:value-type="float">
            <text:p>1400118994846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39" calcext:value-type="float">
            <text:p>1461954881.58939</text:p>
          </table:table-cell>
          <table:table-cell office:value-type="float" office:value="7321916" calcext:value-type="float">
            <text:p>73219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39" calcext:value-type="float">
            <text:p>1461954881.58939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" calcext:value-type="float">
            <text:p>1461954881.5894</text:p>
          </table:table-cell>
          <table:table-cell office:value-type="float" office:value="7329491" calcext:value-type="float">
            <text:p>73294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" calcext:value-type="float">
            <text:p>1461954881.5894</text:p>
          </table:table-cell>
          <table:table-cell office:value-type="float" office:value="41123392" calcext:value-type="float">
            <text:p>41123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1" calcext:value-type="float">
            <text:p>1461954881.58941</text:p>
          </table:table-cell>
          <table:table-cell office:value-type="float" office:value="7278168" calcext:value-type="float">
            <text:p>7278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1" calcext:value-type="float">
            <text:p>1461954881.58941</text:p>
          </table:table-cell>
          <table:table-cell office:value-type="float" office:value="41175784" calcext:value-type="float">
            <text:p>41175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2" calcext:value-type="float">
            <text:p>1461954881.58942</text:p>
          </table:table-cell>
          <table:table-cell office:value-type="float" office:value="39300772" calcext:value-type="float">
            <text:p>39300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2" calcext:value-type="float">
            <text:p>1461954881.58942</text:p>
          </table:table-cell>
          <table:table-cell office:value-type="float" office:value="41231816" calcext:value-type="float">
            <text:p>41231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3" calcext:value-type="float">
            <text:p>1461954881.58943</text:p>
          </table:table-cell>
          <table:table-cell office:value-type="float" office:value="39620392" calcext:value-type="float">
            <text:p>39620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3" calcext:value-type="float">
            <text:p>1461954881.58943</text:p>
          </table:table-cell>
          <table:table-cell office:value-type="float" office:value="41129928" calcext:value-type="float">
            <text:p>41129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3" calcext:value-type="float">
            <text:p>1461954881.58943</text:p>
          </table:table-cell>
          <table:table-cell office:value-type="float" office:value="39263200" calcext:value-type="float">
            <text:p>39263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4" calcext:value-type="float">
            <text:p>1461954881.58944</text:p>
          </table:table-cell>
          <table:table-cell office:value-type="float" office:value="41237576" calcext:value-type="float">
            <text:p>41237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4" calcext:value-type="float">
            <text:p>1461954881.58944</text:p>
          </table:table-cell>
          <table:table-cell office:value-type="float" office:value="39310920" calcext:value-type="float">
            <text:p>39310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5" calcext:value-type="float">
            <text:p>1461954881.58945</text:p>
          </table:table-cell>
          <table:table-cell office:value-type="float" office:value="39610696" calcext:value-type="float">
            <text:p>39610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5" calcext:value-type="float">
            <text:p>1461954881.58945</text:p>
          </table:table-cell>
          <table:table-cell office:value-type="float" office:value="7310836" calcext:value-type="float">
            <text:p>7310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6" calcext:value-type="float">
            <text:p>1461954881.58946</text:p>
          </table:table-cell>
          <table:table-cell office:value-type="float" office:value="39288868" calcext:value-type="float">
            <text:p>39288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7" calcext:value-type="float">
            <text:p>1461954881.58947</text:p>
          </table:table-cell>
          <table:table-cell office:value-type="float" office:value="140011906017808" calcext:value-type="float">
            <text:p>140011906017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7" calcext:value-type="float">
            <text:p>1461954881.58947</text:p>
          </table:table-cell>
          <table:table-cell office:value-type="float" office:value="140011896340517" calcext:value-type="float">
            <text:p>1400118963405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9" calcext:value-type="float">
            <text:p>1461954881.58949</text:p>
          </table:table-cell>
          <table:table-cell office:value-type="float" office:value="140011906124232" calcext:value-type="float">
            <text:p>140011906124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9" calcext:value-type="float">
            <text:p>1461954881.58949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49" calcext:value-type="float">
            <text:p>1461954881.58949</text:p>
          </table:table-cell>
          <table:table-cell office:value-type="float" office:value="140011896060240" calcext:value-type="float">
            <text:p>14001189606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" calcext:value-type="float">
            <text:p>1461954881.5895</text:p>
          </table:table-cell>
          <table:table-cell office:value-type="float" office:value="140011899484624" calcext:value-type="float">
            <text:p>140011899484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" calcext:value-type="float">
            <text:p>1461954881.5895</text:p>
          </table:table-cell>
          <table:table-cell office:value-type="float" office:value="140011899489888" calcext:value-type="float">
            <text:p>14001189948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" calcext:value-type="float">
            <text:p>1461954881.5895</text:p>
          </table:table-cell>
          <table:table-cell office:value-type="float" office:value="4482927" calcext:value-type="float">
            <text:p>44829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1" calcext:value-type="float">
            <text:p>1461954881.58951</text:p>
          </table:table-cell>
          <table:table-cell office:value-type="float" office:value="4315072" calcext:value-type="float">
            <text:p>4315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1" calcext:value-type="float">
            <text:p>1461954881.58951</text:p>
          </table:table-cell>
          <table:table-cell office:value-type="float" office:value="4328112" calcext:value-type="float">
            <text:p>4328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1" calcext:value-type="float">
            <text:p>1461954881.58951</text:p>
          </table:table-cell>
          <table:table-cell office:value-type="float" office:value="140011895775104" calcext:value-type="float">
            <text:p>140011895775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2" calcext:value-type="float">
            <text:p>1461954881.58952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2" calcext:value-type="float">
            <text:p>1461954881.58952</text:p>
          </table:table-cell>
          <table:table-cell office:value-type="float" office:value="4575216" calcext:value-type="float">
            <text:p>457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3" calcext:value-type="float">
            <text:p>1461954881.58953</text:p>
          </table:table-cell>
          <table:table-cell office:value-type="float" office:value="140011896535904" calcext:value-type="float">
            <text:p>1400118965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3" calcext:value-type="float">
            <text:p>1461954881.58953</text:p>
          </table:table-cell>
          <table:table-cell office:value-type="float" office:value="7278184" calcext:value-type="float">
            <text:p>7278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5" calcext:value-type="float">
            <text:p>1461954881.58955</text:p>
          </table:table-cell>
          <table:table-cell office:value-type="float" office:value="4409238" calcext:value-type="float">
            <text:p>44092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5" calcext:value-type="float">
            <text:p>1461954881.58955</text:p>
          </table:table-cell>
          <table:table-cell office:value-type="float" office:value="7321932" calcext:value-type="float">
            <text:p>7321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6" calcext:value-type="float">
            <text:p>1461954881.58956</text:p>
          </table:table-cell>
          <table:table-cell office:value-type="float" office:value="7331760" calcext:value-type="float">
            <text:p>7331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6" calcext:value-type="float">
            <text:p>1461954881.58956</text:p>
          </table:table-cell>
          <table:table-cell office:value-type="float" office:value="7331864" calcext:value-type="float">
            <text:p>7331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7" calcext:value-type="float">
            <text:p>1461954881.58957</text:p>
          </table:table-cell>
          <table:table-cell office:value-type="float" office:value="4789472" calcext:value-type="float">
            <text:p>4789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7" calcext:value-type="float">
            <text:p>1461954881.58957</text:p>
          </table:table-cell>
          <table:table-cell office:value-type="float" office:value="4637008" calcext:value-type="float">
            <text:p>4637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7" calcext:value-type="float">
            <text:p>1461954881.58957</text:p>
          </table:table-cell>
          <table:table-cell office:value-type="float" office:value="4664704" calcext:value-type="float">
            <text:p>466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8" calcext:value-type="float">
            <text:p>1461954881.58958</text:p>
          </table:table-cell>
          <table:table-cell office:value-type="float" office:value="4935904" calcext:value-type="float">
            <text:p>49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8" calcext:value-type="float">
            <text:p>1461954881.58958</text:p>
          </table:table-cell>
          <table:table-cell office:value-type="float" office:value="5061576" calcext:value-type="float">
            <text:p>5061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59" calcext:value-type="float">
            <text:p>1461954881.58959</text:p>
          </table:table-cell>
          <table:table-cell office:value-type="float" office:value="39571680" calcext:value-type="float">
            <text:p>3957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6" calcext:value-type="float">
            <text:p>1461954881.5896</text:p>
          </table:table-cell>
          <table:table-cell office:value-type="float" office:value="140011903972576" calcext:value-type="float">
            <text:p>140011903972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6" calcext:value-type="float">
            <text:p>1461954881.5896</text:p>
          </table:table-cell>
          <table:table-cell office:value-type="float" office:value="4215853" calcext:value-type="float">
            <text:p>4215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61" calcext:value-type="float">
            <text:p>1461954881.58961</text:p>
          </table:table-cell>
          <table:table-cell office:value-type="float" office:value="140011903986800" calcext:value-type="float">
            <text:p>140011903986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61" calcext:value-type="float">
            <text:p>1461954881.58961</text:p>
          </table:table-cell>
          <table:table-cell office:value-type="float" office:value="140011901616760" calcext:value-type="float">
            <text:p>140011901616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61" calcext:value-type="float">
            <text:p>1461954881.58961</text:p>
          </table:table-cell>
          <table:table-cell office:value-type="float" office:value="140011899503256" calcext:value-type="float">
            <text:p>140011899503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62" calcext:value-type="float">
            <text:p>1461954881.58962</text:p>
          </table:table-cell>
          <table:table-cell office:value-type="float" office:value="140011895551680" calcext:value-type="float">
            <text:p>14001189555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62" calcext:value-type="float">
            <text:p>1461954881.58962</text:p>
          </table:table-cell>
          <table:table-cell office:value-type="float" office:value="140011895632021" calcext:value-type="float">
            <text:p>1400118956320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66" calcext:value-type="float">
            <text:p>1461954881.58966</text:p>
          </table:table-cell>
          <table:table-cell office:value-type="float" office:value="140737488351213" calcext:value-type="float">
            <text:p>140737488351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79" calcext:value-type="float">
            <text:p>1461954881.58979</text:p>
          </table:table-cell>
          <table:table-cell office:value-type="float" office:value="6312288" calcext:value-type="float">
            <text:p>6312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" calcext:value-type="float">
            <text:p>1461954881.5898</text:p>
          </table:table-cell>
          <table:table-cell office:value-type="float" office:value="139790987808740" calcext:value-type="float">
            <text:p>1397909878087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2" calcext:value-type="float">
            <text:p>1461954881.58982</text:p>
          </table:table-cell>
          <table:table-cell office:value-type="float" office:value="140720794887417" calcext:value-type="float">
            <text:p>1407207948874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3" calcext:value-type="float">
            <text:p>1461954881.58983</text:p>
          </table:table-cell>
          <table:table-cell office:value-type="float" office:value="139790985568976" calcext:value-type="float">
            <text:p>139790985568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3" calcext:value-type="float">
            <text:p>1461954881.58983</text:p>
          </table:table-cell>
          <table:table-cell office:value-type="float" office:value="139790987804272" calcext:value-type="float">
            <text:p>139790987804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3" calcext:value-type="float">
            <text:p>1461954881.58983</text:p>
          </table:table-cell>
          <table:table-cell office:value-type="float" office:value="139790987803800" calcext:value-type="float">
            <text:p>139790987803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4" calcext:value-type="float">
            <text:p>1461954881.58984</text:p>
          </table:table-cell>
          <table:table-cell office:value-type="float" office:value="139790985676092" calcext:value-type="float">
            <text:p>139790985676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4" calcext:value-type="float">
            <text:p>1461954881.58984</text:p>
          </table:table-cell>
          <table:table-cell office:value-type="float" office:value="139790987809144" calcext:value-type="float">
            <text:p>139790987809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4" calcext:value-type="float">
            <text:p>1461954881.58984</text:p>
          </table:table-cell>
          <table:table-cell office:value-type="float" office:value="140720794886136" calcext:value-type="float">
            <text:p>140720794886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5" calcext:value-type="float">
            <text:p>1461954881.58985</text:p>
          </table:table-cell>
          <table:table-cell office:value-type="float" office:value="4194368" calcext:value-type="float">
            <text:p>419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5" calcext:value-type="float">
            <text:p>1461954881.58985</text:p>
          </table:table-cell>
          <table:table-cell office:value-type="float" office:value="6311464" calcext:value-type="float">
            <text:p>6311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6" calcext:value-type="float">
            <text:p>1461954881.58986</text:p>
          </table:table-cell>
          <table:table-cell office:value-type="float" office:value="140720794968120" calcext:value-type="float">
            <text:p>140720794968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7" calcext:value-type="float">
            <text:p>1461954881.58987</text:p>
          </table:table-cell>
          <table:table-cell office:value-type="float" office:value="139790987792400" calcext:value-type="float">
            <text:p>139790987792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7" calcext:value-type="float">
            <text:p>1461954881.58987</text:p>
          </table:table-cell>
          <table:table-cell office:value-type="float" office:value="139790985632128" calcext:value-type="float">
            <text:p>139790985632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7" calcext:value-type="float">
            <text:p>1461954881.58987</text:p>
          </table:table-cell>
          <table:table-cell office:value-type="float" office:value="6311664" calcext:value-type="float">
            <text:p>6311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89" calcext:value-type="float">
            <text:p>1461954881.58989</text:p>
          </table:table-cell>
          <table:table-cell office:value-type="float" office:value="139790987710464" calcext:value-type="float">
            <text:p>139790987710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" calcext:value-type="float">
            <text:p>1461954881.5899</text:p>
          </table:table-cell>
          <table:table-cell office:value-type="float" office:value="139790987777225" calcext:value-type="float">
            <text:p>139790987777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1" calcext:value-type="float">
            <text:p>1461954881.58991</text:p>
          </table:table-cell>
          <table:table-cell office:value-type="float" office:value="139790987797664" calcext:value-type="float">
            <text:p>139790987797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3" calcext:value-type="float">
            <text:p>1461954881.58993</text:p>
          </table:table-cell>
          <table:table-cell office:value-type="float" office:value="139790985541792" calcext:value-type="float">
            <text:p>139790985541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3" calcext:value-type="float">
            <text:p>1461954881.58993</text:p>
          </table:table-cell>
          <table:table-cell office:value-type="float" office:value="139790985534368" calcext:value-type="float">
            <text:p>13979098553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4" calcext:value-type="float">
            <text:p>1461954881.58994</text:p>
          </table:table-cell>
          <table:table-cell office:value-type="float" office:value="139790985534456" calcext:value-type="float">
            <text:p>1397909855344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4" calcext:value-type="float">
            <text:p>1461954881.58994</text:p>
          </table:table-cell>
          <table:table-cell office:value-type="float" office:value="139790981612216" calcext:value-type="float">
            <text:p>139790981612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4" calcext:value-type="float">
            <text:p>1461954881.58994</text:p>
          </table:table-cell>
          <table:table-cell office:value-type="float" office:value="139790981702972" calcext:value-type="float">
            <text:p>1397909817029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5" calcext:value-type="float">
            <text:p>1461954881.58995</text:p>
          </table:table-cell>
          <table:table-cell office:value-type="float" office:value="139790987706376" calcext:value-type="float">
            <text:p>139790987706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6" calcext:value-type="float">
            <text:p>1461954881.58996</text:p>
          </table:table-cell>
          <table:table-cell office:value-type="float" office:value="139790987700032" calcext:value-type="float">
            <text:p>139790987700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6" calcext:value-type="float">
            <text:p>1461954881.58996</text:p>
          </table:table-cell>
          <table:table-cell office:value-type="float" office:value="139790987702272" calcext:value-type="float">
            <text:p>139790987702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6" calcext:value-type="float">
            <text:p>1461954881.58996</text:p>
          </table:table-cell>
          <table:table-cell office:value-type="float" office:value="139790985535496" calcext:value-type="float">
            <text:p>1397909855354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7" calcext:value-type="float">
            <text:p>1461954881.58997</text:p>
          </table:table-cell>
          <table:table-cell office:value-type="float" office:value="139790985520960" calcext:value-type="float">
            <text:p>1397909855209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7" calcext:value-type="float">
            <text:p>1461954881.58997</text:p>
          </table:table-cell>
          <table:table-cell office:value-type="float" office:value="139790985523272" calcext:value-type="float">
            <text:p>139790985523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7" calcext:value-type="float">
            <text:p>1461954881.58997</text:p>
          </table:table-cell>
          <table:table-cell office:value-type="float" office:value="139790985527296" calcext:value-type="float">
            <text:p>139790985527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8998" calcext:value-type="float">
            <text:p>1461954881.58998</text:p>
          </table:table-cell>
          <table:table-cell office:value-type="float" office:value="139790981726208" calcext:value-type="float">
            <text:p>139790981726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1" calcext:value-type="float">
            <text:p>1461954881.59001</text:p>
          </table:table-cell>
          <table:table-cell office:value-type="float" office:value="139790982188384" calcext:value-type="float">
            <text:p>139790982188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2" calcext:value-type="float">
            <text:p>1461954881.59002</text:p>
          </table:table-cell>
          <table:table-cell office:value-type="float" office:value="139790985559040" calcext:value-type="float">
            <text:p>139790985559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2" calcext:value-type="float">
            <text:p>1461954881.59002</text:p>
          </table:table-cell>
          <table:table-cell office:value-type="float" office:value="139790985559044" calcext:value-type="float">
            <text:p>1397909855590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3" calcext:value-type="float">
            <text:p>1461954881.59003</text:p>
          </table:table-cell>
          <table:table-cell office:value-type="float" office:value="139790982337472" calcext:value-type="float">
            <text:p>139790982337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3" calcext:value-type="float">
            <text:p>1461954881.59003</text:p>
          </table:table-cell>
          <table:table-cell office:value-type="float" office:value="139790983169350" calcext:value-type="float">
            <text:p>1397909831693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3" calcext:value-type="float">
            <text:p>1461954881.59003</text:p>
          </table:table-cell>
          <table:table-cell office:value-type="float" office:value="139790982883616" calcext:value-type="float">
            <text:p>139790982883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6" calcext:value-type="float">
            <text:p>1461954881.59006</text:p>
          </table:table-cell>
          <table:table-cell office:value-type="float" office:value="139790985548960" calcext:value-type="float">
            <text:p>1397909855489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7" calcext:value-type="float">
            <text:p>1461954881.59007</text:p>
          </table:table-cell>
          <table:table-cell office:value-type="float" office:value="139790982636288" calcext:value-type="float">
            <text:p>139790982636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7" calcext:value-type="float">
            <text:p>1461954881.59007</text:p>
          </table:table-cell>
          <table:table-cell office:value-type="float" office:value="139790982178752" calcext:value-type="float">
            <text:p>139790982178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7" calcext:value-type="float">
            <text:p>1461954881.59007</text:p>
          </table:table-cell>
          <table:table-cell office:value-type="float" office:value="139790981808384" calcext:value-type="float">
            <text:p>139790981808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8" calcext:value-type="float">
            <text:p>1461954881.59008</text:p>
          </table:table-cell>
          <table:table-cell office:value-type="float" office:value="139790982273568" calcext:value-type="float">
            <text:p>139790982273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08" calcext:value-type="float">
            <text:p>1461954881.59008</text:p>
          </table:table-cell>
          <table:table-cell office:value-type="float" office:value="139790983155344" calcext:value-type="float">
            <text:p>139790983155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" calcext:value-type="float">
            <text:p>1461954881.5901</text:p>
          </table:table-cell>
          <table:table-cell office:value-type="float" office:value="139790981858496" calcext:value-type="float">
            <text:p>1397909818584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" calcext:value-type="float">
            <text:p>1461954881.5901</text:p>
          </table:table-cell>
          <table:table-cell office:value-type="float" office:value="139790985560180" calcext:value-type="float">
            <text:p>1397909855601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" calcext:value-type="float">
            <text:p>1461954881.5901</text:p>
          </table:table-cell>
          <table:table-cell office:value-type="float" office:value="139790985544336" calcext:value-type="float">
            <text:p>139790985544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" calcext:value-type="float">
            <text:p>1461954881.5901</text:p>
          </table:table-cell>
          <table:table-cell office:value-type="float" office:value="139790983079545" calcext:value-type="float">
            <text:p>1397909830795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1" calcext:value-type="float">
            <text:p>1461954881.59011</text:p>
          </table:table-cell>
          <table:table-cell office:value-type="float" office:value="139790982409280" calcext:value-type="float">
            <text:p>139790982409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5" calcext:value-type="float">
            <text:p>1461954881.59015</text:p>
          </table:table-cell>
          <table:table-cell office:value-type="float" office:value="139790982693792" calcext:value-type="float">
            <text:p>139790982693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5" calcext:value-type="float">
            <text:p>1461954881.59015</text:p>
          </table:table-cell>
          <table:table-cell office:value-type="float" office:value="11603976" calcext:value-type="float">
            <text:p>11603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6" calcext:value-type="float">
            <text:p>1461954881.59016</text:p>
          </table:table-cell>
          <table:table-cell office:value-type="float" office:value="139790982575641" calcext:value-type="float">
            <text:p>1397909825756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7" calcext:value-type="float">
            <text:p>1461954881.59017</text:p>
          </table:table-cell>
          <table:table-cell office:value-type="float" office:value="139790974394384" calcext:value-type="float">
            <text:p>139790974394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8" calcext:value-type="float">
            <text:p>1461954881.59018</text:p>
          </table:table-cell>
          <table:table-cell office:value-type="float" office:value="139790977461984" calcext:value-type="float">
            <text:p>139790977461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8" calcext:value-type="float">
            <text:p>1461954881.59018</text:p>
          </table:table-cell>
          <table:table-cell office:value-type="float" office:value="139790977494056" calcext:value-type="float">
            <text:p>139790977494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8" calcext:value-type="float">
            <text:p>1461954881.59018</text:p>
          </table:table-cell>
          <table:table-cell office:value-type="float" office:value="139790977630148" calcext:value-type="float">
            <text:p>1397909776301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9" calcext:value-type="float">
            <text:p>1461954881.59019</text:p>
          </table:table-cell>
          <table:table-cell office:value-type="float" office:value="139790979018752" calcext:value-type="float">
            <text:p>139790979018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9" calcext:value-type="float">
            <text:p>1461954881.59019</text:p>
          </table:table-cell>
          <table:table-cell office:value-type="float" office:value="139790976214704" calcext:value-type="float">
            <text:p>13979097621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19" calcext:value-type="float">
            <text:p>1461954881.59019</text:p>
          </table:table-cell>
          <table:table-cell office:value-type="float" office:value="139790977230932" calcext:value-type="float">
            <text:p>139790977230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21" calcext:value-type="float">
            <text:p>1461954881.59021</text:p>
          </table:table-cell>
          <table:table-cell office:value-type="float" office:value="11608072" calcext:value-type="float">
            <text:p>11608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022" calcext:value-type="float">
            <text:p>1461954881.59022</text:p>
          </table:table-cell>
          <table:table-cell office:value-type="float" office:value="139790987431944" calcext:value-type="float">
            <text:p>139790987431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28" calcext:value-type="float">
            <text:p>1461954881.59128</text:p>
          </table:table-cell>
          <table:table-cell office:value-type="float" office:value="139790987436032" calcext:value-type="float">
            <text:p>13979098743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34" calcext:value-type="float">
            <text:p>1461954881.59134</text:p>
          </table:table-cell>
          <table:table-cell office:value-type="float" office:value="139790987440128" calcext:value-type="float">
            <text:p>13979098744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41" calcext:value-type="float">
            <text:p>1461954881.59141</text:p>
          </table:table-cell>
          <table:table-cell office:value-type="float" office:value="139790987444224" calcext:value-type="float">
            <text:p>139790987444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48" calcext:value-type="float">
            <text:p>1461954881.59148</text:p>
          </table:table-cell>
          <table:table-cell office:value-type="float" office:value="139790987448320" calcext:value-type="float">
            <text:p>139790987448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55" calcext:value-type="float">
            <text:p>1461954881.59155</text:p>
          </table:table-cell>
          <table:table-cell office:value-type="float" office:value="139790987452416" calcext:value-type="float">
            <text:p>1397909874524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62" calcext:value-type="float">
            <text:p>1461954881.59162</text:p>
          </table:table-cell>
          <table:table-cell office:value-type="float" office:value="139790987456512" calcext:value-type="float">
            <text:p>139790987456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68" calcext:value-type="float">
            <text:p>1461954881.59168</text:p>
          </table:table-cell>
          <table:table-cell office:value-type="float" office:value="139790987460608" calcext:value-type="float">
            <text:p>139790987460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74" calcext:value-type="float">
            <text:p>1461954881.59174</text:p>
          </table:table-cell>
          <table:table-cell office:value-type="float" office:value="139790987464704" calcext:value-type="float">
            <text:p>13979098746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78" calcext:value-type="float">
            <text:p>1461954881.59178</text:p>
          </table:table-cell>
          <table:table-cell office:value-type="float" office:value="139790987468800" calcext:value-type="float">
            <text:p>139790987468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187" calcext:value-type="float">
            <text:p>1461954881.59187</text:p>
          </table:table-cell>
          <table:table-cell office:value-type="float" office:value="139790987472896" calcext:value-type="float">
            <text:p>139790987472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201" calcext:value-type="float">
            <text:p>1461954881.59201</text:p>
          </table:table-cell>
          <table:table-cell office:value-type="float" office:value="139790987476992" calcext:value-type="float">
            <text:p>139790987476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214" calcext:value-type="float">
            <text:p>1461954881.59214</text:p>
          </table:table-cell>
          <table:table-cell office:value-type="float" office:value="139790987481088" calcext:value-type="float">
            <text:p>13979098748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229" calcext:value-type="float">
            <text:p>1461954881.59229</text:p>
          </table:table-cell>
          <table:table-cell office:value-type="float" office:value="139790987485184" calcext:value-type="float">
            <text:p>139790987485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244" calcext:value-type="float">
            <text:p>1461954881.59244</text:p>
          </table:table-cell>
          <table:table-cell office:value-type="float" office:value="139790987489280" calcext:value-type="float">
            <text:p>139790987489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259" calcext:value-type="float">
            <text:p>1461954881.59259</text:p>
          </table:table-cell>
          <table:table-cell office:value-type="float" office:value="139790987493376" calcext:value-type="float">
            <text:p>139790987493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274" calcext:value-type="float">
            <text:p>1461954881.59274</text:p>
          </table:table-cell>
          <table:table-cell office:value-type="float" office:value="139790987497472" calcext:value-type="float">
            <text:p>139790987497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288" calcext:value-type="float">
            <text:p>1461954881.59288</text:p>
          </table:table-cell>
          <table:table-cell office:value-type="float" office:value="139790987501568" calcext:value-type="float">
            <text:p>139790987501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303" calcext:value-type="float">
            <text:p>1461954881.59303</text:p>
          </table:table-cell>
          <table:table-cell office:value-type="float" office:value="139790987505664" calcext:value-type="float">
            <text:p>139790987505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318" calcext:value-type="float">
            <text:p>1461954881.59318</text:p>
          </table:table-cell>
          <table:table-cell office:value-type="float" office:value="139790987509760" calcext:value-type="float">
            <text:p>139790987509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333" calcext:value-type="float">
            <text:p>1461954881.59333</text:p>
          </table:table-cell>
          <table:table-cell office:value-type="float" office:value="139790987513856" calcext:value-type="float">
            <text:p>139790987513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348" calcext:value-type="float">
            <text:p>1461954881.59348</text:p>
          </table:table-cell>
          <table:table-cell office:value-type="float" office:value="139790987517952" calcext:value-type="float">
            <text:p>139790987517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363" calcext:value-type="float">
            <text:p>1461954881.59363</text:p>
          </table:table-cell>
          <table:table-cell office:value-type="float" office:value="139790987522048" calcext:value-type="float">
            <text:p>139790987522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378" calcext:value-type="float">
            <text:p>1461954881.59378</text:p>
          </table:table-cell>
          <table:table-cell office:value-type="float" office:value="139790987526144" calcext:value-type="float">
            <text:p>139790987526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393" calcext:value-type="float">
            <text:p>1461954881.59393</text:p>
          </table:table-cell>
          <table:table-cell office:value-type="float" office:value="139790987530240" calcext:value-type="float">
            <text:p>13979098753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407" calcext:value-type="float">
            <text:p>1461954881.59407</text:p>
          </table:table-cell>
          <table:table-cell office:value-type="float" office:value="139790987534336" calcext:value-type="float">
            <text:p>139790987534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421" calcext:value-type="float">
            <text:p>1461954881.59421</text:p>
          </table:table-cell>
          <table:table-cell office:value-type="float" office:value="139790987538432" calcext:value-type="float">
            <text:p>139790987538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436" calcext:value-type="float">
            <text:p>1461954881.59436</text:p>
          </table:table-cell>
          <table:table-cell office:value-type="float" office:value="139790987542528" calcext:value-type="float">
            <text:p>139790987542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45" calcext:value-type="float">
            <text:p>1461954881.5945</text:p>
          </table:table-cell>
          <table:table-cell office:value-type="float" office:value="139790987546624" calcext:value-type="float">
            <text:p>139790987546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465" calcext:value-type="float">
            <text:p>1461954881.59465</text:p>
          </table:table-cell>
          <table:table-cell office:value-type="float" office:value="139790987550720" calcext:value-type="float">
            <text:p>139790987550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48" calcext:value-type="float">
            <text:p>1461954881.5948</text:p>
          </table:table-cell>
          <table:table-cell office:value-type="float" office:value="139790987554816" calcext:value-type="float">
            <text:p>139790987554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496" calcext:value-type="float">
            <text:p>1461954881.59496</text:p>
          </table:table-cell>
          <table:table-cell office:value-type="float" office:value="139790987558912" calcext:value-type="float">
            <text:p>139790987558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543" calcext:value-type="float">
            <text:p>1461954881.59543</text:p>
          </table:table-cell>
          <table:table-cell office:value-type="float" office:value="139790987563008" calcext:value-type="float">
            <text:p>139790987563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558" calcext:value-type="float">
            <text:p>1461954881.59558</text:p>
          </table:table-cell>
          <table:table-cell office:value-type="float" office:value="139790987567104" calcext:value-type="float">
            <text:p>139790987567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572" calcext:value-type="float">
            <text:p>1461954881.59572</text:p>
          </table:table-cell>
          <table:table-cell office:value-type="float" office:value="139790987571200" calcext:value-type="float">
            <text:p>139790987571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587" calcext:value-type="float">
            <text:p>1461954881.59587</text:p>
          </table:table-cell>
          <table:table-cell office:value-type="float" office:value="139790987575296" calcext:value-type="float">
            <text:p>139790987575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601" calcext:value-type="float">
            <text:p>1461954881.59601</text:p>
          </table:table-cell>
          <table:table-cell office:value-type="float" office:value="139790987579392" calcext:value-type="float">
            <text:p>139790987579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616" calcext:value-type="float">
            <text:p>1461954881.59616</text:p>
          </table:table-cell>
          <table:table-cell office:value-type="float" office:value="139790987583488" calcext:value-type="float">
            <text:p>139790987583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629" calcext:value-type="float">
            <text:p>1461954881.59629</text:p>
          </table:table-cell>
          <table:table-cell office:value-type="float" office:value="139790987587584" calcext:value-type="float">
            <text:p>139790987587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642" calcext:value-type="float">
            <text:p>1461954881.59642</text:p>
          </table:table-cell>
          <table:table-cell office:value-type="float" office:value="139790987763712" calcext:value-type="float">
            <text:p>139790987763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644" calcext:value-type="float">
            <text:p>1461954881.59644</text:p>
          </table:table-cell>
          <table:table-cell office:value-type="float" office:value="139790982065536" calcext:value-type="float">
            <text:p>1397909820655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59645" calcext:value-type="float">
            <text:p>1461954881.59645</text:p>
          </table:table-cell>
          <table:table-cell office:value-type="float" office:value="139790987759616" calcext:value-type="float">
            <text:p>139790987759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27" calcext:value-type="float">
            <text:p>1461954881.65627</text:p>
          </table:table-cell>
          <table:table-cell office:value-type="float" office:value="39328484" calcext:value-type="float">
            <text:p>39328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27" calcext:value-type="float">
            <text:p>1461954881.65627</text:p>
          </table:table-cell>
          <table:table-cell office:value-type="float" office:value="41073968" calcext:value-type="float">
            <text:p>41073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28" calcext:value-type="float">
            <text:p>1461954881.65628</text:p>
          </table:table-cell>
          <table:table-cell office:value-type="float" office:value="40884840" calcext:value-type="float">
            <text:p>40884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28" calcext:value-type="float">
            <text:p>1461954881.65628</text:p>
          </table:table-cell>
          <table:table-cell office:value-type="float" office:value="39286360" calcext:value-type="float">
            <text:p>39286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28" calcext:value-type="float">
            <text:p>1461954881.65628</text:p>
          </table:table-cell>
          <table:table-cell office:value-type="float" office:value="7333944" calcext:value-type="float">
            <text:p>7333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28" calcext:value-type="float">
            <text:p>1461954881.65628</text:p>
          </table:table-cell>
          <table:table-cell office:value-type="float" office:value="40385000" calcext:value-type="float">
            <text:p>4038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29" calcext:value-type="float">
            <text:p>1461954881.65629</text:p>
          </table:table-cell>
          <table:table-cell office:value-type="float" office:value="39583760" calcext:value-type="float">
            <text:p>3958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29" calcext:value-type="float">
            <text:p>1461954881.65629</text:p>
          </table:table-cell>
          <table:table-cell office:value-type="float" office:value="41159080" calcext:value-type="float">
            <text:p>41159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29" calcext:value-type="float">
            <text:p>1461954881.65629</text:p>
          </table:table-cell>
          <table:table-cell office:value-type="float" office:value="39578632" calcext:value-type="float">
            <text:p>39578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" calcext:value-type="float">
            <text:p>1461954881.6563</text:p>
          </table:table-cell>
          <table:table-cell office:value-type="float" office:value="41161800" calcext:value-type="float">
            <text:p>41161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" calcext:value-type="float">
            <text:p>1461954881.6563</text:p>
          </table:table-cell>
          <table:table-cell office:value-type="float" office:value="41185864" calcext:value-type="float">
            <text:p>41185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1" calcext:value-type="float">
            <text:p>1461954881.65631</text:p>
          </table:table-cell>
          <table:table-cell office:value-type="float" office:value="39592584" calcext:value-type="float">
            <text:p>39592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1" calcext:value-type="float">
            <text:p>1461954881.65631</text:p>
          </table:table-cell>
          <table:table-cell office:value-type="float" office:value="40310792" calcext:value-type="float">
            <text:p>40310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1" calcext:value-type="float">
            <text:p>1461954881.65631</text:p>
          </table:table-cell>
          <table:table-cell office:value-type="float" office:value="39452936" calcext:value-type="float">
            <text:p>39452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1" calcext:value-type="float">
            <text:p>1461954881.65631</text:p>
          </table:table-cell>
          <table:table-cell office:value-type="float" office:value="39605320" calcext:value-type="float">
            <text:p>39605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1" calcext:value-type="float">
            <text:p>1461954881.65631</text:p>
          </table:table-cell>
          <table:table-cell office:value-type="float" office:value="39566344" calcext:value-type="float">
            <text:p>39566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2" calcext:value-type="float">
            <text:p>1461954881.65632</text:p>
          </table:table-cell>
          <table:table-cell office:value-type="float" office:value="140732098170564" calcext:value-type="float">
            <text:p>140732098170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2" calcext:value-type="float">
            <text:p>1461954881.65632</text:p>
          </table:table-cell>
          <table:table-cell office:value-type="float" office:value="39302500" calcext:value-type="float">
            <text:p>3930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3" calcext:value-type="float">
            <text:p>1461954881.65633</text:p>
          </table:table-cell>
          <table:table-cell office:value-type="float" office:value="140732098166192" calcext:value-type="float">
            <text:p>140732098166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3" calcext:value-type="float">
            <text:p>1461954881.65633</text:p>
          </table:table-cell>
          <table:table-cell office:value-type="float" office:value="7311873" calcext:value-type="float">
            <text:p>73118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5" calcext:value-type="float">
            <text:p>1461954881.65635</text:p>
          </table:table-cell>
          <table:table-cell office:value-type="float" office:value="41239552" calcext:value-type="float">
            <text:p>41239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7" calcext:value-type="float">
            <text:p>1461954881.65637</text:p>
          </table:table-cell>
          <table:table-cell office:value-type="float" office:value="41244672" calcext:value-type="float">
            <text:p>41244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7" calcext:value-type="float">
            <text:p>1461954881.65637</text:p>
          </table:table-cell>
          <table:table-cell office:value-type="float" office:value="41150728" calcext:value-type="float">
            <text:p>411507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8" calcext:value-type="float">
            <text:p>1461954881.65638</text:p>
          </table:table-cell>
          <table:table-cell office:value-type="float" office:value="41178440" calcext:value-type="float">
            <text:p>41178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8" calcext:value-type="float">
            <text:p>1461954881.65638</text:p>
          </table:table-cell>
          <table:table-cell office:value-type="float" office:value="39587848" calcext:value-type="float">
            <text:p>39587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638" calcext:value-type="float">
            <text:p>1461954881.65638</text:p>
          </table:table-cell>
          <table:table-cell office:value-type="float" office:value="7324688" calcext:value-type="float">
            <text:p>7324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706" calcext:value-type="float">
            <text:p>1461954881.65706</text:p>
          </table:table-cell>
          <table:table-cell office:value-type="float" office:value="41116680" calcext:value-type="float">
            <text:p>41116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706" calcext:value-type="float">
            <text:p>1461954881.65706</text:p>
          </table:table-cell>
          <table:table-cell office:value-type="float" office:value="39323656" calcext:value-type="float">
            <text:p>39323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706" calcext:value-type="float">
            <text:p>1461954881.65706</text:p>
          </table:table-cell>
          <table:table-cell office:value-type="float" office:value="39555084" calcext:value-type="float">
            <text:p>395550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706" calcext:value-type="float">
            <text:p>1461954881.65706</text:p>
          </table:table-cell>
          <table:table-cell office:value-type="float" office:value="7289120" calcext:value-type="float">
            <text:p>7289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707" calcext:value-type="float">
            <text:p>1461954881.65707</text:p>
          </table:table-cell>
          <table:table-cell office:value-type="float" office:value="7306040" calcext:value-type="float">
            <text:p>7306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707" calcext:value-type="float">
            <text:p>1461954881.65707</text:p>
          </table:table-cell>
          <table:table-cell office:value-type="float" office:value="140011899478608" calcext:value-type="float">
            <text:p>140011899478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708" calcext:value-type="float">
            <text:p>1461954881.65708</text:p>
          </table:table-cell>
          <table:table-cell office:value-type="float" office:value="39546888" calcext:value-type="float">
            <text:p>39546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708" calcext:value-type="float">
            <text:p>1461954881.65708</text:p>
          </table:table-cell>
          <table:table-cell office:value-type="float" office:value="39553032" calcext:value-type="float">
            <text:p>39553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709" calcext:value-type="float">
            <text:p>1461954881.65709</text:p>
          </table:table-cell>
          <table:table-cell office:value-type="float" office:value="39264264" calcext:value-type="float">
            <text:p>39264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1.65901" calcext:value-type="float">
            <text:p>1461954881.65901</text:p>
          </table:table-cell>
          <table:table-cell office:value-type="float" office:value="40336136" calcext:value-type="float">
            <text:p>40336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4.80286" calcext:value-type="float">
            <text:p>1461954884.80286</text:p>
          </table:table-cell>
          <table:table-cell office:value-type="float" office:value="140011903878368" calcext:value-type="float">
            <text:p>140011903878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582" calcext:value-type="float">
            <text:p>1461954885.10582</text:p>
          </table:table-cell>
          <table:table-cell office:value-type="float" office:value="11784216" calcext:value-type="float">
            <text:p>11784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52" calcext:value-type="float">
            <text:p>1461954885.10652</text:p>
          </table:table-cell>
          <table:table-cell office:value-type="float" office:value="41167368" calcext:value-type="float">
            <text:p>41167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53" calcext:value-type="float">
            <text:p>1461954885.10653</text:p>
          </table:table-cell>
          <table:table-cell office:value-type="float" office:value="39473160" calcext:value-type="float">
            <text:p>39473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55" calcext:value-type="float">
            <text:p>1461954885.10655</text:p>
          </table:table-cell>
          <table:table-cell office:value-type="float" office:value="41140968" calcext:value-type="float">
            <text:p>41140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56" calcext:value-type="float">
            <text:p>1461954885.10656</text:p>
          </table:table-cell>
          <table:table-cell office:value-type="float" office:value="41209104" calcext:value-type="float">
            <text:p>41209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57" calcext:value-type="float">
            <text:p>1461954885.10657</text:p>
          </table:table-cell>
          <table:table-cell office:value-type="float" office:value="39571680" calcext:value-type="float">
            <text:p>3957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57" calcext:value-type="float">
            <text:p>1461954885.10657</text:p>
          </table:table-cell>
          <table:table-cell office:value-type="float" office:value="41198056" calcext:value-type="float">
            <text:p>41198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1" calcext:value-type="float">
            <text:p>1461954885.10671</text:p>
          </table:table-cell>
          <table:table-cell office:value-type="float" office:value="140011906017812" calcext:value-type="float">
            <text:p>1400119060178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1" calcext:value-type="float">
            <text:p>1461954885.10671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2" calcext:value-type="float">
            <text:p>1461954885.10672</text:p>
          </table:table-cell>
          <table:table-cell office:value-type="float" office:value="140011899484612" calcext:value-type="float">
            <text:p>1400118994846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2" calcext:value-type="float">
            <text:p>1461954885.10672</text:p>
          </table:table-cell>
          <table:table-cell office:value-type="float" office:value="7321916" calcext:value-type="float">
            <text:p>73219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3" calcext:value-type="float">
            <text:p>1461954885.10673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3" calcext:value-type="float">
            <text:p>1461954885.10673</text:p>
          </table:table-cell>
          <table:table-cell office:value-type="float" office:value="7329491" calcext:value-type="float">
            <text:p>73294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3" calcext:value-type="float">
            <text:p>1461954885.10673</text:p>
          </table:table-cell>
          <table:table-cell office:value-type="float" office:value="39310912" calcext:value-type="float">
            <text:p>39310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4" calcext:value-type="float">
            <text:p>1461954885.10674</text:p>
          </table:table-cell>
          <table:table-cell office:value-type="float" office:value="7278168" calcext:value-type="float">
            <text:p>7278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5" calcext:value-type="float">
            <text:p>1461954885.10675</text:p>
          </table:table-cell>
          <table:table-cell office:value-type="float" office:value="41231816" calcext:value-type="float">
            <text:p>41231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5" calcext:value-type="float">
            <text:p>1461954885.10675</text:p>
          </table:table-cell>
          <table:table-cell office:value-type="float" office:value="39300772" calcext:value-type="float">
            <text:p>39300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6" calcext:value-type="float">
            <text:p>1461954885.10676</text:p>
          </table:table-cell>
          <table:table-cell office:value-type="float" office:value="39452936" calcext:value-type="float">
            <text:p>39452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6" calcext:value-type="float">
            <text:p>1461954885.10676</text:p>
          </table:table-cell>
          <table:table-cell office:value-type="float" office:value="39620392" calcext:value-type="float">
            <text:p>39620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6" calcext:value-type="float">
            <text:p>1461954885.10676</text:p>
          </table:table-cell>
          <table:table-cell office:value-type="float" office:value="39578632" calcext:value-type="float">
            <text:p>39578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7" calcext:value-type="float">
            <text:p>1461954885.10677</text:p>
          </table:table-cell>
          <table:table-cell office:value-type="float" office:value="41175656" calcext:value-type="float">
            <text:p>41175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7" calcext:value-type="float">
            <text:p>1461954885.10677</text:p>
          </table:table-cell>
          <table:table-cell office:value-type="float" office:value="39263200" calcext:value-type="float">
            <text:p>39263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8" calcext:value-type="float">
            <text:p>1461954885.10678</text:p>
          </table:table-cell>
          <table:table-cell office:value-type="float" office:value="41209096" calcext:value-type="float">
            <text:p>41209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8" calcext:value-type="float">
            <text:p>1461954885.10678</text:p>
          </table:table-cell>
          <table:table-cell office:value-type="float" office:value="39610696" calcext:value-type="float">
            <text:p>39610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8" calcext:value-type="float">
            <text:p>1461954885.10678</text:p>
          </table:table-cell>
          <table:table-cell office:value-type="float" office:value="41123400" calcext:value-type="float">
            <text:p>41123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9" calcext:value-type="float">
            <text:p>1461954885.10679</text:p>
          </table:table-cell>
          <table:table-cell office:value-type="float" office:value="7310836" calcext:value-type="float">
            <text:p>7310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79" calcext:value-type="float">
            <text:p>1461954885.10679</text:p>
          </table:table-cell>
          <table:table-cell office:value-type="float" office:value="39288868" calcext:value-type="float">
            <text:p>39288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1" calcext:value-type="float">
            <text:p>1461954885.10681</text:p>
          </table:table-cell>
          <table:table-cell office:value-type="float" office:value="140011906017808" calcext:value-type="float">
            <text:p>140011906017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1" calcext:value-type="float">
            <text:p>1461954885.10681</text:p>
          </table:table-cell>
          <table:table-cell office:value-type="float" office:value="140011896340517" calcext:value-type="float">
            <text:p>1400118963405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2" calcext:value-type="float">
            <text:p>1461954885.10682</text:p>
          </table:table-cell>
          <table:table-cell office:value-type="float" office:value="140011906124232" calcext:value-type="float">
            <text:p>140011906124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2" calcext:value-type="float">
            <text:p>1461954885.10682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3" calcext:value-type="float">
            <text:p>1461954885.10683</text:p>
          </table:table-cell>
          <table:table-cell office:value-type="float" office:value="140011896060240" calcext:value-type="float">
            <text:p>14001189606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3" calcext:value-type="float">
            <text:p>1461954885.10683</text:p>
          </table:table-cell>
          <table:table-cell office:value-type="float" office:value="140011899484624" calcext:value-type="float">
            <text:p>140011899484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3" calcext:value-type="float">
            <text:p>1461954885.10683</text:p>
          </table:table-cell>
          <table:table-cell office:value-type="float" office:value="140011899489888" calcext:value-type="float">
            <text:p>14001189948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3" calcext:value-type="float">
            <text:p>1461954885.10683</text:p>
          </table:table-cell>
          <table:table-cell office:value-type="float" office:value="4482927" calcext:value-type="float">
            <text:p>44829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4" calcext:value-type="float">
            <text:p>1461954885.10684</text:p>
          </table:table-cell>
          <table:table-cell office:value-type="float" office:value="4315072" calcext:value-type="float">
            <text:p>4315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4" calcext:value-type="float">
            <text:p>1461954885.10684</text:p>
          </table:table-cell>
          <table:table-cell office:value-type="float" office:value="4328112" calcext:value-type="float">
            <text:p>4328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5" calcext:value-type="float">
            <text:p>1461954885.10685</text:p>
          </table:table-cell>
          <table:table-cell office:value-type="float" office:value="140011895775104" calcext:value-type="float">
            <text:p>140011895775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5" calcext:value-type="float">
            <text:p>1461954885.10685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5" calcext:value-type="float">
            <text:p>1461954885.10685</text:p>
          </table:table-cell>
          <table:table-cell office:value-type="float" office:value="4575216" calcext:value-type="float">
            <text:p>457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6" calcext:value-type="float">
            <text:p>1461954885.10686</text:p>
          </table:table-cell>
          <table:table-cell office:value-type="float" office:value="140011896535904" calcext:value-type="float">
            <text:p>1400118965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6" calcext:value-type="float">
            <text:p>1461954885.10686</text:p>
          </table:table-cell>
          <table:table-cell office:value-type="float" office:value="7278184" calcext:value-type="float">
            <text:p>7278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8" calcext:value-type="float">
            <text:p>1461954885.10688</text:p>
          </table:table-cell>
          <table:table-cell office:value-type="float" office:value="4409238" calcext:value-type="float">
            <text:p>44092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9" calcext:value-type="float">
            <text:p>1461954885.10689</text:p>
          </table:table-cell>
          <table:table-cell office:value-type="float" office:value="7321932" calcext:value-type="float">
            <text:p>7321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9" calcext:value-type="float">
            <text:p>1461954885.10689</text:p>
          </table:table-cell>
          <table:table-cell office:value-type="float" office:value="7331760" calcext:value-type="float">
            <text:p>7331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89" calcext:value-type="float">
            <text:p>1461954885.10689</text:p>
          </table:table-cell>
          <table:table-cell office:value-type="float" office:value="7331864" calcext:value-type="float">
            <text:p>7331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" calcext:value-type="float">
            <text:p>1461954885.1069</text:p>
          </table:table-cell>
          <table:table-cell office:value-type="float" office:value="4789472" calcext:value-type="float">
            <text:p>4789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" calcext:value-type="float">
            <text:p>1461954885.1069</text:p>
          </table:table-cell>
          <table:table-cell office:value-type="float" office:value="4637008" calcext:value-type="float">
            <text:p>4637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1" calcext:value-type="float">
            <text:p>1461954885.10691</text:p>
          </table:table-cell>
          <table:table-cell office:value-type="float" office:value="4664704" calcext:value-type="float">
            <text:p>466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1" calcext:value-type="float">
            <text:p>1461954885.10691</text:p>
          </table:table-cell>
          <table:table-cell office:value-type="float" office:value="4935904" calcext:value-type="float">
            <text:p>49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1" calcext:value-type="float">
            <text:p>1461954885.10691</text:p>
          </table:table-cell>
          <table:table-cell office:value-type="float" office:value="5061576" calcext:value-type="float">
            <text:p>5061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1" calcext:value-type="float">
            <text:p>1461954885.10691</text:p>
          </table:table-cell>
          <table:table-cell office:value-type="float" office:value="41030592" calcext:value-type="float">
            <text:p>410305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2" calcext:value-type="float">
            <text:p>1461954885.10692</text:p>
          </table:table-cell>
          <table:table-cell office:value-type="float" office:value="140011903972576" calcext:value-type="float">
            <text:p>140011903972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3" calcext:value-type="float">
            <text:p>1461954885.10693</text:p>
          </table:table-cell>
          <table:table-cell office:value-type="float" office:value="4215853" calcext:value-type="float">
            <text:p>4215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4" calcext:value-type="float">
            <text:p>1461954885.10694</text:p>
          </table:table-cell>
          <table:table-cell office:value-type="float" office:value="140011903986800" calcext:value-type="float">
            <text:p>140011903986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4" calcext:value-type="float">
            <text:p>1461954885.10694</text:p>
          </table:table-cell>
          <table:table-cell office:value-type="float" office:value="140011901616760" calcext:value-type="float">
            <text:p>140011901616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5" calcext:value-type="float">
            <text:p>1461954885.10695</text:p>
          </table:table-cell>
          <table:table-cell office:value-type="float" office:value="140011899503256" calcext:value-type="float">
            <text:p>140011899503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5" calcext:value-type="float">
            <text:p>1461954885.10695</text:p>
          </table:table-cell>
          <table:table-cell office:value-type="float" office:value="140011895551680" calcext:value-type="float">
            <text:p>14001189555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695" calcext:value-type="float">
            <text:p>1461954885.10695</text:p>
          </table:table-cell>
          <table:table-cell office:value-type="float" office:value="140011895632021" calcext:value-type="float">
            <text:p>1400118956320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06" calcext:value-type="float">
            <text:p>1461954885.10706</text:p>
          </table:table-cell>
          <table:table-cell office:value-type="float" office:value="140737488351213" calcext:value-type="float">
            <text:p>140737488351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26" calcext:value-type="float">
            <text:p>1461954885.10726</text:p>
          </table:table-cell>
          <table:table-cell office:value-type="float" office:value="6312288" calcext:value-type="float">
            <text:p>6312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28" calcext:value-type="float">
            <text:p>1461954885.10728</text:p>
          </table:table-cell>
          <table:table-cell office:value-type="float" office:value="140043003670500" calcext:value-type="float">
            <text:p>140043003670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" calcext:value-type="float">
            <text:p>1461954885.1073</text:p>
          </table:table-cell>
          <table:table-cell office:value-type="float" office:value="140732444773481" calcext:value-type="float">
            <text:p>1407324447734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2" calcext:value-type="float">
            <text:p>1461954885.10732</text:p>
          </table:table-cell>
          <table:table-cell office:value-type="float" office:value="140043001430736" calcext:value-type="float">
            <text:p>140043001430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3" calcext:value-type="float">
            <text:p>1461954885.10733</text:p>
          </table:table-cell>
          <table:table-cell office:value-type="float" office:value="140043003666032" calcext:value-type="float">
            <text:p>14004300366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3" calcext:value-type="float">
            <text:p>1461954885.10733</text:p>
          </table:table-cell>
          <table:table-cell office:value-type="float" office:value="140043003665560" calcext:value-type="float">
            <text:p>140043003665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4" calcext:value-type="float">
            <text:p>1461954885.10734</text:p>
          </table:table-cell>
          <table:table-cell office:value-type="float" office:value="140043001537852" calcext:value-type="float">
            <text:p>1400430015378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4" calcext:value-type="float">
            <text:p>1461954885.10734</text:p>
          </table:table-cell>
          <table:table-cell office:value-type="float" office:value="140043001521088" calcext:value-type="float">
            <text:p>14004300152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5" calcext:value-type="float">
            <text:p>1461954885.10735</text:p>
          </table:table-cell>
          <table:table-cell office:value-type="float" office:value="140043003670904" calcext:value-type="float">
            <text:p>140043003670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5" calcext:value-type="float">
            <text:p>1461954885.10735</text:p>
          </table:table-cell>
          <table:table-cell office:value-type="float" office:value="4194368" calcext:value-type="float">
            <text:p>419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6" calcext:value-type="float">
            <text:p>1461954885.10736</text:p>
          </table:table-cell>
          <table:table-cell office:value-type="float" office:value="6311464" calcext:value-type="float">
            <text:p>6311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6" calcext:value-type="float">
            <text:p>1461954885.10736</text:p>
          </table:table-cell>
          <table:table-cell office:value-type="float" office:value="140732446482488" calcext:value-type="float">
            <text:p>140732446482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8" calcext:value-type="float">
            <text:p>1461954885.10738</text:p>
          </table:table-cell>
          <table:table-cell office:value-type="float" office:value="140043003654160" calcext:value-type="float">
            <text:p>140043003654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39" calcext:value-type="float">
            <text:p>1461954885.10739</text:p>
          </table:table-cell>
          <table:table-cell office:value-type="float" office:value="6311664" calcext:value-type="float">
            <text:p>6311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4" calcext:value-type="float">
            <text:p>1461954885.1074</text:p>
          </table:table-cell>
          <table:table-cell office:value-type="float" office:value="140732444770296" calcext:value-type="float">
            <text:p>140732444770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42" calcext:value-type="float">
            <text:p>1461954885.10742</text:p>
          </table:table-cell>
          <table:table-cell office:value-type="float" office:value="140043003572224" calcext:value-type="float">
            <text:p>140043003572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43" calcext:value-type="float">
            <text:p>1461954885.10743</text:p>
          </table:table-cell>
          <table:table-cell office:value-type="float" office:value="140043003638985" calcext:value-type="float">
            <text:p>1400430036389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45" calcext:value-type="float">
            <text:p>1461954885.10745</text:p>
          </table:table-cell>
          <table:table-cell office:value-type="float" office:value="140043003659424" calcext:value-type="float">
            <text:p>140043003659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48" calcext:value-type="float">
            <text:p>1461954885.10748</text:p>
          </table:table-cell>
          <table:table-cell office:value-type="float" office:value="140043001403552" calcext:value-type="float">
            <text:p>140043001403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49" calcext:value-type="float">
            <text:p>1461954885.10749</text:p>
          </table:table-cell>
          <table:table-cell office:value-type="float" office:value="140043001396128" calcext:value-type="float">
            <text:p>140043001396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" calcext:value-type="float">
            <text:p>1461954885.1075</text:p>
          </table:table-cell>
          <table:table-cell office:value-type="float" office:value="140043001396216" calcext:value-type="float">
            <text:p>140043001396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" calcext:value-type="float">
            <text:p>1461954885.1075</text:p>
          </table:table-cell>
          <table:table-cell office:value-type="float" office:value="140042997473976" calcext:value-type="float">
            <text:p>140042997473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1" calcext:value-type="float">
            <text:p>1461954885.10751</text:p>
          </table:table-cell>
          <table:table-cell office:value-type="float" office:value="140042997564732" calcext:value-type="float">
            <text:p>1400429975647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2" calcext:value-type="float">
            <text:p>1461954885.10752</text:p>
          </table:table-cell>
          <table:table-cell office:value-type="float" office:value="140043003568136" calcext:value-type="float">
            <text:p>140043003568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3" calcext:value-type="float">
            <text:p>1461954885.10753</text:p>
          </table:table-cell>
          <table:table-cell office:value-type="float" office:value="140043003561792" calcext:value-type="float">
            <text:p>140043003561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4" calcext:value-type="float">
            <text:p>1461954885.10754</text:p>
          </table:table-cell>
          <table:table-cell office:value-type="float" office:value="140043003564032" calcext:value-type="float">
            <text:p>140043003564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4" calcext:value-type="float">
            <text:p>1461954885.10754</text:p>
          </table:table-cell>
          <table:table-cell office:value-type="float" office:value="140043001397256" calcext:value-type="float">
            <text:p>140043001397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5" calcext:value-type="float">
            <text:p>1461954885.10755</text:p>
          </table:table-cell>
          <table:table-cell office:value-type="float" office:value="140043001382720" calcext:value-type="float">
            <text:p>140043001382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6" calcext:value-type="float">
            <text:p>1461954885.10756</text:p>
          </table:table-cell>
          <table:table-cell office:value-type="float" office:value="140043001385032" calcext:value-type="float">
            <text:p>140043001385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6" calcext:value-type="float">
            <text:p>1461954885.10756</text:p>
          </table:table-cell>
          <table:table-cell office:value-type="float" office:value="140043001389056" calcext:value-type="float">
            <text:p>140043001389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57" calcext:value-type="float">
            <text:p>1461954885.10757</text:p>
          </table:table-cell>
          <table:table-cell office:value-type="float" office:value="140042997596160" calcext:value-type="float">
            <text:p>140042997596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62" calcext:value-type="float">
            <text:p>1461954885.10762</text:p>
          </table:table-cell>
          <table:table-cell office:value-type="float" office:value="140042998050144" calcext:value-type="float">
            <text:p>140042998050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62" calcext:value-type="float">
            <text:p>1461954885.10762</text:p>
          </table:table-cell>
          <table:table-cell office:value-type="float" office:value="140043001420800" calcext:value-type="float">
            <text:p>140043001420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63" calcext:value-type="float">
            <text:p>1461954885.10763</text:p>
          </table:table-cell>
          <table:table-cell office:value-type="float" office:value="140043001420804" calcext:value-type="float">
            <text:p>1400430014208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64" calcext:value-type="float">
            <text:p>1461954885.10764</text:p>
          </table:table-cell>
          <table:table-cell office:value-type="float" office:value="140042998199232" calcext:value-type="float">
            <text:p>140042998199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65" calcext:value-type="float">
            <text:p>1461954885.10765</text:p>
          </table:table-cell>
          <table:table-cell office:value-type="float" office:value="140042999031110" calcext:value-type="float">
            <text:p>1400429990311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65" calcext:value-type="float">
            <text:p>1461954885.10765</text:p>
          </table:table-cell>
          <table:table-cell office:value-type="float" office:value="140042998745376" calcext:value-type="float">
            <text:p>140042998745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66" calcext:value-type="float">
            <text:p>1461954885.10766</text:p>
          </table:table-cell>
          <table:table-cell office:value-type="float" office:value="140042999038360" calcext:value-type="float">
            <text:p>140042999038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66" calcext:value-type="float">
            <text:p>1461954885.10766</text:p>
          </table:table-cell>
          <table:table-cell office:value-type="float" office:value="140042998059088" calcext:value-type="float">
            <text:p>140042998059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71" calcext:value-type="float">
            <text:p>1461954885.10771</text:p>
          </table:table-cell>
          <table:table-cell office:value-type="float" office:value="140043001410720" calcext:value-type="float">
            <text:p>140043001410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72" calcext:value-type="float">
            <text:p>1461954885.10772</text:p>
          </table:table-cell>
          <table:table-cell office:value-type="float" office:value="140042998498048" calcext:value-type="float">
            <text:p>140042998498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72" calcext:value-type="float">
            <text:p>1461954885.10772</text:p>
          </table:table-cell>
          <table:table-cell office:value-type="float" office:value="140042997670144" calcext:value-type="float">
            <text:p>140042997670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72" calcext:value-type="float">
            <text:p>1461954885.10772</text:p>
          </table:table-cell>
          <table:table-cell office:value-type="float" office:value="140042998135328" calcext:value-type="float">
            <text:p>140042998135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75" calcext:value-type="float">
            <text:p>1461954885.10775</text:p>
          </table:table-cell>
          <table:table-cell office:value-type="float" office:value="140043001421940" calcext:value-type="float">
            <text:p>1400430014219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75" calcext:value-type="float">
            <text:p>1461954885.10775</text:p>
          </table:table-cell>
          <table:table-cell office:value-type="float" office:value="140043001406096" calcext:value-type="float">
            <text:p>140043001406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76" calcext:value-type="float">
            <text:p>1461954885.10776</text:p>
          </table:table-cell>
          <table:table-cell office:value-type="float" office:value="140042998941305" calcext:value-type="float">
            <text:p>1400429989413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77" calcext:value-type="float">
            <text:p>1461954885.10777</text:p>
          </table:table-cell>
          <table:table-cell office:value-type="float" office:value="140042998271040" calcext:value-type="float">
            <text:p>140042998271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83" calcext:value-type="float">
            <text:p>1461954885.10783</text:p>
          </table:table-cell>
          <table:table-cell office:value-type="float" office:value="140042998555552" calcext:value-type="float">
            <text:p>140042998555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84" calcext:value-type="float">
            <text:p>1461954885.10784</text:p>
          </table:table-cell>
          <table:table-cell office:value-type="float" office:value="18366472" calcext:value-type="float">
            <text:p>18366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84" calcext:value-type="float">
            <text:p>1461954885.10784</text:p>
          </table:table-cell>
          <table:table-cell office:value-type="float" office:value="140042998437401" calcext:value-type="float">
            <text:p>1400429984374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86" calcext:value-type="float">
            <text:p>1461954885.10786</text:p>
          </table:table-cell>
          <table:table-cell office:value-type="float" office:value="140042990256144" calcext:value-type="float">
            <text:p>140042990256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87" calcext:value-type="float">
            <text:p>1461954885.10787</text:p>
          </table:table-cell>
          <table:table-cell office:value-type="float" office:value="140042993323744" calcext:value-type="float">
            <text:p>140042993323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88" calcext:value-type="float">
            <text:p>1461954885.10788</text:p>
          </table:table-cell>
          <table:table-cell office:value-type="float" office:value="140042993355816" calcext:value-type="float">
            <text:p>140042993355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88" calcext:value-type="float">
            <text:p>1461954885.10788</text:p>
          </table:table-cell>
          <table:table-cell office:value-type="float" office:value="140042993491908" calcext:value-type="float">
            <text:p>1400429934919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89" calcext:value-type="float">
            <text:p>1461954885.10789</text:p>
          </table:table-cell>
          <table:table-cell office:value-type="float" office:value="140042994880512" calcext:value-type="float">
            <text:p>140042994880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89" calcext:value-type="float">
            <text:p>1461954885.10789</text:p>
          </table:table-cell>
          <table:table-cell office:value-type="float" office:value="140042992076464" calcext:value-type="float">
            <text:p>140042992076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9" calcext:value-type="float">
            <text:p>1461954885.1079</text:p>
          </table:table-cell>
          <table:table-cell office:value-type="float" office:value="140042993092692" calcext:value-type="float">
            <text:p>1400429930926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92" calcext:value-type="float">
            <text:p>1461954885.10792</text:p>
          </table:table-cell>
          <table:table-cell office:value-type="float" office:value="18370568" calcext:value-type="float">
            <text:p>18370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793" calcext:value-type="float">
            <text:p>1461954885.10793</text:p>
          </table:table-cell>
          <table:table-cell office:value-type="float" office:value="140043003293704" calcext:value-type="float">
            <text:p>140043003293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13" calcext:value-type="float">
            <text:p>1461954885.10913</text:p>
          </table:table-cell>
          <table:table-cell office:value-type="float" office:value="140043003297792" calcext:value-type="float">
            <text:p>140043003297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19" calcext:value-type="float">
            <text:p>1461954885.10919</text:p>
          </table:table-cell>
          <table:table-cell office:value-type="float" office:value="140043003301888" calcext:value-type="float">
            <text:p>140043003301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26" calcext:value-type="float">
            <text:p>1461954885.10926</text:p>
          </table:table-cell>
          <table:table-cell office:value-type="float" office:value="140043003305984" calcext:value-type="float">
            <text:p>140043003305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33" calcext:value-type="float">
            <text:p>1461954885.10933</text:p>
          </table:table-cell>
          <table:table-cell office:value-type="float" office:value="140043003310080" calcext:value-type="float">
            <text:p>140043003310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4" calcext:value-type="float">
            <text:p>1461954885.1094</text:p>
          </table:table-cell>
          <table:table-cell office:value-type="float" office:value="140043003314176" calcext:value-type="float">
            <text:p>140043003314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46" calcext:value-type="float">
            <text:p>1461954885.10946</text:p>
          </table:table-cell>
          <table:table-cell office:value-type="float" office:value="140043003318272" calcext:value-type="float">
            <text:p>140043003318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53" calcext:value-type="float">
            <text:p>1461954885.10953</text:p>
          </table:table-cell>
          <table:table-cell office:value-type="float" office:value="140043003322368" calcext:value-type="float">
            <text:p>140043003322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59" calcext:value-type="float">
            <text:p>1461954885.10959</text:p>
          </table:table-cell>
          <table:table-cell office:value-type="float" office:value="140043003326464" calcext:value-type="float">
            <text:p>140043003326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63" calcext:value-type="float">
            <text:p>1461954885.10963</text:p>
          </table:table-cell>
          <table:table-cell office:value-type="float" office:value="140043003330560" calcext:value-type="float">
            <text:p>140043003330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72" calcext:value-type="float">
            <text:p>1461954885.10972</text:p>
          </table:table-cell>
          <table:table-cell office:value-type="float" office:value="140043003334656" calcext:value-type="float">
            <text:p>140043003334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86" calcext:value-type="float">
            <text:p>1461954885.10986</text:p>
          </table:table-cell>
          <table:table-cell office:value-type="float" office:value="140043003338752" calcext:value-type="float">
            <text:p>140043003338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0999" calcext:value-type="float">
            <text:p>1461954885.10999</text:p>
          </table:table-cell>
          <table:table-cell office:value-type="float" office:value="140043003342848" calcext:value-type="float">
            <text:p>140043003342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014" calcext:value-type="float">
            <text:p>1461954885.11014</text:p>
          </table:table-cell>
          <table:table-cell office:value-type="float" office:value="140043003346944" calcext:value-type="float">
            <text:p>140043003346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029" calcext:value-type="float">
            <text:p>1461954885.11029</text:p>
          </table:table-cell>
          <table:table-cell office:value-type="float" office:value="140043003351040" calcext:value-type="float">
            <text:p>140043003351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044" calcext:value-type="float">
            <text:p>1461954885.11044</text:p>
          </table:table-cell>
          <table:table-cell office:value-type="float" office:value="140043003355136" calcext:value-type="float">
            <text:p>140043003355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059" calcext:value-type="float">
            <text:p>1461954885.11059</text:p>
          </table:table-cell>
          <table:table-cell office:value-type="float" office:value="140043003359232" calcext:value-type="float">
            <text:p>140043003359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074" calcext:value-type="float">
            <text:p>1461954885.11074</text:p>
          </table:table-cell>
          <table:table-cell office:value-type="float" office:value="140043003363328" calcext:value-type="float">
            <text:p>140043003363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089" calcext:value-type="float">
            <text:p>1461954885.11089</text:p>
          </table:table-cell>
          <table:table-cell office:value-type="float" office:value="140043003367424" calcext:value-type="float">
            <text:p>140043003367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154" calcext:value-type="float">
            <text:p>1461954885.11154</text:p>
          </table:table-cell>
          <table:table-cell office:value-type="float" office:value="140043003371520" calcext:value-type="float">
            <text:p>140043003371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169" calcext:value-type="float">
            <text:p>1461954885.11169</text:p>
          </table:table-cell>
          <table:table-cell office:value-type="float" office:value="140043003375616" calcext:value-type="float">
            <text:p>140043003375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184" calcext:value-type="float">
            <text:p>1461954885.11184</text:p>
          </table:table-cell>
          <table:table-cell office:value-type="float" office:value="140043003379712" calcext:value-type="float">
            <text:p>140043003379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199" calcext:value-type="float">
            <text:p>1461954885.11199</text:p>
          </table:table-cell>
          <table:table-cell office:value-type="float" office:value="140043003383808" calcext:value-type="float">
            <text:p>140043003383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213" calcext:value-type="float">
            <text:p>1461954885.11213</text:p>
          </table:table-cell>
          <table:table-cell office:value-type="float" office:value="140043003387904" calcext:value-type="float">
            <text:p>140043003387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228" calcext:value-type="float">
            <text:p>1461954885.11228</text:p>
          </table:table-cell>
          <table:table-cell office:value-type="float" office:value="140043003392000" calcext:value-type="float">
            <text:p>140043003392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242" calcext:value-type="float">
            <text:p>1461954885.11242</text:p>
          </table:table-cell>
          <table:table-cell office:value-type="float" office:value="140043003396096" calcext:value-type="float">
            <text:p>140043003396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257" calcext:value-type="float">
            <text:p>1461954885.11257</text:p>
          </table:table-cell>
          <table:table-cell office:value-type="float" office:value="140043003400192" calcext:value-type="float">
            <text:p>140043003400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271" calcext:value-type="float">
            <text:p>1461954885.11271</text:p>
          </table:table-cell>
          <table:table-cell office:value-type="float" office:value="140043003404288" calcext:value-type="float">
            <text:p>140043003404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286" calcext:value-type="float">
            <text:p>1461954885.11286</text:p>
          </table:table-cell>
          <table:table-cell office:value-type="float" office:value="140043003408384" calcext:value-type="float">
            <text:p>140043003408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3" calcext:value-type="float">
            <text:p>1461954885.113</text:p>
          </table:table-cell>
          <table:table-cell office:value-type="float" office:value="140043003412480" calcext:value-type="float">
            <text:p>140043003412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315" calcext:value-type="float">
            <text:p>1461954885.11315</text:p>
          </table:table-cell>
          <table:table-cell office:value-type="float" office:value="140043003416576" calcext:value-type="float">
            <text:p>140043003416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329" calcext:value-type="float">
            <text:p>1461954885.11329</text:p>
          </table:table-cell>
          <table:table-cell office:value-type="float" office:value="140043003420672" calcext:value-type="float">
            <text:p>140043003420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344" calcext:value-type="float">
            <text:p>1461954885.11344</text:p>
          </table:table-cell>
          <table:table-cell office:value-type="float" office:value="140043003424768" calcext:value-type="float">
            <text:p>140043003424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358" calcext:value-type="float">
            <text:p>1461954885.11358</text:p>
          </table:table-cell>
          <table:table-cell office:value-type="float" office:value="140043003428864" calcext:value-type="float">
            <text:p>140043003428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373" calcext:value-type="float">
            <text:p>1461954885.11373</text:p>
          </table:table-cell>
          <table:table-cell office:value-type="float" office:value="140043003432960" calcext:value-type="float">
            <text:p>1400430034329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388" calcext:value-type="float">
            <text:p>1461954885.11388</text:p>
          </table:table-cell>
          <table:table-cell office:value-type="float" office:value="140043003437056" calcext:value-type="float">
            <text:p>140043003437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403" calcext:value-type="float">
            <text:p>1461954885.11403</text:p>
          </table:table-cell>
          <table:table-cell office:value-type="float" office:value="140043003441152" calcext:value-type="float">
            <text:p>140043003441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417" calcext:value-type="float">
            <text:p>1461954885.11417</text:p>
          </table:table-cell>
          <table:table-cell office:value-type="float" office:value="140043003445248" calcext:value-type="float">
            <text:p>1400430034452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431" calcext:value-type="float">
            <text:p>1461954885.11431</text:p>
          </table:table-cell>
          <table:table-cell office:value-type="float" office:value="140043003449344" calcext:value-type="float">
            <text:p>140043003449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444" calcext:value-type="float">
            <text:p>1461954885.11444</text:p>
          </table:table-cell>
          <table:table-cell office:value-type="float" office:value="140043003625472" calcext:value-type="float">
            <text:p>140043003625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445" calcext:value-type="float">
            <text:p>1461954885.11445</text:p>
          </table:table-cell>
          <table:table-cell office:value-type="float" office:value="140042997927296" calcext:value-type="float">
            <text:p>140042997927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446" calcext:value-type="float">
            <text:p>1461954885.11446</text:p>
          </table:table-cell>
          <table:table-cell office:value-type="float" office:value="140042997921904" calcext:value-type="float">
            <text:p>140042997921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1447" calcext:value-type="float">
            <text:p>1461954885.11447</text:p>
          </table:table-cell>
          <table:table-cell office:value-type="float" office:value="140043003621376" calcext:value-type="float">
            <text:p>140043003621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3" calcext:value-type="float">
            <text:p>1461954885.17363</text:p>
          </table:table-cell>
          <table:table-cell office:value-type="float" office:value="39328484" calcext:value-type="float">
            <text:p>39328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4" calcext:value-type="float">
            <text:p>1461954885.17364</text:p>
          </table:table-cell>
          <table:table-cell office:value-type="float" office:value="39286352" calcext:value-type="float">
            <text:p>39286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4" calcext:value-type="float">
            <text:p>1461954885.17364</text:p>
          </table:table-cell>
          <table:table-cell office:value-type="float" office:value="41073976" calcext:value-type="float">
            <text:p>41073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4" calcext:value-type="float">
            <text:p>1461954885.17364</text:p>
          </table:table-cell>
          <table:table-cell office:value-type="float" office:value="40884840" calcext:value-type="float">
            <text:p>40884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4" calcext:value-type="float">
            <text:p>1461954885.17364</text:p>
          </table:table-cell>
          <table:table-cell office:value-type="float" office:value="7333944" calcext:value-type="float">
            <text:p>7333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5" calcext:value-type="float">
            <text:p>1461954885.17365</text:p>
          </table:table-cell>
          <table:table-cell office:value-type="float" office:value="40385000" calcext:value-type="float">
            <text:p>4038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5" calcext:value-type="float">
            <text:p>1461954885.17365</text:p>
          </table:table-cell>
          <table:table-cell office:value-type="float" office:value="39583760" calcext:value-type="float">
            <text:p>3958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5" calcext:value-type="float">
            <text:p>1461954885.17365</text:p>
          </table:table-cell>
          <table:table-cell office:value-type="float" office:value="41178120" calcext:value-type="float">
            <text:p>41178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6" calcext:value-type="float">
            <text:p>1461954885.17366</text:p>
          </table:table-cell>
          <table:table-cell office:value-type="float" office:value="40310792" calcext:value-type="float">
            <text:p>40310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7" calcext:value-type="float">
            <text:p>1461954885.17367</text:p>
          </table:table-cell>
          <table:table-cell office:value-type="float" office:value="41185864" calcext:value-type="float">
            <text:p>41185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7" calcext:value-type="float">
            <text:p>1461954885.17367</text:p>
          </table:table-cell>
          <table:table-cell office:value-type="float" office:value="41161800" calcext:value-type="float">
            <text:p>41161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7" calcext:value-type="float">
            <text:p>1461954885.17367</text:p>
          </table:table-cell>
          <table:table-cell office:value-type="float" office:value="39592584" calcext:value-type="float">
            <text:p>39592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7" calcext:value-type="float">
            <text:p>1461954885.17367</text:p>
          </table:table-cell>
          <table:table-cell office:value-type="float" office:value="39605320" calcext:value-type="float">
            <text:p>39605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7" calcext:value-type="float">
            <text:p>1461954885.17367</text:p>
          </table:table-cell>
          <table:table-cell office:value-type="float" office:value="41237448" calcext:value-type="float">
            <text:p>41237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8" calcext:value-type="float">
            <text:p>1461954885.17368</text:p>
          </table:table-cell>
          <table:table-cell office:value-type="float" office:value="39566344" calcext:value-type="float">
            <text:p>39566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8" calcext:value-type="float">
            <text:p>1461954885.17368</text:p>
          </table:table-cell>
          <table:table-cell office:value-type="float" office:value="140732098170564" calcext:value-type="float">
            <text:p>140732098170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8" calcext:value-type="float">
            <text:p>1461954885.17368</text:p>
          </table:table-cell>
          <table:table-cell office:value-type="float" office:value="39302500" calcext:value-type="float">
            <text:p>3930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9" calcext:value-type="float">
            <text:p>1461954885.17369</text:p>
          </table:table-cell>
          <table:table-cell office:value-type="float" office:value="140732098166192" calcext:value-type="float">
            <text:p>140732098166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69" calcext:value-type="float">
            <text:p>1461954885.17369</text:p>
          </table:table-cell>
          <table:table-cell office:value-type="float" office:value="41150720" calcext:value-type="float">
            <text:p>41150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7" calcext:value-type="float">
            <text:p>1461954885.1737</text:p>
          </table:table-cell>
          <table:table-cell office:value-type="float" office:value="7311873" calcext:value-type="float">
            <text:p>73118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7" calcext:value-type="float">
            <text:p>1461954885.1737</text:p>
          </table:table-cell>
          <table:table-cell office:value-type="float" office:value="41239552" calcext:value-type="float">
            <text:p>41239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73" calcext:value-type="float">
            <text:p>1461954885.17373</text:p>
          </table:table-cell>
          <table:table-cell office:value-type="float" office:value="41244672" calcext:value-type="float">
            <text:p>41244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74" calcext:value-type="float">
            <text:p>1461954885.17374</text:p>
          </table:table-cell>
          <table:table-cell office:value-type="float" office:value="39587848" calcext:value-type="float">
            <text:p>39587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74" calcext:value-type="float">
            <text:p>1461954885.17374</text:p>
          </table:table-cell>
          <table:table-cell office:value-type="float" office:value="7324688" calcext:value-type="float">
            <text:p>7324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375" calcext:value-type="float">
            <text:p>1461954885.17375</text:p>
          </table:table-cell>
          <table:table-cell office:value-type="float" office:value="41127944" calcext:value-type="float">
            <text:p>41127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442" calcext:value-type="float">
            <text:p>1461954885.17442</text:p>
          </table:table-cell>
          <table:table-cell office:value-type="float" office:value="41116680" calcext:value-type="float">
            <text:p>41116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442" calcext:value-type="float">
            <text:p>1461954885.17442</text:p>
          </table:table-cell>
          <table:table-cell office:value-type="float" office:value="39323656" calcext:value-type="float">
            <text:p>39323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442" calcext:value-type="float">
            <text:p>1461954885.17442</text:p>
          </table:table-cell>
          <table:table-cell office:value-type="float" office:value="39555084" calcext:value-type="float">
            <text:p>395550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443" calcext:value-type="float">
            <text:p>1461954885.17443</text:p>
          </table:table-cell>
          <table:table-cell office:value-type="float" office:value="7289120" calcext:value-type="float">
            <text:p>7289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443" calcext:value-type="float">
            <text:p>1461954885.17443</text:p>
          </table:table-cell>
          <table:table-cell office:value-type="float" office:value="7306040" calcext:value-type="float">
            <text:p>7306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443" calcext:value-type="float">
            <text:p>1461954885.17443</text:p>
          </table:table-cell>
          <table:table-cell office:value-type="float" office:value="140011899478608" calcext:value-type="float">
            <text:p>140011899478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444" calcext:value-type="float">
            <text:p>1461954885.17444</text:p>
          </table:table-cell>
          <table:table-cell office:value-type="float" office:value="39546888" calcext:value-type="float">
            <text:p>39546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444" calcext:value-type="float">
            <text:p>1461954885.17444</text:p>
          </table:table-cell>
          <table:table-cell office:value-type="float" office:value="39553032" calcext:value-type="float">
            <text:p>39553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446" calcext:value-type="float">
            <text:p>1461954885.17446</text:p>
          </table:table-cell>
          <table:table-cell office:value-type="float" office:value="39264264" calcext:value-type="float">
            <text:p>39264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5.17502" calcext:value-type="float">
            <text:p>1461954885.17502</text:p>
          </table:table-cell>
          <table:table-cell office:value-type="float" office:value="40336136" calcext:value-type="float">
            <text:p>40336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7.97921" calcext:value-type="float">
            <text:p>1461954887.97921</text:p>
          </table:table-cell>
          <table:table-cell office:value-type="float" office:value="139947904819200" calcext:value-type="float">
            <text:p>139947904819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7.97939" calcext:value-type="float">
            <text:p>1461954887.97939</text:p>
          </table:table-cell>
          <table:table-cell office:value-type="float" office:value="139947904819200" calcext:value-type="float">
            <text:p>139947904819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87.97955" calcext:value-type="float">
            <text:p>1461954887.97955</text:p>
          </table:table-cell>
          <table:table-cell office:value-type="float" office:value="139947904819200" calcext:value-type="float">
            <text:p>139947904819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29928" calcext:value-type="float">
            <text:p>1461954895.29928</text:p>
          </table:table-cell>
          <table:table-cell office:value-type="float" office:value="140011903878368" calcext:value-type="float">
            <text:p>140011903878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497" calcext:value-type="float">
            <text:p>1461954895.71497</text:p>
          </table:table-cell>
          <table:table-cell office:value-type="float" office:value="41167368" calcext:value-type="float">
            <text:p>41167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" calcext:value-type="float">
            <text:p>1461954895.715</text:p>
          </table:table-cell>
          <table:table-cell office:value-type="float" office:value="39473160" calcext:value-type="float">
            <text:p>39473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02" calcext:value-type="float">
            <text:p>1461954895.71502</text:p>
          </table:table-cell>
          <table:table-cell office:value-type="float" office:value="41140968" calcext:value-type="float">
            <text:p>41140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04" calcext:value-type="float">
            <text:p>1461954895.71504</text:p>
          </table:table-cell>
          <table:table-cell office:value-type="float" office:value="41030592" calcext:value-type="float">
            <text:p>410305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04" calcext:value-type="float">
            <text:p>1461954895.71504</text:p>
          </table:table-cell>
          <table:table-cell office:value-type="float" office:value="39571688" calcext:value-type="float">
            <text:p>39571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04" calcext:value-type="float">
            <text:p>1461954895.71504</text:p>
          </table:table-cell>
          <table:table-cell office:value-type="float" office:value="41198056" calcext:value-type="float">
            <text:p>41198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17" calcext:value-type="float">
            <text:p>1461954895.71517</text:p>
          </table:table-cell>
          <table:table-cell office:value-type="float" office:value="140011906017812" calcext:value-type="float">
            <text:p>1400119060178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18" calcext:value-type="float">
            <text:p>1461954895.71518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19" calcext:value-type="float">
            <text:p>1461954895.71519</text:p>
          </table:table-cell>
          <table:table-cell office:value-type="float" office:value="140011899484612" calcext:value-type="float">
            <text:p>1400118994846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19" calcext:value-type="float">
            <text:p>1461954895.71519</text:p>
          </table:table-cell>
          <table:table-cell office:value-type="float" office:value="7321916" calcext:value-type="float">
            <text:p>73219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19" calcext:value-type="float">
            <text:p>1461954895.71519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" calcext:value-type="float">
            <text:p>1461954895.7152</text:p>
          </table:table-cell>
          <table:table-cell office:value-type="float" office:value="7329491" calcext:value-type="float">
            <text:p>73294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" calcext:value-type="float">
            <text:p>1461954895.7152</text:p>
          </table:table-cell>
          <table:table-cell office:value-type="float" office:value="39610688" calcext:value-type="float">
            <text:p>39610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1" calcext:value-type="float">
            <text:p>1461954895.71521</text:p>
          </table:table-cell>
          <table:table-cell office:value-type="float" office:value="7278168" calcext:value-type="float">
            <text:p>7278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2" calcext:value-type="float">
            <text:p>1461954895.71522</text:p>
          </table:table-cell>
          <table:table-cell office:value-type="float" office:value="39452936" calcext:value-type="float">
            <text:p>39452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2" calcext:value-type="float">
            <text:p>1461954895.71522</text:p>
          </table:table-cell>
          <table:table-cell office:value-type="float" office:value="39300772" calcext:value-type="float">
            <text:p>39300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3" calcext:value-type="float">
            <text:p>1461954895.71523</text:p>
          </table:table-cell>
          <table:table-cell office:value-type="float" office:value="41231816" calcext:value-type="float">
            <text:p>41231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3" calcext:value-type="float">
            <text:p>1461954895.71523</text:p>
          </table:table-cell>
          <table:table-cell office:value-type="float" office:value="39620392" calcext:value-type="float">
            <text:p>39620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3" calcext:value-type="float">
            <text:p>1461954895.71523</text:p>
          </table:table-cell>
          <table:table-cell office:value-type="float" office:value="41178120" calcext:value-type="float">
            <text:p>41178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4" calcext:value-type="float">
            <text:p>1461954895.71524</text:p>
          </table:table-cell>
          <table:table-cell office:value-type="float" office:value="41129928" calcext:value-type="float">
            <text:p>41129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4" calcext:value-type="float">
            <text:p>1461954895.71524</text:p>
          </table:table-cell>
          <table:table-cell office:value-type="float" office:value="39263200" calcext:value-type="float">
            <text:p>39263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5" calcext:value-type="float">
            <text:p>1461954895.71525</text:p>
          </table:table-cell>
          <table:table-cell office:value-type="float" office:value="41237576" calcext:value-type="float">
            <text:p>41237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5" calcext:value-type="float">
            <text:p>1461954895.71525</text:p>
          </table:table-cell>
          <table:table-cell office:value-type="float" office:value="41123400" calcext:value-type="float">
            <text:p>41123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5" calcext:value-type="float">
            <text:p>1461954895.71525</text:p>
          </table:table-cell>
          <table:table-cell office:value-type="float" office:value="39310920" calcext:value-type="float">
            <text:p>39310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6" calcext:value-type="float">
            <text:p>1461954895.71526</text:p>
          </table:table-cell>
          <table:table-cell office:value-type="float" office:value="7310836" calcext:value-type="float">
            <text:p>7310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6" calcext:value-type="float">
            <text:p>1461954895.71526</text:p>
          </table:table-cell>
          <table:table-cell office:value-type="float" office:value="39288868" calcext:value-type="float">
            <text:p>39288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8" calcext:value-type="float">
            <text:p>1461954895.71528</text:p>
          </table:table-cell>
          <table:table-cell office:value-type="float" office:value="140011906017808" calcext:value-type="float">
            <text:p>140011906017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8" calcext:value-type="float">
            <text:p>1461954895.71528</text:p>
          </table:table-cell>
          <table:table-cell office:value-type="float" office:value="140011896340517" calcext:value-type="float">
            <text:p>1400118963405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9" calcext:value-type="float">
            <text:p>1461954895.71529</text:p>
          </table:table-cell>
          <table:table-cell office:value-type="float" office:value="140011906124232" calcext:value-type="float">
            <text:p>140011906124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9" calcext:value-type="float">
            <text:p>1461954895.71529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29" calcext:value-type="float">
            <text:p>1461954895.71529</text:p>
          </table:table-cell>
          <table:table-cell office:value-type="float" office:value="140011896060240" calcext:value-type="float">
            <text:p>14001189606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" calcext:value-type="float">
            <text:p>1461954895.7153</text:p>
          </table:table-cell>
          <table:table-cell office:value-type="float" office:value="140011899484624" calcext:value-type="float">
            <text:p>140011899484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" calcext:value-type="float">
            <text:p>1461954895.7153</text:p>
          </table:table-cell>
          <table:table-cell office:value-type="float" office:value="140011899489888" calcext:value-type="float">
            <text:p>14001189948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" calcext:value-type="float">
            <text:p>1461954895.7153</text:p>
          </table:table-cell>
          <table:table-cell office:value-type="float" office:value="4482927" calcext:value-type="float">
            <text:p>44829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1" calcext:value-type="float">
            <text:p>1461954895.71531</text:p>
          </table:table-cell>
          <table:table-cell office:value-type="float" office:value="4315072" calcext:value-type="float">
            <text:p>4315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1" calcext:value-type="float">
            <text:p>1461954895.71531</text:p>
          </table:table-cell>
          <table:table-cell office:value-type="float" office:value="4328112" calcext:value-type="float">
            <text:p>4328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2" calcext:value-type="float">
            <text:p>1461954895.71532</text:p>
          </table:table-cell>
          <table:table-cell office:value-type="float" office:value="140011895775104" calcext:value-type="float">
            <text:p>140011895775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2" calcext:value-type="float">
            <text:p>1461954895.71532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2" calcext:value-type="float">
            <text:p>1461954895.71532</text:p>
          </table:table-cell>
          <table:table-cell office:value-type="float" office:value="4575216" calcext:value-type="float">
            <text:p>457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3" calcext:value-type="float">
            <text:p>1461954895.71533</text:p>
          </table:table-cell>
          <table:table-cell office:value-type="float" office:value="140011896535904" calcext:value-type="float">
            <text:p>1400118965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3" calcext:value-type="float">
            <text:p>1461954895.71533</text:p>
          </table:table-cell>
          <table:table-cell office:value-type="float" office:value="7278184" calcext:value-type="float">
            <text:p>7278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5" calcext:value-type="float">
            <text:p>1461954895.71535</text:p>
          </table:table-cell>
          <table:table-cell office:value-type="float" office:value="4409238" calcext:value-type="float">
            <text:p>44092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6" calcext:value-type="float">
            <text:p>1461954895.71536</text:p>
          </table:table-cell>
          <table:table-cell office:value-type="float" office:value="7321932" calcext:value-type="float">
            <text:p>7321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6" calcext:value-type="float">
            <text:p>1461954895.71536</text:p>
          </table:table-cell>
          <table:table-cell office:value-type="float" office:value="7331760" calcext:value-type="float">
            <text:p>7331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6" calcext:value-type="float">
            <text:p>1461954895.71536</text:p>
          </table:table-cell>
          <table:table-cell office:value-type="float" office:value="7331864" calcext:value-type="float">
            <text:p>7331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7" calcext:value-type="float">
            <text:p>1461954895.71537</text:p>
          </table:table-cell>
          <table:table-cell office:value-type="float" office:value="4789472" calcext:value-type="float">
            <text:p>4789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7" calcext:value-type="float">
            <text:p>1461954895.71537</text:p>
          </table:table-cell>
          <table:table-cell office:value-type="float" office:value="4637008" calcext:value-type="float">
            <text:p>4637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7" calcext:value-type="float">
            <text:p>1461954895.71537</text:p>
          </table:table-cell>
          <table:table-cell office:value-type="float" office:value="4664704" calcext:value-type="float">
            <text:p>466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8" calcext:value-type="float">
            <text:p>1461954895.71538</text:p>
          </table:table-cell>
          <table:table-cell office:value-type="float" office:value="4935904" calcext:value-type="float">
            <text:p>49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8" calcext:value-type="float">
            <text:p>1461954895.71538</text:p>
          </table:table-cell>
          <table:table-cell office:value-type="float" office:value="5061576" calcext:value-type="float">
            <text:p>5061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8" calcext:value-type="float">
            <text:p>1461954895.71538</text:p>
          </table:table-cell>
          <table:table-cell office:value-type="float" office:value="41186784" calcext:value-type="float">
            <text:p>4118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9" calcext:value-type="float">
            <text:p>1461954895.71539</text:p>
          </table:table-cell>
          <table:table-cell office:value-type="float" office:value="140011903972576" calcext:value-type="float">
            <text:p>140011903972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39" calcext:value-type="float">
            <text:p>1461954895.71539</text:p>
          </table:table-cell>
          <table:table-cell office:value-type="float" office:value="4215853" calcext:value-type="float">
            <text:p>4215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4" calcext:value-type="float">
            <text:p>1461954895.7154</text:p>
          </table:table-cell>
          <table:table-cell office:value-type="float" office:value="140011903986800" calcext:value-type="float">
            <text:p>140011903986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44" calcext:value-type="float">
            <text:p>1461954895.71544</text:p>
          </table:table-cell>
          <table:table-cell office:value-type="float" office:value="140011901616760" calcext:value-type="float">
            <text:p>140011901616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45" calcext:value-type="float">
            <text:p>1461954895.71545</text:p>
          </table:table-cell>
          <table:table-cell office:value-type="float" office:value="140011899503256" calcext:value-type="float">
            <text:p>140011899503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46" calcext:value-type="float">
            <text:p>1461954895.71546</text:p>
          </table:table-cell>
          <table:table-cell office:value-type="float" office:value="140011895551680" calcext:value-type="float">
            <text:p>14001189555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47" calcext:value-type="float">
            <text:p>1461954895.71547</text:p>
          </table:table-cell>
          <table:table-cell office:value-type="float" office:value="140011895632021" calcext:value-type="float">
            <text:p>1400118956320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52" calcext:value-type="float">
            <text:p>1461954895.71552</text:p>
          </table:table-cell>
          <table:table-cell office:value-type="float" office:value="140737488351213" calcext:value-type="float">
            <text:p>140737488351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73" calcext:value-type="float">
            <text:p>1461954895.71573</text:p>
          </table:table-cell>
          <table:table-cell office:value-type="float" office:value="6312288" calcext:value-type="float">
            <text:p>6312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76" calcext:value-type="float">
            <text:p>1461954895.71576</text:p>
          </table:table-cell>
          <table:table-cell office:value-type="float" office:value="139924154933220" calcext:value-type="float">
            <text:p>1399241549332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78" calcext:value-type="float">
            <text:p>1461954895.71578</text:p>
          </table:table-cell>
          <table:table-cell office:value-type="float" office:value="140731762015193" calcext:value-type="float">
            <text:p>1407317620151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" calcext:value-type="float">
            <text:p>1461954895.7158</text:p>
          </table:table-cell>
          <table:table-cell office:value-type="float" office:value="139924152693456" calcext:value-type="float">
            <text:p>1399241526934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" calcext:value-type="float">
            <text:p>1461954895.7158</text:p>
          </table:table-cell>
          <table:table-cell office:value-type="float" office:value="139924154928752" calcext:value-type="float">
            <text:p>139924154928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1" calcext:value-type="float">
            <text:p>1461954895.71581</text:p>
          </table:table-cell>
          <table:table-cell office:value-type="float" office:value="139924154928280" calcext:value-type="float">
            <text:p>139924154928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1" calcext:value-type="float">
            <text:p>1461954895.71581</text:p>
          </table:table-cell>
          <table:table-cell office:value-type="float" office:value="139924152800572" calcext:value-type="float">
            <text:p>1399241528005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2" calcext:value-type="float">
            <text:p>1461954895.71582</text:p>
          </table:table-cell>
          <table:table-cell office:value-type="float" office:value="139924154933624" calcext:value-type="float">
            <text:p>139924154933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3" calcext:value-type="float">
            <text:p>1461954895.71583</text:p>
          </table:table-cell>
          <table:table-cell office:value-type="float" office:value="4194368" calcext:value-type="float">
            <text:p>419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4" calcext:value-type="float">
            <text:p>1461954895.71584</text:p>
          </table:table-cell>
          <table:table-cell office:value-type="float" office:value="6311464" calcext:value-type="float">
            <text:p>6311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4" calcext:value-type="float">
            <text:p>1461954895.71584</text:p>
          </table:table-cell>
          <table:table-cell office:value-type="float" office:value="140731762982968" calcext:value-type="float">
            <text:p>140731762982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6" calcext:value-type="float">
            <text:p>1461954895.71586</text:p>
          </table:table-cell>
          <table:table-cell office:value-type="float" office:value="139924154916880" calcext:value-type="float">
            <text:p>139924154916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6" calcext:value-type="float">
            <text:p>1461954895.71586</text:p>
          </table:table-cell>
          <table:table-cell office:value-type="float" office:value="139924152756608" calcext:value-type="float">
            <text:p>139924152756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7" calcext:value-type="float">
            <text:p>1461954895.71587</text:p>
          </table:table-cell>
          <table:table-cell office:value-type="float" office:value="6311664" calcext:value-type="float">
            <text:p>6311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88" calcext:value-type="float">
            <text:p>1461954895.71588</text:p>
          </table:table-cell>
          <table:table-cell office:value-type="float" office:value="140731762012156" calcext:value-type="float">
            <text:p>1407317620121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9" calcext:value-type="float">
            <text:p>1461954895.7159</text:p>
          </table:table-cell>
          <table:table-cell office:value-type="float" office:value="139924154834944" calcext:value-type="float">
            <text:p>139924154834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91" calcext:value-type="float">
            <text:p>1461954895.71591</text:p>
          </table:table-cell>
          <table:table-cell office:value-type="float" office:value="139924154901705" calcext:value-type="float">
            <text:p>1399241549017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93" calcext:value-type="float">
            <text:p>1461954895.71593</text:p>
          </table:table-cell>
          <table:table-cell office:value-type="float" office:value="139924154922144" calcext:value-type="float">
            <text:p>139924154922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96" calcext:value-type="float">
            <text:p>1461954895.71596</text:p>
          </table:table-cell>
          <table:table-cell office:value-type="float" office:value="139924152666272" calcext:value-type="float">
            <text:p>139924152666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97" calcext:value-type="float">
            <text:p>1461954895.71597</text:p>
          </table:table-cell>
          <table:table-cell office:value-type="float" office:value="139924152658848" calcext:value-type="float">
            <text:p>139924152658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97" calcext:value-type="float">
            <text:p>1461954895.71597</text:p>
          </table:table-cell>
          <table:table-cell office:value-type="float" office:value="139924152658936" calcext:value-type="float">
            <text:p>139924152658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98" calcext:value-type="float">
            <text:p>1461954895.71598</text:p>
          </table:table-cell>
          <table:table-cell office:value-type="float" office:value="139924148736696" calcext:value-type="float">
            <text:p>139924148736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599" calcext:value-type="float">
            <text:p>1461954895.71599</text:p>
          </table:table-cell>
          <table:table-cell office:value-type="float" office:value="139924148827452" calcext:value-type="float">
            <text:p>1399241488274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" calcext:value-type="float">
            <text:p>1461954895.716</text:p>
          </table:table-cell>
          <table:table-cell office:value-type="float" office:value="139924154830856" calcext:value-type="float">
            <text:p>139924154830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02" calcext:value-type="float">
            <text:p>1461954895.71602</text:p>
          </table:table-cell>
          <table:table-cell office:value-type="float" office:value="139924154824512" calcext:value-type="float">
            <text:p>139924154824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03" calcext:value-type="float">
            <text:p>1461954895.71603</text:p>
          </table:table-cell>
          <table:table-cell office:value-type="float" office:value="139924154826752" calcext:value-type="float">
            <text:p>139924154826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03" calcext:value-type="float">
            <text:p>1461954895.71603</text:p>
          </table:table-cell>
          <table:table-cell office:value-type="float" office:value="139924152659976" calcext:value-type="float">
            <text:p>139924152659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03" calcext:value-type="float">
            <text:p>1461954895.71603</text:p>
          </table:table-cell>
          <table:table-cell office:value-type="float" office:value="139924152645440" calcext:value-type="float">
            <text:p>139924152645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04" calcext:value-type="float">
            <text:p>1461954895.71604</text:p>
          </table:table-cell>
          <table:table-cell office:value-type="float" office:value="139924152647752" calcext:value-type="float">
            <text:p>139924152647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05" calcext:value-type="float">
            <text:p>1461954895.71605</text:p>
          </table:table-cell>
          <table:table-cell office:value-type="float" office:value="139924152651776" calcext:value-type="float">
            <text:p>139924152651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05" calcext:value-type="float">
            <text:p>1461954895.71605</text:p>
          </table:table-cell>
          <table:table-cell office:value-type="float" office:value="139924148846592" calcext:value-type="float">
            <text:p>1399241488465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" calcext:value-type="float">
            <text:p>1461954895.7161</text:p>
          </table:table-cell>
          <table:table-cell office:value-type="float" office:value="139924149312864" calcext:value-type="float">
            <text:p>139924149312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" calcext:value-type="float">
            <text:p>1461954895.7161</text:p>
          </table:table-cell>
          <table:table-cell office:value-type="float" office:value="139924152683520" calcext:value-type="float">
            <text:p>13992415268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1" calcext:value-type="float">
            <text:p>1461954895.71611</text:p>
          </table:table-cell>
          <table:table-cell office:value-type="float" office:value="139924152683524" calcext:value-type="float">
            <text:p>1399241526835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2" calcext:value-type="float">
            <text:p>1461954895.71612</text:p>
          </table:table-cell>
          <table:table-cell office:value-type="float" office:value="139924149461952" calcext:value-type="float">
            <text:p>139924149461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3" calcext:value-type="float">
            <text:p>1461954895.71613</text:p>
          </table:table-cell>
          <table:table-cell office:value-type="float" office:value="139924150293830" calcext:value-type="float">
            <text:p>1399241502938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3" calcext:value-type="float">
            <text:p>1461954895.71613</text:p>
          </table:table-cell>
          <table:table-cell office:value-type="float" office:value="139924150008096" calcext:value-type="float">
            <text:p>139924150008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8" calcext:value-type="float">
            <text:p>1461954895.71618</text:p>
          </table:table-cell>
          <table:table-cell office:value-type="float" office:value="139924152673440" calcext:value-type="float">
            <text:p>139924152673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8" calcext:value-type="float">
            <text:p>1461954895.71618</text:p>
          </table:table-cell>
          <table:table-cell office:value-type="float" office:value="139924149760768" calcext:value-type="float">
            <text:p>139924149760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9" calcext:value-type="float">
            <text:p>1461954895.71619</text:p>
          </table:table-cell>
          <table:table-cell office:value-type="float" office:value="139924149303232" calcext:value-type="float">
            <text:p>139924149303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19" calcext:value-type="float">
            <text:p>1461954895.71619</text:p>
          </table:table-cell>
          <table:table-cell office:value-type="float" office:value="139924148932864" calcext:value-type="float">
            <text:p>139924148932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2" calcext:value-type="float">
            <text:p>1461954895.7162</text:p>
          </table:table-cell>
          <table:table-cell office:value-type="float" office:value="139924149398048" calcext:value-type="float">
            <text:p>139924149398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21" calcext:value-type="float">
            <text:p>1461954895.71621</text:p>
          </table:table-cell>
          <table:table-cell office:value-type="float" office:value="139924150279824" calcext:value-type="float">
            <text:p>139924150279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23" calcext:value-type="float">
            <text:p>1461954895.71623</text:p>
          </table:table-cell>
          <table:table-cell office:value-type="float" office:value="139924148982976" calcext:value-type="float">
            <text:p>139924148982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23" calcext:value-type="float">
            <text:p>1461954895.71623</text:p>
          </table:table-cell>
          <table:table-cell office:value-type="float" office:value="139924152684660" calcext:value-type="float">
            <text:p>1399241526846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23" calcext:value-type="float">
            <text:p>1461954895.71623</text:p>
          </table:table-cell>
          <table:table-cell office:value-type="float" office:value="139924152668816" calcext:value-type="float">
            <text:p>139924152668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24" calcext:value-type="float">
            <text:p>1461954895.71624</text:p>
          </table:table-cell>
          <table:table-cell office:value-type="float" office:value="139924150204025" calcext:value-type="float">
            <text:p>139924150204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25" calcext:value-type="float">
            <text:p>1461954895.71625</text:p>
          </table:table-cell>
          <table:table-cell office:value-type="float" office:value="139924149533760" calcext:value-type="float">
            <text:p>13992414953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31" calcext:value-type="float">
            <text:p>1461954895.71631</text:p>
          </table:table-cell>
          <table:table-cell office:value-type="float" office:value="139924149818272" calcext:value-type="float">
            <text:p>139924149818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32" calcext:value-type="float">
            <text:p>1461954895.71632</text:p>
          </table:table-cell>
          <table:table-cell office:value-type="float" office:value="13729800" calcext:value-type="float">
            <text:p>13729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35" calcext:value-type="float">
            <text:p>1461954895.71635</text:p>
          </table:table-cell>
          <table:table-cell office:value-type="float" office:value="139924141518864" calcext:value-type="float">
            <text:p>139924141518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36" calcext:value-type="float">
            <text:p>1461954895.71636</text:p>
          </table:table-cell>
          <table:table-cell office:value-type="float" office:value="139924144586464" calcext:value-type="float">
            <text:p>139924144586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37" calcext:value-type="float">
            <text:p>1461954895.71637</text:p>
          </table:table-cell>
          <table:table-cell office:value-type="float" office:value="139924144618536" calcext:value-type="float">
            <text:p>1399241446185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37" calcext:value-type="float">
            <text:p>1461954895.71637</text:p>
          </table:table-cell>
          <table:table-cell office:value-type="float" office:value="139924144754628" calcext:value-type="float">
            <text:p>1399241447546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38" calcext:value-type="float">
            <text:p>1461954895.71638</text:p>
          </table:table-cell>
          <table:table-cell office:value-type="float" office:value="139924146143232" calcext:value-type="float">
            <text:p>139924146143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38" calcext:value-type="float">
            <text:p>1461954895.71638</text:p>
          </table:table-cell>
          <table:table-cell office:value-type="float" office:value="139924143339184" calcext:value-type="float">
            <text:p>139924143339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39" calcext:value-type="float">
            <text:p>1461954895.71639</text:p>
          </table:table-cell>
          <table:table-cell office:value-type="float" office:value="139924144355412" calcext:value-type="float">
            <text:p>1399241443554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41" calcext:value-type="float">
            <text:p>1461954895.71641</text:p>
          </table:table-cell>
          <table:table-cell office:value-type="float" office:value="13733896" calcext:value-type="float">
            <text:p>13733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42" calcext:value-type="float">
            <text:p>1461954895.71642</text:p>
          </table:table-cell>
          <table:table-cell office:value-type="float" office:value="139924149568176" calcext:value-type="float">
            <text:p>139924149568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643" calcext:value-type="float">
            <text:p>1461954895.71643</text:p>
          </table:table-cell>
          <table:table-cell office:value-type="float" office:value="139924154556424" calcext:value-type="float">
            <text:p>139924154556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772" calcext:value-type="float">
            <text:p>1461954895.71772</text:p>
          </table:table-cell>
          <table:table-cell office:value-type="float" office:value="139924154560512" calcext:value-type="float">
            <text:p>139924154560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779" calcext:value-type="float">
            <text:p>1461954895.71779</text:p>
          </table:table-cell>
          <table:table-cell office:value-type="float" office:value="139924154564608" calcext:value-type="float">
            <text:p>139924154564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786" calcext:value-type="float">
            <text:p>1461954895.71786</text:p>
          </table:table-cell>
          <table:table-cell office:value-type="float" office:value="139924154568704" calcext:value-type="float">
            <text:p>139924154568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794" calcext:value-type="float">
            <text:p>1461954895.71794</text:p>
          </table:table-cell>
          <table:table-cell office:value-type="float" office:value="139924154572800" calcext:value-type="float">
            <text:p>139924154572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01" calcext:value-type="float">
            <text:p>1461954895.71801</text:p>
          </table:table-cell>
          <table:table-cell office:value-type="float" office:value="139924154576896" calcext:value-type="float">
            <text:p>139924154576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08" calcext:value-type="float">
            <text:p>1461954895.71808</text:p>
          </table:table-cell>
          <table:table-cell office:value-type="float" office:value="139924154580992" calcext:value-type="float">
            <text:p>139924154580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16" calcext:value-type="float">
            <text:p>1461954895.71816</text:p>
          </table:table-cell>
          <table:table-cell office:value-type="float" office:value="139924154585088" calcext:value-type="float">
            <text:p>139924154585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22" calcext:value-type="float">
            <text:p>1461954895.71822</text:p>
          </table:table-cell>
          <table:table-cell office:value-type="float" office:value="139924154589184" calcext:value-type="float">
            <text:p>139924154589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26" calcext:value-type="float">
            <text:p>1461954895.71826</text:p>
          </table:table-cell>
          <table:table-cell office:value-type="float" office:value="139924154593280" calcext:value-type="float">
            <text:p>139924154593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35" calcext:value-type="float">
            <text:p>1461954895.71835</text:p>
          </table:table-cell>
          <table:table-cell office:value-type="float" office:value="139924154597376" calcext:value-type="float">
            <text:p>139924154597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51" calcext:value-type="float">
            <text:p>1461954895.71851</text:p>
          </table:table-cell>
          <table:table-cell office:value-type="float" office:value="139924154601472" calcext:value-type="float">
            <text:p>139924154601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66" calcext:value-type="float">
            <text:p>1461954895.71866</text:p>
          </table:table-cell>
          <table:table-cell office:value-type="float" office:value="139924154605568" calcext:value-type="float">
            <text:p>139924154605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82" calcext:value-type="float">
            <text:p>1461954895.71882</text:p>
          </table:table-cell>
          <table:table-cell office:value-type="float" office:value="139924154609664" calcext:value-type="float">
            <text:p>139924154609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898" calcext:value-type="float">
            <text:p>1461954895.71898</text:p>
          </table:table-cell>
          <table:table-cell office:value-type="float" office:value="139924154613760" calcext:value-type="float">
            <text:p>13992415461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97" calcext:value-type="float">
            <text:p>1461954895.7197</text:p>
          </table:table-cell>
          <table:table-cell office:value-type="float" office:value="139924154617856" calcext:value-type="float">
            <text:p>139924154617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1987" calcext:value-type="float">
            <text:p>1461954895.71987</text:p>
          </table:table-cell>
          <table:table-cell office:value-type="float" office:value="139924154621952" calcext:value-type="float">
            <text:p>139924154621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003" calcext:value-type="float">
            <text:p>1461954895.72003</text:p>
          </table:table-cell>
          <table:table-cell office:value-type="float" office:value="139924154626048" calcext:value-type="float">
            <text:p>139924154626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019" calcext:value-type="float">
            <text:p>1461954895.72019</text:p>
          </table:table-cell>
          <table:table-cell office:value-type="float" office:value="139924154630144" calcext:value-type="float">
            <text:p>139924154630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036" calcext:value-type="float">
            <text:p>1461954895.72036</text:p>
          </table:table-cell>
          <table:table-cell office:value-type="float" office:value="139924154634240" calcext:value-type="float">
            <text:p>139924154634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051" calcext:value-type="float">
            <text:p>1461954895.72051</text:p>
          </table:table-cell>
          <table:table-cell office:value-type="float" office:value="139924154638336" calcext:value-type="float">
            <text:p>139924154638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068" calcext:value-type="float">
            <text:p>1461954895.72068</text:p>
          </table:table-cell>
          <table:table-cell office:value-type="float" office:value="139924154642432" calcext:value-type="float">
            <text:p>139924154642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084" calcext:value-type="float">
            <text:p>1461954895.72084</text:p>
          </table:table-cell>
          <table:table-cell office:value-type="float" office:value="139924154646528" calcext:value-type="float">
            <text:p>139924154646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1" calcext:value-type="float">
            <text:p>1461954895.721</text:p>
          </table:table-cell>
          <table:table-cell office:value-type="float" office:value="139924154650624" calcext:value-type="float">
            <text:p>139924154650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116" calcext:value-type="float">
            <text:p>1461954895.72116</text:p>
          </table:table-cell>
          <table:table-cell office:value-type="float" office:value="139924154654720" calcext:value-type="float">
            <text:p>139924154654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132" calcext:value-type="float">
            <text:p>1461954895.72132</text:p>
          </table:table-cell>
          <table:table-cell office:value-type="float" office:value="139924154658816" calcext:value-type="float">
            <text:p>139924154658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147" calcext:value-type="float">
            <text:p>1461954895.72147</text:p>
          </table:table-cell>
          <table:table-cell office:value-type="float" office:value="139924154662912" calcext:value-type="float">
            <text:p>139924154662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163" calcext:value-type="float">
            <text:p>1461954895.72163</text:p>
          </table:table-cell>
          <table:table-cell office:value-type="float" office:value="139924154667008" calcext:value-type="float">
            <text:p>139924154667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179" calcext:value-type="float">
            <text:p>1461954895.72179</text:p>
          </table:table-cell>
          <table:table-cell office:value-type="float" office:value="139924154671104" calcext:value-type="float">
            <text:p>139924154671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194" calcext:value-type="float">
            <text:p>1461954895.72194</text:p>
          </table:table-cell>
          <table:table-cell office:value-type="float" office:value="139924154675200" calcext:value-type="float">
            <text:p>139924154675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21" calcext:value-type="float">
            <text:p>1461954895.7221</text:p>
          </table:table-cell>
          <table:table-cell office:value-type="float" office:value="139924154679296" calcext:value-type="float">
            <text:p>139924154679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226" calcext:value-type="float">
            <text:p>1461954895.72226</text:p>
          </table:table-cell>
          <table:table-cell office:value-type="float" office:value="139924154683392" calcext:value-type="float">
            <text:p>139924154683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242" calcext:value-type="float">
            <text:p>1461954895.72242</text:p>
          </table:table-cell>
          <table:table-cell office:value-type="float" office:value="139924154687488" calcext:value-type="float">
            <text:p>139924154687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257" calcext:value-type="float">
            <text:p>1461954895.72257</text:p>
          </table:table-cell>
          <table:table-cell office:value-type="float" office:value="139924154691584" calcext:value-type="float">
            <text:p>139924154691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274" calcext:value-type="float">
            <text:p>1461954895.72274</text:p>
          </table:table-cell>
          <table:table-cell office:value-type="float" office:value="139924154695680" calcext:value-type="float">
            <text:p>139924154695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29" calcext:value-type="float">
            <text:p>1461954895.7229</text:p>
          </table:table-cell>
          <table:table-cell office:value-type="float" office:value="139924154699776" calcext:value-type="float">
            <text:p>139924154699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319" calcext:value-type="float">
            <text:p>1461954895.72319</text:p>
          </table:table-cell>
          <table:table-cell office:value-type="float" office:value="139924154703872" calcext:value-type="float">
            <text:p>139924154703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335" calcext:value-type="float">
            <text:p>1461954895.72335</text:p>
          </table:table-cell>
          <table:table-cell office:value-type="float" office:value="139924154707968" calcext:value-type="float">
            <text:p>139924154707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351" calcext:value-type="float">
            <text:p>1461954895.72351</text:p>
          </table:table-cell>
          <table:table-cell office:value-type="float" office:value="139924154712064" calcext:value-type="float">
            <text:p>139924154712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365" calcext:value-type="float">
            <text:p>1461954895.72365</text:p>
          </table:table-cell>
          <table:table-cell office:value-type="float" office:value="139924154888192" calcext:value-type="float">
            <text:p>139924154888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366" calcext:value-type="float">
            <text:p>1461954895.72366</text:p>
          </table:table-cell>
          <table:table-cell office:value-type="float" office:value="139924149190016" calcext:value-type="float">
            <text:p>139924149190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2367" calcext:value-type="float">
            <text:p>1461954895.72367</text:p>
          </table:table-cell>
          <table:table-cell office:value-type="float" office:value="139924154884096" calcext:value-type="float">
            <text:p>139924154884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47" calcext:value-type="float">
            <text:p>1461954895.78647</text:p>
          </table:table-cell>
          <table:table-cell office:value-type="float" office:value="39328484" calcext:value-type="float">
            <text:p>39328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48" calcext:value-type="float">
            <text:p>1461954895.78648</text:p>
          </table:table-cell>
          <table:table-cell office:value-type="float" office:value="40884832" calcext:value-type="float">
            <text:p>40884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48" calcext:value-type="float">
            <text:p>1461954895.78648</text:p>
          </table:table-cell>
          <table:table-cell office:value-type="float" office:value="39286360" calcext:value-type="float">
            <text:p>39286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48" calcext:value-type="float">
            <text:p>1461954895.78648</text:p>
          </table:table-cell>
          <table:table-cell office:value-type="float" office:value="41073976" calcext:value-type="float">
            <text:p>41073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49" calcext:value-type="float">
            <text:p>1461954895.78649</text:p>
          </table:table-cell>
          <table:table-cell office:value-type="float" office:value="7333944" calcext:value-type="float">
            <text:p>7333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49" calcext:value-type="float">
            <text:p>1461954895.78649</text:p>
          </table:table-cell>
          <table:table-cell office:value-type="float" office:value="40385000" calcext:value-type="float">
            <text:p>4038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49" calcext:value-type="float">
            <text:p>1461954895.78649</text:p>
          </table:table-cell>
          <table:table-cell office:value-type="float" office:value="39583760" calcext:value-type="float">
            <text:p>3958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49" calcext:value-type="float">
            <text:p>1461954895.78649</text:p>
          </table:table-cell>
          <table:table-cell office:value-type="float" office:value="39578632" calcext:value-type="float">
            <text:p>39578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" calcext:value-type="float">
            <text:p>1461954895.7865</text:p>
          </table:table-cell>
          <table:table-cell office:value-type="float" office:value="39571688" calcext:value-type="float">
            <text:p>39571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1" calcext:value-type="float">
            <text:p>1461954895.78651</text:p>
          </table:table-cell>
          <table:table-cell office:value-type="float" office:value="39592584" calcext:value-type="float">
            <text:p>39592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1" calcext:value-type="float">
            <text:p>1461954895.78651</text:p>
          </table:table-cell>
          <table:table-cell office:value-type="float" office:value="41185864" calcext:value-type="float">
            <text:p>41185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1" calcext:value-type="float">
            <text:p>1461954895.78651</text:p>
          </table:table-cell>
          <table:table-cell office:value-type="float" office:value="40310792" calcext:value-type="float">
            <text:p>40310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1" calcext:value-type="float">
            <text:p>1461954895.78651</text:p>
          </table:table-cell>
          <table:table-cell office:value-type="float" office:value="41161800" calcext:value-type="float">
            <text:p>41161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2" calcext:value-type="float">
            <text:p>1461954895.78652</text:p>
          </table:table-cell>
          <table:table-cell office:value-type="float" office:value="41175784" calcext:value-type="float">
            <text:p>41175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2" calcext:value-type="float">
            <text:p>1461954895.78652</text:p>
          </table:table-cell>
          <table:table-cell office:value-type="float" office:value="39605320" calcext:value-type="float">
            <text:p>39605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2" calcext:value-type="float">
            <text:p>1461954895.78652</text:p>
          </table:table-cell>
          <table:table-cell office:value-type="float" office:value="39566344" calcext:value-type="float">
            <text:p>39566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2" calcext:value-type="float">
            <text:p>1461954895.78652</text:p>
          </table:table-cell>
          <table:table-cell office:value-type="float" office:value="140732098170564" calcext:value-type="float">
            <text:p>140732098170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3" calcext:value-type="float">
            <text:p>1461954895.78653</text:p>
          </table:table-cell>
          <table:table-cell office:value-type="float" office:value="39302500" calcext:value-type="float">
            <text:p>3930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3" calcext:value-type="float">
            <text:p>1461954895.78653</text:p>
          </table:table-cell>
          <table:table-cell office:value-type="float" office:value="140732098166192" calcext:value-type="float">
            <text:p>140732098166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4" calcext:value-type="float">
            <text:p>1461954895.78654</text:p>
          </table:table-cell>
          <table:table-cell office:value-type="float" office:value="7311873" calcext:value-type="float">
            <text:p>73118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5" calcext:value-type="float">
            <text:p>1461954895.78655</text:p>
          </table:table-cell>
          <table:table-cell office:value-type="float" office:value="41239552" calcext:value-type="float">
            <text:p>41239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7" calcext:value-type="float">
            <text:p>1461954895.78657</text:p>
          </table:table-cell>
          <table:table-cell office:value-type="float" office:value="41244672" calcext:value-type="float">
            <text:p>41244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8" calcext:value-type="float">
            <text:p>1461954895.78658</text:p>
          </table:table-cell>
          <table:table-cell office:value-type="float" office:value="41150728" calcext:value-type="float">
            <text:p>411507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8" calcext:value-type="float">
            <text:p>1461954895.78658</text:p>
          </table:table-cell>
          <table:table-cell office:value-type="float" office:value="39587848" calcext:value-type="float">
            <text:p>39587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658" calcext:value-type="float">
            <text:p>1461954895.78658</text:p>
          </table:table-cell>
          <table:table-cell office:value-type="float" office:value="7324688" calcext:value-type="float">
            <text:p>7324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28" calcext:value-type="float">
            <text:p>1461954895.78728</text:p>
          </table:table-cell>
          <table:table-cell office:value-type="float" office:value="41116680" calcext:value-type="float">
            <text:p>41116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29" calcext:value-type="float">
            <text:p>1461954895.78729</text:p>
          </table:table-cell>
          <table:table-cell office:value-type="float" office:value="39323656" calcext:value-type="float">
            <text:p>39323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29" calcext:value-type="float">
            <text:p>1461954895.78729</text:p>
          </table:table-cell>
          <table:table-cell office:value-type="float" office:value="39555084" calcext:value-type="float">
            <text:p>395550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29" calcext:value-type="float">
            <text:p>1461954895.78729</text:p>
          </table:table-cell>
          <table:table-cell office:value-type="float" office:value="7289120" calcext:value-type="float">
            <text:p>7289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3" calcext:value-type="float">
            <text:p>1461954895.7873</text:p>
          </table:table-cell>
          <table:table-cell office:value-type="float" office:value="7306040" calcext:value-type="float">
            <text:p>7306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3" calcext:value-type="float">
            <text:p>1461954895.7873</text:p>
          </table:table-cell>
          <table:table-cell office:value-type="float" office:value="140011899478608" calcext:value-type="float">
            <text:p>140011899478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31" calcext:value-type="float">
            <text:p>1461954895.78731</text:p>
          </table:table-cell>
          <table:table-cell office:value-type="float" office:value="39546888" calcext:value-type="float">
            <text:p>39546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31" calcext:value-type="float">
            <text:p>1461954895.78731</text:p>
          </table:table-cell>
          <table:table-cell office:value-type="float" office:value="39553032" calcext:value-type="float">
            <text:p>39553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32" calcext:value-type="float">
            <text:p>1461954895.78732</text:p>
          </table:table-cell>
          <table:table-cell office:value-type="float" office:value="39264264" calcext:value-type="float">
            <text:p>39264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78733" calcext:value-type="float">
            <text:p>1461954895.78733</text:p>
          </table:table-cell>
          <table:table-cell office:value-type="float" office:value="40336136" calcext:value-type="float">
            <text:p>40336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5.84649" calcext:value-type="float">
            <text:p>1461954895.84649</text:p>
          </table:table-cell>
          <table:table-cell office:value-type="float" office:value="140677428203520" calcext:value-type="float">
            <text:p>14067742820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7.81169" calcext:value-type="float">
            <text:p>1461954897.81169</text:p>
          </table:table-cell>
          <table:table-cell office:value-type="float" office:value="140011903878368" calcext:value-type="float">
            <text:p>140011903878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71" calcext:value-type="float">
            <text:p>1461954899.20371</text:p>
          </table:table-cell>
          <table:table-cell office:value-type="float" office:value="41167368" calcext:value-type="float">
            <text:p>41167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72" calcext:value-type="float">
            <text:p>1461954899.20372</text:p>
          </table:table-cell>
          <table:table-cell office:value-type="float" office:value="39473160" calcext:value-type="float">
            <text:p>39473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74" calcext:value-type="float">
            <text:p>1461954899.20374</text:p>
          </table:table-cell>
          <table:table-cell office:value-type="float" office:value="41140968" calcext:value-type="float">
            <text:p>41140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75" calcext:value-type="float">
            <text:p>1461954899.20375</text:p>
          </table:table-cell>
          <table:table-cell office:value-type="float" office:value="41209104" calcext:value-type="float">
            <text:p>41209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76" calcext:value-type="float">
            <text:p>1461954899.20376</text:p>
          </table:table-cell>
          <table:table-cell office:value-type="float" office:value="41030600" calcext:value-type="float">
            <text:p>41030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76" calcext:value-type="float">
            <text:p>1461954899.20376</text:p>
          </table:table-cell>
          <table:table-cell office:value-type="float" office:value="41198056" calcext:value-type="float">
            <text:p>41198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89" calcext:value-type="float">
            <text:p>1461954899.20389</text:p>
          </table:table-cell>
          <table:table-cell office:value-type="float" office:value="140011906017812" calcext:value-type="float">
            <text:p>1400119060178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" calcext:value-type="float">
            <text:p>1461954899.2039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" calcext:value-type="float">
            <text:p>1461954899.2039</text:p>
          </table:table-cell>
          <table:table-cell office:value-type="float" office:value="140011899484612" calcext:value-type="float">
            <text:p>1400118994846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1" calcext:value-type="float">
            <text:p>1461954899.20391</text:p>
          </table:table-cell>
          <table:table-cell office:value-type="float" office:value="7321916" calcext:value-type="float">
            <text:p>73219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1" calcext:value-type="float">
            <text:p>1461954899.20391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2" calcext:value-type="float">
            <text:p>1461954899.20392</text:p>
          </table:table-cell>
          <table:table-cell office:value-type="float" office:value="7329491" calcext:value-type="float">
            <text:p>73294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2" calcext:value-type="float">
            <text:p>1461954899.20392</text:p>
          </table:table-cell>
          <table:table-cell office:value-type="float" office:value="41123392" calcext:value-type="float">
            <text:p>41123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3" calcext:value-type="float">
            <text:p>1461954899.20393</text:p>
          </table:table-cell>
          <table:table-cell office:value-type="float" office:value="7278168" calcext:value-type="float">
            <text:p>7278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3" calcext:value-type="float">
            <text:p>1461954899.20393</text:p>
          </table:table-cell>
          <table:table-cell office:value-type="float" office:value="41231816" calcext:value-type="float">
            <text:p>41231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4" calcext:value-type="float">
            <text:p>1461954899.20394</text:p>
          </table:table-cell>
          <table:table-cell office:value-type="float" office:value="39300772" calcext:value-type="float">
            <text:p>39300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4" calcext:value-type="float">
            <text:p>1461954899.20394</text:p>
          </table:table-cell>
          <table:table-cell office:value-type="float" office:value="39452936" calcext:value-type="float">
            <text:p>39452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5" calcext:value-type="float">
            <text:p>1461954899.20395</text:p>
          </table:table-cell>
          <table:table-cell office:value-type="float" office:value="39620392" calcext:value-type="float">
            <text:p>39620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5" calcext:value-type="float">
            <text:p>1461954899.20395</text:p>
          </table:table-cell>
          <table:table-cell office:value-type="float" office:value="39571688" calcext:value-type="float">
            <text:p>39571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6" calcext:value-type="float">
            <text:p>1461954899.20396</text:p>
          </table:table-cell>
          <table:table-cell office:value-type="float" office:value="41175656" calcext:value-type="float">
            <text:p>41175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6" calcext:value-type="float">
            <text:p>1461954899.20396</text:p>
          </table:table-cell>
          <table:table-cell office:value-type="float" office:value="39263200" calcext:value-type="float">
            <text:p>39263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6" calcext:value-type="float">
            <text:p>1461954899.20396</text:p>
          </table:table-cell>
          <table:table-cell office:value-type="float" office:value="41209096" calcext:value-type="float">
            <text:p>41209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7" calcext:value-type="float">
            <text:p>1461954899.20397</text:p>
          </table:table-cell>
          <table:table-cell office:value-type="float" office:value="39310920" calcext:value-type="float">
            <text:p>39310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7" calcext:value-type="float">
            <text:p>1461954899.20397</text:p>
          </table:table-cell>
          <table:table-cell office:value-type="float" office:value="39610696" calcext:value-type="float">
            <text:p>39610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7" calcext:value-type="float">
            <text:p>1461954899.20397</text:p>
          </table:table-cell>
          <table:table-cell office:value-type="float" office:value="7310836" calcext:value-type="float">
            <text:p>7310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8" calcext:value-type="float">
            <text:p>1461954899.20398</text:p>
          </table:table-cell>
          <table:table-cell office:value-type="float" office:value="39288868" calcext:value-type="float">
            <text:p>39288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399" calcext:value-type="float">
            <text:p>1461954899.20399</text:p>
          </table:table-cell>
          <table:table-cell office:value-type="float" office:value="140011906017808" calcext:value-type="float">
            <text:p>140011906017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" calcext:value-type="float">
            <text:p>1461954899.204</text:p>
          </table:table-cell>
          <table:table-cell office:value-type="float" office:value="140011896340517" calcext:value-type="float">
            <text:p>1400118963405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1" calcext:value-type="float">
            <text:p>1461954899.20401</text:p>
          </table:table-cell>
          <table:table-cell office:value-type="float" office:value="140011906124232" calcext:value-type="float">
            <text:p>140011906124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1" calcext:value-type="float">
            <text:p>1461954899.20401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1" calcext:value-type="float">
            <text:p>1461954899.20401</text:p>
          </table:table-cell>
          <table:table-cell office:value-type="float" office:value="140011896060240" calcext:value-type="float">
            <text:p>14001189606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2" calcext:value-type="float">
            <text:p>1461954899.20402</text:p>
          </table:table-cell>
          <table:table-cell office:value-type="float" office:value="140011899484624" calcext:value-type="float">
            <text:p>140011899484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2" calcext:value-type="float">
            <text:p>1461954899.20402</text:p>
          </table:table-cell>
          <table:table-cell office:value-type="float" office:value="140011899489888" calcext:value-type="float">
            <text:p>14001189948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2" calcext:value-type="float">
            <text:p>1461954899.20402</text:p>
          </table:table-cell>
          <table:table-cell office:value-type="float" office:value="4482927" calcext:value-type="float">
            <text:p>44829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3" calcext:value-type="float">
            <text:p>1461954899.20403</text:p>
          </table:table-cell>
          <table:table-cell office:value-type="float" office:value="4315072" calcext:value-type="float">
            <text:p>4315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3" calcext:value-type="float">
            <text:p>1461954899.20403</text:p>
          </table:table-cell>
          <table:table-cell office:value-type="float" office:value="4328112" calcext:value-type="float">
            <text:p>4328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3" calcext:value-type="float">
            <text:p>1461954899.20403</text:p>
          </table:table-cell>
          <table:table-cell office:value-type="float" office:value="140011895775104" calcext:value-type="float">
            <text:p>140011895775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4" calcext:value-type="float">
            <text:p>1461954899.20404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4" calcext:value-type="float">
            <text:p>1461954899.20404</text:p>
          </table:table-cell>
          <table:table-cell office:value-type="float" office:value="4575216" calcext:value-type="float">
            <text:p>457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5" calcext:value-type="float">
            <text:p>1461954899.20405</text:p>
          </table:table-cell>
          <table:table-cell office:value-type="float" office:value="140011896535904" calcext:value-type="float">
            <text:p>1400118965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5" calcext:value-type="float">
            <text:p>1461954899.20405</text:p>
          </table:table-cell>
          <table:table-cell office:value-type="float" office:value="7278184" calcext:value-type="float">
            <text:p>7278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7" calcext:value-type="float">
            <text:p>1461954899.20407</text:p>
          </table:table-cell>
          <table:table-cell office:value-type="float" office:value="4409238" calcext:value-type="float">
            <text:p>44092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8" calcext:value-type="float">
            <text:p>1461954899.20408</text:p>
          </table:table-cell>
          <table:table-cell office:value-type="float" office:value="7321932" calcext:value-type="float">
            <text:p>7321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8" calcext:value-type="float">
            <text:p>1461954899.20408</text:p>
          </table:table-cell>
          <table:table-cell office:value-type="float" office:value="7331760" calcext:value-type="float">
            <text:p>7331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8" calcext:value-type="float">
            <text:p>1461954899.20408</text:p>
          </table:table-cell>
          <table:table-cell office:value-type="float" office:value="7331864" calcext:value-type="float">
            <text:p>7331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9" calcext:value-type="float">
            <text:p>1461954899.20409</text:p>
          </table:table-cell>
          <table:table-cell office:value-type="float" office:value="4789472" calcext:value-type="float">
            <text:p>4789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9" calcext:value-type="float">
            <text:p>1461954899.20409</text:p>
          </table:table-cell>
          <table:table-cell office:value-type="float" office:value="4637008" calcext:value-type="float">
            <text:p>4637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09" calcext:value-type="float">
            <text:p>1461954899.20409</text:p>
          </table:table-cell>
          <table:table-cell office:value-type="float" office:value="4664704" calcext:value-type="float">
            <text:p>466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" calcext:value-type="float">
            <text:p>1461954899.2041</text:p>
          </table:table-cell>
          <table:table-cell office:value-type="float" office:value="4935904" calcext:value-type="float">
            <text:p>49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" calcext:value-type="float">
            <text:p>1461954899.2041</text:p>
          </table:table-cell>
          <table:table-cell office:value-type="float" office:value="5061576" calcext:value-type="float">
            <text:p>5061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" calcext:value-type="float">
            <text:p>1461954899.2041</text:p>
          </table:table-cell>
          <table:table-cell office:value-type="float" office:value="41136768" calcext:value-type="float">
            <text:p>41136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" calcext:value-type="float">
            <text:p>1461954899.2041</text:p>
          </table:table-cell>
          <table:table-cell office:value-type="float" office:value="140011903972576" calcext:value-type="float">
            <text:p>140011903972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1" calcext:value-type="float">
            <text:p>1461954899.20411</text:p>
          </table:table-cell>
          <table:table-cell office:value-type="float" office:value="4215853" calcext:value-type="float">
            <text:p>4215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2" calcext:value-type="float">
            <text:p>1461954899.20412</text:p>
          </table:table-cell>
          <table:table-cell office:value-type="float" office:value="140011903986800" calcext:value-type="float">
            <text:p>140011903986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2" calcext:value-type="float">
            <text:p>1461954899.20412</text:p>
          </table:table-cell>
          <table:table-cell office:value-type="float" office:value="140011901616760" calcext:value-type="float">
            <text:p>140011901616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2" calcext:value-type="float">
            <text:p>1461954899.20412</text:p>
          </table:table-cell>
          <table:table-cell office:value-type="float" office:value="140011899503256" calcext:value-type="float">
            <text:p>140011899503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4" calcext:value-type="float">
            <text:p>1461954899.20414</text:p>
          </table:table-cell>
          <table:table-cell office:value-type="float" office:value="140011895551680" calcext:value-type="float">
            <text:p>14001189555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4" calcext:value-type="float">
            <text:p>1461954899.20414</text:p>
          </table:table-cell>
          <table:table-cell office:value-type="float" office:value="140011895632021" calcext:value-type="float">
            <text:p>1400118956320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18" calcext:value-type="float">
            <text:p>1461954899.20418</text:p>
          </table:table-cell>
          <table:table-cell office:value-type="float" office:value="140737488351213" calcext:value-type="float">
            <text:p>140737488351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1" calcext:value-type="float">
            <text:p>1461954899.20431</text:p>
          </table:table-cell>
          <table:table-cell office:value-type="float" office:value="6312288" calcext:value-type="float">
            <text:p>6312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2" calcext:value-type="float">
            <text:p>1461954899.20432</text:p>
          </table:table-cell>
          <table:table-cell office:value-type="float" office:value="139745926365156" calcext:value-type="float">
            <text:p>1397459263651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3" calcext:value-type="float">
            <text:p>1461954899.20433</text:p>
          </table:table-cell>
          <table:table-cell office:value-type="float" office:value="140725496931657" calcext:value-type="float">
            <text:p>1407254969316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5" calcext:value-type="float">
            <text:p>1461954899.20435</text:p>
          </table:table-cell>
          <table:table-cell office:value-type="float" office:value="139745924125392" calcext:value-type="float">
            <text:p>139745924125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5" calcext:value-type="float">
            <text:p>1461954899.20435</text:p>
          </table:table-cell>
          <table:table-cell office:value-type="float" office:value="139745926360688" calcext:value-type="float">
            <text:p>139745926360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5" calcext:value-type="float">
            <text:p>1461954899.20435</text:p>
          </table:table-cell>
          <table:table-cell office:value-type="float" office:value="139745926360216" calcext:value-type="float">
            <text:p>139745926360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6" calcext:value-type="float">
            <text:p>1461954899.20436</text:p>
          </table:table-cell>
          <table:table-cell office:value-type="float" office:value="139745924232508" calcext:value-type="float">
            <text:p>1397459242325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6" calcext:value-type="float">
            <text:p>1461954899.20436</text:p>
          </table:table-cell>
          <table:table-cell office:value-type="float" office:value="139745924215744" calcext:value-type="float">
            <text:p>139745924215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6" calcext:value-type="float">
            <text:p>1461954899.20436</text:p>
          </table:table-cell>
          <table:table-cell office:value-type="float" office:value="139745926365560" calcext:value-type="float">
            <text:p>139745926365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6" calcext:value-type="float">
            <text:p>1461954899.20436</text:p>
          </table:table-cell>
          <table:table-cell office:value-type="float" office:value="140725496930280" calcext:value-type="float">
            <text:p>140725496930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7" calcext:value-type="float">
            <text:p>1461954899.20437</text:p>
          </table:table-cell>
          <table:table-cell office:value-type="float" office:value="4194368" calcext:value-type="float">
            <text:p>419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7" calcext:value-type="float">
            <text:p>1461954899.20437</text:p>
          </table:table-cell>
          <table:table-cell office:value-type="float" office:value="6311464" calcext:value-type="float">
            <text:p>6311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7" calcext:value-type="float">
            <text:p>1461954899.20437</text:p>
          </table:table-cell>
          <table:table-cell office:value-type="float" office:value="140725498032184" calcext:value-type="float">
            <text:p>140725498032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9" calcext:value-type="float">
            <text:p>1461954899.20439</text:p>
          </table:table-cell>
          <table:table-cell office:value-type="float" office:value="139745926348816" calcext:value-type="float">
            <text:p>139745926348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39" calcext:value-type="float">
            <text:p>1461954899.20439</text:p>
          </table:table-cell>
          <table:table-cell office:value-type="float" office:value="6311664" calcext:value-type="float">
            <text:p>6311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1" calcext:value-type="float">
            <text:p>1461954899.20441</text:p>
          </table:table-cell>
          <table:table-cell office:value-type="float" office:value="139745926266880" calcext:value-type="float">
            <text:p>139745926266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2" calcext:value-type="float">
            <text:p>1461954899.20442</text:p>
          </table:table-cell>
          <table:table-cell office:value-type="float" office:value="139745926333641" calcext:value-type="float">
            <text:p>1397459263336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2" calcext:value-type="float">
            <text:p>1461954899.20442</text:p>
          </table:table-cell>
          <table:table-cell office:value-type="float" office:value="139745926354080" calcext:value-type="float">
            <text:p>139745926354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4" calcext:value-type="float">
            <text:p>1461954899.20444</text:p>
          </table:table-cell>
          <table:table-cell office:value-type="float" office:value="139745924098208" calcext:value-type="float">
            <text:p>139745924098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5" calcext:value-type="float">
            <text:p>1461954899.20445</text:p>
          </table:table-cell>
          <table:table-cell office:value-type="float" office:value="139745924090784" calcext:value-type="float">
            <text:p>139745924090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5" calcext:value-type="float">
            <text:p>1461954899.20445</text:p>
          </table:table-cell>
          <table:table-cell office:value-type="float" office:value="139745924090872" calcext:value-type="float">
            <text:p>139745924090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6" calcext:value-type="float">
            <text:p>1461954899.20446</text:p>
          </table:table-cell>
          <table:table-cell office:value-type="float" office:value="139745920168632" calcext:value-type="float">
            <text:p>139745920168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6" calcext:value-type="float">
            <text:p>1461954899.20446</text:p>
          </table:table-cell>
          <table:table-cell office:value-type="float" office:value="139745920259388" calcext:value-type="float">
            <text:p>1397459202593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7" calcext:value-type="float">
            <text:p>1461954899.20447</text:p>
          </table:table-cell>
          <table:table-cell office:value-type="float" office:value="139745926262792" calcext:value-type="float">
            <text:p>139745926262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8" calcext:value-type="float">
            <text:p>1461954899.20448</text:p>
          </table:table-cell>
          <table:table-cell office:value-type="float" office:value="139745926256448" calcext:value-type="float">
            <text:p>139745926256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8" calcext:value-type="float">
            <text:p>1461954899.20448</text:p>
          </table:table-cell>
          <table:table-cell office:value-type="float" office:value="139745926258688" calcext:value-type="float">
            <text:p>139745926258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8" calcext:value-type="float">
            <text:p>1461954899.20448</text:p>
          </table:table-cell>
          <table:table-cell office:value-type="float" office:value="139745924091912" calcext:value-type="float">
            <text:p>139745924091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8" calcext:value-type="float">
            <text:p>1461954899.20448</text:p>
          </table:table-cell>
          <table:table-cell office:value-type="float" office:value="139745924077376" calcext:value-type="float">
            <text:p>139745924077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9" calcext:value-type="float">
            <text:p>1461954899.20449</text:p>
          </table:table-cell>
          <table:table-cell office:value-type="float" office:value="139745924079688" calcext:value-type="float">
            <text:p>139745924079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49" calcext:value-type="float">
            <text:p>1461954899.20449</text:p>
          </table:table-cell>
          <table:table-cell office:value-type="float" office:value="139745924083712" calcext:value-type="float">
            <text:p>139745924083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" calcext:value-type="float">
            <text:p>1461954899.2045</text:p>
          </table:table-cell>
          <table:table-cell office:value-type="float" office:value="139745920286728" calcext:value-type="float">
            <text:p>1397459202867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3" calcext:value-type="float">
            <text:p>1461954899.20453</text:p>
          </table:table-cell>
          <table:table-cell office:value-type="float" office:value="139745920744800" calcext:value-type="float">
            <text:p>139745920744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3" calcext:value-type="float">
            <text:p>1461954899.20453</text:p>
          </table:table-cell>
          <table:table-cell office:value-type="float" office:value="139745924115456" calcext:value-type="float">
            <text:p>1397459241154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4" calcext:value-type="float">
            <text:p>1461954899.20454</text:p>
          </table:table-cell>
          <table:table-cell office:value-type="float" office:value="139745924115460" calcext:value-type="float">
            <text:p>1397459241154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4" calcext:value-type="float">
            <text:p>1461954899.20454</text:p>
          </table:table-cell>
          <table:table-cell office:value-type="float" office:value="139745920893888" calcext:value-type="float">
            <text:p>139745920893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5" calcext:value-type="float">
            <text:p>1461954899.20455</text:p>
          </table:table-cell>
          <table:table-cell office:value-type="float" office:value="139745921725766" calcext:value-type="float">
            <text:p>1397459217257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5" calcext:value-type="float">
            <text:p>1461954899.20455</text:p>
          </table:table-cell>
          <table:table-cell office:value-type="float" office:value="139745921440032" calcext:value-type="float">
            <text:p>139745921440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6" calcext:value-type="float">
            <text:p>1461954899.20456</text:p>
          </table:table-cell>
          <table:table-cell office:value-type="float" office:value="139745921733016" calcext:value-type="float">
            <text:p>139745921733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6" calcext:value-type="float">
            <text:p>1461954899.20456</text:p>
          </table:table-cell>
          <table:table-cell office:value-type="float" office:value="139745920753744" calcext:value-type="float">
            <text:p>139745920753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9" calcext:value-type="float">
            <text:p>1461954899.20459</text:p>
          </table:table-cell>
          <table:table-cell office:value-type="float" office:value="139745924105376" calcext:value-type="float">
            <text:p>139745924105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9" calcext:value-type="float">
            <text:p>1461954899.20459</text:p>
          </table:table-cell>
          <table:table-cell office:value-type="float" office:value="139745921192704" calcext:value-type="float">
            <text:p>139745921192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59" calcext:value-type="float">
            <text:p>1461954899.20459</text:p>
          </table:table-cell>
          <table:table-cell office:value-type="float" office:value="139745920364800" calcext:value-type="float">
            <text:p>139745920364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" calcext:value-type="float">
            <text:p>1461954899.2046</text:p>
          </table:table-cell>
          <table:table-cell office:value-type="float" office:value="139745920829984" calcext:value-type="float">
            <text:p>139745920829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1" calcext:value-type="float">
            <text:p>1461954899.20461</text:p>
          </table:table-cell>
          <table:table-cell office:value-type="float" office:value="139745924116596" calcext:value-type="float">
            <text:p>1397459241165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1" calcext:value-type="float">
            <text:p>1461954899.20461</text:p>
          </table:table-cell>
          <table:table-cell office:value-type="float" office:value="139745924100752" calcext:value-type="float">
            <text:p>139745924100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2" calcext:value-type="float">
            <text:p>1461954899.20462</text:p>
          </table:table-cell>
          <table:table-cell office:value-type="float" office:value="139745921635961" calcext:value-type="float">
            <text:p>1397459216359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3" calcext:value-type="float">
            <text:p>1461954899.20463</text:p>
          </table:table-cell>
          <table:table-cell office:value-type="float" office:value="139745920965696" calcext:value-type="float">
            <text:p>139745920965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7" calcext:value-type="float">
            <text:p>1461954899.20467</text:p>
          </table:table-cell>
          <table:table-cell office:value-type="float" office:value="139745921250208" calcext:value-type="float">
            <text:p>139745921250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7" calcext:value-type="float">
            <text:p>1461954899.20467</text:p>
          </table:table-cell>
          <table:table-cell office:value-type="float" office:value="7737352" calcext:value-type="float">
            <text:p>7737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8" calcext:value-type="float">
            <text:p>1461954899.20468</text:p>
          </table:table-cell>
          <table:table-cell office:value-type="float" office:value="139745921132057" calcext:value-type="float">
            <text:p>139745921132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9" calcext:value-type="float">
            <text:p>1461954899.20469</text:p>
          </table:table-cell>
          <table:table-cell office:value-type="float" office:value="139745912950800" calcext:value-type="float">
            <text:p>139745912950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69" calcext:value-type="float">
            <text:p>1461954899.20469</text:p>
          </table:table-cell>
          <table:table-cell office:value-type="float" office:value="139745916018400" calcext:value-type="float">
            <text:p>139745916018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7" calcext:value-type="float">
            <text:p>1461954899.2047</text:p>
          </table:table-cell>
          <table:table-cell office:value-type="float" office:value="139745916050472" calcext:value-type="float">
            <text:p>139745916050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7" calcext:value-type="float">
            <text:p>1461954899.2047</text:p>
          </table:table-cell>
          <table:table-cell office:value-type="float" office:value="139745916186564" calcext:value-type="float">
            <text:p>139745916186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71" calcext:value-type="float">
            <text:p>1461954899.20471</text:p>
          </table:table-cell>
          <table:table-cell office:value-type="float" office:value="139745917575168" calcext:value-type="float">
            <text:p>139745917575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71" calcext:value-type="float">
            <text:p>1461954899.20471</text:p>
          </table:table-cell>
          <table:table-cell office:value-type="float" office:value="139745914771120" calcext:value-type="float">
            <text:p>13974591477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71" calcext:value-type="float">
            <text:p>1461954899.20471</text:p>
          </table:table-cell>
          <table:table-cell office:value-type="float" office:value="139745915787348" calcext:value-type="float">
            <text:p>1397459157873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72" calcext:value-type="float">
            <text:p>1461954899.20472</text:p>
          </table:table-cell>
          <table:table-cell office:value-type="float" office:value="7741448" calcext:value-type="float">
            <text:p>7741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473" calcext:value-type="float">
            <text:p>1461954899.20473</text:p>
          </table:table-cell>
          <table:table-cell office:value-type="float" office:value="139745925988360" calcext:value-type="float">
            <text:p>139745925988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47" calcext:value-type="float">
            <text:p>1461954899.20547</text:p>
          </table:table-cell>
          <table:table-cell office:value-type="float" office:value="139745925992448" calcext:value-type="float">
            <text:p>139745925992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51" calcext:value-type="float">
            <text:p>1461954899.20551</text:p>
          </table:table-cell>
          <table:table-cell office:value-type="float" office:value="139745925996544" calcext:value-type="float">
            <text:p>139745925996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55" calcext:value-type="float">
            <text:p>1461954899.20555</text:p>
          </table:table-cell>
          <table:table-cell office:value-type="float" office:value="139745926000640" calcext:value-type="float">
            <text:p>139745926000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6" calcext:value-type="float">
            <text:p>1461954899.2056</text:p>
          </table:table-cell>
          <table:table-cell office:value-type="float" office:value="139745926004736" calcext:value-type="float">
            <text:p>139745926004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64" calcext:value-type="float">
            <text:p>1461954899.20564</text:p>
          </table:table-cell>
          <table:table-cell office:value-type="float" office:value="139745926008832" calcext:value-type="float">
            <text:p>139745926008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68" calcext:value-type="float">
            <text:p>1461954899.20568</text:p>
          </table:table-cell>
          <table:table-cell office:value-type="float" office:value="139745926012928" calcext:value-type="float">
            <text:p>139745926012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72" calcext:value-type="float">
            <text:p>1461954899.20572</text:p>
          </table:table-cell>
          <table:table-cell office:value-type="float" office:value="139745926017024" calcext:value-type="float">
            <text:p>139745926017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76" calcext:value-type="float">
            <text:p>1461954899.20576</text:p>
          </table:table-cell>
          <table:table-cell office:value-type="float" office:value="139745926021120" calcext:value-type="float">
            <text:p>13974592602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79" calcext:value-type="float">
            <text:p>1461954899.20579</text:p>
          </table:table-cell>
          <table:table-cell office:value-type="float" office:value="139745926025216" calcext:value-type="float">
            <text:p>13974592602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84" calcext:value-type="float">
            <text:p>1461954899.20584</text:p>
          </table:table-cell>
          <table:table-cell office:value-type="float" office:value="139745926029312" calcext:value-type="float">
            <text:p>139745926029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593" calcext:value-type="float">
            <text:p>1461954899.20593</text:p>
          </table:table-cell>
          <table:table-cell office:value-type="float" office:value="139745926033408" calcext:value-type="float">
            <text:p>139745926033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01" calcext:value-type="float">
            <text:p>1461954899.20601</text:p>
          </table:table-cell>
          <table:table-cell office:value-type="float" office:value="139745926037504" calcext:value-type="float">
            <text:p>139745926037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1" calcext:value-type="float">
            <text:p>1461954899.2061</text:p>
          </table:table-cell>
          <table:table-cell office:value-type="float" office:value="139745926041600" calcext:value-type="float">
            <text:p>139745926041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19" calcext:value-type="float">
            <text:p>1461954899.20619</text:p>
          </table:table-cell>
          <table:table-cell office:value-type="float" office:value="139745926045696" calcext:value-type="float">
            <text:p>139745926045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29" calcext:value-type="float">
            <text:p>1461954899.20629</text:p>
          </table:table-cell>
          <table:table-cell office:value-type="float" office:value="139745926049792" calcext:value-type="float">
            <text:p>139745926049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38" calcext:value-type="float">
            <text:p>1461954899.20638</text:p>
          </table:table-cell>
          <table:table-cell office:value-type="float" office:value="139745926053888" calcext:value-type="float">
            <text:p>139745926053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47" calcext:value-type="float">
            <text:p>1461954899.20647</text:p>
          </table:table-cell>
          <table:table-cell office:value-type="float" office:value="139745926057984" calcext:value-type="float">
            <text:p>139745926057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56" calcext:value-type="float">
            <text:p>1461954899.20656</text:p>
          </table:table-cell>
          <table:table-cell office:value-type="float" office:value="139745926062080" calcext:value-type="float">
            <text:p>139745926062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66" calcext:value-type="float">
            <text:p>1461954899.20666</text:p>
          </table:table-cell>
          <table:table-cell office:value-type="float" office:value="139745926066176" calcext:value-type="float">
            <text:p>139745926066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75" calcext:value-type="float">
            <text:p>1461954899.20675</text:p>
          </table:table-cell>
          <table:table-cell office:value-type="float" office:value="139745926070272" calcext:value-type="float">
            <text:p>139745926070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84" calcext:value-type="float">
            <text:p>1461954899.20684</text:p>
          </table:table-cell>
          <table:table-cell office:value-type="float" office:value="139745926074368" calcext:value-type="float">
            <text:p>13974592607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693" calcext:value-type="float">
            <text:p>1461954899.20693</text:p>
          </table:table-cell>
          <table:table-cell office:value-type="float" office:value="139745926078464" calcext:value-type="float">
            <text:p>139745926078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736" calcext:value-type="float">
            <text:p>1461954899.20736</text:p>
          </table:table-cell>
          <table:table-cell office:value-type="float" office:value="139745926082560" calcext:value-type="float">
            <text:p>139745926082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746" calcext:value-type="float">
            <text:p>1461954899.20746</text:p>
          </table:table-cell>
          <table:table-cell office:value-type="float" office:value="139745926086656" calcext:value-type="float">
            <text:p>139745926086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754" calcext:value-type="float">
            <text:p>1461954899.20754</text:p>
          </table:table-cell>
          <table:table-cell office:value-type="float" office:value="139745926090752" calcext:value-type="float">
            <text:p>139745926090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766" calcext:value-type="float">
            <text:p>1461954899.20766</text:p>
          </table:table-cell>
          <table:table-cell office:value-type="float" office:value="139745926094848" calcext:value-type="float">
            <text:p>139745926094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775" calcext:value-type="float">
            <text:p>1461954899.20775</text:p>
          </table:table-cell>
          <table:table-cell office:value-type="float" office:value="139745926098944" calcext:value-type="float">
            <text:p>139745926098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784" calcext:value-type="float">
            <text:p>1461954899.20784</text:p>
          </table:table-cell>
          <table:table-cell office:value-type="float" office:value="139745926103040" calcext:value-type="float">
            <text:p>139745926103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793" calcext:value-type="float">
            <text:p>1461954899.20793</text:p>
          </table:table-cell>
          <table:table-cell office:value-type="float" office:value="139745926107136" calcext:value-type="float">
            <text:p>139745926107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02" calcext:value-type="float">
            <text:p>1461954899.20802</text:p>
          </table:table-cell>
          <table:table-cell office:value-type="float" office:value="139745926111232" calcext:value-type="float">
            <text:p>139745926111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11" calcext:value-type="float">
            <text:p>1461954899.20811</text:p>
          </table:table-cell>
          <table:table-cell office:value-type="float" office:value="139745926115328" calcext:value-type="float">
            <text:p>139745926115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2" calcext:value-type="float">
            <text:p>1461954899.2082</text:p>
          </table:table-cell>
          <table:table-cell office:value-type="float" office:value="139745926119424" calcext:value-type="float">
            <text:p>139745926119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29" calcext:value-type="float">
            <text:p>1461954899.20829</text:p>
          </table:table-cell>
          <table:table-cell office:value-type="float" office:value="139745926123520" calcext:value-type="float">
            <text:p>13974592612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38" calcext:value-type="float">
            <text:p>1461954899.20838</text:p>
          </table:table-cell>
          <table:table-cell office:value-type="float" office:value="139745926127616" calcext:value-type="float">
            <text:p>139745926127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47" calcext:value-type="float">
            <text:p>1461954899.20847</text:p>
          </table:table-cell>
          <table:table-cell office:value-type="float" office:value="139745926131712" calcext:value-type="float">
            <text:p>139745926131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56" calcext:value-type="float">
            <text:p>1461954899.20856</text:p>
          </table:table-cell>
          <table:table-cell office:value-type="float" office:value="139745926135808" calcext:value-type="float">
            <text:p>139745926135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65" calcext:value-type="float">
            <text:p>1461954899.20865</text:p>
          </table:table-cell>
          <table:table-cell office:value-type="float" office:value="139745926139904" calcext:value-type="float">
            <text:p>139745926139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73" calcext:value-type="float">
            <text:p>1461954899.20873</text:p>
          </table:table-cell>
          <table:table-cell office:value-type="float" office:value="139745926144000" calcext:value-type="float">
            <text:p>139745926144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82" calcext:value-type="float">
            <text:p>1461954899.20882</text:p>
          </table:table-cell>
          <table:table-cell office:value-type="float" office:value="139745926320128" calcext:value-type="float">
            <text:p>13974592632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83" calcext:value-type="float">
            <text:p>1461954899.20883</text:p>
          </table:table-cell>
          <table:table-cell office:value-type="float" office:value="139745920621952" calcext:value-type="float">
            <text:p>139745920621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0884" calcext:value-type="float">
            <text:p>1461954899.20884</text:p>
          </table:table-cell>
          <table:table-cell office:value-type="float" office:value="139745926316032" calcext:value-type="float">
            <text:p>13974592631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2" calcext:value-type="float">
            <text:p>1461954899.26582</text:p>
          </table:table-cell>
          <table:table-cell office:value-type="float" office:value="39328484" calcext:value-type="float">
            <text:p>39328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3" calcext:value-type="float">
            <text:p>1461954899.26583</text:p>
          </table:table-cell>
          <table:table-cell office:value-type="float" office:value="41073968" calcext:value-type="float">
            <text:p>41073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3" calcext:value-type="float">
            <text:p>1461954899.26583</text:p>
          </table:table-cell>
          <table:table-cell office:value-type="float" office:value="40884840" calcext:value-type="float">
            <text:p>40884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4" calcext:value-type="float">
            <text:p>1461954899.26584</text:p>
          </table:table-cell>
          <table:table-cell office:value-type="float" office:value="39286360" calcext:value-type="float">
            <text:p>392863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4" calcext:value-type="float">
            <text:p>1461954899.26584</text:p>
          </table:table-cell>
          <table:table-cell office:value-type="float" office:value="7333944" calcext:value-type="float">
            <text:p>7333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4" calcext:value-type="float">
            <text:p>1461954899.26584</text:p>
          </table:table-cell>
          <table:table-cell office:value-type="float" office:value="40385000" calcext:value-type="float">
            <text:p>4038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4" calcext:value-type="float">
            <text:p>1461954899.26584</text:p>
          </table:table-cell>
          <table:table-cell office:value-type="float" office:value="39583760" calcext:value-type="float">
            <text:p>3958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5" calcext:value-type="float">
            <text:p>1461954899.26585</text:p>
          </table:table-cell>
          <table:table-cell office:value-type="float" office:value="41178120" calcext:value-type="float">
            <text:p>41178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5" calcext:value-type="float">
            <text:p>1461954899.26585</text:p>
          </table:table-cell>
          <table:table-cell office:value-type="float" office:value="41030600" calcext:value-type="float">
            <text:p>41030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6" calcext:value-type="float">
            <text:p>1461954899.26586</text:p>
          </table:table-cell>
          <table:table-cell office:value-type="float" office:value="41161800" calcext:value-type="float">
            <text:p>41161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6" calcext:value-type="float">
            <text:p>1461954899.26586</text:p>
          </table:table-cell>
          <table:table-cell office:value-type="float" office:value="41185864" calcext:value-type="float">
            <text:p>41185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6" calcext:value-type="float">
            <text:p>1461954899.26586</text:p>
          </table:table-cell>
          <table:table-cell office:value-type="float" office:value="39592584" calcext:value-type="float">
            <text:p>39592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6" calcext:value-type="float">
            <text:p>1461954899.26586</text:p>
          </table:table-cell>
          <table:table-cell office:value-type="float" office:value="40310792" calcext:value-type="float">
            <text:p>40310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7" calcext:value-type="float">
            <text:p>1461954899.26587</text:p>
          </table:table-cell>
          <table:table-cell office:value-type="float" office:value="39605320" calcext:value-type="float">
            <text:p>39605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7" calcext:value-type="float">
            <text:p>1461954899.26587</text:p>
          </table:table-cell>
          <table:table-cell office:value-type="float" office:value="41237448" calcext:value-type="float">
            <text:p>41237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7" calcext:value-type="float">
            <text:p>1461954899.26587</text:p>
          </table:table-cell>
          <table:table-cell office:value-type="float" office:value="39566344" calcext:value-type="float">
            <text:p>39566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8" calcext:value-type="float">
            <text:p>1461954899.26588</text:p>
          </table:table-cell>
          <table:table-cell office:value-type="float" office:value="140732098170564" calcext:value-type="float">
            <text:p>140732098170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8" calcext:value-type="float">
            <text:p>1461954899.26588</text:p>
          </table:table-cell>
          <table:table-cell office:value-type="float" office:value="39302500" calcext:value-type="float">
            <text:p>3930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8" calcext:value-type="float">
            <text:p>1461954899.26588</text:p>
          </table:table-cell>
          <table:table-cell office:value-type="float" office:value="140732098166192" calcext:value-type="float">
            <text:p>140732098166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9" calcext:value-type="float">
            <text:p>1461954899.26589</text:p>
          </table:table-cell>
          <table:table-cell office:value-type="float" office:value="41150720" calcext:value-type="float">
            <text:p>41150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89" calcext:value-type="float">
            <text:p>1461954899.26589</text:p>
          </table:table-cell>
          <table:table-cell office:value-type="float" office:value="7311873" calcext:value-type="float">
            <text:p>73118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9" calcext:value-type="float">
            <text:p>1461954899.2659</text:p>
          </table:table-cell>
          <table:table-cell office:value-type="float" office:value="41239552" calcext:value-type="float">
            <text:p>41239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92" calcext:value-type="float">
            <text:p>1461954899.26592</text:p>
          </table:table-cell>
          <table:table-cell office:value-type="float" office:value="41244672" calcext:value-type="float">
            <text:p>41244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93" calcext:value-type="float">
            <text:p>1461954899.26593</text:p>
          </table:table-cell>
          <table:table-cell office:value-type="float" office:value="39587848" calcext:value-type="float">
            <text:p>39587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94" calcext:value-type="float">
            <text:p>1461954899.26594</text:p>
          </table:table-cell>
          <table:table-cell office:value-type="float" office:value="7324688" calcext:value-type="float">
            <text:p>7324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594" calcext:value-type="float">
            <text:p>1461954899.26594</text:p>
          </table:table-cell>
          <table:table-cell office:value-type="float" office:value="41127944" calcext:value-type="float">
            <text:p>41127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1" calcext:value-type="float">
            <text:p>1461954899.26661</text:p>
          </table:table-cell>
          <table:table-cell office:value-type="float" office:value="41116680" calcext:value-type="float">
            <text:p>41116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1" calcext:value-type="float">
            <text:p>1461954899.26661</text:p>
          </table:table-cell>
          <table:table-cell office:value-type="float" office:value="39323656" calcext:value-type="float">
            <text:p>39323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2" calcext:value-type="float">
            <text:p>1461954899.26662</text:p>
          </table:table-cell>
          <table:table-cell office:value-type="float" office:value="39555084" calcext:value-type="float">
            <text:p>395550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2" calcext:value-type="float">
            <text:p>1461954899.26662</text:p>
          </table:table-cell>
          <table:table-cell office:value-type="float" office:value="7289120" calcext:value-type="float">
            <text:p>7289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2" calcext:value-type="float">
            <text:p>1461954899.26662</text:p>
          </table:table-cell>
          <table:table-cell office:value-type="float" office:value="7306040" calcext:value-type="float">
            <text:p>7306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3" calcext:value-type="float">
            <text:p>1461954899.26663</text:p>
          </table:table-cell>
          <table:table-cell office:value-type="float" office:value="140011899478608" calcext:value-type="float">
            <text:p>140011899478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4" calcext:value-type="float">
            <text:p>1461954899.26664</text:p>
          </table:table-cell>
          <table:table-cell office:value-type="float" office:value="39546888" calcext:value-type="float">
            <text:p>39546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4" calcext:value-type="float">
            <text:p>1461954899.26664</text:p>
          </table:table-cell>
          <table:table-cell office:value-type="float" office:value="39553032" calcext:value-type="float">
            <text:p>39553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5" calcext:value-type="float">
            <text:p>1461954899.26665</text:p>
          </table:table-cell>
          <table:table-cell office:value-type="float" office:value="39264264" calcext:value-type="float">
            <text:p>39264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899.26666" calcext:value-type="float">
            <text:p>1461954899.26666</text:p>
          </table:table-cell>
          <table:table-cell office:value-type="float" office:value="40336136" calcext:value-type="float">
            <text:p>40336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1.95726" calcext:value-type="float">
            <text:p>1461954901.95726</text:p>
          </table:table-cell>
          <table:table-cell office:value-type="float" office:value="139995071086592" calcext:value-type="float">
            <text:p>1399950710865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1.95733" calcext:value-type="float">
            <text:p>1461954901.95733</text:p>
          </table:table-cell>
          <table:table-cell office:value-type="float" office:value="139995071086592" calcext:value-type="float">
            <text:p>1399950710865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2.89895" calcext:value-type="float">
            <text:p>1461954902.89895</text:p>
          </table:table-cell>
          <table:table-cell office:value-type="float" office:value="140011903878368" calcext:value-type="float">
            <text:p>140011903878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47" calcext:value-type="float">
            <text:p>1461954905.66847</text:p>
          </table:table-cell>
          <table:table-cell office:value-type="float" office:value="41167368" calcext:value-type="float">
            <text:p>41167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48" calcext:value-type="float">
            <text:p>1461954905.66848</text:p>
          </table:table-cell>
          <table:table-cell office:value-type="float" office:value="39576552" calcext:value-type="float">
            <text:p>39576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49" calcext:value-type="float">
            <text:p>1461954905.66849</text:p>
          </table:table-cell>
          <table:table-cell office:value-type="float" office:value="39473160" calcext:value-type="float">
            <text:p>39473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52" calcext:value-type="float">
            <text:p>1461954905.66852</text:p>
          </table:table-cell>
          <table:table-cell office:value-type="float" office:value="41140968" calcext:value-type="float">
            <text:p>41140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54" calcext:value-type="float">
            <text:p>1461954905.66854</text:p>
          </table:table-cell>
          <table:table-cell office:value-type="float" office:value="41136768" calcext:value-type="float">
            <text:p>41136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55" calcext:value-type="float">
            <text:p>1461954905.66855</text:p>
          </table:table-cell>
          <table:table-cell office:value-type="float" office:value="41198056" calcext:value-type="float">
            <text:p>41198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74" calcext:value-type="float">
            <text:p>1461954905.66874</text:p>
          </table:table-cell>
          <table:table-cell office:value-type="float" office:value="140011906017812" calcext:value-type="float">
            <text:p>1400119060178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75" calcext:value-type="float">
            <text:p>1461954905.66875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76" calcext:value-type="float">
            <text:p>1461954905.66876</text:p>
          </table:table-cell>
          <table:table-cell office:value-type="float" office:value="140011899484612" calcext:value-type="float">
            <text:p>1400118994846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76" calcext:value-type="float">
            <text:p>1461954905.66876</text:p>
          </table:table-cell>
          <table:table-cell office:value-type="float" office:value="7321916" calcext:value-type="float">
            <text:p>73219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77" calcext:value-type="float">
            <text:p>1461954905.66877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78" calcext:value-type="float">
            <text:p>1461954905.66878</text:p>
          </table:table-cell>
          <table:table-cell office:value-type="float" office:value="7329491" calcext:value-type="float">
            <text:p>73294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78" calcext:value-type="float">
            <text:p>1461954905.66878</text:p>
          </table:table-cell>
          <table:table-cell office:value-type="float" office:value="39310912" calcext:value-type="float">
            <text:p>39310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" calcext:value-type="float">
            <text:p>1461954905.6688</text:p>
          </table:table-cell>
          <table:table-cell office:value-type="float" office:value="7278168" calcext:value-type="float">
            <text:p>7278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" calcext:value-type="float">
            <text:p>1461954905.6688</text:p>
          </table:table-cell>
          <table:table-cell office:value-type="float" office:value="39452936" calcext:value-type="float">
            <text:p>39452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1" calcext:value-type="float">
            <text:p>1461954905.66881</text:p>
          </table:table-cell>
          <table:table-cell office:value-type="float" office:value="39300772" calcext:value-type="float">
            <text:p>39300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2" calcext:value-type="float">
            <text:p>1461954905.66882</text:p>
          </table:table-cell>
          <table:table-cell office:value-type="float" office:value="41231816" calcext:value-type="float">
            <text:p>41231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2" calcext:value-type="float">
            <text:p>1461954905.66882</text:p>
          </table:table-cell>
          <table:table-cell office:value-type="float" office:value="39620392" calcext:value-type="float">
            <text:p>39620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3" calcext:value-type="float">
            <text:p>1461954905.66883</text:p>
          </table:table-cell>
          <table:table-cell office:value-type="float" office:value="41030600" calcext:value-type="float">
            <text:p>41030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4" calcext:value-type="float">
            <text:p>1461954905.66884</text:p>
          </table:table-cell>
          <table:table-cell office:value-type="float" office:value="41129928" calcext:value-type="float">
            <text:p>41129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4" calcext:value-type="float">
            <text:p>1461954905.66884</text:p>
          </table:table-cell>
          <table:table-cell office:value-type="float" office:value="39263200" calcext:value-type="float">
            <text:p>39263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5" calcext:value-type="float">
            <text:p>1461954905.66885</text:p>
          </table:table-cell>
          <table:table-cell office:value-type="float" office:value="41237576" calcext:value-type="float">
            <text:p>41237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5" calcext:value-type="float">
            <text:p>1461954905.66885</text:p>
          </table:table-cell>
          <table:table-cell office:value-type="float" office:value="39610696" calcext:value-type="float">
            <text:p>39610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6" calcext:value-type="float">
            <text:p>1461954905.66886</text:p>
          </table:table-cell>
          <table:table-cell office:value-type="float" office:value="41123400" calcext:value-type="float">
            <text:p>41123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7" calcext:value-type="float">
            <text:p>1461954905.66887</text:p>
          </table:table-cell>
          <table:table-cell office:value-type="float" office:value="7310836" calcext:value-type="float">
            <text:p>7310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88" calcext:value-type="float">
            <text:p>1461954905.66888</text:p>
          </table:table-cell>
          <table:table-cell office:value-type="float" office:value="39288868" calcext:value-type="float">
            <text:p>39288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" calcext:value-type="float">
            <text:p>1461954905.6689</text:p>
          </table:table-cell>
          <table:table-cell office:value-type="float" office:value="140011906017808" calcext:value-type="float">
            <text:p>140011906017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" calcext:value-type="float">
            <text:p>1461954905.6689</text:p>
          </table:table-cell>
          <table:table-cell office:value-type="float" office:value="140011896340517" calcext:value-type="float">
            <text:p>1400118963405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2" calcext:value-type="float">
            <text:p>1461954905.66892</text:p>
          </table:table-cell>
          <table:table-cell office:value-type="float" office:value="140011906124232" calcext:value-type="float">
            <text:p>140011906124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2" calcext:value-type="float">
            <text:p>1461954905.66892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3" calcext:value-type="float">
            <text:p>1461954905.66893</text:p>
          </table:table-cell>
          <table:table-cell office:value-type="float" office:value="140011896060240" calcext:value-type="float">
            <text:p>14001189606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3" calcext:value-type="float">
            <text:p>1461954905.66893</text:p>
          </table:table-cell>
          <table:table-cell office:value-type="float" office:value="140011899484624" calcext:value-type="float">
            <text:p>140011899484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4" calcext:value-type="float">
            <text:p>1461954905.66894</text:p>
          </table:table-cell>
          <table:table-cell office:value-type="float" office:value="140011899489888" calcext:value-type="float">
            <text:p>14001189948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4" calcext:value-type="float">
            <text:p>1461954905.66894</text:p>
          </table:table-cell>
          <table:table-cell office:value-type="float" office:value="4482927" calcext:value-type="float">
            <text:p>44829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5" calcext:value-type="float">
            <text:p>1461954905.66895</text:p>
          </table:table-cell>
          <table:table-cell office:value-type="float" office:value="4315072" calcext:value-type="float">
            <text:p>4315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6" calcext:value-type="float">
            <text:p>1461954905.66896</text:p>
          </table:table-cell>
          <table:table-cell office:value-type="float" office:value="4328112" calcext:value-type="float">
            <text:p>4328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6" calcext:value-type="float">
            <text:p>1461954905.66896</text:p>
          </table:table-cell>
          <table:table-cell office:value-type="float" office:value="140011895775104" calcext:value-type="float">
            <text:p>140011895775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7" calcext:value-type="float">
            <text:p>1461954905.66897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7" calcext:value-type="float">
            <text:p>1461954905.66897</text:p>
          </table:table-cell>
          <table:table-cell office:value-type="float" office:value="4575216" calcext:value-type="float">
            <text:p>457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8" calcext:value-type="float">
            <text:p>1461954905.66898</text:p>
          </table:table-cell>
          <table:table-cell office:value-type="float" office:value="140011896535904" calcext:value-type="float">
            <text:p>1400118965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899" calcext:value-type="float">
            <text:p>1461954905.66899</text:p>
          </table:table-cell>
          <table:table-cell office:value-type="float" office:value="7278184" calcext:value-type="float">
            <text:p>7278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1" calcext:value-type="float">
            <text:p>1461954905.66901</text:p>
          </table:table-cell>
          <table:table-cell office:value-type="float" office:value="4409238" calcext:value-type="float">
            <text:p>44092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2" calcext:value-type="float">
            <text:p>1461954905.66902</text:p>
          </table:table-cell>
          <table:table-cell office:value-type="float" office:value="7321932" calcext:value-type="float">
            <text:p>7321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3" calcext:value-type="float">
            <text:p>1461954905.66903</text:p>
          </table:table-cell>
          <table:table-cell office:value-type="float" office:value="7331760" calcext:value-type="float">
            <text:p>7331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3" calcext:value-type="float">
            <text:p>1461954905.66903</text:p>
          </table:table-cell>
          <table:table-cell office:value-type="float" office:value="7331864" calcext:value-type="float">
            <text:p>7331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4" calcext:value-type="float">
            <text:p>1461954905.66904</text:p>
          </table:table-cell>
          <table:table-cell office:value-type="float" office:value="4789472" calcext:value-type="float">
            <text:p>4789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5" calcext:value-type="float">
            <text:p>1461954905.66905</text:p>
          </table:table-cell>
          <table:table-cell office:value-type="float" office:value="4637008" calcext:value-type="float">
            <text:p>4637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5" calcext:value-type="float">
            <text:p>1461954905.66905</text:p>
          </table:table-cell>
          <table:table-cell office:value-type="float" office:value="4664704" calcext:value-type="float">
            <text:p>466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6" calcext:value-type="float">
            <text:p>1461954905.66906</text:p>
          </table:table-cell>
          <table:table-cell office:value-type="float" office:value="4935904" calcext:value-type="float">
            <text:p>49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6" calcext:value-type="float">
            <text:p>1461954905.66906</text:p>
          </table:table-cell>
          <table:table-cell office:value-type="float" office:value="5061576" calcext:value-type="float">
            <text:p>5061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7" calcext:value-type="float">
            <text:p>1461954905.66907</text:p>
          </table:table-cell>
          <table:table-cell office:value-type="float" office:value="41047200" calcext:value-type="float">
            <text:p>41047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8" calcext:value-type="float">
            <text:p>1461954905.66908</text:p>
          </table:table-cell>
          <table:table-cell office:value-type="float" office:value="140011903972576" calcext:value-type="float">
            <text:p>140011903972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8" calcext:value-type="float">
            <text:p>1461954905.66908</text:p>
          </table:table-cell>
          <table:table-cell office:value-type="float" office:value="4215853" calcext:value-type="float">
            <text:p>4215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09" calcext:value-type="float">
            <text:p>1461954905.66909</text:p>
          </table:table-cell>
          <table:table-cell office:value-type="float" office:value="140011903986800" calcext:value-type="float">
            <text:p>140011903986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1" calcext:value-type="float">
            <text:p>1461954905.6691</text:p>
          </table:table-cell>
          <table:table-cell office:value-type="float" office:value="140011901616760" calcext:value-type="float">
            <text:p>140011901616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11" calcext:value-type="float">
            <text:p>1461954905.66911</text:p>
          </table:table-cell>
          <table:table-cell office:value-type="float" office:value="140011899503256" calcext:value-type="float">
            <text:p>140011899503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11" calcext:value-type="float">
            <text:p>1461954905.66911</text:p>
          </table:table-cell>
          <table:table-cell office:value-type="float" office:value="140011895551680" calcext:value-type="float">
            <text:p>14001189555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12" calcext:value-type="float">
            <text:p>1461954905.66912</text:p>
          </table:table-cell>
          <table:table-cell office:value-type="float" office:value="140011895632021" calcext:value-type="float">
            <text:p>1400118956320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18" calcext:value-type="float">
            <text:p>1461954905.66918</text:p>
          </table:table-cell>
          <table:table-cell office:value-type="float" office:value="140737488351213" calcext:value-type="float">
            <text:p>140737488351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39" calcext:value-type="float">
            <text:p>1461954905.66939</text:p>
          </table:table-cell>
          <table:table-cell office:value-type="float" office:value="6312288" calcext:value-type="float">
            <text:p>6312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42" calcext:value-type="float">
            <text:p>1461954905.66942</text:p>
          </table:table-cell>
          <table:table-cell office:value-type="float" office:value="139624999948260" calcext:value-type="float">
            <text:p>1396249999482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44" calcext:value-type="float">
            <text:p>1461954905.66944</text:p>
          </table:table-cell>
          <table:table-cell office:value-type="float" office:value="140725341079065" calcext:value-type="float">
            <text:p>1407253410790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46" calcext:value-type="float">
            <text:p>1461954905.66946</text:p>
          </table:table-cell>
          <table:table-cell office:value-type="float" office:value="139624997708496" calcext:value-type="float">
            <text:p>1396249977084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47" calcext:value-type="float">
            <text:p>1461954905.66947</text:p>
          </table:table-cell>
          <table:table-cell office:value-type="float" office:value="139624999943792" calcext:value-type="float">
            <text:p>139624999943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47" calcext:value-type="float">
            <text:p>1461954905.66947</text:p>
          </table:table-cell>
          <table:table-cell office:value-type="float" office:value="139624999943320" calcext:value-type="float">
            <text:p>139624999943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48" calcext:value-type="float">
            <text:p>1461954905.66948</text:p>
          </table:table-cell>
          <table:table-cell office:value-type="float" office:value="139624997815612" calcext:value-type="float">
            <text:p>1396249978156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48" calcext:value-type="float">
            <text:p>1461954905.66948</text:p>
          </table:table-cell>
          <table:table-cell office:value-type="float" office:value="139624999948664" calcext:value-type="float">
            <text:p>139624999948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49" calcext:value-type="float">
            <text:p>1461954905.66949</text:p>
          </table:table-cell>
          <table:table-cell office:value-type="float" office:value="4194368" calcext:value-type="float">
            <text:p>419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5" calcext:value-type="float">
            <text:p>1461954905.6695</text:p>
          </table:table-cell>
          <table:table-cell office:value-type="float" office:value="6311464" calcext:value-type="float">
            <text:p>6311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5" calcext:value-type="float">
            <text:p>1461954905.6695</text:p>
          </table:table-cell>
          <table:table-cell office:value-type="float" office:value="140725341601848" calcext:value-type="float">
            <text:p>140725341601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51" calcext:value-type="float">
            <text:p>1461954905.66951</text:p>
          </table:table-cell>
          <table:table-cell office:value-type="float" office:value="140725341077160" calcext:value-type="float">
            <text:p>140725341077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52" calcext:value-type="float">
            <text:p>1461954905.66952</text:p>
          </table:table-cell>
          <table:table-cell office:value-type="float" office:value="139624999931920" calcext:value-type="float">
            <text:p>139624999931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53" calcext:value-type="float">
            <text:p>1461954905.66953</text:p>
          </table:table-cell>
          <table:table-cell office:value-type="float" office:value="139624997771648" calcext:value-type="float">
            <text:p>139624997771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53" calcext:value-type="float">
            <text:p>1461954905.66953</text:p>
          </table:table-cell>
          <table:table-cell office:value-type="float" office:value="6311664" calcext:value-type="float">
            <text:p>6311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56" calcext:value-type="float">
            <text:p>1461954905.66956</text:p>
          </table:table-cell>
          <table:table-cell office:value-type="float" office:value="139624999849984" calcext:value-type="float">
            <text:p>139624999849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57" calcext:value-type="float">
            <text:p>1461954905.66957</text:p>
          </table:table-cell>
          <table:table-cell office:value-type="float" office:value="139624999916745" calcext:value-type="float">
            <text:p>1396249999167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59" calcext:value-type="float">
            <text:p>1461954905.66959</text:p>
          </table:table-cell>
          <table:table-cell office:value-type="float" office:value="139624999937184" calcext:value-type="float">
            <text:p>139624999937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2" calcext:value-type="float">
            <text:p>1461954905.66962</text:p>
          </table:table-cell>
          <table:table-cell office:value-type="float" office:value="139624997681312" calcext:value-type="float">
            <text:p>139624997681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3" calcext:value-type="float">
            <text:p>1461954905.66963</text:p>
          </table:table-cell>
          <table:table-cell office:value-type="float" office:value="139624997673888" calcext:value-type="float">
            <text:p>139624997673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4" calcext:value-type="float">
            <text:p>1461954905.66964</text:p>
          </table:table-cell>
          <table:table-cell office:value-type="float" office:value="139624997673976" calcext:value-type="float">
            <text:p>139624997673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4" calcext:value-type="float">
            <text:p>1461954905.66964</text:p>
          </table:table-cell>
          <table:table-cell office:value-type="float" office:value="139624993751736" calcext:value-type="float">
            <text:p>139624993751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5" calcext:value-type="float">
            <text:p>1461954905.66965</text:p>
          </table:table-cell>
          <table:table-cell office:value-type="float" office:value="139624993842492" calcext:value-type="float">
            <text:p>1396249938424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6" calcext:value-type="float">
            <text:p>1461954905.66966</text:p>
          </table:table-cell>
          <table:table-cell office:value-type="float" office:value="139624999845896" calcext:value-type="float">
            <text:p>139624999845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7" calcext:value-type="float">
            <text:p>1461954905.66967</text:p>
          </table:table-cell>
          <table:table-cell office:value-type="float" office:value="139624999839552" calcext:value-type="float">
            <text:p>139624999839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7" calcext:value-type="float">
            <text:p>1461954905.66967</text:p>
          </table:table-cell>
          <table:table-cell office:value-type="float" office:value="139624999841792" calcext:value-type="float">
            <text:p>139624999841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8" calcext:value-type="float">
            <text:p>1461954905.66968</text:p>
          </table:table-cell>
          <table:table-cell office:value-type="float" office:value="139624997675016" calcext:value-type="float">
            <text:p>139624997675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8" calcext:value-type="float">
            <text:p>1461954905.66968</text:p>
          </table:table-cell>
          <table:table-cell office:value-type="float" office:value="139624997660480" calcext:value-type="float">
            <text:p>139624997660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69" calcext:value-type="float">
            <text:p>1461954905.66969</text:p>
          </table:table-cell>
          <table:table-cell office:value-type="float" office:value="139624993849344" calcext:value-type="float">
            <text:p>139624993849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7" calcext:value-type="float">
            <text:p>1461954905.6697</text:p>
          </table:table-cell>
          <table:table-cell office:value-type="float" office:value="139624997662792" calcext:value-type="float">
            <text:p>139624997662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7" calcext:value-type="float">
            <text:p>1461954905.6697</text:p>
          </table:table-cell>
          <table:table-cell office:value-type="float" office:value="139624997666816" calcext:value-type="float">
            <text:p>139624997666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75" calcext:value-type="float">
            <text:p>1461954905.66975</text:p>
          </table:table-cell>
          <table:table-cell office:value-type="float" office:value="139624994327904" calcext:value-type="float">
            <text:p>139624994327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76" calcext:value-type="float">
            <text:p>1461954905.66976</text:p>
          </table:table-cell>
          <table:table-cell office:value-type="float" office:value="139624997698560" calcext:value-type="float">
            <text:p>139624997698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77" calcext:value-type="float">
            <text:p>1461954905.66977</text:p>
          </table:table-cell>
          <table:table-cell office:value-type="float" office:value="139624997698564" calcext:value-type="float">
            <text:p>139624997698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78" calcext:value-type="float">
            <text:p>1461954905.66978</text:p>
          </table:table-cell>
          <table:table-cell office:value-type="float" office:value="139624994476992" calcext:value-type="float">
            <text:p>139624994476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79" calcext:value-type="float">
            <text:p>1461954905.66979</text:p>
          </table:table-cell>
          <table:table-cell office:value-type="float" office:value="139624995308870" calcext:value-type="float">
            <text:p>13962499530887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79" calcext:value-type="float">
            <text:p>1461954905.66979</text:p>
          </table:table-cell>
          <table:table-cell office:value-type="float" office:value="139624995023136" calcext:value-type="float">
            <text:p>13962499502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84" calcext:value-type="float">
            <text:p>1461954905.66984</text:p>
          </table:table-cell>
          <table:table-cell office:value-type="float" office:value="139624997688480" calcext:value-type="float">
            <text:p>139624997688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85" calcext:value-type="float">
            <text:p>1461954905.66985</text:p>
          </table:table-cell>
          <table:table-cell office:value-type="float" office:value="139624994775808" calcext:value-type="float">
            <text:p>139624994775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85" calcext:value-type="float">
            <text:p>1461954905.66985</text:p>
          </table:table-cell>
          <table:table-cell office:value-type="float" office:value="139624993947904" calcext:value-type="float">
            <text:p>139624993947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86" calcext:value-type="float">
            <text:p>1461954905.66986</text:p>
          </table:table-cell>
          <table:table-cell office:value-type="float" office:value="139624994413088" calcext:value-type="float">
            <text:p>139624994413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88" calcext:value-type="float">
            <text:p>1461954905.66988</text:p>
          </table:table-cell>
          <table:table-cell office:value-type="float" office:value="139624993998016" calcext:value-type="float">
            <text:p>139624993998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88" calcext:value-type="float">
            <text:p>1461954905.66988</text:p>
          </table:table-cell>
          <table:table-cell office:value-type="float" office:value="139624997699700" calcext:value-type="float">
            <text:p>1396249976997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89" calcext:value-type="float">
            <text:p>1461954905.66989</text:p>
          </table:table-cell>
          <table:table-cell office:value-type="float" office:value="139624997683856" calcext:value-type="float">
            <text:p>139624997683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89" calcext:value-type="float">
            <text:p>1461954905.66989</text:p>
          </table:table-cell>
          <table:table-cell office:value-type="float" office:value="139624994304176" calcext:value-type="float">
            <text:p>139624994304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9" calcext:value-type="float">
            <text:p>1461954905.6699</text:p>
          </table:table-cell>
          <table:table-cell office:value-type="float" office:value="139624995219065" calcext:value-type="float">
            <text:p>1396249952190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91" calcext:value-type="float">
            <text:p>1461954905.66991</text:p>
          </table:table-cell>
          <table:table-cell office:value-type="float" office:value="139624994548800" calcext:value-type="float">
            <text:p>139624994548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91" calcext:value-type="float">
            <text:p>1461954905.66991</text:p>
          </table:table-cell>
          <table:table-cell office:value-type="float" office:value="139624994741152" calcext:value-type="float">
            <text:p>139624994741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92" calcext:value-type="float">
            <text:p>1461954905.66992</text:p>
          </table:table-cell>
          <table:table-cell office:value-type="float" office:value="139624995227178" calcext:value-type="float">
            <text:p>1396249952271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98" calcext:value-type="float">
            <text:p>1461954905.66998</text:p>
          </table:table-cell>
          <table:table-cell office:value-type="float" office:value="139624994833312" calcext:value-type="float">
            <text:p>139624994833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6999" calcext:value-type="float">
            <text:p>1461954905.66999</text:p>
          </table:table-cell>
          <table:table-cell office:value-type="float" office:value="17600520" calcext:value-type="float">
            <text:p>17600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002" calcext:value-type="float">
            <text:p>1461954905.67002</text:p>
          </table:table-cell>
          <table:table-cell office:value-type="float" office:value="139624986533904" calcext:value-type="float">
            <text:p>139624986533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003" calcext:value-type="float">
            <text:p>1461954905.67003</text:p>
          </table:table-cell>
          <table:table-cell office:value-type="float" office:value="139624989601504" calcext:value-type="float">
            <text:p>139624989601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003" calcext:value-type="float">
            <text:p>1461954905.67003</text:p>
          </table:table-cell>
          <table:table-cell office:value-type="float" office:value="139624989769668" calcext:value-type="float">
            <text:p>1396249897696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004" calcext:value-type="float">
            <text:p>1461954905.67004</text:p>
          </table:table-cell>
          <table:table-cell office:value-type="float" office:value="139624991158272" calcext:value-type="float">
            <text:p>139624991158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004" calcext:value-type="float">
            <text:p>1461954905.67004</text:p>
          </table:table-cell>
          <table:table-cell office:value-type="float" office:value="139624988354224" calcext:value-type="float">
            <text:p>139624988354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005" calcext:value-type="float">
            <text:p>1461954905.67005</text:p>
          </table:table-cell>
          <table:table-cell office:value-type="float" office:value="139624989370452" calcext:value-type="float">
            <text:p>1396249893704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007" calcext:value-type="float">
            <text:p>1461954905.67007</text:p>
          </table:table-cell>
          <table:table-cell office:value-type="float" office:value="17604616" calcext:value-type="float">
            <text:p>17604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008" calcext:value-type="float">
            <text:p>1461954905.67008</text:p>
          </table:table-cell>
          <table:table-cell office:value-type="float" office:value="139624994583216" calcext:value-type="float">
            <text:p>139624994583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009" calcext:value-type="float">
            <text:p>1461954905.67009</text:p>
          </table:table-cell>
          <table:table-cell office:value-type="float" office:value="139624999571464" calcext:value-type="float">
            <text:p>139624999571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163" calcext:value-type="float">
            <text:p>1461954905.67163</text:p>
          </table:table-cell>
          <table:table-cell office:value-type="float" office:value="139624999575552" calcext:value-type="float">
            <text:p>139624999575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17" calcext:value-type="float">
            <text:p>1461954905.6717</text:p>
          </table:table-cell>
          <table:table-cell office:value-type="float" office:value="139624999579648" calcext:value-type="float">
            <text:p>139624999579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177" calcext:value-type="float">
            <text:p>1461954905.67177</text:p>
          </table:table-cell>
          <table:table-cell office:value-type="float" office:value="139624999583744" calcext:value-type="float">
            <text:p>139624999583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187" calcext:value-type="float">
            <text:p>1461954905.67187</text:p>
          </table:table-cell>
          <table:table-cell office:value-type="float" office:value="139624999587840" calcext:value-type="float">
            <text:p>139624999587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194" calcext:value-type="float">
            <text:p>1461954905.67194</text:p>
          </table:table-cell>
          <table:table-cell office:value-type="float" office:value="139624999591936" calcext:value-type="float">
            <text:p>139624999591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201" calcext:value-type="float">
            <text:p>1461954905.67201</text:p>
          </table:table-cell>
          <table:table-cell office:value-type="float" office:value="139624999596032" calcext:value-type="float">
            <text:p>139624999596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208" calcext:value-type="float">
            <text:p>1461954905.67208</text:p>
          </table:table-cell>
          <table:table-cell office:value-type="float" office:value="139624999600128" calcext:value-type="float">
            <text:p>139624999600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215" calcext:value-type="float">
            <text:p>1461954905.67215</text:p>
          </table:table-cell>
          <table:table-cell office:value-type="float" office:value="139624999604224" calcext:value-type="float">
            <text:p>139624999604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219" calcext:value-type="float">
            <text:p>1461954905.67219</text:p>
          </table:table-cell>
          <table:table-cell office:value-type="float" office:value="139624999608320" calcext:value-type="float">
            <text:p>139624999608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229" calcext:value-type="float">
            <text:p>1461954905.67229</text:p>
          </table:table-cell>
          <table:table-cell office:value-type="float" office:value="139624999612416" calcext:value-type="float">
            <text:p>1396249996124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244" calcext:value-type="float">
            <text:p>1461954905.67244</text:p>
          </table:table-cell>
          <table:table-cell office:value-type="float" office:value="139624999616512" calcext:value-type="float">
            <text:p>139624999616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258" calcext:value-type="float">
            <text:p>1461954905.67258</text:p>
          </table:table-cell>
          <table:table-cell office:value-type="float" office:value="139624999620608" calcext:value-type="float">
            <text:p>139624999620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274" calcext:value-type="float">
            <text:p>1461954905.67274</text:p>
          </table:table-cell>
          <table:table-cell office:value-type="float" office:value="139624999624704" calcext:value-type="float">
            <text:p>13962499962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29" calcext:value-type="float">
            <text:p>1461954905.6729</text:p>
          </table:table-cell>
          <table:table-cell office:value-type="float" office:value="139624999628800" calcext:value-type="float">
            <text:p>139624999628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307" calcext:value-type="float">
            <text:p>1461954905.67307</text:p>
          </table:table-cell>
          <table:table-cell office:value-type="float" office:value="139624999632896" calcext:value-type="float">
            <text:p>139624999632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322" calcext:value-type="float">
            <text:p>1461954905.67322</text:p>
          </table:table-cell>
          <table:table-cell office:value-type="float" office:value="139624999636992" calcext:value-type="float">
            <text:p>139624999636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339" calcext:value-type="float">
            <text:p>1461954905.67339</text:p>
          </table:table-cell>
          <table:table-cell office:value-type="float" office:value="139624999641088" calcext:value-type="float">
            <text:p>139624999641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355" calcext:value-type="float">
            <text:p>1461954905.67355</text:p>
          </table:table-cell>
          <table:table-cell office:value-type="float" office:value="139624999645184" calcext:value-type="float">
            <text:p>139624999645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371" calcext:value-type="float">
            <text:p>1461954905.67371</text:p>
          </table:table-cell>
          <table:table-cell office:value-type="float" office:value="139624999649280" calcext:value-type="float">
            <text:p>139624999649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387" calcext:value-type="float">
            <text:p>1461954905.67387</text:p>
          </table:table-cell>
          <table:table-cell office:value-type="float" office:value="139624999653376" calcext:value-type="float">
            <text:p>1396249996533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403" calcext:value-type="float">
            <text:p>1461954905.67403</text:p>
          </table:table-cell>
          <table:table-cell office:value-type="float" office:value="139624999657472" calcext:value-type="float">
            <text:p>139624999657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42" calcext:value-type="float">
            <text:p>1461954905.6742</text:p>
          </table:table-cell>
          <table:table-cell office:value-type="float" office:value="139624999661568" calcext:value-type="float">
            <text:p>139624999661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436" calcext:value-type="float">
            <text:p>1461954905.67436</text:p>
          </table:table-cell>
          <table:table-cell office:value-type="float" office:value="139624999665664" calcext:value-type="float">
            <text:p>139624999665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452" calcext:value-type="float">
            <text:p>1461954905.67452</text:p>
          </table:table-cell>
          <table:table-cell office:value-type="float" office:value="139624999669760" calcext:value-type="float">
            <text:p>139624999669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467" calcext:value-type="float">
            <text:p>1461954905.67467</text:p>
          </table:table-cell>
          <table:table-cell office:value-type="float" office:value="139624999673856" calcext:value-type="float">
            <text:p>139624999673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482" calcext:value-type="float">
            <text:p>1461954905.67482</text:p>
          </table:table-cell>
          <table:table-cell office:value-type="float" office:value="139624999677952" calcext:value-type="float">
            <text:p>1396249996779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498" calcext:value-type="float">
            <text:p>1461954905.67498</text:p>
          </table:table-cell>
          <table:table-cell office:value-type="float" office:value="139624999682048" calcext:value-type="float">
            <text:p>139624999682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594" calcext:value-type="float">
            <text:p>1461954905.67594</text:p>
          </table:table-cell>
          <table:table-cell office:value-type="float" office:value="139624999686144" calcext:value-type="float">
            <text:p>139624999686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04" calcext:value-type="float">
            <text:p>1461954905.67604</text:p>
          </table:table-cell>
          <table:table-cell office:value-type="float" office:value="139624999690240" calcext:value-type="float">
            <text:p>13962499969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13" calcext:value-type="float">
            <text:p>1461954905.67613</text:p>
          </table:table-cell>
          <table:table-cell office:value-type="float" office:value="139624999694336" calcext:value-type="float">
            <text:p>139624999694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22" calcext:value-type="float">
            <text:p>1461954905.67622</text:p>
          </table:table-cell>
          <table:table-cell office:value-type="float" office:value="139624999698432" calcext:value-type="float">
            <text:p>139624999698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31" calcext:value-type="float">
            <text:p>1461954905.67631</text:p>
          </table:table-cell>
          <table:table-cell office:value-type="float" office:value="139624999702528" calcext:value-type="float">
            <text:p>139624999702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41" calcext:value-type="float">
            <text:p>1461954905.67641</text:p>
          </table:table-cell>
          <table:table-cell office:value-type="float" office:value="139624999706624" calcext:value-type="float">
            <text:p>139624999706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5" calcext:value-type="float">
            <text:p>1461954905.6765</text:p>
          </table:table-cell>
          <table:table-cell office:value-type="float" office:value="139624999710720" calcext:value-type="float">
            <text:p>139624999710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59" calcext:value-type="float">
            <text:p>1461954905.67659</text:p>
          </table:table-cell>
          <table:table-cell office:value-type="float" office:value="139624999714816" calcext:value-type="float">
            <text:p>139624999714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68" calcext:value-type="float">
            <text:p>1461954905.67668</text:p>
          </table:table-cell>
          <table:table-cell office:value-type="float" office:value="139624999718912" calcext:value-type="float">
            <text:p>139624999718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77" calcext:value-type="float">
            <text:p>1461954905.67677</text:p>
          </table:table-cell>
          <table:table-cell office:value-type="float" office:value="139624999723008" calcext:value-type="float">
            <text:p>139624999723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85" calcext:value-type="float">
            <text:p>1461954905.67685</text:p>
          </table:table-cell>
          <table:table-cell office:value-type="float" office:value="139624999727104" calcext:value-type="float">
            <text:p>139624999727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94" calcext:value-type="float">
            <text:p>1461954905.67694</text:p>
          </table:table-cell>
          <table:table-cell office:value-type="float" office:value="139624999903232" calcext:value-type="float">
            <text:p>139624999903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95" calcext:value-type="float">
            <text:p>1461954905.67695</text:p>
          </table:table-cell>
          <table:table-cell office:value-type="float" office:value="139624994205056" calcext:value-type="float">
            <text:p>139624994205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67696" calcext:value-type="float">
            <text:p>1461954905.67696</text:p>
          </table:table-cell>
          <table:table-cell office:value-type="float" office:value="139624999899136" calcext:value-type="float">
            <text:p>139624999899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89" calcext:value-type="float">
            <text:p>1461954905.73489</text:p>
          </table:table-cell>
          <table:table-cell office:value-type="float" office:value="39328484" calcext:value-type="float">
            <text:p>39328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" calcext:value-type="float">
            <text:p>1461954905.7349</text:p>
          </table:table-cell>
          <table:table-cell office:value-type="float" office:value="39286352" calcext:value-type="float">
            <text:p>39286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" calcext:value-type="float">
            <text:p>1461954905.7349</text:p>
          </table:table-cell>
          <table:table-cell office:value-type="float" office:value="41073976" calcext:value-type="float">
            <text:p>41073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" calcext:value-type="float">
            <text:p>1461954905.7349</text:p>
          </table:table-cell>
          <table:table-cell office:value-type="float" office:value="40884840" calcext:value-type="float">
            <text:p>40884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1" calcext:value-type="float">
            <text:p>1461954905.73491</text:p>
          </table:table-cell>
          <table:table-cell office:value-type="float" office:value="7333944" calcext:value-type="float">
            <text:p>7333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1" calcext:value-type="float">
            <text:p>1461954905.73491</text:p>
          </table:table-cell>
          <table:table-cell office:value-type="float" office:value="40385000" calcext:value-type="float">
            <text:p>4038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1" calcext:value-type="float">
            <text:p>1461954905.73491</text:p>
          </table:table-cell>
          <table:table-cell office:value-type="float" office:value="39583760" calcext:value-type="float">
            <text:p>39583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1" calcext:value-type="float">
            <text:p>1461954905.73491</text:p>
          </table:table-cell>
          <table:table-cell office:value-type="float" office:value="39571688" calcext:value-type="float">
            <text:p>39571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2" calcext:value-type="float">
            <text:p>1461954905.73492</text:p>
          </table:table-cell>
          <table:table-cell office:value-type="float" office:value="41186792" calcext:value-type="float">
            <text:p>41186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3" calcext:value-type="float">
            <text:p>1461954905.73493</text:p>
          </table:table-cell>
          <table:table-cell office:value-type="float" office:value="40310792" calcext:value-type="float">
            <text:p>40310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3" calcext:value-type="float">
            <text:p>1461954905.73493</text:p>
          </table:table-cell>
          <table:table-cell office:value-type="float" office:value="41161800" calcext:value-type="float">
            <text:p>41161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3" calcext:value-type="float">
            <text:p>1461954905.73493</text:p>
          </table:table-cell>
          <table:table-cell office:value-type="float" office:value="39592584" calcext:value-type="float">
            <text:p>39592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3" calcext:value-type="float">
            <text:p>1461954905.73493</text:p>
          </table:table-cell>
          <table:table-cell office:value-type="float" office:value="41175784" calcext:value-type="float">
            <text:p>41175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3" calcext:value-type="float">
            <text:p>1461954905.73493</text:p>
          </table:table-cell>
          <table:table-cell office:value-type="float" office:value="39605320" calcext:value-type="float">
            <text:p>39605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4" calcext:value-type="float">
            <text:p>1461954905.73494</text:p>
          </table:table-cell>
          <table:table-cell office:value-type="float" office:value="39566344" calcext:value-type="float">
            <text:p>39566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4" calcext:value-type="float">
            <text:p>1461954905.73494</text:p>
          </table:table-cell>
          <table:table-cell office:value-type="float" office:value="140732098170564" calcext:value-type="float">
            <text:p>1407320981705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4" calcext:value-type="float">
            <text:p>1461954905.73494</text:p>
          </table:table-cell>
          <table:table-cell office:value-type="float" office:value="39302500" calcext:value-type="float">
            <text:p>3930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5" calcext:value-type="float">
            <text:p>1461954905.73495</text:p>
          </table:table-cell>
          <table:table-cell office:value-type="float" office:value="140732098166192" calcext:value-type="float">
            <text:p>140732098166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6" calcext:value-type="float">
            <text:p>1461954905.73496</text:p>
          </table:table-cell>
          <table:table-cell office:value-type="float" office:value="7311873" calcext:value-type="float">
            <text:p>73118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497" calcext:value-type="float">
            <text:p>1461954905.73497</text:p>
          </table:table-cell>
          <table:table-cell office:value-type="float" office:value="41239552" calcext:value-type="float">
            <text:p>41239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02" calcext:value-type="float">
            <text:p>1461954905.73502</text:p>
          </table:table-cell>
          <table:table-cell office:value-type="float" office:value="41244672" calcext:value-type="float">
            <text:p>41244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02" calcext:value-type="float">
            <text:p>1461954905.73502</text:p>
          </table:table-cell>
          <table:table-cell office:value-type="float" office:value="41150728" calcext:value-type="float">
            <text:p>411507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03" calcext:value-type="float">
            <text:p>1461954905.73503</text:p>
          </table:table-cell>
          <table:table-cell office:value-type="float" office:value="41178440" calcext:value-type="float">
            <text:p>41178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03" calcext:value-type="float">
            <text:p>1461954905.73503</text:p>
          </table:table-cell>
          <table:table-cell office:value-type="float" office:value="39587848" calcext:value-type="float">
            <text:p>39587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03" calcext:value-type="float">
            <text:p>1461954905.73503</text:p>
          </table:table-cell>
          <table:table-cell office:value-type="float" office:value="7324688" calcext:value-type="float">
            <text:p>7324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1" calcext:value-type="float">
            <text:p>1461954905.73571</text:p>
          </table:table-cell>
          <table:table-cell office:value-type="float" office:value="41116680" calcext:value-type="float">
            <text:p>41116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1" calcext:value-type="float">
            <text:p>1461954905.73571</text:p>
          </table:table-cell>
          <table:table-cell office:value-type="float" office:value="39323656" calcext:value-type="float">
            <text:p>39323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1" calcext:value-type="float">
            <text:p>1461954905.73571</text:p>
          </table:table-cell>
          <table:table-cell office:value-type="float" office:value="39555084" calcext:value-type="float">
            <text:p>395550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1" calcext:value-type="float">
            <text:p>1461954905.73571</text:p>
          </table:table-cell>
          <table:table-cell office:value-type="float" office:value="7289120" calcext:value-type="float">
            <text:p>7289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2" calcext:value-type="float">
            <text:p>1461954905.73572</text:p>
          </table:table-cell>
          <table:table-cell office:value-type="float" office:value="7306040" calcext:value-type="float">
            <text:p>7306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2" calcext:value-type="float">
            <text:p>1461954905.73572</text:p>
          </table:table-cell>
          <table:table-cell office:value-type="float" office:value="140011899478608" calcext:value-type="float">
            <text:p>140011899478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3" calcext:value-type="float">
            <text:p>1461954905.73573</text:p>
          </table:table-cell>
          <table:table-cell office:value-type="float" office:value="39546888" calcext:value-type="float">
            <text:p>39546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3" calcext:value-type="float">
            <text:p>1461954905.73573</text:p>
          </table:table-cell>
          <table:table-cell office:value-type="float" office:value="39553032" calcext:value-type="float">
            <text:p>39553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5" calcext:value-type="float">
            <text:p>1461954905.73575</text:p>
          </table:table-cell>
          <table:table-cell office:value-type="float" office:value="39264264" calcext:value-type="float">
            <text:p>39264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73576" calcext:value-type="float">
            <text:p>1461954905.73576</text:p>
          </table:table-cell>
          <table:table-cell office:value-type="float" office:value="40336136" calcext:value-type="float">
            <text:p>40336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5.90615" calcext:value-type="float">
            <text:p>1461954905.90615</text:p>
          </table:table-cell>
          <table:table-cell office:value-type="float" office:value="14311688" calcext:value-type="float">
            <text:p>14311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8.94749" calcext:value-type="float">
            <text:p>1461954908.94749</text:p>
          </table:table-cell>
          <table:table-cell office:value-type="float" office:value="140011903878368" calcext:value-type="float">
            <text:p>140011903878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26" calcext:value-type="float">
            <text:p>1461954909.07826</text:p>
          </table:table-cell>
          <table:table-cell office:value-type="float" office:value="140011899487472" calcext:value-type="float">
            <text:p>140011899487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27" calcext:value-type="float">
            <text:p>1461954909.07827</text:p>
          </table:table-cell>
          <table:table-cell office:value-type="float" office:value="41250816" calcext:value-type="float">
            <text:p>41250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28" calcext:value-type="float">
            <text:p>1461954909.07828</text:p>
          </table:table-cell>
          <table:table-cell office:value-type="float" office:value="41283641" calcext:value-type="float">
            <text:p>412836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28" calcext:value-type="float">
            <text:p>1461954909.07828</text:p>
          </table:table-cell>
          <table:table-cell office:value-type="float" office:value="41283576" calcext:value-type="float">
            <text:p>41283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28" calcext:value-type="float">
            <text:p>1461954909.07828</text:p>
          </table:table-cell>
          <table:table-cell office:value-type="float" office:value="41254912" calcext:value-type="float">
            <text:p>412549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29" calcext:value-type="float">
            <text:p>1461954909.07829</text:p>
          </table:table-cell>
          <table:table-cell office:value-type="float" office:value="41259008" calcext:value-type="float">
            <text:p>41259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29" calcext:value-type="float">
            <text:p>1461954909.07829</text:p>
          </table:table-cell>
          <table:table-cell office:value-type="float" office:value="41263104" calcext:value-type="float">
            <text:p>41263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29" calcext:value-type="float">
            <text:p>1461954909.07829</text:p>
          </table:table-cell>
          <table:table-cell office:value-type="float" office:value="41267200" calcext:value-type="float">
            <text:p>41267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29" calcext:value-type="float">
            <text:p>1461954909.07829</text:p>
          </table:table-cell>
          <table:table-cell office:value-type="float" office:value="41271296" calcext:value-type="float">
            <text:p>41271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3" calcext:value-type="float">
            <text:p>1461954909.0783</text:p>
          </table:table-cell>
          <table:table-cell office:value-type="float" office:value="41275392" calcext:value-type="float">
            <text:p>41275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09.07833" calcext:value-type="float">
            <text:p>1461954909.07833</text:p>
          </table:table-cell>
          <table:table-cell office:value-type="float" office:value="41166848" calcext:value-type="float">
            <text:p>41166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15.52435" calcext:value-type="float">
            <text:p>1461954915.52435</text:p>
          </table:table-cell>
          <table:table-cell office:value-type="float" office:value="140048885603808" calcext:value-type="float">
            <text:p>140048885603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15.52551" calcext:value-type="float">
            <text:p>1461954915.52551</text:p>
          </table:table-cell>
          <table:table-cell office:value-type="float" office:value="140048885606448" calcext:value-type="float">
            <text:p>140048885606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597" calcext:value-type="float">
            <text:p>1461954927.68597</text:p>
          </table:table-cell>
          <table:table-cell office:value-type="float" office:value="39576552" calcext:value-type="float">
            <text:p>39576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599" calcext:value-type="float">
            <text:p>1461954927.68599</text:p>
          </table:table-cell>
          <table:table-cell office:value-type="float" office:value="41126528" calcext:value-type="float">
            <text:p>41126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" calcext:value-type="float">
            <text:p>1461954927.686</text:p>
          </table:table-cell>
          <table:table-cell office:value-type="float" office:value="39473160" calcext:value-type="float">
            <text:p>39473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02" calcext:value-type="float">
            <text:p>1461954927.68602</text:p>
          </table:table-cell>
          <table:table-cell office:value-type="float" office:value="41140968" calcext:value-type="float">
            <text:p>41140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04" calcext:value-type="float">
            <text:p>1461954927.68604</text:p>
          </table:table-cell>
          <table:table-cell office:value-type="float" office:value="41209104" calcext:value-type="float">
            <text:p>41209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04" calcext:value-type="float">
            <text:p>1461954927.68604</text:p>
          </table:table-cell>
          <table:table-cell office:value-type="float" office:value="39615744" calcext:value-type="float">
            <text:p>39615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06" calcext:value-type="float">
            <text:p>1461954927.68606</text:p>
          </table:table-cell>
          <table:table-cell office:value-type="float" office:value="41136776" calcext:value-type="float">
            <text:p>41136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06" calcext:value-type="float">
            <text:p>1461954927.68606</text:p>
          </table:table-cell>
          <table:table-cell office:value-type="float" office:value="41198056" calcext:value-type="float">
            <text:p>41198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06" calcext:value-type="float">
            <text:p>1461954927.68606</text:p>
          </table:table-cell>
          <table:table-cell office:value-type="float" office:value="39583680" calcext:value-type="float">
            <text:p>39583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25" calcext:value-type="float">
            <text:p>1461954927.68625</text:p>
          </table:table-cell>
          <table:table-cell office:value-type="float" office:value="140011906017812" calcext:value-type="float">
            <text:p>1400119060178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27" calcext:value-type="float">
            <text:p>1461954927.68627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27" calcext:value-type="float">
            <text:p>1461954927.68627</text:p>
          </table:table-cell>
          <table:table-cell office:value-type="float" office:value="140011899484612" calcext:value-type="float">
            <text:p>1400118994846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28" calcext:value-type="float">
            <text:p>1461954927.68628</text:p>
          </table:table-cell>
          <table:table-cell office:value-type="float" office:value="7321916" calcext:value-type="float">
            <text:p>73219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28" calcext:value-type="float">
            <text:p>1461954927.68628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29" calcext:value-type="float">
            <text:p>1461954927.68629</text:p>
          </table:table-cell>
          <table:table-cell office:value-type="float" office:value="7329491" calcext:value-type="float">
            <text:p>73294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" calcext:value-type="float">
            <text:p>1461954927.6863</text:p>
          </table:table-cell>
          <table:table-cell office:value-type="float" office:value="39582720" calcext:value-type="float">
            <text:p>39582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1" calcext:value-type="float">
            <text:p>1461954927.68631</text:p>
          </table:table-cell>
          <table:table-cell office:value-type="float" office:value="7278168" calcext:value-type="float">
            <text:p>7278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2" calcext:value-type="float">
            <text:p>1461954927.68632</text:p>
          </table:table-cell>
          <table:table-cell office:value-type="float" office:value="39620392" calcext:value-type="float">
            <text:p>39620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2" calcext:value-type="float">
            <text:p>1461954927.68632</text:p>
          </table:table-cell>
          <table:table-cell office:value-type="float" office:value="39300772" calcext:value-type="float">
            <text:p>39300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3" calcext:value-type="float">
            <text:p>1461954927.68633</text:p>
          </table:table-cell>
          <table:table-cell office:value-type="float" office:value="39452936" calcext:value-type="float">
            <text:p>39452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4" calcext:value-type="float">
            <text:p>1461954927.68634</text:p>
          </table:table-cell>
          <table:table-cell office:value-type="float" office:value="41150664" calcext:value-type="float">
            <text:p>41150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4" calcext:value-type="float">
            <text:p>1461954927.68634</text:p>
          </table:table-cell>
          <table:table-cell office:value-type="float" office:value="41140968" calcext:value-type="float">
            <text:p>41140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5" calcext:value-type="float">
            <text:p>1461954927.68635</text:p>
          </table:table-cell>
          <table:table-cell office:value-type="float" office:value="41175656" calcext:value-type="float">
            <text:p>41175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5" calcext:value-type="float">
            <text:p>1461954927.68635</text:p>
          </table:table-cell>
          <table:table-cell office:value-type="float" office:value="39263200" calcext:value-type="float">
            <text:p>39263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6" calcext:value-type="float">
            <text:p>1461954927.68636</text:p>
          </table:table-cell>
          <table:table-cell office:value-type="float" office:value="41209096" calcext:value-type="float">
            <text:p>41209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7" calcext:value-type="float">
            <text:p>1461954927.68637</text:p>
          </table:table-cell>
          <table:table-cell office:value-type="float" office:value="41127688" calcext:value-type="float">
            <text:p>41127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7" calcext:value-type="float">
            <text:p>1461954927.68637</text:p>
          </table:table-cell>
          <table:table-cell office:value-type="float" office:value="39615752" calcext:value-type="float">
            <text:p>39615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8" calcext:value-type="float">
            <text:p>1461954927.68638</text:p>
          </table:table-cell>
          <table:table-cell office:value-type="float" office:value="7310836" calcext:value-type="float">
            <text:p>7310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9" calcext:value-type="float">
            <text:p>1461954927.68639</text:p>
          </table:table-cell>
          <table:table-cell office:value-type="float" office:value="39311744" calcext:value-type="float">
            <text:p>39311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39" calcext:value-type="float">
            <text:p>1461954927.68639</text:p>
          </table:table-cell>
          <table:table-cell office:value-type="float" office:value="39288868" calcext:value-type="float">
            <text:p>39288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" calcext:value-type="float">
            <text:p>1461954927.6864</text:p>
          </table:table-cell>
          <table:table-cell office:value-type="float" office:value="41121416" calcext:value-type="float">
            <text:p>411214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2" calcext:value-type="float">
            <text:p>1461954927.68642</text:p>
          </table:table-cell>
          <table:table-cell office:value-type="float" office:value="140011906017808" calcext:value-type="float">
            <text:p>140011906017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3" calcext:value-type="float">
            <text:p>1461954927.68643</text:p>
          </table:table-cell>
          <table:table-cell office:value-type="float" office:value="140011896340517" calcext:value-type="float">
            <text:p>1400118963405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4" calcext:value-type="float">
            <text:p>1461954927.68644</text:p>
          </table:table-cell>
          <table:table-cell office:value-type="float" office:value="140011906124232" calcext:value-type="float">
            <text:p>140011906124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5" calcext:value-type="float">
            <text:p>1461954927.68645</text:p>
          </table:table-cell>
          <table:table-cell office:value-type="float" office:value="140732098173560" calcext:value-type="float">
            <text:p>140732098173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5" calcext:value-type="float">
            <text:p>1461954927.68645</text:p>
          </table:table-cell>
          <table:table-cell office:value-type="float" office:value="140011896060240" calcext:value-type="float">
            <text:p>140011896060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6" calcext:value-type="float">
            <text:p>1461954927.68646</text:p>
          </table:table-cell>
          <table:table-cell office:value-type="float" office:value="140011899484624" calcext:value-type="float">
            <text:p>140011899484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6" calcext:value-type="float">
            <text:p>1461954927.68646</text:p>
          </table:table-cell>
          <table:table-cell office:value-type="float" office:value="140011899489888" calcext:value-type="float">
            <text:p>14001189948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6" calcext:value-type="float">
            <text:p>1461954927.68646</text:p>
          </table:table-cell>
          <table:table-cell office:value-type="float" office:value="4482927" calcext:value-type="float">
            <text:p>44829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7" calcext:value-type="float">
            <text:p>1461954927.68647</text:p>
          </table:table-cell>
          <table:table-cell office:value-type="float" office:value="4315072" calcext:value-type="float">
            <text:p>4315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8" calcext:value-type="float">
            <text:p>1461954927.68648</text:p>
          </table:table-cell>
          <table:table-cell office:value-type="float" office:value="4328112" calcext:value-type="float">
            <text:p>4328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9" calcext:value-type="float">
            <text:p>1461954927.68649</text:p>
          </table:table-cell>
          <table:table-cell office:value-type="float" office:value="140011895775104" calcext:value-type="float">
            <text:p>140011895775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49" calcext:value-type="float">
            <text:p>1461954927.68649</text:p>
          </table:table-cell>
          <table:table-cell office:value-type="float" office:value="7316784" calcext:value-type="float">
            <text:p>731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" calcext:value-type="float">
            <text:p>1461954927.6865</text:p>
          </table:table-cell>
          <table:table-cell office:value-type="float" office:value="4575216" calcext:value-type="float">
            <text:p>457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1" calcext:value-type="float">
            <text:p>1461954927.68651</text:p>
          </table:table-cell>
          <table:table-cell office:value-type="float" office:value="140011896535904" calcext:value-type="float">
            <text:p>14001189653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1" calcext:value-type="float">
            <text:p>1461954927.68651</text:p>
          </table:table-cell>
          <table:table-cell office:value-type="float" office:value="7278184" calcext:value-type="float">
            <text:p>7278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4" calcext:value-type="float">
            <text:p>1461954927.68654</text:p>
          </table:table-cell>
          <table:table-cell office:value-type="float" office:value="4409238" calcext:value-type="float">
            <text:p>44092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5" calcext:value-type="float">
            <text:p>1461954927.68655</text:p>
          </table:table-cell>
          <table:table-cell office:value-type="float" office:value="7321932" calcext:value-type="float">
            <text:p>7321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6" calcext:value-type="float">
            <text:p>1461954927.68656</text:p>
          </table:table-cell>
          <table:table-cell office:value-type="float" office:value="7331760" calcext:value-type="float">
            <text:p>7331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7" calcext:value-type="float">
            <text:p>1461954927.68657</text:p>
          </table:table-cell>
          <table:table-cell office:value-type="float" office:value="7331864" calcext:value-type="float">
            <text:p>7331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8" calcext:value-type="float">
            <text:p>1461954927.68658</text:p>
          </table:table-cell>
          <table:table-cell office:value-type="float" office:value="4651888" calcext:value-type="float">
            <text:p>4651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9" calcext:value-type="float">
            <text:p>1461954927.68659</text:p>
          </table:table-cell>
          <table:table-cell office:value-type="float" office:value="4960480" calcext:value-type="float">
            <text:p>4960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59" calcext:value-type="float">
            <text:p>1461954927.68659</text:p>
          </table:table-cell>
          <table:table-cell office:value-type="float" office:value="41129936" calcext:value-type="float">
            <text:p>41129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" calcext:value-type="float">
            <text:p>1461954927.6866</text:p>
          </table:table-cell>
          <table:table-cell office:value-type="float" office:value="4664704" calcext:value-type="float">
            <text:p>46647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" calcext:value-type="float">
            <text:p>1461954927.6866</text:p>
          </table:table-cell>
          <table:table-cell office:value-type="float" office:value="5061576" calcext:value-type="float">
            <text:p>5061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1" calcext:value-type="float">
            <text:p>1461954927.68661</text:p>
          </table:table-cell>
          <table:table-cell office:value-type="float" office:value="41136768" calcext:value-type="float">
            <text:p>41136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2" calcext:value-type="float">
            <text:p>1461954927.68662</text:p>
          </table:table-cell>
          <table:table-cell office:value-type="float" office:value="41237584" calcext:value-type="float">
            <text:p>41237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3" calcext:value-type="float">
            <text:p>1461954927.68663</text:p>
          </table:table-cell>
          <table:table-cell office:value-type="float" office:value="39301348" calcext:value-type="float">
            <text:p>393013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4" calcext:value-type="float">
            <text:p>1461954927.68664</text:p>
          </table:table-cell>
          <table:table-cell office:value-type="float" office:value="140011895846896" calcext:value-type="float">
            <text:p>140011895846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4" calcext:value-type="float">
            <text:p>1461954927.68664</text:p>
          </table:table-cell>
          <table:table-cell office:value-type="float" office:value="140011896221056" calcext:value-type="float">
            <text:p>140011896221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5" calcext:value-type="float">
            <text:p>1461954927.68665</text:p>
          </table:table-cell>
          <table:table-cell office:value-type="float" office:value="140011896819824" calcext:value-type="float">
            <text:p>140011896819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5" calcext:value-type="float">
            <text:p>1461954927.68665</text:p>
          </table:table-cell>
          <table:table-cell office:value-type="float" office:value="140011895715936" calcext:value-type="float">
            <text:p>140011895715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6" calcext:value-type="float">
            <text:p>1461954927.68666</text:p>
          </table:table-cell>
          <table:table-cell office:value-type="float" office:value="41204976" calcext:value-type="float">
            <text:p>41204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7" calcext:value-type="float">
            <text:p>1461954927.68667</text:p>
          </table:table-cell>
          <table:table-cell office:value-type="float" office:value="41047200" calcext:value-type="float">
            <text:p>41047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7" calcext:value-type="float">
            <text:p>1461954927.68667</text:p>
          </table:table-cell>
          <table:table-cell office:value-type="float" office:value="4803568" calcext:value-type="float">
            <text:p>4803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8" calcext:value-type="float">
            <text:p>1461954927.68668</text:p>
          </table:table-cell>
          <table:table-cell office:value-type="float" office:value="39311744" calcext:value-type="float">
            <text:p>39311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8" calcext:value-type="float">
            <text:p>1461954927.68668</text:p>
          </table:table-cell>
          <table:table-cell office:value-type="float" office:value="140011896124864" calcext:value-type="float">
            <text:p>140011896124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8" calcext:value-type="float">
            <text:p>1461954927.68668</text:p>
          </table:table-cell>
          <table:table-cell office:value-type="float" office:value="39286800" calcext:value-type="float">
            <text:p>39286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69" calcext:value-type="float">
            <text:p>1461954927.68669</text:p>
          </table:table-cell>
          <table:table-cell office:value-type="float" office:value="41186144" calcext:value-type="float">
            <text:p>41186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7" calcext:value-type="float">
            <text:p>1461954927.6867</text:p>
          </table:table-cell>
          <table:table-cell office:value-type="float" office:value="39263176" calcext:value-type="float">
            <text:p>39263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7" calcext:value-type="float">
            <text:p>1461954927.6867</text:p>
          </table:table-cell>
          <table:table-cell office:value-type="float" office:value="4761616" calcext:value-type="float">
            <text:p>4761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78" calcext:value-type="float">
            <text:p>1461954927.68678</text:p>
          </table:table-cell>
          <table:table-cell office:value-type="float" office:value="140011896014048" calcext:value-type="float">
            <text:p>140011896014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79" calcext:value-type="float">
            <text:p>1461954927.68679</text:p>
          </table:table-cell>
          <table:table-cell office:value-type="float" office:value="140011899479184" calcext:value-type="float">
            <text:p>1400118994791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8" calcext:value-type="float">
            <text:p>1461954927.6868</text:p>
          </table:table-cell>
          <table:table-cell office:value-type="float" office:value="140011903972576" calcext:value-type="float">
            <text:p>140011903972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81" calcext:value-type="float">
            <text:p>1461954927.68681</text:p>
          </table:table-cell>
          <table:table-cell office:value-type="float" office:value="4215853" calcext:value-type="float">
            <text:p>4215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82" calcext:value-type="float">
            <text:p>1461954927.68682</text:p>
          </table:table-cell>
          <table:table-cell office:value-type="float" office:value="140011903986800" calcext:value-type="float">
            <text:p>140011903986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82" calcext:value-type="float">
            <text:p>1461954927.68682</text:p>
          </table:table-cell>
          <table:table-cell office:value-type="float" office:value="140011901616760" calcext:value-type="float">
            <text:p>140011901616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83" calcext:value-type="float">
            <text:p>1461954927.68683</text:p>
          </table:table-cell>
          <table:table-cell office:value-type="float" office:value="140011899503256" calcext:value-type="float">
            <text:p>140011899503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83" calcext:value-type="float">
            <text:p>1461954927.68683</text:p>
          </table:table-cell>
          <table:table-cell office:value-type="float" office:value="140011895551680" calcext:value-type="float">
            <text:p>14001189555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84" calcext:value-type="float">
            <text:p>1461954927.68684</text:p>
          </table:table-cell>
          <table:table-cell office:value-type="float" office:value="140011895632021" calcext:value-type="float">
            <text:p>1400118956320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689" calcext:value-type="float">
            <text:p>1461954927.68689</text:p>
          </table:table-cell>
          <table:table-cell office:value-type="float" office:value="140737488351212" calcext:value-type="float">
            <text:p>1407374883512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8765" calcext:value-type="float">
            <text:p>1461954927.68765</text:p>
          </table:table-cell>
          <table:table-cell office:value-type="float" office:value="140677159063552" calcext:value-type="float">
            <text:p>140677159063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16" calcext:value-type="float">
            <text:p>1461954927.69116</text:p>
          </table:table-cell>
          <table:table-cell office:value-type="float" office:value="6295664" calcext:value-type="float">
            <text:p>62956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19" calcext:value-type="float">
            <text:p>1461954927.69119</text:p>
          </table:table-cell>
          <table:table-cell office:value-type="float" office:value="140093338013668" calcext:value-type="float">
            <text:p>1400933380136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1" calcext:value-type="float">
            <text:p>1461954927.69121</text:p>
          </table:table-cell>
          <table:table-cell office:value-type="float" office:value="140729393488633" calcext:value-type="float">
            <text:p>1407293934886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3" calcext:value-type="float">
            <text:p>1461954927.69123</text:p>
          </table:table-cell>
          <table:table-cell office:value-type="float" office:value="140729393487792" calcext:value-type="float">
            <text:p>140729393487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4" calcext:value-type="float">
            <text:p>1461954927.69124</text:p>
          </table:table-cell>
          <table:table-cell office:value-type="float" office:value="140093335773904" calcext:value-type="float">
            <text:p>140093335773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4" calcext:value-type="float">
            <text:p>1461954927.69124</text:p>
          </table:table-cell>
          <table:table-cell office:value-type="float" office:value="140093338009200" calcext:value-type="float">
            <text:p>140093338009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5" calcext:value-type="float">
            <text:p>1461954927.69125</text:p>
          </table:table-cell>
          <table:table-cell office:value-type="float" office:value="140093338008728" calcext:value-type="float">
            <text:p>1400933380087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5" calcext:value-type="float">
            <text:p>1461954927.69125</text:p>
          </table:table-cell>
          <table:table-cell office:value-type="float" office:value="140093335881020" calcext:value-type="float">
            <text:p>140093335881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6" calcext:value-type="float">
            <text:p>1461954927.69126</text:p>
          </table:table-cell>
          <table:table-cell office:value-type="float" office:value="140093338014072" calcext:value-type="float">
            <text:p>140093338014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7" calcext:value-type="float">
            <text:p>1461954927.69127</text:p>
          </table:table-cell>
          <table:table-cell office:value-type="float" office:value="4194368" calcext:value-type="float">
            <text:p>419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7" calcext:value-type="float">
            <text:p>1461954927.69127</text:p>
          </table:table-cell>
          <table:table-cell office:value-type="float" office:value="6295080" calcext:value-type="float">
            <text:p>6295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28" calcext:value-type="float">
            <text:p>1461954927.69128</text:p>
          </table:table-cell>
          <table:table-cell office:value-type="float" office:value="140729393885240" calcext:value-type="float">
            <text:p>1407293938852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3" calcext:value-type="float">
            <text:p>1461954927.6913</text:p>
          </table:table-cell>
          <table:table-cell office:value-type="float" office:value="140093337997328" calcext:value-type="float">
            <text:p>140093337997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3" calcext:value-type="float">
            <text:p>1461954927.6913</text:p>
          </table:table-cell>
          <table:table-cell office:value-type="float" office:value="140093335837056" calcext:value-type="float">
            <text:p>140093335837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3" calcext:value-type="float">
            <text:p>1461954927.6913</text:p>
          </table:table-cell>
          <table:table-cell office:value-type="float" office:value="6295280" calcext:value-type="float">
            <text:p>62952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33" calcext:value-type="float">
            <text:p>1461954927.69133</text:p>
          </table:table-cell>
          <table:table-cell office:value-type="float" office:value="140093337915392" calcext:value-type="float">
            <text:p>1400933379153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34" calcext:value-type="float">
            <text:p>1461954927.69134</text:p>
          </table:table-cell>
          <table:table-cell office:value-type="float" office:value="140093337982153" calcext:value-type="float">
            <text:p>1400933379821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36" calcext:value-type="float">
            <text:p>1461954927.69136</text:p>
          </table:table-cell>
          <table:table-cell office:value-type="float" office:value="140093338002592" calcext:value-type="float">
            <text:p>1400933380025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39" calcext:value-type="float">
            <text:p>1461954927.69139</text:p>
          </table:table-cell>
          <table:table-cell office:value-type="float" office:value="140093335746720" calcext:value-type="float">
            <text:p>140093335746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1" calcext:value-type="float">
            <text:p>1461954927.69141</text:p>
          </table:table-cell>
          <table:table-cell office:value-type="float" office:value="140093335739296" calcext:value-type="float">
            <text:p>1400933357392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1" calcext:value-type="float">
            <text:p>1461954927.69141</text:p>
          </table:table-cell>
          <table:table-cell office:value-type="float" office:value="140093335739384" calcext:value-type="float">
            <text:p>140093335739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2" calcext:value-type="float">
            <text:p>1461954927.69142</text:p>
          </table:table-cell>
          <table:table-cell office:value-type="float" office:value="140093331817144" calcext:value-type="float">
            <text:p>1400933318171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2" calcext:value-type="float">
            <text:p>1461954927.69142</text:p>
          </table:table-cell>
          <table:table-cell office:value-type="float" office:value="140093331907900" calcext:value-type="float">
            <text:p>1400933319079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4" calcext:value-type="float">
            <text:p>1461954927.69144</text:p>
          </table:table-cell>
          <table:table-cell office:value-type="float" office:value="140093337911304" calcext:value-type="float">
            <text:p>1400933379113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5" calcext:value-type="float">
            <text:p>1461954927.69145</text:p>
          </table:table-cell>
          <table:table-cell office:value-type="float" office:value="140093337904960" calcext:value-type="float">
            <text:p>1400933379049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5" calcext:value-type="float">
            <text:p>1461954927.69145</text:p>
          </table:table-cell>
          <table:table-cell office:value-type="float" office:value="140093337907200" calcext:value-type="float">
            <text:p>140093337907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6" calcext:value-type="float">
            <text:p>1461954927.69146</text:p>
          </table:table-cell>
          <table:table-cell office:value-type="float" office:value="140093335740424" calcext:value-type="float">
            <text:p>140093335740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6" calcext:value-type="float">
            <text:p>1461954927.69146</text:p>
          </table:table-cell>
          <table:table-cell office:value-type="float" office:value="140093335725888" calcext:value-type="float">
            <text:p>140093335725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7" calcext:value-type="float">
            <text:p>1461954927.69147</text:p>
          </table:table-cell>
          <table:table-cell office:value-type="float" office:value="140093335728200" calcext:value-type="float">
            <text:p>140093335728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7" calcext:value-type="float">
            <text:p>1461954927.69147</text:p>
          </table:table-cell>
          <table:table-cell office:value-type="float" office:value="140093335732224" calcext:value-type="float">
            <text:p>140093335732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48" calcext:value-type="float">
            <text:p>1461954927.69148</text:p>
          </table:table-cell>
          <table:table-cell office:value-type="float" office:value="140093331931136" calcext:value-type="float">
            <text:p>140093331931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53" calcext:value-type="float">
            <text:p>1461954927.69153</text:p>
          </table:table-cell>
          <table:table-cell office:value-type="float" office:value="140093332393312" calcext:value-type="float">
            <text:p>140093332393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53" calcext:value-type="float">
            <text:p>1461954927.69153</text:p>
          </table:table-cell>
          <table:table-cell office:value-type="float" office:value="140093335763968" calcext:value-type="float">
            <text:p>140093335763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54" calcext:value-type="float">
            <text:p>1461954927.69154</text:p>
          </table:table-cell>
          <table:table-cell office:value-type="float" office:value="140093335763972" calcext:value-type="float">
            <text:p>1400933357639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55" calcext:value-type="float">
            <text:p>1461954927.69155</text:p>
          </table:table-cell>
          <table:table-cell office:value-type="float" office:value="140093332542400" calcext:value-type="float">
            <text:p>140093332542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56" calcext:value-type="float">
            <text:p>1461954927.69156</text:p>
          </table:table-cell>
          <table:table-cell office:value-type="float" office:value="140093333374278" calcext:value-type="float">
            <text:p>1400933333742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56" calcext:value-type="float">
            <text:p>1461954927.69156</text:p>
          </table:table-cell>
          <table:table-cell office:value-type="float" office:value="140093333088544" calcext:value-type="float">
            <text:p>140093333088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1" calcext:value-type="float">
            <text:p>1461954927.69161</text:p>
          </table:table-cell>
          <table:table-cell office:value-type="float" office:value="140093335753888" calcext:value-type="float">
            <text:p>140093335753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2" calcext:value-type="float">
            <text:p>1461954927.69162</text:p>
          </table:table-cell>
          <table:table-cell office:value-type="float" office:value="140093332841216" calcext:value-type="float">
            <text:p>140093332841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2" calcext:value-type="float">
            <text:p>1461954927.69162</text:p>
          </table:table-cell>
          <table:table-cell office:value-type="float" office:value="140093332383680" calcext:value-type="float">
            <text:p>140093332383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3" calcext:value-type="float">
            <text:p>1461954927.69163</text:p>
          </table:table-cell>
          <table:table-cell office:value-type="float" office:value="140093332013312" calcext:value-type="float">
            <text:p>140093332013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3" calcext:value-type="float">
            <text:p>1461954927.69163</text:p>
          </table:table-cell>
          <table:table-cell office:value-type="float" office:value="140093332478496" calcext:value-type="float">
            <text:p>1400933324784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4" calcext:value-type="float">
            <text:p>1461954927.69164</text:p>
          </table:table-cell>
          <table:table-cell office:value-type="float" office:value="140093333360272" calcext:value-type="float">
            <text:p>140093333360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6" calcext:value-type="float">
            <text:p>1461954927.69166</text:p>
          </table:table-cell>
          <table:table-cell office:value-type="float" office:value="140093332063424" calcext:value-type="float">
            <text:p>140093332063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6" calcext:value-type="float">
            <text:p>1461954927.69166</text:p>
          </table:table-cell>
          <table:table-cell office:value-type="float" office:value="140093335765108" calcext:value-type="float">
            <text:p>1400933357651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7" calcext:value-type="float">
            <text:p>1461954927.69167</text:p>
          </table:table-cell>
          <table:table-cell office:value-type="float" office:value="140093335749264" calcext:value-type="float">
            <text:p>140093335749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67" calcext:value-type="float">
            <text:p>1461954927.69167</text:p>
          </table:table-cell>
          <table:table-cell office:value-type="float" office:value="140093332780560" calcext:value-type="float">
            <text:p>140093332780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7.6917" calcext:value-type="float">
            <text:p>1461954927.6917</text:p>
          </table:table-cell>
          <table:table-cell office:value-type="float" office:value="140093332606208" calcext:value-type="float">
            <text:p>140093332606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29.90083" calcext:value-type="float">
            <text:p>1461954929.90083</text:p>
          </table:table-cell>
          <table:table-cell office:value-type="float" office:value="14315560" calcext:value-type="float">
            <text:p>14315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1.4136" calcext:value-type="float">
            <text:p>1461954931.4136</text:p>
          </table:table-cell>
          <table:table-cell office:value-type="float" office:value="140460276655328" calcext:value-type="float">
            <text:p>140460276655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6918" calcext:value-type="float">
            <text:p>1461954932.6918</text:p>
          </table:table-cell>
          <table:table-cell office:value-type="float" office:value="140093332161536" calcext:value-type="float">
            <text:p>1400933321615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69182" calcext:value-type="float">
            <text:p>1461954932.69182</text:p>
          </table:table-cell>
          <table:table-cell office:value-type="float" office:value="140093332313584" calcext:value-type="float">
            <text:p>140093332313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69183" calcext:value-type="float">
            <text:p>1461954932.69183</text:p>
          </table:table-cell>
          <table:table-cell office:value-type="float" office:value="140093337993216" calcext:value-type="float">
            <text:p>140093337993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" calcext:value-type="float">
            <text:p>1461954932.7022</text:p>
          </table:table-cell>
          <table:table-cell office:value-type="float" office:value="140676693422328" calcext:value-type="float">
            <text:p>140676693422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" calcext:value-type="float">
            <text:p>1461954932.7022</text:p>
          </table:table-cell>
          <table:table-cell office:value-type="float" office:value="140676693487880" calcext:value-type="float">
            <text:p>140676693487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1" calcext:value-type="float">
            <text:p>1461954932.70221</text:p>
          </table:table-cell>
          <table:table-cell office:value-type="float" office:value="140676693360640" calcext:value-type="float">
            <text:p>140676693360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1" calcext:value-type="float">
            <text:p>1461954932.70221</text:p>
          </table:table-cell>
          <table:table-cell office:value-type="float" office:value="140676693364736" calcext:value-type="float">
            <text:p>140676693364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1" calcext:value-type="float">
            <text:p>1461954932.70221</text:p>
          </table:table-cell>
          <table:table-cell office:value-type="float" office:value="140676693368832" calcext:value-type="float">
            <text:p>140676693368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2" calcext:value-type="float">
            <text:p>1461954932.70222</text:p>
          </table:table-cell>
          <table:table-cell office:value-type="float" office:value="140676693372928" calcext:value-type="float">
            <text:p>140676693372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2" calcext:value-type="float">
            <text:p>1461954932.70222</text:p>
          </table:table-cell>
          <table:table-cell office:value-type="float" office:value="140676693377024" calcext:value-type="float">
            <text:p>140676693377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2" calcext:value-type="float">
            <text:p>1461954932.70222</text:p>
          </table:table-cell>
          <table:table-cell office:value-type="float" office:value="140676693381120" calcext:value-type="float">
            <text:p>14067669338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2" calcext:value-type="float">
            <text:p>1461954932.70222</text:p>
          </table:table-cell>
          <table:table-cell office:value-type="float" office:value="140676693385216" calcext:value-type="float">
            <text:p>14067669338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3" calcext:value-type="float">
            <text:p>1461954932.70223</text:p>
          </table:table-cell>
          <table:table-cell office:value-type="float" office:value="140676693389312" calcext:value-type="float">
            <text:p>140676693389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3" calcext:value-type="float">
            <text:p>1461954932.70223</text:p>
          </table:table-cell>
          <table:table-cell office:value-type="float" office:value="140676693393408" calcext:value-type="float">
            <text:p>140676693393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3" calcext:value-type="float">
            <text:p>1461954932.70223</text:p>
          </table:table-cell>
          <table:table-cell office:value-type="float" office:value="140676693397504" calcext:value-type="float">
            <text:p>140676693397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4" calcext:value-type="float">
            <text:p>1461954932.70224</text:p>
          </table:table-cell>
          <table:table-cell office:value-type="float" office:value="140676693401600" calcext:value-type="float">
            <text:p>140676693401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5" calcext:value-type="float">
            <text:p>1461954932.70225</text:p>
          </table:table-cell>
          <table:table-cell office:value-type="float" office:value="140676693405696" calcext:value-type="float">
            <text:p>140676693405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5" calcext:value-type="float">
            <text:p>1461954932.70225</text:p>
          </table:table-cell>
          <table:table-cell office:value-type="float" office:value="140676693409792" calcext:value-type="float">
            <text:p>140676693409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5" calcext:value-type="float">
            <text:p>1461954932.70225</text:p>
          </table:table-cell>
          <table:table-cell office:value-type="float" office:value="140676693413888" calcext:value-type="float">
            <text:p>140676693413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5" calcext:value-type="float">
            <text:p>1461954932.70225</text:p>
          </table:table-cell>
          <table:table-cell office:value-type="float" office:value="140676693417984" calcext:value-type="float">
            <text:p>140676693417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6" calcext:value-type="float">
            <text:p>1461954932.70226</text:p>
          </table:table-cell>
          <table:table-cell office:value-type="float" office:value="140676693438720" calcext:value-type="float">
            <text:p>140676693438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226" calcext:value-type="float">
            <text:p>1461954932.70226</text:p>
          </table:table-cell>
          <table:table-cell office:value-type="float" office:value="140676693471488" calcext:value-type="float">
            <text:p>140676693471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39" calcext:value-type="float">
            <text:p>1461954932.7039</text:p>
          </table:table-cell>
          <table:table-cell office:value-type="float" office:value="140677159067648" calcext:value-type="float">
            <text:p>140677159067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52" calcext:value-type="float">
            <text:p>1461954932.70552</text:p>
          </table:table-cell>
          <table:table-cell office:value-type="float" office:value="140676697420024" calcext:value-type="float">
            <text:p>140676697420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55" calcext:value-type="float">
            <text:p>1461954932.70555</text:p>
          </table:table-cell>
          <table:table-cell office:value-type="float" office:value="140676697420072" calcext:value-type="float">
            <text:p>140676697420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5" calcext:value-type="float">
            <text:p>1461954932.70565</text:p>
          </table:table-cell>
          <table:table-cell office:value-type="float" office:value="140676693492072" calcext:value-type="float">
            <text:p>140676693492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7" calcext:value-type="float">
            <text:p>1461954932.70567</text:p>
          </table:table-cell>
          <table:table-cell office:value-type="float" office:value="140676693360640" calcext:value-type="float">
            <text:p>140676693360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7" calcext:value-type="float">
            <text:p>1461954932.70567</text:p>
          </table:table-cell>
          <table:table-cell office:value-type="float" office:value="140676693364736" calcext:value-type="float">
            <text:p>140676693364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7" calcext:value-type="float">
            <text:p>1461954932.70567</text:p>
          </table:table-cell>
          <table:table-cell office:value-type="float" office:value="140676693368832" calcext:value-type="float">
            <text:p>140676693368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7" calcext:value-type="float">
            <text:p>1461954932.70567</text:p>
          </table:table-cell>
          <table:table-cell office:value-type="float" office:value="140676693372928" calcext:value-type="float">
            <text:p>140676693372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7" calcext:value-type="float">
            <text:p>1461954932.70567</text:p>
          </table:table-cell>
          <table:table-cell office:value-type="float" office:value="140676693377024" calcext:value-type="float">
            <text:p>140676693377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8" calcext:value-type="float">
            <text:p>1461954932.70568</text:p>
          </table:table-cell>
          <table:table-cell office:value-type="float" office:value="140676693381120" calcext:value-type="float">
            <text:p>14067669338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8" calcext:value-type="float">
            <text:p>1461954932.70568</text:p>
          </table:table-cell>
          <table:table-cell office:value-type="float" office:value="140676693385216" calcext:value-type="float">
            <text:p>14067669338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8" calcext:value-type="float">
            <text:p>1461954932.70568</text:p>
          </table:table-cell>
          <table:table-cell office:value-type="float" office:value="140676693389312" calcext:value-type="float">
            <text:p>140676693389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8" calcext:value-type="float">
            <text:p>1461954932.70568</text:p>
          </table:table-cell>
          <table:table-cell office:value-type="float" office:value="140676693393408" calcext:value-type="float">
            <text:p>140676693393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8" calcext:value-type="float">
            <text:p>1461954932.70568</text:p>
          </table:table-cell>
          <table:table-cell office:value-type="float" office:value="140676693397504" calcext:value-type="float">
            <text:p>140676693397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9" calcext:value-type="float">
            <text:p>1461954932.70569</text:p>
          </table:table-cell>
          <table:table-cell office:value-type="float" office:value="140676693401600" calcext:value-type="float">
            <text:p>140676693401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9" calcext:value-type="float">
            <text:p>1461954932.70569</text:p>
          </table:table-cell>
          <table:table-cell office:value-type="float" office:value="140676693405696" calcext:value-type="float">
            <text:p>140676693405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9" calcext:value-type="float">
            <text:p>1461954932.70569</text:p>
          </table:table-cell>
          <table:table-cell office:value-type="float" office:value="140676693409792" calcext:value-type="float">
            <text:p>140676693409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9" calcext:value-type="float">
            <text:p>1461954932.70569</text:p>
          </table:table-cell>
          <table:table-cell office:value-type="float" office:value="140676693413888" calcext:value-type="float">
            <text:p>140676693413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69" calcext:value-type="float">
            <text:p>1461954932.70569</text:p>
          </table:table-cell>
          <table:table-cell office:value-type="float" office:value="140676693417984" calcext:value-type="float">
            <text:p>140676693417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" calcext:value-type="float">
            <text:p>1461954932.7057</text:p>
          </table:table-cell>
          <table:table-cell office:value-type="float" office:value="140676693422080" calcext:value-type="float">
            <text:p>140676693422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" calcext:value-type="float">
            <text:p>1461954932.7057</text:p>
          </table:table-cell>
          <table:table-cell office:value-type="float" office:value="140676693426176" calcext:value-type="float">
            <text:p>140676693426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" calcext:value-type="float">
            <text:p>1461954932.7057</text:p>
          </table:table-cell>
          <table:table-cell office:value-type="float" office:value="140676693430272" calcext:value-type="float">
            <text:p>140676693430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" calcext:value-type="float">
            <text:p>1461954932.7057</text:p>
          </table:table-cell>
          <table:table-cell office:value-type="float" office:value="140676693434368" calcext:value-type="float">
            <text:p>14067669343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" calcext:value-type="float">
            <text:p>1461954932.7057</text:p>
          </table:table-cell>
          <table:table-cell office:value-type="float" office:value="140676693438464" calcext:value-type="float">
            <text:p>140676693438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1" calcext:value-type="float">
            <text:p>1461954932.70571</text:p>
          </table:table-cell>
          <table:table-cell office:value-type="float" office:value="140676693442560" calcext:value-type="float">
            <text:p>140676693442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1" calcext:value-type="float">
            <text:p>1461954932.70571</text:p>
          </table:table-cell>
          <table:table-cell office:value-type="float" office:value="140676693446656" calcext:value-type="float">
            <text:p>140676693446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1" calcext:value-type="float">
            <text:p>1461954932.70571</text:p>
          </table:table-cell>
          <table:table-cell office:value-type="float" office:value="140676693450752" calcext:value-type="float">
            <text:p>140676693450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2" calcext:value-type="float">
            <text:p>1461954932.70572</text:p>
          </table:table-cell>
          <table:table-cell office:value-type="float" office:value="140676693454848" calcext:value-type="float">
            <text:p>140676693454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2" calcext:value-type="float">
            <text:p>1461954932.70572</text:p>
          </table:table-cell>
          <table:table-cell office:value-type="float" office:value="140676693458944" calcext:value-type="float">
            <text:p>140676693458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2" calcext:value-type="float">
            <text:p>1461954932.70572</text:p>
          </table:table-cell>
          <table:table-cell office:value-type="float" office:value="140676693463040" calcext:value-type="float">
            <text:p>140676693463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2" calcext:value-type="float">
            <text:p>1461954932.70572</text:p>
          </table:table-cell>
          <table:table-cell office:value-type="float" office:value="140676693467136" calcext:value-type="float">
            <text:p>140676693467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3" calcext:value-type="float">
            <text:p>1461954932.70573</text:p>
          </table:table-cell>
          <table:table-cell office:value-type="float" office:value="140676693471232" calcext:value-type="float">
            <text:p>140676693471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3" calcext:value-type="float">
            <text:p>1461954932.70573</text:p>
          </table:table-cell>
          <table:table-cell office:value-type="float" office:value="140676693475328" calcext:value-type="float">
            <text:p>140676693475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3" calcext:value-type="float">
            <text:p>1461954932.70573</text:p>
          </table:table-cell>
          <table:table-cell office:value-type="float" office:value="140676693479424" calcext:value-type="float">
            <text:p>140676693479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4" calcext:value-type="float">
            <text:p>1461954932.70574</text:p>
          </table:table-cell>
          <table:table-cell office:value-type="float" office:value="140676693483520" calcext:value-type="float">
            <text:p>14067669348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0574" calcext:value-type="float">
            <text:p>1461954932.70574</text:p>
          </table:table-cell>
          <table:table-cell office:value-type="float" office:value="140676693487616" calcext:value-type="float">
            <text:p>140676693487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4338" calcext:value-type="float">
            <text:p>1461954932.74338</text:p>
          </table:table-cell>
          <table:table-cell office:value-type="float" office:value="140677429183908" calcext:value-type="float">
            <text:p>1406774291839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4339" calcext:value-type="float">
            <text:p>1461954932.74339</text:p>
          </table:table-cell>
          <table:table-cell office:value-type="float" office:value="140677429199626" calcext:value-type="float">
            <text:p>1406774291996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4339" calcext:value-type="float">
            <text:p>1461954932.74339</text:p>
          </table:table-cell>
          <table:table-cell office:value-type="float" office:value="140677429211872" calcext:value-type="float">
            <text:p>140677429211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4339" calcext:value-type="float">
            <text:p>1461954932.74339</text:p>
          </table:table-cell>
          <table:table-cell office:value-type="float" office:value="140677429203152" calcext:value-type="float">
            <text:p>140677429203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434" calcext:value-type="float">
            <text:p>1461954932.7434</text:p>
          </table:table-cell>
          <table:table-cell office:value-type="float" office:value="140677429207152" calcext:value-type="float">
            <text:p>140677429207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28" calcext:value-type="float">
            <text:p>1461954932.75428</text:p>
          </table:table-cell>
          <table:table-cell office:value-type="float" office:value="140677159071744" calcext:value-type="float">
            <text:p>140677159071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3" calcext:value-type="float">
            <text:p>1461954932.75463</text:p>
          </table:table-cell>
          <table:table-cell office:value-type="float" office:value="140677025229672" calcext:value-type="float">
            <text:p>140677025229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4" calcext:value-type="float">
            <text:p>1461954932.75464</text:p>
          </table:table-cell>
          <table:table-cell office:value-type="float" office:value="140677025295224" calcext:value-type="float">
            <text:p>140677025295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4" calcext:value-type="float">
            <text:p>1461954932.75464</text:p>
          </table:table-cell>
          <table:table-cell office:value-type="float" office:value="140677025360776" calcext:value-type="float">
            <text:p>140677025360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5" calcext:value-type="float">
            <text:p>1461954932.75465</text:p>
          </table:table-cell>
          <table:table-cell office:value-type="float" office:value="140677025230848" calcext:value-type="float">
            <text:p>140677025230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5" calcext:value-type="float">
            <text:p>1461954932.75465</text:p>
          </table:table-cell>
          <table:table-cell office:value-type="float" office:value="140677025234944" calcext:value-type="float">
            <text:p>140677025234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5" calcext:value-type="float">
            <text:p>1461954932.75465</text:p>
          </table:table-cell>
          <table:table-cell office:value-type="float" office:value="140677025239040" calcext:value-type="float">
            <text:p>140677025239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5" calcext:value-type="float">
            <text:p>1461954932.75465</text:p>
          </table:table-cell>
          <table:table-cell office:value-type="float" office:value="140677025243136" calcext:value-type="float">
            <text:p>14067702524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6" calcext:value-type="float">
            <text:p>1461954932.75466</text:p>
          </table:table-cell>
          <table:table-cell office:value-type="float" office:value="140677025247232" calcext:value-type="float">
            <text:p>140677025247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6" calcext:value-type="float">
            <text:p>1461954932.75466</text:p>
          </table:table-cell>
          <table:table-cell office:value-type="float" office:value="140677025251328" calcext:value-type="float">
            <text:p>14067702525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6" calcext:value-type="float">
            <text:p>1461954932.75466</text:p>
          </table:table-cell>
          <table:table-cell office:value-type="float" office:value="140677025255424" calcext:value-type="float">
            <text:p>140677025255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6" calcext:value-type="float">
            <text:p>1461954932.75466</text:p>
          </table:table-cell>
          <table:table-cell office:value-type="float" office:value="140677025259520" calcext:value-type="float">
            <text:p>140677025259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7" calcext:value-type="float">
            <text:p>1461954932.75467</text:p>
          </table:table-cell>
          <table:table-cell office:value-type="float" office:value="140677025263616" calcext:value-type="float">
            <text:p>140677025263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7" calcext:value-type="float">
            <text:p>1461954932.75467</text:p>
          </table:table-cell>
          <table:table-cell office:value-type="float" office:value="140677025267712" calcext:value-type="float">
            <text:p>140677025267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7" calcext:value-type="float">
            <text:p>1461954932.75467</text:p>
          </table:table-cell>
          <table:table-cell office:value-type="float" office:value="140677025271808" calcext:value-type="float">
            <text:p>140677025271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7" calcext:value-type="float">
            <text:p>1461954932.75467</text:p>
          </table:table-cell>
          <table:table-cell office:value-type="float" office:value="140677025275904" calcext:value-type="float">
            <text:p>14067702527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8" calcext:value-type="float">
            <text:p>1461954932.75468</text:p>
          </table:table-cell>
          <table:table-cell office:value-type="float" office:value="140677025280000" calcext:value-type="float">
            <text:p>14067702528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8" calcext:value-type="float">
            <text:p>1461954932.75468</text:p>
          </table:table-cell>
          <table:table-cell office:value-type="float" office:value="140677025284096" calcext:value-type="float">
            <text:p>140677025284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8" calcext:value-type="float">
            <text:p>1461954932.75468</text:p>
          </table:table-cell>
          <table:table-cell office:value-type="float" office:value="140677025288192" calcext:value-type="float">
            <text:p>140677025288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9" calcext:value-type="float">
            <text:p>1461954932.75469</text:p>
          </table:table-cell>
          <table:table-cell office:value-type="float" office:value="140677025311616" calcext:value-type="float">
            <text:p>140677025311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69" calcext:value-type="float">
            <text:p>1461954932.75469</text:p>
          </table:table-cell>
          <table:table-cell office:value-type="float" office:value="140677025344384" calcext:value-type="float">
            <text:p>140677025344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5471" calcext:value-type="float">
            <text:p>1461954932.75471</text:p>
          </table:table-cell>
          <table:table-cell office:value-type="float" office:value="140677025165312" calcext:value-type="float">
            <text:p>140677025165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6303" calcext:value-type="float">
            <text:p>1461954932.76303</text:p>
          </table:table-cell>
          <table:table-cell office:value-type="float" office:value="140677428203520" calcext:value-type="float">
            <text:p>14067742820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2.76593" calcext:value-type="float">
            <text:p>1461954932.76593</text:p>
          </table:table-cell>
          <table:table-cell office:value-type="float" office:value="140677428203520" calcext:value-type="float">
            <text:p>14067742820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683" calcext:value-type="float">
            <text:p>1461954933.06683</text:p>
          </table:table-cell>
          <table:table-cell office:value-type="float" office:value="140677159075840" calcext:value-type="float">
            <text:p>1406771590758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869" calcext:value-type="float">
            <text:p>1461954933.06869</text:p>
          </table:table-cell>
          <table:table-cell office:value-type="float" office:value="140676425007272" calcext:value-type="float">
            <text:p>140676425007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898" calcext:value-type="float">
            <text:p>1461954933.06898</text:p>
          </table:table-cell>
          <table:table-cell office:value-type="float" office:value="140676420948168" calcext:value-type="float">
            <text:p>140676420948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898" calcext:value-type="float">
            <text:p>1461954933.06898</text:p>
          </table:table-cell>
          <table:table-cell office:value-type="float" office:value="140676421013720" calcext:value-type="float">
            <text:p>1406764210137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899" calcext:value-type="float">
            <text:p>1461954933.06899</text:p>
          </table:table-cell>
          <table:table-cell office:value-type="float" office:value="140676421079272" calcext:value-type="float">
            <text:p>140676421079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899" calcext:value-type="float">
            <text:p>1461954933.06899</text:p>
          </table:table-cell>
          <table:table-cell office:value-type="float" office:value="140676420952064" calcext:value-type="float">
            <text:p>140676420952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" calcext:value-type="float">
            <text:p>1461954933.069</text:p>
          </table:table-cell>
          <table:table-cell office:value-type="float" office:value="140676420956160" calcext:value-type="float">
            <text:p>140676420956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" calcext:value-type="float">
            <text:p>1461954933.069</text:p>
          </table:table-cell>
          <table:table-cell office:value-type="float" office:value="140676420960256" calcext:value-type="float">
            <text:p>140676420960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" calcext:value-type="float">
            <text:p>1461954933.069</text:p>
          </table:table-cell>
          <table:table-cell office:value-type="float" office:value="140676420964352" calcext:value-type="float">
            <text:p>140676420964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" calcext:value-type="float">
            <text:p>1461954933.069</text:p>
          </table:table-cell>
          <table:table-cell office:value-type="float" office:value="140676420968448" calcext:value-type="float">
            <text:p>140676420968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1" calcext:value-type="float">
            <text:p>1461954933.06901</text:p>
          </table:table-cell>
          <table:table-cell office:value-type="float" office:value="140676420972544" calcext:value-type="float">
            <text:p>140676420972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1" calcext:value-type="float">
            <text:p>1461954933.06901</text:p>
          </table:table-cell>
          <table:table-cell office:value-type="float" office:value="140676420976640" calcext:value-type="float">
            <text:p>140676420976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1" calcext:value-type="float">
            <text:p>1461954933.06901</text:p>
          </table:table-cell>
          <table:table-cell office:value-type="float" office:value="140676420980736" calcext:value-type="float">
            <text:p>140676420980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2" calcext:value-type="float">
            <text:p>1461954933.06902</text:p>
          </table:table-cell>
          <table:table-cell office:value-type="float" office:value="140676420984832" calcext:value-type="float">
            <text:p>140676420984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2" calcext:value-type="float">
            <text:p>1461954933.06902</text:p>
          </table:table-cell>
          <table:table-cell office:value-type="float" office:value="140676420988928" calcext:value-type="float">
            <text:p>140676420988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2" calcext:value-type="float">
            <text:p>1461954933.06902</text:p>
          </table:table-cell>
          <table:table-cell office:value-type="float" office:value="140676420993024" calcext:value-type="float">
            <text:p>140676420993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3" calcext:value-type="float">
            <text:p>1461954933.06903</text:p>
          </table:table-cell>
          <table:table-cell office:value-type="float" office:value="140676420997120" calcext:value-type="float">
            <text:p>140676420997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3" calcext:value-type="float">
            <text:p>1461954933.06903</text:p>
          </table:table-cell>
          <table:table-cell office:value-type="float" office:value="140676421001216" calcext:value-type="float">
            <text:p>140676421001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3" calcext:value-type="float">
            <text:p>1461954933.06903</text:p>
          </table:table-cell>
          <table:table-cell office:value-type="float" office:value="140676421005312" calcext:value-type="float">
            <text:p>140676421005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4" calcext:value-type="float">
            <text:p>1461954933.06904</text:p>
          </table:table-cell>
          <table:table-cell office:value-type="float" office:value="140676421009408" calcext:value-type="float">
            <text:p>140676421009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5" calcext:value-type="float">
            <text:p>1461954933.06905</text:p>
          </table:table-cell>
          <table:table-cell office:value-type="float" office:value="140676421030112" calcext:value-type="float">
            <text:p>140676421030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6905" calcext:value-type="float">
            <text:p>1461954933.06905</text:p>
          </table:table-cell>
          <table:table-cell office:value-type="float" office:value="140676421062880" calcext:value-type="float">
            <text:p>140676421062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7605" calcext:value-type="float">
            <text:p>1461954933.07605</text:p>
          </table:table-cell>
          <table:table-cell office:value-type="float" office:value="140677428203520" calcext:value-type="float">
            <text:p>14067742820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07616" calcext:value-type="float">
            <text:p>1461954933.07616</text:p>
          </table:table-cell>
          <table:table-cell office:value-type="float" office:value="140677428203520" calcext:value-type="float">
            <text:p>14067742820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5832" calcext:value-type="float">
            <text:p>1461954933.5832</text:p>
          </table:table-cell>
          <table:table-cell office:value-type="float" office:value="140677159079936" calcext:value-type="float">
            <text:p>1406771590799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59" calcext:value-type="float">
            <text:p>1461954933.60359</text:p>
          </table:table-cell>
          <table:table-cell office:value-type="float" office:value="140677025295224" calcext:value-type="float">
            <text:p>140677025295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" calcext:value-type="float">
            <text:p>1461954933.6036</text:p>
          </table:table-cell>
          <table:table-cell office:value-type="float" office:value="140677025360776" calcext:value-type="float">
            <text:p>140677025360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" calcext:value-type="float">
            <text:p>1461954933.6036</text:p>
          </table:table-cell>
          <table:table-cell office:value-type="float" office:value="140677025230848" calcext:value-type="float">
            <text:p>140677025230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" calcext:value-type="float">
            <text:p>1461954933.6036</text:p>
          </table:table-cell>
          <table:table-cell office:value-type="float" office:value="140677025234944" calcext:value-type="float">
            <text:p>140677025234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2" calcext:value-type="float">
            <text:p>1461954933.60362</text:p>
          </table:table-cell>
          <table:table-cell office:value-type="float" office:value="140677025239040" calcext:value-type="float">
            <text:p>140677025239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2" calcext:value-type="float">
            <text:p>1461954933.60362</text:p>
          </table:table-cell>
          <table:table-cell office:value-type="float" office:value="140677025243136" calcext:value-type="float">
            <text:p>14067702524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2" calcext:value-type="float">
            <text:p>1461954933.60362</text:p>
          </table:table-cell>
          <table:table-cell office:value-type="float" office:value="140677025247232" calcext:value-type="float">
            <text:p>140677025247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3" calcext:value-type="float">
            <text:p>1461954933.60363</text:p>
          </table:table-cell>
          <table:table-cell office:value-type="float" office:value="140677025251328" calcext:value-type="float">
            <text:p>14067702525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3" calcext:value-type="float">
            <text:p>1461954933.60363</text:p>
          </table:table-cell>
          <table:table-cell office:value-type="float" office:value="140677025255424" calcext:value-type="float">
            <text:p>140677025255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3" calcext:value-type="float">
            <text:p>1461954933.60363</text:p>
          </table:table-cell>
          <table:table-cell office:value-type="float" office:value="140677025259520" calcext:value-type="float">
            <text:p>140677025259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3" calcext:value-type="float">
            <text:p>1461954933.60363</text:p>
          </table:table-cell>
          <table:table-cell office:value-type="float" office:value="140677025263616" calcext:value-type="float">
            <text:p>140677025263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4" calcext:value-type="float">
            <text:p>1461954933.60364</text:p>
          </table:table-cell>
          <table:table-cell office:value-type="float" office:value="140677025267712" calcext:value-type="float">
            <text:p>140677025267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4" calcext:value-type="float">
            <text:p>1461954933.60364</text:p>
          </table:table-cell>
          <table:table-cell office:value-type="float" office:value="140677025271808" calcext:value-type="float">
            <text:p>140677025271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4" calcext:value-type="float">
            <text:p>1461954933.60364</text:p>
          </table:table-cell>
          <table:table-cell office:value-type="float" office:value="140677025275904" calcext:value-type="float">
            <text:p>14067702527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5" calcext:value-type="float">
            <text:p>1461954933.60365</text:p>
          </table:table-cell>
          <table:table-cell office:value-type="float" office:value="140677025280000" calcext:value-type="float">
            <text:p>14067702528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5" calcext:value-type="float">
            <text:p>1461954933.60365</text:p>
          </table:table-cell>
          <table:table-cell office:value-type="float" office:value="140677025284096" calcext:value-type="float">
            <text:p>140677025284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5" calcext:value-type="float">
            <text:p>1461954933.60365</text:p>
          </table:table-cell>
          <table:table-cell office:value-type="float" office:value="140677025288192" calcext:value-type="float">
            <text:p>140677025288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6" calcext:value-type="float">
            <text:p>1461954933.60366</text:p>
          </table:table-cell>
          <table:table-cell office:value-type="float" office:value="140677025311616" calcext:value-type="float">
            <text:p>140677025311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3.60366" calcext:value-type="float">
            <text:p>1461954933.60366</text:p>
          </table:table-cell>
          <table:table-cell office:value-type="float" office:value="140677025344384" calcext:value-type="float">
            <text:p>140677025344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08399" calcext:value-type="float">
            <text:p>1461954934.08399</text:p>
          </table:table-cell>
          <table:table-cell office:value-type="float" office:value="140677159084032" calcext:value-type="float">
            <text:p>140677159084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10824" calcext:value-type="float">
            <text:p>1461954934.10824</text:p>
          </table:table-cell>
          <table:table-cell office:value-type="float" office:value="140676690513768" calcext:value-type="float">
            <text:p>140676690513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10887" calcext:value-type="float">
            <text:p>1461954934.10887</text:p>
          </table:table-cell>
          <table:table-cell office:value-type="float" office:value="140675899199524" calcext:value-type="float">
            <text:p>1406758991995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10889" calcext:value-type="float">
            <text:p>1461954934.10889</text:p>
          </table:table-cell>
          <table:table-cell office:value-type="float" office:value="140675899203620" calcext:value-type="float">
            <text:p>1406758992036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27538" calcext:value-type="float">
            <text:p>1461954934.27538</text:p>
          </table:table-cell>
          <table:table-cell office:value-type="float" office:value="140677159088128" calcext:value-type="float">
            <text:p>140677159088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27565" calcext:value-type="float">
            <text:p>1461954934.27565</text:p>
          </table:table-cell>
          <table:table-cell office:value-type="float" office:value="140677428203520" calcext:value-type="float">
            <text:p>14067742820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27576" calcext:value-type="float">
            <text:p>1461954934.27576</text:p>
          </table:table-cell>
          <table:table-cell office:value-type="float" office:value="140677428203520" calcext:value-type="float">
            <text:p>14067742820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27707" calcext:value-type="float">
            <text:p>1461954934.27707</text:p>
          </table:table-cell>
          <table:table-cell office:value-type="float" office:value="140676120665848" calcext:value-type="float">
            <text:p>140676120665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27707" calcext:value-type="float">
            <text:p>1461954934.27707</text:p>
          </table:table-cell>
          <table:table-cell office:value-type="float" office:value="140676120698716" calcext:value-type="float">
            <text:p>1406761206987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27708" calcext:value-type="float">
            <text:p>1461954934.27708</text:p>
          </table:table-cell>
          <table:table-cell office:value-type="float" office:value="140676120682316" calcext:value-type="float">
            <text:p>1406761206823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60213" calcext:value-type="float">
            <text:p>1461954934.60213</text:p>
          </table:table-cell>
          <table:table-cell office:value-type="float" office:value="140677159092224" calcext:value-type="float">
            <text:p>140677159092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4.60331" calcext:value-type="float">
            <text:p>1461954934.60331</text:p>
          </table:table-cell>
          <table:table-cell office:value-type="float" office:value="140677159096320" calcext:value-type="float">
            <text:p>140677159096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6986" calcext:value-type="float">
            <text:p>1461954937.6986</text:p>
          </table:table-cell>
          <table:table-cell office:value-type="float" office:value="140677159100416" calcext:value-type="float">
            <text:p>1406771591004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51" calcext:value-type="float">
            <text:p>1461954937.70951</text:p>
          </table:table-cell>
          <table:table-cell office:value-type="float" office:value="140676697420024" calcext:value-type="float">
            <text:p>140676697420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55" calcext:value-type="float">
            <text:p>1461954937.70955</text:p>
          </table:table-cell>
          <table:table-cell office:value-type="float" office:value="140676697420072" calcext:value-type="float">
            <text:p>140676697420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67" calcext:value-type="float">
            <text:p>1461954937.70967</text:p>
          </table:table-cell>
          <table:table-cell office:value-type="float" office:value="140676693496168" calcext:value-type="float">
            <text:p>140676693496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69" calcext:value-type="float">
            <text:p>1461954937.70969</text:p>
          </table:table-cell>
          <table:table-cell office:value-type="float" office:value="140676693364736" calcext:value-type="float">
            <text:p>140676693364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" calcext:value-type="float">
            <text:p>1461954937.7097</text:p>
          </table:table-cell>
          <table:table-cell office:value-type="float" office:value="140676693368832" calcext:value-type="float">
            <text:p>140676693368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" calcext:value-type="float">
            <text:p>1461954937.7097</text:p>
          </table:table-cell>
          <table:table-cell office:value-type="float" office:value="140676693372928" calcext:value-type="float">
            <text:p>140676693372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" calcext:value-type="float">
            <text:p>1461954937.7097</text:p>
          </table:table-cell>
          <table:table-cell office:value-type="float" office:value="140676693377024" calcext:value-type="float">
            <text:p>140676693377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" calcext:value-type="float">
            <text:p>1461954937.7097</text:p>
          </table:table-cell>
          <table:table-cell office:value-type="float" office:value="140676693381120" calcext:value-type="float">
            <text:p>140676693381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1" calcext:value-type="float">
            <text:p>1461954937.70971</text:p>
          </table:table-cell>
          <table:table-cell office:value-type="float" office:value="140676693385216" calcext:value-type="float">
            <text:p>140676693385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1" calcext:value-type="float">
            <text:p>1461954937.70971</text:p>
          </table:table-cell>
          <table:table-cell office:value-type="float" office:value="140676693389312" calcext:value-type="float">
            <text:p>140676693389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1" calcext:value-type="float">
            <text:p>1461954937.70971</text:p>
          </table:table-cell>
          <table:table-cell office:value-type="float" office:value="140676693393408" calcext:value-type="float">
            <text:p>140676693393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1" calcext:value-type="float">
            <text:p>1461954937.70971</text:p>
          </table:table-cell>
          <table:table-cell office:value-type="float" office:value="140676693397504" calcext:value-type="float">
            <text:p>140676693397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2" calcext:value-type="float">
            <text:p>1461954937.70972</text:p>
          </table:table-cell>
          <table:table-cell office:value-type="float" office:value="140676693401600" calcext:value-type="float">
            <text:p>140676693401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2" calcext:value-type="float">
            <text:p>1461954937.70972</text:p>
          </table:table-cell>
          <table:table-cell office:value-type="float" office:value="140676693405696" calcext:value-type="float">
            <text:p>140676693405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2" calcext:value-type="float">
            <text:p>1461954937.70972</text:p>
          </table:table-cell>
          <table:table-cell office:value-type="float" office:value="140676693409792" calcext:value-type="float">
            <text:p>140676693409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3" calcext:value-type="float">
            <text:p>1461954937.70973</text:p>
          </table:table-cell>
          <table:table-cell office:value-type="float" office:value="140676693413888" calcext:value-type="float">
            <text:p>140676693413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3" calcext:value-type="float">
            <text:p>1461954937.70973</text:p>
          </table:table-cell>
          <table:table-cell office:value-type="float" office:value="140676693417984" calcext:value-type="float">
            <text:p>140676693417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3" calcext:value-type="float">
            <text:p>1461954937.70973</text:p>
          </table:table-cell>
          <table:table-cell office:value-type="float" office:value="140676693422080" calcext:value-type="float">
            <text:p>140676693422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3" calcext:value-type="float">
            <text:p>1461954937.70973</text:p>
          </table:table-cell>
          <table:table-cell office:value-type="float" office:value="140676693426176" calcext:value-type="float">
            <text:p>140676693426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4" calcext:value-type="float">
            <text:p>1461954937.70974</text:p>
          </table:table-cell>
          <table:table-cell office:value-type="float" office:value="140676693430272" calcext:value-type="float">
            <text:p>140676693430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4" calcext:value-type="float">
            <text:p>1461954937.70974</text:p>
          </table:table-cell>
          <table:table-cell office:value-type="float" office:value="140676693434368" calcext:value-type="float">
            <text:p>14067669343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4" calcext:value-type="float">
            <text:p>1461954937.70974</text:p>
          </table:table-cell>
          <table:table-cell office:value-type="float" office:value="140676693438464" calcext:value-type="float">
            <text:p>140676693438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5" calcext:value-type="float">
            <text:p>1461954937.70975</text:p>
          </table:table-cell>
          <table:table-cell office:value-type="float" office:value="140676693442560" calcext:value-type="float">
            <text:p>140676693442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5" calcext:value-type="float">
            <text:p>1461954937.70975</text:p>
          </table:table-cell>
          <table:table-cell office:value-type="float" office:value="140676693446656" calcext:value-type="float">
            <text:p>140676693446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5" calcext:value-type="float">
            <text:p>1461954937.70975</text:p>
          </table:table-cell>
          <table:table-cell office:value-type="float" office:value="140676693450752" calcext:value-type="float">
            <text:p>140676693450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5" calcext:value-type="float">
            <text:p>1461954937.70975</text:p>
          </table:table-cell>
          <table:table-cell office:value-type="float" office:value="140676693454848" calcext:value-type="float">
            <text:p>140676693454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6" calcext:value-type="float">
            <text:p>1461954937.70976</text:p>
          </table:table-cell>
          <table:table-cell office:value-type="float" office:value="140676693458944" calcext:value-type="float">
            <text:p>140676693458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6" calcext:value-type="float">
            <text:p>1461954937.70976</text:p>
          </table:table-cell>
          <table:table-cell office:value-type="float" office:value="140676693463040" calcext:value-type="float">
            <text:p>140676693463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6" calcext:value-type="float">
            <text:p>1461954937.70976</text:p>
          </table:table-cell>
          <table:table-cell office:value-type="float" office:value="140676693467136" calcext:value-type="float">
            <text:p>140676693467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6" calcext:value-type="float">
            <text:p>1461954937.70976</text:p>
          </table:table-cell>
          <table:table-cell office:value-type="float" office:value="140676693471232" calcext:value-type="float">
            <text:p>140676693471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7" calcext:value-type="float">
            <text:p>1461954937.70977</text:p>
          </table:table-cell>
          <table:table-cell office:value-type="float" office:value="140676693475328" calcext:value-type="float">
            <text:p>140676693475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7" calcext:value-type="float">
            <text:p>1461954937.70977</text:p>
          </table:table-cell>
          <table:table-cell office:value-type="float" office:value="140676693479424" calcext:value-type="float">
            <text:p>140676693479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7" calcext:value-type="float">
            <text:p>1461954937.70977</text:p>
          </table:table-cell>
          <table:table-cell office:value-type="float" office:value="140676693483520" calcext:value-type="float">
            <text:p>140676693483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8" calcext:value-type="float">
            <text:p>1461954937.70978</text:p>
          </table:table-cell>
          <table:table-cell office:value-type="float" office:value="140676693487616" calcext:value-type="float">
            <text:p>140676693487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70978" calcext:value-type="float">
            <text:p>1461954937.70978</text:p>
          </table:table-cell>
          <table:table-cell office:value-type="float" office:value="140676693491712" calcext:value-type="float">
            <text:p>140676693491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2" calcext:value-type="float">
            <text:p>1461954937.82752</text:p>
          </table:table-cell>
          <table:table-cell office:value-type="float" office:value="140677025229640" calcext:value-type="float">
            <text:p>140677025229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3" calcext:value-type="float">
            <text:p>1461954937.82753</text:p>
          </table:table-cell>
          <table:table-cell office:value-type="float" office:value="140677025295192" calcext:value-type="float">
            <text:p>140677025295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3" calcext:value-type="float">
            <text:p>1461954937.82753</text:p>
          </table:table-cell>
          <table:table-cell office:value-type="float" office:value="140677025360744" calcext:value-type="float">
            <text:p>140677025360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4" calcext:value-type="float">
            <text:p>1461954937.82754</text:p>
          </table:table-cell>
          <table:table-cell office:value-type="float" office:value="140677025230848" calcext:value-type="float">
            <text:p>140677025230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4" calcext:value-type="float">
            <text:p>1461954937.82754</text:p>
          </table:table-cell>
          <table:table-cell office:value-type="float" office:value="140677025234944" calcext:value-type="float">
            <text:p>140677025234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4" calcext:value-type="float">
            <text:p>1461954937.82754</text:p>
          </table:table-cell>
          <table:table-cell office:value-type="float" office:value="140677025239040" calcext:value-type="float">
            <text:p>140677025239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5" calcext:value-type="float">
            <text:p>1461954937.82755</text:p>
          </table:table-cell>
          <table:table-cell office:value-type="float" office:value="140677025243136" calcext:value-type="float">
            <text:p>1406770252431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5" calcext:value-type="float">
            <text:p>1461954937.82755</text:p>
          </table:table-cell>
          <table:table-cell office:value-type="float" office:value="140677025247232" calcext:value-type="float">
            <text:p>140677025247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5" calcext:value-type="float">
            <text:p>1461954937.82755</text:p>
          </table:table-cell>
          <table:table-cell office:value-type="float" office:value="140677025251328" calcext:value-type="float">
            <text:p>14067702525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5" calcext:value-type="float">
            <text:p>1461954937.82755</text:p>
          </table:table-cell>
          <table:table-cell office:value-type="float" office:value="140677025255424" calcext:value-type="float">
            <text:p>140677025255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6" calcext:value-type="float">
            <text:p>1461954937.82756</text:p>
          </table:table-cell>
          <table:table-cell office:value-type="float" office:value="140677025259520" calcext:value-type="float">
            <text:p>140677025259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6" calcext:value-type="float">
            <text:p>1461954937.82756</text:p>
          </table:table-cell>
          <table:table-cell office:value-type="float" office:value="140677025263616" calcext:value-type="float">
            <text:p>140677025263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6" calcext:value-type="float">
            <text:p>1461954937.82756</text:p>
          </table:table-cell>
          <table:table-cell office:value-type="float" office:value="140677025267712" calcext:value-type="float">
            <text:p>140677025267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6" calcext:value-type="float">
            <text:p>1461954937.82756</text:p>
          </table:table-cell>
          <table:table-cell office:value-type="float" office:value="140677025271808" calcext:value-type="float">
            <text:p>140677025271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7" calcext:value-type="float">
            <text:p>1461954937.82757</text:p>
          </table:table-cell>
          <table:table-cell office:value-type="float" office:value="140677025275904" calcext:value-type="float">
            <text:p>14067702527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7" calcext:value-type="float">
            <text:p>1461954937.82757</text:p>
          </table:table-cell>
          <table:table-cell office:value-type="float" office:value="140677025280000" calcext:value-type="float">
            <text:p>14067702528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8" calcext:value-type="float">
            <text:p>1461954937.82758</text:p>
          </table:table-cell>
          <table:table-cell office:value-type="float" office:value="140677025284096" calcext:value-type="float">
            <text:p>140677025284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8" calcext:value-type="float">
            <text:p>1461954937.82758</text:p>
          </table:table-cell>
          <table:table-cell office:value-type="float" office:value="140677025288192" calcext:value-type="float">
            <text:p>140677025288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9" calcext:value-type="float">
            <text:p>1461954937.82759</text:p>
          </table:table-cell>
          <table:table-cell office:value-type="float" office:value="140677025311584" calcext:value-type="float">
            <text:p>140677025311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7.82759" calcext:value-type="float">
            <text:p>1461954937.82759</text:p>
          </table:table-cell>
          <table:table-cell office:value-type="float" office:value="140677025344352" calcext:value-type="float">
            <text:p>140677025344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6983" calcext:value-type="float">
            <text:p>1461954938.06983</text:p>
          </table:table-cell>
          <table:table-cell office:value-type="float" office:value="140677159104512" calcext:value-type="float">
            <text:p>140677159104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21" calcext:value-type="float">
            <text:p>1461954938.09021</text:p>
          </table:table-cell>
          <table:table-cell office:value-type="float" office:value="140676425007272" calcext:value-type="float">
            <text:p>140676425007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1" calcext:value-type="float">
            <text:p>1461954938.09051</text:p>
          </table:table-cell>
          <table:table-cell office:value-type="float" office:value="140676420952264" calcext:value-type="float">
            <text:p>140676420952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2" calcext:value-type="float">
            <text:p>1461954938.09052</text:p>
          </table:table-cell>
          <table:table-cell office:value-type="float" office:value="140676421017816" calcext:value-type="float">
            <text:p>1406764210178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2" calcext:value-type="float">
            <text:p>1461954938.09052</text:p>
          </table:table-cell>
          <table:table-cell office:value-type="float" office:value="140676421083368" calcext:value-type="float">
            <text:p>140676421083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2" calcext:value-type="float">
            <text:p>1461954938.09052</text:p>
          </table:table-cell>
          <table:table-cell office:value-type="float" office:value="140676420956160" calcext:value-type="float">
            <text:p>140676420956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3" calcext:value-type="float">
            <text:p>1461954938.09053</text:p>
          </table:table-cell>
          <table:table-cell office:value-type="float" office:value="140676420960256" calcext:value-type="float">
            <text:p>140676420960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3" calcext:value-type="float">
            <text:p>1461954938.09053</text:p>
          </table:table-cell>
          <table:table-cell office:value-type="float" office:value="140676420964352" calcext:value-type="float">
            <text:p>140676420964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3" calcext:value-type="float">
            <text:p>1461954938.09053</text:p>
          </table:table-cell>
          <table:table-cell office:value-type="float" office:value="140676420968448" calcext:value-type="float">
            <text:p>140676420968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4" calcext:value-type="float">
            <text:p>1461954938.09054</text:p>
          </table:table-cell>
          <table:table-cell office:value-type="float" office:value="140676420972544" calcext:value-type="float">
            <text:p>140676420972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4" calcext:value-type="float">
            <text:p>1461954938.09054</text:p>
          </table:table-cell>
          <table:table-cell office:value-type="float" office:value="140676420976640" calcext:value-type="float">
            <text:p>140676420976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4" calcext:value-type="float">
            <text:p>1461954938.09054</text:p>
          </table:table-cell>
          <table:table-cell office:value-type="float" office:value="140676420980736" calcext:value-type="float">
            <text:p>140676420980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5" calcext:value-type="float">
            <text:p>1461954938.09055</text:p>
          </table:table-cell>
          <table:table-cell office:value-type="float" office:value="140676420984832" calcext:value-type="float">
            <text:p>140676420984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5" calcext:value-type="float">
            <text:p>1461954938.09055</text:p>
          </table:table-cell>
          <table:table-cell office:value-type="float" office:value="140676420988928" calcext:value-type="float">
            <text:p>140676420988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5" calcext:value-type="float">
            <text:p>1461954938.09055</text:p>
          </table:table-cell>
          <table:table-cell office:value-type="float" office:value="140676420993024" calcext:value-type="float">
            <text:p>140676420993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6" calcext:value-type="float">
            <text:p>1461954938.09056</text:p>
          </table:table-cell>
          <table:table-cell office:value-type="float" office:value="140676420997120" calcext:value-type="float">
            <text:p>140676420997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6" calcext:value-type="float">
            <text:p>1461954938.09056</text:p>
          </table:table-cell>
          <table:table-cell office:value-type="float" office:value="140676421001216" calcext:value-type="float">
            <text:p>140676421001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7" calcext:value-type="float">
            <text:p>1461954938.09057</text:p>
          </table:table-cell>
          <table:table-cell office:value-type="float" office:value="140676421005312" calcext:value-type="float">
            <text:p>140676421005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8" calcext:value-type="float">
            <text:p>1461954938.09058</text:p>
          </table:table-cell>
          <table:table-cell office:value-type="float" office:value="140676421009408" calcext:value-type="float">
            <text:p>140676421009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8" calcext:value-type="float">
            <text:p>1461954938.09058</text:p>
          </table:table-cell>
          <table:table-cell office:value-type="float" office:value="140676421013504" calcext:value-type="float">
            <text:p>140676421013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59" calcext:value-type="float">
            <text:p>1461954938.09059</text:p>
          </table:table-cell>
          <table:table-cell office:value-type="float" office:value="140676421034208" calcext:value-type="float">
            <text:p>140676421034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06" calcext:value-type="float">
            <text:p>1461954938.0906</text:p>
          </table:table-cell>
          <table:table-cell office:value-type="float" office:value="140676421066976" calcext:value-type="float">
            <text:p>1406764210669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4" calcext:value-type="float">
            <text:p>1461954938.09524</text:p>
          </table:table-cell>
          <table:table-cell office:value-type="float" office:value="140676421083320" calcext:value-type="float">
            <text:p>1406764210833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6" calcext:value-type="float">
            <text:p>1461954938.09526</text:p>
          </table:table-cell>
          <table:table-cell office:value-type="float" office:value="140676420947968" calcext:value-type="float">
            <text:p>140676420947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6" calcext:value-type="float">
            <text:p>1461954938.09526</text:p>
          </table:table-cell>
          <table:table-cell office:value-type="float" office:value="140676420956160" calcext:value-type="float">
            <text:p>140676420956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7" calcext:value-type="float">
            <text:p>1461954938.09527</text:p>
          </table:table-cell>
          <table:table-cell office:value-type="float" office:value="140676420960256" calcext:value-type="float">
            <text:p>1406764209602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7" calcext:value-type="float">
            <text:p>1461954938.09527</text:p>
          </table:table-cell>
          <table:table-cell office:value-type="float" office:value="140676420964352" calcext:value-type="float">
            <text:p>1406764209643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7" calcext:value-type="float">
            <text:p>1461954938.09527</text:p>
          </table:table-cell>
          <table:table-cell office:value-type="float" office:value="140676420968448" calcext:value-type="float">
            <text:p>1406764209684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7" calcext:value-type="float">
            <text:p>1461954938.09527</text:p>
          </table:table-cell>
          <table:table-cell office:value-type="float" office:value="140676420972544" calcext:value-type="float">
            <text:p>140676420972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7" calcext:value-type="float">
            <text:p>1461954938.09527</text:p>
          </table:table-cell>
          <table:table-cell office:value-type="float" office:value="140676420976640" calcext:value-type="float">
            <text:p>140676420976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8" calcext:value-type="float">
            <text:p>1461954938.09528</text:p>
          </table:table-cell>
          <table:table-cell office:value-type="float" office:value="140676420980736" calcext:value-type="float">
            <text:p>140676420980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8" calcext:value-type="float">
            <text:p>1461954938.09528</text:p>
          </table:table-cell>
          <table:table-cell office:value-type="float" office:value="140676420984832" calcext:value-type="float">
            <text:p>1406764209848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8" calcext:value-type="float">
            <text:p>1461954938.09528</text:p>
          </table:table-cell>
          <table:table-cell office:value-type="float" office:value="140676420988928" calcext:value-type="float">
            <text:p>140676420988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8" calcext:value-type="float">
            <text:p>1461954938.09528</text:p>
          </table:table-cell>
          <table:table-cell office:value-type="float" office:value="140676420993024" calcext:value-type="float">
            <text:p>140676420993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8" calcext:value-type="float">
            <text:p>1461954938.09528</text:p>
          </table:table-cell>
          <table:table-cell office:value-type="float" office:value="140676420997120" calcext:value-type="float">
            <text:p>1406764209971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9" calcext:value-type="float">
            <text:p>1461954938.09529</text:p>
          </table:table-cell>
          <table:table-cell office:value-type="float" office:value="140676421001216" calcext:value-type="float">
            <text:p>140676421001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9" calcext:value-type="float">
            <text:p>1461954938.09529</text:p>
          </table:table-cell>
          <table:table-cell office:value-type="float" office:value="140676421005312" calcext:value-type="float">
            <text:p>1406764210053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9" calcext:value-type="float">
            <text:p>1461954938.09529</text:p>
          </table:table-cell>
          <table:table-cell office:value-type="float" office:value="140676421009408" calcext:value-type="float">
            <text:p>1406764210094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29" calcext:value-type="float">
            <text:p>1461954938.09529</text:p>
          </table:table-cell>
          <table:table-cell office:value-type="float" office:value="140676421013504" calcext:value-type="float">
            <text:p>140676421013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" calcext:value-type="float">
            <text:p>1461954938.0953</text:p>
          </table:table-cell>
          <table:table-cell office:value-type="float" office:value="140676421017600" calcext:value-type="float">
            <text:p>1406764210176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" calcext:value-type="float">
            <text:p>1461954938.0953</text:p>
          </table:table-cell>
          <table:table-cell office:value-type="float" office:value="140676421021696" calcext:value-type="float">
            <text:p>1406764210216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" calcext:value-type="float">
            <text:p>1461954938.0953</text:p>
          </table:table-cell>
          <table:table-cell office:value-type="float" office:value="140676421025792" calcext:value-type="float">
            <text:p>140676421025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" calcext:value-type="float">
            <text:p>1461954938.0953</text:p>
          </table:table-cell>
          <table:table-cell office:value-type="float" office:value="140676421029888" calcext:value-type="float">
            <text:p>14067642102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1" calcext:value-type="float">
            <text:p>1461954938.09531</text:p>
          </table:table-cell>
          <table:table-cell office:value-type="float" office:value="140676421033984" calcext:value-type="float">
            <text:p>1406764210339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1" calcext:value-type="float">
            <text:p>1461954938.09531</text:p>
          </table:table-cell>
          <table:table-cell office:value-type="float" office:value="140676421038080" calcext:value-type="float">
            <text:p>140676421038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1" calcext:value-type="float">
            <text:p>1461954938.09531</text:p>
          </table:table-cell>
          <table:table-cell office:value-type="float" office:value="140676421042176" calcext:value-type="float">
            <text:p>140676421042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1" calcext:value-type="float">
            <text:p>1461954938.09531</text:p>
          </table:table-cell>
          <table:table-cell office:value-type="float" office:value="140676421046272" calcext:value-type="float">
            <text:p>1406764210462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2" calcext:value-type="float">
            <text:p>1461954938.09532</text:p>
          </table:table-cell>
          <table:table-cell office:value-type="float" office:value="140676421050368" calcext:value-type="float">
            <text:p>140676421050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2" calcext:value-type="float">
            <text:p>1461954938.09532</text:p>
          </table:table-cell>
          <table:table-cell office:value-type="float" office:value="140676421054464" calcext:value-type="float">
            <text:p>140676421054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3" calcext:value-type="float">
            <text:p>1461954938.09533</text:p>
          </table:table-cell>
          <table:table-cell office:value-type="float" office:value="140676421058560" calcext:value-type="float">
            <text:p>1406764210585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3" calcext:value-type="float">
            <text:p>1461954938.09533</text:p>
          </table:table-cell>
          <table:table-cell office:value-type="float" office:value="140676421062656" calcext:value-type="float">
            <text:p>1406764210626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3" calcext:value-type="float">
            <text:p>1461954938.09533</text:p>
          </table:table-cell>
          <table:table-cell office:value-type="float" office:value="140676421066752" calcext:value-type="float">
            <text:p>1406764210667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4" calcext:value-type="float">
            <text:p>1461954938.09534</text:p>
          </table:table-cell>
          <table:table-cell office:value-type="float" office:value="140676421070848" calcext:value-type="float">
            <text:p>1406764210708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4" calcext:value-type="float">
            <text:p>1461954938.09534</text:p>
          </table:table-cell>
          <table:table-cell office:value-type="float" office:value="140676421074944" calcext:value-type="float">
            <text:p>140676421074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34" calcext:value-type="float">
            <text:p>1461954938.09534</text:p>
          </table:table-cell>
          <table:table-cell office:value-type="float" office:value="140676421079040" calcext:value-type="float">
            <text:p>140676421079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5" calcext:value-type="float">
            <text:p>1461954938.09565</text:p>
          </table:table-cell>
          <table:table-cell office:value-type="float" office:value="140676429471992" calcext:value-type="float">
            <text:p>140676429471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5" calcext:value-type="float">
            <text:p>1461954938.09565</text:p>
          </table:table-cell>
          <table:table-cell office:value-type="float" office:value="140676421087232" calcext:value-type="float">
            <text:p>140676421087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6" calcext:value-type="float">
            <text:p>1461954938.09566</text:p>
          </table:table-cell>
          <table:table-cell office:value-type="float" office:value="140676421091328" calcext:value-type="float">
            <text:p>140676421091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6" calcext:value-type="float">
            <text:p>1461954938.09566</text:p>
          </table:table-cell>
          <table:table-cell office:value-type="float" office:value="140676421095424" calcext:value-type="float">
            <text:p>1406764210954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6" calcext:value-type="float">
            <text:p>1461954938.09566</text:p>
          </table:table-cell>
          <table:table-cell office:value-type="float" office:value="140676421099520" calcext:value-type="float">
            <text:p>140676421099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6" calcext:value-type="float">
            <text:p>1461954938.09566</text:p>
          </table:table-cell>
          <table:table-cell office:value-type="float" office:value="140676421103616" calcext:value-type="float">
            <text:p>140676421103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7" calcext:value-type="float">
            <text:p>1461954938.09567</text:p>
          </table:table-cell>
          <table:table-cell office:value-type="float" office:value="140676421107712" calcext:value-type="float">
            <text:p>1406764211077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7" calcext:value-type="float">
            <text:p>1461954938.09567</text:p>
          </table:table-cell>
          <table:table-cell office:value-type="float" office:value="140676421111808" calcext:value-type="float">
            <text:p>140676421111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7" calcext:value-type="float">
            <text:p>1461954938.09567</text:p>
          </table:table-cell>
          <table:table-cell office:value-type="float" office:value="140676421115904" calcext:value-type="float">
            <text:p>1406764211159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8" calcext:value-type="float">
            <text:p>1461954938.09568</text:p>
          </table:table-cell>
          <table:table-cell office:value-type="float" office:value="140676421120000" calcext:value-type="float">
            <text:p>14067642112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8" calcext:value-type="float">
            <text:p>1461954938.09568</text:p>
          </table:table-cell>
          <table:table-cell office:value-type="float" office:value="140676421124096" calcext:value-type="float">
            <text:p>1406764211240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8" calcext:value-type="float">
            <text:p>1461954938.09568</text:p>
          </table:table-cell>
          <table:table-cell office:value-type="float" office:value="140676421128192" calcext:value-type="float">
            <text:p>140676421128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9" calcext:value-type="float">
            <text:p>1461954938.09569</text:p>
          </table:table-cell>
          <table:table-cell office:value-type="float" office:value="140676421132288" calcext:value-type="float">
            <text:p>1406764211322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9" calcext:value-type="float">
            <text:p>1461954938.09569</text:p>
          </table:table-cell>
          <table:table-cell office:value-type="float" office:value="140676421136384" calcext:value-type="float">
            <text:p>1406764211363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69" calcext:value-type="float">
            <text:p>1461954938.09569</text:p>
          </table:table-cell>
          <table:table-cell office:value-type="float" office:value="140676421140480" calcext:value-type="float">
            <text:p>1406764211404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" calcext:value-type="float">
            <text:p>1461954938.0957</text:p>
          </table:table-cell>
          <table:table-cell office:value-type="float" office:value="140676421144576" calcext:value-type="float">
            <text:p>1406764211445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" calcext:value-type="float">
            <text:p>1461954938.0957</text:p>
          </table:table-cell>
          <table:table-cell office:value-type="float" office:value="140676421148672" calcext:value-type="float">
            <text:p>140676421148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" calcext:value-type="float">
            <text:p>1461954938.0957</text:p>
          </table:table-cell>
          <table:table-cell office:value-type="float" office:value="140676421152768" calcext:value-type="float">
            <text:p>140676421152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" calcext:value-type="float">
            <text:p>1461954938.0957</text:p>
          </table:table-cell>
          <table:table-cell office:value-type="float" office:value="140676421156864" calcext:value-type="float">
            <text:p>1406764211568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1" calcext:value-type="float">
            <text:p>1461954938.09571</text:p>
          </table:table-cell>
          <table:table-cell office:value-type="float" office:value="140676421160960" calcext:value-type="float">
            <text:p>1406764211609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1" calcext:value-type="float">
            <text:p>1461954938.09571</text:p>
          </table:table-cell>
          <table:table-cell office:value-type="float" office:value="140676421165056" calcext:value-type="float">
            <text:p>1406764211650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1" calcext:value-type="float">
            <text:p>1461954938.09571</text:p>
          </table:table-cell>
          <table:table-cell office:value-type="float" office:value="140676421169152" calcext:value-type="float">
            <text:p>140676421169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2" calcext:value-type="float">
            <text:p>1461954938.09572</text:p>
          </table:table-cell>
          <table:table-cell office:value-type="float" office:value="140676421173248" calcext:value-type="float">
            <text:p>1406764211732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2" calcext:value-type="float">
            <text:p>1461954938.09572</text:p>
          </table:table-cell>
          <table:table-cell office:value-type="float" office:value="140676421177344" calcext:value-type="float">
            <text:p>140676421177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2" calcext:value-type="float">
            <text:p>1461954938.09572</text:p>
          </table:table-cell>
          <table:table-cell office:value-type="float" office:value="140676421181440" calcext:value-type="float">
            <text:p>140676421181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3" calcext:value-type="float">
            <text:p>1461954938.09573</text:p>
          </table:table-cell>
          <table:table-cell office:value-type="float" office:value="140676421185536" calcext:value-type="float">
            <text:p>1406764211855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3" calcext:value-type="float">
            <text:p>1461954938.09573</text:p>
          </table:table-cell>
          <table:table-cell office:value-type="float" office:value="140676421189632" calcext:value-type="float">
            <text:p>140676421189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4" calcext:value-type="float">
            <text:p>1461954938.09574</text:p>
          </table:table-cell>
          <table:table-cell office:value-type="float" office:value="140676421193728" calcext:value-type="float">
            <text:p>1406764211937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4" calcext:value-type="float">
            <text:p>1461954938.09574</text:p>
          </table:table-cell>
          <table:table-cell office:value-type="float" office:value="140676421197824" calcext:value-type="float">
            <text:p>140676421197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4" calcext:value-type="float">
            <text:p>1461954938.09574</text:p>
          </table:table-cell>
          <table:table-cell office:value-type="float" office:value="140676421201920" calcext:value-type="float">
            <text:p>1406764212019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5" calcext:value-type="float">
            <text:p>1461954938.09575</text:p>
          </table:table-cell>
          <table:table-cell office:value-type="float" office:value="140676421206016" calcext:value-type="float">
            <text:p>140676421206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5" calcext:value-type="float">
            <text:p>1461954938.09575</text:p>
          </table:table-cell>
          <table:table-cell office:value-type="float" office:value="140676421210112" calcext:value-type="float">
            <text:p>140676421210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5" calcext:value-type="float">
            <text:p>1461954938.09575</text:p>
          </table:table-cell>
          <table:table-cell office:value-type="float" office:value="140676421214208" calcext:value-type="float">
            <text:p>140676421214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5" calcext:value-type="float">
            <text:p>1461954938.09575</text:p>
          </table:table-cell>
          <table:table-cell office:value-type="float" office:value="140676421218304" calcext:value-type="float">
            <text:p>1406764212183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6" calcext:value-type="float">
            <text:p>1461954938.09576</text:p>
          </table:table-cell>
          <table:table-cell office:value-type="float" office:value="140676421222400" calcext:value-type="float">
            <text:p>140676421222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1954938.09576" calcext:value-type="float">
            <text:p>1461954938.09576</text:p>
          </table:table-cell>
          <table:table-cell office:value-type="float" office:value="140676421226496" calcext:value-type="float">
            <text:p>1406764212264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0676421230592" calcext:value-type="float">
            <text:p>140676421230592</text:p>
          </table:table-cell>
          <table:table-cell table:number-columns-repeated="5"/>
        </table:table-row>
      </table:table>
      <table:table table:name="Working Set Program" table:style-name="ta1">
        <table:shapes>
          <draw:frame draw:z-index="0" draw:style-name="gr1" draw:text-style-name="P1" svg:width="17.3449in" svg:height="8.3307in" svg:x="5.5524in" svg:y="3.0024in">
            <draw:object draw:notify-on-update-of-ranges="'Working Set Program'.A2:'Working Set Program'.A307 'Working Set Program'.B1:'Working Set Program'.B1 'Working Set Program'.B2:'Working Set Program'.B30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ddress</text:p>
          </table:table-cell>
          <table:table-cell table:number-columns-repeated="8"/>
        </table:table-row>
        <table:table-row table:style-name="ro1">
          <table:table-cell office:value-type="float" office:value="1461957808.04111" calcext:value-type="float">
            <text:p>1461957808.04111</text:p>
          </table:table-cell>
          <table:table-cell office:value-type="float" office:value="139855432517864" calcext:value-type="float">
            <text:p>139855432517864</text:p>
          </table:table-cell>
          <table:table-cell table:number-columns-repeated="8"/>
        </table:table-row>
        <table:table-row table:style-name="ro1">
          <table:table-cell office:value-type="float" office:value="1461957808.04252" calcext:value-type="float">
            <text:p>1461957808.04252</text:p>
          </table:table-cell>
          <table:table-cell office:value-type="float" office:value="139855434616548" calcext:value-type="float">
            <text:p>139855434616548</text:p>
          </table:table-cell>
          <table:table-cell table:number-columns-repeated="8"/>
        </table:table-row>
        <table:table-row table:style-name="ro1">
          <table:table-cell office:value-type="float" office:value="1461957808.04622" calcext:value-type="float">
            <text:p>1461957808.04622</text:p>
          </table:table-cell>
          <table:table-cell office:value-type="float" office:value="139855436710652" calcext:value-type="float">
            <text:p>139855436710652</text:p>
          </table:table-cell>
          <table:table-cell table:number-columns-repeated="8"/>
        </table:table-row>
        <table:table-row table:style-name="ro1">
          <table:table-cell office:value-type="float" office:value="1461957808.0597" calcext:value-type="float">
            <text:p>1461957808.0597</text:p>
          </table:table-cell>
          <table:table-cell office:value-type="float" office:value="139855438808524" calcext:value-type="float">
            <text:p>139855438808524</text:p>
          </table:table-cell>
          <table:table-cell table:number-columns-repeated="8"/>
        </table:table-row>
        <table:table-row table:style-name="ro1">
          <table:table-cell office:value-type="float" office:value="1461957808.1442" calcext:value-type="float">
            <text:p>1461957808.1442</text:p>
          </table:table-cell>
          <table:table-cell office:value-type="float" office:value="139855440905368" calcext:value-type="float">
            <text:p>139855440905368</text:p>
          </table:table-cell>
          <table:table-cell table:number-columns-repeated="3"/>
          <table:table-cell table:style-name="ce2" office:value-type="string" calcext:value-type="string" table:number-columns-spanned="5" table:number-rows-spanned="3">
            <text:p>Working Set</text:p>
          </table:table-cell>
          <table:covered-table-cell table:number-columns-repeated="4"/>
        </table:table-row>
        <table:table-row table:style-name="ro1">
          <table:table-cell office:value-type="float" office:value="1461957808.20532" calcext:value-type="float">
            <text:p>1461957808.20532</text:p>
          </table:table-cell>
          <table:table-cell office:value-type="float" office:value="139855443003600" calcext:value-type="float">
            <text:p>139855443003600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461957808.27534" calcext:value-type="float">
            <text:p>1461957808.27534</text:p>
          </table:table-cell>
          <table:table-cell office:value-type="float" office:value="139855445098920" calcext:value-type="float">
            <text:p>139855445098920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461957808.35851" calcext:value-type="float">
            <text:p>1461957808.35851</text:p>
          </table:table-cell>
          <table:table-cell office:value-type="float" office:value="139855447199600" calcext:value-type="float">
            <text:p>139855447199600</text:p>
          </table:table-cell>
          <table:table-cell table:number-columns-repeated="8"/>
        </table:table-row>
        <table:table-row table:style-name="ro1">
          <table:table-cell office:value-type="float" office:value="1461957808.41978" calcext:value-type="float">
            <text:p>1461957808.41978</text:p>
          </table:table-cell>
          <table:table-cell office:value-type="float" office:value="139855449293872" calcext:value-type="float">
            <text:p>139855449293872</text:p>
          </table:table-cell>
          <table:table-cell table:number-columns-repeated="8"/>
        </table:table-row>
        <table:table-row table:style-name="ro1">
          <table:table-cell office:value-type="float" office:value="1461957808.49135" calcext:value-type="float">
            <text:p>1461957808.49135</text:p>
          </table:table-cell>
          <table:table-cell office:value-type="float" office:value="139855451391064" calcext:value-type="float">
            <text:p>139855451391064</text:p>
          </table:table-cell>
          <table:table-cell table:number-columns-repeated="8"/>
        </table:table-row>
        <table:table-row table:style-name="ro1">
          <table:table-cell office:value-type="float" office:value="1461957808.57293" calcext:value-type="float">
            <text:p>1461957808.57293</text:p>
          </table:table-cell>
          <table:table-cell office:value-type="float" office:value="139855453490076" calcext:value-type="float">
            <text:p>139855453490076</text:p>
          </table:table-cell>
          <table:table-cell table:number-columns-repeated="8"/>
        </table:table-row>
        <table:table-row table:style-name="ro1">
          <table:table-cell office:value-type="float" office:value="1461957808.63377" calcext:value-type="float">
            <text:p>1461957808.63377</text:p>
          </table:table-cell>
          <table:table-cell office:value-type="float" office:value="139855455585300" calcext:value-type="float">
            <text:p>139855455585300</text:p>
          </table:table-cell>
          <table:table-cell table:number-columns-repeated="8"/>
        </table:table-row>
        <table:table-row table:style-name="ro1">
          <table:table-cell office:value-type="float" office:value="1461957808.70726" calcext:value-type="float">
            <text:p>1461957808.70726</text:p>
          </table:table-cell>
          <table:table-cell office:value-type="float" office:value="139855457684276" calcext:value-type="float">
            <text:p>139855457684276</text:p>
          </table:table-cell>
          <table:table-cell table:number-columns-repeated="8"/>
        </table:table-row>
        <table:table-row table:style-name="ro1">
          <table:table-cell office:value-type="float" office:value="1461957808.78762" calcext:value-type="float">
            <text:p>1461957808.78762</text:p>
          </table:table-cell>
          <table:table-cell office:value-type="float" office:value="139855459780256" calcext:value-type="float">
            <text:p>139855459780256</text:p>
          </table:table-cell>
          <table:table-cell table:number-columns-repeated="8"/>
        </table:table-row>
        <table:table-row table:style-name="ro1">
          <table:table-cell office:value-type="float" office:value="1461957808.84827" calcext:value-type="float">
            <text:p>1461957808.84827</text:p>
          </table:table-cell>
          <table:table-cell office:value-type="float" office:value="139855461876960" calcext:value-type="float">
            <text:p>139855461876960</text:p>
          </table:table-cell>
          <table:table-cell table:number-columns-repeated="8"/>
        </table:table-row>
        <table:table-row table:style-name="ro1">
          <table:table-cell office:value-type="float" office:value="1461957808.91941" calcext:value-type="float">
            <text:p>1461957808.91941</text:p>
          </table:table-cell>
          <table:table-cell office:value-type="float" office:value="139855463972868" calcext:value-type="float">
            <text:p>139855463972868</text:p>
          </table:table-cell>
          <table:table-cell table:number-columns-repeated="8"/>
        </table:table-row>
        <table:table-row table:style-name="ro1">
          <table:table-cell office:value-type="float" office:value="1461957809.00187" calcext:value-type="float">
            <text:p>1461957809.00187</text:p>
          </table:table-cell>
          <table:table-cell office:value-type="float" office:value="139855466071228" calcext:value-type="float">
            <text:p>139855466071228</text:p>
          </table:table-cell>
          <table:table-cell table:number-columns-repeated="8"/>
        </table:table-row>
        <table:table-row table:style-name="ro1">
          <table:table-cell office:value-type="float" office:value="1461957809.07526" calcext:value-type="float">
            <text:p>1461957809.07526</text:p>
          </table:table-cell>
          <table:table-cell office:value-type="float" office:value="139855468167200" calcext:value-type="float">
            <text:p>139855468167200</text:p>
          </table:table-cell>
          <table:table-cell table:number-columns-repeated="8"/>
        </table:table-row>
        <table:table-row table:style-name="ro1">
          <table:table-cell office:value-type="float" office:value="1461957809.13422" calcext:value-type="float">
            <text:p>1461957809.13422</text:p>
          </table:table-cell>
          <table:table-cell office:value-type="float" office:value="139855470265588" calcext:value-type="float">
            <text:p>139855470265588</text:p>
          </table:table-cell>
          <table:table-cell table:number-columns-repeated="8"/>
        </table:table-row>
        <table:table-row table:style-name="ro1">
          <table:table-cell office:value-type="float" office:value="1461957809.21519" calcext:value-type="float">
            <text:p>1461957809.21519</text:p>
          </table:table-cell>
          <table:table-cell office:value-type="float" office:value="139855472362536" calcext:value-type="float">
            <text:p>139855472362536</text:p>
          </table:table-cell>
          <table:table-cell table:number-columns-repeated="8"/>
        </table:table-row>
        <table:table-row table:style-name="ro1">
          <table:table-cell office:value-type="float" office:value="1461957809.28635" calcext:value-type="float">
            <text:p>1461957809.28635</text:p>
          </table:table-cell>
          <table:table-cell office:value-type="float" office:value="139855474460364" calcext:value-type="float">
            <text:p>139855474460364</text:p>
          </table:table-cell>
          <table:table-cell table:number-columns-repeated="8"/>
        </table:table-row>
        <table:table-row table:style-name="ro1">
          <table:table-cell office:value-type="float" office:value="1461957809.36856" calcext:value-type="float">
            <text:p>1461957809.36856</text:p>
          </table:table-cell>
          <table:table-cell office:value-type="float" office:value="139855476557192" calcext:value-type="float">
            <text:p>139855476557192</text:p>
          </table:table-cell>
          <table:table-cell table:number-columns-repeated="8"/>
        </table:table-row>
        <table:table-row table:style-name="ro1">
          <table:table-cell office:value-type="float" office:value="1461957809.43987" calcext:value-type="float">
            <text:p>1461957809.43987</text:p>
          </table:table-cell>
          <table:table-cell office:value-type="float" office:value="139855478653780" calcext:value-type="float">
            <text:p>139855478653780</text:p>
          </table:table-cell>
          <table:table-cell table:number-columns-repeated="8"/>
        </table:table-row>
        <table:table-row table:style-name="ro1">
          <table:table-cell office:value-type="float" office:value="1461957809.50198" calcext:value-type="float">
            <text:p>1461957809.50198</text:p>
          </table:table-cell>
          <table:table-cell office:value-type="float" office:value="139855480751816" calcext:value-type="float">
            <text:p>139855480751816</text:p>
          </table:table-cell>
          <table:table-cell table:number-columns-repeated="8"/>
        </table:table-row>
        <table:table-row table:style-name="ro1">
          <table:table-cell office:value-type="float" office:value="1461957809.58312" calcext:value-type="float">
            <text:p>1461957809.58312</text:p>
          </table:table-cell>
          <table:table-cell office:value-type="float" office:value="139855482848444" calcext:value-type="float">
            <text:p>139855482848444</text:p>
          </table:table-cell>
          <table:table-cell table:number-columns-repeated="8"/>
        </table:table-row>
        <table:table-row table:style-name="ro1">
          <table:table-cell office:value-type="float" office:value="1461957809.65432" calcext:value-type="float">
            <text:p>1461957809.65432</text:p>
          </table:table-cell>
          <table:table-cell office:value-type="float" office:value="139855484946680" calcext:value-type="float">
            <text:p>139855484946680</text:p>
          </table:table-cell>
          <table:table-cell table:number-columns-repeated="8"/>
        </table:table-row>
        <table:table-row table:style-name="ro1">
          <table:table-cell office:value-type="float" office:value="1461957809.73611" calcext:value-type="float">
            <text:p>1461957809.73611</text:p>
          </table:table-cell>
          <table:table-cell office:value-type="float" office:value="139855487042940" calcext:value-type="float">
            <text:p>139855487042940</text:p>
          </table:table-cell>
          <table:table-cell table:number-columns-repeated="8"/>
        </table:table-row>
        <table:table-row table:style-name="ro1">
          <table:table-cell office:value-type="float" office:value="1461957809.80939" calcext:value-type="float">
            <text:p>1461957809.80939</text:p>
          </table:table-cell>
          <table:table-cell office:value-type="float" office:value="139855489139396" calcext:value-type="float">
            <text:p>139855489139396</text:p>
          </table:table-cell>
          <table:table-cell table:number-columns-repeated="8"/>
        </table:table-row>
        <table:table-row table:style-name="ro1">
          <table:table-cell office:value-type="float" office:value="1461957809.87159" calcext:value-type="float">
            <text:p>1461957809.87159</text:p>
          </table:table-cell>
          <table:table-cell office:value-type="float" office:value="139855491237920" calcext:value-type="float">
            <text:p>139855491237920</text:p>
          </table:table-cell>
          <table:table-cell table:number-columns-repeated="8"/>
        </table:table-row>
        <table:table-row table:style-name="ro1">
          <table:table-cell office:value-type="float" office:value="1461957809.96865" calcext:value-type="float">
            <text:p>1461957809.96865</text:p>
          </table:table-cell>
          <table:table-cell office:value-type="float" office:value="139855493334936" calcext:value-type="float">
            <text:p>139855493334936</text:p>
          </table:table-cell>
          <table:table-cell table:number-columns-repeated="8"/>
        </table:table-row>
        <table:table-row table:style-name="ro1">
          <table:table-cell office:value-type="float" office:value="1461957810.02069" calcext:value-type="float">
            <text:p>1461957810.02069</text:p>
          </table:table-cell>
          <table:table-cell office:value-type="float" office:value="139855495430700" calcext:value-type="float">
            <text:p>139855495430700</text:p>
          </table:table-cell>
          <table:table-cell table:number-columns-repeated="8"/>
        </table:table-row>
        <table:table-row table:style-name="ro1">
          <table:table-cell office:value-type="float" office:value="1461957810.08111" calcext:value-type="float">
            <text:p>1461957810.08111</text:p>
          </table:table-cell>
          <table:table-cell office:value-type="float" office:value="139855497528340" calcext:value-type="float">
            <text:p>139855497528340</text:p>
          </table:table-cell>
          <table:table-cell table:number-columns-repeated="8"/>
        </table:table-row>
        <table:table-row table:style-name="ro1">
          <table:table-cell office:value-type="float" office:value="1461957810.13685" calcext:value-type="float">
            <text:p>1461957810.13685</text:p>
          </table:table-cell>
          <table:table-cell office:value-type="float" office:value="139855499626412" calcext:value-type="float">
            <text:p>139855499626412</text:p>
          </table:table-cell>
          <table:table-cell table:number-columns-repeated="8"/>
        </table:table-row>
        <table:table-row table:style-name="ro1">
          <table:table-cell office:value-type="float" office:value="1461957810.18809" calcext:value-type="float">
            <text:p>1461957810.18809</text:p>
          </table:table-cell>
          <table:table-cell office:value-type="float" office:value="139855501725140" calcext:value-type="float">
            <text:p>139855501725140</text:p>
          </table:table-cell>
          <table:table-cell table:number-columns-repeated="8"/>
        </table:table-row>
        <table:table-row table:style-name="ro1">
          <table:table-cell office:value-type="float" office:value="1461957810.25124" calcext:value-type="float">
            <text:p>1461957810.25124</text:p>
          </table:table-cell>
          <table:table-cell office:value-type="float" office:value="139855503821076" calcext:value-type="float">
            <text:p>139855503821076</text:p>
          </table:table-cell>
          <table:table-cell table:number-columns-repeated="8"/>
        </table:table-row>
        <table:table-row table:style-name="ro1">
          <table:table-cell office:value-type="float" office:value="1461957810.28857" calcext:value-type="float">
            <text:p>1461957810.28857</text:p>
          </table:table-cell>
          <table:table-cell office:value-type="float" office:value="139855505919844" calcext:value-type="float">
            <text:p>139855505919844</text:p>
          </table:table-cell>
          <table:table-cell table:number-columns-repeated="8"/>
        </table:table-row>
        <table:table-row table:style-name="ro1">
          <table:table-cell office:value-type="float" office:value="1461957810.35" calcext:value-type="float">
            <text:p>1461957810.35</text:p>
          </table:table-cell>
          <table:table-cell office:value-type="float" office:value="139855508013208" calcext:value-type="float">
            <text:p>139855508013208</text:p>
          </table:table-cell>
          <table:table-cell table:number-columns-repeated="8"/>
        </table:table-row>
        <table:table-row table:style-name="ro1">
          <table:table-cell office:value-type="float" office:value="1461957810.40153" calcext:value-type="float">
            <text:p>1461957810.40153</text:p>
          </table:table-cell>
          <table:table-cell office:value-type="float" office:value="139855510113292" calcext:value-type="float">
            <text:p>139855510113292</text:p>
          </table:table-cell>
          <table:table-cell table:number-columns-repeated="8"/>
        </table:table-row>
        <table:table-row table:style-name="ro1">
          <table:table-cell office:value-type="float" office:value="1461957810.46463" calcext:value-type="float">
            <text:p>1461957810.46463</text:p>
          </table:table-cell>
          <table:table-cell office:value-type="float" office:value="139855512210016" calcext:value-type="float">
            <text:p>139855512210016</text:p>
          </table:table-cell>
          <table:table-cell table:number-columns-repeated="8"/>
        </table:table-row>
        <table:table-row table:style-name="ro1">
          <table:table-cell office:value-type="float" office:value="1461957810.51724" calcext:value-type="float">
            <text:p>1461957810.51724</text:p>
          </table:table-cell>
          <table:table-cell office:value-type="float" office:value="139855514305712" calcext:value-type="float">
            <text:p>139855514305712</text:p>
          </table:table-cell>
          <table:table-cell table:number-columns-repeated="8"/>
        </table:table-row>
        <table:table-row table:style-name="ro1">
          <table:table-cell office:value-type="float" office:value="1461957810.55383" calcext:value-type="float">
            <text:p>1461957810.55383</text:p>
          </table:table-cell>
          <table:table-cell office:value-type="float" office:value="139855516404784" calcext:value-type="float">
            <text:p>139855516404784</text:p>
          </table:table-cell>
          <table:table-cell table:number-columns-repeated="8"/>
        </table:table-row>
        <table:table-row table:style-name="ro1">
          <table:table-cell office:value-type="float" office:value="1461957810.61428" calcext:value-type="float">
            <text:p>1461957810.61428</text:p>
          </table:table-cell>
          <table:table-cell office:value-type="float" office:value="139855518499100" calcext:value-type="float">
            <text:p>139855518499100</text:p>
          </table:table-cell>
          <table:table-cell table:number-columns-repeated="8"/>
        </table:table-row>
        <table:table-row table:style-name="ro1">
          <table:table-cell office:value-type="float" office:value="1461957810.6672" calcext:value-type="float">
            <text:p>1461957810.6672</text:p>
          </table:table-cell>
          <table:table-cell office:value-type="float" office:value="139855520599140" calcext:value-type="float">
            <text:p>139855520599140</text:p>
          </table:table-cell>
          <table:table-cell table:number-columns-repeated="8"/>
        </table:table-row>
        <table:table-row table:style-name="ro1">
          <table:table-cell office:value-type="float" office:value="1461957810.72826" calcext:value-type="float">
            <text:p>1461957810.72826</text:p>
          </table:table-cell>
          <table:table-cell office:value-type="float" office:value="139855522694444" calcext:value-type="float">
            <text:p>139855522694444</text:p>
          </table:table-cell>
          <table:table-cell table:number-columns-repeated="8"/>
        </table:table-row>
        <table:table-row table:style-name="ro1">
          <table:table-cell office:value-type="float" office:value="1461957810.78031" calcext:value-type="float">
            <text:p>1461957810.78031</text:p>
          </table:table-cell>
          <table:table-cell office:value-type="float" office:value="139855524794184" calcext:value-type="float">
            <text:p>139855524794184</text:p>
          </table:table-cell>
          <table:table-cell table:number-columns-repeated="8"/>
        </table:table-row>
        <table:table-row table:style-name="ro1">
          <table:table-cell office:value-type="float" office:value="1461957810.78032" calcext:value-type="float">
            <text:p>1461957810.78032</text:p>
          </table:table-cell>
          <table:table-cell office:value-type="float" office:value="139855524795992" calcext:value-type="float">
            <text:p>139855524795992</text:p>
          </table:table-cell>
          <table:table-cell table:number-columns-repeated="8"/>
        </table:table-row>
        <table:table-row table:style-name="ro1">
          <table:table-cell office:value-type="float" office:value="1461957810.78034" calcext:value-type="float">
            <text:p>1461957810.78034</text:p>
          </table:table-cell>
          <table:table-cell office:value-type="float" office:value="139855524801344" calcext:value-type="float">
            <text:p>139855524801344</text:p>
          </table:table-cell>
          <table:table-cell table:number-columns-repeated="8"/>
        </table:table-row>
        <table:table-row table:style-name="ro1">
          <table:table-cell office:value-type="float" office:value="1461957810.78035" calcext:value-type="float">
            <text:p>1461957810.78035</text:p>
          </table:table-cell>
          <table:table-cell office:value-type="float" office:value="139855524805072" calcext:value-type="float">
            <text:p>139855524805072</text:p>
          </table:table-cell>
          <table:table-cell table:number-columns-repeated="8"/>
        </table:table-row>
        <table:table-row table:style-name="ro1">
          <table:table-cell office:value-type="float" office:value="1461957810.78036" calcext:value-type="float">
            <text:p>1461957810.78036</text:p>
          </table:table-cell>
          <table:table-cell office:value-type="float" office:value="139855524809516" calcext:value-type="float">
            <text:p>139855524809516</text:p>
          </table:table-cell>
          <table:table-cell table:number-columns-repeated="8"/>
        </table:table-row>
        <table:table-row table:style-name="ro1">
          <table:table-cell office:value-type="float" office:value="1461957810.78037" calcext:value-type="float">
            <text:p>1461957810.78037</text:p>
          </table:table-cell>
          <table:table-cell office:value-type="float" office:value="139855524811680" calcext:value-type="float">
            <text:p>139855524811680</text:p>
          </table:table-cell>
          <table:table-cell table:number-columns-repeated="8"/>
        </table:table-row>
        <table:table-row table:style-name="ro1">
          <table:table-cell office:value-type="float" office:value="1461957810.78038" calcext:value-type="float">
            <text:p>1461957810.78038</text:p>
          </table:table-cell>
          <table:table-cell office:value-type="float" office:value="139855524817644" calcext:value-type="float">
            <text:p>139855524817644</text:p>
          </table:table-cell>
          <table:table-cell table:number-columns-repeated="8"/>
        </table:table-row>
        <table:table-row table:style-name="ro1">
          <table:table-cell office:value-type="float" office:value="1461957810.78039" calcext:value-type="float">
            <text:p>1461957810.78039</text:p>
          </table:table-cell>
          <table:table-cell office:value-type="float" office:value="139855524819772" calcext:value-type="float">
            <text:p>139855524819772</text:p>
          </table:table-cell>
          <table:table-cell table:number-columns-repeated="8"/>
        </table:table-row>
        <table:table-row table:style-name="ro1">
          <table:table-cell office:value-type="float" office:value="1461957810.7804" calcext:value-type="float">
            <text:p>1461957810.7804</text:p>
          </table:table-cell>
          <table:table-cell office:value-type="float" office:value="139855524823328" calcext:value-type="float">
            <text:p>139855524823328</text:p>
          </table:table-cell>
          <table:table-cell table:number-columns-repeated="8"/>
        </table:table-row>
        <table:table-row table:style-name="ro1">
          <table:table-cell office:value-type="float" office:value="1461957810.78042" calcext:value-type="float">
            <text:p>1461957810.78042</text:p>
          </table:table-cell>
          <table:table-cell office:value-type="float" office:value="139855524830660" calcext:value-type="float">
            <text:p>139855524830660</text:p>
          </table:table-cell>
          <table:table-cell table:number-columns-repeated="8"/>
        </table:table-row>
        <table:table-row table:style-name="ro1">
          <table:table-cell office:value-type="float" office:value="1461957810.78043" calcext:value-type="float">
            <text:p>1461957810.78043</text:p>
          </table:table-cell>
          <table:table-cell office:value-type="float" office:value="139855524833344" calcext:value-type="float">
            <text:p>139855524833344</text:p>
          </table:table-cell>
          <table:table-cell table:number-columns-repeated="8"/>
        </table:table-row>
        <table:table-row table:style-name="ro1">
          <table:table-cell office:value-type="float" office:value="1461957810.78044" calcext:value-type="float">
            <text:p>1461957810.78044</text:p>
          </table:table-cell>
          <table:table-cell office:value-type="float" office:value="139855524837476" calcext:value-type="float">
            <text:p>139855524837476</text:p>
          </table:table-cell>
          <table:table-cell table:number-columns-repeated="8"/>
        </table:table-row>
        <table:table-row table:style-name="ro1">
          <table:table-cell office:value-type="float" office:value="1461957810.78045" calcext:value-type="float">
            <text:p>1461957810.78045</text:p>
          </table:table-cell>
          <table:table-cell office:value-type="float" office:value="139855524840136" calcext:value-type="float">
            <text:p>139855524840136</text:p>
          </table:table-cell>
          <table:table-cell table:number-columns-repeated="8"/>
        </table:table-row>
        <table:table-row table:style-name="ro1">
          <table:table-cell office:value-type="float" office:value="1461957810.78046" calcext:value-type="float">
            <text:p>1461957810.78046</text:p>
          </table:table-cell>
          <table:table-cell office:value-type="float" office:value="139855524844132" calcext:value-type="float">
            <text:p>139855524844132</text:p>
          </table:table-cell>
          <table:table-cell table:number-columns-repeated="8"/>
        </table:table-row>
        <table:table-row table:style-name="ro1">
          <table:table-cell office:value-type="float" office:value="1461957810.78047" calcext:value-type="float">
            <text:p>1461957810.78047</text:p>
          </table:table-cell>
          <table:table-cell office:value-type="float" office:value="139855524849644" calcext:value-type="float">
            <text:p>139855524849644</text:p>
          </table:table-cell>
          <table:table-cell table:number-columns-repeated="8"/>
        </table:table-row>
        <table:table-row table:style-name="ro1">
          <table:table-cell office:value-type="float" office:value="1461957810.78048" calcext:value-type="float">
            <text:p>1461957810.78048</text:p>
          </table:table-cell>
          <table:table-cell office:value-type="float" office:value="139855524855568" calcext:value-type="float">
            <text:p>139855524855568</text:p>
          </table:table-cell>
          <table:table-cell table:number-columns-repeated="8"/>
        </table:table-row>
        <table:table-row table:style-name="ro1">
          <table:table-cell office:value-type="float" office:value="1461957810.78503" calcext:value-type="float">
            <text:p>1461957810.78503</text:p>
          </table:table-cell>
          <table:table-cell office:value-type="float" office:value="139855524859208" calcext:value-type="float">
            <text:p>139855524859208</text:p>
          </table:table-cell>
          <table:table-cell table:number-columns-repeated="8"/>
        </table:table-row>
        <table:table-row table:style-name="ro1">
          <table:table-cell office:value-type="float" office:value="1461957810.78505" calcext:value-type="float">
            <text:p>1461957810.78505</text:p>
          </table:table-cell>
          <table:table-cell office:value-type="float" office:value="139855524860332" calcext:value-type="float">
            <text:p>139855524860332</text:p>
          </table:table-cell>
          <table:table-cell table:number-columns-repeated="8"/>
        </table:table-row>
        <table:table-row table:style-name="ro1">
          <table:table-cell office:value-type="float" office:value="1461957810.78506" calcext:value-type="float">
            <text:p>1461957810.78506</text:p>
          </table:table-cell>
          <table:table-cell office:value-type="float" office:value="139855524867316" calcext:value-type="float">
            <text:p>139855524867316</text:p>
          </table:table-cell>
          <table:table-cell table:number-columns-repeated="8"/>
        </table:table-row>
        <table:table-row table:style-name="ro1">
          <table:table-cell office:value-type="float" office:value="1461957810.78507" calcext:value-type="float">
            <text:p>1461957810.78507</text:p>
          </table:table-cell>
          <table:table-cell office:value-type="float" office:value="139855524871456" calcext:value-type="float">
            <text:p>139855524871456</text:p>
          </table:table-cell>
          <table:table-cell table:number-columns-repeated="8"/>
        </table:table-row>
        <table:table-row table:style-name="ro1">
          <table:table-cell office:value-type="float" office:value="1461957810.78508" calcext:value-type="float">
            <text:p>1461957810.78508</text:p>
          </table:table-cell>
          <table:table-cell office:value-type="float" office:value="139855524872340" calcext:value-type="float">
            <text:p>139855524872340</text:p>
          </table:table-cell>
          <table:table-cell table:number-columns-repeated="8"/>
        </table:table-row>
        <table:table-row table:style-name="ro1">
          <table:table-cell office:value-type="float" office:value="1461957810.78509" calcext:value-type="float">
            <text:p>1461957810.78509</text:p>
          </table:table-cell>
          <table:table-cell office:value-type="float" office:value="139855524879864" calcext:value-type="float">
            <text:p>139855524879864</text:p>
          </table:table-cell>
          <table:table-cell table:number-columns-repeated="8"/>
        </table:table-row>
        <table:table-row table:style-name="ro1">
          <table:table-cell office:value-type="float" office:value="1461957810.7851" calcext:value-type="float">
            <text:p>1461957810.7851</text:p>
          </table:table-cell>
          <table:table-cell office:value-type="float" office:value="139855524880836" calcext:value-type="float">
            <text:p>139855524880836</text:p>
          </table:table-cell>
          <table:table-cell table:number-columns-repeated="8"/>
        </table:table-row>
        <table:table-row table:style-name="ro1">
          <table:table-cell office:value-type="float" office:value="1461957810.78511" calcext:value-type="float">
            <text:p>1461957810.78511</text:p>
          </table:table-cell>
          <table:table-cell office:value-type="float" office:value="139855524887464" calcext:value-type="float">
            <text:p>139855524887464</text:p>
          </table:table-cell>
          <table:table-cell table:number-columns-repeated="8"/>
        </table:table-row>
        <table:table-row table:style-name="ro1">
          <table:table-cell office:value-type="float" office:value="1461957810.78513" calcext:value-type="float">
            <text:p>1461957810.78513</text:p>
          </table:table-cell>
          <table:table-cell office:value-type="float" office:value="139855524891512" calcext:value-type="float">
            <text:p>139855524891512</text:p>
          </table:table-cell>
          <table:table-cell table:number-columns-repeated="8"/>
        </table:table-row>
        <table:table-row table:style-name="ro1">
          <table:table-cell office:value-type="float" office:value="1461957810.78514" calcext:value-type="float">
            <text:p>1461957810.78514</text:p>
          </table:table-cell>
          <table:table-cell office:value-type="float" office:value="139855524896528" calcext:value-type="float">
            <text:p>139855524896528</text:p>
          </table:table-cell>
          <table:table-cell table:number-columns-repeated="8"/>
        </table:table-row>
        <table:table-row table:style-name="ro1">
          <table:table-cell office:value-type="float" office:value="1461957810.78515" calcext:value-type="float">
            <text:p>1461957810.78515</text:p>
          </table:table-cell>
          <table:table-cell office:value-type="float" office:value="139855524898860" calcext:value-type="float">
            <text:p>139855524898860</text:p>
          </table:table-cell>
          <table:table-cell table:number-columns-repeated="8"/>
        </table:table-row>
        <table:table-row table:style-name="ro1">
          <table:table-cell office:value-type="float" office:value="1461957810.78516" calcext:value-type="float">
            <text:p>1461957810.78516</text:p>
          </table:table-cell>
          <table:table-cell office:value-type="float" office:value="139855524901436" calcext:value-type="float">
            <text:p>139855524901436</text:p>
          </table:table-cell>
          <table:table-cell table:number-columns-repeated="8"/>
        </table:table-row>
        <table:table-row table:style-name="ro1">
          <table:table-cell office:value-type="float" office:value="1461957810.78517" calcext:value-type="float">
            <text:p>1461957810.78517</text:p>
          </table:table-cell>
          <table:table-cell office:value-type="float" office:value="139855524908180" calcext:value-type="float">
            <text:p>139855524908180</text:p>
          </table:table-cell>
          <table:table-cell table:number-columns-repeated="8"/>
        </table:table-row>
        <table:table-row table:style-name="ro1">
          <table:table-cell office:value-type="float" office:value="1461957810.78518" calcext:value-type="float">
            <text:p>1461957810.78518</text:p>
          </table:table-cell>
          <table:table-cell office:value-type="float" office:value="139855524911176" calcext:value-type="float">
            <text:p>139855524911176</text:p>
          </table:table-cell>
          <table:table-cell table:number-columns-repeated="8"/>
        </table:table-row>
        <table:table-row table:style-name="ro1">
          <table:table-cell office:value-type="float" office:value="1461957810.78519" calcext:value-type="float">
            <text:p>1461957810.78519</text:p>
          </table:table-cell>
          <table:table-cell office:value-type="float" office:value="139855524913736" calcext:value-type="float">
            <text:p>139855524913736</text:p>
          </table:table-cell>
          <table:table-cell table:number-columns-repeated="8"/>
        </table:table-row>
        <table:table-row table:style-name="ro1">
          <table:table-cell office:value-type="float" office:value="1461957810.7852" calcext:value-type="float">
            <text:p>1461957810.7852</text:p>
          </table:table-cell>
          <table:table-cell office:value-type="float" office:value="139855524919764" calcext:value-type="float">
            <text:p>139855524919764</text:p>
          </table:table-cell>
          <table:table-cell table:number-columns-repeated="8"/>
        </table:table-row>
        <table:table-row table:style-name="ro1">
          <table:table-cell office:value-type="float" office:value="1461957810.78521" calcext:value-type="float">
            <text:p>1461957810.78521</text:p>
          </table:table-cell>
          <table:table-cell office:value-type="float" office:value="139855524922676" calcext:value-type="float">
            <text:p>139855524922676</text:p>
          </table:table-cell>
          <table:table-cell table:number-columns-repeated="8"/>
        </table:table-row>
        <table:table-row table:style-name="ro1">
          <table:table-cell office:value-type="float" office:value="1461957810.78523" calcext:value-type="float">
            <text:p>1461957810.78523</text:p>
          </table:table-cell>
          <table:table-cell office:value-type="float" office:value="139855524929428" calcext:value-type="float">
            <text:p>139855524929428</text:p>
          </table:table-cell>
          <table:table-cell table:number-columns-repeated="8"/>
        </table:table-row>
        <table:table-row table:style-name="ro1">
          <table:table-cell office:value-type="float" office:value="1461957810.78524" calcext:value-type="float">
            <text:p>1461957810.78524</text:p>
          </table:table-cell>
          <table:table-cell office:value-type="float" office:value="139855524930228" calcext:value-type="float">
            <text:p>139855524930228</text:p>
          </table:table-cell>
          <table:table-cell table:number-columns-repeated="8"/>
        </table:table-row>
        <table:table-row table:style-name="ro1">
          <table:table-cell office:value-type="float" office:value="1461957810.78525" calcext:value-type="float">
            <text:p>1461957810.78525</text:p>
          </table:table-cell>
          <table:table-cell office:value-type="float" office:value="139855524936116" calcext:value-type="float">
            <text:p>139855524936116</text:p>
          </table:table-cell>
          <table:table-cell table:number-columns-repeated="8"/>
        </table:table-row>
        <table:table-row table:style-name="ro1">
          <table:table-cell office:value-type="float" office:value="1461957810.78526" calcext:value-type="float">
            <text:p>1461957810.78526</text:p>
          </table:table-cell>
          <table:table-cell office:value-type="float" office:value="139855524939812" calcext:value-type="float">
            <text:p>139855524939812</text:p>
          </table:table-cell>
          <table:table-cell table:number-columns-repeated="8"/>
        </table:table-row>
        <table:table-row table:style-name="ro1">
          <table:table-cell office:value-type="float" office:value="1461957810.78527" calcext:value-type="float">
            <text:p>1461957810.78527</text:p>
          </table:table-cell>
          <table:table-cell office:value-type="float" office:value="139855524944096" calcext:value-type="float">
            <text:p>139855524944096</text:p>
          </table:table-cell>
          <table:table-cell table:number-columns-repeated="8"/>
        </table:table-row>
        <table:table-row table:style-name="ro1">
          <table:table-cell office:value-type="float" office:value="1461957810.78528" calcext:value-type="float">
            <text:p>1461957810.78528</text:p>
          </table:table-cell>
          <table:table-cell office:value-type="float" office:value="139855524949784" calcext:value-type="float">
            <text:p>139855524949784</text:p>
          </table:table-cell>
          <table:table-cell table:number-columns-repeated="8"/>
        </table:table-row>
        <table:table-row table:style-name="ro1">
          <table:table-cell office:value-type="float" office:value="1461957810.78529" calcext:value-type="float">
            <text:p>1461957810.78529</text:p>
          </table:table-cell>
          <table:table-cell office:value-type="float" office:value="139855524953048" calcext:value-type="float">
            <text:p>139855524953048</text:p>
          </table:table-cell>
          <table:table-cell table:number-columns-repeated="8"/>
        </table:table-row>
        <table:table-row table:style-name="ro1">
          <table:table-cell office:value-type="float" office:value="1461957810.7853" calcext:value-type="float">
            <text:p>1461957810.7853</text:p>
          </table:table-cell>
          <table:table-cell office:value-type="float" office:value="139855524957396" calcext:value-type="float">
            <text:p>139855524957396</text:p>
          </table:table-cell>
          <table:table-cell table:number-columns-repeated="8"/>
        </table:table-row>
        <table:table-row table:style-name="ro1">
          <table:table-cell office:value-type="float" office:value="1461957810.78532" calcext:value-type="float">
            <text:p>1461957810.78532</text:p>
          </table:table-cell>
          <table:table-cell office:value-type="float" office:value="139855524960832" calcext:value-type="float">
            <text:p>139855524960832</text:p>
          </table:table-cell>
          <table:table-cell table:number-columns-repeated="8"/>
        </table:table-row>
        <table:table-row table:style-name="ro1">
          <table:table-cell office:value-type="float" office:value="1461957810.78533" calcext:value-type="float">
            <text:p>1461957810.78533</text:p>
          </table:table-cell>
          <table:table-cell office:value-type="float" office:value="139855524965488" calcext:value-type="float">
            <text:p>139855524965488</text:p>
          </table:table-cell>
          <table:table-cell table:number-columns-repeated="8"/>
        </table:table-row>
        <table:table-row table:style-name="ro1">
          <table:table-cell office:value-type="float" office:value="1461957810.78534" calcext:value-type="float">
            <text:p>1461957810.78534</text:p>
          </table:table-cell>
          <table:table-cell office:value-type="float" office:value="139855524967960" calcext:value-type="float">
            <text:p>139855524967960</text:p>
          </table:table-cell>
          <table:table-cell table:number-columns-repeated="8"/>
        </table:table-row>
        <table:table-row table:style-name="ro1">
          <table:table-cell office:value-type="float" office:value="1461957810.78535" calcext:value-type="float">
            <text:p>1461957810.78535</text:p>
          </table:table-cell>
          <table:table-cell office:value-type="float" office:value="139855524972944" calcext:value-type="float">
            <text:p>139855524972944</text:p>
          </table:table-cell>
          <table:table-cell table:number-columns-repeated="8"/>
        </table:table-row>
        <table:table-row table:style-name="ro1">
          <table:table-cell office:value-type="float" office:value="1461957810.78536" calcext:value-type="float">
            <text:p>1461957810.78536</text:p>
          </table:table-cell>
          <table:table-cell office:value-type="float" office:value="139855524978356" calcext:value-type="float">
            <text:p>139855524978356</text:p>
          </table:table-cell>
          <table:table-cell table:number-columns-repeated="8"/>
        </table:table-row>
        <table:table-row table:style-name="ro1">
          <table:table-cell office:value-type="float" office:value="1461957810.78537" calcext:value-type="float">
            <text:p>1461957810.78537</text:p>
          </table:table-cell>
          <table:table-cell office:value-type="float" office:value="139855524979844" calcext:value-type="float">
            <text:p>139855524979844</text:p>
          </table:table-cell>
          <table:table-cell table:number-columns-repeated="8"/>
        </table:table-row>
        <table:table-row table:style-name="ro1">
          <table:table-cell office:value-type="float" office:value="1461957810.78538" calcext:value-type="float">
            <text:p>1461957810.78538</text:p>
          </table:table-cell>
          <table:table-cell office:value-type="float" office:value="139855524984896" calcext:value-type="float">
            <text:p>139855524984896</text:p>
          </table:table-cell>
          <table:table-cell table:number-columns-repeated="8"/>
        </table:table-row>
        <table:table-row table:style-name="ro1">
          <table:table-cell office:value-type="float" office:value="1461957810.78539" calcext:value-type="float">
            <text:p>1461957810.78539</text:p>
          </table:table-cell>
          <table:table-cell office:value-type="float" office:value="139855524989820" calcext:value-type="float">
            <text:p>139855524989820</text:p>
          </table:table-cell>
          <table:table-cell table:number-columns-repeated="8"/>
        </table:table-row>
        <table:table-row table:style-name="ro1">
          <table:table-cell office:value-type="float" office:value="1461957810.7854" calcext:value-type="float">
            <text:p>1461957810.7854</text:p>
          </table:table-cell>
          <table:table-cell office:value-type="float" office:value="139855524993828" calcext:value-type="float">
            <text:p>139855524993828</text:p>
          </table:table-cell>
          <table:table-cell table:number-columns-repeated="8"/>
        </table:table-row>
        <table:table-row table:style-name="ro1">
          <table:table-cell office:value-type="float" office:value="1461957810.78541" calcext:value-type="float">
            <text:p>1461957810.78541</text:p>
          </table:table-cell>
          <table:table-cell office:value-type="float" office:value="139855524996168" calcext:value-type="float">
            <text:p>139855524996168</text:p>
          </table:table-cell>
          <table:table-cell table:number-columns-repeated="8"/>
        </table:table-row>
        <table:table-row table:style-name="ro1">
          <table:table-cell office:value-type="float" office:value="1461957810.78542" calcext:value-type="float">
            <text:p>1461957810.78542</text:p>
          </table:table-cell>
          <table:table-cell office:value-type="float" office:value="139855525001064" calcext:value-type="float">
            <text:p>139855525001064</text:p>
          </table:table-cell>
          <table:table-cell table:number-columns-repeated="8"/>
        </table:table-row>
        <table:table-row table:style-name="ro1">
          <table:table-cell office:value-type="float" office:value="1461957810.78543" calcext:value-type="float">
            <text:p>1461957810.78543</text:p>
          </table:table-cell>
          <table:table-cell office:value-type="float" office:value="139855525003892" calcext:value-type="float">
            <text:p>139855525003892</text:p>
          </table:table-cell>
          <table:table-cell table:number-columns-repeated="8"/>
        </table:table-row>
        <table:table-row table:style-name="ro1">
          <table:table-cell office:value-type="float" office:value="1461957810.78545" calcext:value-type="float">
            <text:p>1461957810.78545</text:p>
          </table:table-cell>
          <table:table-cell office:value-type="float" office:value="139855525009184" calcext:value-type="float">
            <text:p>139855525009184</text:p>
          </table:table-cell>
          <table:table-cell table:number-columns-repeated="8"/>
        </table:table-row>
        <table:table-row table:style-name="ro1">
          <table:table-cell office:value-type="float" office:value="1461957810.78546" calcext:value-type="float">
            <text:p>1461957810.78546</text:p>
          </table:table-cell>
          <table:table-cell office:value-type="float" office:value="139855525011720" calcext:value-type="float">
            <text:p>139855525011720</text:p>
          </table:table-cell>
          <table:table-cell table:number-columns-repeated="8"/>
        </table:table-row>
        <table:table-row table:style-name="ro1">
          <table:table-cell office:value-type="float" office:value="1461957810.78547" calcext:value-type="float">
            <text:p>1461957810.78547</text:p>
          </table:table-cell>
          <table:table-cell office:value-type="float" office:value="139855525018512" calcext:value-type="float">
            <text:p>139855525018512</text:p>
          </table:table-cell>
          <table:table-cell table:number-columns-repeated="8"/>
        </table:table-row>
        <table:table-row table:style-name="ro1">
          <table:table-cell office:value-type="float" office:value="1461957810.78548" calcext:value-type="float">
            <text:p>1461957810.78548</text:p>
          </table:table-cell>
          <table:table-cell office:value-type="float" office:value="139855525021120" calcext:value-type="float">
            <text:p>139855525021120</text:p>
          </table:table-cell>
          <table:table-cell table:number-columns-repeated="8"/>
        </table:table-row>
        <table:table-row table:style-name="ro1">
          <table:table-cell office:value-type="float" office:value="1461957810.78549" calcext:value-type="float">
            <text:p>1461957810.78549</text:p>
          </table:table-cell>
          <table:table-cell office:value-type="float" office:value="139855525025716" calcext:value-type="float">
            <text:p>139855525025716</text:p>
          </table:table-cell>
          <table:table-cell table:number-columns-repeated="8"/>
        </table:table-row>
        <table:table-row table:style-name="ro1">
          <table:table-cell office:value-type="float" office:value="1461957810.78551" calcext:value-type="float">
            <text:p>1461957810.78551</text:p>
          </table:table-cell>
          <table:table-cell office:value-type="float" office:value="139855525028756" calcext:value-type="float">
            <text:p>139855525028756</text:p>
          </table:table-cell>
          <table:table-cell table:number-columns-repeated="8"/>
        </table:table-row>
        <table:table-row table:style-name="ro1">
          <table:table-cell office:value-type="float" office:value="1461957810.78552" calcext:value-type="float">
            <text:p>1461957810.78552</text:p>
          </table:table-cell>
          <table:table-cell office:value-type="float" office:value="139855525033448" calcext:value-type="float">
            <text:p>139855525033448</text:p>
          </table:table-cell>
          <table:table-cell table:number-columns-repeated="8"/>
        </table:table-row>
        <table:table-row table:style-name="ro1">
          <table:table-cell office:value-type="float" office:value="1461957810.78553" calcext:value-type="float">
            <text:p>1461957810.78553</text:p>
          </table:table-cell>
          <table:table-cell office:value-type="float" office:value="139855525037800" calcext:value-type="float">
            <text:p>139855525037800</text:p>
          </table:table-cell>
          <table:table-cell table:number-columns-repeated="8"/>
        </table:table-row>
        <table:table-row table:style-name="ro1">
          <table:table-cell office:value-type="float" office:value="1461957810.78554" calcext:value-type="float">
            <text:p>1461957810.78554</text:p>
          </table:table-cell>
          <table:table-cell office:value-type="float" office:value="139855525042380" calcext:value-type="float">
            <text:p>139855525042380</text:p>
          </table:table-cell>
          <table:table-cell table:number-columns-repeated="8"/>
        </table:table-row>
        <table:table-row table:style-name="ro1">
          <table:table-cell office:value-type="float" office:value="1461957810.78555" calcext:value-type="float">
            <text:p>1461957810.78555</text:p>
          </table:table-cell>
          <table:table-cell office:value-type="float" office:value="139855525045600" calcext:value-type="float">
            <text:p>139855525045600</text:p>
          </table:table-cell>
          <table:table-cell table:number-columns-repeated="8"/>
        </table:table-row>
        <table:table-row table:style-name="ro1">
          <table:table-cell office:value-type="float" office:value="1461957810.78556" calcext:value-type="float">
            <text:p>1461957810.78556</text:p>
          </table:table-cell>
          <table:table-cell office:value-type="float" office:value="139855525048768" calcext:value-type="float">
            <text:p>139855525048768</text:p>
          </table:table-cell>
          <table:table-cell table:number-columns-repeated="8"/>
        </table:table-row>
        <table:table-row table:style-name="ro1">
          <table:table-cell office:value-type="float" office:value="1461957810.78557" calcext:value-type="float">
            <text:p>1461957810.78557</text:p>
          </table:table-cell>
          <table:table-cell office:value-type="float" office:value="139855525055864" calcext:value-type="float">
            <text:p>139855525055864</text:p>
          </table:table-cell>
          <table:table-cell table:number-columns-repeated="8"/>
        </table:table-row>
        <table:table-row table:style-name="ro1">
          <table:table-cell office:value-type="float" office:value="1461957810.78558" calcext:value-type="float">
            <text:p>1461957810.78558</text:p>
          </table:table-cell>
          <table:table-cell office:value-type="float" office:value="139855525059368" calcext:value-type="float">
            <text:p>139855525059368</text:p>
          </table:table-cell>
          <table:table-cell table:number-columns-repeated="8"/>
        </table:table-row>
        <table:table-row table:style-name="ro1">
          <table:table-cell office:value-type="float" office:value="1461957810.78559" calcext:value-type="float">
            <text:p>1461957810.78559</text:p>
          </table:table-cell>
          <table:table-cell office:value-type="float" office:value="139855525061752" calcext:value-type="float">
            <text:p>139855525061752</text:p>
          </table:table-cell>
          <table:table-cell table:number-columns-repeated="8"/>
        </table:table-row>
        <table:table-row table:style-name="ro1">
          <table:table-cell office:value-type="float" office:value="1461957810.78561" calcext:value-type="float">
            <text:p>1461957810.78561</text:p>
          </table:table-cell>
          <table:table-cell office:value-type="float" office:value="139855525065084" calcext:value-type="float">
            <text:p>139855525065084</text:p>
          </table:table-cell>
          <table:table-cell table:number-columns-repeated="8"/>
        </table:table-row>
        <table:table-row table:style-name="ro1">
          <table:table-cell office:value-type="float" office:value="1461957810.78562" calcext:value-type="float">
            <text:p>1461957810.78562</text:p>
          </table:table-cell>
          <table:table-cell office:value-type="float" office:value="139855525071628" calcext:value-type="float">
            <text:p>139855525071628</text:p>
          </table:table-cell>
          <table:table-cell table:number-columns-repeated="8"/>
        </table:table-row>
        <table:table-row table:style-name="ro1">
          <table:table-cell office:value-type="float" office:value="1461957810.78563" calcext:value-type="float">
            <text:p>1461957810.78563</text:p>
          </table:table-cell>
          <table:table-cell office:value-type="float" office:value="139855525072936" calcext:value-type="float">
            <text:p>139855525072936</text:p>
          </table:table-cell>
          <table:table-cell table:number-columns-repeated="8"/>
        </table:table-row>
        <table:table-row table:style-name="ro1">
          <table:table-cell office:value-type="float" office:value="1461957810.78566" calcext:value-type="float">
            <text:p>1461957810.78566</text:p>
          </table:table-cell>
          <table:table-cell office:value-type="float" office:value="139855525080224" calcext:value-type="float">
            <text:p>139855525080224</text:p>
          </table:table-cell>
          <table:table-cell table:number-columns-repeated="8"/>
        </table:table-row>
        <table:table-row table:style-name="ro1">
          <table:table-cell office:value-type="float" office:value="1461957810.78568" calcext:value-type="float">
            <text:p>1461957810.78568</text:p>
          </table:table-cell>
          <table:table-cell office:value-type="float" office:value="139855525084468" calcext:value-type="float">
            <text:p>139855525084468</text:p>
          </table:table-cell>
          <table:table-cell table:number-columns-repeated="8"/>
        </table:table-row>
        <table:table-row table:style-name="ro1">
          <table:table-cell office:value-type="float" office:value="1461957810.78569" calcext:value-type="float">
            <text:p>1461957810.78569</text:p>
          </table:table-cell>
          <table:table-cell office:value-type="float" office:value="139855525088280" calcext:value-type="float">
            <text:p>139855525088280</text:p>
          </table:table-cell>
          <table:table-cell table:number-columns-repeated="8"/>
        </table:table-row>
        <table:table-row table:style-name="ro1">
          <table:table-cell office:value-type="float" office:value="1461957810.7857" calcext:value-type="float">
            <text:p>1461957810.7857</text:p>
          </table:table-cell>
          <table:table-cell office:value-type="float" office:value="139855525090732" calcext:value-type="float">
            <text:p>139855525090732</text:p>
          </table:table-cell>
          <table:table-cell table:number-columns-repeated="8"/>
        </table:table-row>
        <table:table-row table:style-name="ro1">
          <table:table-cell office:value-type="float" office:value="1461957810.78571" calcext:value-type="float">
            <text:p>1461957810.78571</text:p>
          </table:table-cell>
          <table:table-cell office:value-type="float" office:value="139855525097464" calcext:value-type="float">
            <text:p>139855525097464</text:p>
          </table:table-cell>
          <table:table-cell table:number-columns-repeated="8"/>
        </table:table-row>
        <table:table-row table:style-name="ro1">
          <table:table-cell office:value-type="float" office:value="1461957810.78572" calcext:value-type="float">
            <text:p>1461957810.78572</text:p>
          </table:table-cell>
          <table:table-cell office:value-type="float" office:value="139855525098620" calcext:value-type="float">
            <text:p>139855525098620</text:p>
          </table:table-cell>
          <table:table-cell table:number-columns-repeated="8"/>
        </table:table-row>
        <table:table-row table:style-name="ro1">
          <table:table-cell office:value-type="float" office:value="1461957810.78573" calcext:value-type="float">
            <text:p>1461957810.78573</text:p>
          </table:table-cell>
          <table:table-cell office:value-type="float" office:value="139855525102044" calcext:value-type="float">
            <text:p>139855525102044</text:p>
          </table:table-cell>
          <table:table-cell table:number-columns-repeated="8"/>
        </table:table-row>
        <table:table-row table:style-name="ro1">
          <table:table-cell office:value-type="float" office:value="1461957810.78574" calcext:value-type="float">
            <text:p>1461957810.78574</text:p>
          </table:table-cell>
          <table:table-cell office:value-type="float" office:value="139855525108876" calcext:value-type="float">
            <text:p>139855525108876</text:p>
          </table:table-cell>
          <table:table-cell table:number-columns-repeated="8"/>
        </table:table-row>
        <table:table-row table:style-name="ro1">
          <table:table-cell office:value-type="float" office:value="1461957810.78576" calcext:value-type="float">
            <text:p>1461957810.78576</text:p>
          </table:table-cell>
          <table:table-cell office:value-type="float" office:value="139855525113024" calcext:value-type="float">
            <text:p>139855525113024</text:p>
          </table:table-cell>
          <table:table-cell table:number-columns-repeated="8"/>
        </table:table-row>
        <table:table-row table:style-name="ro1">
          <table:table-cell office:value-type="float" office:value="1461957810.78577" calcext:value-type="float">
            <text:p>1461957810.78577</text:p>
          </table:table-cell>
          <table:table-cell office:value-type="float" office:value="139855525117412" calcext:value-type="float">
            <text:p>139855525117412</text:p>
          </table:table-cell>
          <table:table-cell table:number-columns-repeated="8"/>
        </table:table-row>
        <table:table-row table:style-name="ro1">
          <table:table-cell office:value-type="float" office:value="1461957810.78578" calcext:value-type="float">
            <text:p>1461957810.78578</text:p>
          </table:table-cell>
          <table:table-cell office:value-type="float" office:value="139855525120784" calcext:value-type="float">
            <text:p>139855525120784</text:p>
          </table:table-cell>
          <table:table-cell table:number-columns-repeated="8"/>
        </table:table-row>
        <table:table-row table:style-name="ro1">
          <table:table-cell office:value-type="float" office:value="1461957810.78579" calcext:value-type="float">
            <text:p>1461957810.78579</text:p>
          </table:table-cell>
          <table:table-cell office:value-type="float" office:value="139855525124216" calcext:value-type="float">
            <text:p>139855525124216</text:p>
          </table:table-cell>
          <table:table-cell table:number-columns-repeated="8"/>
        </table:table-row>
        <table:table-row table:style-name="ro1">
          <table:table-cell office:value-type="float" office:value="1461957810.7858" calcext:value-type="float">
            <text:p>1461957810.7858</text:p>
          </table:table-cell>
          <table:table-cell office:value-type="float" office:value="139855525129592" calcext:value-type="float">
            <text:p>139855525129592</text:p>
          </table:table-cell>
          <table:table-cell table:number-columns-repeated="8"/>
        </table:table-row>
        <table:table-row table:style-name="ro1">
          <table:table-cell office:value-type="float" office:value="1461957810.78581" calcext:value-type="float">
            <text:p>1461957810.78581</text:p>
          </table:table-cell>
          <table:table-cell office:value-type="float" office:value="139855525133428" calcext:value-type="float">
            <text:p>139855525133428</text:p>
          </table:table-cell>
          <table:table-cell table:number-columns-repeated="8"/>
        </table:table-row>
        <table:table-row table:style-name="ro1">
          <table:table-cell office:value-type="float" office:value="1461957810.78582" calcext:value-type="float">
            <text:p>1461957810.78582</text:p>
          </table:table-cell>
          <table:table-cell office:value-type="float" office:value="139855525137540" calcext:value-type="float">
            <text:p>139855525137540</text:p>
          </table:table-cell>
          <table:table-cell table:number-columns-repeated="8"/>
        </table:table-row>
        <table:table-row table:style-name="ro1">
          <table:table-cell office:value-type="float" office:value="1461957810.78583" calcext:value-type="float">
            <text:p>1461957810.78583</text:p>
          </table:table-cell>
          <table:table-cell office:value-type="float" office:value="139855525142168" calcext:value-type="float">
            <text:p>139855525142168</text:p>
          </table:table-cell>
          <table:table-cell table:number-columns-repeated="8"/>
        </table:table-row>
        <table:table-row table:style-name="ro1">
          <table:table-cell office:value-type="float" office:value="1461957810.78584" calcext:value-type="float">
            <text:p>1461957810.78584</text:p>
          </table:table-cell>
          <table:table-cell office:value-type="float" office:value="139855525146168" calcext:value-type="float">
            <text:p>139855525146168</text:p>
          </table:table-cell>
          <table:table-cell table:number-columns-repeated="8"/>
        </table:table-row>
        <table:table-row table:style-name="ro1">
          <table:table-cell office:value-type="float" office:value="1461957810.78585" calcext:value-type="float">
            <text:p>1461957810.78585</text:p>
          </table:table-cell>
          <table:table-cell office:value-type="float" office:value="139855525146900" calcext:value-type="float">
            <text:p>139855525146900</text:p>
          </table:table-cell>
          <table:table-cell table:number-columns-repeated="8"/>
        </table:table-row>
        <table:table-row table:style-name="ro1">
          <table:table-cell office:value-type="float" office:value="1461957810.78586" calcext:value-type="float">
            <text:p>1461957810.78586</text:p>
          </table:table-cell>
          <table:table-cell office:value-type="float" office:value="139855525154512" calcext:value-type="float">
            <text:p>139855525154512</text:p>
          </table:table-cell>
          <table:table-cell table:number-columns-repeated="8"/>
        </table:table-row>
        <table:table-row table:style-name="ro1">
          <table:table-cell office:value-type="float" office:value="1461957810.78588" calcext:value-type="float">
            <text:p>1461957810.78588</text:p>
          </table:table-cell>
          <table:table-cell office:value-type="float" office:value="139855525157616" calcext:value-type="float">
            <text:p>139855525157616</text:p>
          </table:table-cell>
          <table:table-cell table:number-columns-repeated="8"/>
        </table:table-row>
        <table:table-row table:style-name="ro1">
          <table:table-cell office:value-type="float" office:value="1461957810.78589" calcext:value-type="float">
            <text:p>1461957810.78589</text:p>
          </table:table-cell>
          <table:table-cell office:value-type="float" office:value="139855525161804" calcext:value-type="float">
            <text:p>139855525161804</text:p>
          </table:table-cell>
          <table:table-cell table:number-columns-repeated="8"/>
        </table:table-row>
        <table:table-row table:style-name="ro1">
          <table:table-cell office:value-type="float" office:value="1461957810.7859" calcext:value-type="float">
            <text:p>1461957810.7859</text:p>
          </table:table-cell>
          <table:table-cell office:value-type="float" office:value="139855525164732" calcext:value-type="float">
            <text:p>139855525164732</text:p>
          </table:table-cell>
          <table:table-cell table:number-columns-repeated="8"/>
        </table:table-row>
        <table:table-row table:style-name="ro1">
          <table:table-cell office:value-type="float" office:value="1461957810.78591" calcext:value-type="float">
            <text:p>1461957810.78591</text:p>
          </table:table-cell>
          <table:table-cell office:value-type="float" office:value="139855525168640" calcext:value-type="float">
            <text:p>139855525168640</text:p>
          </table:table-cell>
          <table:table-cell table:number-columns-repeated="8"/>
        </table:table-row>
        <table:table-row table:style-name="ro1">
          <table:table-cell office:value-type="float" office:value="1461957810.78592" calcext:value-type="float">
            <text:p>1461957810.78592</text:p>
          </table:table-cell>
          <table:table-cell office:value-type="float" office:value="139855525174884" calcext:value-type="float">
            <text:p>139855525174884</text:p>
          </table:table-cell>
          <table:table-cell table:number-columns-repeated="8"/>
        </table:table-row>
        <table:table-row table:style-name="ro1">
          <table:table-cell office:value-type="float" office:value="1461957810.78593" calcext:value-type="float">
            <text:p>1461957810.78593</text:p>
          </table:table-cell>
          <table:table-cell office:value-type="float" office:value="139855525175708" calcext:value-type="float">
            <text:p>139855525175708</text:p>
          </table:table-cell>
          <table:table-cell table:number-columns-repeated="8"/>
        </table:table-row>
        <table:table-row table:style-name="ro1">
          <table:table-cell office:value-type="float" office:value="1461957810.78594" calcext:value-type="float">
            <text:p>1461957810.78594</text:p>
          </table:table-cell>
          <table:table-cell office:value-type="float" office:value="139855525182736" calcext:value-type="float">
            <text:p>139855525182736</text:p>
          </table:table-cell>
          <table:table-cell table:number-columns-repeated="8"/>
        </table:table-row>
        <table:table-row table:style-name="ro1">
          <table:table-cell office:value-type="float" office:value="1461957810.78595" calcext:value-type="float">
            <text:p>1461957810.78595</text:p>
          </table:table-cell>
          <table:table-cell office:value-type="float" office:value="139855525186520" calcext:value-type="float">
            <text:p>139855525186520</text:p>
          </table:table-cell>
          <table:table-cell table:number-columns-repeated="8"/>
        </table:table-row>
        <table:table-row table:style-name="ro1">
          <table:table-cell office:value-type="float" office:value="1461957810.78596" calcext:value-type="float">
            <text:p>1461957810.78596</text:p>
          </table:table-cell>
          <table:table-cell office:value-type="float" office:value="139855525188188" calcext:value-type="float">
            <text:p>139855525188188</text:p>
          </table:table-cell>
          <table:table-cell table:number-columns-repeated="8"/>
        </table:table-row>
        <table:table-row table:style-name="ro1">
          <table:table-cell office:value-type="float" office:value="1461957810.78597" calcext:value-type="float">
            <text:p>1461957810.78597</text:p>
          </table:table-cell>
          <table:table-cell office:value-type="float" office:value="139855525192200" calcext:value-type="float">
            <text:p>139855525192200</text:p>
          </table:table-cell>
          <table:table-cell table:number-columns-repeated="8"/>
        </table:table-row>
        <table:table-row table:style-name="ro1">
          <table:table-cell office:value-type="float" office:value="1461957810.78599" calcext:value-type="float">
            <text:p>1461957810.78599</text:p>
          </table:table-cell>
          <table:table-cell office:value-type="float" office:value="139855525197276" calcext:value-type="float">
            <text:p>139855525197276</text:p>
          </table:table-cell>
          <table:table-cell table:number-columns-repeated="8"/>
        </table:table-row>
        <table:table-row table:style-name="ro1">
          <table:table-cell office:value-type="float" office:value="1461957810.786" calcext:value-type="float">
            <text:p>1461957810.786</text:p>
          </table:table-cell>
          <table:table-cell office:value-type="float" office:value="139855525203440" calcext:value-type="float">
            <text:p>139855525203440</text:p>
          </table:table-cell>
          <table:table-cell table:number-columns-repeated="8"/>
        </table:table-row>
        <table:table-row table:style-name="ro1">
          <table:table-cell office:value-type="float" office:value="1461957810.78601" calcext:value-type="float">
            <text:p>1461957810.78601</text:p>
          </table:table-cell>
          <table:table-cell office:value-type="float" office:value="139855525205716" calcext:value-type="float">
            <text:p>139855525205716</text:p>
          </table:table-cell>
          <table:table-cell table:number-columns-repeated="8"/>
        </table:table-row>
        <table:table-row table:style-name="ro1">
          <table:table-cell office:value-type="float" office:value="1461957810.78602" calcext:value-type="float">
            <text:p>1461957810.78602</text:p>
          </table:table-cell>
          <table:table-cell office:value-type="float" office:value="139855525211564" calcext:value-type="float">
            <text:p>139855525211564</text:p>
          </table:table-cell>
          <table:table-cell table:number-columns-repeated="8"/>
        </table:table-row>
        <table:table-row table:style-name="ro1">
          <table:table-cell office:value-type="float" office:value="1461957810.78603" calcext:value-type="float">
            <text:p>1461957810.78603</text:p>
          </table:table-cell>
          <table:table-cell office:value-type="float" office:value="139855525215872" calcext:value-type="float">
            <text:p>139855525215872</text:p>
          </table:table-cell>
          <table:table-cell table:number-columns-repeated="8"/>
        </table:table-row>
        <table:table-row table:style-name="ro1">
          <table:table-cell office:value-type="float" office:value="1461957810.78604" calcext:value-type="float">
            <text:p>1461957810.78604</text:p>
          </table:table-cell>
          <table:table-cell office:value-type="float" office:value="139855525220076" calcext:value-type="float">
            <text:p>139855525220076</text:p>
          </table:table-cell>
          <table:table-cell table:number-columns-repeated="8"/>
        </table:table-row>
        <table:table-row table:style-name="ro1">
          <table:table-cell office:value-type="float" office:value="1461957810.78605" calcext:value-type="float">
            <text:p>1461957810.78605</text:p>
          </table:table-cell>
          <table:table-cell office:value-type="float" office:value="139855525224152" calcext:value-type="float">
            <text:p>139855525224152</text:p>
          </table:table-cell>
          <table:table-cell table:number-columns-repeated="8"/>
        </table:table-row>
        <table:table-row table:style-name="ro1">
          <table:table-cell office:value-type="float" office:value="1461957810.78606" calcext:value-type="float">
            <text:p>1461957810.78606</text:p>
          </table:table-cell>
          <table:table-cell office:value-type="float" office:value="139855525225136" calcext:value-type="float">
            <text:p>139855525225136</text:p>
          </table:table-cell>
          <table:table-cell table:number-columns-repeated="8"/>
        </table:table-row>
        <table:table-row table:style-name="ro1">
          <table:table-cell office:value-type="float" office:value="1461957810.78607" calcext:value-type="float">
            <text:p>1461957810.78607</text:p>
          </table:table-cell>
          <table:table-cell office:value-type="float" office:value="139855525231680" calcext:value-type="float">
            <text:p>139855525231680</text:p>
          </table:table-cell>
          <table:table-cell table:number-columns-repeated="8"/>
        </table:table-row>
        <table:table-row table:style-name="ro1">
          <table:table-cell office:value-type="float" office:value="1461957810.78608" calcext:value-type="float">
            <text:p>1461957810.78608</text:p>
          </table:table-cell>
          <table:table-cell office:value-type="float" office:value="139855525234696" calcext:value-type="float">
            <text:p>139855525234696</text:p>
          </table:table-cell>
          <table:table-cell table:number-columns-repeated="8"/>
        </table:table-row>
        <table:table-row table:style-name="ro1">
          <table:table-cell office:value-type="float" office:value="1461957810.78609" calcext:value-type="float">
            <text:p>1461957810.78609</text:p>
          </table:table-cell>
          <table:table-cell office:value-type="float" office:value="139855525237428" calcext:value-type="float">
            <text:p>139855525237428</text:p>
          </table:table-cell>
          <table:table-cell table:number-columns-repeated="8"/>
        </table:table-row>
        <table:table-row table:style-name="ro1">
          <table:table-cell office:value-type="float" office:value="1461957810.78616" calcext:value-type="float">
            <text:p>1461957810.78616</text:p>
          </table:table-cell>
          <table:table-cell office:value-type="float" office:value="139855525243424" calcext:value-type="float">
            <text:p>139855525243424</text:p>
          </table:table-cell>
          <table:table-cell table:number-columns-repeated="8"/>
        </table:table-row>
        <table:table-row table:style-name="ro1">
          <table:table-cell office:value-type="float" office:value="1461957810.78617" calcext:value-type="float">
            <text:p>1461957810.78617</text:p>
          </table:table-cell>
          <table:table-cell office:value-type="float" office:value="139855525247308" calcext:value-type="float">
            <text:p>139855525247308</text:p>
          </table:table-cell>
          <table:table-cell table:number-columns-repeated="8"/>
        </table:table-row>
        <table:table-row table:style-name="ro1">
          <table:table-cell office:value-type="float" office:value="1461957810.78618" calcext:value-type="float">
            <text:p>1461957810.78618</text:p>
          </table:table-cell>
          <table:table-cell office:value-type="float" office:value="139855525251228" calcext:value-type="float">
            <text:p>139855525251228</text:p>
          </table:table-cell>
          <table:table-cell table:number-columns-repeated="8"/>
        </table:table-row>
        <table:table-row table:style-name="ro1">
          <table:table-cell office:value-type="float" office:value="1461957810.78619" calcext:value-type="float">
            <text:p>1461957810.78619</text:p>
          </table:table-cell>
          <table:table-cell office:value-type="float" office:value="139855525254520" calcext:value-type="float">
            <text:p>139855525254520</text:p>
          </table:table-cell>
          <table:table-cell table:number-columns-repeated="8"/>
        </table:table-row>
        <table:table-row table:style-name="ro1">
          <table:table-cell office:value-type="float" office:value="1461957810.78619" calcext:value-type="float">
            <text:p>1461957810.78619</text:p>
          </table:table-cell>
          <table:table-cell office:value-type="float" office:value="139855525260364" calcext:value-type="float">
            <text:p>139855525260364</text:p>
          </table:table-cell>
          <table:table-cell table:number-columns-repeated="8"/>
        </table:table-row>
        <table:table-row table:style-name="ro1">
          <table:table-cell office:value-type="float" office:value="1461957810.7862" calcext:value-type="float">
            <text:p>1461957810.7862</text:p>
          </table:table-cell>
          <table:table-cell office:value-type="float" office:value="139855525263748" calcext:value-type="float">
            <text:p>139855525263748</text:p>
          </table:table-cell>
          <table:table-cell table:number-columns-repeated="8"/>
        </table:table-row>
        <table:table-row table:style-name="ro1">
          <table:table-cell office:value-type="float" office:value="1461957810.78621" calcext:value-type="float">
            <text:p>1461957810.78621</text:p>
          </table:table-cell>
          <table:table-cell office:value-type="float" office:value="139855525268400" calcext:value-type="float">
            <text:p>139855525268400</text:p>
          </table:table-cell>
          <table:table-cell table:number-columns-repeated="8"/>
        </table:table-row>
        <table:table-row table:style-name="ro1">
          <table:table-cell office:value-type="float" office:value="1461957810.78622" calcext:value-type="float">
            <text:p>1461957810.78622</text:p>
          </table:table-cell>
          <table:table-cell office:value-type="float" office:value="139855525269752" calcext:value-type="float">
            <text:p>139855525269752</text:p>
          </table:table-cell>
          <table:table-cell table:number-columns-repeated="8"/>
        </table:table-row>
        <table:table-row table:style-name="ro1">
          <table:table-cell office:value-type="float" office:value="1461957810.79644" calcext:value-type="float">
            <text:p>1461957810.79644</text:p>
          </table:table-cell>
          <table:table-cell office:value-type="float" office:value="139855525276260" calcext:value-type="float">
            <text:p>139855525276260</text:p>
          </table:table-cell>
          <table:table-cell table:number-columns-repeated="8"/>
        </table:table-row>
        <table:table-row table:style-name="ro1">
          <table:table-cell office:value-type="float" office:value="1461957810.79646" calcext:value-type="float">
            <text:p>1461957810.79646</text:p>
          </table:table-cell>
          <table:table-cell office:value-type="float" office:value="139855525279408" calcext:value-type="float">
            <text:p>139855525279408</text:p>
          </table:table-cell>
          <table:table-cell table:number-columns-repeated="8"/>
        </table:table-row>
        <table:table-row table:style-name="ro1">
          <table:table-cell office:value-type="float" office:value="1461957810.79648" calcext:value-type="float">
            <text:p>1461957810.79648</text:p>
          </table:table-cell>
          <table:table-cell office:value-type="float" office:value="139855525281988" calcext:value-type="float">
            <text:p>139855525281988</text:p>
          </table:table-cell>
          <table:table-cell table:number-columns-repeated="8"/>
        </table:table-row>
        <table:table-row table:style-name="ro1">
          <table:table-cell office:value-type="float" office:value="1461957810.79649" calcext:value-type="float">
            <text:p>1461957810.79649</text:p>
          </table:table-cell>
          <table:table-cell office:value-type="float" office:value="139855525286876" calcext:value-type="float">
            <text:p>139855525286876</text:p>
          </table:table-cell>
          <table:table-cell table:number-columns-repeated="8"/>
        </table:table-row>
        <table:table-row table:style-name="ro1">
          <table:table-cell office:value-type="float" office:value="1461957810.7965" calcext:value-type="float">
            <text:p>1461957810.7965</text:p>
          </table:table-cell>
          <table:table-cell office:value-type="float" office:value="139855525291688" calcext:value-type="float">
            <text:p>139855525291688</text:p>
          </table:table-cell>
          <table:table-cell table:number-columns-repeated="8"/>
        </table:table-row>
        <table:table-row table:style-name="ro1">
          <table:table-cell office:value-type="float" office:value="1461957810.79652" calcext:value-type="float">
            <text:p>1461957810.79652</text:p>
          </table:table-cell>
          <table:table-cell office:value-type="float" office:value="139855525297940" calcext:value-type="float">
            <text:p>139855525297940</text:p>
          </table:table-cell>
          <table:table-cell table:number-columns-repeated="8"/>
        </table:table-row>
        <table:table-row table:style-name="ro1">
          <table:table-cell office:value-type="float" office:value="1461957810.79653" calcext:value-type="float">
            <text:p>1461957810.79653</text:p>
          </table:table-cell>
          <table:table-cell office:value-type="float" office:value="139855525301108" calcext:value-type="float">
            <text:p>139855525301108</text:p>
          </table:table-cell>
          <table:table-cell table:number-columns-repeated="8"/>
        </table:table-row>
        <table:table-row table:style-name="ro1">
          <table:table-cell office:value-type="float" office:value="1461957810.79654" calcext:value-type="float">
            <text:p>1461957810.79654</text:p>
          </table:table-cell>
          <table:table-cell office:value-type="float" office:value="139855525305688" calcext:value-type="float">
            <text:p>139855525305688</text:p>
          </table:table-cell>
          <table:table-cell table:number-columns-repeated="8"/>
        </table:table-row>
        <table:table-row table:style-name="ro1">
          <table:table-cell office:value-type="float" office:value="1461957810.79655" calcext:value-type="float">
            <text:p>1461957810.79655</text:p>
          </table:table-cell>
          <table:table-cell office:value-type="float" office:value="139855525306816" calcext:value-type="float">
            <text:p>139855525306816</text:p>
          </table:table-cell>
          <table:table-cell table:number-columns-repeated="8"/>
        </table:table-row>
        <table:table-row table:style-name="ro1">
          <table:table-cell office:value-type="float" office:value="1461957810.79656" calcext:value-type="float">
            <text:p>1461957810.79656</text:p>
          </table:table-cell>
          <table:table-cell office:value-type="float" office:value="139855525311600" calcext:value-type="float">
            <text:p>139855525311600</text:p>
          </table:table-cell>
          <table:table-cell table:number-columns-repeated="8"/>
        </table:table-row>
        <table:table-row table:style-name="ro1">
          <table:table-cell office:value-type="float" office:value="1461957810.79658" calcext:value-type="float">
            <text:p>1461957810.79658</text:p>
          </table:table-cell>
          <table:table-cell office:value-type="float" office:value="139855525316532" calcext:value-type="float">
            <text:p>139855525316532</text:p>
          </table:table-cell>
          <table:table-cell table:number-columns-repeated="8"/>
        </table:table-row>
        <table:table-row table:style-name="ro1">
          <table:table-cell office:value-type="float" office:value="1461957810.79659" calcext:value-type="float">
            <text:p>1461957810.79659</text:p>
          </table:table-cell>
          <table:table-cell office:value-type="float" office:value="139855525322124" calcext:value-type="float">
            <text:p>139855525322124</text:p>
          </table:table-cell>
          <table:table-cell table:number-columns-repeated="8"/>
        </table:table-row>
        <table:table-row table:style-name="ro1">
          <table:table-cell office:value-type="float" office:value="1461957810.7966" calcext:value-type="float">
            <text:p>1461957810.7966</text:p>
          </table:table-cell>
          <table:table-cell office:value-type="float" office:value="139855525325760" calcext:value-type="float">
            <text:p>139855525325760</text:p>
          </table:table-cell>
          <table:table-cell table:number-columns-repeated="8"/>
        </table:table-row>
        <table:table-row table:style-name="ro1">
          <table:table-cell office:value-type="float" office:value="1461957810.79662" calcext:value-type="float">
            <text:p>1461957810.79662</text:p>
          </table:table-cell>
          <table:table-cell office:value-type="float" office:value="139855525326900" calcext:value-type="float">
            <text:p>139855525326900</text:p>
          </table:table-cell>
          <table:table-cell table:number-columns-repeated="8"/>
        </table:table-row>
        <table:table-row table:style-name="ro1">
          <table:table-cell office:value-type="float" office:value="1461957810.79663" calcext:value-type="float">
            <text:p>1461957810.79663</text:p>
          </table:table-cell>
          <table:table-cell office:value-type="float" office:value="139855525331372" calcext:value-type="float">
            <text:p>139855525331372</text:p>
          </table:table-cell>
          <table:table-cell table:number-columns-repeated="8"/>
        </table:table-row>
        <table:table-row table:style-name="ro1">
          <table:table-cell office:value-type="float" office:value="1461957810.79664" calcext:value-type="float">
            <text:p>1461957810.79664</text:p>
          </table:table-cell>
          <table:table-cell office:value-type="float" office:value="139855525338572" calcext:value-type="float">
            <text:p>139855525338572</text:p>
          </table:table-cell>
          <table:table-cell table:number-columns-repeated="8"/>
        </table:table-row>
        <table:table-row table:style-name="ro1">
          <table:table-cell office:value-type="float" office:value="1461957810.79665" calcext:value-type="float">
            <text:p>1461957810.79665</text:p>
          </table:table-cell>
          <table:table-cell office:value-type="float" office:value="139855525339904" calcext:value-type="float">
            <text:p>139855525339904</text:p>
          </table:table-cell>
          <table:table-cell table:number-columns-repeated="8"/>
        </table:table-row>
        <table:table-row table:style-name="ro1">
          <table:table-cell office:value-type="float" office:value="1461957810.79667" calcext:value-type="float">
            <text:p>1461957810.79667</text:p>
          </table:table-cell>
          <table:table-cell office:value-type="float" office:value="139855525343272" calcext:value-type="float">
            <text:p>139855525343272</text:p>
          </table:table-cell>
          <table:table-cell table:number-columns-repeated="8"/>
        </table:table-row>
        <table:table-row table:style-name="ro1">
          <table:table-cell office:value-type="float" office:value="1461957810.79668" calcext:value-type="float">
            <text:p>1461957810.79668</text:p>
          </table:table-cell>
          <table:table-cell office:value-type="float" office:value="139855525348364" calcext:value-type="float">
            <text:p>139855525348364</text:p>
          </table:table-cell>
          <table:table-cell table:number-columns-repeated="8"/>
        </table:table-row>
        <table:table-row table:style-name="ro1">
          <table:table-cell office:value-type="float" office:value="1461957810.79669" calcext:value-type="float">
            <text:p>1461957810.79669</text:p>
          </table:table-cell>
          <table:table-cell office:value-type="float" office:value="139855525351764" calcext:value-type="float">
            <text:p>139855525351764</text:p>
          </table:table-cell>
          <table:table-cell table:number-columns-repeated="8"/>
        </table:table-row>
        <table:table-row table:style-name="ro1">
          <table:table-cell office:value-type="float" office:value="1461957810.79671" calcext:value-type="float">
            <text:p>1461957810.79671</text:p>
          </table:table-cell>
          <table:table-cell office:value-type="float" office:value="139855525356588" calcext:value-type="float">
            <text:p>139855525356588</text:p>
          </table:table-cell>
          <table:table-cell table:number-columns-repeated="8"/>
        </table:table-row>
        <table:table-row table:style-name="ro1">
          <table:table-cell office:value-type="float" office:value="1461957810.79672" calcext:value-type="float">
            <text:p>1461957810.79672</text:p>
          </table:table-cell>
          <table:table-cell office:value-type="float" office:value="139855525360780" calcext:value-type="float">
            <text:p>139855525360780</text:p>
          </table:table-cell>
          <table:table-cell table:number-columns-repeated="8"/>
        </table:table-row>
        <table:table-row table:style-name="ro1">
          <table:table-cell office:value-type="float" office:value="1461957810.79673" calcext:value-type="float">
            <text:p>1461957810.79673</text:p>
          </table:table-cell>
          <table:table-cell office:value-type="float" office:value="139855525365024" calcext:value-type="float">
            <text:p>139855525365024</text:p>
          </table:table-cell>
          <table:table-cell table:number-columns-repeated="8"/>
        </table:table-row>
        <table:table-row table:style-name="ro1">
          <table:table-cell office:value-type="float" office:value="1461957810.79674" calcext:value-type="float">
            <text:p>1461957810.79674</text:p>
          </table:table-cell>
          <table:table-cell office:value-type="float" office:value="139855525371892" calcext:value-type="float">
            <text:p>139855525371892</text:p>
          </table:table-cell>
          <table:table-cell table:number-columns-repeated="8"/>
        </table:table-row>
        <table:table-row table:style-name="ro1">
          <table:table-cell office:value-type="float" office:value="1461957810.79676" calcext:value-type="float">
            <text:p>1461957810.79676</text:p>
          </table:table-cell>
          <table:table-cell office:value-type="float" office:value="139855525375556" calcext:value-type="float">
            <text:p>139855525375556</text:p>
          </table:table-cell>
          <table:table-cell table:number-columns-repeated="8"/>
        </table:table-row>
        <table:table-row table:style-name="ro1">
          <table:table-cell office:value-type="float" office:value="1461957810.79677" calcext:value-type="float">
            <text:p>1461957810.79677</text:p>
          </table:table-cell>
          <table:table-cell office:value-type="float" office:value="139855525378208" calcext:value-type="float">
            <text:p>139855525378208</text:p>
          </table:table-cell>
          <table:table-cell table:number-columns-repeated="8"/>
        </table:table-row>
        <table:table-row table:style-name="ro1">
          <table:table-cell office:value-type="float" office:value="1461957810.79679" calcext:value-type="float">
            <text:p>1461957810.79679</text:p>
          </table:table-cell>
          <table:table-cell office:value-type="float" office:value="139855525381232" calcext:value-type="float">
            <text:p>139855525381232</text:p>
          </table:table-cell>
          <table:table-cell table:number-columns-repeated="8"/>
        </table:table-row>
        <table:table-row table:style-name="ro1">
          <table:table-cell office:value-type="float" office:value="1461957810.7968" calcext:value-type="float">
            <text:p>1461957810.7968</text:p>
          </table:table-cell>
          <table:table-cell office:value-type="float" office:value="139855525387760" calcext:value-type="float">
            <text:p>139855525387760</text:p>
          </table:table-cell>
          <table:table-cell table:number-columns-repeated="8"/>
        </table:table-row>
        <table:table-row table:style-name="ro1">
          <table:table-cell office:value-type="float" office:value="1461957810.79681" calcext:value-type="float">
            <text:p>1461957810.79681</text:p>
          </table:table-cell>
          <table:table-cell office:value-type="float" office:value="139855525392024" calcext:value-type="float">
            <text:p>139855525392024</text:p>
          </table:table-cell>
          <table:table-cell table:number-columns-repeated="8"/>
        </table:table-row>
        <table:table-row table:style-name="ro1">
          <table:table-cell office:value-type="float" office:value="1461957810.79683" calcext:value-type="float">
            <text:p>1461957810.79683</text:p>
          </table:table-cell>
          <table:table-cell office:value-type="float" office:value="139855525392900" calcext:value-type="float">
            <text:p>139855525392900</text:p>
          </table:table-cell>
          <table:table-cell table:number-columns-repeated="8"/>
        </table:table-row>
        <table:table-row table:style-name="ro1">
          <table:table-cell office:value-type="float" office:value="1461957810.79684" calcext:value-type="float">
            <text:p>1461957810.79684</text:p>
          </table:table-cell>
          <table:table-cell office:value-type="float" office:value="139855525398820" calcext:value-type="float">
            <text:p>139855525398820</text:p>
          </table:table-cell>
          <table:table-cell table:number-columns-repeated="8"/>
        </table:table-row>
        <table:table-row table:style-name="ro1">
          <table:table-cell office:value-type="float" office:value="1461957810.79685" calcext:value-type="float">
            <text:p>1461957810.79685</text:p>
          </table:table-cell>
          <table:table-cell office:value-type="float" office:value="139855525404236" calcext:value-type="float">
            <text:p>139855525404236</text:p>
          </table:table-cell>
          <table:table-cell table:number-columns-repeated="8"/>
        </table:table-row>
        <table:table-row table:style-name="ro1">
          <table:table-cell office:value-type="float" office:value="1461957810.79686" calcext:value-type="float">
            <text:p>1461957810.79686</text:p>
          </table:table-cell>
          <table:table-cell office:value-type="float" office:value="139855525406744" calcext:value-type="float">
            <text:p>139855525406744</text:p>
          </table:table-cell>
          <table:table-cell table:number-columns-repeated="8"/>
        </table:table-row>
        <table:table-row table:style-name="ro1">
          <table:table-cell office:value-type="float" office:value="1461957810.79687" calcext:value-type="float">
            <text:p>1461957810.79687</text:p>
          </table:table-cell>
          <table:table-cell office:value-type="float" office:value="139855525410628" calcext:value-type="float">
            <text:p>139855525410628</text:p>
          </table:table-cell>
          <table:table-cell table:number-columns-repeated="8"/>
        </table:table-row>
        <table:table-row table:style-name="ro1">
          <table:table-cell office:value-type="float" office:value="1461957810.79689" calcext:value-type="float">
            <text:p>1461957810.79689</text:p>
          </table:table-cell>
          <table:table-cell office:value-type="float" office:value="139855525416860" calcext:value-type="float">
            <text:p>139855525416860</text:p>
          </table:table-cell>
          <table:table-cell table:number-columns-repeated="8"/>
        </table:table-row>
        <table:table-row table:style-name="ro1">
          <table:table-cell office:value-type="float" office:value="1461957810.7969" calcext:value-type="float">
            <text:p>1461957810.7969</text:p>
          </table:table-cell>
          <table:table-cell office:value-type="float" office:value="139855525418936" calcext:value-type="float">
            <text:p>139855525418936</text:p>
          </table:table-cell>
          <table:table-cell table:number-columns-repeated="8"/>
        </table:table-row>
        <table:table-row table:style-name="ro1">
          <table:table-cell office:value-type="float" office:value="1461957810.79691" calcext:value-type="float">
            <text:p>1461957810.79691</text:p>
          </table:table-cell>
          <table:table-cell office:value-type="float" office:value="139855525424796" calcext:value-type="float">
            <text:p>139855525424796</text:p>
          </table:table-cell>
          <table:table-cell table:number-columns-repeated="8"/>
        </table:table-row>
        <table:table-row table:style-name="ro1">
          <table:table-cell office:value-type="float" office:value="1461957810.79693" calcext:value-type="float">
            <text:p>1461957810.79693</text:p>
          </table:table-cell>
          <table:table-cell office:value-type="float" office:value="139855525429168" calcext:value-type="float">
            <text:p>139855525429168</text:p>
          </table:table-cell>
          <table:table-cell table:number-columns-repeated="8"/>
        </table:table-row>
        <table:table-row table:style-name="ro1">
          <table:table-cell office:value-type="float" office:value="1461957810.79694" calcext:value-type="float">
            <text:p>1461957810.79694</text:p>
          </table:table-cell>
          <table:table-cell office:value-type="float" office:value="139855525431352" calcext:value-type="float">
            <text:p>139855525431352</text:p>
          </table:table-cell>
          <table:table-cell table:number-columns-repeated="8"/>
        </table:table-row>
        <table:table-row table:style-name="ro1">
          <table:table-cell office:value-type="float" office:value="1461957810.79695" calcext:value-type="float">
            <text:p>1461957810.79695</text:p>
          </table:table-cell>
          <table:table-cell office:value-type="float" office:value="139855525435884" calcext:value-type="float">
            <text:p>139855525435884</text:p>
          </table:table-cell>
          <table:table-cell table:number-columns-repeated="8"/>
        </table:table-row>
        <table:table-row table:style-name="ro1">
          <table:table-cell office:value-type="float" office:value="1461957810.79696" calcext:value-type="float">
            <text:p>1461957810.79696</text:p>
          </table:table-cell>
          <table:table-cell office:value-type="float" office:value="139855525439780" calcext:value-type="float">
            <text:p>139855525439780</text:p>
          </table:table-cell>
          <table:table-cell table:number-columns-repeated="8"/>
        </table:table-row>
        <table:table-row table:style-name="ro1">
          <table:table-cell office:value-type="float" office:value="1461957810.79697" calcext:value-type="float">
            <text:p>1461957810.79697</text:p>
          </table:table-cell>
          <table:table-cell office:value-type="float" office:value="139855525445004" calcext:value-type="float">
            <text:p>139855525445004</text:p>
          </table:table-cell>
          <table:table-cell table:number-columns-repeated="8"/>
        </table:table-row>
        <table:table-row table:style-name="ro1">
          <table:table-cell office:value-type="float" office:value="1461957810.79699" calcext:value-type="float">
            <text:p>1461957810.79699</text:p>
          </table:table-cell>
          <table:table-cell office:value-type="float" office:value="139855525446816" calcext:value-type="float">
            <text:p>139855525446816</text:p>
          </table:table-cell>
          <table:table-cell table:number-columns-repeated="8"/>
        </table:table-row>
        <table:table-row table:style-name="ro1">
          <table:table-cell office:value-type="float" office:value="1461957810.797" calcext:value-type="float">
            <text:p>1461957810.797</text:p>
          </table:table-cell>
          <table:table-cell office:value-type="float" office:value="139855525452300" calcext:value-type="float">
            <text:p>139855525452300</text:p>
          </table:table-cell>
          <table:table-cell table:number-columns-repeated="8"/>
        </table:table-row>
        <table:table-row table:style-name="ro1">
          <table:table-cell office:value-type="float" office:value="1461957810.79701" calcext:value-type="float">
            <text:p>1461957810.79701</text:p>
          </table:table-cell>
          <table:table-cell office:value-type="float" office:value="139855525457396" calcext:value-type="float">
            <text:p>139855525457396</text:p>
          </table:table-cell>
          <table:table-cell table:number-columns-repeated="8"/>
        </table:table-row>
        <table:table-row table:style-name="ro1">
          <table:table-cell office:value-type="float" office:value="1461957810.79703" calcext:value-type="float">
            <text:p>1461957810.79703</text:p>
          </table:table-cell>
          <table:table-cell office:value-type="float" office:value="139855525458428" calcext:value-type="float">
            <text:p>139855525458428</text:p>
          </table:table-cell>
          <table:table-cell table:number-columns-repeated="8"/>
        </table:table-row>
        <table:table-row table:style-name="ro1">
          <table:table-cell office:value-type="float" office:value="1461957810.79704" calcext:value-type="float">
            <text:p>1461957810.79704</text:p>
          </table:table-cell>
          <table:table-cell office:value-type="float" office:value="139855525463000" calcext:value-type="float">
            <text:p>139855525463000</text:p>
          </table:table-cell>
          <table:table-cell table:number-columns-repeated="8"/>
        </table:table-row>
        <table:table-row table:style-name="ro1">
          <table:table-cell office:value-type="float" office:value="1461957810.79705" calcext:value-type="float">
            <text:p>1461957810.79705</text:p>
          </table:table-cell>
          <table:table-cell office:value-type="float" office:value="139855525467776" calcext:value-type="float">
            <text:p>139855525467776</text:p>
          </table:table-cell>
          <table:table-cell table:number-columns-repeated="8"/>
        </table:table-row>
        <table:table-row table:style-name="ro1">
          <table:table-cell office:value-type="float" office:value="1461957810.79706" calcext:value-type="float">
            <text:p>1461957810.79706</text:p>
          </table:table-cell>
          <table:table-cell office:value-type="float" office:value="139855525472772" calcext:value-type="float">
            <text:p>139855525472772</text:p>
          </table:table-cell>
          <table:table-cell table:number-columns-repeated="8"/>
        </table:table-row>
        <table:table-row table:style-name="ro1">
          <table:table-cell office:value-type="float" office:value="1461957810.79708" calcext:value-type="float">
            <text:p>1461957810.79708</text:p>
          </table:table-cell>
          <table:table-cell office:value-type="float" office:value="139855525474920" calcext:value-type="float">
            <text:p>139855525474920</text:p>
          </table:table-cell>
          <table:table-cell table:number-columns-repeated="8"/>
        </table:table-row>
        <table:table-row table:style-name="ro1">
          <table:table-cell office:value-type="float" office:value="1461957810.79709" calcext:value-type="float">
            <text:p>1461957810.79709</text:p>
          </table:table-cell>
          <table:table-cell office:value-type="float" office:value="139855525478640" calcext:value-type="float">
            <text:p>139855525478640</text:p>
          </table:table-cell>
          <table:table-cell table:number-columns-repeated="8"/>
        </table:table-row>
        <table:table-row table:style-name="ro1">
          <table:table-cell office:value-type="float" office:value="1461957810.7971" calcext:value-type="float">
            <text:p>1461957810.7971</text:p>
          </table:table-cell>
          <table:table-cell office:value-type="float" office:value="139855525484980" calcext:value-type="float">
            <text:p>139855525484980</text:p>
          </table:table-cell>
          <table:table-cell table:number-columns-repeated="8"/>
        </table:table-row>
        <table:table-row table:style-name="ro1">
          <table:table-cell office:value-type="float" office:value="1461957810.79711" calcext:value-type="float">
            <text:p>1461957810.79711</text:p>
          </table:table-cell>
          <table:table-cell office:value-type="float" office:value="139855525486900" calcext:value-type="float">
            <text:p>139855525486900</text:p>
          </table:table-cell>
          <table:table-cell table:number-columns-repeated="8"/>
        </table:table-row>
        <table:table-row table:style-name="ro1">
          <table:table-cell office:value-type="float" office:value="1461957810.79712" calcext:value-type="float">
            <text:p>1461957810.79712</text:p>
          </table:table-cell>
          <table:table-cell office:value-type="float" office:value="139855525493888" calcext:value-type="float">
            <text:p>139855525493888</text:p>
          </table:table-cell>
          <table:table-cell table:number-columns-repeated="8"/>
        </table:table-row>
        <table:table-row table:style-name="ro1">
          <table:table-cell office:value-type="float" office:value="1461957810.79715" calcext:value-type="float">
            <text:p>1461957810.79715</text:p>
          </table:table-cell>
          <table:table-cell office:value-type="float" office:value="139855525497724" calcext:value-type="float">
            <text:p>139855525497724</text:p>
          </table:table-cell>
          <table:table-cell table:number-columns-repeated="8"/>
        </table:table-row>
        <table:table-row table:style-name="ro1">
          <table:table-cell office:value-type="float" office:value="1461957810.79717" calcext:value-type="float">
            <text:p>1461957810.79717</text:p>
          </table:table-cell>
          <table:table-cell office:value-type="float" office:value="139855525502044" calcext:value-type="float">
            <text:p>139855525502044</text:p>
          </table:table-cell>
          <table:table-cell table:number-columns-repeated="8"/>
        </table:table-row>
        <table:table-row table:style-name="ro1">
          <table:table-cell office:value-type="float" office:value="1461957810.79718" calcext:value-type="float">
            <text:p>1461957810.79718</text:p>
          </table:table-cell>
          <table:table-cell office:value-type="float" office:value="139855525504952" calcext:value-type="float">
            <text:p>139855525504952</text:p>
          </table:table-cell>
          <table:table-cell table:number-columns-repeated="8"/>
        </table:table-row>
        <table:table-row table:style-name="ro1">
          <table:table-cell office:value-type="float" office:value="1461957810.79719" calcext:value-type="float">
            <text:p>1461957810.79719</text:p>
          </table:table-cell>
          <table:table-cell office:value-type="float" office:value="139855525507564" calcext:value-type="float">
            <text:p>139855525507564</text:p>
          </table:table-cell>
          <table:table-cell table:number-columns-repeated="8"/>
        </table:table-row>
        <table:table-row table:style-name="ro1">
          <table:table-cell office:value-type="float" office:value="1461957810.7972" calcext:value-type="float">
            <text:p>1461957810.7972</text:p>
          </table:table-cell>
          <table:table-cell office:value-type="float" office:value="139855525513436" calcext:value-type="float">
            <text:p>139855525513436</text:p>
          </table:table-cell>
          <table:table-cell table:number-columns-repeated="8"/>
        </table:table-row>
        <table:table-row table:style-name="ro1">
          <table:table-cell office:value-type="float" office:value="1461957810.79722" calcext:value-type="float">
            <text:p>1461957810.79722</text:p>
          </table:table-cell>
          <table:table-cell office:value-type="float" office:value="139855525518096" calcext:value-type="float">
            <text:p>139855525518096</text:p>
          </table:table-cell>
          <table:table-cell table:number-columns-repeated="8"/>
        </table:table-row>
        <table:table-row table:style-name="ro1">
          <table:table-cell office:value-type="float" office:value="1461957810.79723" calcext:value-type="float">
            <text:p>1461957810.79723</text:p>
          </table:table-cell>
          <table:table-cell office:value-type="float" office:value="139855525522044" calcext:value-type="float">
            <text:p>139855525522044</text:p>
          </table:table-cell>
          <table:table-cell table:number-columns-repeated="8"/>
        </table:table-row>
        <table:table-row table:style-name="ro1">
          <table:table-cell office:value-type="float" office:value="1461957810.79724" calcext:value-type="float">
            <text:p>1461957810.79724</text:p>
          </table:table-cell>
          <table:table-cell office:value-type="float" office:value="139855525523516" calcext:value-type="float">
            <text:p>139855525523516</text:p>
          </table:table-cell>
          <table:table-cell table:number-columns-repeated="8"/>
        </table:table-row>
        <table:table-row table:style-name="ro1">
          <table:table-cell office:value-type="float" office:value="1461957810.79725" calcext:value-type="float">
            <text:p>1461957810.79725</text:p>
          </table:table-cell>
          <table:table-cell office:value-type="float" office:value="139855525530244" calcext:value-type="float">
            <text:p>139855525530244</text:p>
          </table:table-cell>
          <table:table-cell table:number-columns-repeated="8"/>
        </table:table-row>
        <table:table-row table:style-name="ro1">
          <table:table-cell office:value-type="float" office:value="1461957810.79727" calcext:value-type="float">
            <text:p>1461957810.79727</text:p>
          </table:table-cell>
          <table:table-cell office:value-type="float" office:value="139855525532004" calcext:value-type="float">
            <text:p>139855525532004</text:p>
          </table:table-cell>
          <table:table-cell table:number-columns-repeated="8"/>
        </table:table-row>
        <table:table-row table:style-name="ro1">
          <table:table-cell office:value-type="float" office:value="1461957810.79728" calcext:value-type="float">
            <text:p>1461957810.79728</text:p>
          </table:table-cell>
          <table:table-cell office:value-type="float" office:value="139855525538832" calcext:value-type="float">
            <text:p>139855525538832</text:p>
          </table:table-cell>
          <table:table-cell table:number-columns-repeated="8"/>
        </table:table-row>
        <table:table-row table:style-name="ro1">
          <table:table-cell office:value-type="float" office:value="1461957810.79729" calcext:value-type="float">
            <text:p>1461957810.79729</text:p>
          </table:table-cell>
          <table:table-cell office:value-type="float" office:value="139855525542424" calcext:value-type="float">
            <text:p>139855525542424</text:p>
          </table:table-cell>
          <table:table-cell table:number-columns-repeated="8"/>
        </table:table-row>
        <table:table-row table:style-name="ro1">
          <table:table-cell office:value-type="float" office:value="1461957810.79731" calcext:value-type="float">
            <text:p>1461957810.79731</text:p>
          </table:table-cell>
          <table:table-cell office:value-type="float" office:value="139855525544736" calcext:value-type="float">
            <text:p>139855525544736</text:p>
          </table:table-cell>
          <table:table-cell table:number-columns-repeated="8"/>
        </table:table-row>
        <table:table-row table:style-name="ro1">
          <table:table-cell office:value-type="float" office:value="1461957810.79732" calcext:value-type="float">
            <text:p>1461957810.79732</text:p>
          </table:table-cell>
          <table:table-cell office:value-type="float" office:value="139855525549500" calcext:value-type="float">
            <text:p>139855525549500</text:p>
          </table:table-cell>
          <table:table-cell table:number-columns-repeated="8"/>
        </table:table-row>
        <table:table-row table:style-name="ro1">
          <table:table-cell office:value-type="float" office:value="1461957810.79733" calcext:value-type="float">
            <text:p>1461957810.79733</text:p>
          </table:table-cell>
          <table:table-cell office:value-type="float" office:value="139855525552524" calcext:value-type="float">
            <text:p>139855525552524</text:p>
          </table:table-cell>
          <table:table-cell table:number-columns-repeated="8"/>
        </table:table-row>
        <table:table-row table:style-name="ro1">
          <table:table-cell office:value-type="float" office:value="1461957810.79734" calcext:value-type="float">
            <text:p>1461957810.79734</text:p>
          </table:table-cell>
          <table:table-cell office:value-type="float" office:value="139855525559988" calcext:value-type="float">
            <text:p>139855525559988</text:p>
          </table:table-cell>
          <table:table-cell table:number-columns-repeated="8"/>
        </table:table-row>
        <table:table-row table:style-name="ro1">
          <table:table-cell office:value-type="float" office:value="1461957810.79736" calcext:value-type="float">
            <text:p>1461957810.79736</text:p>
          </table:table-cell>
          <table:table-cell office:value-type="float" office:value="139855525562136" calcext:value-type="float">
            <text:p>139855525562136</text:p>
          </table:table-cell>
          <table:table-cell table:number-columns-repeated="8"/>
        </table:table-row>
        <table:table-row table:style-name="ro1">
          <table:table-cell office:value-type="float" office:value="1461957810.79737" calcext:value-type="float">
            <text:p>1461957810.79737</text:p>
          </table:table-cell>
          <table:table-cell office:value-type="float" office:value="139855525565384" calcext:value-type="float">
            <text:p>139855525565384</text:p>
          </table:table-cell>
          <table:table-cell table:number-columns-repeated="8"/>
        </table:table-row>
        <table:table-row table:style-name="ro1">
          <table:table-cell office:value-type="float" office:value="1461957810.79738" calcext:value-type="float">
            <text:p>1461957810.79738</text:p>
          </table:table-cell>
          <table:table-cell office:value-type="float" office:value="139855525569092" calcext:value-type="float">
            <text:p>139855525569092</text:p>
          </table:table-cell>
          <table:table-cell table:number-columns-repeated="8"/>
        </table:table-row>
        <table:table-row table:style-name="ro1">
          <table:table-cell office:value-type="float" office:value="1461957810.79739" calcext:value-type="float">
            <text:p>1461957810.79739</text:p>
          </table:table-cell>
          <table:table-cell office:value-type="float" office:value="139855525574428" calcext:value-type="float">
            <text:p>139855525574428</text:p>
          </table:table-cell>
          <table:table-cell table:number-columns-repeated="8"/>
        </table:table-row>
        <table:table-row table:style-name="ro1">
          <table:table-cell office:value-type="float" office:value="1461957810.79741" calcext:value-type="float">
            <text:p>1461957810.79741</text:p>
          </table:table-cell>
          <table:table-cell office:value-type="float" office:value="139855525579852" calcext:value-type="float">
            <text:p>139855525579852</text:p>
          </table:table-cell>
          <table:table-cell table:number-columns-repeated="8"/>
        </table:table-row>
        <table:table-row table:style-name="ro1">
          <table:table-cell office:value-type="float" office:value="1461957810.79742" calcext:value-type="float">
            <text:p>1461957810.79742</text:p>
          </table:table-cell>
          <table:table-cell office:value-type="float" office:value="139855525584824" calcext:value-type="float">
            <text:p>139855525584824</text:p>
          </table:table-cell>
          <table:table-cell table:number-columns-repeated="8"/>
        </table:table-row>
        <table:table-row table:style-name="ro1">
          <table:table-cell office:value-type="float" office:value="1461957810.79743" calcext:value-type="float">
            <text:p>1461957810.79743</text:p>
          </table:table-cell>
          <table:table-cell office:value-type="float" office:value="139855525585744" calcext:value-type="float">
            <text:p>139855525585744</text:p>
          </table:table-cell>
          <table:table-cell table:number-columns-repeated="8"/>
        </table:table-row>
        <table:table-row table:style-name="ro1">
          <table:table-cell office:value-type="float" office:value="1461957810.79744" calcext:value-type="float">
            <text:p>1461957810.79744</text:p>
          </table:table-cell>
          <table:table-cell office:value-type="float" office:value="139855525591772" calcext:value-type="float">
            <text:p>139855525591772</text:p>
          </table:table-cell>
          <table:table-cell table:number-columns-repeated="8"/>
        </table:table-row>
        <table:table-row table:style-name="ro1">
          <table:table-cell office:value-type="float" office:value="1461957810.79746" calcext:value-type="float">
            <text:p>1461957810.79746</text:p>
          </table:table-cell>
          <table:table-cell office:value-type="float" office:value="139855525596364" calcext:value-type="float">
            <text:p>139855525596364</text:p>
          </table:table-cell>
          <table:table-cell table:number-columns-repeated="8"/>
        </table:table-row>
        <table:table-row table:style-name="ro1">
          <table:table-cell office:value-type="float" office:value="1461957810.79747" calcext:value-type="float">
            <text:p>1461957810.79747</text:p>
          </table:table-cell>
          <table:table-cell office:value-type="float" office:value="139855525597976" calcext:value-type="float">
            <text:p>139855525597976</text:p>
          </table:table-cell>
          <table:table-cell table:number-columns-repeated="8"/>
        </table:table-row>
        <table:table-row table:style-name="ro1">
          <table:table-cell office:value-type="float" office:value="1461957810.79748" calcext:value-type="float">
            <text:p>1461957810.79748</text:p>
          </table:table-cell>
          <table:table-cell office:value-type="float" office:value="139855525601300" calcext:value-type="float">
            <text:p>139855525601300</text:p>
          </table:table-cell>
          <table:table-cell table:number-columns-repeated="8"/>
        </table:table-row>
        <table:table-row table:style-name="ro1">
          <table:table-cell office:value-type="float" office:value="1461957810.79749" calcext:value-type="float">
            <text:p>1461957810.79749</text:p>
          </table:table-cell>
          <table:table-cell office:value-type="float" office:value="139855525606568" calcext:value-type="float">
            <text:p>139855525606568</text:p>
          </table:table-cell>
          <table:table-cell table:number-columns-repeated="8"/>
        </table:table-row>
        <table:table-row table:style-name="ro1">
          <table:table-cell office:value-type="float" office:value="1461957810.79751" calcext:value-type="float">
            <text:p>1461957810.79751</text:p>
          </table:table-cell>
          <table:table-cell office:value-type="float" office:value="139855525612144" calcext:value-type="float">
            <text:p>139855525612144</text:p>
          </table:table-cell>
          <table:table-cell table:number-columns-repeated="8"/>
        </table:table-row>
        <table:table-row table:style-name="ro1">
          <table:table-cell office:value-type="float" office:value="1461957810.79752" calcext:value-type="float">
            <text:p>1461957810.79752</text:p>
          </table:table-cell>
          <table:table-cell office:value-type="float" office:value="139855525614232" calcext:value-type="float">
            <text:p>139855525614232</text:p>
          </table:table-cell>
          <table:table-cell table:number-columns-repeated="8"/>
        </table:table-row>
        <table:table-row table:style-name="ro1">
          <table:table-cell office:value-type="float" office:value="1461957810.79753" calcext:value-type="float">
            <text:p>1461957810.79753</text:p>
          </table:table-cell>
          <table:table-cell office:value-type="float" office:value="139855525620104" calcext:value-type="float">
            <text:p>139855525620104</text:p>
          </table:table-cell>
          <table:table-cell table:number-columns-repeated="8"/>
        </table:table-row>
        <table:table-row table:style-name="ro1">
          <table:table-cell office:value-type="float" office:value="1461957810.79755" calcext:value-type="float">
            <text:p>1461957810.79755</text:p>
          </table:table-cell>
          <table:table-cell office:value-type="float" office:value="139855525624500" calcext:value-type="float">
            <text:p>139855525624500</text:p>
          </table:table-cell>
          <table:table-cell table:number-columns-repeated="8"/>
        </table:table-row>
        <table:table-row table:style-name="ro1">
          <table:table-cell office:value-type="float" office:value="1461957810.79756" calcext:value-type="float">
            <text:p>1461957810.79756</text:p>
          </table:table-cell>
          <table:table-cell office:value-type="float" office:value="139855525626468" calcext:value-type="float">
            <text:p>139855525626468</text:p>
          </table:table-cell>
          <table:table-cell table:number-columns-repeated="8"/>
        </table:table-row>
        <table:table-row table:style-name="ro1">
          <table:table-cell office:value-type="float" office:value="1461957810.79757" calcext:value-type="float">
            <text:p>1461957810.79757</text:p>
          </table:table-cell>
          <table:table-cell office:value-type="float" office:value="139855525632064" calcext:value-type="float">
            <text:p>139855525632064</text:p>
          </table:table-cell>
          <table:table-cell table:number-columns-repeated="8"/>
        </table:table-row>
        <table:table-row table:style-name="ro1">
          <table:table-cell office:value-type="float" office:value="1461957810.79758" calcext:value-type="float">
            <text:p>1461957810.79758</text:p>
          </table:table-cell>
          <table:table-cell office:value-type="float" office:value="139855525637672" calcext:value-type="float">
            <text:p>139855525637672</text:p>
          </table:table-cell>
          <table:table-cell table:number-columns-repeated="8"/>
        </table:table-row>
        <table:table-row table:style-name="ro1">
          <table:table-cell office:value-type="float" office:value="1461957810.7976" calcext:value-type="float">
            <text:p>1461957810.7976</text:p>
          </table:table-cell>
          <table:table-cell office:value-type="float" office:value="139855525641448" calcext:value-type="float">
            <text:p>139855525641448</text:p>
          </table:table-cell>
          <table:table-cell table:number-columns-repeated="8"/>
        </table:table-row>
        <table:table-row table:style-name="ro1">
          <table:table-cell office:value-type="float" office:value="1461957810.79761" calcext:value-type="float">
            <text:p>1461957810.79761</text:p>
          </table:table-cell>
          <table:table-cell office:value-type="float" office:value="139855525646204" calcext:value-type="float">
            <text:p>139855525646204</text:p>
          </table:table-cell>
          <table:table-cell table:number-columns-repeated="8"/>
        </table:table-row>
        <table:table-row table:style-name="ro1">
          <table:table-cell office:value-type="float" office:value="1461957810.79762" calcext:value-type="float">
            <text:p>1461957810.79762</text:p>
          </table:table-cell>
          <table:table-cell office:value-type="float" office:value="139855525646420" calcext:value-type="float">
            <text:p>139855525646420</text:p>
          </table:table-cell>
          <table:table-cell table:number-columns-repeated="8"/>
        </table:table-row>
        <table:table-row table:style-name="ro1">
          <table:table-cell office:value-type="float" office:value="1461957810.79763" calcext:value-type="float">
            <text:p>1461957810.79763</text:p>
          </table:table-cell>
          <table:table-cell office:value-type="float" office:value="139855525654428" calcext:value-type="float">
            <text:p>139855525654428</text:p>
          </table:table-cell>
          <table:table-cell table:number-columns-repeated="8"/>
        </table:table-row>
        <table:table-row table:style-name="ro1">
          <table:table-cell office:value-type="float" office:value="1461957810.79764" calcext:value-type="float">
            <text:p>1461957810.79764</text:p>
          </table:table-cell>
          <table:table-cell office:value-type="float" office:value="139855525656520" calcext:value-type="float">
            <text:p>139855525656520</text:p>
          </table:table-cell>
          <table:table-cell table:number-columns-repeated="8"/>
        </table:table-row>
        <table:table-row table:style-name="ro1">
          <table:table-cell office:value-type="float" office:value="1461957810.79766" calcext:value-type="float">
            <text:p>1461957810.79766</text:p>
          </table:table-cell>
          <table:table-cell office:value-type="float" office:value="139855525661236" calcext:value-type="float">
            <text:p>139855525661236</text:p>
          </table:table-cell>
          <table:table-cell table:number-columns-repeated="8"/>
        </table:table-row>
        <table:table-row table:style-name="ro1">
          <table:table-cell office:value-type="float" office:value="1461957810.79767" calcext:value-type="float">
            <text:p>1461957810.79767</text:p>
          </table:table-cell>
          <table:table-cell office:value-type="float" office:value="139855525663452" calcext:value-type="float">
            <text:p>139855525663452</text:p>
          </table:table-cell>
          <table:table-cell table:number-columns-repeated="8"/>
        </table:table-row>
        <table:table-row table:style-name="ro1">
          <table:table-cell office:value-type="float" office:value="1461957810.79768" calcext:value-type="float">
            <text:p>1461957810.79768</text:p>
          </table:table-cell>
          <table:table-cell office:value-type="float" office:value="139855525669832" calcext:value-type="float">
            <text:p>139855525669832</text:p>
          </table:table-cell>
          <table:table-cell table:number-columns-repeated="8"/>
        </table:table-row>
        <table:table-row table:style-name="ro1">
          <table:table-cell office:value-type="float" office:value="1461957810.79769" calcext:value-type="float">
            <text:p>1461957810.79769</text:p>
          </table:table-cell>
          <table:table-cell office:value-type="float" office:value="139855525672976" calcext:value-type="float">
            <text:p>139855525672976</text:p>
          </table:table-cell>
          <table:table-cell table:number-columns-repeated="8"/>
        </table:table-row>
        <table:table-row table:style-name="ro1">
          <table:table-cell office:value-type="float" office:value="1461957810.7977" calcext:value-type="float">
            <text:p>1461957810.7977</text:p>
          </table:table-cell>
          <table:table-cell office:value-type="float" office:value="139855525678428" calcext:value-type="float">
            <text:p>139855525678428</text:p>
          </table:table-cell>
          <table:table-cell table:number-columns-repeated="8"/>
        </table:table-row>
        <table:table-row table:style-name="ro1">
          <table:table-cell office:value-type="float" office:value="1461957810.79772" calcext:value-type="float">
            <text:p>1461957810.79772</text:p>
          </table:table-cell>
          <table:table-cell office:value-type="float" office:value="139855525682472" calcext:value-type="float">
            <text:p>139855525682472</text:p>
          </table:table-cell>
          <table:table-cell table:number-columns-repeated="8"/>
        </table:table-row>
        <table:table-row table:style-name="ro1">
          <table:table-cell office:value-type="float" office:value="1461957810.79773" calcext:value-type="float">
            <text:p>1461957810.79773</text:p>
          </table:table-cell>
          <table:table-cell office:value-type="float" office:value="139855525684768" calcext:value-type="float">
            <text:p>139855525684768</text:p>
          </table:table-cell>
          <table:table-cell table:number-columns-repeated="8"/>
        </table:table-row>
        <table:table-row table:style-name="ro1">
          <table:table-cell office:value-type="float" office:value="1461957810.79774" calcext:value-type="float">
            <text:p>1461957810.79774</text:p>
          </table:table-cell>
          <table:table-cell office:value-type="float" office:value="139855525691204" calcext:value-type="float">
            <text:p>139855525691204</text:p>
          </table:table-cell>
          <table:table-cell table:number-columns-repeated="8"/>
        </table:table-row>
        <table:table-row table:style-name="ro1">
          <table:table-cell office:value-type="float" office:value="1461957810.79775" calcext:value-type="float">
            <text:p>1461957810.79775</text:p>
          </table:table-cell>
          <table:table-cell office:value-type="float" office:value="139855525694548" calcext:value-type="float">
            <text:p>139855525694548</text:p>
          </table:table-cell>
          <table:table-cell table:number-columns-repeated="8"/>
        </table:table-row>
        <table:table-row table:style-name="ro1">
          <table:table-cell office:value-type="float" office:value="1461957810.79776" calcext:value-type="float">
            <text:p>1461957810.79776</text:p>
          </table:table-cell>
          <table:table-cell office:value-type="float" office:value="139855525699452" calcext:value-type="float">
            <text:p>139855525699452</text:p>
          </table:table-cell>
          <table:table-cell table:number-columns-repeated="8"/>
        </table:table-row>
        <table:table-row table:style-name="ro1">
          <table:table-cell office:value-type="float" office:value="1461957810.79778" calcext:value-type="float">
            <text:p>1461957810.79778</text:p>
          </table:table-cell>
          <table:table-cell office:value-type="float" office:value="139855525703632" calcext:value-type="float">
            <text:p>139855525703632</text:p>
          </table:table-cell>
          <table:table-cell table:number-columns-repeated="8"/>
        </table:table-row>
        <table:table-row table:style-name="ro1">
          <table:table-cell office:value-type="float" office:value="1461957810.79779" calcext:value-type="float">
            <text:p>1461957810.79779</text:p>
          </table:table-cell>
          <table:table-cell office:value-type="float" office:value="139855525706116" calcext:value-type="float">
            <text:p>139855525706116</text:p>
          </table:table-cell>
          <table:table-cell table:number-columns-repeated="8"/>
        </table:table-row>
        <table:table-row table:style-name="ro1">
          <table:table-cell office:value-type="float" office:value="1461957810.7978" calcext:value-type="float">
            <text:p>1461957810.7978</text:p>
          </table:table-cell>
          <table:table-cell office:value-type="float" office:value="139855525710920" calcext:value-type="float">
            <text:p>139855525710920</text:p>
          </table:table-cell>
          <table:table-cell table:number-columns-repeated="8"/>
        </table:table-row>
        <table:table-row table:style-name="ro1">
          <table:table-cell office:value-type="float" office:value="1461957810.79781" calcext:value-type="float">
            <text:p>1461957810.79781</text:p>
          </table:table-cell>
          <table:table-cell office:value-type="float" office:value="139855525714780" calcext:value-type="float">
            <text:p>139855525714780</text:p>
          </table:table-cell>
          <table:table-cell table:number-columns-repeated="8"/>
        </table:table-row>
        <table:table-row table:style-name="ro1">
          <table:table-cell office:value-type="float" office:value="1461957810.80403" calcext:value-type="float">
            <text:p>1461957810.80403</text:p>
          </table:table-cell>
          <table:table-cell office:value-type="float" office:value="139855525716368" calcext:value-type="float">
            <text:p>139855525716368</text:p>
          </table:table-cell>
          <table:table-cell table:number-columns-repeated="8"/>
        </table:table-row>
        <table:table-row table:style-name="ro1">
          <table:table-cell office:value-type="float" office:value="1461957810.80405" calcext:value-type="float">
            <text:p>1461957810.80405</text:p>
          </table:table-cell>
          <table:table-cell office:value-type="float" office:value="139855525723036" calcext:value-type="float">
            <text:p>139855525723036</text:p>
          </table:table-cell>
          <table:table-cell table:number-columns-repeated="8"/>
        </table:table-row>
        <table:table-row table:style-name="ro1">
          <table:table-cell office:value-type="float" office:value="1461957810.80406" calcext:value-type="float">
            <text:p>1461957810.80406</text:p>
          </table:table-cell>
          <table:table-cell office:value-type="float" office:value="139855525727376" calcext:value-type="float">
            <text:p>139855525727376</text:p>
          </table:table-cell>
          <table:table-cell table:number-columns-repeated="8"/>
        </table:table-row>
        <table:table-row table:style-name="ro1">
          <table:table-cell office:value-type="float" office:value="1461957810.80407" calcext:value-type="float">
            <text:p>1461957810.80407</text:p>
          </table:table-cell>
          <table:table-cell office:value-type="float" office:value="139855525729388" calcext:value-type="float">
            <text:p>139855525729388</text:p>
          </table:table-cell>
          <table:table-cell table:number-columns-repeated="8"/>
        </table:table-row>
        <table:table-row table:style-name="ro1">
          <table:table-cell office:value-type="float" office:value="1461957810.80409" calcext:value-type="float">
            <text:p>1461957810.80409</text:p>
          </table:table-cell>
          <table:table-cell office:value-type="float" office:value="139855525734344" calcext:value-type="float">
            <text:p>139855525734344</text:p>
          </table:table-cell>
          <table:table-cell table:number-columns-repeated="8"/>
        </table:table-row>
        <table:table-row table:style-name="ro1">
          <table:table-cell office:value-type="float" office:value="1461957810.8041" calcext:value-type="float">
            <text:p>1461957810.8041</text:p>
          </table:table-cell>
          <table:table-cell office:value-type="float" office:value="139855525736716" calcext:value-type="float">
            <text:p>139855525736716</text:p>
          </table:table-cell>
          <table:table-cell table:number-columns-repeated="8"/>
        </table:table-row>
        <table:table-row table:style-name="ro1">
          <table:table-cell office:value-type="float" office:value="1461957810.80411" calcext:value-type="float">
            <text:p>1461957810.80411</text:p>
          </table:table-cell>
          <table:table-cell office:value-type="float" office:value="139855525741240" calcext:value-type="float">
            <text:p>139855525741240</text:p>
          </table:table-cell>
          <table:table-cell table:number-columns-repeated="8"/>
        </table:table-row>
        <table:table-row table:style-name="ro1">
          <table:table-cell office:value-type="float" office:value="1461957810.80412" calcext:value-type="float">
            <text:p>1461957810.80412</text:p>
          </table:table-cell>
          <table:table-cell office:value-type="float" office:value="139855525746252" calcext:value-type="float">
            <text:p>139855525746252</text:p>
          </table:table-cell>
          <table:table-cell table:number-columns-repeated="8"/>
        </table:table-row>
        <table:table-row table:style-name="ro1">
          <table:table-cell office:value-type="float" office:value="1461957810.80413" calcext:value-type="float">
            <text:p>1461957810.80413</text:p>
          </table:table-cell>
          <table:table-cell office:value-type="float" office:value="139855525750380" calcext:value-type="float">
            <text:p>139855525750380</text:p>
          </table:table-cell>
          <table:table-cell table:number-columns-repeated="8"/>
        </table:table-row>
        <table:table-row table:style-name="ro1">
          <table:table-cell office:value-type="float" office:value="1461957810.80415" calcext:value-type="float">
            <text:p>1461957810.80415</text:p>
          </table:table-cell>
          <table:table-cell office:value-type="float" office:value="139855525754216" calcext:value-type="float">
            <text:p>139855525754216</text:p>
          </table:table-cell>
          <table:table-cell table:number-columns-repeated="8"/>
        </table:table-row>
        <table:table-row table:style-name="ro1">
          <table:table-cell office:value-type="float" office:value="1461957810.80416" calcext:value-type="float">
            <text:p>1461957810.80416</text:p>
          </table:table-cell>
          <table:table-cell office:value-type="float" office:value="139855525759860" calcext:value-type="float">
            <text:p>139855525759860</text:p>
          </table:table-cell>
          <table:table-cell table:number-columns-repeated="8"/>
        </table:table-row>
        <table:table-row table:style-name="ro1">
          <table:table-cell office:value-type="float" office:value="1461957810.80417" calcext:value-type="float">
            <text:p>1461957810.80417</text:p>
          </table:table-cell>
          <table:table-cell office:value-type="float" office:value="139855525762728" calcext:value-type="float">
            <text:p>139855525762728</text:p>
          </table:table-cell>
          <table:table-cell table:number-columns-repeated="8"/>
        </table:table-row>
        <table:table-row table:style-name="ro1">
          <table:table-cell office:value-type="float" office:value="1461957810.80418" calcext:value-type="float">
            <text:p>1461957810.80418</text:p>
          </table:table-cell>
          <table:table-cell office:value-type="float" office:value="139855525766112" calcext:value-type="float">
            <text:p>139855525766112</text:p>
          </table:table-cell>
          <table:table-cell table:number-columns-repeated="8"/>
        </table:table-row>
        <table:table-row table:style-name="ro1">
          <table:table-cell office:value-type="float" office:value="1461957810.80419" calcext:value-type="float">
            <text:p>1461957810.80419</text:p>
          </table:table-cell>
          <table:table-cell office:value-type="float" office:value="139855525769864" calcext:value-type="float">
            <text:p>139855525769864</text:p>
          </table:table-cell>
          <table:table-cell table:number-columns-repeated="8"/>
        </table:table-row>
        <table:table-row table:style-name="ro1">
          <table:table-cell office:value-type="float" office:value="1461957810.8042" calcext:value-type="float">
            <text:p>1461957810.8042</text:p>
          </table:table-cell>
          <table:table-cell office:value-type="float" office:value="139855525774048" calcext:value-type="float">
            <text:p>139855525774048</text:p>
          </table:table-cell>
          <table:table-cell table:number-columns-repeated="8"/>
        </table:table-row>
        <table:table-row table:style-name="ro1">
          <table:table-cell office:value-type="float" office:value="1461957810.80421" calcext:value-type="float">
            <text:p>1461957810.80421</text:p>
          </table:table-cell>
          <table:table-cell office:value-type="float" office:value="139855525778548" calcext:value-type="float">
            <text:p>139855525778548</text:p>
          </table:table-cell>
          <table:table-cell table:number-columns-repeated="8"/>
        </table:table-row>
        <table:table-row table:style-name="ro1">
          <table:table-cell office:value-type="float" office:value="1461957810.80423" calcext:value-type="float">
            <text:p>1461957810.80423</text:p>
          </table:table-cell>
          <table:table-cell office:value-type="float" office:value="139855525785348" calcext:value-type="float">
            <text:p>139855525785348</text:p>
          </table:table-cell>
          <table:table-cell table:number-columns-repeated="8"/>
        </table:table-row>
        <table:table-row table:style-name="ro1">
          <table:table-cell office:value-type="float" office:value="1461957810.80424" calcext:value-type="float">
            <text:p>1461957810.80424</text:p>
          </table:table-cell>
          <table:table-cell office:value-type="float" office:value="139855525788844" calcext:value-type="float">
            <text:p>139855525788844</text:p>
          </table:table-cell>
          <table:table-cell table:number-columns-repeated="8"/>
        </table:table-row>
        <table:table-row table:style-name="ro1">
          <table:table-cell office:value-type="float" office:value="1461957810.80425" calcext:value-type="float">
            <text:p>1461957810.80425</text:p>
          </table:table-cell>
          <table:table-cell office:value-type="float" office:value="139855525789760" calcext:value-type="float">
            <text:p>139855525789760</text:p>
          </table:table-cell>
          <table:table-cell table:number-columns-repeated="8"/>
        </table:table-row>
        <table:table-row table:style-name="ro1">
          <table:table-cell office:value-type="float" office:value="1461957810.80426" calcext:value-type="float">
            <text:p>1461957810.80426</text:p>
          </table:table-cell>
          <table:table-cell office:value-type="float" office:value="139855525795188" calcext:value-type="float">
            <text:p>139855525795188</text:p>
          </table:table-cell>
          <table:table-cell table:number-columns-repeated="8"/>
        </table:table-row>
        <table:table-row table:style-name="ro1">
          <table:table-cell office:value-type="float" office:value="1461957810.80427" calcext:value-type="float">
            <text:p>1461957810.80427</text:p>
          </table:table-cell>
          <table:table-cell office:value-type="float" office:value="139855525798984" calcext:value-type="float">
            <text:p>139855525798984</text:p>
          </table:table-cell>
          <table:table-cell table:number-columns-repeated="8"/>
        </table:table-row>
        <table:table-row table:style-name="ro1">
          <table:table-cell office:value-type="float" office:value="1461957810.80429" calcext:value-type="float">
            <text:p>1461957810.80429</text:p>
          </table:table-cell>
          <table:table-cell office:value-type="float" office:value="139855525804556" calcext:value-type="float">
            <text:p>139855525804556</text:p>
          </table:table-cell>
          <table:table-cell table:number-columns-repeated="8"/>
        </table:table-row>
        <table:table-row table:style-name="ro1">
          <table:table-cell office:value-type="float" office:value="1461957810.8043" calcext:value-type="float">
            <text:p>1461957810.8043</text:p>
          </table:table-cell>
          <table:table-cell office:value-type="float" office:value="139855525807064" calcext:value-type="float">
            <text:p>139855525807064</text:p>
          </table:table-cell>
          <table:table-cell table:number-columns-repeated="8"/>
        </table:table-row>
        <table:table-row table:style-name="ro1">
          <table:table-cell office:value-type="float" office:value="1461957810.80431" calcext:value-type="float">
            <text:p>1461957810.80431</text:p>
          </table:table-cell>
          <table:table-cell office:value-type="float" office:value="139855525812156" calcext:value-type="float">
            <text:p>139855525812156</text:p>
          </table:table-cell>
          <table:table-cell table:number-columns-repeated="8"/>
        </table:table-row>
        <table:table-row table:style-name="ro1">
          <table:table-cell office:value-type="float" office:value="1461957810.80432" calcext:value-type="float">
            <text:p>1461957810.80432</text:p>
          </table:table-cell>
          <table:table-cell office:value-type="float" office:value="139855525815536" calcext:value-type="float">
            <text:p>139855525815536</text:p>
          </table:table-cell>
          <table:table-cell table:number-columns-repeated="8"/>
        </table:table-row>
        <table:table-row table:style-name="ro1">
          <table:table-cell office:value-type="float" office:value="1461957810.80433" calcext:value-type="float">
            <text:p>1461957810.80433</text:p>
          </table:table-cell>
          <table:table-cell office:value-type="float" office:value="139855525820340" calcext:value-type="float">
            <text:p>139855525820340</text:p>
          </table:table-cell>
          <table:table-cell table:number-columns-repeated="8"/>
        </table:table-row>
        <table:table-row table:style-name="ro1">
          <table:table-cell office:value-type="float" office:value="1461957810.80434" calcext:value-type="float">
            <text:p>1461957810.80434</text:p>
          </table:table-cell>
          <table:table-cell office:value-type="float" office:value="139855525826424" calcext:value-type="float">
            <text:p>139855525826424</text:p>
          </table:table-cell>
          <table:table-cell table:number-columns-repeated="8"/>
        </table:table-row>
        <table:table-row table:style-name="ro1">
          <table:table-cell office:value-type="float" office:value="1461957810.80435" calcext:value-type="float">
            <text:p>1461957810.80435</text:p>
          </table:table-cell>
          <table:table-cell office:value-type="float" office:value="139855525829628" calcext:value-type="float">
            <text:p>139855525829628</text:p>
          </table:table-cell>
          <table:table-cell table:number-columns-repeated="8"/>
        </table:table-row>
        <table:table-row table:style-name="ro1">
          <table:table-cell office:value-type="float" office:value="1461957810.80436" calcext:value-type="float">
            <text:p>1461957810.80436</text:p>
          </table:table-cell>
          <table:table-cell office:value-type="float" office:value="139855525832372" calcext:value-type="float">
            <text:p>139855525832372</text:p>
          </table:table-cell>
          <table:table-cell table:number-columns-repeated="8"/>
        </table:table-row>
        <table:table-row table:style-name="ro1">
          <table:table-cell office:value-type="float" office:value="1461957810.80438" calcext:value-type="float">
            <text:p>1461957810.80438</text:p>
          </table:table-cell>
          <table:table-cell office:value-type="float" office:value="139855525837792" calcext:value-type="float">
            <text:p>139855525837792</text:p>
          </table:table-cell>
          <table:table-cell table:number-columns-repeated="8"/>
        </table:table-row>
        <table:table-row table:style-name="ro1">
          <table:table-cell office:value-type="float" office:value="1461957810.80439" calcext:value-type="float">
            <text:p>1461957810.80439</text:p>
          </table:table-cell>
          <table:table-cell office:value-type="float" office:value="139855525840584" calcext:value-type="float">
            <text:p>139855525840584</text:p>
          </table:table-cell>
          <table:table-cell table:number-columns-repeated="8"/>
        </table:table-row>
        <table:table-row table:style-name="ro1">
          <table:table-cell office:value-type="float" office:value="1461957810.8044" calcext:value-type="float">
            <text:p>1461957810.8044</text:p>
          </table:table-cell>
          <table:table-cell office:value-type="float" office:value="139855525845228" calcext:value-type="float">
            <text:p>139855525845228</text:p>
          </table:table-cell>
          <table:table-cell table:number-columns-repeated="8"/>
        </table:table-row>
        <table:table-row table:style-name="ro1">
          <table:table-cell office:value-type="float" office:value="1461957810.80441" calcext:value-type="float">
            <text:p>1461957810.80441</text:p>
          </table:table-cell>
          <table:table-cell office:value-type="float" office:value="139855525850592" calcext:value-type="float">
            <text:p>139855525850592</text:p>
          </table:table-cell>
          <table:table-cell table:number-columns-repeated="8"/>
        </table:table-row>
        <table:table-row table:style-name="ro1">
          <table:table-cell office:value-type="float" office:value="1461957810.80442" calcext:value-type="float">
            <text:p>1461957810.80442</text:p>
          </table:table-cell>
          <table:table-cell office:value-type="float" office:value="139855525851676" calcext:value-type="float">
            <text:p>139855525851676</text:p>
          </table:table-cell>
          <table:table-cell table:number-columns-repeated="8"/>
        </table:table-row>
        <table:table-row table:style-name="ro1">
          <table:table-cell office:value-type="float" office:value="1461957810.80443" calcext:value-type="float">
            <text:p>1461957810.80443</text:p>
          </table:table-cell>
          <table:table-cell office:value-type="float" office:value="139855525857796" calcext:value-type="float">
            <text:p>139855525857796</text:p>
          </table:table-cell>
          <table:table-cell table:number-columns-repeated="8"/>
        </table:table-row>
        <table:table-row table:style-name="ro1">
          <table:table-cell office:value-type="float" office:value="1461957810.80445" calcext:value-type="float">
            <text:p>1461957810.80445</text:p>
          </table:table-cell>
          <table:table-cell office:value-type="float" office:value="139855525862732" calcext:value-type="float">
            <text:p>139855525862732</text:p>
          </table:table-cell>
          <table:table-cell table:number-columns-repeated="8"/>
        </table:table-row>
        <table:table-row table:style-name="ro1">
          <table:table-cell office:value-type="float" office:value="1461957810.80446" calcext:value-type="float">
            <text:p>1461957810.80446</text:p>
          </table:table-cell>
          <table:table-cell office:value-type="float" office:value="139855525866736" calcext:value-type="float">
            <text:p>139855525866736</text:p>
          </table:table-cell>
          <table:table-cell table:number-columns-repeated="8"/>
        </table:table-row>
        <table:table-row table:style-name="ro1">
          <table:table-cell office:value-type="float" office:value="1461957810.80447" calcext:value-type="float">
            <text:p>1461957810.80447</text:p>
          </table:table-cell>
          <table:table-cell office:value-type="float" office:value="139855525870496" calcext:value-type="float">
            <text:p>139855525870496</text:p>
          </table:table-cell>
          <table:table-cell table:number-columns-repeated="8"/>
        </table:table-row>
        <table:table-row table:style-name="ro1">
          <table:table-cell office:value-type="float" office:value="1461957810.80448" calcext:value-type="float">
            <text:p>1461957810.80448</text:p>
          </table:table-cell>
          <table:table-cell office:value-type="float" office:value="139855525875604" calcext:value-type="float">
            <text:p>139855525875604</text:p>
          </table:table-cell>
          <table:table-cell table:number-columns-repeated="8"/>
        </table:table-row>
        <table:table-row table:style-name="ro1">
          <table:table-cell office:value-type="float" office:value="1461957810.80449" calcext:value-type="float">
            <text:p>1461957810.80449</text:p>
          </table:table-cell>
          <table:table-cell office:value-type="float" office:value="139855525879592" calcext:value-type="float">
            <text:p>139855525879592</text:p>
          </table:table-cell>
          <table:table-cell table:number-columns-repeated="8"/>
        </table:table-row>
        <table:table-row table:style-name="ro1">
          <table:table-cell office:value-type="float" office:value="1461957810.8045" calcext:value-type="float">
            <text:p>1461957810.8045</text:p>
          </table:table-cell>
          <table:table-cell office:value-type="float" office:value="139855525883832" calcext:value-type="float">
            <text:p>139855525883832</text:p>
          </table:table-cell>
          <table:table-cell table:number-columns-repeated="8"/>
        </table:table-row>
        <table:table-row table:style-name="ro1">
          <table:table-cell office:value-type="float" office:value="1461957810.80451" calcext:value-type="float">
            <text:p>1461957810.80451</text:p>
          </table:table-cell>
          <table:table-cell office:value-type="float" office:value="139855525887144" calcext:value-type="float">
            <text:p>139855525887144</text:p>
          </table:table-cell>
          <table:table-cell table:number-columns-repeated="8"/>
        </table:table-row>
        <table:table-row table:style-name="ro1">
          <table:table-cell office:value-type="float" office:value="1461957810.80452" calcext:value-type="float">
            <text:p>1461957810.80452</text:p>
          </table:table-cell>
          <table:table-cell office:value-type="float" office:value="139855525891212" calcext:value-type="float">
            <text:p>139855525891212</text:p>
          </table:table-cell>
          <table:table-cell table:number-columns-repeated="8"/>
        </table:table-row>
        <table:table-row table:style-name="ro1">
          <table:table-cell office:value-type="float" office:value="1461957810.80453" calcext:value-type="float">
            <text:p>1461957810.80453</text:p>
          </table:table-cell>
          <table:table-cell office:value-type="float" office:value="139855525892924" calcext:value-type="float">
            <text:p>139855525892924</text:p>
          </table:table-cell>
          <table:table-cell table:number-columns-repeated="8"/>
        </table:table-row>
        <table:table-row table:style-name="ro1">
          <table:table-cell office:value-type="float" office:value="1461957810.80455" calcext:value-type="float">
            <text:p>1461957810.80455</text:p>
          </table:table-cell>
          <table:table-cell office:value-type="float" office:value="139855525897008" calcext:value-type="float">
            <text:p>139855525897008</text:p>
          </table:table-cell>
          <table:table-cell table:number-columns-repeated="8"/>
        </table:table-row>
        <table:table-row table:style-name="ro1">
          <table:table-cell office:value-type="float" office:value="1461957810.80456" calcext:value-type="float">
            <text:p>1461957810.80456</text:p>
          </table:table-cell>
          <table:table-cell office:value-type="float" office:value="139855525904180" calcext:value-type="float">
            <text:p>139855525904180</text:p>
          </table:table-cell>
          <table:table-cell table:number-columns-repeated="8"/>
        </table:table-row>
        <table:table-row table:style-name="ro1">
          <table:table-cell office:value-type="float" office:value="1461957810.80457" calcext:value-type="float">
            <text:p>1461957810.80457</text:p>
          </table:table-cell>
          <table:table-cell office:value-type="float" office:value="139855525907376" calcext:value-type="float">
            <text:p>139855525907376</text:p>
          </table:table-cell>
          <table:table-cell table:number-columns-repeated="8"/>
        </table:table-row>
        <table:table-row table:style-name="ro1">
          <table:table-cell office:value-type="float" office:value="1461957810.80458" calcext:value-type="float">
            <text:p>1461957810.80458</text:p>
          </table:table-cell>
          <table:table-cell office:value-type="float" office:value="139855525910424" calcext:value-type="float">
            <text:p>139855525910424</text:p>
          </table:table-cell>
          <table:table-cell table:number-columns-repeated="8"/>
        </table:table-row>
        <table:table-row table:style-name="ro1">
          <table:table-cell office:value-type="float" office:value="1461957810.80459" calcext:value-type="float">
            <text:p>1461957810.80459</text:p>
          </table:table-cell>
          <table:table-cell office:value-type="float" office:value="139855525916552" calcext:value-type="float">
            <text:p>139855525916552</text:p>
          </table:table-cell>
          <table:table-cell table:number-columns-repeated="8"/>
        </table:table-row>
        <table:table-row table:style-name="ro1">
          <table:table-cell office:value-type="float" office:value="1461957810.8046" calcext:value-type="float">
            <text:p>1461957810.8046</text:p>
          </table:table-cell>
          <table:table-cell office:value-type="float" office:value="139855525917620" calcext:value-type="float">
            <text:p>139855525917620</text:p>
          </table:table-cell>
          <table:table-cell table:number-columns-repeated="8"/>
        </table:table-row>
        <table:table-row table:style-name="ro1">
          <table:table-cell office:value-type="float" office:value="1461957810.80461" calcext:value-type="float">
            <text:p>1461957810.80461</text:p>
          </table:table-cell>
          <table:table-cell office:value-type="float" office:value="139855525923200" calcext:value-type="float">
            <text:p>139855525923200</text:p>
          </table:table-cell>
          <table:table-cell table:number-columns-repeated="8"/>
        </table:table-row>
        <table:table-row table:style-name="ro1">
          <table:table-cell office:value-type="float" office:value="1461957810.80462" calcext:value-type="float">
            <text:p>1461957810.80462</text:p>
          </table:table-cell>
          <table:table-cell office:value-type="float" office:value="139855525926176" calcext:value-type="float">
            <text:p>139855525926176</text:p>
          </table:table-cell>
          <table:table-cell table:number-columns-repeated="8"/>
        </table:table-row>
        <table:table-row table:style-name="ro1">
          <table:table-cell office:value-type="float" office:value="1461957810.80464" calcext:value-type="float">
            <text:p>1461957810.80464</text:p>
          </table:table-cell>
          <table:table-cell office:value-type="float" office:value="139855525929112" calcext:value-type="float">
            <text:p>139855525929112</text:p>
          </table:table-cell>
          <table:table-cell table:number-columns-repeated="8"/>
        </table:table-row>
        <table:table-row table:style-name="ro1">
          <table:table-cell office:value-type="float" office:value="1461957810.80465" calcext:value-type="float">
            <text:p>1461957810.80465</text:p>
          </table:table-cell>
          <table:table-cell office:value-type="float" office:value="139855525937072" calcext:value-type="float">
            <text:p>139855525937072</text:p>
          </table:table-cell>
          <table:table-cell table:number-columns-repeated="8"/>
        </table:table-row>
        <table:table-row table:style-name="ro1">
          <table:table-cell office:value-type="float" office:value="1461957810.80468" calcext:value-type="float">
            <text:p>1461957810.80468</text:p>
          </table:table-cell>
          <table:table-cell office:value-type="float" office:value="139855525939736" calcext:value-type="float">
            <text:p>139855525939736</text:p>
          </table:table-cell>
          <table:table-cell table:number-columns-repeated="8"/>
        </table:table-row>
        <table:table-row table:style-name="ro1">
          <table:table-cell office:value-type="float" office:value="1461957810.80469" calcext:value-type="float">
            <text:p>1461957810.80469</text:p>
          </table:table-cell>
          <table:table-cell office:value-type="float" office:value="139855525942444" calcext:value-type="float">
            <text:p>139855525942444</text:p>
          </table:table-cell>
          <table:table-cell table:number-columns-repeated="8"/>
        </table:table-row>
        <table:table-row table:style-name="ro1">
          <table:table-cell office:value-type="float" office:value="1461957810.8047" calcext:value-type="float">
            <text:p>1461957810.8047</text:p>
          </table:table-cell>
          <table:table-cell office:value-type="float" office:value="139855525947152" calcext:value-type="float">
            <text:p>139855525947152</text:p>
          </table:table-cell>
          <table:table-cell table:number-columns-repeated="8"/>
        </table:table-row>
        <table:table-row table:style-name="ro1">
          <table:table-cell office:value-type="float" office:value="1461957810.80472" calcext:value-type="float">
            <text:p>1461957810.80472</text:p>
          </table:table-cell>
          <table:table-cell office:value-type="float" office:value="139855525949616" calcext:value-type="float">
            <text:p>139855525949616</text:p>
          </table:table-cell>
          <table:table-cell table:number-columns-repeated="8"/>
        </table:table-row>
        <table:table-row table:style-name="ro1">
          <table:table-cell office:value-type="float" office:value="1461957810.80473" calcext:value-type="float">
            <text:p>1461957810.80473</text:p>
          </table:table-cell>
          <table:table-cell office:value-type="float" office:value="139855525956984" calcext:value-type="float">
            <text:p>139855525956984</text:p>
          </table:table-cell>
          <table:table-cell table:number-columns-repeated="8"/>
        </table:table-row>
        <table:table-row table:style-name="ro1">
          <table:table-cell office:value-type="float" office:value="1461957810.80474" calcext:value-type="float">
            <text:p>1461957810.80474</text:p>
          </table:table-cell>
          <table:table-cell office:value-type="float" office:value="139855525958664" calcext:value-type="float">
            <text:p>139855525958664</text:p>
          </table:table-cell>
          <table:table-cell table:number-columns-repeated="8"/>
        </table:table-row>
        <table:table-row table:style-name="ro1">
          <table:table-cell office:value-type="float" office:value="1461957810.80475" calcext:value-type="float">
            <text:p>1461957810.80475</text:p>
          </table:table-cell>
          <table:table-cell office:value-type="float" office:value="139855525961784" calcext:value-type="float">
            <text:p>139855525961784</text:p>
          </table:table-cell>
          <table:table-cell table:number-columns-repeated="8"/>
        </table:table-row>
        <table:table-row table:style-name="ro1">
          <table:table-cell office:value-type="float" office:value="1461957810.80476" calcext:value-type="float">
            <text:p>1461957810.80476</text:p>
          </table:table-cell>
          <table:table-cell office:value-type="float" office:value="139855525968056" calcext:value-type="float">
            <text:p>139855525968056</text:p>
          </table:table-cell>
          <table:table-cell table:number-columns-repeated="8"/>
        </table:table-row>
        <table:table-row table:style-name="ro1">
          <table:table-cell office:value-type="float" office:value="1461957810.80477" calcext:value-type="float">
            <text:p>1461957810.80477</text:p>
          </table:table-cell>
          <table:table-cell office:value-type="float" office:value="139855525971564" calcext:value-type="float">
            <text:p>139855525971564</text:p>
          </table:table-cell>
          <table:table-cell table:number-columns-repeated="8"/>
        </table:table-row>
        <table:table-row table:style-name="ro1">
          <table:table-cell office:value-type="float" office:value="1461957810.80478" calcext:value-type="float">
            <text:p>1461957810.80478</text:p>
          </table:table-cell>
          <table:table-cell office:value-type="float" office:value="139855525975844" calcext:value-type="float">
            <text:p>139855525975844</text:p>
          </table:table-cell>
          <table:table-cell table:number-columns-repeated="8"/>
        </table:table-row>
        <table:table-row table:style-name="ro1">
          <table:table-cell office:value-type="float" office:value="1461957810.8048" calcext:value-type="float">
            <text:p>1461957810.8048</text:p>
          </table:table-cell>
          <table:table-cell office:value-type="float" office:value="139855525981416" calcext:value-type="float">
            <text:p>139855525981416</text:p>
          </table:table-cell>
          <table:table-cell table:number-columns-repeated="8"/>
        </table:table-row>
        <table:table-row table:style-name="ro1">
          <table:table-cell office:value-type="float" office:value="1461957810.80481" calcext:value-type="float">
            <text:p>1461957810.80481</text:p>
          </table:table-cell>
          <table:table-cell office:value-type="float" office:value="139855525982644" calcext:value-type="float">
            <text:p>139855525982644</text:p>
          </table:table-cell>
          <table:table-cell table:number-columns-repeated="8"/>
        </table:table-row>
        <table:table-row table:style-name="ro1">
          <table:table-cell office:value-type="float" office:value="1461957810.80482" calcext:value-type="float">
            <text:p>1461957810.80482</text:p>
          </table:table-cell>
          <table:table-cell office:value-type="float" office:value="139855525987004" calcext:value-type="float">
            <text:p>139855525987004</text:p>
          </table:table-cell>
          <table:table-cell table:number-columns-repeated="8"/>
        </table:table-row>
        <table:table-row table:style-name="ro1">
          <table:table-cell office:value-type="float" office:value="1461957810.80483" calcext:value-type="float">
            <text:p>1461957810.80483</text:p>
          </table:table-cell>
          <table:table-cell office:value-type="float" office:value="139855525993704" calcext:value-type="float">
            <text:p>139855525993704</text:p>
          </table:table-cell>
          <table:table-cell table:number-columns-repeated="8"/>
        </table:table-row>
        <table:table-row table:style-name="ro1">
          <table:table-cell office:value-type="float" office:value="1461957810.80484" calcext:value-type="float">
            <text:p>1461957810.80484</text:p>
          </table:table-cell>
          <table:table-cell office:value-type="float" office:value="139855525997512" calcext:value-type="float">
            <text:p>139855525997512</text:p>
          </table:table-cell>
          <table:table-cell table:number-columns-repeated="8"/>
        </table:table-row>
        <table:table-row table:style-name="ro1">
          <table:table-cell office:value-type="float" office:value="1461957810.80485" calcext:value-type="float">
            <text:p>1461957810.80485</text:p>
          </table:table-cell>
          <table:table-cell office:value-type="float" office:value="139855526002396" calcext:value-type="float">
            <text:p>139855526002396</text:p>
          </table:table-cell>
          <table:table-cell table:number-columns-repeated="8"/>
        </table:table-row>
        <table:table-row table:style-name="ro1">
          <table:table-cell office:value-type="float" office:value="1461957810.80486" calcext:value-type="float">
            <text:p>1461957810.80486</text:p>
          </table:table-cell>
          <table:table-cell office:value-type="float" office:value="139855526004032" calcext:value-type="float">
            <text:p>139855526004032</text:p>
          </table:table-cell>
          <table:table-cell table:number-columns-repeated="8"/>
        </table:table-row>
        <table:table-row table:style-name="ro1">
          <table:table-cell office:value-type="float" office:value="1461957810.80487" calcext:value-type="float">
            <text:p>1461957810.80487</text:p>
          </table:table-cell>
          <table:table-cell office:value-type="float" office:value="139855526010524" calcext:value-type="float">
            <text:p>139855526010524</text:p>
          </table:table-cell>
          <table:table-cell table:number-columns-repeated="8"/>
        </table:table-row>
        <table:table-row table:style-name="ro1">
          <table:table-cell office:value-type="float" office:value="1461957810.80488" calcext:value-type="float">
            <text:p>1461957810.80488</text:p>
          </table:table-cell>
          <table:table-cell office:value-type="float" office:value="139855526012812" calcext:value-type="float">
            <text:p>139855526012812</text:p>
          </table:table-cell>
          <table:table-cell table:number-columns-repeated="8"/>
        </table:table-row>
        <table:table-row table:style-name="ro1">
          <table:table-cell office:value-type="float" office:value="1461957810.80489" calcext:value-type="float">
            <text:p>1461957810.80489</text:p>
          </table:table-cell>
          <table:table-cell office:value-type="float" office:value="139855526018188" calcext:value-type="float">
            <text:p>139855526018188</text:p>
          </table:table-cell>
          <table:table-cell table:number-columns-repeated="8"/>
        </table:table-row>
        <table:table-row table:style-name="ro1">
          <table:table-cell office:value-type="float" office:value="1461957810.8049" calcext:value-type="float">
            <text:p>1461957810.8049</text:p>
          </table:table-cell>
          <table:table-cell office:value-type="float" office:value="139855526019276" calcext:value-type="float">
            <text:p>139855526019276</text:p>
          </table:table-cell>
          <table:table-cell table:number-columns-repeated="8"/>
        </table:table-row>
        <table:table-row table:style-name="ro1">
          <table:table-cell office:value-type="float" office:value="1461957810.80491" calcext:value-type="float">
            <text:p>1461957810.80491</text:p>
          </table:table-cell>
          <table:table-cell office:value-type="float" office:value="139855526025064" calcext:value-type="float">
            <text:p>139855526025064</text:p>
          </table:table-cell>
          <table:table-cell table:number-columns-repeated="8"/>
        </table:table-row>
        <table:table-row table:style-name="ro1">
          <table:table-cell office:value-type="float" office:value="1461957810.80492" calcext:value-type="float">
            <text:p>1461957810.80492</text:p>
          </table:table-cell>
          <table:table-cell office:value-type="float" office:value="139855526031236" calcext:value-type="float">
            <text:p>139855526031236</text:p>
          </table:table-cell>
          <table:table-cell table:number-columns-repeated="8"/>
        </table:table-row>
        <table:table-row table:style-name="ro1">
          <table:table-cell office:value-type="float" office:value="1461957810.80493" calcext:value-type="float">
            <text:p>1461957810.80493</text:p>
          </table:table-cell>
          <table:table-cell office:value-type="float" office:value="139855526032580" calcext:value-type="float">
            <text:p>139855526032580</text:p>
          </table:table-cell>
          <table:table-cell table:number-columns-repeated="8"/>
        </table:table-row>
        <table:table-row table:style-name="ro1">
          <table:table-cell office:value-type="float" office:value="1461957810.80495" calcext:value-type="float">
            <text:p>1461957810.80495</text:p>
          </table:table-cell>
          <table:table-cell office:value-type="float" office:value="139855526039216" calcext:value-type="float">
            <text:p>139855526039216</text:p>
          </table:table-cell>
          <table:table-cell table:number-columns-repeated="8"/>
        </table:table-row>
        <table:table-row table:style-name="ro1">
          <table:table-cell office:value-type="float" office:value="1461957810.80496" calcext:value-type="float">
            <text:p>1461957810.80496</text:p>
          </table:table-cell>
          <table:table-cell office:value-type="float" office:value="139855526042812" calcext:value-type="float">
            <text:p>139855526042812</text:p>
          </table:table-cell>
          <table:table-cell table:number-columns-repeated="8"/>
        </table:table-row>
        <table:table-row table:style-name="ro1">
          <table:table-cell office:value-type="float" office:value="1461957810.80497" calcext:value-type="float">
            <text:p>1461957810.80497</text:p>
          </table:table-cell>
          <table:table-cell office:value-type="float" office:value="139855526044308" calcext:value-type="float">
            <text:p>139855526044308</text:p>
          </table:table-cell>
          <table:table-cell table:number-columns-repeated="8"/>
        </table:table-row>
        <table:table-row table:style-name="ro1">
          <table:table-cell office:value-type="float" office:value="1461957810.80498" calcext:value-type="float">
            <text:p>1461957810.80498</text:p>
          </table:table-cell>
          <table:table-cell office:value-type="float" office:value="139855526050216" calcext:value-type="float">
            <text:p>139855526050216</text:p>
          </table:table-cell>
          <table:table-cell table:number-columns-repeated="8"/>
        </table:table-row>
        <table:table-row table:style-name="ro1">
          <table:table-cell office:value-type="float" office:value="1461957810.80499" calcext:value-type="float">
            <text:p>1461957810.80499</text:p>
          </table:table-cell>
          <table:table-cell office:value-type="float" office:value="139855526053636" calcext:value-type="float">
            <text:p>139855526053636</text:p>
          </table:table-cell>
          <table:table-cell table:number-columns-repeated="8"/>
        </table:table-row>
        <table:table-row table:style-name="ro1">
          <table:table-cell office:value-type="float" office:value="1461957810.805" calcext:value-type="float">
            <text:p>1461957810.805</text:p>
          </table:table-cell>
          <table:table-cell office:value-type="float" office:value="139855526058808" calcext:value-type="float">
            <text:p>139855526058808</text:p>
          </table:table-cell>
          <table:table-cell table:number-columns-repeated="8"/>
        </table:table-row>
        <table:table-row table:style-name="ro1">
          <table:table-cell office:value-type="float" office:value="1461957810.80501" calcext:value-type="float">
            <text:p>1461957810.80501</text:p>
          </table:table-cell>
          <table:table-cell office:value-type="float" office:value="139855526061540" calcext:value-type="float">
            <text:p>139855526061540</text:p>
          </table:table-cell>
          <table:table-cell table:number-columns-repeated="8"/>
        </table:table-row>
        <table:table-row table:style-name="ro1">
          <table:table-cell office:value-type="float" office:value="1461957810.80502" calcext:value-type="float">
            <text:p>1461957810.80502</text:p>
          </table:table-cell>
          <table:table-cell office:value-type="float" office:value="139855526064400" calcext:value-type="float">
            <text:p>139855526064400</text:p>
          </table:table-cell>
          <table:table-cell table:number-columns-repeated="8"/>
        </table:table-row>
        <table:table-row table:style-name="ro1">
          <table:table-cell office:value-type="float" office:value="1461957810.80503" calcext:value-type="float">
            <text:p>1461957810.80503</text:p>
          </table:table-cell>
          <table:table-cell office:value-type="float" office:value="139855526068568" calcext:value-type="float">
            <text:p>139855526068568</text:p>
          </table:table-cell>
          <table:table-cell table:number-columns-repeated="8"/>
        </table:table-row>
        <table:table-row table:style-name="ro1">
          <table:table-cell office:value-type="float" office:value="1461957810.80504" calcext:value-type="float">
            <text:p>1461957810.80504</text:p>
          </table:table-cell>
          <table:table-cell office:value-type="float" office:value="139855526075840" calcext:value-type="float">
            <text:p>139855526075840</text:p>
          </table:table-cell>
          <table:table-cell table:number-columns-repeated="8"/>
        </table:table-row>
        <table:table-row table:style-name="ro1">
          <table:table-cell office:value-type="float" office:value="1461957810.80505" calcext:value-type="float">
            <text:p>1461957810.80505</text:p>
          </table:table-cell>
          <table:table-cell office:value-type="float" office:value="139855526078180" calcext:value-type="float">
            <text:p>139855526078180</text:p>
          </table:table-cell>
          <table:table-cell table:number-columns-repeated="8"/>
        </table:table-row>
        <table:table-row table:style-name="ro1">
          <table:table-cell office:value-type="float" office:value="1461957810.80506" calcext:value-type="float">
            <text:p>1461957810.80506</text:p>
          </table:table-cell>
          <table:table-cell office:value-type="float" office:value="139855526083124" calcext:value-type="float">
            <text:p>139855526083124</text:p>
          </table:table-cell>
          <table:table-cell table:number-columns-repeated="8"/>
        </table:table-row>
        <table:table-row table:style-name="ro1">
          <table:table-cell office:value-type="float" office:value="1461957810.80508" calcext:value-type="float">
            <text:p>1461957810.80508</text:p>
          </table:table-cell>
          <table:table-cell office:value-type="float" office:value="139855526087588" calcext:value-type="float">
            <text:p>139855526087588</text:p>
          </table:table-cell>
          <table:table-cell table:number-columns-repeated="8"/>
        </table:table-row>
        <table:table-row table:style-name="ro1">
          <table:table-cell office:value-type="float" office:value="1461957810.80509" calcext:value-type="float">
            <text:p>1461957810.80509</text:p>
          </table:table-cell>
          <table:table-cell office:value-type="float" office:value="139855526091612" calcext:value-type="float">
            <text:p>139855526091612</text:p>
          </table:table-cell>
          <table:table-cell table:number-columns-repeated="8"/>
        </table:table-row>
        <table:table-row table:style-name="ro1">
          <table:table-cell office:value-type="float" office:value="1461957810.8051" calcext:value-type="float">
            <text:p>1461957810.8051</text:p>
          </table:table-cell>
          <table:table-cell office:value-type="float" office:value="139855526093324" calcext:value-type="float">
            <text:p>139855526093324</text:p>
          </table:table-cell>
          <table:table-cell table:number-columns-repeated="8"/>
        </table:table-row>
        <table:table-row table:style-name="ro1">
          <table:table-cell office:value-type="float" office:value="1461957810.80511" calcext:value-type="float">
            <text:p>1461957810.80511</text:p>
          </table:table-cell>
          <table:table-cell office:value-type="float" office:value="139855526098444" calcext:value-type="float">
            <text:p>139855526098444</text:p>
          </table:table-cell>
          <table:table-cell table:number-columns-repeated="8"/>
        </table:table-row>
        <table:table-row table:style-name="ro1">
          <table:table-cell office:value-type="float" office:value="1461957810.80512" calcext:value-type="float">
            <text:p>1461957810.80512</text:p>
          </table:table-cell>
          <table:table-cell office:value-type="float" office:value="139855526104688" calcext:value-type="float">
            <text:p>139855526104688</text:p>
          </table:table-cell>
          <table:table-cell table:number-columns-repeated="8"/>
        </table:table-row>
        <table:table-row table:style-name="ro1">
          <table:table-cell office:value-type="float" office:value="1461957810.80513" calcext:value-type="float">
            <text:p>1461957810.80513</text:p>
          </table:table-cell>
          <table:table-cell office:value-type="float" office:value="139855526107160" calcext:value-type="float">
            <text:p>139855526107160</text:p>
          </table:table-cell>
          <table:table-cell table:number-columns-repeated="8"/>
        </table:table-row>
        <table:table-row table:style-name="ro1">
          <table:table-cell office:value-type="float" office:value="1461957810.80514" calcext:value-type="float">
            <text:p>1461957810.80514</text:p>
          </table:table-cell>
          <table:table-cell office:value-type="float" office:value="139855526110368" calcext:value-type="float">
            <text:p>139855526110368</text:p>
          </table:table-cell>
          <table:table-cell table:number-columns-repeated="8"/>
        </table:table-row>
        <table:table-row table:style-name="ro1">
          <table:table-cell office:value-type="float" office:value="1461957810.80516" calcext:value-type="float">
            <text:p>1461957810.80516</text:p>
          </table:table-cell>
          <table:table-cell office:value-type="float" office:value="139855526115004" calcext:value-type="float">
            <text:p>139855526115004</text:p>
          </table:table-cell>
          <table:table-cell table:number-columns-repeated="8"/>
        </table:table-row>
        <table:table-row table:style-name="ro1">
          <table:table-cell office:value-type="float" office:value="1461957810.80517" calcext:value-type="float">
            <text:p>1461957810.80517</text:p>
          </table:table-cell>
          <table:table-cell office:value-type="float" office:value="139855526120260" calcext:value-type="float">
            <text:p>139855526120260</text:p>
          </table:table-cell>
          <table:table-cell table:number-columns-repeated="8"/>
        </table:table-row>
        <table:table-row table:style-name="ro1">
          <table:table-cell office:value-type="float" office:value="1461957810.80518" calcext:value-type="float">
            <text:p>1461957810.80518</text:p>
          </table:table-cell>
          <table:table-cell office:value-type="float" office:value="139855526125040" calcext:value-type="float">
            <text:p>139855526125040</text:p>
          </table:table-cell>
          <table:table-cell table:number-columns-repeated="8"/>
        </table:table-row>
        <table:table-row table:style-name="ro1">
          <table:table-cell office:value-type="float" office:value="1461957810.80519" calcext:value-type="float">
            <text:p>1461957810.80519</text:p>
          </table:table-cell>
          <table:table-cell office:value-type="float" office:value="139855526129036" calcext:value-type="float">
            <text:p>139855526129036</text:p>
          </table:table-cell>
          <table:table-cell table:number-columns-repeated="8"/>
        </table:table-row>
        <table:table-row table:style-name="ro1">
          <table:table-cell office:value-type="float" office:value="1461957810.8052" calcext:value-type="float">
            <text:p>1461957810.8052</text:p>
          </table:table-cell>
          <table:table-cell office:value-type="float" office:value="139855526133576" calcext:value-type="float">
            <text:p>139855526133576</text:p>
          </table:table-cell>
          <table:table-cell table:number-columns-repeated="8"/>
        </table:table-row>
        <table:table-row table:style-name="ro1">
          <table:table-cell office:value-type="float" office:value="1461957810.80521" calcext:value-type="float">
            <text:p>1461957810.80521</text:p>
          </table:table-cell>
          <table:table-cell office:value-type="float" office:value="139855526134196" calcext:value-type="float">
            <text:p>139855526134196</text:p>
          </table:table-cell>
          <table:table-cell table:number-columns-repeated="8"/>
        </table:table-row>
        <table:table-row table:style-name="ro1">
          <table:table-cell office:value-type="float" office:value="1461957810.80522" calcext:value-type="float">
            <text:p>1461957810.80522</text:p>
          </table:table-cell>
          <table:table-cell office:value-type="float" office:value="139855526141000" calcext:value-type="float">
            <text:p>139855526141000</text:p>
          </table:table-cell>
          <table:table-cell table:number-columns-repeated="8"/>
        </table:table-row>
        <table:table-row table:style-name="ro1">
          <table:table-cell office:value-type="float" office:value="1461957810.80523" calcext:value-type="float">
            <text:p>1461957810.80523</text:p>
          </table:table-cell>
          <table:table-cell office:value-type="float" office:value="139855526144904" calcext:value-type="float">
            <text:p>139855526144904</text:p>
          </table:table-cell>
          <table:table-cell table:number-columns-repeated="8"/>
        </table:table-row>
        <table:table-row table:style-name="ro1">
          <table:table-cell office:value-type="float" office:value="1461957810.80524" calcext:value-type="float">
            <text:p>1461957810.80524</text:p>
          </table:table-cell>
          <table:table-cell office:value-type="float" office:value="139855526146096" calcext:value-type="float">
            <text:p>139855526146096</text:p>
          </table:table-cell>
          <table:table-cell table:number-columns-repeated="8"/>
        </table:table-row>
        <table:table-row table:style-name="ro1">
          <table:table-cell office:value-type="float" office:value="1461957810.80525" calcext:value-type="float">
            <text:p>1461957810.80525</text:p>
          </table:table-cell>
          <table:table-cell office:value-type="float" office:value="139855526150548" calcext:value-type="float">
            <text:p>139855526150548</text:p>
          </table:table-cell>
          <table:table-cell table:number-columns-repeated="8"/>
        </table:table-row>
        <table:table-row table:style-name="ro1">
          <table:table-cell office:value-type="float" office:value="1461957810.80526" calcext:value-type="float">
            <text:p>1461957810.80526</text:p>
          </table:table-cell>
          <table:table-cell office:value-type="float" office:value="139855526158124" calcext:value-type="float">
            <text:p>139855526158124</text:p>
          </table:table-cell>
          <table:table-cell table:number-columns-repeated="8"/>
        </table:table-row>
        <table:table-row table:style-name="ro1">
          <table:table-cell office:value-type="float" office:value="1461957810.81352" calcext:value-type="float">
            <text:p>1461957810.81352</text:p>
          </table:table-cell>
          <table:table-cell office:value-type="float" office:value="139855526161836" calcext:value-type="float">
            <text:p>139855526161836</text:p>
          </table:table-cell>
          <table:table-cell table:number-columns-repeated="8"/>
        </table:table-row>
        <table:table-row table:style-name="ro1">
          <table:table-cell office:value-type="float" office:value="1461957810.81355" calcext:value-type="float">
            <text:p>1461957810.81355</text:p>
          </table:table-cell>
          <table:table-cell office:value-type="float" office:value="139855526165432" calcext:value-type="float">
            <text:p>139855526165432</text:p>
          </table:table-cell>
          <table:table-cell table:number-columns-repeated="8"/>
        </table:table-row>
        <table:table-row table:style-name="ro1">
          <table:table-cell office:value-type="float" office:value="1461957810.81357" calcext:value-type="float">
            <text:p>1461957810.81357</text:p>
          </table:table-cell>
          <table:table-cell office:value-type="float" office:value="139855526168060" calcext:value-type="float">
            <text:p>139855526168060</text:p>
          </table:table-cell>
          <table:table-cell table:number-columns-repeated="8"/>
        </table:table-row>
        <table:table-row table:style-name="ro1">
          <table:table-cell office:value-type="float" office:value="1461957810.81359" calcext:value-type="float">
            <text:p>1461957810.81359</text:p>
          </table:table-cell>
          <table:table-cell office:value-type="float" office:value="139855526174464" calcext:value-type="float">
            <text:p>139855526174464</text:p>
          </table:table-cell>
          <table:table-cell table:number-columns-repeated="8"/>
        </table:table-row>
        <table:table-row table:style-name="ro1">
          <table:table-cell office:value-type="float" office:value="1461957810.81361" calcext:value-type="float">
            <text:p>1461957810.81361</text:p>
          </table:table-cell>
          <table:table-cell office:value-type="float" office:value="139855526174808" calcext:value-type="float">
            <text:p>139855526174808</text:p>
          </table:table-cell>
          <table:table-cell table:number-columns-repeated="8"/>
        </table:table-row>
        <table:table-row table:style-name="ro1">
          <table:table-cell office:value-type="float" office:value="1461957810.81363" calcext:value-type="float">
            <text:p>1461957810.81363</text:p>
          </table:table-cell>
          <table:table-cell office:value-type="float" office:value="139855526179068" calcext:value-type="float">
            <text:p>139855526179068</text:p>
          </table:table-cell>
          <table:table-cell table:number-columns-repeated="8"/>
        </table:table-row>
        <table:table-row table:style-name="ro1">
          <table:table-cell office:value-type="float" office:value="1461957810.81365" calcext:value-type="float">
            <text:p>1461957810.81365</text:p>
          </table:table-cell>
          <table:table-cell office:value-type="float" office:value="139855526186004" calcext:value-type="float">
            <text:p>139855526186004</text:p>
          </table:table-cell>
          <table:table-cell table:number-columns-repeated="8"/>
        </table:table-row>
        <table:table-row table:style-name="ro1">
          <table:table-cell office:value-type="float" office:value="1461957810.81367" calcext:value-type="float">
            <text:p>1461957810.81367</text:p>
          </table:table-cell>
          <table:table-cell office:value-type="float" office:value="139855526188924" calcext:value-type="float">
            <text:p>139855526188924</text:p>
          </table:table-cell>
          <table:table-cell table:number-columns-repeated="8"/>
        </table:table-row>
        <table:table-row table:style-name="ro1">
          <table:table-cell office:value-type="float" office:value="1461957810.81369" calcext:value-type="float">
            <text:p>1461957810.81369</text:p>
          </table:table-cell>
          <table:table-cell office:value-type="float" office:value="139855526192176" calcext:value-type="float">
            <text:p>139855526192176</text:p>
          </table:table-cell>
          <table:table-cell table:number-columns-repeated="8"/>
        </table:table-row>
        <table:table-row table:style-name="ro1">
          <table:table-cell office:value-type="float" office:value="1461957810.81371" calcext:value-type="float">
            <text:p>1461957810.81371</text:p>
          </table:table-cell>
          <table:table-cell office:value-type="float" office:value="139855526196092" calcext:value-type="float">
            <text:p>139855526196092</text:p>
          </table:table-cell>
          <table:table-cell table:number-columns-repeated="8"/>
        </table:table-row>
        <table:table-row table:style-name="ro1">
          <table:table-cell office:value-type="float" office:value="1461957810.81372" calcext:value-type="float">
            <text:p>1461957810.81372</text:p>
          </table:table-cell>
          <table:table-cell office:value-type="float" office:value="139855526200080" calcext:value-type="float">
            <text:p>139855526200080</text:p>
          </table:table-cell>
          <table:table-cell table:number-columns-repeated="8"/>
        </table:table-row>
        <table:table-row table:style-name="ro1">
          <table:table-cell office:value-type="float" office:value="1461957810.81374" calcext:value-type="float">
            <text:p>1461957810.81374</text:p>
          </table:table-cell>
          <table:table-cell office:value-type="float" office:value="139855526205888" calcext:value-type="float">
            <text:p>139855526205888</text:p>
          </table:table-cell>
          <table:table-cell table:number-columns-repeated="8"/>
        </table:table-row>
        <table:table-row table:style-name="ro1">
          <table:table-cell office:value-type="float" office:value="1461957810.81376" calcext:value-type="float">
            <text:p>1461957810.81376</text:p>
          </table:table-cell>
          <table:table-cell office:value-type="float" office:value="139855526207924" calcext:value-type="float">
            <text:p>139855526207924</text:p>
          </table:table-cell>
          <table:table-cell table:number-columns-repeated="8"/>
        </table:table-row>
        <table:table-row table:style-name="ro1">
          <table:table-cell office:value-type="float" office:value="1461957810.81378" calcext:value-type="float">
            <text:p>1461957810.81378</text:p>
          </table:table-cell>
          <table:table-cell office:value-type="float" office:value="139855526213248" calcext:value-type="float">
            <text:p>139855526213248</text:p>
          </table:table-cell>
          <table:table-cell table:number-columns-repeated="8"/>
        </table:table-row>
        <table:table-row table:style-name="ro1">
          <table:table-cell office:value-type="float" office:value="1461957810.8138" calcext:value-type="float">
            <text:p>1461957810.8138</text:p>
          </table:table-cell>
          <table:table-cell office:value-type="float" office:value="139855526216556" calcext:value-type="float">
            <text:p>139855526216556</text:p>
          </table:table-cell>
          <table:table-cell table:number-columns-repeated="8"/>
        </table:table-row>
        <table:table-row table:style-name="ro1">
          <table:table-cell office:value-type="float" office:value="1461957810.81382" calcext:value-type="float">
            <text:p>1461957810.81382</text:p>
          </table:table-cell>
          <table:table-cell office:value-type="float" office:value="139855526222460" calcext:value-type="float">
            <text:p>139855526222460</text:p>
          </table:table-cell>
          <table:table-cell table:number-columns-repeated="8"/>
        </table:table-row>
        <table:table-row table:style-name="ro1">
          <table:table-cell office:value-type="float" office:value="1461957810.81384" calcext:value-type="float">
            <text:p>1461957810.81384</text:p>
          </table:table-cell>
          <table:table-cell office:value-type="float" office:value="139855526224292" calcext:value-type="float">
            <text:p>139855526224292</text:p>
          </table:table-cell>
          <table:table-cell table:number-columns-repeated="8"/>
        </table:table-row>
        <table:table-row table:style-name="ro1">
          <table:table-cell office:value-type="float" office:value="1461957810.81386" calcext:value-type="float">
            <text:p>1461957810.81386</text:p>
          </table:table-cell>
          <table:table-cell office:value-type="float" office:value="139855526229836" calcext:value-type="float">
            <text:p>139855526229836</text:p>
          </table:table-cell>
          <table:table-cell table:number-columns-repeated="8"/>
        </table:table-row>
        <table:table-row table:style-name="ro1">
          <table:table-cell office:value-type="float" office:value="1461957810.81387" calcext:value-type="float">
            <text:p>1461957810.81387</text:p>
          </table:table-cell>
          <table:table-cell office:value-type="float" office:value="139855526232956" calcext:value-type="float">
            <text:p>139855526232956</text:p>
          </table:table-cell>
          <table:table-cell table:number-columns-repeated="8"/>
        </table:table-row>
        <table:table-row table:style-name="ro1">
          <table:table-cell office:value-type="float" office:value="1461957810.81389" calcext:value-type="float">
            <text:p>1461957810.81389</text:p>
          </table:table-cell>
          <table:table-cell office:value-type="float" office:value="139855526238912" calcext:value-type="float">
            <text:p>139855526238912</text:p>
          </table:table-cell>
          <table:table-cell table:number-columns-repeated="8"/>
        </table:table-row>
        <table:table-row table:style-name="ro1">
          <table:table-cell office:value-type="float" office:value="1461957810.81391" calcext:value-type="float">
            <text:p>1461957810.81391</text:p>
          </table:table-cell>
          <table:table-cell office:value-type="float" office:value="139855526241228" calcext:value-type="float">
            <text:p>139855526241228</text:p>
          </table:table-cell>
          <table:table-cell table:number-columns-repeated="8"/>
        </table:table-row>
        <table:table-row table:style-name="ro1">
          <table:table-cell office:value-type="float" office:value="1461957810.81394" calcext:value-type="float">
            <text:p>1461957810.81394</text:p>
          </table:table-cell>
          <table:table-cell office:value-type="float" office:value="139855526246868" calcext:value-type="float">
            <text:p>139855526246868</text:p>
          </table:table-cell>
          <table:table-cell table:number-columns-repeated="8"/>
        </table:table-row>
        <table:table-row table:style-name="ro1">
          <table:table-cell office:value-type="float" office:value="1461957810.81396" calcext:value-type="float">
            <text:p>1461957810.81396</text:p>
          </table:table-cell>
          <table:table-cell office:value-type="float" office:value="139855526251196" calcext:value-type="float">
            <text:p>139855526251196</text:p>
          </table:table-cell>
          <table:table-cell table:number-columns-repeated="8"/>
        </table:table-row>
        <table:table-row table:style-name="ro1">
          <table:table-cell office:value-type="float" office:value="1461957810.81397" calcext:value-type="float">
            <text:p>1461957810.81397</text:p>
          </table:table-cell>
          <table:table-cell office:value-type="float" office:value="139855526253564" calcext:value-type="float">
            <text:p>139855526253564</text:p>
          </table:table-cell>
          <table:table-cell table:number-columns-repeated="8"/>
        </table:table-row>
        <table:table-row table:style-name="ro1">
          <table:table-cell office:value-type="float" office:value="1461957810.81399" calcext:value-type="float">
            <text:p>1461957810.81399</text:p>
          </table:table-cell>
          <table:table-cell office:value-type="float" office:value="139855526257876" calcext:value-type="float">
            <text:p>139855526257876</text:p>
          </table:table-cell>
          <table:table-cell table:number-columns-repeated="8"/>
        </table:table-row>
        <table:table-row table:style-name="ro1">
          <table:table-cell office:value-type="float" office:value="1461957810.81401" calcext:value-type="float">
            <text:p>1461957810.81401</text:p>
          </table:table-cell>
          <table:table-cell office:value-type="float" office:value="139855526264552" calcext:value-type="float">
            <text:p>139855526264552</text:p>
          </table:table-cell>
          <table:table-cell table:number-columns-repeated="8"/>
        </table:table-row>
        <table:table-row table:style-name="ro1">
          <table:table-cell office:value-type="float" office:value="1461957810.81403" calcext:value-type="float">
            <text:p>1461957810.81403</text:p>
          </table:table-cell>
          <table:table-cell office:value-type="float" office:value="139855526268524" calcext:value-type="float">
            <text:p>139855526268524</text:p>
          </table:table-cell>
          <table:table-cell table:number-columns-repeated="8"/>
        </table:table-row>
        <table:table-row table:style-name="ro1">
          <table:table-cell office:value-type="float" office:value="1461957810.81405" calcext:value-type="float">
            <text:p>1461957810.81405</text:p>
          </table:table-cell>
          <table:table-cell office:value-type="float" office:value="139855526272736" calcext:value-type="float">
            <text:p>139855526272736</text:p>
          </table:table-cell>
          <table:table-cell table:number-columns-repeated="8"/>
        </table:table-row>
        <table:table-row table:style-name="ro1">
          <table:table-cell office:value-type="float" office:value="1461957810.81406" calcext:value-type="float">
            <text:p>1461957810.81406</text:p>
          </table:table-cell>
          <table:table-cell office:value-type="float" office:value="139855526273124" calcext:value-type="float">
            <text:p>139855526273124</text:p>
          </table:table-cell>
          <table:table-cell table:number-columns-repeated="8"/>
        </table:table-row>
        <table:table-row table:style-name="ro1">
          <table:table-cell office:value-type="float" office:value="1461957810.81408" calcext:value-type="float">
            <text:p>1461957810.81408</text:p>
          </table:table-cell>
          <table:table-cell office:value-type="float" office:value="139855526278264" calcext:value-type="float">
            <text:p>139855526278264</text:p>
          </table:table-cell>
          <table:table-cell table:number-columns-repeated="8"/>
        </table:table-row>
        <table:table-row table:style-name="ro1">
          <table:table-cell office:value-type="float" office:value="1461957810.81415" calcext:value-type="float">
            <text:p>1461957810.81415</text:p>
          </table:table-cell>
          <table:table-cell office:value-type="float" office:value="139855526283832" calcext:value-type="float">
            <text:p>139855526283832</text:p>
          </table:table-cell>
          <table:table-cell table:number-columns-repeated="8"/>
        </table:table-row>
        <table:table-row table:style-name="ro1">
          <table:table-cell office:value-type="float" office:value="1461957810.81418" calcext:value-type="float">
            <text:p>1461957810.81418</text:p>
          </table:table-cell>
          <table:table-cell office:value-type="float" office:value="139855526289224" calcext:value-type="float">
            <text:p>139855526289224</text:p>
          </table:table-cell>
          <table:table-cell table:number-columns-repeated="8"/>
        </table:table-row>
        <table:table-row table:style-name="ro1">
          <table:table-cell office:value-type="float" office:value="1461957810.8142" calcext:value-type="float">
            <text:p>1461957810.8142</text:p>
          </table:table-cell>
          <table:table-cell office:value-type="float" office:value="139855526293324" calcext:value-type="float">
            <text:p>139855526293324</text:p>
          </table:table-cell>
          <table:table-cell table:number-columns-repeated="8"/>
        </table:table-row>
        <table:table-row table:style-name="ro1">
          <table:table-cell office:value-type="float" office:value="1461957810.81421" calcext:value-type="float">
            <text:p>1461957810.81421</text:p>
          </table:table-cell>
          <table:table-cell office:value-type="float" office:value="139855526293556" calcext:value-type="float">
            <text:p>139855526293556</text:p>
          </table:table-cell>
          <table:table-cell table:number-columns-repeated="8"/>
        </table:table-row>
        <table:table-row table:style-name="ro1">
          <table:table-cell office:value-type="float" office:value="1461957810.81423" calcext:value-type="float">
            <text:p>1461957810.81423</text:p>
          </table:table-cell>
          <table:table-cell office:value-type="float" office:value="139855526297840" calcext:value-type="float">
            <text:p>139855526297840</text:p>
          </table:table-cell>
          <table:table-cell table:number-columns-repeated="8"/>
        </table:table-row>
        <table:table-row table:style-name="ro1">
          <table:table-cell office:value-type="float" office:value="1461957810.81424" calcext:value-type="float">
            <text:p>1461957810.81424</text:p>
          </table:table-cell>
          <table:table-cell office:value-type="float" office:value="139855526302152" calcext:value-type="float">
            <text:p>139855526302152</text:p>
          </table:table-cell>
          <table:table-cell table:number-columns-repeated="8"/>
        </table:table-row>
        <table:table-row table:style-name="ro1">
          <table:table-cell office:value-type="float" office:value="1461957810.81426" calcext:value-type="float">
            <text:p>1461957810.81426</text:p>
          </table:table-cell>
          <table:table-cell office:value-type="float" office:value="139855526306728" calcext:value-type="float">
            <text:p>139855526306728</text:p>
          </table:table-cell>
          <table:table-cell table:number-columns-repeated="8"/>
        </table:table-row>
        <table:table-row table:style-name="ro1">
          <table:table-cell office:value-type="float" office:value="1461957810.81427" calcext:value-type="float">
            <text:p>1461957810.81427</text:p>
          </table:table-cell>
          <table:table-cell office:value-type="float" office:value="139855526310548" calcext:value-type="float">
            <text:p>139855526310548</text:p>
          </table:table-cell>
          <table:table-cell table:number-columns-repeated="8"/>
        </table:table-row>
        <table:table-row table:style-name="ro1">
          <table:table-cell office:value-type="float" office:value="1461957810.81429" calcext:value-type="float">
            <text:p>1461957810.81429</text:p>
          </table:table-cell>
          <table:table-cell office:value-type="float" office:value="139855526315516" calcext:value-type="float">
            <text:p>139855526315516</text:p>
          </table:table-cell>
          <table:table-cell table:number-columns-repeated="8"/>
        </table:table-row>
        <table:table-row table:style-name="ro1">
          <table:table-cell office:value-type="float" office:value="1461957810.8143" calcext:value-type="float">
            <text:p>1461957810.8143</text:p>
          </table:table-cell>
          <table:table-cell office:value-type="float" office:value="139855526318592" calcext:value-type="float">
            <text:p>139855526318592</text:p>
          </table:table-cell>
          <table:table-cell table:number-columns-repeated="8"/>
        </table:table-row>
        <table:table-row table:style-name="ro1">
          <table:table-cell office:value-type="float" office:value="1461957810.81432" calcext:value-type="float">
            <text:p>1461957810.81432</text:p>
          </table:table-cell>
          <table:table-cell office:value-type="float" office:value="139855526324744" calcext:value-type="float">
            <text:p>139855526324744</text:p>
          </table:table-cell>
          <table:table-cell table:number-columns-repeated="8"/>
        </table:table-row>
        <table:table-row table:style-name="ro1">
          <table:table-cell office:value-type="float" office:value="1461957810.81433" calcext:value-type="float">
            <text:p>1461957810.81433</text:p>
          </table:table-cell>
          <table:table-cell office:value-type="float" office:value="139855526326548" calcext:value-type="float">
            <text:p>139855526326548</text:p>
          </table:table-cell>
          <table:table-cell table:number-columns-repeated="8"/>
        </table:table-row>
        <table:table-row table:style-name="ro1">
          <table:table-cell office:value-type="float" office:value="1461957810.81435" calcext:value-type="float">
            <text:p>1461957810.81435</text:p>
          </table:table-cell>
          <table:table-cell office:value-type="float" office:value="139855526330588" calcext:value-type="float">
            <text:p>139855526330588</text:p>
          </table:table-cell>
          <table:table-cell table:number-columns-repeated="8"/>
        </table:table-row>
        <table:table-row table:style-name="ro1">
          <table:table-cell office:value-type="float" office:value="1461957810.81437" calcext:value-type="float">
            <text:p>1461957810.81437</text:p>
          </table:table-cell>
          <table:table-cell office:value-type="float" office:value="139855526337280" calcext:value-type="float">
            <text:p>139855526337280</text:p>
          </table:table-cell>
          <table:table-cell table:number-columns-repeated="8"/>
        </table:table-row>
        <table:table-row table:style-name="ro1">
          <table:table-cell office:value-type="float" office:value="1461957810.81437" calcext:value-type="float">
            <text:p>1461957810.81437</text:p>
          </table:table-cell>
          <table:table-cell office:value-type="float" office:value="139855526338564" calcext:value-type="float">
            <text:p>139855526338564</text:p>
          </table:table-cell>
          <table:table-cell table:number-columns-repeated="8"/>
        </table:table-row>
        <table:table-row table:style-name="ro1">
          <table:table-cell office:value-type="float" office:value="1461957810.8144" calcext:value-type="float">
            <text:p>1461957810.8144</text:p>
          </table:table-cell>
          <table:table-cell office:value-type="float" office:value="139855526343952" calcext:value-type="float">
            <text:p>139855526343952</text:p>
          </table:table-cell>
          <table:table-cell table:number-columns-repeated="8"/>
        </table:table-row>
        <table:table-row table:style-name="ro1">
          <table:table-cell office:value-type="float" office:value="1461957810.81441" calcext:value-type="float">
            <text:p>1461957810.81441</text:p>
          </table:table-cell>
          <table:table-cell office:value-type="float" office:value="139855526347460" calcext:value-type="float">
            <text:p>139855526347460</text:p>
          </table:table-cell>
          <table:table-cell table:number-columns-repeated="8"/>
        </table:table-row>
        <table:table-row table:style-name="ro1">
          <table:table-cell office:value-type="float" office:value="1461957810.81442" calcext:value-type="float">
            <text:p>1461957810.81442</text:p>
          </table:table-cell>
          <table:table-cell office:value-type="float" office:value="139855526351016" calcext:value-type="float">
            <text:p>139855526351016</text:p>
          </table:table-cell>
          <table:table-cell table:number-columns-repeated="8"/>
        </table:table-row>
        <table:table-row table:style-name="ro1">
          <table:table-cell office:value-type="float" office:value="1461957810.81444" calcext:value-type="float">
            <text:p>1461957810.81444</text:p>
          </table:table-cell>
          <table:table-cell office:value-type="float" office:value="139855526356472" calcext:value-type="float">
            <text:p>139855526356472</text:p>
          </table:table-cell>
          <table:table-cell table:number-columns-repeated="8"/>
        </table:table-row>
        <table:table-row table:style-name="ro1">
          <table:table-cell office:value-type="float" office:value="1461957810.81446" calcext:value-type="float">
            <text:p>1461957810.81446</text:p>
          </table:table-cell>
          <table:table-cell office:value-type="float" office:value="139855526360608" calcext:value-type="float">
            <text:p>139855526360608</text:p>
          </table:table-cell>
          <table:table-cell table:number-columns-repeated="8"/>
        </table:table-row>
        <table:table-row table:style-name="ro1">
          <table:table-cell office:value-type="float" office:value="1461957810.81447" calcext:value-type="float">
            <text:p>1461957810.81447</text:p>
          </table:table-cell>
          <table:table-cell office:value-type="float" office:value="139855526366164" calcext:value-type="float">
            <text:p>139855526366164</text:p>
          </table:table-cell>
          <table:table-cell table:number-columns-repeated="8"/>
        </table:table-row>
        <table:table-row table:style-name="ro1">
          <table:table-cell office:value-type="float" office:value="1461957810.81449" calcext:value-type="float">
            <text:p>1461957810.81449</text:p>
          </table:table-cell>
          <table:table-cell office:value-type="float" office:value="139855526369996" calcext:value-type="float">
            <text:p>139855526369996</text:p>
          </table:table-cell>
          <table:table-cell table:number-columns-repeated="8"/>
        </table:table-row>
        <table:table-row table:style-name="ro1">
          <table:table-cell office:value-type="float" office:value="1461957810.8145" calcext:value-type="float">
            <text:p>1461957810.8145</text:p>
          </table:table-cell>
          <table:table-cell office:value-type="float" office:value="139855526374612" calcext:value-type="float">
            <text:p>139855526374612</text:p>
          </table:table-cell>
          <table:table-cell table:number-columns-repeated="8"/>
        </table:table-row>
        <table:table-row table:style-name="ro1">
          <table:table-cell office:value-type="float" office:value="1461957810.81452" calcext:value-type="float">
            <text:p>1461957810.81452</text:p>
          </table:table-cell>
          <table:table-cell office:value-type="float" office:value="139855526378648" calcext:value-type="float">
            <text:p>139855526378648</text:p>
          </table:table-cell>
          <table:table-cell table:number-columns-repeated="8"/>
        </table:table-row>
        <table:table-row table:style-name="ro1">
          <table:table-cell office:value-type="float" office:value="1461957810.81455" calcext:value-type="float">
            <text:p>1461957810.81455</text:p>
          </table:table-cell>
          <table:table-cell office:value-type="float" office:value="139855526383104" calcext:value-type="float">
            <text:p>139855526383104</text:p>
          </table:table-cell>
          <table:table-cell table:number-columns-repeated="8"/>
        </table:table-row>
        <table:table-row table:style-name="ro1">
          <table:table-cell office:value-type="float" office:value="1461957810.81456" calcext:value-type="float">
            <text:p>1461957810.81456</text:p>
          </table:table-cell>
          <table:table-cell office:value-type="float" office:value="139855526385112" calcext:value-type="float">
            <text:p>139855526385112</text:p>
          </table:table-cell>
          <table:table-cell table:number-columns-repeated="8"/>
        </table:table-row>
        <table:table-row table:style-name="ro1">
          <table:table-cell office:value-type="float" office:value="1461957810.81458" calcext:value-type="float">
            <text:p>1461957810.81458</text:p>
          </table:table-cell>
          <table:table-cell office:value-type="float" office:value="139855526388472" calcext:value-type="float">
            <text:p>139855526388472</text:p>
          </table:table-cell>
          <table:table-cell table:number-columns-repeated="8"/>
        </table:table-row>
        <table:table-row table:style-name="ro1">
          <table:table-cell office:value-type="float" office:value="1461957810.81459" calcext:value-type="float">
            <text:p>1461957810.81459</text:p>
          </table:table-cell>
          <table:table-cell office:value-type="float" office:value="139855526392760" calcext:value-type="float">
            <text:p>139855526392760</text:p>
          </table:table-cell>
          <table:table-cell table:number-columns-repeated="8"/>
        </table:table-row>
        <table:table-row table:style-name="ro1">
          <table:table-cell office:value-type="float" office:value="1461957810.81461" calcext:value-type="float">
            <text:p>1461957810.81461</text:p>
          </table:table-cell>
          <table:table-cell office:value-type="float" office:value="139855526397680" calcext:value-type="float">
            <text:p>139855526397680</text:p>
          </table:table-cell>
          <table:table-cell table:number-columns-repeated="8"/>
        </table:table-row>
        <table:table-row table:style-name="ro1">
          <table:table-cell office:value-type="float" office:value="1461957810.81462" calcext:value-type="float">
            <text:p>1461957810.81462</text:p>
          </table:table-cell>
          <table:table-cell office:value-type="float" office:value="139855526403316" calcext:value-type="float">
            <text:p>139855526403316</text:p>
          </table:table-cell>
          <table:table-cell table:number-columns-repeated="8"/>
        </table:table-row>
        <table:table-row table:style-name="ro1">
          <table:table-cell office:value-type="float" office:value="1461957810.81464" calcext:value-type="float">
            <text:p>1461957810.81464</text:p>
          </table:table-cell>
          <table:table-cell office:value-type="float" office:value="139855526406696" calcext:value-type="float">
            <text:p>139855526406696</text:p>
          </table:table-cell>
          <table:table-cell table:number-columns-repeated="8"/>
        </table:table-row>
        <table:table-row table:style-name="ro1">
          <table:table-cell office:value-type="float" office:value="1461957810.81465" calcext:value-type="float">
            <text:p>1461957810.81465</text:p>
          </table:table-cell>
          <table:table-cell office:value-type="float" office:value="139855526410424" calcext:value-type="float">
            <text:p>139855526410424</text:p>
          </table:table-cell>
          <table:table-cell table:number-columns-repeated="8"/>
        </table:table-row>
        <table:table-row table:style-name="ro1">
          <table:table-cell office:value-type="float" office:value="1461957810.81467" calcext:value-type="float">
            <text:p>1461957810.81467</text:p>
          </table:table-cell>
          <table:table-cell office:value-type="float" office:value="139855526414300" calcext:value-type="float">
            <text:p>139855526414300</text:p>
          </table:table-cell>
          <table:table-cell table:number-columns-repeated="8"/>
        </table:table-row>
        <table:table-row table:style-name="ro1">
          <table:table-cell office:value-type="float" office:value="1461957810.81468" calcext:value-type="float">
            <text:p>1461957810.81468</text:p>
          </table:table-cell>
          <table:table-cell office:value-type="float" office:value="139855526418128" calcext:value-type="float">
            <text:p>139855526418128</text:p>
          </table:table-cell>
          <table:table-cell table:number-columns-repeated="8"/>
        </table:table-row>
        <table:table-row table:style-name="ro1">
          <table:table-cell office:value-type="float" office:value="1461957810.8147" calcext:value-type="float">
            <text:p>1461957810.8147</text:p>
          </table:table-cell>
          <table:table-cell office:value-type="float" office:value="139855526421944" calcext:value-type="float">
            <text:p>139855526421944</text:p>
          </table:table-cell>
          <table:table-cell table:number-columns-repeated="8"/>
        </table:table-row>
        <table:table-row table:style-name="ro1">
          <table:table-cell office:value-type="float" office:value="1461957810.81471" calcext:value-type="float">
            <text:p>1461957810.81471</text:p>
          </table:table-cell>
          <table:table-cell office:value-type="float" office:value="139855526425972" calcext:value-type="float">
            <text:p>139855526425972</text:p>
          </table:table-cell>
          <table:table-cell table:number-columns-repeated="8"/>
        </table:table-row>
        <table:table-row table:style-name="ro1">
          <table:table-cell office:value-type="float" office:value="1461957810.81473" calcext:value-type="float">
            <text:p>1461957810.81473</text:p>
          </table:table-cell>
          <table:table-cell office:value-type="float" office:value="139855526430652" calcext:value-type="float">
            <text:p>139855526430652</text:p>
          </table:table-cell>
          <table:table-cell table:number-columns-repeated="8"/>
        </table:table-row>
        <table:table-row table:style-name="ro1">
          <table:table-cell office:value-type="float" office:value="1461957810.81474" calcext:value-type="float">
            <text:p>1461957810.81474</text:p>
          </table:table-cell>
          <table:table-cell office:value-type="float" office:value="139855526432808" calcext:value-type="float">
            <text:p>139855526432808</text:p>
          </table:table-cell>
          <table:table-cell table:number-columns-repeated="8"/>
        </table:table-row>
        <table:table-row table:style-name="ro1">
          <table:table-cell office:value-type="float" office:value="1461957810.81476" calcext:value-type="float">
            <text:p>1461957810.81476</text:p>
          </table:table-cell>
          <table:table-cell office:value-type="float" office:value="139855526437180" calcext:value-type="float">
            <text:p>139855526437180</text:p>
          </table:table-cell>
          <table:table-cell table:number-columns-repeated="8"/>
        </table:table-row>
        <table:table-row table:style-name="ro1">
          <table:table-cell office:value-type="float" office:value="1461957810.81477" calcext:value-type="float">
            <text:p>1461957810.81477</text:p>
          </table:table-cell>
          <table:table-cell office:value-type="float" office:value="139855526441196" calcext:value-type="float">
            <text:p>139855526441196</text:p>
          </table:table-cell>
          <table:table-cell table:number-columns-repeated="8"/>
        </table:table-row>
        <table:table-row table:style-name="ro1">
          <table:table-cell office:value-type="float" office:value="1461957810.81479" calcext:value-type="float">
            <text:p>1461957810.81479</text:p>
          </table:table-cell>
          <table:table-cell office:value-type="float" office:value="139855526445344" calcext:value-type="float">
            <text:p>139855526445344</text:p>
          </table:table-cell>
          <table:table-cell table:number-columns-repeated="8"/>
        </table:table-row>
        <table:table-row table:style-name="ro1">
          <table:table-cell office:value-type="float" office:value="1461957810.81481" calcext:value-type="float">
            <text:p>1461957810.81481</text:p>
          </table:table-cell>
          <table:table-cell office:value-type="float" office:value="139855526452184" calcext:value-type="float">
            <text:p>139855526452184</text:p>
          </table:table-cell>
          <table:table-cell table:number-columns-repeated="8"/>
        </table:table-row>
        <table:table-row table:style-name="ro1">
          <table:table-cell office:value-type="float" office:value="1461957810.81482" calcext:value-type="float">
            <text:p>1461957810.81482</text:p>
          </table:table-cell>
          <table:table-cell office:value-type="float" office:value="139855526453780" calcext:value-type="float">
            <text:p>139855526453780</text:p>
          </table:table-cell>
          <table:table-cell table:number-columns-repeated="8"/>
        </table:table-row>
        <table:table-row table:style-name="ro1">
          <table:table-cell office:value-type="float" office:value="1461957810.81484" calcext:value-type="float">
            <text:p>1461957810.81484</text:p>
          </table:table-cell>
          <table:table-cell office:value-type="float" office:value="139855526458528" calcext:value-type="float">
            <text:p>139855526458528</text:p>
          </table:table-cell>
          <table:table-cell table:number-columns-repeated="8"/>
        </table:table-row>
        <table:table-row table:style-name="ro1">
          <table:table-cell office:value-type="float" office:value="1461957810.81486" calcext:value-type="float">
            <text:p>1461957810.81486</text:p>
          </table:table-cell>
          <table:table-cell office:value-type="float" office:value="139855526465136" calcext:value-type="float">
            <text:p>139855526465136</text:p>
          </table:table-cell>
          <table:table-cell table:number-columns-repeated="8"/>
        </table:table-row>
        <table:table-row table:style-name="ro1">
          <table:table-cell office:value-type="float" office:value="1461957810.81487" calcext:value-type="float">
            <text:p>1461957810.81487</text:p>
          </table:table-cell>
          <table:table-cell office:value-type="float" office:value="139855526466916" calcext:value-type="float">
            <text:p>139855526466916</text:p>
          </table:table-cell>
          <table:table-cell table:number-columns-repeated="8"/>
        </table:table-row>
        <table:table-row table:style-name="ro1">
          <table:table-cell office:value-type="float" office:value="1461957810.81489" calcext:value-type="float">
            <text:p>1461957810.81489</text:p>
          </table:table-cell>
          <table:table-cell office:value-type="float" office:value="139855526473340" calcext:value-type="float">
            <text:p>139855526473340</text:p>
          </table:table-cell>
          <table:table-cell table:number-columns-repeated="8"/>
        </table:table-row>
        <table:table-row table:style-name="ro1">
          <table:table-cell office:value-type="float" office:value="1461957810.8149" calcext:value-type="float">
            <text:p>1461957810.8149</text:p>
          </table:table-cell>
          <table:table-cell office:value-type="float" office:value="139855526476912" calcext:value-type="float">
            <text:p>139855526476912</text:p>
          </table:table-cell>
          <table:table-cell table:number-columns-repeated="8"/>
        </table:table-row>
        <table:table-row table:style-name="ro1">
          <table:table-cell office:value-type="float" office:value="1461957810.81492" calcext:value-type="float">
            <text:p>1461957810.81492</text:p>
          </table:table-cell>
          <table:table-cell office:value-type="float" office:value="139855526481876" calcext:value-type="float">
            <text:p>139855526481876</text:p>
          </table:table-cell>
          <table:table-cell table:number-columns-repeated="8"/>
        </table:table-row>
        <table:table-row table:style-name="ro1">
          <table:table-cell office:value-type="float" office:value="1461957810.81494" calcext:value-type="float">
            <text:p>1461957810.81494</text:p>
          </table:table-cell>
          <table:table-cell office:value-type="float" office:value="139855526485656" calcext:value-type="float">
            <text:p>139855526485656</text:p>
          </table:table-cell>
          <table:table-cell table:number-columns-repeated="8"/>
        </table:table-row>
        <table:table-row table:style-name="ro1">
          <table:table-cell office:value-type="float" office:value="1461957810.81495" calcext:value-type="float">
            <text:p>1461957810.81495</text:p>
          </table:table-cell>
          <table:table-cell office:value-type="float" office:value="139855526489804" calcext:value-type="float">
            <text:p>139855526489804</text:p>
          </table:table-cell>
          <table:table-cell table:number-columns-repeated="8"/>
        </table:table-row>
        <table:table-row table:style-name="ro1">
          <table:table-cell office:value-type="float" office:value="1461957810.81497" calcext:value-type="float">
            <text:p>1461957810.81497</text:p>
          </table:table-cell>
          <table:table-cell office:value-type="float" office:value="139855526493236" calcext:value-type="float">
            <text:p>139855526493236</text:p>
          </table:table-cell>
          <table:table-cell table:number-columns-repeated="8"/>
        </table:table-row>
        <table:table-row table:style-name="ro1">
          <table:table-cell office:value-type="float" office:value="1461957810.81499" calcext:value-type="float">
            <text:p>1461957810.81499</text:p>
          </table:table-cell>
          <table:table-cell office:value-type="float" office:value="139855526494608" calcext:value-type="float">
            <text:p>139855526494608</text:p>
          </table:table-cell>
          <table:table-cell table:number-columns-repeated="8"/>
        </table:table-row>
        <table:table-row table:style-name="ro1">
          <table:table-cell office:value-type="float" office:value="1461957810.81617" calcext:value-type="float">
            <text:p>1461957810.81617</text:p>
          </table:table-cell>
          <table:table-cell office:value-type="float" office:value="139855526501280" calcext:value-type="float">
            <text:p>139855526501280</text:p>
          </table:table-cell>
          <table:table-cell table:number-columns-repeated="8"/>
        </table:table-row>
        <table:table-row table:style-name="ro1">
          <table:table-cell office:value-type="float" office:value="1461957810.81618" calcext:value-type="float">
            <text:p>1461957810.81618</text:p>
          </table:table-cell>
          <table:table-cell office:value-type="float" office:value="139855526504180" calcext:value-type="float">
            <text:p>139855526504180</text:p>
          </table:table-cell>
          <table:table-cell table:number-columns-repeated="8"/>
        </table:table-row>
        <table:table-row table:style-name="ro1">
          <table:table-cell office:value-type="float" office:value="1461957810.8162" calcext:value-type="float">
            <text:p>1461957810.8162</text:p>
          </table:table-cell>
          <table:table-cell office:value-type="float" office:value="139855526506872" calcext:value-type="float">
            <text:p>139855526506872</text:p>
          </table:table-cell>
          <table:table-cell table:number-columns-repeated="8"/>
        </table:table-row>
        <table:table-row table:style-name="ro1">
          <table:table-cell office:value-type="float" office:value="1461957810.81622" calcext:value-type="float">
            <text:p>1461957810.81622</text:p>
          </table:table-cell>
          <table:table-cell office:value-type="float" office:value="139855526510840" calcext:value-type="float">
            <text:p>139855526510840</text:p>
          </table:table-cell>
          <table:table-cell table:number-columns-repeated="8"/>
        </table:table-row>
        <table:table-row table:style-name="ro1">
          <table:table-cell office:value-type="float" office:value="1461957810.81623" calcext:value-type="float">
            <text:p>1461957810.81623</text:p>
          </table:table-cell>
          <table:table-cell office:value-type="float" office:value="139855526516828" calcext:value-type="float">
            <text:p>139855526516828</text:p>
          </table:table-cell>
          <table:table-cell table:number-columns-repeated="8"/>
        </table:table-row>
        <table:table-row table:style-name="ro1">
          <table:table-cell office:value-type="float" office:value="1461957810.81625" calcext:value-type="float">
            <text:p>1461957810.81625</text:p>
          </table:table-cell>
          <table:table-cell office:value-type="float" office:value="139855526521676" calcext:value-type="float">
            <text:p>139855526521676</text:p>
          </table:table-cell>
          <table:table-cell table:number-columns-repeated="8"/>
        </table:table-row>
        <table:table-row table:style-name="ro1">
          <table:table-cell office:value-type="float" office:value="1461957810.81626" calcext:value-type="float">
            <text:p>1461957810.81626</text:p>
          </table:table-cell>
          <table:table-cell office:value-type="float" office:value="139855526523056" calcext:value-type="float">
            <text:p>139855526523056</text:p>
          </table:table-cell>
          <table:table-cell table:number-columns-repeated="8"/>
        </table:table-row>
        <table:table-row table:style-name="ro1">
          <table:table-cell office:value-type="float" office:value="1461957810.81628" calcext:value-type="float">
            <text:p>1461957810.81628</text:p>
          </table:table-cell>
          <table:table-cell office:value-type="float" office:value="139855526528356" calcext:value-type="float">
            <text:p>139855526528356</text:p>
          </table:table-cell>
          <table:table-cell table:number-columns-repeated="8"/>
        </table:table-row>
        <table:table-row table:style-name="ro1">
          <table:table-cell office:value-type="float" office:value="1461957810.8163" calcext:value-type="float">
            <text:p>1461957810.8163</text:p>
          </table:table-cell>
          <table:table-cell office:value-type="float" office:value="139855526531976" calcext:value-type="float">
            <text:p>139855526531976</text:p>
          </table:table-cell>
          <table:table-cell table:number-columns-repeated="8"/>
        </table:table-row>
        <table:table-row table:style-name="ro1">
          <table:table-cell office:value-type="float" office:value="1461957810.81632" calcext:value-type="float">
            <text:p>1461957810.81632</text:p>
          </table:table-cell>
          <table:table-cell office:value-type="float" office:value="139855526536124" calcext:value-type="float">
            <text:p>139855526536124</text:p>
          </table:table-cell>
          <table:table-cell table:number-columns-repeated="8"/>
        </table:table-row>
        <table:table-row table:style-name="ro1">
          <table:table-cell office:value-type="float" office:value="1461957810.81633" calcext:value-type="float">
            <text:p>1461957810.81633</text:p>
          </table:table-cell>
          <table:table-cell office:value-type="float" office:value="139855526542804" calcext:value-type="float">
            <text:p>139855526542804</text:p>
          </table:table-cell>
          <table:table-cell table:number-columns-repeated="8"/>
        </table:table-row>
        <table:table-row table:style-name="ro1">
          <table:table-cell office:value-type="float" office:value="1461957810.81635" calcext:value-type="float">
            <text:p>1461957810.81635</text:p>
          </table:table-cell>
          <table:table-cell office:value-type="float" office:value="139855526545544" calcext:value-type="float">
            <text:p>139855526545544</text:p>
          </table:table-cell>
          <table:table-cell table:number-columns-repeated="8"/>
        </table:table-row>
        <table:table-row table:style-name="ro1">
          <table:table-cell office:value-type="float" office:value="1461957810.81636" calcext:value-type="float">
            <text:p>1461957810.81636</text:p>
          </table:table-cell>
          <table:table-cell office:value-type="float" office:value="139855526549896" calcext:value-type="float">
            <text:p>139855526549896</text:p>
          </table:table-cell>
          <table:table-cell table:number-columns-repeated="8"/>
        </table:table-row>
        <table:table-row table:style-name="ro1">
          <table:table-cell office:value-type="float" office:value="1461957810.81638" calcext:value-type="float">
            <text:p>1461957810.81638</text:p>
          </table:table-cell>
          <table:table-cell office:value-type="float" office:value="139855526553136" calcext:value-type="float">
            <text:p>139855526553136</text:p>
          </table:table-cell>
          <table:table-cell table:number-columns-repeated="8"/>
        </table:table-row>
        <table:table-row table:style-name="ro1">
          <table:table-cell office:value-type="float" office:value="1461957810.8164" calcext:value-type="float">
            <text:p>1461957810.8164</text:p>
          </table:table-cell>
          <table:table-cell office:value-type="float" office:value="139855526557236" calcext:value-type="float">
            <text:p>139855526557236</text:p>
          </table:table-cell>
          <table:table-cell table:number-columns-repeated="8"/>
        </table:table-row>
        <table:table-row table:style-name="ro1">
          <table:table-cell office:value-type="float" office:value="1461957810.81641" calcext:value-type="float">
            <text:p>1461957810.81641</text:p>
          </table:table-cell>
          <table:table-cell office:value-type="float" office:value="139855526562212" calcext:value-type="float">
            <text:p>139855526562212</text:p>
          </table:table-cell>
          <table:table-cell table:number-columns-repeated="8"/>
        </table:table-row>
        <table:table-row table:style-name="ro1">
          <table:table-cell office:value-type="float" office:value="1461957810.81642" calcext:value-type="float">
            <text:p>1461957810.81642</text:p>
          </table:table-cell>
          <table:table-cell office:value-type="float" office:value="139855526564276" calcext:value-type="float">
            <text:p>139855526564276</text:p>
          </table:table-cell>
          <table:table-cell table:number-columns-repeated="8"/>
        </table:table-row>
        <table:table-row table:style-name="ro1">
          <table:table-cell office:value-type="float" office:value="1461957810.81644" calcext:value-type="float">
            <text:p>1461957810.81644</text:p>
          </table:table-cell>
          <table:table-cell office:value-type="float" office:value="139855526571840" calcext:value-type="float">
            <text:p>139855526571840</text:p>
          </table:table-cell>
          <table:table-cell table:number-columns-repeated="8"/>
        </table:table-row>
        <table:table-row table:style-name="ro1">
          <table:table-cell office:value-type="float" office:value="1461957810.81645" calcext:value-type="float">
            <text:p>1461957810.81645</text:p>
          </table:table-cell>
          <table:table-cell office:value-type="float" office:value="139855526572884" calcext:value-type="float">
            <text:p>139855526572884</text:p>
          </table:table-cell>
          <table:table-cell table:number-columns-repeated="8"/>
        </table:table-row>
        <table:table-row table:style-name="ro1">
          <table:table-cell office:value-type="float" office:value="1461957810.81647" calcext:value-type="float">
            <text:p>1461957810.81647</text:p>
          </table:table-cell>
          <table:table-cell office:value-type="float" office:value="139855526578624" calcext:value-type="float">
            <text:p>139855526578624</text:p>
          </table:table-cell>
          <table:table-cell table:number-columns-repeated="8"/>
        </table:table-row>
        <table:table-row table:style-name="ro1">
          <table:table-cell office:value-type="float" office:value="1461957810.81649" calcext:value-type="float">
            <text:p>1461957810.81649</text:p>
          </table:table-cell>
          <table:table-cell office:value-type="float" office:value="139855526581376" calcext:value-type="float">
            <text:p>139855526581376</text:p>
          </table:table-cell>
          <table:table-cell table:number-columns-repeated="8"/>
        </table:table-row>
        <table:table-row table:style-name="ro1">
          <table:table-cell office:value-type="float" office:value="1461957810.8165" calcext:value-type="float">
            <text:p>1461957810.8165</text:p>
          </table:table-cell>
          <table:table-cell office:value-type="float" office:value="139855526586412" calcext:value-type="float">
            <text:p>139855526586412</text:p>
          </table:table-cell>
          <table:table-cell table:number-columns-repeated="8"/>
        </table:table-row>
        <table:table-row table:style-name="ro1">
          <table:table-cell office:value-type="float" office:value="1461957810.81652" calcext:value-type="float">
            <text:p>1461957810.81652</text:p>
          </table:table-cell>
          <table:table-cell office:value-type="float" office:value="139855526589220" calcext:value-type="float">
            <text:p>139855526589220</text:p>
          </table:table-cell>
          <table:table-cell table:number-columns-repeated="8"/>
        </table:table-row>
        <table:table-row table:style-name="ro1">
          <table:table-cell office:value-type="float" office:value="1461957810.81654" calcext:value-type="float">
            <text:p>1461957810.81654</text:p>
          </table:table-cell>
          <table:table-cell office:value-type="float" office:value="139855526595264" calcext:value-type="float">
            <text:p>139855526595264</text:p>
          </table:table-cell>
          <table:table-cell table:number-columns-repeated="8"/>
        </table:table-row>
        <table:table-row table:style-name="ro1">
          <table:table-cell office:value-type="float" office:value="1461957810.81655" calcext:value-type="float">
            <text:p>1461957810.81655</text:p>
          </table:table-cell>
          <table:table-cell office:value-type="float" office:value="139855526600040" calcext:value-type="float">
            <text:p>139855526600040</text:p>
          </table:table-cell>
          <table:table-cell table:number-columns-repeated="8"/>
        </table:table-row>
        <table:table-row table:style-name="ro1">
          <table:table-cell office:value-type="float" office:value="1461957810.82038" calcext:value-type="float">
            <text:p>1461957810.82038</text:p>
          </table:table-cell>
          <table:table-cell office:value-type="float" office:value="139855526602628" calcext:value-type="float">
            <text:p>139855526602628</text:p>
          </table:table-cell>
          <table:table-cell table:number-columns-repeated="8"/>
        </table:table-row>
        <table:table-row table:style-name="ro1">
          <table:table-cell office:value-type="float" office:value="1461957810.82039" calcext:value-type="float">
            <text:p>1461957810.82039</text:p>
          </table:table-cell>
          <table:table-cell office:value-type="float" office:value="139855526607060" calcext:value-type="float">
            <text:p>139855526607060</text:p>
          </table:table-cell>
          <table:table-cell table:number-columns-repeated="8"/>
        </table:table-row>
        <table:table-row table:style-name="ro1">
          <table:table-cell office:value-type="float" office:value="1461957810.8204" calcext:value-type="float">
            <text:p>1461957810.8204</text:p>
          </table:table-cell>
          <table:table-cell office:value-type="float" office:value="139855526612964" calcext:value-type="float">
            <text:p>139855526612964</text:p>
          </table:table-cell>
          <table:table-cell table:number-columns-repeated="8"/>
        </table:table-row>
        <table:table-row table:style-name="ro1">
          <table:table-cell office:value-type="float" office:value="1461957810.82041" calcext:value-type="float">
            <text:p>1461957810.82041</text:p>
          </table:table-cell>
          <table:table-cell office:value-type="float" office:value="139855526615920" calcext:value-type="float">
            <text:p>139855526615920</text:p>
          </table:table-cell>
          <table:table-cell table:number-columns-repeated="8"/>
        </table:table-row>
        <table:table-row table:style-name="ro1">
          <table:table-cell office:value-type="float" office:value="1461957810.82042" calcext:value-type="float">
            <text:p>1461957810.82042</text:p>
          </table:table-cell>
          <table:table-cell office:value-type="float" office:value="139855526619044" calcext:value-type="float">
            <text:p>139855526619044</text:p>
          </table:table-cell>
          <table:table-cell table:number-columns-repeated="8"/>
        </table:table-row>
        <table:table-row table:style-name="ro1">
          <table:table-cell office:value-type="float" office:value="1461957810.82043" calcext:value-type="float">
            <text:p>1461957810.82043</text:p>
          </table:table-cell>
          <table:table-cell office:value-type="float" office:value="139855526622712" calcext:value-type="float">
            <text:p>139855526622712</text:p>
          </table:table-cell>
          <table:table-cell table:number-columns-repeated="8"/>
        </table:table-row>
        <table:table-row table:style-name="ro1">
          <table:table-cell office:value-type="float" office:value="1461957810.82044" calcext:value-type="float">
            <text:p>1461957810.82044</text:p>
          </table:table-cell>
          <table:table-cell office:value-type="float" office:value="139855526625796" calcext:value-type="float">
            <text:p>139855526625796</text:p>
          </table:table-cell>
          <table:table-cell table:number-columns-repeated="8"/>
        </table:table-row>
        <table:table-row table:style-name="ro1">
          <table:table-cell office:value-type="float" office:value="1461957810.82045" calcext:value-type="float">
            <text:p>1461957810.82045</text:p>
          </table:table-cell>
          <table:table-cell office:value-type="float" office:value="139855526630060" calcext:value-type="float">
            <text:p>139855526630060</text:p>
          </table:table-cell>
          <table:table-cell table:number-columns-repeated="8"/>
        </table:table-row>
        <table:table-row table:style-name="ro1">
          <table:table-cell office:value-type="float" office:value="1461957810.82046" calcext:value-type="float">
            <text:p>1461957810.82046</text:p>
          </table:table-cell>
          <table:table-cell office:value-type="float" office:value="139855526635860" calcext:value-type="float">
            <text:p>139855526635860</text:p>
          </table:table-cell>
          <table:table-cell table:number-columns-repeated="8"/>
        </table:table-row>
        <table:table-row table:style-name="ro1">
          <table:table-cell office:value-type="float" office:value="1461957810.82047" calcext:value-type="float">
            <text:p>1461957810.82047</text:p>
          </table:table-cell>
          <table:table-cell office:value-type="float" office:value="139855526639332" calcext:value-type="float">
            <text:p>139855526639332</text:p>
          </table:table-cell>
          <table:table-cell table:number-columns-repeated="8"/>
        </table:table-row>
        <table:table-row table:style-name="ro1">
          <table:table-cell office:value-type="float" office:value="1461957810.82048" calcext:value-type="float">
            <text:p>1461957810.82048</text:p>
          </table:table-cell>
          <table:table-cell office:value-type="float" office:value="139855526642604" calcext:value-type="float">
            <text:p>139855526642604</text:p>
          </table:table-cell>
          <table:table-cell table:number-columns-repeated="8"/>
        </table:table-row>
        <table:table-row table:style-name="ro1">
          <table:table-cell office:value-type="float" office:value="1461957810.82049" calcext:value-type="float">
            <text:p>1461957810.82049</text:p>
          </table:table-cell>
          <table:table-cell office:value-type="float" office:value="139855526648552" calcext:value-type="float">
            <text:p>139855526648552</text:p>
          </table:table-cell>
          <table:table-cell table:number-columns-repeated="8"/>
        </table:table-row>
        <table:table-row table:style-name="ro1">
          <table:table-cell office:value-type="float" office:value="1461957810.8205" calcext:value-type="float">
            <text:p>1461957810.8205</text:p>
          </table:table-cell>
          <table:table-cell office:value-type="float" office:value="139855526653240" calcext:value-type="float">
            <text:p>139855526653240</text:p>
          </table:table-cell>
          <table:table-cell table:number-columns-repeated="8"/>
        </table:table-row>
        <table:table-row table:style-name="ro1">
          <table:table-cell office:value-type="float" office:value="1461957810.82051" calcext:value-type="float">
            <text:p>1461957810.82051</text:p>
          </table:table-cell>
          <table:table-cell office:value-type="float" office:value="139855526658036" calcext:value-type="float">
            <text:p>139855526658036</text:p>
          </table:table-cell>
          <table:table-cell table:number-columns-repeated="8"/>
        </table:table-row>
        <table:table-row table:style-name="ro1">
          <table:table-cell office:value-type="float" office:value="1461957810.82052" calcext:value-type="float">
            <text:p>1461957810.82052</text:p>
          </table:table-cell>
          <table:table-cell office:value-type="float" office:value="139855526659728" calcext:value-type="float">
            <text:p>139855526659728</text:p>
          </table:table-cell>
          <table:table-cell table:number-columns-repeated="8"/>
        </table:table-row>
        <table:table-row table:style-name="ro1">
          <table:table-cell office:value-type="float" office:value="1461957810.82053" calcext:value-type="float">
            <text:p>1461957810.82053</text:p>
          </table:table-cell>
          <table:table-cell office:value-type="float" office:value="139855526663356" calcext:value-type="float">
            <text:p>139855526663356</text:p>
          </table:table-cell>
          <table:table-cell table:number-columns-repeated="8"/>
        </table:table-row>
        <table:table-row table:style-name="ro1">
          <table:table-cell office:value-type="float" office:value="1461957810.82054" calcext:value-type="float">
            <text:p>1461957810.82054</text:p>
          </table:table-cell>
          <table:table-cell office:value-type="float" office:value="139855526668348" calcext:value-type="float">
            <text:p>139855526668348</text:p>
          </table:table-cell>
          <table:table-cell table:number-columns-repeated="8"/>
        </table:table-row>
        <table:table-row table:style-name="ro1">
          <table:table-cell office:value-type="float" office:value="1461957810.82055" calcext:value-type="float">
            <text:p>1461957810.82055</text:p>
          </table:table-cell>
          <table:table-cell office:value-type="float" office:value="139855526672776" calcext:value-type="float">
            <text:p>139855526672776</text:p>
          </table:table-cell>
          <table:table-cell table:number-columns-repeated="8"/>
        </table:table-row>
        <table:table-row table:style-name="ro1">
          <table:table-cell office:value-type="float" office:value="1461957810.82056" calcext:value-type="float">
            <text:p>1461957810.82056</text:p>
          </table:table-cell>
          <table:table-cell office:value-type="float" office:value="139855526674972" calcext:value-type="float">
            <text:p>139855526674972</text:p>
          </table:table-cell>
          <table:table-cell table:number-columns-repeated="8"/>
        </table:table-row>
        <table:table-row table:style-name="ro1">
          <table:table-cell office:value-type="float" office:value="1461957810.82057" calcext:value-type="float">
            <text:p>1461957810.82057</text:p>
          </table:table-cell>
          <table:table-cell office:value-type="float" office:value="139855526680600" calcext:value-type="float">
            <text:p>139855526680600</text:p>
          </table:table-cell>
          <table:table-cell table:number-columns-repeated="8"/>
        </table:table-row>
        <table:table-row table:style-name="ro1">
          <table:table-cell office:value-type="float" office:value="1461957810.82058" calcext:value-type="float">
            <text:p>1461957810.82058</text:p>
          </table:table-cell>
          <table:table-cell office:value-type="float" office:value="139855526683040" calcext:value-type="float">
            <text:p>139855526683040</text:p>
          </table:table-cell>
          <table:table-cell table:number-columns-repeated="8"/>
        </table:table-row>
        <table:table-row table:style-name="ro1">
          <table:table-cell office:value-type="float" office:value="1461957810.82059" calcext:value-type="float">
            <text:p>1461957810.82059</text:p>
          </table:table-cell>
          <table:table-cell office:value-type="float" office:value="139855526688844" calcext:value-type="float">
            <text:p>139855526688844</text:p>
          </table:table-cell>
          <table:table-cell table:number-columns-repeated="8"/>
        </table:table-row>
        <table:table-row table:style-name="ro1">
          <table:table-cell office:value-type="float" office:value="1461957810.8206" calcext:value-type="float">
            <text:p>1461957810.8206</text:p>
          </table:table-cell>
          <table:table-cell office:value-type="float" office:value="139855526694332" calcext:value-type="float">
            <text:p>139855526694332</text:p>
          </table:table-cell>
          <table:table-cell table:number-columns-repeated="8"/>
        </table:table-row>
        <table:table-row table:style-name="ro1">
          <table:table-cell office:value-type="float" office:value="1461957810.82061" calcext:value-type="float">
            <text:p>1461957810.82061</text:p>
          </table:table-cell>
          <table:table-cell office:value-type="float" office:value="139855526695208" calcext:value-type="float">
            <text:p>139855526695208</text:p>
          </table:table-cell>
          <table:table-cell table:number-columns-repeated="8"/>
        </table:table-row>
        <table:table-row table:style-name="ro1">
          <table:table-cell office:value-type="float" office:value="1461957810.82062" calcext:value-type="float">
            <text:p>1461957810.82062</text:p>
          </table:table-cell>
          <table:table-cell office:value-type="float" office:value="139855526700496" calcext:value-type="float">
            <text:p>139855526700496</text:p>
          </table:table-cell>
          <table:table-cell table:number-columns-repeated="8"/>
        </table:table-row>
        <table:table-row table:style-name="ro1">
          <table:table-cell office:value-type="float" office:value="1461957810.82064" calcext:value-type="float">
            <text:p>1461957810.82064</text:p>
          </table:table-cell>
          <table:table-cell office:value-type="float" office:value="139855421862436" calcext:value-type="float">
            <text:p>1398554218624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</table:table>
      <table:table table:name="sysbench" table:style-name="ta1">
        <table:shapes>
          <draw:frame draw:z-index="0" draw:style-name="gr1" draw:text-style-name="P1" svg:width="6.2988in" svg:height="3.5429in" svg:x="3.5343in" svg:y="2.6169in">
            <draw:object draw:notify-on-update-of-ranges="sysbench.A2:sysbench.A55 sysbench.B2:sysbench.B5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45in" svg:height="3.5465in" svg:x="9.8055in" svg:y="2.5953in">
            <draw:object draw:notify-on-update-of-ranges="sysbench.A5:sysbench.A51 sysbench.B5:sysbench.B5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ddrss</text:p>
          </table:table-cell>
          <table:table-cell table:number-columns-repeated="10"/>
        </table:table-row>
        <table:table-row table:style-name="ro1">
          <table:table-cell office:value-type="float" office:value="1462810183.57757" calcext:value-type="float">
            <text:p>1462810183.57757</text:p>
          </table:table-cell>
          <table:table-cell office:value-type="float" office:value="139634389400784" calcext:value-type="float">
            <text:p>139634389400784</text:p>
          </table:table-cell>
          <table:table-cell table:number-columns-repeated="10"/>
        </table:table-row>
        <table:table-row table:style-name="ro1">
          <table:table-cell office:value-type="float" office:value="1462810183.5776" calcext:value-type="float">
            <text:p>1462810183.5776</text:p>
          </table:table-cell>
          <table:table-cell office:value-type="float" office:value="140723617869816" calcext:value-type="float">
            <text:p>140723617869816</text:p>
          </table:table-cell>
          <table:table-cell table:number-columns-repeated="10"/>
        </table:table-row>
        <table:table-row table:style-name="ro2">
          <table:table-cell office:value-type="float" office:value="1462810183.57762" calcext:value-type="float">
            <text:p>1462810183.57762</text:p>
          </table:table-cell>
          <table:table-cell office:value-type="float" office:value="139634390208112" calcext:value-type="float">
            <text:p>139634390208112</text:p>
          </table:table-cell>
          <table:table-cell table:number-columns-repeated="4"/>
          <table:table-cell table:style-name="ce3" office:value-type="string" calcext:value-type="string">
            <text:p>Sysbench prime numbers</text:p>
          </table:table-cell>
          <table:table-cell table:number-columns-repeated="5"/>
        </table:table-row>
        <table:table-row table:style-name="ro1">
          <table:table-cell office:value-type="float" office:value="1462810183.57764" calcext:value-type="float">
            <text:p>1462810183.57764</text:p>
          </table:table-cell>
          <table:table-cell office:value-type="float" office:value="6414336" calcext:value-type="float">
            <text:p>6414336</text:p>
          </table:table-cell>
          <table:table-cell table:number-columns-repeated="10"/>
        </table:table-row>
        <table:table-row table:style-name="ro1">
          <table:table-cell office:value-type="float" office:value="1462810183.57765" calcext:value-type="float">
            <text:p>1462810183.57765</text:p>
          </table:table-cell>
          <table:table-cell office:value-type="float" office:value="6418432" calcext:value-type="float">
            <text:p>6418432</text:p>
          </table:table-cell>
          <table:table-cell table:number-columns-repeated="10"/>
        </table:table-row>
        <table:table-row table:style-name="ro1">
          <table:table-cell office:value-type="float" office:value="1462810183.57766" calcext:value-type="float">
            <text:p>1462810183.57766</text:p>
          </table:table-cell>
          <table:table-cell office:value-type="float" office:value="6422528" calcext:value-type="float">
            <text:p>6422528</text:p>
          </table:table-cell>
          <table:table-cell table:number-columns-repeated="10"/>
        </table:table-row>
        <table:table-row table:style-name="ro1">
          <table:table-cell office:value-type="float" office:value="1462810183.57767" calcext:value-type="float">
            <text:p>1462810183.57767</text:p>
          </table:table-cell>
          <table:table-cell office:value-type="float" office:value="6426624" calcext:value-type="float">
            <text:p>6426624</text:p>
          </table:table-cell>
          <table:table-cell table:number-columns-repeated="10"/>
        </table:table-row>
        <table:table-row table:style-name="ro1">
          <table:table-cell office:value-type="float" office:value="1462810183.57768" calcext:value-type="float">
            <text:p>1462810183.57768</text:p>
          </table:table-cell>
          <table:table-cell office:value-type="float" office:value="6430720" calcext:value-type="float">
            <text:p>6430720</text:p>
          </table:table-cell>
          <table:table-cell table:number-columns-repeated="10"/>
        </table:table-row>
        <table:table-row table:style-name="ro1">
          <table:table-cell office:value-type="float" office:value="1462810183.57769" calcext:value-type="float">
            <text:p>1462810183.57769</text:p>
          </table:table-cell>
          <table:table-cell office:value-type="float" office:value="6434816" calcext:value-type="float">
            <text:p>6434816</text:p>
          </table:table-cell>
          <table:table-cell table:number-columns-repeated="10"/>
        </table:table-row>
        <table:table-row table:style-name="ro1">
          <table:table-cell office:value-type="float" office:value="1462810183.5777" calcext:value-type="float">
            <text:p>1462810183.5777</text:p>
          </table:table-cell>
          <table:table-cell office:value-type="float" office:value="6438912" calcext:value-type="float">
            <text:p>6438912</text:p>
          </table:table-cell>
          <table:table-cell table:number-columns-repeated="10"/>
        </table:table-row>
        <table:table-row table:style-name="ro2">
          <table:table-cell office:value-type="float" office:value="1462810183.57771" calcext:value-type="float">
            <text:p>1462810183.57771</text:p>
          </table:table-cell>
          <table:table-cell office:value-type="float" office:value="6443008" calcext:value-type="float">
            <text:p>6443008</text:p>
          </table:table-cell>
          <table:table-cell table:number-columns-repeated="2"/>
          <table:table-cell table:style-name="ce3" office:value-type="string" calcext:value-type="string">
            <text:p>Entire Data</text:p>
          </table:table-cell>
          <table:table-cell table:number-columns-repeated="6"/>
          <table:table-cell table:style-name="ce3" office:value-type="string" calcext:value-type="string">
            <text:p>Smaller Values</text:p>
          </table:table-cell>
        </table:table-row>
        <table:table-row table:style-name="ro1">
          <table:table-cell office:value-type="float" office:value="1462810183.57772" calcext:value-type="float">
            <text:p>1462810183.57772</text:p>
          </table:table-cell>
          <table:table-cell office:value-type="float" office:value="6447104" calcext:value-type="float">
            <text:p>6447104</text:p>
          </table:table-cell>
          <table:table-cell table:number-columns-repeated="10"/>
        </table:table-row>
        <table:table-row table:style-name="ro1">
          <table:table-cell office:value-type="float" office:value="1462810183.57773" calcext:value-type="float">
            <text:p>1462810183.57773</text:p>
          </table:table-cell>
          <table:table-cell office:value-type="float" office:value="6451200" calcext:value-type="float">
            <text:p>6451200</text:p>
          </table:table-cell>
          <table:table-cell table:number-columns-repeated="10"/>
        </table:table-row>
        <table:table-row table:style-name="ro1">
          <table:table-cell office:value-type="float" office:value="1462810183.57774" calcext:value-type="float">
            <text:p>1462810183.57774</text:p>
          </table:table-cell>
          <table:table-cell office:value-type="float" office:value="6455296" calcext:value-type="float">
            <text:p>6455296</text:p>
          </table:table-cell>
          <table:table-cell table:number-columns-repeated="10"/>
        </table:table-row>
        <table:table-row table:style-name="ro1">
          <table:table-cell office:value-type="float" office:value="1462810183.57775" calcext:value-type="float">
            <text:p>1462810183.57775</text:p>
          </table:table-cell>
          <table:table-cell office:value-type="float" office:value="6459392" calcext:value-type="float">
            <text:p>6459392</text:p>
          </table:table-cell>
          <table:table-cell table:number-columns-repeated="10"/>
        </table:table-row>
        <table:table-row table:style-name="ro1">
          <table:table-cell office:value-type="float" office:value="1462810183.57776" calcext:value-type="float">
            <text:p>1462810183.57776</text:p>
          </table:table-cell>
          <table:table-cell office:value-type="float" office:value="6463488" calcext:value-type="float">
            <text:p>6463488</text:p>
          </table:table-cell>
          <table:table-cell table:number-columns-repeated="10"/>
        </table:table-row>
        <table:table-row table:style-name="ro1">
          <table:table-cell office:value-type="float" office:value="1462810183.57777" calcext:value-type="float">
            <text:p>1462810183.57777</text:p>
          </table:table-cell>
          <table:table-cell office:value-type="float" office:value="6467584" calcext:value-type="float">
            <text:p>6467584</text:p>
          </table:table-cell>
          <table:table-cell table:number-columns-repeated="10"/>
        </table:table-row>
        <table:table-row table:style-name="ro1">
          <table:table-cell office:value-type="float" office:value="1462810183.57778" calcext:value-type="float">
            <text:p>1462810183.57778</text:p>
          </table:table-cell>
          <table:table-cell office:value-type="float" office:value="6471680" calcext:value-type="float">
            <text:p>6471680</text:p>
          </table:table-cell>
          <table:table-cell table:number-columns-repeated="10"/>
        </table:table-row>
        <table:table-row table:style-name="ro1">
          <table:table-cell office:value-type="float" office:value="1462810183.57779" calcext:value-type="float">
            <text:p>1462810183.57779</text:p>
          </table:table-cell>
          <table:table-cell office:value-type="float" office:value="6475776" calcext:value-type="float">
            <text:p>6475776</text:p>
          </table:table-cell>
          <table:table-cell table:number-columns-repeated="10"/>
        </table:table-row>
        <table:table-row table:style-name="ro1">
          <table:table-cell office:value-type="float" office:value="1462810183.5778" calcext:value-type="float">
            <text:p>1462810183.5778</text:p>
          </table:table-cell>
          <table:table-cell office:value-type="float" office:value="6479872" calcext:value-type="float">
            <text:p>6479872</text:p>
          </table:table-cell>
          <table:table-cell table:number-columns-repeated="10"/>
        </table:table-row>
        <table:table-row table:style-name="ro1">
          <table:table-cell office:value-type="float" office:value="1462810183.57781" calcext:value-type="float">
            <text:p>1462810183.57781</text:p>
          </table:table-cell>
          <table:table-cell office:value-type="float" office:value="6483968" calcext:value-type="float">
            <text:p>6483968</text:p>
          </table:table-cell>
          <table:table-cell table:number-columns-repeated="10"/>
        </table:table-row>
        <table:table-row table:style-name="ro1">
          <table:table-cell office:value-type="float" office:value="1462810183.57782" calcext:value-type="float">
            <text:p>1462810183.57782</text:p>
          </table:table-cell>
          <table:table-cell office:value-type="float" office:value="6488064" calcext:value-type="float">
            <text:p>6488064</text:p>
          </table:table-cell>
          <table:table-cell table:number-columns-repeated="10"/>
        </table:table-row>
        <table:table-row table:style-name="ro1">
          <table:table-cell office:value-type="float" office:value="1462810183.57783" calcext:value-type="float">
            <text:p>1462810183.57783</text:p>
          </table:table-cell>
          <table:table-cell office:value-type="float" office:value="6492160" calcext:value-type="float">
            <text:p>6492160</text:p>
          </table:table-cell>
          <table:table-cell table:number-columns-repeated="10"/>
        </table:table-row>
        <table:table-row table:style-name="ro1">
          <table:table-cell office:value-type="float" office:value="1462810183.57784" calcext:value-type="float">
            <text:p>1462810183.57784</text:p>
          </table:table-cell>
          <table:table-cell office:value-type="float" office:value="6496256" calcext:value-type="float">
            <text:p>6496256</text:p>
          </table:table-cell>
          <table:table-cell table:number-columns-repeated="10"/>
        </table:table-row>
        <table:table-row table:style-name="ro1">
          <table:table-cell office:value-type="float" office:value="1462810183.57785" calcext:value-type="float">
            <text:p>1462810183.57785</text:p>
          </table:table-cell>
          <table:table-cell office:value-type="float" office:value="6500352" calcext:value-type="float">
            <text:p>6500352</text:p>
          </table:table-cell>
          <table:table-cell table:number-columns-repeated="10"/>
        </table:table-row>
        <table:table-row table:style-name="ro1">
          <table:table-cell office:value-type="float" office:value="1462810183.57786" calcext:value-type="float">
            <text:p>1462810183.57786</text:p>
          </table:table-cell>
          <table:table-cell office:value-type="float" office:value="6504448" calcext:value-type="float">
            <text:p>6504448</text:p>
          </table:table-cell>
          <table:table-cell table:number-columns-repeated="10"/>
        </table:table-row>
        <table:table-row table:style-name="ro1">
          <table:table-cell office:value-type="float" office:value="1462810183.57787" calcext:value-type="float">
            <text:p>1462810183.57787</text:p>
          </table:table-cell>
          <table:table-cell office:value-type="float" office:value="6508544" calcext:value-type="float">
            <text:p>6508544</text:p>
          </table:table-cell>
          <table:table-cell table:number-columns-repeated="10"/>
        </table:table-row>
        <table:table-row table:style-name="ro1">
          <table:table-cell office:value-type="float" office:value="1462810183.57788" calcext:value-type="float">
            <text:p>1462810183.57788</text:p>
          </table:table-cell>
          <table:table-cell office:value-type="float" office:value="6512640" calcext:value-type="float">
            <text:p>6512640</text:p>
          </table:table-cell>
          <table:table-cell table:number-columns-repeated="10"/>
        </table:table-row>
        <table:table-row table:style-name="ro1">
          <table:table-cell office:value-type="float" office:value="1462810183.57789" calcext:value-type="float">
            <text:p>1462810183.57789</text:p>
          </table:table-cell>
          <table:table-cell office:value-type="float" office:value="6516736" calcext:value-type="float">
            <text:p>6516736</text:p>
          </table:table-cell>
          <table:table-cell table:number-columns-repeated="10"/>
        </table:table-row>
        <table:table-row table:style-name="ro1">
          <table:table-cell office:value-type="float" office:value="1462810183.5779" calcext:value-type="float">
            <text:p>1462810183.5779</text:p>
          </table:table-cell>
          <table:table-cell office:value-type="float" office:value="6520832" calcext:value-type="float">
            <text:p>6520832</text:p>
          </table:table-cell>
          <table:table-cell table:number-columns-repeated="10"/>
        </table:table-row>
        <table:table-row table:style-name="ro1">
          <table:table-cell office:value-type="float" office:value="1462810183.57791" calcext:value-type="float">
            <text:p>1462810183.57791</text:p>
          </table:table-cell>
          <table:table-cell office:value-type="float" office:value="6524928" calcext:value-type="float">
            <text:p>6524928</text:p>
          </table:table-cell>
          <table:table-cell table:number-columns-repeated="10"/>
        </table:table-row>
        <table:table-row table:style-name="ro1">
          <table:table-cell office:value-type="float" office:value="1462810183.57792" calcext:value-type="float">
            <text:p>1462810183.57792</text:p>
          </table:table-cell>
          <table:table-cell office:value-type="float" office:value="6529024" calcext:value-type="float">
            <text:p>6529024</text:p>
          </table:table-cell>
          <table:table-cell table:number-columns-repeated="10"/>
        </table:table-row>
        <table:table-row table:style-name="ro1">
          <table:table-cell office:value-type="float" office:value="1462810183.57793" calcext:value-type="float">
            <text:p>1462810183.57793</text:p>
          </table:table-cell>
          <table:table-cell office:value-type="float" office:value="6533120" calcext:value-type="float">
            <text:p>6533120</text:p>
          </table:table-cell>
          <table:table-cell table:number-columns-repeated="10"/>
        </table:table-row>
        <table:table-row table:style-name="ro1">
          <table:table-cell office:value-type="float" office:value="1462810183.57794" calcext:value-type="float">
            <text:p>1462810183.57794</text:p>
          </table:table-cell>
          <table:table-cell office:value-type="float" office:value="6537216" calcext:value-type="float">
            <text:p>6537216</text:p>
          </table:table-cell>
          <table:table-cell table:number-columns-repeated="10"/>
        </table:table-row>
        <table:table-row table:style-name="ro1">
          <table:table-cell office:value-type="float" office:value="1462810183.57795" calcext:value-type="float">
            <text:p>1462810183.57795</text:p>
          </table:table-cell>
          <table:table-cell office:value-type="float" office:value="6541312" calcext:value-type="float">
            <text:p>6541312</text:p>
          </table:table-cell>
          <table:table-cell table:number-columns-repeated="10"/>
        </table:table-row>
        <table:table-row table:style-name="ro1">
          <table:table-cell office:value-type="float" office:value="1462810183.57797" calcext:value-type="float">
            <text:p>1462810183.57797</text:p>
          </table:table-cell>
          <table:table-cell office:value-type="float" office:value="6545408" calcext:value-type="float">
            <text:p>6545408</text:p>
          </table:table-cell>
          <table:table-cell table:number-columns-repeated="10"/>
        </table:table-row>
        <table:table-row table:style-name="ro1">
          <table:table-cell office:value-type="float" office:value="1462810183.57797" calcext:value-type="float">
            <text:p>1462810183.57797</text:p>
          </table:table-cell>
          <table:table-cell office:value-type="float" office:value="6549504" calcext:value-type="float">
            <text:p>6549504</text:p>
          </table:table-cell>
          <table:table-cell table:number-columns-repeated="10"/>
        </table:table-row>
        <table:table-row table:style-name="ro1">
          <table:table-cell office:value-type="float" office:value="1462810183.57799" calcext:value-type="float">
            <text:p>1462810183.57799</text:p>
          </table:table-cell>
          <table:table-cell office:value-type="float" office:value="6553600" calcext:value-type="float">
            <text:p>6553600</text:p>
          </table:table-cell>
          <table:table-cell table:number-columns-repeated="10"/>
        </table:table-row>
        <table:table-row table:style-name="ro1">
          <table:table-cell office:value-type="float" office:value="1462810183.57799" calcext:value-type="float">
            <text:p>1462810183.57799</text:p>
          </table:table-cell>
          <table:table-cell office:value-type="float" office:value="6557696" calcext:value-type="float">
            <text:p>6557696</text:p>
          </table:table-cell>
          <table:table-cell table:number-columns-repeated="10"/>
        </table:table-row>
        <table:table-row table:style-name="ro1">
          <table:table-cell office:value-type="float" office:value="1462810183.57801" calcext:value-type="float">
            <text:p>1462810183.57801</text:p>
          </table:table-cell>
          <table:table-cell office:value-type="float" office:value="6561792" calcext:value-type="float">
            <text:p>6561792</text:p>
          </table:table-cell>
          <table:table-cell table:number-columns-repeated="10"/>
        </table:table-row>
        <table:table-row table:style-name="ro1">
          <table:table-cell office:value-type="float" office:value="1462810183.57802" calcext:value-type="float">
            <text:p>1462810183.57802</text:p>
          </table:table-cell>
          <table:table-cell office:value-type="float" office:value="6565888" calcext:value-type="float">
            <text:p>6565888</text:p>
          </table:table-cell>
          <table:table-cell table:number-columns-repeated="10"/>
        </table:table-row>
        <table:table-row table:style-name="ro1">
          <table:table-cell office:value-type="float" office:value="1462810183.57803" calcext:value-type="float">
            <text:p>1462810183.57803</text:p>
          </table:table-cell>
          <table:table-cell office:value-type="float" office:value="6569984" calcext:value-type="float">
            <text:p>6569984</text:p>
          </table:table-cell>
          <table:table-cell table:number-columns-repeated="10"/>
        </table:table-row>
        <table:table-row table:style-name="ro1">
          <table:table-cell office:value-type="float" office:value="1462810183.57804" calcext:value-type="float">
            <text:p>1462810183.57804</text:p>
          </table:table-cell>
          <table:table-cell office:value-type="float" office:value="6574080" calcext:value-type="float">
            <text:p>6574080</text:p>
          </table:table-cell>
          <table:table-cell table:number-columns-repeated="10"/>
        </table:table-row>
        <table:table-row table:style-name="ro1">
          <table:table-cell office:value-type="float" office:value="1462810183.57804" calcext:value-type="float">
            <text:p>1462810183.57804</text:p>
          </table:table-cell>
          <table:table-cell office:value-type="float" office:value="6578176" calcext:value-type="float">
            <text:p>6578176</text:p>
          </table:table-cell>
          <table:table-cell table:number-columns-repeated="10"/>
        </table:table-row>
        <table:table-row table:style-name="ro1">
          <table:table-cell office:value-type="float" office:value="1462810183.57806" calcext:value-type="float">
            <text:p>1462810183.57806</text:p>
          </table:table-cell>
          <table:table-cell office:value-type="float" office:value="6582272" calcext:value-type="float">
            <text:p>6582272</text:p>
          </table:table-cell>
          <table:table-cell table:number-columns-repeated="10"/>
        </table:table-row>
        <table:table-row table:style-name="ro1">
          <table:table-cell office:value-type="float" office:value="1462810183.57807" calcext:value-type="float">
            <text:p>1462810183.57807</text:p>
          </table:table-cell>
          <table:table-cell office:value-type="float" office:value="6586368" calcext:value-type="float">
            <text:p>6586368</text:p>
          </table:table-cell>
          <table:table-cell table:number-columns-repeated="10"/>
        </table:table-row>
        <table:table-row table:style-name="ro1">
          <table:table-cell office:value-type="float" office:value="1462810183.57808" calcext:value-type="float">
            <text:p>1462810183.57808</text:p>
          </table:table-cell>
          <table:table-cell office:value-type="float" office:value="6590464" calcext:value-type="float">
            <text:p>6590464</text:p>
          </table:table-cell>
          <table:table-cell table:number-columns-repeated="10"/>
        </table:table-row>
        <table:table-row table:style-name="ro1">
          <table:table-cell office:value-type="float" office:value="1462810183.57809" calcext:value-type="float">
            <text:p>1462810183.57809</text:p>
          </table:table-cell>
          <table:table-cell office:value-type="float" office:value="6594560" calcext:value-type="float">
            <text:p>6594560</text:p>
          </table:table-cell>
          <table:table-cell table:number-columns-repeated="10"/>
        </table:table-row>
        <table:table-row table:style-name="ro1">
          <table:table-cell office:value-type="float" office:value="1462810183.57809" calcext:value-type="float">
            <text:p>1462810183.57809</text:p>
          </table:table-cell>
          <table:table-cell office:value-type="float" office:value="6598656" calcext:value-type="float">
            <text:p>6598656</text:p>
          </table:table-cell>
          <table:table-cell table:number-columns-repeated="10"/>
        </table:table-row>
        <table:table-row table:style-name="ro1">
          <table:table-cell office:value-type="float" office:value="1462810183.57811" calcext:value-type="float">
            <text:p>1462810183.57811</text:p>
          </table:table-cell>
          <table:table-cell office:value-type="float" office:value="6602752" calcext:value-type="float">
            <text:p>6602752</text:p>
          </table:table-cell>
          <table:table-cell table:number-columns-repeated="10"/>
        </table:table-row>
        <table:table-row table:style-name="ro1">
          <table:table-cell office:value-type="float" office:value="1462810183.57816" calcext:value-type="float">
            <text:p>1462810183.57816</text:p>
          </table:table-cell>
          <table:table-cell office:value-type="float" office:value="139634392954448" calcext:value-type="float">
            <text:p>139634392954448</text:p>
          </table:table-cell>
          <table:table-cell table:number-columns-repeated="10"/>
        </table:table-row>
        <table:table-row table:style-name="ro1">
          <table:table-cell office:value-type="float" office:value="1462810183.57817" calcext:value-type="float">
            <text:p>1462810183.57817</text:p>
          </table:table-cell>
          <table:table-cell office:value-type="float" office:value="139634393477024" calcext:value-type="float">
            <text:p>139634393477024</text:p>
          </table:table-cell>
          <table:table-cell table:number-columns-repeated="10"/>
        </table:table-row>
        <table:table-row table:style-name="ro1">
          <table:table-cell office:value-type="float" office:value="1462810183.57819" calcext:value-type="float">
            <text:p>1462810183.57819</text:p>
          </table:table-cell>
          <table:table-cell office:value-type="float" office:value="139634398555436" calcext:value-type="float">
            <text:p>139634398555436</text:p>
          </table:table-cell>
          <table:table-cell table:number-columns-repeated="10"/>
        </table:table-row>
        <table:table-row table:style-name="ro1">
          <table:table-cell office:value-type="float" office:value="1462810183.5782" calcext:value-type="float">
            <text:p>1462810183.5782</text:p>
          </table:table-cell>
          <table:table-cell office:value-type="float" office:value="139634386484216" calcext:value-type="float">
            <text:p>13963438648421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1:55:28.786831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1:38:50.734350473</meta:creation-date>
    <dc:date>2016-05-09T12:41:43.858247123</dc:date>
    <meta:editing-duration>PT8M24S</meta:editing-duration>
    <meta:editing-cycles>3</meta:editing-cycles>
    <meta:generator>LibreOffice/4.2.8.2$Linux_X86_64 LibreOffice_project/420m0$Build-2</meta:generator>
    <meta:document-statistic meta:table-count="3" meta:cell-count="592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'Idle VM'.C14:'Idle VM'.D2383 'Idle VM'.D13:'Idle VM'.D13" chart:data-source-has-labels="row" svg:x="0.903cm" svg:y="0.442cm" svg:width="13.328cm" svg:height="8.632cm">
          <chartooo:coordinate-region svg:x="3.932cm" svg:y="0.641cm" svg:width="9.371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dle VM'.D14:'Idle VM'.D2383" chart:label-cell-address="'Idle VM'.D13:'Idle VM'.D13" chart:class="chart:scatter">
            <chart:domain table:cell-range-address="'Idle VM'.C14:'Idle VM'.C2383"/>
            <chart:data-point chart:repeated="23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ddress</text:p>
                <draw:g>
                  <svg:desc>'Idle VM'.D13:'Idle VM'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1954866.41117">
                <text:p>1461954866.41117</text:p>
                <draw:g>
                  <svg:desc>'Idle VM'.C14:'Idle VM'.C2383</svg:desc>
                </draw:g>
              </table:table-cell>
              <table:table-cell office:value-type="float" office:value="47267760986488">
                <text:p>47267760986488</text:p>
                <draw:g>
                  <svg:desc>'Idle VM'.D14:'Idle VM'.D23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1954866.41118">
                <text:p>1461954866.41118</text:p>
              </table:table-cell>
              <table:table-cell office:value-type="float" office:value="47267749082800">
                <text:p>4726774908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1954866.41118">
                <text:p>1461954866.41118</text:p>
              </table:table-cell>
              <table:table-cell office:value-type="float" office:value="47267760964424">
                <text:p>47267760964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1954866.41119">
                <text:p>1461954866.41119</text:p>
              </table:table-cell>
              <table:table-cell office:value-type="float" office:value="47267749135064">
                <text:p>47267749135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1954866.41121">
                <text:p>1461954866.41121</text:p>
              </table:table-cell>
              <table:table-cell office:value-type="float" office:value="47267725107200">
                <text:p>47267725107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1954866.41126">
                <text:p>1461954866.41126</text:p>
              </table:table-cell>
              <table:table-cell office:value-type="float" office:value="47267749164280">
                <text:p>47267749164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1954866.41126">
                <text:p>1461954866.41126</text:p>
              </table:table-cell>
              <table:table-cell office:value-type="float" office:value="47267749172488">
                <text:p>47267749172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1954866.41127">
                <text:p>1461954866.41127</text:p>
              </table:table-cell>
              <table:table-cell office:value-type="float" office:value="47267749167104">
                <text:p>47267749167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1954866.41127">
                <text:p>1461954866.41127</text:p>
              </table:table-cell>
              <table:table-cell office:value-type="float" office:value="140729981083608">
                <text:p>140729981083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1954866.41135">
                <text:p>1461954866.41135</text:p>
              </table:table-cell>
              <table:table-cell office:value-type="float" office:value="140729981076884">
                <text:p>140729981076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140729981074976">
                <text:p>140729981074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140729981058648">
                <text:p>140729981058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47267765342748">
                <text:p>47267765342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140729981067660">
                <text:p>1407299810676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140729981059072">
                <text:p>140729981059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1954866.41137">
                <text:p>1461954866.41137</text:p>
              </table:table-cell>
              <table:table-cell office:value-type="float" office:value="140729981063168">
                <text:p>140729981063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1954866.41139">
                <text:p>1461954866.41139</text:p>
              </table:table-cell>
              <table:table-cell office:value-type="float" office:value="47267749162016">
                <text:p>47267749162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1954866.41139">
                <text:p>1461954866.41139</text:p>
              </table:table-cell>
              <table:table-cell office:value-type="float" office:value="47267749080048">
                <text:p>47267749080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63138880">
                <text:p>47267763138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49099264">
                <text:p>47267749099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29453288">
                <text:p>47267729453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25105316">
                <text:p>47267725105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25190108">
                <text:p>47267725190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067916">
                <text:p>47267749067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069116">
                <text:p>47267749069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075868">
                <text:p>47267749075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123804">
                <text:p>47267749123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127756">
                <text:p>47267749127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132124">
                <text:p>47267749132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1954866.41142">
                <text:p>1461954866.41142</text:p>
              </table:table-cell>
              <table:table-cell office:value-type="float" office:value="47267749144556">
                <text:p>47267749144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1954866.41142">
                <text:p>1461954866.41142</text:p>
              </table:table-cell>
              <table:table-cell office:value-type="float" office:value="47267749149836">
                <text:p>47267749149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1954866.41142">
                <text:p>1461954866.41142</text:p>
              </table:table-cell>
              <table:table-cell office:value-type="float" office:value="47267749151068">
                <text:p>47267749151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1954866.41142">
                <text:p>1461954866.41142</text:p>
              </table:table-cell>
              <table:table-cell office:value-type="float" office:value="47267749155916">
                <text:p>47267749155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1954866.41143">
                <text:p>1461954866.41143</text:p>
              </table:table-cell>
              <table:table-cell office:value-type="float" office:value="47267767496929">
                <text:p>47267767496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1954866.41145">
                <text:p>1461954866.41145</text:p>
              </table:table-cell>
              <table:table-cell office:value-type="float" office:value="47267735916816">
                <text:p>47267735916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1954866.41145">
                <text:p>1461954866.41145</text:p>
              </table:table-cell>
              <table:table-cell office:value-type="float" office:value="47267769656224">
                <text:p>47267769656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1954866.41146">
                <text:p>1461954866.41146</text:p>
              </table:table-cell>
              <table:table-cell office:value-type="float" office:value="47267771846872">
                <text:p>47267771846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1954866.41148">
                <text:p>1461954866.41148</text:p>
              </table:table-cell>
              <table:table-cell office:value-type="float" office:value="47267774140464">
                <text:p>47267774140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1954866.41149">
                <text:p>1461954866.41149</text:p>
              </table:table-cell>
              <table:table-cell office:value-type="float" office:value="47267776245824">
                <text:p>47267776245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1954866.41151">
                <text:p>1461954866.41151</text:p>
              </table:table-cell>
              <table:table-cell office:value-type="float" office:value="47267778355432">
                <text:p>47267778355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1954866.41152">
                <text:p>1461954866.41152</text:p>
              </table:table-cell>
              <table:table-cell office:value-type="float" office:value="47267749138480">
                <text:p>47267749138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1954866.41152">
                <text:p>1461954866.41152</text:p>
              </table:table-cell>
              <table:table-cell office:value-type="float" office:value="47267782582504">
                <text:p>47267782582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1954866.41154">
                <text:p>1461954866.41154</text:p>
              </table:table-cell>
              <table:table-cell office:value-type="float" office:value="47267784725232">
                <text:p>47267784725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1954866.41155">
                <text:p>1461954866.41155</text:p>
              </table:table-cell>
              <table:table-cell office:value-type="float" office:value="47267786866720">
                <text:p>472677868667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1954866.41156">
                <text:p>1461954866.41156</text:p>
              </table:table-cell>
              <table:table-cell office:value-type="float" office:value="47267780473448">
                <text:p>47267780473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1954866.41156">
                <text:p>1461954866.41156</text:p>
              </table:table-cell>
              <table:table-cell office:value-type="float" office:value="47267789074464">
                <text:p>47267789074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1954866.41156">
                <text:p>1461954866.41156</text:p>
              </table:table-cell>
              <table:table-cell office:value-type="float" office:value="47267786958572">
                <text:p>47267786958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1954866.41156">
                <text:p>1461954866.41156</text:p>
              </table:table-cell>
              <table:table-cell office:value-type="float" office:value="47267793408020">
                <text:p>472677934080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1954866.41157">
                <text:p>1461954866.41157</text:p>
              </table:table-cell>
              <table:table-cell office:value-type="float" office:value="47267791269952">
                <text:p>47267791269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1954866.41157">
                <text:p>1461954866.41157</text:p>
              </table:table-cell>
              <table:table-cell office:value-type="float" office:value="47267789148460">
                <text:p>472677891484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1954866.41157">
                <text:p>1461954866.41157</text:p>
              </table:table-cell>
              <table:table-cell office:value-type="float" office:value="47267795788800">
                <text:p>472677957888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1954866.41157">
                <text:p>1461954866.41157</text:p>
              </table:table-cell>
              <table:table-cell office:value-type="float" office:value="47267793603956">
                <text:p>472677936039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1954866.41158">
                <text:p>1461954866.41158</text:p>
              </table:table-cell>
              <table:table-cell office:value-type="float" office:value="47267797901584">
                <text:p>47267797901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1954866.41164">
                <text:p>1461954866.41164</text:p>
              </table:table-cell>
              <table:table-cell office:value-type="float" office:value="47267760972424">
                <text:p>47267760972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1954866.41166">
                <text:p>1461954866.41166</text:p>
              </table:table-cell>
              <table:table-cell office:value-type="float" office:value="47267731695312">
                <text:p>47267731695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1954866.41166">
                <text:p>1461954866.41166</text:p>
              </table:table-cell>
              <table:table-cell office:value-type="float" office:value="47267731695008">
                <text:p>47267731695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1954866.41166">
                <text:p>1461954866.41166</text:p>
              </table:table-cell>
              <table:table-cell office:value-type="float" office:value="47267731690824">
                <text:p>47267731690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1954866.41167">
                <text:p>1461954866.41167</text:p>
              </table:table-cell>
              <table:table-cell office:value-type="float" office:value="47267731686256">
                <text:p>47267731686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1954866.41167">
                <text:p>1461954866.41167</text:p>
              </table:table-cell>
              <table:table-cell office:value-type="float" office:value="47267733803256">
                <text:p>47267733803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1954866.41167">
                <text:p>1461954866.41167</text:p>
              </table:table-cell>
              <table:table-cell office:value-type="float" office:value="47267742220400">
                <text:p>47267742220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1954866.41168">
                <text:p>1461954866.41168</text:p>
              </table:table-cell>
              <table:table-cell office:value-type="float" office:value="47267740035808">
                <text:p>47267740035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1954866.41168">
                <text:p>1461954866.41168</text:p>
              </table:table-cell>
              <table:table-cell office:value-type="float" office:value="47267744358656">
                <text:p>47267744358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1954866.41168">
                <text:p>1461954866.41168</text:p>
              </table:table-cell>
              <table:table-cell office:value-type="float" office:value="47267748708704">
                <text:p>472677487087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1954866.41169">
                <text:p>1461954866.41169</text:p>
              </table:table-cell>
              <table:table-cell office:value-type="float" office:value="47267746554656">
                <text:p>47267746554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1954866.41169">
                <text:p>1461954866.41169</text:p>
              </table:table-cell>
              <table:table-cell office:value-type="float" office:value="47267758551368">
                <text:p>47267758551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1954866.4117">
                <text:p>1461954866.4117</text:p>
              </table:table-cell>
              <table:table-cell office:value-type="float" office:value="47267800031904">
                <text:p>472678000319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1954866.4117">
                <text:p>1461954866.4117</text:p>
              </table:table-cell>
              <table:table-cell office:value-type="float" office:value="47267802235648">
                <text:p>4726780223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1954866.41196">
                <text:p>1461954866.41196</text:p>
              </table:table-cell>
              <table:table-cell office:value-type="float" office:value="140737488351210">
                <text:p>1407374883512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1954866.41201">
                <text:p>1461954866.41201</text:p>
              </table:table-cell>
              <table:table-cell office:value-type="float" office:value="46921214166312">
                <text:p>46921214166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1954866.41202">
                <text:p>1461954866.41202</text:p>
              </table:table-cell>
              <table:table-cell office:value-type="float" office:value="46921216417764">
                <text:p>46921216417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1954866.41203">
                <text:p>1461954866.41203</text:p>
              </table:table-cell>
              <table:table-cell office:value-type="float" office:value="140726189726489">
                <text:p>1407261897264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1954866.41204">
                <text:p>1461954866.41204</text:p>
              </table:table-cell>
              <table:table-cell office:value-type="float" office:value="46921214178000">
                <text:p>46921214178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1954866.41205">
                <text:p>1461954866.41205</text:p>
              </table:table-cell>
              <table:table-cell office:value-type="float" office:value="46921216413296">
                <text:p>46921216413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1954866.41205">
                <text:p>1461954866.41205</text:p>
              </table:table-cell>
              <table:table-cell office:value-type="float" office:value="46921216412824">
                <text:p>46921216412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1954866.41205">
                <text:p>1461954866.41205</text:p>
              </table:table-cell>
              <table:table-cell office:value-type="float" office:value="46921214285116">
                <text:p>46921214285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1954866.41205">
                <text:p>1461954866.41205</text:p>
              </table:table-cell>
              <table:table-cell office:value-type="float" office:value="46921216418168">
                <text:p>46921216418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61954866.41206">
                <text:p>1461954866.41206</text:p>
              </table:table-cell>
              <table:table-cell office:value-type="float" office:value="46921211916352">
                <text:p>46921211916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61954866.41207">
                <text:p>1461954866.41207</text:p>
              </table:table-cell>
              <table:table-cell office:value-type="float" office:value="46921214160264">
                <text:p>46921214160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1954866.41207">
                <text:p>1461954866.41207</text:p>
              </table:table-cell>
              <table:table-cell office:value-type="float" office:value="46921214160528">
                <text:p>46921214160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1954866.41207">
                <text:p>1461954866.41207</text:p>
              </table:table-cell>
              <table:table-cell office:value-type="float" office:value="140726190276664">
                <text:p>1407261902766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1954866.41208">
                <text:p>1461954866.41208</text:p>
              </table:table-cell>
              <table:table-cell office:value-type="float" office:value="46921212063760">
                <text:p>469212120637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61954866.41208">
                <text:p>1461954866.41208</text:p>
              </table:table-cell>
              <table:table-cell office:value-type="float" office:value="46921214241152">
                <text:p>46921214241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1954866.41209">
                <text:p>1461954866.41209</text:p>
              </table:table-cell>
              <table:table-cell office:value-type="float" office:value="140726189723608">
                <text:p>140726189723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61954866.4121">
                <text:p>1461954866.412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1954866.41211">
                <text:p>1461954866.41211</text:p>
              </table:table-cell>
              <table:table-cell office:value-type="float" office:value="46921212069024">
                <text:p>469212120690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1954866.41213">
                <text:p>1461954866.41213</text:p>
              </table:table-cell>
              <table:table-cell office:value-type="float" office:value="46921218651164">
                <text:p>46921218651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61954866.41214">
                <text:p>1461954866.41214</text:p>
              </table:table-cell>
              <table:table-cell office:value-type="float" office:value="46921218649448">
                <text:p>46921218649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1954866.41214">
                <text:p>1461954866.41214</text:p>
              </table:table-cell>
              <table:table-cell office:value-type="float" office:value="46921218649712">
                <text:p>469212186497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1954866.41214">
                <text:p>1461954866.41214</text:p>
              </table:table-cell>
              <table:table-cell office:value-type="float" office:value="46921216422440">
                <text:p>469212164224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1954866.41216">
                <text:p>1461954866.41216</text:p>
              </table:table-cell>
              <table:table-cell office:value-type="float" office:value="46921220768016">
                <text:p>46921220768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1954866.41217">
                <text:p>1461954866.41217</text:p>
              </table:table-cell>
              <table:table-cell office:value-type="float" office:value="46921220767168">
                <text:p>469212207671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1954866.41217">
                <text:p>1461954866.41217</text:p>
              </table:table-cell>
              <table:table-cell office:value-type="float" office:value="46921220767304">
                <text:p>46921220767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1954866.41217">
                <text:p>1461954866.41217</text:p>
              </table:table-cell>
              <table:table-cell office:value-type="float" office:value="46921218663040">
                <text:p>469212186630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1954866.41218">
                <text:p>1461954866.41218</text:p>
              </table:table-cell>
              <table:table-cell office:value-type="float" office:value="46921212138697">
                <text:p>469212121386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1954866.41219">
                <text:p>1461954866.41219</text:p>
              </table:table-cell>
              <table:table-cell office:value-type="float" office:value="46921212153896">
                <text:p>469212121538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1954866.4122">
                <text:p>1461954866.4122</text:p>
              </table:table-cell>
              <table:table-cell office:value-type="float" office:value="46921222881440">
                <text:p>469212228814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1954866.41221">
                <text:p>1461954866.41221</text:p>
              </table:table-cell>
              <table:table-cell office:value-type="float" office:value="46921222880648">
                <text:p>469212228806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1954866.41221">
                <text:p>1461954866.41221</text:p>
              </table:table-cell>
              <table:table-cell office:value-type="float" office:value="46921222880800">
                <text:p>469212228808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1954866.41221">
                <text:p>1461954866.41221</text:p>
              </table:table-cell>
              <table:table-cell office:value-type="float" office:value="46921220772480">
                <text:p>469212207724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61954866.41224">
                <text:p>1461954866.41224</text:p>
              </table:table-cell>
              <table:table-cell office:value-type="float" office:value="46921226815648">
                <text:p>46921226815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1954866.41224">
                <text:p>1461954866.41224</text:p>
              </table:table-cell>
              <table:table-cell office:value-type="float" office:value="46921226808224">
                <text:p>46921226808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61954866.41225">
                <text:p>1461954866.41225</text:p>
              </table:table-cell>
              <table:table-cell office:value-type="float" office:value="46921226808312">
                <text:p>469212268083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61954866.41225">
                <text:p>1461954866.41225</text:p>
              </table:table-cell>
              <table:table-cell office:value-type="float" office:value="46921222886072">
                <text:p>469212228860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1954866.41225">
                <text:p>1461954866.41225</text:p>
              </table:table-cell>
              <table:table-cell office:value-type="float" office:value="46921222976849">
                <text:p>469212229768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1954866.41228">
                <text:p>1461954866.41228</text:p>
              </table:table-cell>
              <table:table-cell office:value-type="float" office:value="46921229185200">
                <text:p>46921229185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1954866.41228">
                <text:p>1461954866.41228</text:p>
              </table:table-cell>
              <table:table-cell office:value-type="float" office:value="46921229184368">
                <text:p>46921229184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1954866.41228">
                <text:p>1461954866.41228</text:p>
              </table:table-cell>
              <table:table-cell office:value-type="float" office:value="46921229184584">
                <text:p>46921229184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1954866.41229">
                <text:p>1461954866.41229</text:p>
              </table:table-cell>
              <table:table-cell office:value-type="float" office:value="46921226838512">
                <text:p>46921226838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61954866.4123">
                <text:p>1461954866.4123</text:p>
              </table:table-cell>
              <table:table-cell office:value-type="float" office:value="46921212157952">
                <text:p>46921212157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61954866.4123">
                <text:p>1461954866.4123</text:p>
              </table:table-cell>
              <table:table-cell office:value-type="float" office:value="46921222981552">
                <text:p>469212229815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1954866.41231">
                <text:p>1461954866.41231</text:p>
              </table:table-cell>
              <table:table-cell office:value-type="float" office:value="46921212163136">
                <text:p>46921212163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1954866.41232">
                <text:p>1461954866.41232</text:p>
              </table:table-cell>
              <table:table-cell office:value-type="float" office:value="46921226809352">
                <text:p>46921226809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1954866.41232">
                <text:p>1461954866.41232</text:p>
              </table:table-cell>
              <table:table-cell office:value-type="float" office:value="46921226794816">
                <text:p>469212267948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1954866.41232">
                <text:p>1461954866.41232</text:p>
              </table:table-cell>
              <table:table-cell office:value-type="float" office:value="46921226797128">
                <text:p>46921226797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1954866.41233">
                <text:p>1461954866.41233</text:p>
              </table:table-cell>
              <table:table-cell office:value-type="float" office:value="46921226801152">
                <text:p>46921226801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1954866.41236">
                <text:p>1461954866.41236</text:p>
              </table:table-cell>
              <table:table-cell office:value-type="float" office:value="46921223462240">
                <text:p>469212234622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1954866.41236">
                <text:p>1461954866.41236</text:p>
              </table:table-cell>
              <table:table-cell office:value-type="float" office:value="46921226832896">
                <text:p>46921226832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1954866.41237">
                <text:p>1461954866.41237</text:p>
              </table:table-cell>
              <table:table-cell office:value-type="float" office:value="46921226832900">
                <text:p>469212268329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1954866.41238">
                <text:p>1461954866.41238</text:p>
              </table:table-cell>
              <table:table-cell office:value-type="float" office:value="46921223611328">
                <text:p>469212236113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1954866.41238">
                <text:p>1461954866.41238</text:p>
              </table:table-cell>
              <table:table-cell office:value-type="float" office:value="46921224443206">
                <text:p>469212244432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1954866.41238">
                <text:p>1461954866.41238</text:p>
              </table:table-cell>
              <table:table-cell office:value-type="float" office:value="46921224157472">
                <text:p>469212241574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1954866.41242">
                <text:p>1461954866.41242</text:p>
              </table:table-cell>
              <table:table-cell office:value-type="float" office:value="46921214160904">
                <text:p>469212141609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1954866.41245">
                <text:p>1461954866.41245</text:p>
              </table:table-cell>
              <table:table-cell office:value-type="float" office:value="46921226822816">
                <text:p>46921226822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1954866.41245">
                <text:p>1461954866.41245</text:p>
              </table:table-cell>
              <table:table-cell office:value-type="float" office:value="46921223910144">
                <text:p>469212239101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1954866.41246">
                <text:p>1461954866.41246</text:p>
              </table:table-cell>
              <table:table-cell office:value-type="float" office:value="46921223082240">
                <text:p>469212230822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61954866.41246">
                <text:p>1461954866.41246</text:p>
              </table:table-cell>
              <table:table-cell office:value-type="float" office:value="46921223547424">
                <text:p>469212235474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1954866.41247">
                <text:p>1461954866.41247</text:p>
              </table:table-cell>
              <table:table-cell office:value-type="float" office:value="46921223683136">
                <text:p>469212236831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1954866.41248">
                <text:p>1461954866.41248</text:p>
              </table:table-cell>
              <table:table-cell office:value-type="float" office:value="46921223875488">
                <text:p>469212238754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1954866.41248">
                <text:p>1461954866.41248</text:p>
              </table:table-cell>
              <table:table-cell office:value-type="float" office:value="46921218655552">
                <text:p>469212186555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1954866.41248">
                <text:p>1461954866.41248</text:p>
              </table:table-cell>
              <table:table-cell office:value-type="float" office:value="46921216520531">
                <text:p>469212165205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1954866.4125">
                <text:p>1461954866.4125</text:p>
              </table:table-cell>
              <table:table-cell office:value-type="float" office:value="46921223337184">
                <text:p>46921223337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1954866.4125">
                <text:p>1461954866.4125</text:p>
              </table:table-cell>
              <table:table-cell office:value-type="float" office:value="46921223419728">
                <text:p>469212234197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1954866.41254">
                <text:p>1461954866.41254</text:p>
              </table:table-cell>
              <table:table-cell office:value-type="float" office:value="46921226820296">
                <text:p>469212268202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1954866.41254">
                <text:p>1461954866.41254</text:p>
              </table:table-cell>
              <table:table-cell office:value-type="float" office:value="46921223967648">
                <text:p>469212239676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1954866.41255">
                <text:p>1461954866.41255</text:p>
              </table:table-cell>
              <table:table-cell office:value-type="float" office:value="46921226834036">
                <text:p>469212268340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1954866.41255">
                <text:p>1461954866.41255</text:p>
              </table:table-cell>
              <table:table-cell office:value-type="float" office:value="46921212170248">
                <text:p>469212121702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1954866.41258">
                <text:p>1461954866.4125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1954866.41261">
                <text:p>1461954866.41261</text:p>
              </table:table-cell>
              <table:table-cell office:value-type="float" office:value="46921223132352">
                <text:p>469212231323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1954866.41261">
                <text:p>1461954866.41261</text:p>
              </table:table-cell>
              <table:table-cell office:value-type="float" office:value="46921212029376">
                <text:p>469212120293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1954866.41261">
                <text:p>1461954866.41261</text:p>
              </table:table-cell>
              <table:table-cell office:value-type="float" office:value="46921214171896">
                <text:p>46921214171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1954866.41262">
                <text:p>1461954866.41262</text:p>
              </table:table-cell>
              <table:table-cell office:value-type="float" office:value="46921212041968">
                <text:p>46921212041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1954866.41262">
                <text:p>1461954866.41262</text:p>
              </table:table-cell>
              <table:table-cell office:value-type="float" office:value="46921224353401">
                <text:p>469212243534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1954866.41262">
                <text:p>1461954866.41262</text:p>
              </table:table-cell>
              <table:table-cell office:value-type="float" office:value="46921224361514">
                <text:p>469212243615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1954866.41264">
                <text:p>1461954866.41264</text:p>
              </table:table-cell>
              <table:table-cell office:value-type="float" office:value="46921229189136">
                <text:p>469212291891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1954866.41264">
                <text:p>1461954866.41264</text:p>
              </table:table-cell>
              <table:table-cell office:value-type="float" office:value="46921232256736">
                <text:p>469212322567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1954866.41264">
                <text:p>1461954866.41264</text:p>
              </table:table-cell>
              <table:table-cell office:value-type="float" office:value="46921232288808">
                <text:p>469212322888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1954866.41265">
                <text:p>1461954866.41265</text:p>
              </table:table-cell>
              <table:table-cell office:value-type="float" office:value="46921232424900">
                <text:p>469212324249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1954866.41265">
                <text:p>1461954866.41265</text:p>
              </table:table-cell>
              <table:table-cell office:value-type="float" office:value="46921233813504">
                <text:p>46921233813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1954866.41265">
                <text:p>1461954866.41265</text:p>
              </table:table-cell>
              <table:table-cell office:value-type="float" office:value="46921231009456">
                <text:p>46921231009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1954866.41266">
                <text:p>1461954866.41266</text:p>
              </table:table-cell>
              <table:table-cell office:value-type="float" office:value="46921232025684">
                <text:p>469212320256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1954866.41267">
                <text:p>1461954866.41267</text:p>
              </table:table-cell>
              <table:table-cell office:value-type="float" office:value="46921212174360">
                <text:p>469212121743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1954866.41268">
                <text:p>1461954866.4126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61954866.41271">
                <text:p>1461954866.41271</text:p>
              </table:table-cell>
              <table:table-cell office:value-type="float" office:value="46921214172224">
                <text:p>46921214172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61954866.41274">
                <text:p>1461954866.41274</text:p>
              </table:table-cell>
              <table:table-cell office:value-type="float" office:value="46921223186832">
                <text:p>469212231868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61954866.41276">
                <text:p>1461954866.41276</text:p>
              </table:table-cell>
              <table:table-cell office:value-type="float" office:value="46921226834512">
                <text:p>469212268345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61954866.41277">
                <text:p>1461954866.41277</text:p>
              </table:table-cell>
              <table:table-cell office:value-type="float" office:value="46921224057360">
                <text:p>469212240573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1954866.41277">
                <text:p>1461954866.41277</text:p>
              </table:table-cell>
              <table:table-cell office:value-type="float" office:value="46921212178888">
                <text:p>469212121788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61954866.41278">
                <text:p>1461954866.41278</text:p>
              </table:table-cell>
              <table:table-cell office:value-type="float" office:value="46921223269280">
                <text:p>469212232692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1954866.41278">
                <text:p>1461954866.4127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1954866.41281">
                <text:p>1461954866.41281</text:p>
              </table:table-cell>
              <table:table-cell office:value-type="float" office:value="140726189718716">
                <text:p>1407261897187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1954866.41281">
                <text:p>1461954866.4128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1954866.41284">
                <text:p>1461954866.41284</text:p>
              </table:table-cell>
              <table:table-cell office:value-type="float" office:value="46921238541024">
                <text:p>46921238541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1954866.41284">
                <text:p>1461954866.41284</text:p>
              </table:table-cell>
              <table:table-cell office:value-type="float" office:value="46921238539680">
                <text:p>469212385396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1954866.41285">
                <text:p>1461954866.41285</text:p>
              </table:table-cell>
              <table:table-cell office:value-type="float" office:value="46921238539832">
                <text:p>469212385398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1954866.41285">
                <text:p>1461954866.41285</text:p>
              </table:table-cell>
              <table:table-cell office:value-type="float" office:value="46921236406912">
                <text:p>469212364069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61954866.41286">
                <text:p>1461954866.41286</text:p>
              </table:table-cell>
              <table:table-cell office:value-type="float" office:value="46921212183048">
                <text:p>469212121830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61954866.41288">
                <text:p>1461954866.41288</text:p>
              </table:table-cell>
              <table:table-cell office:value-type="float" office:value="46921240736616">
                <text:p>469212407366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61954866.41288">
                <text:p>1461954866.41288</text:p>
              </table:table-cell>
              <table:table-cell office:value-type="float" office:value="46921240735088">
                <text:p>469212407350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61954866.41289">
                <text:p>1461954866.41289</text:p>
              </table:table-cell>
              <table:table-cell office:value-type="float" office:value="46921240735224">
                <text:p>46921240735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61954866.41289">
                <text:p>1461954866.41289</text:p>
              </table:table-cell>
              <table:table-cell office:value-type="float" office:value="46921238545024">
                <text:p>469212385450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61954866.41293">
                <text:p>1461954866.41293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1954866.41296">
                <text:p>1461954866.41296</text:p>
              </table:table-cell>
              <table:table-cell office:value-type="float" office:value="46921242890724">
                <text:p>469212428907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61954866.41296">
                <text:p>1461954866.41296</text:p>
              </table:table-cell>
              <table:table-cell office:value-type="float" office:value="46921242889608">
                <text:p>469212428896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1954866.41296">
                <text:p>1461954866.41296</text:p>
              </table:table-cell>
              <table:table-cell office:value-type="float" office:value="46921242889776">
                <text:p>469212428897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1954866.41297">
                <text:p>1461954866.41297</text:p>
              </table:table-cell>
              <table:table-cell office:value-type="float" office:value="46921240748672">
                <text:p>469212407486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1954866.41299">
                <text:p>1461954866.41299</text:p>
              </table:table-cell>
              <table:table-cell office:value-type="float" office:value="46921245036976">
                <text:p>46921245036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61954866.41299">
                <text:p>1461954866.41299</text:p>
              </table:table-cell>
              <table:table-cell office:value-type="float" office:value="46921245035936">
                <text:p>469212450359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1954866.413">
                <text:p>1461954866.413</text:p>
              </table:table-cell>
              <table:table-cell office:value-type="float" office:value="46921245036072">
                <text:p>46921245036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61954866.413">
                <text:p>1461954866.413</text:p>
              </table:table-cell>
              <table:table-cell office:value-type="float" office:value="46921242894976">
                <text:p>469212428949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61954866.41301">
                <text:p>1461954866.41301</text:p>
              </table:table-cell>
              <table:table-cell office:value-type="float" office:value="46921212186632">
                <text:p>469212121866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1954866.41305">
                <text:p>1461954866.41305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61954866.41308">
                <text:p>1461954866.41308</text:p>
              </table:table-cell>
              <table:table-cell office:value-type="float" office:value="140726189712712">
                <text:p>1407261897127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61954866.41309">
                <text:p>1461954866.41309</text:p>
              </table:table-cell>
              <table:table-cell office:value-type="float" office:value="140726189710816">
                <text:p>1407261897108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1954866.41311">
                <text:p>1461954866.4131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1954866.41319">
                <text:p>1461954866.41319</text:p>
              </table:table-cell>
              <table:table-cell office:value-type="float" office:value="46921212190744">
                <text:p>469212121907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1954866.41322">
                <text:p>1461954866.41322</text:p>
              </table:table-cell>
              <table:table-cell office:value-type="float" office:value="46921223717552">
                <text:p>469212237175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1954866.41325">
                <text:p>1461954866.41325</text:p>
              </table:table-cell>
              <table:table-cell office:value-type="float" office:value="46921247457864">
                <text:p>46921247457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1954866.41326">
                <text:p>1461954866.41326</text:p>
              </table:table-cell>
              <table:table-cell office:value-type="float" office:value="46921247448456">
                <text:p>469212474484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1954866.41326">
                <text:p>1461954866.41326</text:p>
              </table:table-cell>
              <table:table-cell office:value-type="float" office:value="46921247448704">
                <text:p>46921247448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61954866.41327">
                <text:p>1461954866.41327</text:p>
              </table:table-cell>
              <table:table-cell office:value-type="float" office:value="46921245041136">
                <text:p>469212450411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1954866.41328">
                <text:p>1461954866.4132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1954866.4133">
                <text:p>1461954866.4133</text:p>
              </table:table-cell>
              <table:table-cell office:value-type="float" office:value="46921249624564">
                <text:p>46921249624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61954866.41331">
                <text:p>1461954866.41331</text:p>
              </table:table-cell>
              <table:table-cell office:value-type="float" office:value="46921249623472">
                <text:p>469212496234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1954866.41331">
                <text:p>1461954866.41331</text:p>
              </table:table-cell>
              <table:table-cell office:value-type="float" office:value="46921249623720">
                <text:p>469212496237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1954866.41331">
                <text:p>1461954866.41331</text:p>
              </table:table-cell>
              <table:table-cell office:value-type="float" office:value="46921247474160">
                <text:p>469212474741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1954866.41332">
                <text:p>1461954866.41332</text:p>
              </table:table-cell>
              <table:table-cell office:value-type="float" office:value="46921212138697">
                <text:p>469212121386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1954866.41333">
                <text:p>1461954866.41333</text:p>
              </table:table-cell>
              <table:table-cell office:value-type="float" office:value="46921251828220">
                <text:p>469212518282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1954866.41334">
                <text:p>1461954866.41334</text:p>
              </table:table-cell>
              <table:table-cell office:value-type="float" office:value="46921251827152">
                <text:p>469212518271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1954866.41334">
                <text:p>1461954866.41334</text:p>
              </table:table-cell>
              <table:table-cell office:value-type="float" office:value="46921251827368">
                <text:p>469212518273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1954866.41335">
                <text:p>1461954866.41335</text:p>
              </table:table-cell>
              <table:table-cell office:value-type="float" office:value="46921249628656">
                <text:p>469212496286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61954866.41337">
                <text:p>1461954866.41337</text:p>
              </table:table-cell>
              <table:table-cell office:value-type="float" office:value="46921247449096">
                <text:p>469212474490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61954866.41338">
                <text:p>1461954866.41338</text:p>
              </table:table-cell>
              <table:table-cell office:value-type="float" office:value="46921247453184">
                <text:p>469212474531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1954866.41341">
                <text:p>1461954866.41341</text:p>
              </table:table-cell>
              <table:table-cell office:value-type="float" office:value="46921245115888">
                <text:p>469212451158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61954866.41342">
                <text:p>1461954866.41342</text:p>
              </table:table-cell>
              <table:table-cell office:value-type="float" office:value="46921245248208">
                <text:p>469212452482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1954866.41342">
                <text:p>1461954866.41342</text:p>
              </table:table-cell>
              <table:table-cell office:value-type="float" office:value="46921247472024">
                <text:p>469212474720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61954866.41342">
                <text:p>1461954866.41342</text:p>
              </table:table-cell>
              <table:table-cell office:value-type="float" office:value="46921247462208">
                <text:p>469212474622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61954866.41342">
                <text:p>1461954866.41342</text:p>
              </table:table-cell>
              <table:table-cell office:value-type="float" office:value="46921247472320">
                <text:p>469212474723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61954866.41343">
                <text:p>1461954866.41343</text:p>
              </table:table-cell>
              <table:table-cell office:value-type="float" office:value="46921245131056">
                <text:p>469212451310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1954866.41343">
                <text:p>1461954866.41343</text:p>
              </table:table-cell>
              <table:table-cell office:value-type="float" office:value="46921245264423">
                <text:p>469212452644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61954866.41344">
                <text:p>1461954866.41344</text:p>
              </table:table-cell>
              <table:table-cell office:value-type="float" office:value="46921238613600">
                <text:p>469212386136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61954866.41345">
                <text:p>1461954866.41345</text:p>
              </table:table-cell>
              <table:table-cell office:value-type="float" office:value="46921240746688">
                <text:p>46921240746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61954866.41345">
                <text:p>1461954866.41345</text:p>
              </table:table-cell>
              <table:table-cell office:value-type="float" office:value="46921212195208">
                <text:p>469212121952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61954866.41346">
                <text:p>1461954866.41346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61954866.41347">
                <text:p>1461954866.41347</text:p>
              </table:table-cell>
              <table:table-cell office:value-type="float" office:value="46921240746704">
                <text:p>46921240746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1954866.41351">
                <text:p>1461954866.4135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61954866.41352">
                <text:p>1461954866.41352</text:p>
              </table:table-cell>
              <table:table-cell office:value-type="float" office:value="46921212199992">
                <text:p>469212121999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1954866.41357">
                <text:p>1461954866.41357</text:p>
              </table:table-cell>
              <table:table-cell office:value-type="float" office:value="46921212203032">
                <text:p>469212122030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1954866.4136">
                <text:p>1461954866.4136</text:p>
              </table:table-cell>
              <table:table-cell office:value-type="float" office:value="46921212207160">
                <text:p>469212122071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1954866.41361">
                <text:p>1461954866.4136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1954866.41365">
                <text:p>1461954866.41365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61954866.41367">
                <text:p>1461954866.41367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1954866.4137">
                <text:p>1461954866.4137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61954866.41372">
                <text:p>1461954866.41372</text:p>
              </table:table-cell>
              <table:table-cell office:value-type="float" office:value="46921212215080">
                <text:p>469212122150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61954866.41372">
                <text:p>1461954866.41372</text:p>
              </table:table-cell>
              <table:table-cell office:value-type="float" office:value="46921212231480">
                <text:p>469212122314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61954866.41373">
                <text:p>1461954866.41373</text:p>
              </table:table-cell>
              <table:table-cell office:value-type="float" office:value="46921212215832">
                <text:p>469212122158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1954866.41373">
                <text:p>1461954866.41373</text:p>
              </table:table-cell>
              <table:table-cell office:value-type="float" office:value="46921212231752">
                <text:p>46921212231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1954866.41378">
                <text:p>1461954866.41378</text:p>
              </table:table-cell>
              <table:table-cell office:value-type="float" office:value="46921212267032">
                <text:p>469212122670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61954866.41381">
                <text:p>1461954866.41381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1954866.41382">
                <text:p>1461954866.41382</text:p>
              </table:table-cell>
              <table:table-cell office:value-type="float" office:value="46921212251256">
                <text:p>469212122512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1954866.41382">
                <text:p>1461954866.41382</text:p>
              </table:table-cell>
              <table:table-cell office:value-type="float" office:value="46921212235805">
                <text:p>46921212235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61954866.41389">
                <text:p>1461954866.41389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61954866.41391">
                <text:p>1461954866.41391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61954866.41393">
                <text:p>1461954866.41393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61954866.41404">
                <text:p>1461954866.41404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61954866.41407">
                <text:p>1461954866.41407</text:p>
              </table:table-cell>
              <table:table-cell office:value-type="float" office:value="46921253982433">
                <text:p>469212539824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1954866.41408">
                <text:p>1461954866.41408</text:p>
              </table:table-cell>
              <table:table-cell office:value-type="float" office:value="46921253981688">
                <text:p>469212539816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61954866.41408">
                <text:p>1461954866.41408</text:p>
              </table:table-cell>
              <table:table-cell office:value-type="float" office:value="46921253981920">
                <text:p>469212539819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1954866.41408">
                <text:p>1461954866.41408</text:p>
              </table:table-cell>
              <table:table-cell office:value-type="float" office:value="46921251873264">
                <text:p>46921251873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61954866.41413">
                <text:p>1461954866.41413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1954866.41416">
                <text:p>1461954866.41416</text:p>
              </table:table-cell>
              <table:table-cell office:value-type="float" office:value="46921256141716">
                <text:p>469212561417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1954866.41416">
                <text:p>1461954866.41416</text:p>
              </table:table-cell>
              <table:table-cell office:value-type="float" office:value="46921256140208">
                <text:p>469212561402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1954866.41417">
                <text:p>1461954866.41417</text:p>
              </table:table-cell>
              <table:table-cell office:value-type="float" office:value="46921256140488">
                <text:p>469212561404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61954866.41417">
                <text:p>1461954866.41417</text:p>
              </table:table-cell>
              <table:table-cell office:value-type="float" office:value="46921253986800">
                <text:p>469212539868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61954866.41418">
                <text:p>1461954866.41418</text:p>
              </table:table-cell>
              <table:table-cell office:value-type="float" office:value="46921213218816">
                <text:p>469212132188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1954866.41418">
                <text:p>1461954866.41418</text:p>
              </table:table-cell>
              <table:table-cell office:value-type="float" office:value="46921213285577">
                <text:p>469212132855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61954866.4142">
                <text:p>1461954866.4142</text:p>
              </table:table-cell>
              <table:table-cell office:value-type="float" office:value="46921258332352">
                <text:p>469212583323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1954866.41421">
                <text:p>1461954866.41421</text:p>
              </table:table-cell>
              <table:table-cell office:value-type="float" office:value="46921258331568">
                <text:p>469212583315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1954866.41421">
                <text:p>1461954866.41421</text:p>
              </table:table-cell>
              <table:table-cell office:value-type="float" office:value="46921258331704">
                <text:p>469212583317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1954866.41421">
                <text:p>1461954866.41421</text:p>
              </table:table-cell>
              <table:table-cell office:value-type="float" office:value="46921256194688">
                <text:p>46921256194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61954866.41431">
                <text:p>1461954866.41431</text:p>
              </table:table-cell>
              <table:table-cell office:value-type="float" office:value="46921212239904">
                <text:p>469212122399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61954866.41434">
                <text:p>1461954866.41434</text:p>
              </table:table-cell>
              <table:table-cell office:value-type="float" office:value="46921260625968">
                <text:p>469212606259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1954866.41435">
                <text:p>1461954866.41435</text:p>
              </table:table-cell>
              <table:table-cell office:value-type="float" office:value="46921260625416">
                <text:p>469212606254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1954866.41435">
                <text:p>1461954866.41435</text:p>
              </table:table-cell>
              <table:table-cell office:value-type="float" office:value="46921260625632">
                <text:p>469212606256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61954866.41435">
                <text:p>1461954866.41435</text:p>
              </table:table-cell>
              <table:table-cell office:value-type="float" office:value="46921258525168">
                <text:p>46921258525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1954866.41438">
                <text:p>1461954866.41438</text:p>
              </table:table-cell>
              <table:table-cell office:value-type="float" office:value="46921262731328">
                <text:p>469212627313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61954866.41439">
                <text:p>1461954866.41439</text:p>
              </table:table-cell>
              <table:table-cell office:value-type="float" office:value="46921262730744">
                <text:p>469212627307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61954866.41439">
                <text:p>1461954866.41439</text:p>
              </table:table-cell>
              <table:table-cell office:value-type="float" office:value="46921262730976">
                <text:p>469212627309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1954866.41439">
                <text:p>1461954866.41439</text:p>
              </table:table-cell>
              <table:table-cell office:value-type="float" office:value="46921260630512">
                <text:p>46921260630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61954866.4144">
                <text:p>1461954866.4144</text:p>
              </table:table-cell>
              <table:table-cell office:value-type="float" office:value="46921212244016">
                <text:p>469212122440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61954866.41443">
                <text:p>1461954866.41443</text:p>
              </table:table-cell>
              <table:table-cell office:value-type="float" office:value="46921264840936">
                <text:p>46921264840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1954866.41443">
                <text:p>1461954866.41443</text:p>
              </table:table-cell>
              <table:table-cell office:value-type="float" office:value="46921264840184">
                <text:p>46921264840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1954866.41444">
                <text:p>1461954866.41444</text:p>
              </table:table-cell>
              <table:table-cell office:value-type="float" office:value="46921264840416">
                <text:p>469212648404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1954866.41444">
                <text:p>1461954866.41444</text:p>
              </table:table-cell>
              <table:table-cell office:value-type="float" office:value="46921262735856">
                <text:p>469212627358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1954866.41445">
                <text:p>1461954866.41445</text:p>
              </table:table-cell>
              <table:table-cell office:value-type="float" office:value="46921213218816">
                <text:p>469212132188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1954866.41446">
                <text:p>1461954866.41446</text:p>
              </table:table-cell>
              <table:table-cell office:value-type="float" office:value="46921213285577">
                <text:p>469212132855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1954866.41447">
                <text:p>1461954866.41447</text:p>
              </table:table-cell>
              <table:table-cell office:value-type="float" office:value="46921266958952">
                <text:p>469212669589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1954866.41448">
                <text:p>1461954866.41448</text:p>
              </table:table-cell>
              <table:table-cell office:value-type="float" office:value="46921266957824">
                <text:p>469212669578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61954866.41448">
                <text:p>1461954866.41448</text:p>
              </table:table-cell>
              <table:table-cell office:value-type="float" office:value="46921266958040">
                <text:p>469212669580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61954866.41448">
                <text:p>1461954866.41448</text:p>
              </table:table-cell>
              <table:table-cell office:value-type="float" office:value="46921264845296">
                <text:p>469212648452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61954866.41455">
                <text:p>1461954866.41455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61954866.41458">
                <text:p>1461954866.41458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61954866.41461">
                <text:p>1461954866.41461</text:p>
              </table:table-cell>
              <table:table-cell office:value-type="float" office:value="46921269068008">
                <text:p>46921269068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61954866.41462">
                <text:p>1461954866.41462</text:p>
              </table:table-cell>
              <table:table-cell office:value-type="float" office:value="46921269067256">
                <text:p>469212690672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1954866.41462">
                <text:p>1461954866.41462</text:p>
              </table:table-cell>
              <table:table-cell office:value-type="float" office:value="46921269067488">
                <text:p>469212690674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1954866.41462">
                <text:p>1461954866.41462</text:p>
              </table:table-cell>
              <table:table-cell office:value-type="float" office:value="46921266962928">
                <text:p>469212669629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61954866.41463">
                <text:p>1461954866.41463</text:p>
              </table:table-cell>
              <table:table-cell office:value-type="float" office:value="46921212252208">
                <text:p>469212122522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1954866.41467">
                <text:p>1461954866.41467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61954866.41468">
                <text:p>1461954866.41468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1954866.41471">
                <text:p>1461954866.41471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61954866.41472">
                <text:p>1461954866.41472</text:p>
              </table:table-cell>
              <table:table-cell office:value-type="float" office:value="46921212256328">
                <text:p>469212122563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61954866.41474">
                <text:p>1461954866.41474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1954866.41477">
                <text:p>1461954866.41477</text:p>
              </table:table-cell>
              <table:table-cell office:value-type="float" office:value="46921271210736">
                <text:p>469212712107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61954866.41478">
                <text:p>1461954866.41478</text:p>
              </table:table-cell>
              <table:table-cell office:value-type="float" office:value="46921271209432">
                <text:p>469212712094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61954866.41478">
                <text:p>1461954866.41478</text:p>
              </table:table-cell>
              <table:table-cell office:value-type="float" office:value="46921271209680">
                <text:p>469212712096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61954866.41478">
                <text:p>1461954866.41478</text:p>
              </table:table-cell>
              <table:table-cell office:value-type="float" office:value="46921269072368">
                <text:p>469212690723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61954866.41484">
                <text:p>1461954866.41484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61954866.41485">
                <text:p>1461954866.41485</text:p>
              </table:table-cell>
              <table:table-cell office:value-type="float" office:value="46921212260432">
                <text:p>469212122604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1954866.41489">
                <text:p>1461954866.41489</text:p>
              </table:table-cell>
              <table:table-cell office:value-type="float" office:value="46921273352220">
                <text:p>469212733522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61954866.41489">
                <text:p>1461954866.41489</text:p>
              </table:table-cell>
              <table:table-cell office:value-type="float" office:value="46921273350808">
                <text:p>469212733508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1954866.41489">
                <text:p>1461954866.41489</text:p>
              </table:table-cell>
              <table:table-cell office:value-type="float" office:value="46921273351168">
                <text:p>469212733511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61954866.4149">
                <text:p>1461954866.4149</text:p>
              </table:table-cell>
              <table:table-cell office:value-type="float" office:value="46921271214576">
                <text:p>469212712145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1954866.41491">
                <text:p>1461954866.41491</text:p>
              </table:table-cell>
              <table:table-cell office:value-type="float" office:value="46921213218816">
                <text:p>469212132188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1954866.41491">
                <text:p>1461954866.41491</text:p>
              </table:table-cell>
              <table:table-cell office:value-type="float" office:value="46921213285577">
                <text:p>469212132855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1954866.41493">
                <text:p>1461954866.41493</text:p>
              </table:table-cell>
              <table:table-cell office:value-type="float" office:value="46921275559968">
                <text:p>469212755599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1954866.41494">
                <text:p>1461954866.41494</text:p>
              </table:table-cell>
              <table:table-cell office:value-type="float" office:value="46921275559024">
                <text:p>46921275559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1954866.41494">
                <text:p>1461954866.41494</text:p>
              </table:table-cell>
              <table:table-cell office:value-type="float" office:value="46921275559288">
                <text:p>469212755592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1954866.41494">
                <text:p>1461954866.41494</text:p>
              </table:table-cell>
              <table:table-cell office:value-type="float" office:value="46921273356784">
                <text:p>469212733567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1954866.41497">
                <text:p>1461954866.41497</text:p>
              </table:table-cell>
              <table:table-cell office:value-type="float" office:value="46921277755432">
                <text:p>469212777554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61954866.41498">
                <text:p>1461954866.41498</text:p>
              </table:table-cell>
              <table:table-cell office:value-type="float" office:value="46921277754032">
                <text:p>469212777540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61954866.41499">
                <text:p>1461954866.41499</text:p>
              </table:table-cell>
              <table:table-cell office:value-type="float" office:value="46921277754264">
                <text:p>469212777542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1954866.42121">
                <text:p>1461954866.42121</text:p>
              </table:table-cell>
              <table:table-cell office:value-type="float" office:value="46921275564528">
                <text:p>469212755645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61954866.42126">
                <text:p>1461954866.42126</text:p>
              </table:table-cell>
              <table:table-cell office:value-type="float" office:value="46921279893524">
                <text:p>469212798935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61954866.42126">
                <text:p>1461954866.42126</text:p>
              </table:table-cell>
              <table:table-cell office:value-type="float" office:value="46921279891984">
                <text:p>46921279891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61954866.42126">
                <text:p>1461954866.42126</text:p>
              </table:table-cell>
              <table:table-cell office:value-type="float" office:value="46921279892248">
                <text:p>46921279892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1954866.42127">
                <text:p>1461954866.42127</text:p>
              </table:table-cell>
              <table:table-cell office:value-type="float" office:value="46921277759984">
                <text:p>469212777599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61954866.42128">
                <text:p>1461954866.42128</text:p>
              </table:table-cell>
              <table:table-cell office:value-type="float" office:value="46921212268648">
                <text:p>469212122686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61954866.4213">
                <text:p>1461954866.4213</text:p>
              </table:table-cell>
              <table:table-cell office:value-type="float" office:value="46921282274276">
                <text:p>469212822742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61954866.4213">
                <text:p>1461954866.4213</text:p>
              </table:table-cell>
              <table:table-cell office:value-type="float" office:value="46921282272712">
                <text:p>469212822727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61954866.4213">
                <text:p>1461954866.4213</text:p>
              </table:table-cell>
              <table:table-cell office:value-type="float" office:value="46921282272960">
                <text:p>469212822729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61954866.42131">
                <text:p>1461954866.42131</text:p>
              </table:table-cell>
              <table:table-cell office:value-type="float" office:value="46921279898096">
                <text:p>469212798980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1954866.42133">
                <text:p>1461954866.42133</text:p>
              </table:table-cell>
              <table:table-cell office:value-type="float" office:value="46921284387088">
                <text:p>469212843870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61954866.42133">
                <text:p>1461954866.42133</text:p>
              </table:table-cell>
              <table:table-cell office:value-type="float" office:value="46921284386192">
                <text:p>469212843861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61954866.42134">
                <text:p>1461954866.42134</text:p>
              </table:table-cell>
              <table:table-cell office:value-type="float" office:value="46921284386424">
                <text:p>469212843864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61954866.42134">
                <text:p>1461954866.42134</text:p>
              </table:table-cell>
              <table:table-cell office:value-type="float" office:value="46921282277872">
                <text:p>469212822778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61954866.42136">
                <text:p>1461954866.42136</text:p>
              </table:table-cell>
              <table:table-cell office:value-type="float" office:value="46921286517396">
                <text:p>469212865173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61954866.42137">
                <text:p>1461954866.42137</text:p>
              </table:table-cell>
              <table:table-cell office:value-type="float" office:value="46921286516080">
                <text:p>469212865160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61954866.42137">
                <text:p>1461954866.42137</text:p>
              </table:table-cell>
              <table:table-cell office:value-type="float" office:value="46921286516232">
                <text:p>469212865162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61954866.42137">
                <text:p>1461954866.42137</text:p>
              </table:table-cell>
              <table:table-cell office:value-type="float" office:value="46921284391552">
                <text:p>469212843915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1954866.42141">
                <text:p>1461954866.42141</text:p>
              </table:table-cell>
              <table:table-cell office:value-type="float" office:value="46921288721136">
                <text:p>469212887211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61954866.42142">
                <text:p>1461954866.42142</text:p>
              </table:table-cell>
              <table:table-cell office:value-type="float" office:value="46921288719696">
                <text:p>469212887196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1954866.42142">
                <text:p>1461954866.42142</text:p>
              </table:table-cell>
              <table:table-cell office:value-type="float" office:value="46921288719848">
                <text:p>469212887198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61954866.42142">
                <text:p>1461954866.42142</text:p>
              </table:table-cell>
              <table:table-cell office:value-type="float" office:value="46921286521472">
                <text:p>469212865214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61954866.42143">
                <text:p>1461954866.42143</text:p>
              </table:table-cell>
              <table:table-cell office:value-type="float" office:value="46921212272648">
                <text:p>469212122726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61954866.42169">
                <text:p>1461954866.42169</text:p>
              </table:table-cell>
              <table:table-cell office:value-type="float" office:value="46921275555288">
                <text:p>469212755552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61954866.42175">
                <text:p>1461954866.42175</text:p>
              </table:table-cell>
              <table:table-cell office:value-type="float" office:value="46921288737824">
                <text:p>469212887378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1954866.42176">
                <text:p>1461954866.42176</text:p>
              </table:table-cell>
              <table:table-cell office:value-type="float" office:value="46921286587216">
                <text:p>469212865872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1954866.42182">
                <text:p>1461954866.42182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61954866.42185">
                <text:p>1461954866.42185</text:p>
              </table:table-cell>
              <table:table-cell office:value-type="float" office:value="46921212800040">
                <text:p>469212128000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61954866.42185">
                <text:p>1461954866.42185</text:p>
              </table:table-cell>
              <table:table-cell office:value-type="float" office:value="46921213218824">
                <text:p>469212132188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61954866.42187">
                <text:p>1461954866.42187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61954866.42189">
                <text:p>1461954866.42189</text:p>
              </table:table-cell>
              <table:table-cell office:value-type="float" office:value="46921212802280">
                <text:p>469212128022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61954866.4219">
                <text:p>1461954866.4219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1954866.42192">
                <text:p>1461954866.42192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61954866.42194">
                <text:p>1461954866.42194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61954866.42195">
                <text:p>1461954866.42195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1954866.42196">
                <text:p>1461954866.42196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1954866.42197">
                <text:p>1461954866.42197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1954866.42199">
                <text:p>1461954866.42199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61954866.422">
                <text:p>1461954866.422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61954866.42203">
                <text:p>1461954866.42203</text:p>
              </table:table-cell>
              <table:table-cell office:value-type="float" office:value="46921212284744">
                <text:p>469212122847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61954866.42204">
                <text:p>1461954866.42204</text:p>
              </table:table-cell>
              <table:table-cell office:value-type="float" office:value="46921212276736">
                <text:p>469212122767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61954866.42309">
                <text:p>1461954866.42309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61954866.42312">
                <text:p>1461954866.42312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61954866.42315">
                <text:p>1461954866.42315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61954866.42318">
                <text:p>1461954866.4231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1954866.42322">
                <text:p>1461954866.42322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1954866.42324">
                <text:p>1461954866.42324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1954866.42339">
                <text:p>1461954866.42339</text:p>
              </table:table-cell>
              <table:table-cell office:value-type="float" office:value="46921251844640">
                <text:p>469212518446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1954866.42339">
                <text:p>1461954866.42339</text:p>
              </table:table-cell>
              <table:table-cell office:value-type="float" office:value="46921249724745">
                <text:p>469212497247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1954866.42341">
                <text:p>1461954866.42341</text:p>
              </table:table-cell>
              <table:table-cell office:value-type="float" office:value="46921251844640">
                <text:p>469212518446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61954866.42341">
                <text:p>1461954866.42341</text:p>
              </table:table-cell>
              <table:table-cell office:value-type="float" office:value="140726189697096">
                <text:p>1407261896970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61954866.42342">
                <text:p>1461954866.42342</text:p>
              </table:table-cell>
              <table:table-cell office:value-type="float" office:value="140726189706108">
                <text:p>1407261897061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61954866.42342">
                <text:p>1461954866.42342</text:p>
              </table:table-cell>
              <table:table-cell office:value-type="float" office:value="140726189699072">
                <text:p>140726189699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1954866.42358">
                <text:p>1461954866.42358</text:p>
              </table:table-cell>
              <table:table-cell office:value-type="float" office:value="46921212163860">
                <text:p>469212121638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1954866.42358">
                <text:p>1461954866.42358</text:p>
              </table:table-cell>
              <table:table-cell office:value-type="float" office:value="140726189724776">
                <text:p>1407261897247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1954866.42359">
                <text:p>1461954866.42359</text:p>
              </table:table-cell>
              <table:table-cell office:value-type="float" office:value="46921226820036">
                <text:p>469212268200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1954866.42359">
                <text:p>1461954866.42359</text:p>
              </table:table-cell>
              <table:table-cell office:value-type="float" office:value="46921226811200">
                <text:p>469212268112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1954866.42359">
                <text:p>1461954866.42359</text:p>
              </table:table-cell>
              <table:table-cell office:value-type="float" office:value="46921226825392">
                <text:p>469212268253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1954866.4236">
                <text:p>1461954866.4236</text:p>
              </table:table-cell>
              <table:table-cell office:value-type="float" office:value="46921214162224">
                <text:p>469212141622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61954866.4236">
                <text:p>1461954866.4236</text:p>
              </table:table-cell>
              <table:table-cell office:value-type="float" office:value="46921226816256">
                <text:p>469212268162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61954866.42361">
                <text:p>1461954866.42361</text:p>
              </table:table-cell>
              <table:table-cell office:value-type="float" office:value="46921212174256">
                <text:p>469212121742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1954866.42361">
                <text:p>1461954866.42361</text:p>
              </table:table-cell>
              <table:table-cell office:value-type="float" office:value="46921212174624">
                <text:p>469212121746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61954866.42361">
                <text:p>1461954866.42361</text:p>
              </table:table-cell>
              <table:table-cell office:value-type="float" office:value="46921226833136">
                <text:p>46921226833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61954866.42362">
                <text:p>1461954866.42362</text:p>
              </table:table-cell>
              <table:table-cell office:value-type="float" office:value="46921212233480">
                <text:p>469212122334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61954866.42362">
                <text:p>1461954866.42362</text:p>
              </table:table-cell>
              <table:table-cell office:value-type="float" office:value="46921212209912">
                <text:p>469212122099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61954866.42363">
                <text:p>1461954866.42363</text:p>
              </table:table-cell>
              <table:table-cell office:value-type="float" office:value="46921212248824">
                <text:p>469212122488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61954866.42363">
                <text:p>1461954866.42363</text:p>
              </table:table-cell>
              <table:table-cell office:value-type="float" office:value="46921214166368">
                <text:p>46921214166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61954866.42363">
                <text:p>1461954866.42363</text:p>
              </table:table-cell>
              <table:table-cell office:value-type="float" office:value="46921216416216">
                <text:p>469212164162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61954866.42364">
                <text:p>1461954866.42364</text:p>
              </table:table-cell>
              <table:table-cell office:value-type="float" office:value="46921212163856">
                <text:p>469212121638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61954866.42364">
                <text:p>1461954866.42364</text:p>
              </table:table-cell>
              <table:table-cell office:value-type="float" office:value="46921223675941">
                <text:p>469212236759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61954866.42365">
                <text:p>1461954866.42365</text:p>
              </table:table-cell>
              <table:table-cell office:value-type="float" office:value="46921288737976">
                <text:p>469212887379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61954866.42365">
                <text:p>1461954866.42365</text:p>
              </table:table-cell>
              <table:table-cell office:value-type="float" office:value="46921216416200">
                <text:p>469212164162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61954866.42365">
                <text:p>1461954866.42365</text:p>
              </table:table-cell>
              <table:table-cell office:value-type="float" office:value="140726189724776">
                <text:p>1407261897247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1954866.42366">
                <text:p>1461954866.42366</text:p>
              </table:table-cell>
              <table:table-cell office:value-type="float" office:value="46921286547920">
                <text:p>469212865479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61954866.42366">
                <text:p>1461954866.42366</text:p>
              </table:table-cell>
              <table:table-cell office:value-type="float" office:value="46921223395664">
                <text:p>469212233956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61954866.42366">
                <text:p>1461954866.42366</text:p>
              </table:table-cell>
              <table:table-cell office:value-type="float" office:value="46921226820048">
                <text:p>469212268200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61954866.42366">
                <text:p>1461954866.42366</text:p>
              </table:table-cell>
              <table:table-cell office:value-type="float" office:value="46921226811200">
                <text:p>469212268112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61954866.42367">
                <text:p>1461954866.42367</text:p>
              </table:table-cell>
              <table:table-cell office:value-type="float" office:value="46921288721048">
                <text:p>469212887210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61954866.42367">
                <text:p>1461954866.42367</text:p>
              </table:table-cell>
              <table:table-cell office:value-type="float" office:value="46921226825392">
                <text:p>469212268253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61954866.42367">
                <text:p>1461954866.42367</text:p>
              </table:table-cell>
              <table:table-cell office:value-type="float" office:value="46921212018378">
                <text:p>469212120183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61954866.42367">
                <text:p>1461954866.42367</text:p>
              </table:table-cell>
              <table:table-cell office:value-type="float" office:value="46921211931280">
                <text:p>469212119312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61954866.42368">
                <text:p>1461954866.42368</text:p>
              </table:table-cell>
              <table:table-cell office:value-type="float" office:value="46921223971104">
                <text:p>469212239711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1954866.42368">
                <text:p>1461954866.42368</text:p>
              </table:table-cell>
              <table:table-cell office:value-type="float" office:value="46921214171880">
                <text:p>469212141718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61954866.42369">
                <text:p>1461954866.42369</text:p>
              </table:table-cell>
              <table:table-cell office:value-type="float" office:value="46921223187696">
                <text:p>469212231876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61954866.42369">
                <text:p>1461954866.42369</text:p>
              </table:table-cell>
              <table:table-cell office:value-type="float" office:value="140726189723040">
                <text:p>1407261897230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61954866.42369">
                <text:p>1461954866.42369</text:p>
              </table:table-cell>
              <table:table-cell office:value-type="float" office:value="46921223490240">
                <text:p>469212234902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61954866.42369">
                <text:p>1461954866.42369</text:p>
              </table:table-cell>
              <table:table-cell office:value-type="float" office:value="46921212045638">
                <text:p>469212120456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61954866.4237">
                <text:p>1461954866.4237</text:p>
              </table:table-cell>
              <table:table-cell office:value-type="float" office:value="46921224422212">
                <text:p>469212244222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61954866.4237">
                <text:p>1461954866.4237</text:p>
              </table:table-cell>
              <table:table-cell office:value-type="float" office:value="46921224420806">
                <text:p>469212244208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61954866.4237">
                <text:p>1461954866.4237</text:p>
              </table:table-cell>
              <table:table-cell office:value-type="float" office:value="46921214162224">
                <text:p>469212141622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61954866.4237">
                <text:p>1461954866.4237</text:p>
              </table:table-cell>
              <table:table-cell office:value-type="float" office:value="46921223851856">
                <text:p>469212238518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1954866.42371">
                <text:p>1461954866.42371</text:p>
              </table:table-cell>
              <table:table-cell office:value-type="float" office:value="46921223026400">
                <text:p>469212230264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61954866.42371">
                <text:p>1461954866.42371</text:p>
              </table:table-cell>
              <table:table-cell office:value-type="float" office:value="46921214264544">
                <text:p>469212142645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61954866.42371">
                <text:p>1461954866.42371</text:p>
              </table:table-cell>
              <table:table-cell office:value-type="float" office:value="46921214235744">
                <text:p>469212142357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61954866.42372">
                <text:p>1461954866.42372</text:p>
              </table:table-cell>
              <table:table-cell office:value-type="float" office:value="46921216422552">
                <text:p>469212164225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61954866.42372">
                <text:p>1461954866.42372</text:p>
              </table:table-cell>
              <table:table-cell office:value-type="float" office:value="46921218663056">
                <text:p>469212186630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61954866.42372">
                <text:p>1461954866.42372</text:p>
              </table:table-cell>
              <table:table-cell office:value-type="float" office:value="46921220772496">
                <text:p>469212207724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61954866.42373">
                <text:p>1461954866.42373</text:p>
              </table:table-cell>
              <table:table-cell office:value-type="float" office:value="46921222887720">
                <text:p>469212228877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61954866.42373">
                <text:p>1461954866.42373</text:p>
              </table:table-cell>
              <table:table-cell office:value-type="float" office:value="46921222976317">
                <text:p>469212229763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61954866.42374">
                <text:p>1461954866.42374</text:p>
              </table:table-cell>
              <table:table-cell office:value-type="float" office:value="46921212209912">
                <text:p>469212122099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61954866.42375">
                <text:p>1461954866.42375</text:p>
              </table:table-cell>
              <table:table-cell office:value-type="float" office:value="46921212193832">
                <text:p>469212121938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1954866.42376">
                <text:p>1461954866.42376</text:p>
              </table:table-cell>
              <table:table-cell office:value-type="float" office:value="46921212231928">
                <text:p>469212122319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1954866.42377">
                <text:p>1461954866.42377</text:p>
              </table:table-cell>
              <table:table-cell office:value-type="float" office:value="46921212276920">
                <text:p>469212122769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1954866.42377">
                <text:p>1461954866.42377</text:p>
              </table:table-cell>
              <table:table-cell office:value-type="float" office:value="46921212309752">
                <text:p>469212123097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61954866.42378">
                <text:p>1461954866.42378</text:p>
              </table:table-cell>
              <table:table-cell office:value-type="float" office:value="46921223082144">
                <text:p>469212230821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61954866.42379">
                <text:p>1461954866.42379</text:p>
              </table:table-cell>
              <table:table-cell office:value-type="float" office:value="46921232257449">
                <text:p>469212322574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1954866.42381">
                <text:p>1461954866.42381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61954866.42393">
                <text:p>1461954866.42393</text:p>
              </table:table-cell>
              <table:table-cell office:value-type="float" office:value="6345428">
                <text:p>63454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61954866.42395">
                <text:p>1461954866.42395</text:p>
              </table:table-cell>
              <table:table-cell office:value-type="float" office:value="47320126562276">
                <text:p>473201265622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61954866.42396">
                <text:p>1461954866.42396</text:p>
              </table:table-cell>
              <table:table-cell office:value-type="float" office:value="140722800457305">
                <text:p>1407228004573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61954866.42398">
                <text:p>1461954866.42398</text:p>
              </table:table-cell>
              <table:table-cell office:value-type="float" office:value="47320124322512">
                <text:p>473201243225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6557808">
                <text:p>473201265578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6557336">
                <text:p>473201265573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4429628">
                <text:p>473201244296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4412864">
                <text:p>473201244128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6562680">
                <text:p>473201265626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61954866.424">
                <text:p>1461954866.424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61954866.424">
                <text:p>1461954866.424</text:p>
              </table:table-cell>
              <table:table-cell office:value-type="float" office:value="6344232">
                <text:p>63442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61954866.42401">
                <text:p>1461954866.42401</text:p>
              </table:table-cell>
              <table:table-cell office:value-type="float" office:value="140722800807992">
                <text:p>1407228008079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61954866.42401">
                <text:p>1461954866.42401</text:p>
              </table:table-cell>
              <table:table-cell office:value-type="float" office:value="140722800455672">
                <text:p>1407228004556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1954866.42401">
                <text:p>1461954866.42401</text:p>
              </table:table-cell>
              <table:table-cell office:value-type="float" office:value="47320124461072">
                <text:p>473201244610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1954866.42402">
                <text:p>1461954866.42402</text:p>
              </table:table-cell>
              <table:table-cell office:value-type="float" office:value="6344432">
                <text:p>63444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61954866.42403">
                <text:p>1461954866.42403</text:p>
              </table:table-cell>
              <table:table-cell office:value-type="float" office:value="47320124469248">
                <text:p>473201244692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61954866.42403">
                <text:p>1461954866.42403</text:p>
              </table:table-cell>
              <table:table-cell office:value-type="float" office:value="47320124536009">
                <text:p>473201245360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61954866.42404">
                <text:p>1461954866.42404</text:p>
              </table:table-cell>
              <table:table-cell office:value-type="float" office:value="47320124466336">
                <text:p>473201244663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61954866.42406">
                <text:p>1461954866.42406</text:p>
              </table:table-cell>
              <table:table-cell office:value-type="float" office:value="47320130496672">
                <text:p>473201304966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61954866.42406">
                <text:p>1461954866.42406</text:p>
              </table:table-cell>
              <table:table-cell office:value-type="float" office:value="47320130489248">
                <text:p>473201304892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1954866.42406">
                <text:p>1461954866.42406</text:p>
              </table:table-cell>
              <table:table-cell office:value-type="float" office:value="47320130489336">
                <text:p>473201304893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61954866.42407">
                <text:p>1461954866.42407</text:p>
              </table:table-cell>
              <table:table-cell office:value-type="float" office:value="47320126567096">
                <text:p>473201265670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61954866.42407">
                <text:p>1461954866.42407</text:p>
              </table:table-cell>
              <table:table-cell office:value-type="float" office:value="47320126657852">
                <text:p>473201266578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61954866.42408">
                <text:p>1461954866.42408</text:p>
              </table:table-cell>
              <table:table-cell office:value-type="float" office:value="47320124551176">
                <text:p>473201245511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61954866.42408">
                <text:p>1461954866.42408</text:p>
              </table:table-cell>
              <table:table-cell office:value-type="float" office:value="47320124555264">
                <text:p>473201245552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61954866.42408">
                <text:p>1461954866.42408</text:p>
              </table:table-cell>
              <table:table-cell office:value-type="float" office:value="47320130490376">
                <text:p>473201304903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1954866.42409">
                <text:p>1461954866.42409</text:p>
              </table:table-cell>
              <table:table-cell office:value-type="float" office:value="47320130475840">
                <text:p>473201304758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61954866.42409">
                <text:p>1461954866.42409</text:p>
              </table:table-cell>
              <table:table-cell office:value-type="float" office:value="47320130478152">
                <text:p>473201304781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61954866.42409">
                <text:p>1461954866.42409</text:p>
              </table:table-cell>
              <table:table-cell office:value-type="float" office:value="47320130482176">
                <text:p>473201304821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61954866.4241">
                <text:p>1461954866.4241</text:p>
              </table:table-cell>
              <table:table-cell office:value-type="float" office:value="47320126645396">
                <text:p>473201266453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1954866.42411">
                <text:p>1461954866.42411</text:p>
              </table:table-cell>
              <table:table-cell office:value-type="float" office:value="47320127143264">
                <text:p>473201271432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61954866.42412">
                <text:p>1461954866.42412</text:p>
              </table:table-cell>
              <table:table-cell office:value-type="float" office:value="47320130513920">
                <text:p>473201305139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61954866.42412">
                <text:p>1461954866.42412</text:p>
              </table:table-cell>
              <table:table-cell office:value-type="float" office:value="47320130513924">
                <text:p>473201305139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61954866.42413">
                <text:p>1461954866.42413</text:p>
              </table:table-cell>
              <table:table-cell office:value-type="float" office:value="47320127292352">
                <text:p>473201272923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61954866.42413">
                <text:p>1461954866.42413</text:p>
              </table:table-cell>
              <table:table-cell office:value-type="float" office:value="47320128124230">
                <text:p>473201281242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61954866.42414">
                <text:p>1461954866.42414</text:p>
              </table:table-cell>
              <table:table-cell office:value-type="float" office:value="47320127838496">
                <text:p>473201278384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61954866.42416">
                <text:p>1461954866.42416</text:p>
              </table:table-cell>
              <table:table-cell office:value-type="float" office:value="47320130503840">
                <text:p>473201305038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61954866.42417">
                <text:p>1461954866.42417</text:p>
              </table:table-cell>
              <table:table-cell office:value-type="float" office:value="47320127591168">
                <text:p>473201275911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61954866.42417">
                <text:p>1461954866.42417</text:p>
              </table:table-cell>
              <table:table-cell office:value-type="float" office:value="47320126763264">
                <text:p>473201267632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61954866.42417">
                <text:p>1461954866.42417</text:p>
              </table:table-cell>
              <table:table-cell office:value-type="float" office:value="47320127228448">
                <text:p>473201272284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61954866.42418">
                <text:p>1461954866.42418</text:p>
              </table:table-cell>
              <table:table-cell office:value-type="float" office:value="47320126813376">
                <text:p>473201268133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61954866.42419">
                <text:p>1461954866.42419</text:p>
              </table:table-cell>
              <table:table-cell office:value-type="float" office:value="47320130515060">
                <text:p>473201305150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1954866.42419">
                <text:p>1461954866.42419</text:p>
              </table:table-cell>
              <table:table-cell office:value-type="float" office:value="47320130499216">
                <text:p>473201304992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61954866.42419">
                <text:p>1461954866.42419</text:p>
              </table:table-cell>
              <table:table-cell office:value-type="float" office:value="47320128034425">
                <text:p>473201280344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61954866.4242">
                <text:p>1461954866.4242</text:p>
              </table:table-cell>
              <table:table-cell office:value-type="float" office:value="47320127364160">
                <text:p>473201273641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61954866.4242">
                <text:p>1461954866.4242</text:p>
              </table:table-cell>
              <table:table-cell office:value-type="float" office:value="47320127556512">
                <text:p>473201275565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61954866.4242">
                <text:p>1461954866.4242</text:p>
              </table:table-cell>
              <table:table-cell office:value-type="float" office:value="47320127100752">
                <text:p>473201271007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61954866.42424">
                <text:p>1461954866.42424</text:p>
              </table:table-cell>
              <table:table-cell office:value-type="float" office:value="47320127648672">
                <text:p>473201276486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61954866.42424">
                <text:p>1461954866.42424</text:p>
              </table:table-cell>
              <table:table-cell office:value-type="float" office:value="33726472">
                <text:p>337264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61954866.42425">
                <text:p>1461954866.42425</text:p>
              </table:table-cell>
              <table:table-cell office:value-type="float" office:value="47320128160336">
                <text:p>47320128160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61954866.42426">
                <text:p>1461954866.42426</text:p>
              </table:table-cell>
              <table:table-cell office:value-type="float" office:value="47320130519056">
                <text:p>47320130519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61954866.42426">
                <text:p>1461954866.42426</text:p>
              </table:table-cell>
              <table:table-cell office:value-type="float" office:value="47320133586656">
                <text:p>473201335866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61954866.42426">
                <text:p>1461954866.42426</text:p>
              </table:table-cell>
              <table:table-cell office:value-type="float" office:value="47320133618728">
                <text:p>473201336187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61954866.42427">
                <text:p>1461954866.42427</text:p>
              </table:table-cell>
              <table:table-cell office:value-type="float" office:value="47320133754820">
                <text:p>473201337548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1954866.42427">
                <text:p>1461954866.42427</text:p>
              </table:table-cell>
              <table:table-cell office:value-type="float" office:value="47320135143424">
                <text:p>473201351434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61954866.42427">
                <text:p>1461954866.42427</text:p>
              </table:table-cell>
              <table:table-cell office:value-type="float" office:value="47320132339376">
                <text:p>473201323393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61954866.42427">
                <text:p>1461954866.42427</text:p>
              </table:table-cell>
              <table:table-cell office:value-type="float" office:value="47320133355604">
                <text:p>473201333556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61954866.42428">
                <text:p>1461954866.42428</text:p>
              </table:table-cell>
              <table:table-cell office:value-type="float" office:value="33730568">
                <text:p>337305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1954866.42429">
                <text:p>1461954866.42429</text:p>
              </table:table-cell>
              <table:table-cell office:value-type="float" office:value="47320127398576">
                <text:p>473201273985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1954866.4243">
                <text:p>1461954866.4243</text:p>
              </table:table-cell>
              <table:table-cell office:value-type="float" office:value="33735160">
                <text:p>337351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61954866.42431">
                <text:p>1461954866.42431</text:p>
              </table:table-cell>
              <table:table-cell office:value-type="float" office:value="47320127037552">
                <text:p>473201270375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61954866.43102">
                <text:p>1461954866.43102</text:p>
              </table:table-cell>
              <table:table-cell office:value-type="float" office:value="140726189723584">
                <text:p>1407261897235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61954866.43105">
                <text:p>1461954866.43105</text:p>
              </table:table-cell>
              <table:table-cell office:value-type="float" office:value="46921247471992">
                <text:p>469212474719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61954866.43106">
                <text:p>1461954866.43106</text:p>
              </table:table-cell>
              <table:table-cell office:value-type="float" office:value="46921212196528">
                <text:p>469212121965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61954866.43106">
                <text:p>1461954866.43106</text:p>
              </table:table-cell>
              <table:table-cell office:value-type="float" office:value="46921247449928">
                <text:p>469212474499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61954866.43106">
                <text:p>1461954866.43106</text:p>
              </table:table-cell>
              <table:table-cell office:value-type="float" office:value="46921212194648">
                <text:p>469212121946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61954866.43108">
                <text:p>1461954866.4310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61954866.43113">
                <text:p>1461954866.43113</text:p>
              </table:table-cell>
              <table:table-cell office:value-type="float" office:value="46921212276920">
                <text:p>469212122769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61954866.43113">
                <text:p>1461954866.43113</text:p>
              </table:table-cell>
              <table:table-cell office:value-type="float" office:value="46921212285128">
                <text:p>469212122851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61954866.43113">
                <text:p>1461954866.43113</text:p>
              </table:table-cell>
              <table:table-cell office:value-type="float" office:value="46921212280832">
                <text:p>469212122808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61954866.4312">
                <text:p>1461954866.4312</text:p>
              </table:table-cell>
              <table:table-cell office:value-type="float" office:value="140726189715764">
                <text:p>1407261897157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140726189715448">
                <text:p>1407261897154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140726189697528">
                <text:p>1407261896975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46921251828252">
                <text:p>469212518282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140726189706540">
                <text:p>1407261897065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140726189699072">
                <text:p>1407261896990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61954866.43123">
                <text:p>1461954866.43123</text:p>
              </table:table-cell>
              <table:table-cell office:value-type="float" office:value="46921249624384">
                <text:p>469212496243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212992">
                <text:p>469212122129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6418024">
                <text:p>469212164180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070052">
                <text:p>469212120700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154844">
                <text:p>469212121548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181644">
                <text:p>469212121816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182844">
                <text:p>469212121828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189596">
                <text:p>469212121895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37532">
                <text:p>469212122375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41484">
                <text:p>469212122414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45852">
                <text:p>469212122458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58284">
                <text:p>469212122582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63564">
                <text:p>469212122635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64796">
                <text:p>469212122647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61954866.43132">
                <text:p>1461954866.43132</text:p>
              </table:table-cell>
              <table:table-cell office:value-type="float" office:value="46921212269644">
                <text:p>469212122696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61954866.43133">
                <text:p>1461954866.43133</text:p>
              </table:table-cell>
              <table:table-cell office:value-type="float" office:value="46921253982433">
                <text:p>469212539824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61954866.43135">
                <text:p>1461954866.43135</text:p>
              </table:table-cell>
              <table:table-cell office:value-type="float" office:value="46921222881552">
                <text:p>469212228815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61954866.43136">
                <text:p>1461954866.43136</text:p>
              </table:table-cell>
              <table:table-cell office:value-type="float" office:value="46921256141728">
                <text:p>469212561417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61954866.43136">
                <text:p>1461954866.43136</text:p>
              </table:table-cell>
              <table:table-cell office:value-type="float" office:value="46921258332376">
                <text:p>469212583323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61954866.43138">
                <text:p>1461954866.43138</text:p>
              </table:table-cell>
              <table:table-cell office:value-type="float" office:value="46921260625968">
                <text:p>469212606259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61954866.43139">
                <text:p>1461954866.43139</text:p>
              </table:table-cell>
              <table:table-cell office:value-type="float" office:value="46921262731328">
                <text:p>469212627313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61954866.4314">
                <text:p>1461954866.4314</text:p>
              </table:table-cell>
              <table:table-cell office:value-type="float" office:value="46921264840936">
                <text:p>469212648409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61954866.43141">
                <text:p>1461954866.43141</text:p>
              </table:table-cell>
              <table:table-cell office:value-type="float" office:value="46921212252208">
                <text:p>469212122522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61954866.43142">
                <text:p>1461954866.43142</text:p>
              </table:table-cell>
              <table:table-cell office:value-type="float" office:value="46921269068008">
                <text:p>469212690680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61954866.43143">
                <text:p>1461954866.43143</text:p>
              </table:table-cell>
              <table:table-cell office:value-type="float" office:value="46921271210736">
                <text:p>469212712107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61954866.43144">
                <text:p>1461954866.43144</text:p>
              </table:table-cell>
              <table:table-cell office:value-type="float" office:value="46921273352224">
                <text:p>469212733522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61954866.43144">
                <text:p>1461954866.43144</text:p>
              </table:table-cell>
              <table:table-cell office:value-type="float" office:value="46921266958952">
                <text:p>469212669589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5559968">
                <text:p>469212755599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3444076">
                <text:p>469212734440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9893524">
                <text:p>469212798935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7755456">
                <text:p>469212777554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5633964">
                <text:p>469212756339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61954866.43146">
                <text:p>1461954866.43146</text:p>
              </table:table-cell>
              <table:table-cell office:value-type="float" office:value="46921282274304">
                <text:p>469212822743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61954866.43146">
                <text:p>1461954866.43146</text:p>
              </table:table-cell>
              <table:table-cell office:value-type="float" office:value="46921280089460">
                <text:p>469212800894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61954866.43146">
                <text:p>1461954866.43146</text:p>
              </table:table-cell>
              <table:table-cell office:value-type="float" office:value="46921284387088">
                <text:p>469212843870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61954866.43147">
                <text:p>1461954866.43147</text:p>
              </table:table-cell>
              <table:table-cell office:value-type="float" office:value="46921212273336">
                <text:p>469212122733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61954866.43151">
                <text:p>1461954866.43151</text:p>
              </table:table-cell>
              <table:table-cell office:value-type="float" office:value="46921247457928">
                <text:p>469212474579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61954866.43152">
                <text:p>1461954866.43152</text:p>
              </table:table-cell>
              <table:table-cell office:value-type="float" office:value="46921218660048">
                <text:p>469212186600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61954866.43153">
                <text:p>1461954866.43153</text:p>
              </table:table-cell>
              <table:table-cell office:value-type="float" office:value="46921218659744">
                <text:p>469212186597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61954866.43153">
                <text:p>1461954866.43153</text:p>
              </table:table-cell>
              <table:table-cell office:value-type="float" office:value="46921218655560">
                <text:p>469212186555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61954866.43153">
                <text:p>1461954866.43153</text:p>
              </table:table-cell>
              <table:table-cell office:value-type="float" office:value="46921218650992">
                <text:p>469212186509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61954866.43153">
                <text:p>1461954866.43153</text:p>
              </table:table-cell>
              <table:table-cell office:value-type="float" office:value="46921220767992">
                <text:p>469212207679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61954866.43154">
                <text:p>1461954866.43154</text:p>
              </table:table-cell>
              <table:table-cell office:value-type="float" office:value="46921229185136">
                <text:p>469212291851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61954866.43154">
                <text:p>1461954866.43154</text:p>
              </table:table-cell>
              <table:table-cell office:value-type="float" office:value="46921227000544">
                <text:p>469212270005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61954866.43154">
                <text:p>1461954866.43154</text:p>
              </table:table-cell>
              <table:table-cell office:value-type="float" office:value="46921238540544">
                <text:p>469212385405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61954866.43154">
                <text:p>1461954866.43154</text:p>
              </table:table-cell>
              <table:table-cell office:value-type="float" office:value="46921242890592">
                <text:p>469212428905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61954866.43155">
                <text:p>1461954866.43155</text:p>
              </table:table-cell>
              <table:table-cell office:value-type="float" office:value="46921240736544">
                <text:p>469212407365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61954866.43155">
                <text:p>1461954866.43155</text:p>
              </table:table-cell>
              <table:table-cell office:value-type="float" office:value="46921245036872">
                <text:p>469212450368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1954866.43155">
                <text:p>1461954866.43155</text:p>
              </table:table-cell>
              <table:table-cell office:value-type="float" office:value="46921286517408">
                <text:p>469212865174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1954866.43155">
                <text:p>1461954866.43155</text:p>
              </table:table-cell>
              <table:table-cell office:value-type="float" office:value="46921288721152">
                <text:p>469212887211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1954866.43182">
                <text:p>1461954866.43182</text:p>
              </table:table-cell>
              <table:table-cell office:value-type="float" office:value="139872856983928">
                <text:p>1398728569839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1954866.43183">
                <text:p>1461954866.43183</text:p>
              </table:table-cell>
              <table:table-cell office:value-type="float" office:value="139872856961864">
                <text:p>1398728569618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1954866.43183">
                <text:p>1461954866.43183</text:p>
              </table:table-cell>
              <table:table-cell office:value-type="float" office:value="139872916553736">
                <text:p>1398729165537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1954866.43184">
                <text:p>1461954866.43184</text:p>
              </table:table-cell>
              <table:table-cell office:value-type="float" office:value="139872916542536">
                <text:p>1398729165425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61954866.43185">
                <text:p>1461954866.43185</text:p>
              </table:table-cell>
              <table:table-cell office:value-type="float" office:value="139872890081280">
                <text:p>1398728900812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1954866.4319">
                <text:p>1461954866.4319</text:p>
              </table:table-cell>
              <table:table-cell office:value-type="float" office:value="139872916570632">
                <text:p>1398729165706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1954866.4319">
                <text:p>1461954866.4319</text:p>
              </table:table-cell>
              <table:table-cell office:value-type="float" office:value="139872916578840">
                <text:p>1398729165788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61954866.43191">
                <text:p>1461954866.43191</text:p>
              </table:table-cell>
              <table:table-cell office:value-type="float" office:value="139872916574208">
                <text:p>1398729165742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1954866.432">
                <text:p>1461954866.432</text:p>
              </table:table-cell>
              <table:table-cell office:value-type="float" office:value="140733904553892">
                <text:p>1407339045538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1954866.432">
                <text:p>1461954866.432</text:p>
              </table:table-cell>
              <table:table-cell office:value-type="float" office:value="140733904551720">
                <text:p>1407339045517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1954866.432">
                <text:p>1461954866.432</text:p>
              </table:table-cell>
              <table:table-cell office:value-type="float" office:value="140733904535656">
                <text:p>1407339045356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1954866.43201">
                <text:p>1461954866.43201</text:p>
              </table:table-cell>
              <table:table-cell office:value-type="float" office:value="139872852353564">
                <text:p>1398728523535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61954866.43201">
                <text:p>1461954866.43201</text:p>
              </table:table-cell>
              <table:table-cell office:value-type="float" office:value="140733904544668">
                <text:p>1407339045446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1954866.43201">
                <text:p>1461954866.43201</text:p>
              </table:table-cell>
              <table:table-cell office:value-type="float" office:value="140733904539648">
                <text:p>1407339045396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954866.43202">
                <text:p>1461954866.43202</text:p>
              </table:table-cell>
              <table:table-cell office:value-type="float" office:value="140733904535528">
                <text:p>1407339045355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61954866.43203">
                <text:p>1461954866.43203</text:p>
              </table:table-cell>
              <table:table-cell office:value-type="float" office:value="139872916495712">
                <text:p>1398729164957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1954866.43203">
                <text:p>1461954866.43203</text:p>
              </table:table-cell>
              <table:table-cell office:value-type="float" office:value="139872916483136">
                <text:p>1398729164831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1954866.43203">
                <text:p>1461954866.43203</text:p>
              </table:table-cell>
              <table:table-cell office:value-type="float" office:value="139872916507136">
                <text:p>1398729165071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854548800">
                <text:p>1398728545488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887849192">
                <text:p>1398728878491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890091684">
                <text:p>1398728900916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890000348">
                <text:p>1398728900003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916470924">
                <text:p>1398729164709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472124">
                <text:p>1398729164721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478956">
                <text:p>1398729164789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535180">
                <text:p>1398729165351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539548">
                <text:p>1398729165395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545580">
                <text:p>1398729165455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558524">
                <text:p>1398729165585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1954866.43206">
                <text:p>1461954866.43206</text:p>
              </table:table-cell>
              <table:table-cell office:value-type="float" office:value="139872916562332">
                <text:p>1398729165623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1954866.43206">
                <text:p>1461954866.43206</text:p>
              </table:table-cell>
              <table:table-cell office:value-type="float" office:value="139872916566028">
                <text:p>1398729165660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1954866.43207">
                <text:p>1461954866.43207</text:p>
              </table:table-cell>
              <table:table-cell office:value-type="float" office:value="139872850149601">
                <text:p>1398728501496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1954866.43208">
                <text:p>1461954866.43208</text:p>
              </table:table-cell>
              <table:table-cell office:value-type="float" office:value="139872881250576">
                <text:p>1398728812505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61954866.43209">
                <text:p>1461954866.43209</text:p>
              </table:table-cell>
              <table:table-cell office:value-type="float" office:value="139872847987616">
                <text:p>1398728479876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1954866.43209">
                <text:p>1461954866.43209</text:p>
              </table:table-cell>
              <table:table-cell office:value-type="float" office:value="139872845639896">
                <text:p>1398728456398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1954866.43212">
                <text:p>1461954866.43212</text:p>
              </table:table-cell>
              <table:table-cell office:value-type="float" office:value="139872843497520">
                <text:p>13987284349752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61954866.43213">
                <text:p>1461954866.43213</text:p>
              </table:table-cell>
              <table:table-cell office:value-type="float" office:value="139872841392192">
                <text:p>1398728413921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1954866.43215">
                <text:p>1461954866.43215</text:p>
              </table:table-cell>
              <table:table-cell office:value-type="float" office:value="139872839287016">
                <text:p>1398728392870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61954866.43216">
                <text:p>1461954866.43216</text:p>
              </table:table-cell>
              <table:table-cell office:value-type="float" office:value="139872835059944">
                <text:p>1398728350599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1954866.43217">
                <text:p>1461954866.43217</text:p>
              </table:table-cell>
              <table:table-cell office:value-type="float" office:value="139872832951024">
                <text:p>1398728329510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1954866.43219">
                <text:p>1461954866.43219</text:p>
              </table:table-cell>
              <table:table-cell office:value-type="float" office:value="139872830808096">
                <text:p>1398728308080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1954866.43219">
                <text:p>1461954866.43219</text:p>
              </table:table-cell>
              <table:table-cell office:value-type="float" office:value="139872837177960">
                <text:p>13987283717796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1954866.43219">
                <text:p>1461954866.43219</text:p>
              </table:table-cell>
              <table:table-cell office:value-type="float" office:value="139872828665888">
                <text:p>1398728286658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1954866.4322">
                <text:p>1461954866.4322</text:p>
              </table:table-cell>
              <table:table-cell office:value-type="float" office:value="139872826549996">
                <text:p>1398728265499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61954866.4322">
                <text:p>1461954866.4322</text:p>
              </table:table-cell>
              <table:table-cell office:value-type="float" office:value="139872824262676">
                <text:p>1398728242626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1954866.4322">
                <text:p>1461954866.4322</text:p>
              </table:table-cell>
              <table:table-cell office:value-type="float" office:value="139872826458176">
                <text:p>1398728264581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61954866.4322">
                <text:p>1461954866.4322</text:p>
              </table:table-cell>
              <table:table-cell office:value-type="float" office:value="139872824336684">
                <text:p>1398728243366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61954866.43221">
                <text:p>1461954866.43221</text:p>
              </table:table-cell>
              <table:table-cell office:value-type="float" office:value="139872822125568">
                <text:p>1398728221255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1954866.43221">
                <text:p>1461954866.43221</text:p>
              </table:table-cell>
              <table:table-cell office:value-type="float" office:value="139872819940724">
                <text:p>1398728199407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1954866.43221">
                <text:p>1461954866.43221</text:p>
              </table:table-cell>
              <table:table-cell office:value-type="float" office:value="139872819745040">
                <text:p>13987281974504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1954866.43227">
                <text:p>1461954866.43227</text:p>
              </table:table-cell>
              <table:table-cell office:value-type="float" office:value="139872856969864">
                <text:p>1398728569698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1954866.43227">
                <text:p>1461954866.43227</text:p>
              </table:table-cell>
              <table:table-cell office:value-type="float" office:value="139872916496864">
                <text:p>1398729164968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1954866.43228">
                <text:p>1461954866.43228</text:p>
              </table:table-cell>
              <table:table-cell office:value-type="float" office:value="139872885602000">
                <text:p>139872885602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1954866.43229">
                <text:p>1461954866.43229</text:p>
              </table:table-cell>
              <table:table-cell office:value-type="float" office:value="139872885601696">
                <text:p>1398728856016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1954866.43229">
                <text:p>1461954866.43229</text:p>
              </table:table-cell>
              <table:table-cell office:value-type="float" office:value="139872885597512">
                <text:p>1398728855975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61954866.43229">
                <text:p>1461954866.43229</text:p>
              </table:table-cell>
              <table:table-cell office:value-type="float" office:value="139872885592944">
                <text:p>1398728855929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1954866.4323">
                <text:p>1461954866.4323</text:p>
              </table:table-cell>
              <table:table-cell office:value-type="float" office:value="139872883359992">
                <text:p>1398728833599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61954866.4323">
                <text:p>1461954866.4323</text:p>
              </table:table-cell>
              <table:table-cell office:value-type="float" office:value="139872875184240">
                <text:p>13987287518424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1954866.4323">
                <text:p>1461954866.4323</text:p>
              </table:table-cell>
              <table:table-cell office:value-type="float" office:value="139872872999648">
                <text:p>1398728729996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61954866.4323">
                <text:p>1461954866.4323</text:p>
              </table:table-cell>
              <table:table-cell office:value-type="float" office:value="139872865616128">
                <text:p>1398728656161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1954866.43231">
                <text:p>1461954866.43231</text:p>
              </table:table-cell>
              <table:table-cell office:value-type="float" office:value="139872861274464">
                <text:p>1398728612744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61954866.43231">
                <text:p>1461954866.43231</text:p>
              </table:table-cell>
              <table:table-cell office:value-type="float" office:value="139872863470368">
                <text:p>1398728634703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61954866.43231">
                <text:p>1461954866.43231</text:p>
              </table:table-cell>
              <table:table-cell office:value-type="float" office:value="139872859128136">
                <text:p>1398728591281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1954866.43232">
                <text:p>1461954866.43232</text:p>
              </table:table-cell>
              <table:table-cell office:value-type="float" office:value="139872817631904">
                <text:p>1398728176319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61954866.43232">
                <text:p>1461954866.43232</text:p>
              </table:table-cell>
              <table:table-cell office:value-type="float" office:value="139872815485696">
                <text:p>1398728154856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61954866.43248">
                <text:p>1461954866.43248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1954866.43249">
                <text:p>1461954866.43249</text:p>
              </table:table-cell>
              <table:table-cell office:value-type="float" office:value="39286352">
                <text:p>392863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1954866.43249">
                <text:p>1461954866.43249</text:p>
              </table:table-cell>
              <table:table-cell office:value-type="float" office:value="41073976">
                <text:p>410739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61954866.4325">
                <text:p>1461954866.4325</text:p>
              </table:table-cell>
              <table:table-cell office:value-type="float" office:value="40884840">
                <text:p>4088484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61954866.4325">
                <text:p>1461954866.4325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61954866.4325">
                <text:p>1461954866.4325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61954866.4325">
                <text:p>1461954866.4325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61954866.43251">
                <text:p>1461954866.43251</text:p>
              </table:table-cell>
              <table:table-cell office:value-type="float" office:value="41159112">
                <text:p>411591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41185864">
                <text:p>411858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41209096">
                <text:p>412090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61954866.43253">
                <text:p>1461954866.43253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1954866.43253">
                <text:p>1461954866.43253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61954866.43253">
                <text:p>1461954866.43253</text:p>
              </table:table-cell>
              <table:table-cell office:value-type="float" office:value="39600584">
                <text:p>3960058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61954866.43253">
                <text:p>1461954866.43253</text:p>
              </table:table-cell>
              <table:table-cell office:value-type="float" office:value="39598088">
                <text:p>395980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1954866.43254">
                <text:p>1461954866.43254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1954866.43254">
                <text:p>1461954866.43254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1954866.43254">
                <text:p>1461954866.43254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1954866.43255">
                <text:p>1461954866.43255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1954866.43257">
                <text:p>1461954866.43257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1954866.43259">
                <text:p>1461954866.43259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1954866.43259">
                <text:p>1461954866.43259</text:p>
              </table:table-cell>
              <table:table-cell office:value-type="float" office:value="41178440">
                <text:p>4117844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1954866.4326">
                <text:p>1461954866.4326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1954866.4326">
                <text:p>1461954866.4326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1954866.43329">
                <text:p>1461954866.43329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1954866.43329">
                <text:p>1461954866.43329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1954866.4333">
                <text:p>1461954866.4333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1954866.4333">
                <text:p>1461954866.4333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1954866.4333">
                <text:p>1461954866.4333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61954866.43331">
                <text:p>1461954866.43331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61954866.43332">
                <text:p>1461954866.43332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1954866.43332">
                <text:p>1461954866.43332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1954866.43333">
                <text:p>1461954866.43333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1954866.43419">
                <text:p>1461954866.43419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61954866.70095">
                <text:p>1461954866.70095</text:p>
              </table:table-cell>
              <table:table-cell office:value-type="float" office:value="140677159034880">
                <text:p>14067715903488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61954867.398">
                <text:p>1461954867.398</text:p>
              </table:table-cell>
              <table:table-cell office:value-type="float" office:value="140677159038976">
                <text:p>1406771590389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61954868.46323">
                <text:p>1461954868.46323</text:p>
              </table:table-cell>
              <table:table-cell office:value-type="float" office:value="140676693427256">
                <text:p>1406766934272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1954868.46324">
                <text:p>1461954868.46324</text:p>
              </table:table-cell>
              <table:table-cell office:value-type="float" office:value="140676693492808">
                <text:p>1406766934928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1954868.46324">
                <text:p>1461954868.46324</text:p>
              </table:table-cell>
              <table:table-cell office:value-type="float" office:value="140676693364736">
                <text:p>1406766933647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1954868.46325">
                <text:p>1461954868.46325</text:p>
              </table:table-cell>
              <table:table-cell office:value-type="float" office:value="140676693368832">
                <text:p>140676693368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1954868.46325">
                <text:p>1461954868.46325</text:p>
              </table:table-cell>
              <table:table-cell office:value-type="float" office:value="140676693372928">
                <text:p>1406766933729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61954868.46325">
                <text:p>1461954868.46325</text:p>
              </table:table-cell>
              <table:table-cell office:value-type="float" office:value="140676693377024">
                <text:p>1406766933770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1954868.46325">
                <text:p>1461954868.46325</text:p>
              </table:table-cell>
              <table:table-cell office:value-type="float" office:value="140676693381120">
                <text:p>1406766933811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1954868.46326">
                <text:p>1461954868.46326</text:p>
              </table:table-cell>
              <table:table-cell office:value-type="float" office:value="140676693385216">
                <text:p>1406766933852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1954868.46326">
                <text:p>1461954868.46326</text:p>
              </table:table-cell>
              <table:table-cell office:value-type="float" office:value="140676693389312">
                <text:p>1406766933893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1954868.46326">
                <text:p>1461954868.46326</text:p>
              </table:table-cell>
              <table:table-cell office:value-type="float" office:value="140676693393408">
                <text:p>1406766933934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1954868.46326">
                <text:p>1461954868.46326</text:p>
              </table:table-cell>
              <table:table-cell office:value-type="float" office:value="140676693397504">
                <text:p>1406766933975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1954868.46327">
                <text:p>1461954868.46327</text:p>
              </table:table-cell>
              <table:table-cell office:value-type="float" office:value="140676693401600">
                <text:p>1406766934016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1954868.46327">
                <text:p>1461954868.46327</text:p>
              </table:table-cell>
              <table:table-cell office:value-type="float" office:value="140676693405696">
                <text:p>1406766934056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1954868.46327">
                <text:p>1461954868.46327</text:p>
              </table:table-cell>
              <table:table-cell office:value-type="float" office:value="140676693409792">
                <text:p>1406766934097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1954868.46328">
                <text:p>1461954868.46328</text:p>
              </table:table-cell>
              <table:table-cell office:value-type="float" office:value="140676693413888">
                <text:p>1406766934138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61954868.46328">
                <text:p>1461954868.46328</text:p>
              </table:table-cell>
              <table:table-cell office:value-type="float" office:value="140676693417984">
                <text:p>1406766934179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1954868.46328">
                <text:p>1461954868.46328</text:p>
              </table:table-cell>
              <table:table-cell office:value-type="float" office:value="140676693422080">
                <text:p>1406766934220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61954868.46329">
                <text:p>1461954868.46329</text:p>
              </table:table-cell>
              <table:table-cell office:value-type="float" office:value="140676693443648">
                <text:p>1406766934436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61954868.46329">
                <text:p>1461954868.46329</text:p>
              </table:table-cell>
              <table:table-cell office:value-type="float" office:value="140676693476416">
                <text:p>1406766934764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1954868.46534">
                <text:p>1461954868.46534</text:p>
              </table:table-cell>
              <table:table-cell office:value-type="float" office:value="140677159043072">
                <text:p>1406771590430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1954868.46654">
                <text:p>1461954868.46654</text:p>
              </table:table-cell>
              <table:table-cell office:value-type="float" office:value="140676697424952">
                <text:p>1406766974249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61954868.50431">
                <text:p>1461954868.50431</text:p>
              </table:table-cell>
              <table:table-cell office:value-type="float" office:value="140677025265304">
                <text:p>1406770252653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1954868.50431">
                <text:p>1461954868.50431</text:p>
              </table:table-cell>
              <table:table-cell office:value-type="float" office:value="140677025330856">
                <text:p>1406770253308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61954868.50431">
                <text:p>1461954868.50431</text:p>
              </table:table-cell>
              <table:table-cell office:value-type="float" office:value="140677025202176">
                <text:p>1406770252021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1954868.50432">
                <text:p>1461954868.50432</text:p>
              </table:table-cell>
              <table:table-cell office:value-type="float" office:value="140677025206272">
                <text:p>1406770252062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1954868.50432">
                <text:p>1461954868.50432</text:p>
              </table:table-cell>
              <table:table-cell office:value-type="float" office:value="140677025210368">
                <text:p>1406770252103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1954868.50432">
                <text:p>1461954868.50432</text:p>
              </table:table-cell>
              <table:table-cell office:value-type="float" office:value="140677025214464">
                <text:p>1406770252144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61954868.50432">
                <text:p>1461954868.50432</text:p>
              </table:table-cell>
              <table:table-cell office:value-type="float" office:value="140677025218560">
                <text:p>14067702521856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22656">
                <text:p>1406770252226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26752">
                <text:p>1406770252267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30848">
                <text:p>1406770252308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34944">
                <text:p>1406770252349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39040">
                <text:p>14067702523904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43136">
                <text:p>1406770252431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61954868.50434">
                <text:p>1461954868.50434</text:p>
              </table:table-cell>
              <table:table-cell office:value-type="float" office:value="140677025247232">
                <text:p>1406770252472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61954868.50434">
                <text:p>1461954868.50434</text:p>
              </table:table-cell>
              <table:table-cell office:value-type="float" office:value="140677025251328">
                <text:p>1406770252513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61954868.50434">
                <text:p>1461954868.50434</text:p>
              </table:table-cell>
              <table:table-cell office:value-type="float" office:value="140677025255424">
                <text:p>1406770252554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61954868.50434">
                <text:p>1461954868.50434</text:p>
              </table:table-cell>
              <table:table-cell office:value-type="float" office:value="140677025259520">
                <text:p>1406770252595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61954868.50435">
                <text:p>1461954868.50435</text:p>
              </table:table-cell>
              <table:table-cell office:value-type="float" office:value="140677025281696">
                <text:p>1406770252816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61954868.50435">
                <text:p>1461954868.50435</text:p>
              </table:table-cell>
              <table:table-cell office:value-type="float" office:value="140677025314464">
                <text:p>1406770253144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61954868.50815">
                <text:p>1461954868.50815</text:p>
              </table:table-cell>
              <table:table-cell office:value-type="float" office:value="140677159047168">
                <text:p>1406771590471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61954868.81017">
                <text:p>1461954868.81017</text:p>
              </table:table-cell>
              <table:table-cell office:value-type="float" office:value="140675899187236">
                <text:p>1406758991872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61954868.81019">
                <text:p>1461954868.81019</text:p>
              </table:table-cell>
              <table:table-cell office:value-type="float" office:value="140675899191332">
                <text:p>1406758991913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61954868.81022">
                <text:p>1461954868.81022</text:p>
              </table:table-cell>
              <table:table-cell office:value-type="float" office:value="140675899195428">
                <text:p>1406758991954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61954868.81066">
                <text:p>1461954868.81066</text:p>
              </table:table-cell>
              <table:table-cell office:value-type="float" office:value="140677025128504">
                <text:p>1406770251285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61954869.09709">
                <text:p>1461954869.09709</text:p>
              </table:table-cell>
              <table:table-cell office:value-type="float" office:value="140677159051264">
                <text:p>1406771590512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61954869.37623">
                <text:p>1461954869.37623</text:p>
              </table:table-cell>
              <table:table-cell office:value-type="float" office:value="140677159055360">
                <text:p>1406771590553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61954869.37742">
                <text:p>1461954869.37742</text:p>
              </table:table-cell>
              <table:table-cell office:value-type="float" office:value="140677159059456">
                <text:p>1406771590594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61954869.39506">
                <text:p>1461954869.39506</text:p>
              </table:table-cell>
              <table:table-cell office:value-type="float" office:value="140734710955256">
                <text:p>1407347109552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1954869.39509">
                <text:p>1461954869.39509</text:p>
              </table:table-cell>
              <table:table-cell office:value-type="float" office:value="140734710960128">
                <text:p>1407347109601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61954869.39514">
                <text:p>1461954869.39514</text:p>
              </table:table-cell>
              <table:table-cell office:value-type="float" office:value="14794968">
                <text:p>147949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1954869.39515">
                <text:p>1461954869.39515</text:p>
              </table:table-cell>
              <table:table-cell office:value-type="float" office:value="14554344">
                <text:p>145543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61954869.39515">
                <text:p>1461954869.39515</text:p>
              </table:table-cell>
              <table:table-cell office:value-type="float" office:value="14550240">
                <text:p>145502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61954869.39517">
                <text:p>1461954869.39517</text:p>
              </table:table-cell>
              <table:table-cell office:value-type="float" office:value="140312285438144">
                <text:p>1403122854381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1954869.39518">
                <text:p>1461954869.39518</text:p>
              </table:table-cell>
              <table:table-cell office:value-type="float" office:value="140312292193504">
                <text:p>1403122921935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61954869.39518">
                <text:p>1461954869.39518</text:p>
              </table:table-cell>
              <table:table-cell office:value-type="float" office:value="140312292145248">
                <text:p>1403122921452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1954869.39519">
                <text:p>1461954869.39519</text:p>
              </table:table-cell>
              <table:table-cell office:value-type="float" office:value="140312289862280">
                <text:p>1403122898622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61954869.3952">
                <text:p>1461954869.3952</text:p>
              </table:table-cell>
              <table:table-cell office:value-type="float" office:value="140312287609424">
                <text:p>1403122876094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61954869.3952">
                <text:p>1461954869.3952</text:p>
              </table:table-cell>
              <table:table-cell office:value-type="float" office:value="140312283292176">
                <text:p>1403122832921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61954869.39521">
                <text:p>1461954869.39521</text:p>
              </table:table-cell>
              <table:table-cell office:value-type="float" office:value="140312281084432">
                <text:p>1403122810844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61954869.39521">
                <text:p>1461954869.39521</text:p>
              </table:table-cell>
              <table:table-cell office:value-type="float" office:value="140312278889040">
                <text:p>14031227888904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61954869.39522">
                <text:p>1461954869.39522</text:p>
              </table:table-cell>
              <table:table-cell office:value-type="float" office:value="140312276750848">
                <text:p>14031227675084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61954869.39524">
                <text:p>1461954869.39524</text:p>
              </table:table-cell>
              <table:table-cell office:value-type="float" office:value="140312274371152">
                <text:p>1403122743711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61954869.39524">
                <text:p>1461954869.39524</text:p>
              </table:table-cell>
              <table:table-cell office:value-type="float" office:value="140312272241312">
                <text:p>1403122722413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61954869.39525">
                <text:p>1461954869.39525</text:p>
              </table:table-cell>
              <table:table-cell office:value-type="float" office:value="140312268290328">
                <text:p>1403122682903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61954869.39525">
                <text:p>1461954869.39525</text:p>
              </table:table-cell>
              <table:table-cell office:value-type="float" office:value="140312268364875">
                <text:p>1403122683648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61954869.39526">
                <text:p>1461954869.39526</text:p>
              </table:table-cell>
              <table:table-cell office:value-type="float" office:value="140312287605160">
                <text:p>14031228760516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61954869.39527">
                <text:p>1461954869.39527</text:p>
              </table:table-cell>
              <table:table-cell office:value-type="float" office:value="14546112">
                <text:p>145461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61954869.39528">
                <text:p>1461954869.39528</text:p>
              </table:table-cell>
              <table:table-cell office:value-type="float" office:value="14537296">
                <text:p>145372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61954869.39528">
                <text:p>1461954869.39528</text:p>
              </table:table-cell>
              <table:table-cell office:value-type="float" office:value="14531224">
                <text:p>145312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61954869.39529">
                <text:p>1461954869.39529</text:p>
              </table:table-cell>
              <table:table-cell office:value-type="float" office:value="14532664">
                <text:p>145326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61954869.3953">
                <text:p>1461954869.3953</text:p>
              </table:table-cell>
              <table:table-cell office:value-type="float" office:value="14540824">
                <text:p>145408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61954869.39533">
                <text:p>1461954869.39533</text:p>
              </table:table-cell>
              <table:table-cell office:value-type="float" office:value="140312294347992">
                <text:p>1403122943479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61954869.39533">
                <text:p>1461954869.39533</text:p>
              </table:table-cell>
              <table:table-cell office:value-type="float" office:value="140312294336472">
                <text:p>1403122943364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61954869.39534">
                <text:p>1461954869.39534</text:p>
              </table:table-cell>
              <table:table-cell office:value-type="float" office:value="140312294245136">
                <text:p>1403122942451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1954869.39534">
                <text:p>1461954869.39534</text:p>
              </table:table-cell>
              <table:table-cell office:value-type="float" office:value="140312294241040">
                <text:p>1403122942410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61954869.39534">
                <text:p>1461954869.39534</text:p>
              </table:table-cell>
              <table:table-cell office:value-type="float" office:value="140312294236944">
                <text:p>1403122942369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61954869.39535">
                <text:p>1461954869.39535</text:p>
              </table:table-cell>
              <table:table-cell office:value-type="float" office:value="140312294232848">
                <text:p>1403122942328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61954869.39535">
                <text:p>1461954869.39535</text:p>
              </table:table-cell>
              <table:table-cell office:value-type="float" office:value="140312294228936">
                <text:p>1403122942289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61954869.39536">
                <text:p>1461954869.39536</text:p>
              </table:table-cell>
              <table:table-cell office:value-type="float" office:value="14606944">
                <text:p>146069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61954869.39537">
                <text:p>1461954869.39537</text:p>
              </table:table-cell>
              <table:table-cell office:value-type="float" office:value="140312292099792">
                <text:p>1403122920997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1954869.39537">
                <text:p>1461954869.39537</text:p>
              </table:table-cell>
              <table:table-cell office:value-type="float" office:value="140312292099488">
                <text:p>1403122920994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61954869.39538">
                <text:p>1461954869.39538</text:p>
              </table:table-cell>
              <table:table-cell office:value-type="float" office:value="140312292095304">
                <text:p>1403122920953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61954869.39538">
                <text:p>1461954869.39538</text:p>
              </table:table-cell>
              <table:table-cell office:value-type="float" office:value="140312292090736">
                <text:p>1403122920907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61954869.39539">
                <text:p>1461954869.39539</text:p>
              </table:table-cell>
              <table:table-cell office:value-type="float" office:value="140312289958440">
                <text:p>1403122899584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61954869.3954">
                <text:p>1461954869.3954</text:p>
              </table:table-cell>
              <table:table-cell office:value-type="float" office:value="140312289858264">
                <text:p>1403122898582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61954869.3954">
                <text:p>1461954869.3954</text:p>
              </table:table-cell>
              <table:table-cell office:value-type="float" office:value="140312287716176">
                <text:p>1403122877161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61954869.39541">
                <text:p>1461954869.39541</text:p>
              </table:table-cell>
              <table:table-cell office:value-type="float" office:value="140312285487320">
                <text:p>1403122854873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61954869.39541">
                <text:p>1461954869.39541</text:p>
              </table:table-cell>
              <table:table-cell office:value-type="float" office:value="140312285417816">
                <text:p>1403122854178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61954869.39542">
                <text:p>1461954869.39542</text:p>
              </table:table-cell>
              <table:table-cell office:value-type="float" office:value="140312283287584">
                <text:p>1403122832875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61954869.39542">
                <text:p>1461954869.39542</text:p>
              </table:table-cell>
              <table:table-cell office:value-type="float" office:value="140312281171692">
                <text:p>1403122811716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61954869.39543">
                <text:p>1461954869.39543</text:p>
              </table:table-cell>
              <table:table-cell office:value-type="float" office:value="140312278884372">
                <text:p>1403122788843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1954869.39543">
                <text:p>1461954869.39543</text:p>
              </table:table-cell>
              <table:table-cell office:value-type="float" office:value="140312281079872">
                <text:p>1403122810798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954869.39544">
                <text:p>1461954869.39544</text:p>
              </table:table-cell>
              <table:table-cell office:value-type="float" office:value="140312278958380">
                <text:p>1403122789583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1954869.39544">
                <text:p>1461954869.39544</text:p>
              </table:table-cell>
              <table:table-cell office:value-type="float" office:value="140312276747120">
                <text:p>14031227674712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1954869.39545">
                <text:p>1461954869.39545</text:p>
              </table:table-cell>
              <table:table-cell office:value-type="float" office:value="140312274562420">
                <text:p>1403122745624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1954869.39546">
                <text:p>1461954869.39546</text:p>
              </table:table-cell>
              <table:table-cell office:value-type="float" office:value="140312274366928">
                <text:p>1403122743669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1954869.39546">
                <text:p>1461954869.39546</text:p>
              </table:table-cell>
              <table:table-cell office:value-type="float" office:value="140312265943392">
                <text:p>1403122659433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61954869.39547">
                <text:p>1461954869.39547</text:p>
              </table:table-cell>
              <table:table-cell office:value-type="float" office:value="140312268284016">
                <text:p>1403122682840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61954869.39547">
                <text:p>1461954869.39547</text:p>
              </table:table-cell>
              <table:table-cell office:value-type="float" office:value="140312266099424">
                <text:p>1403122660994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61954869.39548">
                <text:p>1461954869.39548</text:p>
              </table:table-cell>
              <table:table-cell office:value-type="float" office:value="140312263827152">
                <text:p>1403122638271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61954869.39548">
                <text:p>1461954869.39548</text:p>
              </table:table-cell>
              <table:table-cell office:value-type="float" office:value="140312265932944">
                <text:p>1403122659329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61954869.39549">
                <text:p>1461954869.39549</text:p>
              </table:table-cell>
              <table:table-cell office:value-type="float" office:value="140312261711568">
                <text:p>1403122617115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61954869.39549">
                <text:p>1461954869.39549</text:p>
              </table:table-cell>
              <table:table-cell office:value-type="float" office:value="140312263819616">
                <text:p>1403122638196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61954869.3955">
                <text:p>1461954869.3955</text:p>
              </table:table-cell>
              <table:table-cell office:value-type="float" office:value="140312259592496">
                <text:p>1403122595924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61954869.3955">
                <text:p>1461954869.3955</text:p>
              </table:table-cell>
              <table:table-cell office:value-type="float" office:value="140312259592016">
                <text:p>1403122595920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61954869.3955">
                <text:p>1461954869.3955</text:p>
              </table:table-cell>
              <table:table-cell office:value-type="float" office:value="140312261701824">
                <text:p>1403122617018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61954869.39551">
                <text:p>1461954869.39551</text:p>
              </table:table-cell>
              <table:table-cell office:value-type="float" office:value="140312257443060">
                <text:p>14031225744306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61954869.39552">
                <text:p>1461954869.39552</text:p>
              </table:table-cell>
              <table:table-cell office:value-type="float" office:value="140312248338864">
                <text:p>1403122483388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61954869.39552">
                <text:p>1461954869.39552</text:p>
              </table:table-cell>
              <table:table-cell office:value-type="float" office:value="140312250466560">
                <text:p>14031225046656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61954869.39553">
                <text:p>1461954869.39553</text:p>
              </table:table-cell>
              <table:table-cell office:value-type="float" office:value="140312243991056">
                <text:p>1403122439910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61954869.39554">
                <text:p>1461954869.39554</text:p>
              </table:table-cell>
              <table:table-cell office:value-type="float" office:value="140312246124896">
                <text:p>1403122461248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61954869.39554">
                <text:p>1461954869.39554</text:p>
              </table:table-cell>
              <table:table-cell office:value-type="float" office:value="140312246145520">
                <text:p>1403122461455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61954869.39555">
                <text:p>1461954869.39555</text:p>
              </table:table-cell>
              <table:table-cell office:value-type="float" office:value="140312248320800">
                <text:p>1403122483208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61954869.39555">
                <text:p>1461954869.39555</text:p>
              </table:table-cell>
              <table:table-cell office:value-type="float" office:value="140312246197924">
                <text:p>1403122461979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61954869.39556">
                <text:p>1461954869.39556</text:p>
              </table:table-cell>
              <table:table-cell office:value-type="float" office:value="140312241845008">
                <text:p>1403122418450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61954869.39556">
                <text:p>1461954869.39556</text:p>
              </table:table-cell>
              <table:table-cell office:value-type="float" office:value="140312243978568">
                <text:p>1403122439785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61954869.39578">
                <text:p>1461954869.39578</text:p>
              </table:table-cell>
              <table:table-cell office:value-type="float" office:value="140734710960128">
                <text:p>1407347109601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61954869.45863">
                <text:p>1461954869.45863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61954870.9622">
                <text:p>1461954870.9622</text:p>
              </table:table-cell>
              <table:table-cell office:value-type="float" office:value="41167368">
                <text:p>411673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61954870.96221">
                <text:p>1461954870.96221</text:p>
              </table:table-cell>
              <table:table-cell office:value-type="float" office:value="41126520">
                <text:p>4112652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61954870.96221">
                <text:p>1461954870.96221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61954870.96223">
                <text:p>1461954870.96223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61954870.96229">
                <text:p>1461954870.96229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61954870.96242">
                <text:p>1461954870.96242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61954870.96243">
                <text:p>1461954870.96243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61954870.96243">
                <text:p>1461954870.96243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1954870.96247">
                <text:p>1461954870.96247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61954870.96247">
                <text:p>1461954870.96247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61954870.96248">
                <text:p>1461954870.96248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61954870.96248">
                <text:p>1461954870.96248</text:p>
              </table:table-cell>
              <table:table-cell office:value-type="float" office:value="39610688">
                <text:p>396106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61954870.96249">
                <text:p>1461954870.96249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61954870.96249">
                <text:p>1461954870.96249</text:p>
              </table:table-cell>
              <table:table-cell office:value-type="float" office:value="41231816">
                <text:p>412318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61954870.9625">
                <text:p>1461954870.9625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61954870.9625">
                <text:p>1461954870.9625</text:p>
              </table:table-cell>
              <table:table-cell office:value-type="float" office:value="41175784">
                <text:p>4117578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61954870.96251">
                <text:p>1461954870.96251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61954870.96251">
                <text:p>1461954870.96251</text:p>
              </table:table-cell>
              <table:table-cell office:value-type="float" office:value="41159080">
                <text:p>411590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1954870.96251">
                <text:p>1461954870.96251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61954870.96252">
                <text:p>1461954870.96252</text:p>
              </table:table-cell>
              <table:table-cell office:value-type="float" office:value="41209096">
                <text:p>412090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61954870.96252">
                <text:p>1461954870.96252</text:p>
              </table:table-cell>
              <table:table-cell office:value-type="float" office:value="41123400">
                <text:p>411234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61954870.96253">
                <text:p>1461954870.96253</text:p>
              </table:table-cell>
              <table:table-cell office:value-type="float" office:value="39310920">
                <text:p>393109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61954870.96253">
                <text:p>1461954870.96253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61954870.96254">
                <text:p>1461954870.96254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61954870.96255">
                <text:p>1461954870.96255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61954870.96255">
                <text:p>1461954870.96255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61954870.96256">
                <text:p>1461954870.96256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61954870.96257">
                <text:p>1461954870.96257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61954870.96257">
                <text:p>1461954870.96257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1954870.96257">
                <text:p>1461954870.96257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61954870.96257">
                <text:p>1461954870.96257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61954870.96258">
                <text:p>1461954870.96258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61954870.96258">
                <text:p>1461954870.96258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61954870.96259">
                <text:p>1461954870.96259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61954870.96259">
                <text:p>1461954870.96259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61954870.9626">
                <text:p>1461954870.9626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61954870.9626">
                <text:p>1461954870.9626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61954870.9626">
                <text:p>1461954870.9626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61954870.96261">
                <text:p>1461954870.96261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61954870.96262">
                <text:p>1461954870.96262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61954870.96263">
                <text:p>1461954870.96263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61954870.96263">
                <text:p>1461954870.96263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61954870.96263">
                <text:p>1461954870.96263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61954870.96265">
                <text:p>1461954870.96265</text:p>
              </table:table-cell>
              <table:table-cell office:value-type="float" office:value="4789472">
                <text:p>478947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61954870.96265">
                <text:p>1461954870.96265</text:p>
              </table:table-cell>
              <table:table-cell office:value-type="float" office:value="4637008">
                <text:p>46370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61954870.96266">
                <text:p>1461954870.96266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61954870.96266">
                <text:p>1461954870.96266</text:p>
              </table:table-cell>
              <table:table-cell office:value-type="float" office:value="4935904">
                <text:p>49359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61954870.96266">
                <text:p>1461954870.96266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61954870.96266">
                <text:p>1461954870.96266</text:p>
              </table:table-cell>
              <table:table-cell office:value-type="float" office:value="41178112">
                <text:p>41178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61954870.96267">
                <text:p>1461954870.96267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61954870.96267">
                <text:p>1461954870.96267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61954870.96268">
                <text:p>1461954870.96268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61954870.96268">
                <text:p>1461954870.96268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61954870.96269">
                <text:p>1461954870.96269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61954870.96269">
                <text:p>1461954870.96269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61954870.96269">
                <text:p>1461954870.96269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61954870.96273">
                <text:p>1461954870.96273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61954870.96286">
                <text:p>1461954870.96286</text:p>
              </table:table-cell>
              <table:table-cell office:value-type="float" office:value="6312288">
                <text:p>63122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61954870.96287">
                <text:p>1461954870.96287</text:p>
              </table:table-cell>
              <table:table-cell office:value-type="float" office:value="139806228729828">
                <text:p>1398062287298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461954870.96288">
                <text:p>1461954870.96288</text:p>
              </table:table-cell>
              <table:table-cell office:value-type="float" office:value="140725762044761">
                <text:p>14072576204476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61954870.9629">
                <text:p>1461954870.9629</text:p>
              </table:table-cell>
              <table:table-cell office:value-type="float" office:value="139806226490064">
                <text:p>1398062264900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461954870.9629">
                <text:p>1461954870.9629</text:p>
              </table:table-cell>
              <table:table-cell office:value-type="float" office:value="140725762043896">
                <text:p>1407257620438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461954870.9629">
                <text:p>1461954870.9629</text:p>
              </table:table-cell>
              <table:table-cell office:value-type="float" office:value="139806228725360">
                <text:p>13980622872536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61954870.96291">
                <text:p>1461954870.96291</text:p>
              </table:table-cell>
              <table:table-cell office:value-type="float" office:value="139806228724888">
                <text:p>13980622872488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461954870.96291">
                <text:p>1461954870.96291</text:p>
              </table:table-cell>
              <table:table-cell office:value-type="float" office:value="139806226597180">
                <text:p>13980622659718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61954870.96291">
                <text:p>1461954870.96291</text:p>
              </table:table-cell>
              <table:table-cell office:value-type="float" office:value="139806228730232">
                <text:p>1398062287302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61954870.96292">
                <text:p>1461954870.96292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461954870.96292">
                <text:p>1461954870.96292</text:p>
              </table:table-cell>
              <table:table-cell office:value-type="float" office:value="6311464">
                <text:p>63114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61954870.96292">
                <text:p>1461954870.96292</text:p>
              </table:table-cell>
              <table:table-cell office:value-type="float" office:value="140725762621496">
                <text:p>1407257626214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61954870.96293">
                <text:p>1461954870.96293</text:p>
              </table:table-cell>
              <table:table-cell office:value-type="float" office:value="139806228713488">
                <text:p>1398062287134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461954870.96294">
                <text:p>1461954870.96294</text:p>
              </table:table-cell>
              <table:table-cell office:value-type="float" office:value="139806226553216">
                <text:p>1398062265532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61954870.96294">
                <text:p>1461954870.96294</text:p>
              </table:table-cell>
              <table:table-cell office:value-type="float" office:value="6311664">
                <text:p>63116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61954870.96296">
                <text:p>1461954870.96296</text:p>
              </table:table-cell>
              <table:table-cell office:value-type="float" office:value="139806228631552">
                <text:p>1398062286315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61954870.96296">
                <text:p>1461954870.96296</text:p>
              </table:table-cell>
              <table:table-cell office:value-type="float" office:value="139806228698313">
                <text:p>1398062286983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61954870.96297">
                <text:p>1461954870.96297</text:p>
              </table:table-cell>
              <table:table-cell office:value-type="float" office:value="139806228718752">
                <text:p>1398062287187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61954870.96302">
                <text:p>1461954870.96302</text:p>
              </table:table-cell>
              <table:table-cell office:value-type="float" office:value="139806226462880">
                <text:p>1398062264628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61954870.96303">
                <text:p>1461954870.96303</text:p>
              </table:table-cell>
              <table:table-cell office:value-type="float" office:value="139806226455456">
                <text:p>1398062264554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61954870.96303">
                <text:p>1461954870.96303</text:p>
              </table:table-cell>
              <table:table-cell office:value-type="float" office:value="139806226455544">
                <text:p>1398062264555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61954870.96303">
                <text:p>1461954870.96303</text:p>
              </table:table-cell>
              <table:table-cell office:value-type="float" office:value="139806222533304">
                <text:p>1398062225333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61954870.96304">
                <text:p>1461954870.96304</text:p>
              </table:table-cell>
              <table:table-cell office:value-type="float" office:value="139806222624060">
                <text:p>13980622262406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61954870.96305">
                <text:p>1461954870.96305</text:p>
              </table:table-cell>
              <table:table-cell office:value-type="float" office:value="139806228627464">
                <text:p>13980622862746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61954870.96305">
                <text:p>1461954870.96305</text:p>
              </table:table-cell>
              <table:table-cell office:value-type="float" office:value="139806228621120">
                <text:p>13980622862112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61954870.96306">
                <text:p>1461954870.96306</text:p>
              </table:table-cell>
              <table:table-cell office:value-type="float" office:value="139806228623360">
                <text:p>13980622862336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61954870.96306">
                <text:p>1461954870.96306</text:p>
              </table:table-cell>
              <table:table-cell office:value-type="float" office:value="139806226456584">
                <text:p>1398062264565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61954870.96306">
                <text:p>1461954870.96306</text:p>
              </table:table-cell>
              <table:table-cell office:value-type="float" office:value="139806226442048">
                <text:p>1398062264420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61954870.96307">
                <text:p>1461954870.96307</text:p>
              </table:table-cell>
              <table:table-cell office:value-type="float" office:value="139806226444360">
                <text:p>1398062264443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61954870.96307">
                <text:p>1461954870.96307</text:p>
              </table:table-cell>
              <table:table-cell office:value-type="float" office:value="139806226448384">
                <text:p>1398062264483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61954870.96307">
                <text:p>1461954870.96307</text:p>
              </table:table-cell>
              <table:table-cell office:value-type="float" office:value="139806222647296">
                <text:p>1398062226472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61954870.96311">
                <text:p>1461954870.96311</text:p>
              </table:table-cell>
              <table:table-cell office:value-type="float" office:value="139806223109472">
                <text:p>1398062231094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61954870.96311">
                <text:p>1461954870.96311</text:p>
              </table:table-cell>
              <table:table-cell office:value-type="float" office:value="139806226480128">
                <text:p>1398062264801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61954870.96312">
                <text:p>1461954870.96312</text:p>
              </table:table-cell>
              <table:table-cell office:value-type="float" office:value="139806226480132">
                <text:p>1398062264801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61954870.96312">
                <text:p>1461954870.96312</text:p>
              </table:table-cell>
              <table:table-cell office:value-type="float" office:value="139806223258560">
                <text:p>13980622325856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61954870.96312">
                <text:p>1461954870.96312</text:p>
              </table:table-cell>
              <table:table-cell office:value-type="float" office:value="139806224090438">
                <text:p>1398062240904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61954870.96313">
                <text:p>1461954870.96313</text:p>
              </table:table-cell>
              <table:table-cell office:value-type="float" office:value="139806223804704">
                <text:p>1398062238047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61954870.96316">
                <text:p>1461954870.96316</text:p>
              </table:table-cell>
              <table:table-cell office:value-type="float" office:value="139806226470048">
                <text:p>1398062264700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61954870.96316">
                <text:p>1461954870.96316</text:p>
              </table:table-cell>
              <table:table-cell office:value-type="float" office:value="139806223557376">
                <text:p>1398062235573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61954870.96316">
                <text:p>1461954870.96316</text:p>
              </table:table-cell>
              <table:table-cell office:value-type="float" office:value="139806223099840">
                <text:p>13980622309984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61954870.96317">
                <text:p>1461954870.96317</text:p>
              </table:table-cell>
              <table:table-cell office:value-type="float" office:value="139806222729472">
                <text:p>13980622272947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61954870.96317">
                <text:p>1461954870.96317</text:p>
              </table:table-cell>
              <table:table-cell office:value-type="float" office:value="139806223194656">
                <text:p>1398062231946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61954870.96317">
                <text:p>1461954870.96317</text:p>
              </table:table-cell>
              <table:table-cell office:value-type="float" office:value="139806224076432">
                <text:p>1398062240764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61954870.96319">
                <text:p>1461954870.96319</text:p>
              </table:table-cell>
              <table:table-cell office:value-type="float" office:value="139806222779584">
                <text:p>13980622277958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61954870.96319">
                <text:p>1461954870.96319</text:p>
              </table:table-cell>
              <table:table-cell office:value-type="float" office:value="139806226481268">
                <text:p>1398062264812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61954870.96319">
                <text:p>1461954870.96319</text:p>
              </table:table-cell>
              <table:table-cell office:value-type="float" office:value="139806226465424">
                <text:p>1398062264654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61954870.9632">
                <text:p>1461954870.9632</text:p>
              </table:table-cell>
              <table:table-cell office:value-type="float" office:value="139806224000633">
                <text:p>1398062240006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61954870.9632">
                <text:p>1461954870.9632</text:p>
              </table:table-cell>
              <table:table-cell office:value-type="float" office:value="139806223330368">
                <text:p>1398062233303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61954870.96324">
                <text:p>1461954870.96324</text:p>
              </table:table-cell>
              <table:table-cell office:value-type="float" office:value="139806223614880">
                <text:p>1398062236148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61954870.96324">
                <text:p>1461954870.96324</text:p>
              </table:table-cell>
              <table:table-cell office:value-type="float" office:value="16994312">
                <text:p>169943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61954870.96325">
                <text:p>1461954870.96325</text:p>
              </table:table-cell>
              <table:table-cell office:value-type="float" office:value="139806223496729">
                <text:p>1398062234967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61954870.96326">
                <text:p>1461954870.96326</text:p>
              </table:table-cell>
              <table:table-cell office:value-type="float" office:value="139806215315472">
                <text:p>1398062153154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61954870.96327">
                <text:p>1461954870.96327</text:p>
              </table:table-cell>
              <table:table-cell office:value-type="float" office:value="139806218383072">
                <text:p>1398062183830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61954870.96327">
                <text:p>1461954870.96327</text:p>
              </table:table-cell>
              <table:table-cell office:value-type="float" office:value="139806218415144">
                <text:p>1398062184151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61954870.96328">
                <text:p>1461954870.96328</text:p>
              </table:table-cell>
              <table:table-cell office:value-type="float" office:value="139806218551236">
                <text:p>1398062185512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61954870.96328">
                <text:p>1461954870.96328</text:p>
              </table:table-cell>
              <table:table-cell office:value-type="float" office:value="139806219939840">
                <text:p>13980621993984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61954870.96328">
                <text:p>1461954870.96328</text:p>
              </table:table-cell>
              <table:table-cell office:value-type="float" office:value="139806217135792">
                <text:p>1398062171357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61954870.96329">
                <text:p>1461954870.96329</text:p>
              </table:table-cell>
              <table:table-cell office:value-type="float" office:value="139806218152020">
                <text:p>1398062181520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61954870.9633">
                <text:p>1461954870.9633</text:p>
              </table:table-cell>
              <table:table-cell office:value-type="float" office:value="16998408">
                <text:p>169984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61954870.96331">
                <text:p>1461954870.96331</text:p>
              </table:table-cell>
              <table:table-cell office:value-type="float" office:value="139806228353032">
                <text:p>1398062283530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61954870.96405">
                <text:p>1461954870.96405</text:p>
              </table:table-cell>
              <table:table-cell office:value-type="float" office:value="139806228357120">
                <text:p>1398062283571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61954870.96409">
                <text:p>1461954870.96409</text:p>
              </table:table-cell>
              <table:table-cell office:value-type="float" office:value="139806228361216">
                <text:p>1398062283612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61954870.96413">
                <text:p>1461954870.96413</text:p>
              </table:table-cell>
              <table:table-cell office:value-type="float" office:value="139806228365312">
                <text:p>1398062283653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61954870.96417">
                <text:p>1461954870.96417</text:p>
              </table:table-cell>
              <table:table-cell office:value-type="float" office:value="139806228369408">
                <text:p>1398062283694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61954870.96421">
                <text:p>1461954870.96421</text:p>
              </table:table-cell>
              <table:table-cell office:value-type="float" office:value="139806228373504">
                <text:p>13980622837350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61954870.96425">
                <text:p>1461954870.96425</text:p>
              </table:table-cell>
              <table:table-cell office:value-type="float" office:value="139806228377600">
                <text:p>1398062283776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61954870.96429">
                <text:p>1461954870.96429</text:p>
              </table:table-cell>
              <table:table-cell office:value-type="float" office:value="139806228381696">
                <text:p>1398062283816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61954870.96433">
                <text:p>1461954870.96433</text:p>
              </table:table-cell>
              <table:table-cell office:value-type="float" office:value="139806228385792">
                <text:p>1398062283857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61954870.96436">
                <text:p>1461954870.96436</text:p>
              </table:table-cell>
              <table:table-cell office:value-type="float" office:value="139806228389888">
                <text:p>13980622838988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61954870.96441">
                <text:p>1461954870.96441</text:p>
              </table:table-cell>
              <table:table-cell office:value-type="float" office:value="139806228393984">
                <text:p>1398062283939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61954870.9645">
                <text:p>1461954870.9645</text:p>
              </table:table-cell>
              <table:table-cell office:value-type="float" office:value="139806228398080">
                <text:p>1398062283980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61954870.96459">
                <text:p>1461954870.96459</text:p>
              </table:table-cell>
              <table:table-cell office:value-type="float" office:value="139806228402176">
                <text:p>13980622840217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61954870.96468">
                <text:p>1461954870.96468</text:p>
              </table:table-cell>
              <table:table-cell office:value-type="float" office:value="139806228406272">
                <text:p>1398062284062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61954870.96477">
                <text:p>1461954870.96477</text:p>
              </table:table-cell>
              <table:table-cell office:value-type="float" office:value="139806228410368">
                <text:p>1398062284103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61954870.96486">
                <text:p>1461954870.96486</text:p>
              </table:table-cell>
              <table:table-cell office:value-type="float" office:value="139806228414464">
                <text:p>1398062284144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61954870.96496">
                <text:p>1461954870.96496</text:p>
              </table:table-cell>
              <table:table-cell office:value-type="float" office:value="139806228418560">
                <text:p>13980622841856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61954870.96505">
                <text:p>1461954870.96505</text:p>
              </table:table-cell>
              <table:table-cell office:value-type="float" office:value="139806228422656">
                <text:p>1398062284226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61954870.96514">
                <text:p>1461954870.96514</text:p>
              </table:table-cell>
              <table:table-cell office:value-type="float" office:value="139806228426752">
                <text:p>1398062284267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61954870.96523">
                <text:p>1461954870.96523</text:p>
              </table:table-cell>
              <table:table-cell office:value-type="float" office:value="139806228430848">
                <text:p>1398062284308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61954870.96533">
                <text:p>1461954870.96533</text:p>
              </table:table-cell>
              <table:table-cell office:value-type="float" office:value="139806228434944">
                <text:p>1398062284349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61954870.96542">
                <text:p>1461954870.96542</text:p>
              </table:table-cell>
              <table:table-cell office:value-type="float" office:value="139806228439040">
                <text:p>13980622843904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61954870.96551">
                <text:p>1461954870.96551</text:p>
              </table:table-cell>
              <table:table-cell office:value-type="float" office:value="139806228443136">
                <text:p>1398062284431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61954870.9656">
                <text:p>1461954870.9656</text:p>
              </table:table-cell>
              <table:table-cell office:value-type="float" office:value="139806228447232">
                <text:p>1398062284472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61954870.96569">
                <text:p>1461954870.96569</text:p>
              </table:table-cell>
              <table:table-cell office:value-type="float" office:value="139806228451328">
                <text:p>1398062284513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61954870.96578">
                <text:p>1461954870.96578</text:p>
              </table:table-cell>
              <table:table-cell office:value-type="float" office:value="139806228455424">
                <text:p>1398062284554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61954870.96587">
                <text:p>1461954870.96587</text:p>
              </table:table-cell>
              <table:table-cell office:value-type="float" office:value="139806228459520">
                <text:p>1398062284595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61954870.96597">
                <text:p>1461954870.96597</text:p>
              </table:table-cell>
              <table:table-cell office:value-type="float" office:value="139806228463616">
                <text:p>1398062284636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61954870.96605">
                <text:p>1461954870.96605</text:p>
              </table:table-cell>
              <table:table-cell office:value-type="float" office:value="139806228467712">
                <text:p>1398062284677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61954870.96615">
                <text:p>1461954870.96615</text:p>
              </table:table-cell>
              <table:table-cell office:value-type="float" office:value="139806228471808">
                <text:p>1398062284718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61954870.96624">
                <text:p>1461954870.96624</text:p>
              </table:table-cell>
              <table:table-cell office:value-type="float" office:value="139806228475904">
                <text:p>13980622847590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61954870.96633">
                <text:p>1461954870.96633</text:p>
              </table:table-cell>
              <table:table-cell office:value-type="float" office:value="139806228480000">
                <text:p>139806228480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61954870.96642">
                <text:p>1461954870.96642</text:p>
              </table:table-cell>
              <table:table-cell office:value-type="float" office:value="139806228484096">
                <text:p>1398062284840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61954870.96652">
                <text:p>1461954870.96652</text:p>
              </table:table-cell>
              <table:table-cell office:value-type="float" office:value="139806228488192">
                <text:p>1398062284881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61954870.96661">
                <text:p>1461954870.96661</text:p>
              </table:table-cell>
              <table:table-cell office:value-type="float" office:value="139806228492288">
                <text:p>1398062284922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61954870.9667">
                <text:p>1461954870.9667</text:p>
              </table:table-cell>
              <table:table-cell office:value-type="float" office:value="139806228496384">
                <text:p>13980622849638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61954870.96679">
                <text:p>1461954870.96679</text:p>
              </table:table-cell>
              <table:table-cell office:value-type="float" office:value="139806228500480">
                <text:p>1398062285004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61954870.96688">
                <text:p>1461954870.96688</text:p>
              </table:table-cell>
              <table:table-cell office:value-type="float" office:value="139806228504576">
                <text:p>1398062285045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61954870.96696">
                <text:p>1461954870.96696</text:p>
              </table:table-cell>
              <table:table-cell office:value-type="float" office:value="139806228508672">
                <text:p>1398062285086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61954870.96738">
                <text:p>1461954870.96738</text:p>
              </table:table-cell>
              <table:table-cell office:value-type="float" office:value="139806228684800">
                <text:p>1398062286848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61954870.96739">
                <text:p>1461954870.96739</text:p>
              </table:table-cell>
              <table:table-cell office:value-type="float" office:value="139806222986624">
                <text:p>1398062229866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61954870.9674">
                <text:p>1461954870.9674</text:p>
              </table:table-cell>
              <table:table-cell office:value-type="float" office:value="139806228680704">
                <text:p>1398062286807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61954871.02453">
                <text:p>1461954871.02453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61954871.02454">
                <text:p>1461954871.02454</text:p>
              </table:table-cell>
              <table:table-cell office:value-type="float" office:value="40884832">
                <text:p>408848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61954871.02454">
                <text:p>1461954871.02454</text:p>
              </table:table-cell>
              <table:table-cell office:value-type="float" office:value="39286360">
                <text:p>3928636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61954871.02455">
                <text:p>1461954871.02455</text:p>
              </table:table-cell>
              <table:table-cell office:value-type="float" office:value="41073976">
                <text:p>4107397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61954871.02455">
                <text:p>1461954871.02455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61954871.02455">
                <text:p>1461954871.02455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61954871.02455">
                <text:p>1461954871.02455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61954871.02456">
                <text:p>1461954871.02456</text:p>
              </table:table-cell>
              <table:table-cell office:value-type="float" office:value="41149896">
                <text:p>411498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61954871.02457">
                <text:p>1461954871.02457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61954871.02457">
                <text:p>1461954871.02457</text:p>
              </table:table-cell>
              <table:table-cell office:value-type="float" office:value="41185864">
                <text:p>411858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61954871.02457">
                <text:p>1461954871.02457</text:p>
              </table:table-cell>
              <table:table-cell office:value-type="float" office:value="40310792">
                <text:p>403107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61954871.02457">
                <text:p>1461954871.02457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61954871.02458">
                <text:p>1461954871.02458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61954871.02458">
                <text:p>1461954871.02458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61954871.02458">
                <text:p>1461954871.02458</text:p>
              </table:table-cell>
              <table:table-cell office:value-type="float" office:value="41237448">
                <text:p>412374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61954871.02458">
                <text:p>1461954871.02458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61954871.02459">
                <text:p>1461954871.02459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61954871.02459">
                <text:p>1461954871.02459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61954871.02459">
                <text:p>1461954871.02459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61954871.0246">
                <text:p>1461954871.0246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61954871.02461">
                <text:p>1461954871.02461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61954871.02464">
                <text:p>1461954871.02464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61954871.02464">
                <text:p>1461954871.02464</text:p>
              </table:table-cell>
              <table:table-cell office:value-type="float" office:value="41178440">
                <text:p>4117844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61954871.02465">
                <text:p>1461954871.02465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61954871.02465">
                <text:p>1461954871.02465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61954871.02465">
                <text:p>1461954871.02465</text:p>
              </table:table-cell>
              <table:table-cell office:value-type="float" office:value="41127944">
                <text:p>411279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61954871.02532">
                <text:p>1461954871.02532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61954871.02533">
                <text:p>1461954871.02533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61954871.02533">
                <text:p>1461954871.02533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61954871.02533">
                <text:p>1461954871.02533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61954871.02533">
                <text:p>1461954871.02533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61954871.02534">
                <text:p>1461954871.02534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61954871.02535">
                <text:p>1461954871.02535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61954871.02535">
                <text:p>1461954871.02535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61954871.02536">
                <text:p>1461954871.02536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61954871.02538">
                <text:p>1461954871.02538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61954881.33326">
                <text:p>1461954881.33326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61954881.58919">
                <text:p>1461954881.58919</text:p>
              </table:table-cell>
              <table:table-cell office:value-type="float" office:value="41167368">
                <text:p>411673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61954881.58919">
                <text:p>1461954881.58919</text:p>
              </table:table-cell>
              <table:table-cell office:value-type="float" office:value="39576552">
                <text:p>395765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61954881.5892">
                <text:p>1461954881.5892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61954881.58922">
                <text:p>1461954881.58922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61954881.58924">
                <text:p>1461954881.58924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61954881.58937">
                <text:p>1461954881.58937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61954881.58938">
                <text:p>1461954881.58938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61954881.58938">
                <text:p>1461954881.58938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61954881.58939">
                <text:p>1461954881.58939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61954881.58939">
                <text:p>1461954881.58939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61954881.5894">
                <text:p>1461954881.5894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61954881.5894">
                <text:p>1461954881.5894</text:p>
              </table:table-cell>
              <table:table-cell office:value-type="float" office:value="41123392">
                <text:p>411233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61954881.58941">
                <text:p>1461954881.58941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461954881.58941">
                <text:p>1461954881.58941</text:p>
              </table:table-cell>
              <table:table-cell office:value-type="float" office:value="41175784">
                <text:p>411757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61954881.58942">
                <text:p>1461954881.58942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61954881.58942">
                <text:p>1461954881.58942</text:p>
              </table:table-cell>
              <table:table-cell office:value-type="float" office:value="41231816">
                <text:p>412318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61954881.58943">
                <text:p>1461954881.58943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61954881.58943">
                <text:p>1461954881.58943</text:p>
              </table:table-cell>
              <table:table-cell office:value-type="float" office:value="41129928">
                <text:p>411299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61954881.58943">
                <text:p>1461954881.58943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61954881.58944">
                <text:p>1461954881.58944</text:p>
              </table:table-cell>
              <table:table-cell office:value-type="float" office:value="41237576">
                <text:p>412375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61954881.58944">
                <text:p>1461954881.58944</text:p>
              </table:table-cell>
              <table:table-cell office:value-type="float" office:value="39310920">
                <text:p>3931092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61954881.58945">
                <text:p>1461954881.58945</text:p>
              </table:table-cell>
              <table:table-cell office:value-type="float" office:value="39610696">
                <text:p>396106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61954881.58945">
                <text:p>1461954881.58945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61954881.58946">
                <text:p>1461954881.58946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61954881.58947">
                <text:p>1461954881.58947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61954881.58947">
                <text:p>1461954881.58947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61954881.58949">
                <text:p>1461954881.58949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61954881.58949">
                <text:p>1461954881.58949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61954881.58949">
                <text:p>1461954881.58949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61954881.5895">
                <text:p>1461954881.5895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61954881.5895">
                <text:p>1461954881.5895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61954881.5895">
                <text:p>1461954881.5895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61954881.58951">
                <text:p>1461954881.58951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61954881.58951">
                <text:p>1461954881.58951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61954881.58951">
                <text:p>1461954881.58951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61954881.58952">
                <text:p>1461954881.58952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1954881.58952">
                <text:p>1461954881.58952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61954881.58953">
                <text:p>1461954881.58953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61954881.58953">
                <text:p>1461954881.58953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61954881.58955">
                <text:p>1461954881.58955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61954881.58955">
                <text:p>1461954881.58955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61954881.58956">
                <text:p>1461954881.58956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61954881.58956">
                <text:p>1461954881.58956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61954881.58957">
                <text:p>1461954881.58957</text:p>
              </table:table-cell>
              <table:table-cell office:value-type="float" office:value="4789472">
                <text:p>47894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61954881.58957">
                <text:p>1461954881.58957</text:p>
              </table:table-cell>
              <table:table-cell office:value-type="float" office:value="4637008">
                <text:p>46370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61954881.58957">
                <text:p>1461954881.58957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61954881.58958">
                <text:p>1461954881.58958</text:p>
              </table:table-cell>
              <table:table-cell office:value-type="float" office:value="4935904">
                <text:p>49359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61954881.58958">
                <text:p>1461954881.58958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61954881.58959">
                <text:p>1461954881.58959</text:p>
              </table:table-cell>
              <table:table-cell office:value-type="float" office:value="39571680">
                <text:p>3957168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61954881.5896">
                <text:p>1461954881.5896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61954881.5896">
                <text:p>1461954881.5896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61954881.58961">
                <text:p>1461954881.58961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61954881.58961">
                <text:p>1461954881.58961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61954881.58961">
                <text:p>1461954881.58961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61954881.58962">
                <text:p>1461954881.58962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61954881.58962">
                <text:p>1461954881.58962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61954881.58966">
                <text:p>1461954881.58966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61954881.58979">
                <text:p>1461954881.58979</text:p>
              </table:table-cell>
              <table:table-cell office:value-type="float" office:value="6312288">
                <text:p>631228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61954881.5898">
                <text:p>1461954881.5898</text:p>
              </table:table-cell>
              <table:table-cell office:value-type="float" office:value="139790987808740">
                <text:p>1397909878087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461954881.58982">
                <text:p>1461954881.58982</text:p>
              </table:table-cell>
              <table:table-cell office:value-type="float" office:value="140720794887417">
                <text:p>14072079488741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61954881.58983">
                <text:p>1461954881.58983</text:p>
              </table:table-cell>
              <table:table-cell office:value-type="float" office:value="139790985568976">
                <text:p>13979098556897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461954881.58983">
                <text:p>1461954881.58983</text:p>
              </table:table-cell>
              <table:table-cell office:value-type="float" office:value="139790987804272">
                <text:p>13979098780427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461954881.58983">
                <text:p>1461954881.58983</text:p>
              </table:table-cell>
              <table:table-cell office:value-type="float" office:value="139790987803800">
                <text:p>1397909878038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461954881.58984">
                <text:p>1461954881.58984</text:p>
              </table:table-cell>
              <table:table-cell office:value-type="float" office:value="139790985676092">
                <text:p>1397909856760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461954881.58984">
                <text:p>1461954881.58984</text:p>
              </table:table-cell>
              <table:table-cell office:value-type="float" office:value="139790987809144">
                <text:p>13979098780914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461954881.58984">
                <text:p>1461954881.58984</text:p>
              </table:table-cell>
              <table:table-cell office:value-type="float" office:value="140720794886136">
                <text:p>14072079488613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461954881.58985">
                <text:p>1461954881.58985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61954881.58985">
                <text:p>1461954881.58985</text:p>
              </table:table-cell>
              <table:table-cell office:value-type="float" office:value="6311464">
                <text:p>631146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461954881.58986">
                <text:p>1461954881.58986</text:p>
              </table:table-cell>
              <table:table-cell office:value-type="float" office:value="140720794968120">
                <text:p>14072079496812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61954881.58987">
                <text:p>1461954881.58987</text:p>
              </table:table-cell>
              <table:table-cell office:value-type="float" office:value="139790987792400">
                <text:p>1397909877924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461954881.58987">
                <text:p>1461954881.58987</text:p>
              </table:table-cell>
              <table:table-cell office:value-type="float" office:value="139790985632128">
                <text:p>13979098563212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461954881.58987">
                <text:p>1461954881.58987</text:p>
              </table:table-cell>
              <table:table-cell office:value-type="float" office:value="6311664">
                <text:p>631166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61954881.58989">
                <text:p>1461954881.58989</text:p>
              </table:table-cell>
              <table:table-cell office:value-type="float" office:value="139790987710464">
                <text:p>13979098771046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461954881.5899">
                <text:p>1461954881.5899</text:p>
              </table:table-cell>
              <table:table-cell office:value-type="float" office:value="139790987777225">
                <text:p>1397909877772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61954881.58991">
                <text:p>1461954881.58991</text:p>
              </table:table-cell>
              <table:table-cell office:value-type="float" office:value="139790987797664">
                <text:p>1397909877976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61954881.58993">
                <text:p>1461954881.58993</text:p>
              </table:table-cell>
              <table:table-cell office:value-type="float" office:value="139790985541792">
                <text:p>13979098554179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61954881.58993">
                <text:p>1461954881.58993</text:p>
              </table:table-cell>
              <table:table-cell office:value-type="float" office:value="139790985534368">
                <text:p>13979098553436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61954881.58994">
                <text:p>1461954881.58994</text:p>
              </table:table-cell>
              <table:table-cell office:value-type="float" office:value="139790985534456">
                <text:p>13979098553445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461954881.58994">
                <text:p>1461954881.58994</text:p>
              </table:table-cell>
              <table:table-cell office:value-type="float" office:value="139790981612216">
                <text:p>13979098161221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461954881.58994">
                <text:p>1461954881.58994</text:p>
              </table:table-cell>
              <table:table-cell office:value-type="float" office:value="139790981702972">
                <text:p>1397909817029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61954881.58995">
                <text:p>1461954881.58995</text:p>
              </table:table-cell>
              <table:table-cell office:value-type="float" office:value="139790987706376">
                <text:p>13979098770637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461954881.58996">
                <text:p>1461954881.58996</text:p>
              </table:table-cell>
              <table:table-cell office:value-type="float" office:value="139790987700032">
                <text:p>13979098770003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461954881.58996">
                <text:p>1461954881.58996</text:p>
              </table:table-cell>
              <table:table-cell office:value-type="float" office:value="139790987702272">
                <text:p>1397909877022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61954881.58996">
                <text:p>1461954881.58996</text:p>
              </table:table-cell>
              <table:table-cell office:value-type="float" office:value="139790985535496">
                <text:p>13979098553549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61954881.58997">
                <text:p>1461954881.58997</text:p>
              </table:table-cell>
              <table:table-cell office:value-type="float" office:value="139790985520960">
                <text:p>13979098552096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61954881.58997">
                <text:p>1461954881.58997</text:p>
              </table:table-cell>
              <table:table-cell office:value-type="float" office:value="139790985523272">
                <text:p>13979098552327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61954881.58997">
                <text:p>1461954881.58997</text:p>
              </table:table-cell>
              <table:table-cell office:value-type="float" office:value="139790985527296">
                <text:p>13979098552729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61954881.58998">
                <text:p>1461954881.58998</text:p>
              </table:table-cell>
              <table:table-cell office:value-type="float" office:value="139790981726208">
                <text:p>13979098172620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461954881.59001">
                <text:p>1461954881.59001</text:p>
              </table:table-cell>
              <table:table-cell office:value-type="float" office:value="139790982188384">
                <text:p>13979098218838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61954881.59002">
                <text:p>1461954881.59002</text:p>
              </table:table-cell>
              <table:table-cell office:value-type="float" office:value="139790985559040">
                <text:p>13979098555904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61954881.59002">
                <text:p>1461954881.59002</text:p>
              </table:table-cell>
              <table:table-cell office:value-type="float" office:value="139790985559044">
                <text:p>13979098555904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61954881.59003">
                <text:p>1461954881.59003</text:p>
              </table:table-cell>
              <table:table-cell office:value-type="float" office:value="139790982337472">
                <text:p>1397909823374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61954881.59003">
                <text:p>1461954881.59003</text:p>
              </table:table-cell>
              <table:table-cell office:value-type="float" office:value="139790983169350">
                <text:p>13979098316935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461954881.59003">
                <text:p>1461954881.59003</text:p>
              </table:table-cell>
              <table:table-cell office:value-type="float" office:value="139790982883616">
                <text:p>13979098288361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61954881.59006">
                <text:p>1461954881.59006</text:p>
              </table:table-cell>
              <table:table-cell office:value-type="float" office:value="139790985548960">
                <text:p>13979098554896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61954881.59007">
                <text:p>1461954881.59007</text:p>
              </table:table-cell>
              <table:table-cell office:value-type="float" office:value="139790982636288">
                <text:p>13979098263628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461954881.59007">
                <text:p>1461954881.59007</text:p>
              </table:table-cell>
              <table:table-cell office:value-type="float" office:value="139790982178752">
                <text:p>1397909821787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461954881.59007">
                <text:p>1461954881.59007</text:p>
              </table:table-cell>
              <table:table-cell office:value-type="float" office:value="139790981808384">
                <text:p>1397909818083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61954881.59008">
                <text:p>1461954881.59008</text:p>
              </table:table-cell>
              <table:table-cell office:value-type="float" office:value="139790982273568">
                <text:p>13979098227356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61954881.59008">
                <text:p>1461954881.59008</text:p>
              </table:table-cell>
              <table:table-cell office:value-type="float" office:value="139790983155344">
                <text:p>13979098315534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461954881.5901">
                <text:p>1461954881.5901</text:p>
              </table:table-cell>
              <table:table-cell office:value-type="float" office:value="139790981858496">
                <text:p>1397909818584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61954881.5901">
                <text:p>1461954881.5901</text:p>
              </table:table-cell>
              <table:table-cell office:value-type="float" office:value="139790985560180">
                <text:p>13979098556018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61954881.5901">
                <text:p>1461954881.5901</text:p>
              </table:table-cell>
              <table:table-cell office:value-type="float" office:value="139790985544336">
                <text:p>13979098554433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61954881.5901">
                <text:p>1461954881.5901</text:p>
              </table:table-cell>
              <table:table-cell office:value-type="float" office:value="139790983079545">
                <text:p>13979098307954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461954881.59011">
                <text:p>1461954881.59011</text:p>
              </table:table-cell>
              <table:table-cell office:value-type="float" office:value="139790982409280">
                <text:p>13979098240928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461954881.59015">
                <text:p>1461954881.59015</text:p>
              </table:table-cell>
              <table:table-cell office:value-type="float" office:value="139790982693792">
                <text:p>13979098269379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461954881.59015">
                <text:p>1461954881.59015</text:p>
              </table:table-cell>
              <table:table-cell office:value-type="float" office:value="11603976">
                <text:p>1160397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61954881.59016">
                <text:p>1461954881.59016</text:p>
              </table:table-cell>
              <table:table-cell office:value-type="float" office:value="139790982575641">
                <text:p>13979098257564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461954881.59017">
                <text:p>1461954881.59017</text:p>
              </table:table-cell>
              <table:table-cell office:value-type="float" office:value="139790974394384">
                <text:p>13979097439438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61954881.59018">
                <text:p>1461954881.59018</text:p>
              </table:table-cell>
              <table:table-cell office:value-type="float" office:value="139790977461984">
                <text:p>13979097746198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461954881.59018">
                <text:p>1461954881.59018</text:p>
              </table:table-cell>
              <table:table-cell office:value-type="float" office:value="139790977494056">
                <text:p>1397909774940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461954881.59018">
                <text:p>1461954881.59018</text:p>
              </table:table-cell>
              <table:table-cell office:value-type="float" office:value="139790977630148">
                <text:p>13979097763014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61954881.59019">
                <text:p>1461954881.59019</text:p>
              </table:table-cell>
              <table:table-cell office:value-type="float" office:value="139790979018752">
                <text:p>13979097901875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61954881.59019">
                <text:p>1461954881.59019</text:p>
              </table:table-cell>
              <table:table-cell office:value-type="float" office:value="139790976214704">
                <text:p>13979097621470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461954881.59019">
                <text:p>1461954881.59019</text:p>
              </table:table-cell>
              <table:table-cell office:value-type="float" office:value="139790977230932">
                <text:p>13979097723093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461954881.59021">
                <text:p>1461954881.59021</text:p>
              </table:table-cell>
              <table:table-cell office:value-type="float" office:value="11608072">
                <text:p>116080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461954881.59022">
                <text:p>1461954881.59022</text:p>
              </table:table-cell>
              <table:table-cell office:value-type="float" office:value="139790987431944">
                <text:p>13979098743194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461954881.59128">
                <text:p>1461954881.59128</text:p>
              </table:table-cell>
              <table:table-cell office:value-type="float" office:value="139790987436032">
                <text:p>1397909874360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61954881.59134">
                <text:p>1461954881.59134</text:p>
              </table:table-cell>
              <table:table-cell office:value-type="float" office:value="139790987440128">
                <text:p>13979098744012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461954881.59141">
                <text:p>1461954881.59141</text:p>
              </table:table-cell>
              <table:table-cell office:value-type="float" office:value="139790987444224">
                <text:p>13979098744422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461954881.59148">
                <text:p>1461954881.59148</text:p>
              </table:table-cell>
              <table:table-cell office:value-type="float" office:value="139790987448320">
                <text:p>13979098744832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61954881.59155">
                <text:p>1461954881.59155</text:p>
              </table:table-cell>
              <table:table-cell office:value-type="float" office:value="139790987452416">
                <text:p>13979098745241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461954881.59162">
                <text:p>1461954881.59162</text:p>
              </table:table-cell>
              <table:table-cell office:value-type="float" office:value="139790987456512">
                <text:p>13979098745651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461954881.59168">
                <text:p>1461954881.59168</text:p>
              </table:table-cell>
              <table:table-cell office:value-type="float" office:value="139790987460608">
                <text:p>13979098746060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461954881.59174">
                <text:p>1461954881.59174</text:p>
              </table:table-cell>
              <table:table-cell office:value-type="float" office:value="139790987464704">
                <text:p>13979098746470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461954881.59178">
                <text:p>1461954881.59178</text:p>
              </table:table-cell>
              <table:table-cell office:value-type="float" office:value="139790987468800">
                <text:p>1397909874688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61954881.59187">
                <text:p>1461954881.59187</text:p>
              </table:table-cell>
              <table:table-cell office:value-type="float" office:value="139790987472896">
                <text:p>1397909874728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461954881.59201">
                <text:p>1461954881.59201</text:p>
              </table:table-cell>
              <table:table-cell office:value-type="float" office:value="139790987476992">
                <text:p>13979098747699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61954881.59214">
                <text:p>1461954881.59214</text:p>
              </table:table-cell>
              <table:table-cell office:value-type="float" office:value="139790987481088">
                <text:p>13979098748108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461954881.59229">
                <text:p>1461954881.59229</text:p>
              </table:table-cell>
              <table:table-cell office:value-type="float" office:value="139790987485184">
                <text:p>1397909874851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461954881.59244">
                <text:p>1461954881.59244</text:p>
              </table:table-cell>
              <table:table-cell office:value-type="float" office:value="139790987489280">
                <text:p>13979098748928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461954881.59259">
                <text:p>1461954881.59259</text:p>
              </table:table-cell>
              <table:table-cell office:value-type="float" office:value="139790987493376">
                <text:p>13979098749337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461954881.59274">
                <text:p>1461954881.59274</text:p>
              </table:table-cell>
              <table:table-cell office:value-type="float" office:value="139790987497472">
                <text:p>13979098749747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461954881.59288">
                <text:p>1461954881.59288</text:p>
              </table:table-cell>
              <table:table-cell office:value-type="float" office:value="139790987501568">
                <text:p>13979098750156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461954881.59303">
                <text:p>1461954881.59303</text:p>
              </table:table-cell>
              <table:table-cell office:value-type="float" office:value="139790987505664">
                <text:p>13979098750566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461954881.59318">
                <text:p>1461954881.59318</text:p>
              </table:table-cell>
              <table:table-cell office:value-type="float" office:value="139790987509760">
                <text:p>13979098750976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461954881.59333">
                <text:p>1461954881.59333</text:p>
              </table:table-cell>
              <table:table-cell office:value-type="float" office:value="139790987513856">
                <text:p>13979098751385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461954881.59348">
                <text:p>1461954881.59348</text:p>
              </table:table-cell>
              <table:table-cell office:value-type="float" office:value="139790987517952">
                <text:p>13979098751795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461954881.59363">
                <text:p>1461954881.59363</text:p>
              </table:table-cell>
              <table:table-cell office:value-type="float" office:value="139790987522048">
                <text:p>13979098752204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461954881.59378">
                <text:p>1461954881.59378</text:p>
              </table:table-cell>
              <table:table-cell office:value-type="float" office:value="139790987526144">
                <text:p>13979098752614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461954881.59393">
                <text:p>1461954881.59393</text:p>
              </table:table-cell>
              <table:table-cell office:value-type="float" office:value="139790987530240">
                <text:p>13979098753024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461954881.59407">
                <text:p>1461954881.59407</text:p>
              </table:table-cell>
              <table:table-cell office:value-type="float" office:value="139790987534336">
                <text:p>13979098753433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461954881.59421">
                <text:p>1461954881.59421</text:p>
              </table:table-cell>
              <table:table-cell office:value-type="float" office:value="139790987538432">
                <text:p>13979098753843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461954881.59436">
                <text:p>1461954881.59436</text:p>
              </table:table-cell>
              <table:table-cell office:value-type="float" office:value="139790987542528">
                <text:p>13979098754252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461954881.5945">
                <text:p>1461954881.5945</text:p>
              </table:table-cell>
              <table:table-cell office:value-type="float" office:value="139790987546624">
                <text:p>13979098754662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461954881.59465">
                <text:p>1461954881.59465</text:p>
              </table:table-cell>
              <table:table-cell office:value-type="float" office:value="139790987550720">
                <text:p>13979098755072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61954881.5948">
                <text:p>1461954881.5948</text:p>
              </table:table-cell>
              <table:table-cell office:value-type="float" office:value="139790987554816">
                <text:p>13979098755481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461954881.59496">
                <text:p>1461954881.59496</text:p>
              </table:table-cell>
              <table:table-cell office:value-type="float" office:value="139790987558912">
                <text:p>1397909875589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61954881.59543">
                <text:p>1461954881.59543</text:p>
              </table:table-cell>
              <table:table-cell office:value-type="float" office:value="139790987563008">
                <text:p>13979098756300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461954881.59558">
                <text:p>1461954881.59558</text:p>
              </table:table-cell>
              <table:table-cell office:value-type="float" office:value="139790987567104">
                <text:p>13979098756710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61954881.59572">
                <text:p>1461954881.59572</text:p>
              </table:table-cell>
              <table:table-cell office:value-type="float" office:value="139790987571200">
                <text:p>1397909875712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61954881.59587">
                <text:p>1461954881.59587</text:p>
              </table:table-cell>
              <table:table-cell office:value-type="float" office:value="139790987575296">
                <text:p>13979098757529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61954881.59601">
                <text:p>1461954881.59601</text:p>
              </table:table-cell>
              <table:table-cell office:value-type="float" office:value="139790987579392">
                <text:p>13979098757939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61954881.59616">
                <text:p>1461954881.59616</text:p>
              </table:table-cell>
              <table:table-cell office:value-type="float" office:value="139790987583488">
                <text:p>13979098758348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61954881.59629">
                <text:p>1461954881.59629</text:p>
              </table:table-cell>
              <table:table-cell office:value-type="float" office:value="139790987587584">
                <text:p>13979098758758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61954881.59642">
                <text:p>1461954881.59642</text:p>
              </table:table-cell>
              <table:table-cell office:value-type="float" office:value="139790987763712">
                <text:p>13979098776371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61954881.59644">
                <text:p>1461954881.59644</text:p>
              </table:table-cell>
              <table:table-cell office:value-type="float" office:value="139790982065536">
                <text:p>13979098206553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61954881.59645">
                <text:p>1461954881.59645</text:p>
              </table:table-cell>
              <table:table-cell office:value-type="float" office:value="139790987759616">
                <text:p>13979098775961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61954881.65627">
                <text:p>1461954881.65627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61954881.65627">
                <text:p>1461954881.65627</text:p>
              </table:table-cell>
              <table:table-cell office:value-type="float" office:value="41073968">
                <text:p>4107396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61954881.65628">
                <text:p>1461954881.65628</text:p>
              </table:table-cell>
              <table:table-cell office:value-type="float" office:value="40884840">
                <text:p>4088484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61954881.65628">
                <text:p>1461954881.65628</text:p>
              </table:table-cell>
              <table:table-cell office:value-type="float" office:value="39286360">
                <text:p>3928636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61954881.65628">
                <text:p>1461954881.65628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61954881.65628">
                <text:p>1461954881.65628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61954881.65629">
                <text:p>1461954881.65629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61954881.65629">
                <text:p>1461954881.65629</text:p>
              </table:table-cell>
              <table:table-cell office:value-type="float" office:value="41159080">
                <text:p>4115908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461954881.65629">
                <text:p>1461954881.65629</text:p>
              </table:table-cell>
              <table:table-cell office:value-type="float" office:value="39578632">
                <text:p>395786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61954881.6563">
                <text:p>1461954881.6563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61954881.6563">
                <text:p>1461954881.6563</text:p>
              </table:table-cell>
              <table:table-cell office:value-type="float" office:value="41185864">
                <text:p>4118586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40310792">
                <text:p>4031079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61954881.65632">
                <text:p>1461954881.65632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61954881.65632">
                <text:p>1461954881.65632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61954881.65633">
                <text:p>1461954881.65633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461954881.65633">
                <text:p>1461954881.65633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461954881.65635">
                <text:p>1461954881.65635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461954881.65637">
                <text:p>1461954881.65637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61954881.65637">
                <text:p>1461954881.65637</text:p>
              </table:table-cell>
              <table:table-cell office:value-type="float" office:value="41150728">
                <text:p>4115072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61954881.65638">
                <text:p>1461954881.65638</text:p>
              </table:table-cell>
              <table:table-cell office:value-type="float" office:value="41178440">
                <text:p>4117844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61954881.65638">
                <text:p>1461954881.65638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461954881.65638">
                <text:p>1461954881.65638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461954881.65706">
                <text:p>1461954881.65706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61954881.65706">
                <text:p>1461954881.65706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61954881.65706">
                <text:p>1461954881.65706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61954881.65706">
                <text:p>1461954881.65706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61954881.65707">
                <text:p>1461954881.65707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61954881.65707">
                <text:p>1461954881.65707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61954881.65708">
                <text:p>1461954881.65708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61954881.65708">
                <text:p>1461954881.65708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61954881.65709">
                <text:p>1461954881.65709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61954881.65901">
                <text:p>1461954881.65901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61954884.80286">
                <text:p>1461954884.80286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61954885.10582">
                <text:p>1461954885.10582</text:p>
              </table:table-cell>
              <table:table-cell office:value-type="float" office:value="11784216">
                <text:p>117842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461954885.10652">
                <text:p>1461954885.10652</text:p>
              </table:table-cell>
              <table:table-cell office:value-type="float" office:value="41167368">
                <text:p>4116736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61954885.10653">
                <text:p>1461954885.10653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61954885.10655">
                <text:p>1461954885.10655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61954885.10656">
                <text:p>1461954885.10656</text:p>
              </table:table-cell>
              <table:table-cell office:value-type="float" office:value="41209104">
                <text:p>4120910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61954885.10657">
                <text:p>1461954885.10657</text:p>
              </table:table-cell>
              <table:table-cell office:value-type="float" office:value="39571680">
                <text:p>3957168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461954885.10657">
                <text:p>1461954885.10657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461954885.10671">
                <text:p>1461954885.10671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461954885.10671">
                <text:p>1461954885.10671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461954885.10672">
                <text:p>1461954885.10672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461954885.10672">
                <text:p>1461954885.10672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61954885.10673">
                <text:p>1461954885.10673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461954885.10673">
                <text:p>1461954885.10673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61954885.10673">
                <text:p>1461954885.10673</text:p>
              </table:table-cell>
              <table:table-cell office:value-type="float" office:value="39310912">
                <text:p>3931091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61954885.10674">
                <text:p>1461954885.10674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61954885.10675">
                <text:p>1461954885.10675</text:p>
              </table:table-cell>
              <table:table-cell office:value-type="float" office:value="41231816">
                <text:p>412318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61954885.10675">
                <text:p>1461954885.10675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61954885.10676">
                <text:p>1461954885.10676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461954885.10676">
                <text:p>1461954885.10676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61954885.10676">
                <text:p>1461954885.10676</text:p>
              </table:table-cell>
              <table:table-cell office:value-type="float" office:value="39578632">
                <text:p>3957863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61954885.10677">
                <text:p>1461954885.10677</text:p>
              </table:table-cell>
              <table:table-cell office:value-type="float" office:value="41175656">
                <text:p>4117565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61954885.10677">
                <text:p>1461954885.10677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61954885.10678">
                <text:p>1461954885.10678</text:p>
              </table:table-cell>
              <table:table-cell office:value-type="float" office:value="41209096">
                <text:p>4120909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61954885.10678">
                <text:p>1461954885.10678</text:p>
              </table:table-cell>
              <table:table-cell office:value-type="float" office:value="39610696">
                <text:p>3961069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61954885.10678">
                <text:p>1461954885.10678</text:p>
              </table:table-cell>
              <table:table-cell office:value-type="float" office:value="41123400">
                <text:p>411234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61954885.10679">
                <text:p>1461954885.10679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61954885.10679">
                <text:p>1461954885.10679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61954885.10681">
                <text:p>1461954885.10681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61954885.10681">
                <text:p>1461954885.10681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61954885.10682">
                <text:p>1461954885.10682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461954885.10682">
                <text:p>1461954885.10682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61954885.10683">
                <text:p>1461954885.10683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461954885.10683">
                <text:p>1461954885.10683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461954885.10683">
                <text:p>1461954885.10683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461954885.10683">
                <text:p>1461954885.10683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461954885.10684">
                <text:p>1461954885.10684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61954885.10684">
                <text:p>1461954885.10684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461954885.10685">
                <text:p>1461954885.10685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61954885.10685">
                <text:p>1461954885.10685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61954885.10685">
                <text:p>1461954885.10685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61954885.10686">
                <text:p>1461954885.10686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461954885.10686">
                <text:p>1461954885.10686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61954885.10688">
                <text:p>1461954885.10688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461954885.10689">
                <text:p>1461954885.10689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461954885.10689">
                <text:p>1461954885.10689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61954885.10689">
                <text:p>1461954885.10689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61954885.1069">
                <text:p>1461954885.1069</text:p>
              </table:table-cell>
              <table:table-cell office:value-type="float" office:value="4789472">
                <text:p>478947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61954885.1069">
                <text:p>1461954885.1069</text:p>
              </table:table-cell>
              <table:table-cell office:value-type="float" office:value="4637008">
                <text:p>463700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461954885.10691">
                <text:p>1461954885.10691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61954885.10691">
                <text:p>1461954885.10691</text:p>
              </table:table-cell>
              <table:table-cell office:value-type="float" office:value="4935904">
                <text:p>493590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61954885.10691">
                <text:p>1461954885.10691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61954885.10691">
                <text:p>1461954885.10691</text:p>
              </table:table-cell>
              <table:table-cell office:value-type="float" office:value="41030592">
                <text:p>4103059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61954885.10692">
                <text:p>1461954885.10692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61954885.10693">
                <text:p>1461954885.10693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461954885.10694">
                <text:p>1461954885.10694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461954885.10694">
                <text:p>1461954885.10694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461954885.10695">
                <text:p>1461954885.10695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461954885.10695">
                <text:p>1461954885.10695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461954885.10695">
                <text:p>1461954885.10695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61954885.10706">
                <text:p>1461954885.10706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461954885.10726">
                <text:p>1461954885.10726</text:p>
              </table:table-cell>
              <table:table-cell office:value-type="float" office:value="6312288">
                <text:p>631228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461954885.10728">
                <text:p>1461954885.10728</text:p>
              </table:table-cell>
              <table:table-cell office:value-type="float" office:value="140043003670500">
                <text:p>1400430036705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461954885.1073">
                <text:p>1461954885.1073</text:p>
              </table:table-cell>
              <table:table-cell office:value-type="float" office:value="140732444773481">
                <text:p>14073244477348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61954885.10732">
                <text:p>1461954885.10732</text:p>
              </table:table-cell>
              <table:table-cell office:value-type="float" office:value="140043001430736">
                <text:p>14004300143073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61954885.10733">
                <text:p>1461954885.10733</text:p>
              </table:table-cell>
              <table:table-cell office:value-type="float" office:value="140043003666032">
                <text:p>14004300366603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461954885.10733">
                <text:p>1461954885.10733</text:p>
              </table:table-cell>
              <table:table-cell office:value-type="float" office:value="140043003665560">
                <text:p>14004300366556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461954885.10734">
                <text:p>1461954885.10734</text:p>
              </table:table-cell>
              <table:table-cell office:value-type="float" office:value="140043001537852">
                <text:p>14004300153785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461954885.10734">
                <text:p>1461954885.10734</text:p>
              </table:table-cell>
              <table:table-cell office:value-type="float" office:value="140043001521088">
                <text:p>14004300152108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61954885.10735">
                <text:p>1461954885.10735</text:p>
              </table:table-cell>
              <table:table-cell office:value-type="float" office:value="140043003670904">
                <text:p>1400430036709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461954885.10735">
                <text:p>1461954885.10735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61954885.10736">
                <text:p>1461954885.10736</text:p>
              </table:table-cell>
              <table:table-cell office:value-type="float" office:value="6311464">
                <text:p>631146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461954885.10736">
                <text:p>1461954885.10736</text:p>
              </table:table-cell>
              <table:table-cell office:value-type="float" office:value="140732446482488">
                <text:p>14073244648248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461954885.10738">
                <text:p>1461954885.10738</text:p>
              </table:table-cell>
              <table:table-cell office:value-type="float" office:value="140043003654160">
                <text:p>14004300365416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461954885.10739">
                <text:p>1461954885.10739</text:p>
              </table:table-cell>
              <table:table-cell office:value-type="float" office:value="6311664">
                <text:p>63116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461954885.1074">
                <text:p>1461954885.1074</text:p>
              </table:table-cell>
              <table:table-cell office:value-type="float" office:value="140732444770296">
                <text:p>14073244477029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461954885.10742">
                <text:p>1461954885.10742</text:p>
              </table:table-cell>
              <table:table-cell office:value-type="float" office:value="140043003572224">
                <text:p>1400430035722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461954885.10743">
                <text:p>1461954885.10743</text:p>
              </table:table-cell>
              <table:table-cell office:value-type="float" office:value="140043003638985">
                <text:p>14004300363898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461954885.10745">
                <text:p>1461954885.10745</text:p>
              </table:table-cell>
              <table:table-cell office:value-type="float" office:value="140043003659424">
                <text:p>14004300365942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61954885.10748">
                <text:p>1461954885.10748</text:p>
              </table:table-cell>
              <table:table-cell office:value-type="float" office:value="140043001403552">
                <text:p>14004300140355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61954885.10749">
                <text:p>1461954885.10749</text:p>
              </table:table-cell>
              <table:table-cell office:value-type="float" office:value="140043001396128">
                <text:p>14004300139612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461954885.1075">
                <text:p>1461954885.1075</text:p>
              </table:table-cell>
              <table:table-cell office:value-type="float" office:value="140043001396216">
                <text:p>14004300139621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461954885.1075">
                <text:p>1461954885.1075</text:p>
              </table:table-cell>
              <table:table-cell office:value-type="float" office:value="140042997473976">
                <text:p>14004299747397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461954885.10751">
                <text:p>1461954885.10751</text:p>
              </table:table-cell>
              <table:table-cell office:value-type="float" office:value="140042997564732">
                <text:p>14004299756473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461954885.10752">
                <text:p>1461954885.10752</text:p>
              </table:table-cell>
              <table:table-cell office:value-type="float" office:value="140043003568136">
                <text:p>14004300356813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461954885.10753">
                <text:p>1461954885.10753</text:p>
              </table:table-cell>
              <table:table-cell office:value-type="float" office:value="140043003561792">
                <text:p>14004300356179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461954885.10754">
                <text:p>1461954885.10754</text:p>
              </table:table-cell>
              <table:table-cell office:value-type="float" office:value="140043003564032">
                <text:p>1400430035640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461954885.10754">
                <text:p>1461954885.10754</text:p>
              </table:table-cell>
              <table:table-cell office:value-type="float" office:value="140043001397256">
                <text:p>14004300139725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461954885.10755">
                <text:p>1461954885.10755</text:p>
              </table:table-cell>
              <table:table-cell office:value-type="float" office:value="140043001382720">
                <text:p>14004300138272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461954885.10756">
                <text:p>1461954885.10756</text:p>
              </table:table-cell>
              <table:table-cell office:value-type="float" office:value="140043001385032">
                <text:p>14004300138503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461954885.10756">
                <text:p>1461954885.10756</text:p>
              </table:table-cell>
              <table:table-cell office:value-type="float" office:value="140043001389056">
                <text:p>14004300138905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461954885.10757">
                <text:p>1461954885.10757</text:p>
              </table:table-cell>
              <table:table-cell office:value-type="float" office:value="140042997596160">
                <text:p>14004299759616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461954885.10762">
                <text:p>1461954885.10762</text:p>
              </table:table-cell>
              <table:table-cell office:value-type="float" office:value="140042998050144">
                <text:p>14004299805014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461954885.10762">
                <text:p>1461954885.10762</text:p>
              </table:table-cell>
              <table:table-cell office:value-type="float" office:value="140043001420800">
                <text:p>1400430014208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461954885.10763">
                <text:p>1461954885.10763</text:p>
              </table:table-cell>
              <table:table-cell office:value-type="float" office:value="140043001420804">
                <text:p>14004300142080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61954885.10764">
                <text:p>1461954885.10764</text:p>
              </table:table-cell>
              <table:table-cell office:value-type="float" office:value="140042998199232">
                <text:p>14004299819923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461954885.10765">
                <text:p>1461954885.10765</text:p>
              </table:table-cell>
              <table:table-cell office:value-type="float" office:value="140042999031110">
                <text:p>14004299903111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461954885.10765">
                <text:p>1461954885.10765</text:p>
              </table:table-cell>
              <table:table-cell office:value-type="float" office:value="140042998745376">
                <text:p>14004299874537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461954885.10766">
                <text:p>1461954885.10766</text:p>
              </table:table-cell>
              <table:table-cell office:value-type="float" office:value="140042999038360">
                <text:p>14004299903836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461954885.10766">
                <text:p>1461954885.10766</text:p>
              </table:table-cell>
              <table:table-cell office:value-type="float" office:value="140042998059088">
                <text:p>14004299805908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461954885.10771">
                <text:p>1461954885.10771</text:p>
              </table:table-cell>
              <table:table-cell office:value-type="float" office:value="140043001410720">
                <text:p>14004300141072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461954885.10772">
                <text:p>1461954885.10772</text:p>
              </table:table-cell>
              <table:table-cell office:value-type="float" office:value="140042998498048">
                <text:p>14004299849804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461954885.10772">
                <text:p>1461954885.10772</text:p>
              </table:table-cell>
              <table:table-cell office:value-type="float" office:value="140042997670144">
                <text:p>14004299767014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61954885.10772">
                <text:p>1461954885.10772</text:p>
              </table:table-cell>
              <table:table-cell office:value-type="float" office:value="140042998135328">
                <text:p>14004299813532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461954885.10775">
                <text:p>1461954885.10775</text:p>
              </table:table-cell>
              <table:table-cell office:value-type="float" office:value="140043001421940">
                <text:p>14004300142194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461954885.10775">
                <text:p>1461954885.10775</text:p>
              </table:table-cell>
              <table:table-cell office:value-type="float" office:value="140043001406096">
                <text:p>14004300140609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461954885.10776">
                <text:p>1461954885.10776</text:p>
              </table:table-cell>
              <table:table-cell office:value-type="float" office:value="140042998941305">
                <text:p>14004299894130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461954885.10777">
                <text:p>1461954885.10777</text:p>
              </table:table-cell>
              <table:table-cell office:value-type="float" office:value="140042998271040">
                <text:p>14004299827104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461954885.10783">
                <text:p>1461954885.10783</text:p>
              </table:table-cell>
              <table:table-cell office:value-type="float" office:value="140042998555552">
                <text:p>14004299855555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461954885.10784">
                <text:p>1461954885.10784</text:p>
              </table:table-cell>
              <table:table-cell office:value-type="float" office:value="18366472">
                <text:p>183664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461954885.10784">
                <text:p>1461954885.10784</text:p>
              </table:table-cell>
              <table:table-cell office:value-type="float" office:value="140042998437401">
                <text:p>14004299843740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461954885.10786">
                <text:p>1461954885.10786</text:p>
              </table:table-cell>
              <table:table-cell office:value-type="float" office:value="140042990256144">
                <text:p>14004299025614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461954885.10787">
                <text:p>1461954885.10787</text:p>
              </table:table-cell>
              <table:table-cell office:value-type="float" office:value="140042993323744">
                <text:p>14004299332374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461954885.10788">
                <text:p>1461954885.10788</text:p>
              </table:table-cell>
              <table:table-cell office:value-type="float" office:value="140042993355816">
                <text:p>14004299335581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61954885.10788">
                <text:p>1461954885.10788</text:p>
              </table:table-cell>
              <table:table-cell office:value-type="float" office:value="140042993491908">
                <text:p>14004299349190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61954885.10789">
                <text:p>1461954885.10789</text:p>
              </table:table-cell>
              <table:table-cell office:value-type="float" office:value="140042994880512">
                <text:p>14004299488051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461954885.10789">
                <text:p>1461954885.10789</text:p>
              </table:table-cell>
              <table:table-cell office:value-type="float" office:value="140042992076464">
                <text:p>14004299207646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461954885.1079">
                <text:p>1461954885.1079</text:p>
              </table:table-cell>
              <table:table-cell office:value-type="float" office:value="140042993092692">
                <text:p>14004299309269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461954885.10792">
                <text:p>1461954885.10792</text:p>
              </table:table-cell>
              <table:table-cell office:value-type="float" office:value="18370568">
                <text:p>1837056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61954885.10793">
                <text:p>1461954885.10793</text:p>
              </table:table-cell>
              <table:table-cell office:value-type="float" office:value="140043003293704">
                <text:p>14004300329370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61954885.10913">
                <text:p>1461954885.10913</text:p>
              </table:table-cell>
              <table:table-cell office:value-type="float" office:value="140043003297792">
                <text:p>14004300329779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461954885.10919">
                <text:p>1461954885.10919</text:p>
              </table:table-cell>
              <table:table-cell office:value-type="float" office:value="140043003301888">
                <text:p>14004300330188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461954885.10926">
                <text:p>1461954885.10926</text:p>
              </table:table-cell>
              <table:table-cell office:value-type="float" office:value="140043003305984">
                <text:p>14004300330598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461954885.10933">
                <text:p>1461954885.10933</text:p>
              </table:table-cell>
              <table:table-cell office:value-type="float" office:value="140043003310080">
                <text:p>14004300331008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461954885.1094">
                <text:p>1461954885.1094</text:p>
              </table:table-cell>
              <table:table-cell office:value-type="float" office:value="140043003314176">
                <text:p>14004300331417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61954885.10946">
                <text:p>1461954885.10946</text:p>
              </table:table-cell>
              <table:table-cell office:value-type="float" office:value="140043003318272">
                <text:p>14004300331827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461954885.10953">
                <text:p>1461954885.10953</text:p>
              </table:table-cell>
              <table:table-cell office:value-type="float" office:value="140043003322368">
                <text:p>14004300332236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461954885.10959">
                <text:p>1461954885.10959</text:p>
              </table:table-cell>
              <table:table-cell office:value-type="float" office:value="140043003326464">
                <text:p>14004300332646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461954885.10963">
                <text:p>1461954885.10963</text:p>
              </table:table-cell>
              <table:table-cell office:value-type="float" office:value="140043003330560">
                <text:p>14004300333056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461954885.10972">
                <text:p>1461954885.10972</text:p>
              </table:table-cell>
              <table:table-cell office:value-type="float" office:value="140043003334656">
                <text:p>14004300333465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461954885.10986">
                <text:p>1461954885.10986</text:p>
              </table:table-cell>
              <table:table-cell office:value-type="float" office:value="140043003338752">
                <text:p>14004300333875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461954885.10999">
                <text:p>1461954885.10999</text:p>
              </table:table-cell>
              <table:table-cell office:value-type="float" office:value="140043003342848">
                <text:p>14004300334284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461954885.11014">
                <text:p>1461954885.11014</text:p>
              </table:table-cell>
              <table:table-cell office:value-type="float" office:value="140043003346944">
                <text:p>14004300334694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461954885.11029">
                <text:p>1461954885.11029</text:p>
              </table:table-cell>
              <table:table-cell office:value-type="float" office:value="140043003351040">
                <text:p>14004300335104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461954885.11044">
                <text:p>1461954885.11044</text:p>
              </table:table-cell>
              <table:table-cell office:value-type="float" office:value="140043003355136">
                <text:p>14004300335513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461954885.11059">
                <text:p>1461954885.11059</text:p>
              </table:table-cell>
              <table:table-cell office:value-type="float" office:value="140043003359232">
                <text:p>14004300335923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461954885.11074">
                <text:p>1461954885.11074</text:p>
              </table:table-cell>
              <table:table-cell office:value-type="float" office:value="140043003363328">
                <text:p>14004300336332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461954885.11089">
                <text:p>1461954885.11089</text:p>
              </table:table-cell>
              <table:table-cell office:value-type="float" office:value="140043003367424">
                <text:p>14004300336742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461954885.11154">
                <text:p>1461954885.11154</text:p>
              </table:table-cell>
              <table:table-cell office:value-type="float" office:value="140043003371520">
                <text:p>14004300337152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61954885.11169">
                <text:p>1461954885.11169</text:p>
              </table:table-cell>
              <table:table-cell office:value-type="float" office:value="140043003375616">
                <text:p>14004300337561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461954885.11184">
                <text:p>1461954885.11184</text:p>
              </table:table-cell>
              <table:table-cell office:value-type="float" office:value="140043003379712">
                <text:p>14004300337971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461954885.11199">
                <text:p>1461954885.11199</text:p>
              </table:table-cell>
              <table:table-cell office:value-type="float" office:value="140043003383808">
                <text:p>14004300338380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461954885.11213">
                <text:p>1461954885.11213</text:p>
              </table:table-cell>
              <table:table-cell office:value-type="float" office:value="140043003387904">
                <text:p>14004300338790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461954885.11228">
                <text:p>1461954885.11228</text:p>
              </table:table-cell>
              <table:table-cell office:value-type="float" office:value="140043003392000">
                <text:p>1400430033920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461954885.11242">
                <text:p>1461954885.11242</text:p>
              </table:table-cell>
              <table:table-cell office:value-type="float" office:value="140043003396096">
                <text:p>14004300339609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61954885.11257">
                <text:p>1461954885.11257</text:p>
              </table:table-cell>
              <table:table-cell office:value-type="float" office:value="140043003400192">
                <text:p>14004300340019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461954885.11271">
                <text:p>1461954885.11271</text:p>
              </table:table-cell>
              <table:table-cell office:value-type="float" office:value="140043003404288">
                <text:p>14004300340428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461954885.11286">
                <text:p>1461954885.11286</text:p>
              </table:table-cell>
              <table:table-cell office:value-type="float" office:value="140043003408384">
                <text:p>14004300340838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461954885.113">
                <text:p>1461954885.113</text:p>
              </table:table-cell>
              <table:table-cell office:value-type="float" office:value="140043003412480">
                <text:p>14004300341248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461954885.11315">
                <text:p>1461954885.11315</text:p>
              </table:table-cell>
              <table:table-cell office:value-type="float" office:value="140043003416576">
                <text:p>14004300341657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461954885.11329">
                <text:p>1461954885.11329</text:p>
              </table:table-cell>
              <table:table-cell office:value-type="float" office:value="140043003420672">
                <text:p>14004300342067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461954885.11344">
                <text:p>1461954885.11344</text:p>
              </table:table-cell>
              <table:table-cell office:value-type="float" office:value="140043003424768">
                <text:p>14004300342476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461954885.11358">
                <text:p>1461954885.11358</text:p>
              </table:table-cell>
              <table:table-cell office:value-type="float" office:value="140043003428864">
                <text:p>14004300342886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461954885.11373">
                <text:p>1461954885.11373</text:p>
              </table:table-cell>
              <table:table-cell office:value-type="float" office:value="140043003432960">
                <text:p>14004300343296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461954885.11388">
                <text:p>1461954885.11388</text:p>
              </table:table-cell>
              <table:table-cell office:value-type="float" office:value="140043003437056">
                <text:p>14004300343705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61954885.11403">
                <text:p>1461954885.11403</text:p>
              </table:table-cell>
              <table:table-cell office:value-type="float" office:value="140043003441152">
                <text:p>14004300344115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61954885.11417">
                <text:p>1461954885.11417</text:p>
              </table:table-cell>
              <table:table-cell office:value-type="float" office:value="140043003445248">
                <text:p>14004300344524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461954885.11431">
                <text:p>1461954885.11431</text:p>
              </table:table-cell>
              <table:table-cell office:value-type="float" office:value="140043003449344">
                <text:p>14004300344934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461954885.11444">
                <text:p>1461954885.11444</text:p>
              </table:table-cell>
              <table:table-cell office:value-type="float" office:value="140043003625472">
                <text:p>14004300362547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461954885.11445">
                <text:p>1461954885.11445</text:p>
              </table:table-cell>
              <table:table-cell office:value-type="float" office:value="140042997927296">
                <text:p>14004299792729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61954885.11446">
                <text:p>1461954885.11446</text:p>
              </table:table-cell>
              <table:table-cell office:value-type="float" office:value="140042997921904">
                <text:p>14004299792190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61954885.11447">
                <text:p>1461954885.11447</text:p>
              </table:table-cell>
              <table:table-cell office:value-type="float" office:value="140043003621376">
                <text:p>14004300362137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461954885.17363">
                <text:p>1461954885.17363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461954885.17364">
                <text:p>1461954885.17364</text:p>
              </table:table-cell>
              <table:table-cell office:value-type="float" office:value="39286352">
                <text:p>3928635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461954885.17364">
                <text:p>1461954885.17364</text:p>
              </table:table-cell>
              <table:table-cell office:value-type="float" office:value="41073976">
                <text:p>4107397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461954885.17364">
                <text:p>1461954885.17364</text:p>
              </table:table-cell>
              <table:table-cell office:value-type="float" office:value="40884840">
                <text:p>4088484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461954885.17364">
                <text:p>1461954885.17364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461954885.17365">
                <text:p>1461954885.17365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61954885.17365">
                <text:p>1461954885.17365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461954885.17365">
                <text:p>1461954885.17365</text:p>
              </table:table-cell>
              <table:table-cell office:value-type="float" office:value="41178120">
                <text:p>4117812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461954885.17366">
                <text:p>1461954885.17366</text:p>
              </table:table-cell>
              <table:table-cell office:value-type="float" office:value="40310792">
                <text:p>4031079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61954885.17367">
                <text:p>1461954885.17367</text:p>
              </table:table-cell>
              <table:table-cell office:value-type="float" office:value="41185864">
                <text:p>4118586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461954885.17367">
                <text:p>1461954885.17367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61954885.17367">
                <text:p>1461954885.17367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461954885.17367">
                <text:p>1461954885.17367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61954885.17367">
                <text:p>1461954885.17367</text:p>
              </table:table-cell>
              <table:table-cell office:value-type="float" office:value="41237448">
                <text:p>4123744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61954885.17368">
                <text:p>1461954885.17368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61954885.17368">
                <text:p>1461954885.17368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461954885.17368">
                <text:p>1461954885.17368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461954885.17369">
                <text:p>1461954885.17369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461954885.17369">
                <text:p>1461954885.17369</text:p>
              </table:table-cell>
              <table:table-cell office:value-type="float" office:value="41150720">
                <text:p>4115072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461954885.1737">
                <text:p>1461954885.1737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61954885.1737">
                <text:p>1461954885.1737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461954885.17373">
                <text:p>1461954885.17373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461954885.17374">
                <text:p>1461954885.17374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461954885.17374">
                <text:p>1461954885.17374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461954885.17375">
                <text:p>1461954885.17375</text:p>
              </table:table-cell>
              <table:table-cell office:value-type="float" office:value="41127944">
                <text:p>4112794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461954885.17442">
                <text:p>1461954885.17442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461954885.17442">
                <text:p>1461954885.17442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61954885.17442">
                <text:p>1461954885.17442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461954885.17443">
                <text:p>1461954885.17443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461954885.17443">
                <text:p>1461954885.17443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461954885.17443">
                <text:p>1461954885.17443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461954885.17444">
                <text:p>1461954885.17444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61954885.17444">
                <text:p>1461954885.17444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461954885.17446">
                <text:p>1461954885.17446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461954885.17502">
                <text:p>1461954885.17502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461954887.97921">
                <text:p>1461954887.97921</text:p>
              </table:table-cell>
              <table:table-cell office:value-type="float" office:value="139947904819200">
                <text:p>1399479048192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461954887.97939">
                <text:p>1461954887.97939</text:p>
              </table:table-cell>
              <table:table-cell office:value-type="float" office:value="139947904819200">
                <text:p>1399479048192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461954887.97955">
                <text:p>1461954887.97955</text:p>
              </table:table-cell>
              <table:table-cell office:value-type="float" office:value="139947904819200">
                <text:p>1399479048192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461954895.29928">
                <text:p>1461954895.29928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461954895.71497">
                <text:p>1461954895.71497</text:p>
              </table:table-cell>
              <table:table-cell office:value-type="float" office:value="41167368">
                <text:p>4116736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461954895.715">
                <text:p>1461954895.715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461954895.71502">
                <text:p>1461954895.71502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61954895.71504">
                <text:p>1461954895.71504</text:p>
              </table:table-cell>
              <table:table-cell office:value-type="float" office:value="41030592">
                <text:p>4103059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461954895.71504">
                <text:p>1461954895.71504</text:p>
              </table:table-cell>
              <table:table-cell office:value-type="float" office:value="39571688">
                <text:p>3957168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461954895.71504">
                <text:p>1461954895.71504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461954895.71517">
                <text:p>1461954895.71517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461954895.71518">
                <text:p>1461954895.71518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461954895.71519">
                <text:p>1461954895.71519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461954895.71519">
                <text:p>1461954895.71519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461954895.71519">
                <text:p>1461954895.71519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461954895.7152">
                <text:p>1461954895.7152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461954895.7152">
                <text:p>1461954895.7152</text:p>
              </table:table-cell>
              <table:table-cell office:value-type="float" office:value="39610688">
                <text:p>3961068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461954895.71521">
                <text:p>1461954895.71521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461954895.71522">
                <text:p>1461954895.71522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461954895.71522">
                <text:p>1461954895.71522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461954895.71523">
                <text:p>1461954895.71523</text:p>
              </table:table-cell>
              <table:table-cell office:value-type="float" office:value="41231816">
                <text:p>4123181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461954895.71523">
                <text:p>1461954895.71523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461954895.71523">
                <text:p>1461954895.71523</text:p>
              </table:table-cell>
              <table:table-cell office:value-type="float" office:value="41178120">
                <text:p>4117812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461954895.71524">
                <text:p>1461954895.71524</text:p>
              </table:table-cell>
              <table:table-cell office:value-type="float" office:value="41129928">
                <text:p>4112992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461954895.71524">
                <text:p>1461954895.71524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461954895.71525">
                <text:p>1461954895.71525</text:p>
              </table:table-cell>
              <table:table-cell office:value-type="float" office:value="41237576">
                <text:p>4123757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461954895.71525">
                <text:p>1461954895.71525</text:p>
              </table:table-cell>
              <table:table-cell office:value-type="float" office:value="41123400">
                <text:p>411234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461954895.71525">
                <text:p>1461954895.71525</text:p>
              </table:table-cell>
              <table:table-cell office:value-type="float" office:value="39310920">
                <text:p>3931092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461954895.71526">
                <text:p>1461954895.71526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461954895.71526">
                <text:p>1461954895.71526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461954895.71528">
                <text:p>1461954895.71528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461954895.71528">
                <text:p>1461954895.71528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461954895.71529">
                <text:p>1461954895.71529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461954895.71529">
                <text:p>1461954895.71529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461954895.71529">
                <text:p>1461954895.71529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461954895.7153">
                <text:p>1461954895.7153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461954895.7153">
                <text:p>1461954895.7153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61954895.7153">
                <text:p>1461954895.7153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461954895.71531">
                <text:p>1461954895.71531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61954895.71531">
                <text:p>1461954895.71531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461954895.71532">
                <text:p>1461954895.71532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461954895.71532">
                <text:p>1461954895.71532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61954895.71532">
                <text:p>1461954895.71532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61954895.71533">
                <text:p>1461954895.71533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61954895.71533">
                <text:p>1461954895.71533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61954895.71535">
                <text:p>1461954895.71535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61954895.71536">
                <text:p>1461954895.71536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61954895.71536">
                <text:p>1461954895.71536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61954895.71536">
                <text:p>1461954895.71536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61954895.71537">
                <text:p>1461954895.71537</text:p>
              </table:table-cell>
              <table:table-cell office:value-type="float" office:value="4789472">
                <text:p>478947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61954895.71537">
                <text:p>1461954895.71537</text:p>
              </table:table-cell>
              <table:table-cell office:value-type="float" office:value="4637008">
                <text:p>463700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61954895.71537">
                <text:p>1461954895.71537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61954895.71538">
                <text:p>1461954895.71538</text:p>
              </table:table-cell>
              <table:table-cell office:value-type="float" office:value="4935904">
                <text:p>493590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61954895.71538">
                <text:p>1461954895.71538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61954895.71538">
                <text:p>1461954895.71538</text:p>
              </table:table-cell>
              <table:table-cell office:value-type="float" office:value="41186784">
                <text:p>4118678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61954895.71539">
                <text:p>1461954895.71539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61954895.71539">
                <text:p>1461954895.71539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61954895.7154">
                <text:p>1461954895.7154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61954895.71544">
                <text:p>1461954895.71544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61954895.71545">
                <text:p>1461954895.71545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61954895.71546">
                <text:p>1461954895.71546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61954895.71547">
                <text:p>1461954895.71547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61954895.71552">
                <text:p>1461954895.71552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61954895.71573">
                <text:p>1461954895.71573</text:p>
              </table:table-cell>
              <table:table-cell office:value-type="float" office:value="6312288">
                <text:p>631228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61954895.71576">
                <text:p>1461954895.71576</text:p>
              </table:table-cell>
              <table:table-cell office:value-type="float" office:value="139924154933220">
                <text:p>13992415493322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61954895.71578">
                <text:p>1461954895.71578</text:p>
              </table:table-cell>
              <table:table-cell office:value-type="float" office:value="140731762015193">
                <text:p>14073176201519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61954895.7158">
                <text:p>1461954895.7158</text:p>
              </table:table-cell>
              <table:table-cell office:value-type="float" office:value="139924152693456">
                <text:p>13992415269345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61954895.7158">
                <text:p>1461954895.7158</text:p>
              </table:table-cell>
              <table:table-cell office:value-type="float" office:value="139924154928752">
                <text:p>13992415492875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61954895.71581">
                <text:p>1461954895.71581</text:p>
              </table:table-cell>
              <table:table-cell office:value-type="float" office:value="139924154928280">
                <text:p>13992415492828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61954895.71581">
                <text:p>1461954895.71581</text:p>
              </table:table-cell>
              <table:table-cell office:value-type="float" office:value="139924152800572">
                <text:p>13992415280057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61954895.71582">
                <text:p>1461954895.71582</text:p>
              </table:table-cell>
              <table:table-cell office:value-type="float" office:value="139924154933624">
                <text:p>13992415493362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61954895.71583">
                <text:p>1461954895.71583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61954895.71584">
                <text:p>1461954895.71584</text:p>
              </table:table-cell>
              <table:table-cell office:value-type="float" office:value="6311464">
                <text:p>631146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61954895.71584">
                <text:p>1461954895.71584</text:p>
              </table:table-cell>
              <table:table-cell office:value-type="float" office:value="140731762982968">
                <text:p>14073176298296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61954895.71586">
                <text:p>1461954895.71586</text:p>
              </table:table-cell>
              <table:table-cell office:value-type="float" office:value="139924154916880">
                <text:p>13992415491688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61954895.71586">
                <text:p>1461954895.71586</text:p>
              </table:table-cell>
              <table:table-cell office:value-type="float" office:value="139924152756608">
                <text:p>13992415275660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61954895.71587">
                <text:p>1461954895.71587</text:p>
              </table:table-cell>
              <table:table-cell office:value-type="float" office:value="6311664">
                <text:p>631166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61954895.71588">
                <text:p>1461954895.71588</text:p>
              </table:table-cell>
              <table:table-cell office:value-type="float" office:value="140731762012156">
                <text:p>14073176201215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61954895.7159">
                <text:p>1461954895.7159</text:p>
              </table:table-cell>
              <table:table-cell office:value-type="float" office:value="139924154834944">
                <text:p>13992415483494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61954895.71591">
                <text:p>1461954895.71591</text:p>
              </table:table-cell>
              <table:table-cell office:value-type="float" office:value="139924154901705">
                <text:p>13992415490170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61954895.71593">
                <text:p>1461954895.71593</text:p>
              </table:table-cell>
              <table:table-cell office:value-type="float" office:value="139924154922144">
                <text:p>13992415492214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61954895.71596">
                <text:p>1461954895.71596</text:p>
              </table:table-cell>
              <table:table-cell office:value-type="float" office:value="139924152666272">
                <text:p>13992415266627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61954895.71597">
                <text:p>1461954895.71597</text:p>
              </table:table-cell>
              <table:table-cell office:value-type="float" office:value="139924152658848">
                <text:p>13992415265884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61954895.71597">
                <text:p>1461954895.71597</text:p>
              </table:table-cell>
              <table:table-cell office:value-type="float" office:value="139924152658936">
                <text:p>13992415265893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61954895.71598">
                <text:p>1461954895.71598</text:p>
              </table:table-cell>
              <table:table-cell office:value-type="float" office:value="139924148736696">
                <text:p>1399241487366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61954895.71599">
                <text:p>1461954895.71599</text:p>
              </table:table-cell>
              <table:table-cell office:value-type="float" office:value="139924148827452">
                <text:p>13992414882745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61954895.716">
                <text:p>1461954895.716</text:p>
              </table:table-cell>
              <table:table-cell office:value-type="float" office:value="139924154830856">
                <text:p>13992415483085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61954895.71602">
                <text:p>1461954895.71602</text:p>
              </table:table-cell>
              <table:table-cell office:value-type="float" office:value="139924154824512">
                <text:p>13992415482451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61954895.71603">
                <text:p>1461954895.71603</text:p>
              </table:table-cell>
              <table:table-cell office:value-type="float" office:value="139924154826752">
                <text:p>13992415482675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61954895.71603">
                <text:p>1461954895.71603</text:p>
              </table:table-cell>
              <table:table-cell office:value-type="float" office:value="139924152659976">
                <text:p>13992415265997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61954895.71603">
                <text:p>1461954895.71603</text:p>
              </table:table-cell>
              <table:table-cell office:value-type="float" office:value="139924152645440">
                <text:p>13992415264544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61954895.71604">
                <text:p>1461954895.71604</text:p>
              </table:table-cell>
              <table:table-cell office:value-type="float" office:value="139924152647752">
                <text:p>13992415264775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61954895.71605">
                <text:p>1461954895.71605</text:p>
              </table:table-cell>
              <table:table-cell office:value-type="float" office:value="139924152651776">
                <text:p>13992415265177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61954895.71605">
                <text:p>1461954895.71605</text:p>
              </table:table-cell>
              <table:table-cell office:value-type="float" office:value="139924148846592">
                <text:p>13992414884659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61954895.7161">
                <text:p>1461954895.7161</text:p>
              </table:table-cell>
              <table:table-cell office:value-type="float" office:value="139924149312864">
                <text:p>13992414931286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61954895.7161">
                <text:p>1461954895.7161</text:p>
              </table:table-cell>
              <table:table-cell office:value-type="float" office:value="139924152683520">
                <text:p>13992415268352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61954895.71611">
                <text:p>1461954895.71611</text:p>
              </table:table-cell>
              <table:table-cell office:value-type="float" office:value="139924152683524">
                <text:p>13992415268352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61954895.71612">
                <text:p>1461954895.71612</text:p>
              </table:table-cell>
              <table:table-cell office:value-type="float" office:value="139924149461952">
                <text:p>13992414946195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61954895.71613">
                <text:p>1461954895.71613</text:p>
              </table:table-cell>
              <table:table-cell office:value-type="float" office:value="139924150293830">
                <text:p>13992415029383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61954895.71613">
                <text:p>1461954895.71613</text:p>
              </table:table-cell>
              <table:table-cell office:value-type="float" office:value="139924150008096">
                <text:p>13992415000809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61954895.71618">
                <text:p>1461954895.71618</text:p>
              </table:table-cell>
              <table:table-cell office:value-type="float" office:value="139924152673440">
                <text:p>13992415267344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61954895.71618">
                <text:p>1461954895.71618</text:p>
              </table:table-cell>
              <table:table-cell office:value-type="float" office:value="139924149760768">
                <text:p>13992414976076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61954895.71619">
                <text:p>1461954895.71619</text:p>
              </table:table-cell>
              <table:table-cell office:value-type="float" office:value="139924149303232">
                <text:p>13992414930323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61954895.71619">
                <text:p>1461954895.71619</text:p>
              </table:table-cell>
              <table:table-cell office:value-type="float" office:value="139924148932864">
                <text:p>13992414893286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61954895.7162">
                <text:p>1461954895.7162</text:p>
              </table:table-cell>
              <table:table-cell office:value-type="float" office:value="139924149398048">
                <text:p>13992414939804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61954895.71621">
                <text:p>1461954895.71621</text:p>
              </table:table-cell>
              <table:table-cell office:value-type="float" office:value="139924150279824">
                <text:p>13992415027982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61954895.71623">
                <text:p>1461954895.71623</text:p>
              </table:table-cell>
              <table:table-cell office:value-type="float" office:value="139924148982976">
                <text:p>13992414898297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61954895.71623">
                <text:p>1461954895.71623</text:p>
              </table:table-cell>
              <table:table-cell office:value-type="float" office:value="139924152684660">
                <text:p>13992415268466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61954895.71623">
                <text:p>1461954895.71623</text:p>
              </table:table-cell>
              <table:table-cell office:value-type="float" office:value="139924152668816">
                <text:p>13992415266881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61954895.71624">
                <text:p>1461954895.71624</text:p>
              </table:table-cell>
              <table:table-cell office:value-type="float" office:value="139924150204025">
                <text:p>13992415020402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61954895.71625">
                <text:p>1461954895.71625</text:p>
              </table:table-cell>
              <table:table-cell office:value-type="float" office:value="139924149533760">
                <text:p>13992414953376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61954895.71631">
                <text:p>1461954895.71631</text:p>
              </table:table-cell>
              <table:table-cell office:value-type="float" office:value="139924149818272">
                <text:p>13992414981827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61954895.71632">
                <text:p>1461954895.71632</text:p>
              </table:table-cell>
              <table:table-cell office:value-type="float" office:value="13729800">
                <text:p>137298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61954895.71635">
                <text:p>1461954895.71635</text:p>
              </table:table-cell>
              <table:table-cell office:value-type="float" office:value="139924141518864">
                <text:p>13992414151886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61954895.71636">
                <text:p>1461954895.71636</text:p>
              </table:table-cell>
              <table:table-cell office:value-type="float" office:value="139924144586464">
                <text:p>13992414458646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61954895.71637">
                <text:p>1461954895.71637</text:p>
              </table:table-cell>
              <table:table-cell office:value-type="float" office:value="139924144618536">
                <text:p>13992414461853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61954895.71637">
                <text:p>1461954895.71637</text:p>
              </table:table-cell>
              <table:table-cell office:value-type="float" office:value="139924144754628">
                <text:p>13992414475462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1954895.71638">
                <text:p>1461954895.71638</text:p>
              </table:table-cell>
              <table:table-cell office:value-type="float" office:value="139924146143232">
                <text:p>13992414614323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954895.71638">
                <text:p>1461954895.71638</text:p>
              </table:table-cell>
              <table:table-cell office:value-type="float" office:value="139924143339184">
                <text:p>13992414333918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954895.71639">
                <text:p>1461954895.71639</text:p>
              </table:table-cell>
              <table:table-cell office:value-type="float" office:value="139924144355412">
                <text:p>13992414435541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1954895.71641">
                <text:p>1461954895.71641</text:p>
              </table:table-cell>
              <table:table-cell office:value-type="float" office:value="13733896">
                <text:p>1373389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1954895.71642">
                <text:p>1461954895.71642</text:p>
              </table:table-cell>
              <table:table-cell office:value-type="float" office:value="139924149568176">
                <text:p>13992414956817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1954895.71643">
                <text:p>1461954895.71643</text:p>
              </table:table-cell>
              <table:table-cell office:value-type="float" office:value="139924154556424">
                <text:p>13992415455642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1954895.71772">
                <text:p>1461954895.71772</text:p>
              </table:table-cell>
              <table:table-cell office:value-type="float" office:value="139924154560512">
                <text:p>1399241545605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1954895.71779">
                <text:p>1461954895.71779</text:p>
              </table:table-cell>
              <table:table-cell office:value-type="float" office:value="139924154564608">
                <text:p>13992415456460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1954895.71786">
                <text:p>1461954895.71786</text:p>
              </table:table-cell>
              <table:table-cell office:value-type="float" office:value="139924154568704">
                <text:p>13992415456870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1954895.71794">
                <text:p>1461954895.71794</text:p>
              </table:table-cell>
              <table:table-cell office:value-type="float" office:value="139924154572800">
                <text:p>1399241545728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1954895.71801">
                <text:p>1461954895.71801</text:p>
              </table:table-cell>
              <table:table-cell office:value-type="float" office:value="139924154576896">
                <text:p>13992415457689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61954895.71808">
                <text:p>1461954895.71808</text:p>
              </table:table-cell>
              <table:table-cell office:value-type="float" office:value="139924154580992">
                <text:p>13992415458099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61954895.71816">
                <text:p>1461954895.71816</text:p>
              </table:table-cell>
              <table:table-cell office:value-type="float" office:value="139924154585088">
                <text:p>13992415458508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61954895.71822">
                <text:p>1461954895.71822</text:p>
              </table:table-cell>
              <table:table-cell office:value-type="float" office:value="139924154589184">
                <text:p>13992415458918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61954895.71826">
                <text:p>1461954895.71826</text:p>
              </table:table-cell>
              <table:table-cell office:value-type="float" office:value="139924154593280">
                <text:p>13992415459328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61954895.71835">
                <text:p>1461954895.71835</text:p>
              </table:table-cell>
              <table:table-cell office:value-type="float" office:value="139924154597376">
                <text:p>13992415459737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61954895.71851">
                <text:p>1461954895.71851</text:p>
              </table:table-cell>
              <table:table-cell office:value-type="float" office:value="139924154601472">
                <text:p>13992415460147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61954895.71866">
                <text:p>1461954895.71866</text:p>
              </table:table-cell>
              <table:table-cell office:value-type="float" office:value="139924154605568">
                <text:p>13992415460556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61954895.71882">
                <text:p>1461954895.71882</text:p>
              </table:table-cell>
              <table:table-cell office:value-type="float" office:value="139924154609664">
                <text:p>13992415460966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61954895.71898">
                <text:p>1461954895.71898</text:p>
              </table:table-cell>
              <table:table-cell office:value-type="float" office:value="139924154613760">
                <text:p>13992415461376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61954895.7197">
                <text:p>1461954895.7197</text:p>
              </table:table-cell>
              <table:table-cell office:value-type="float" office:value="139924154617856">
                <text:p>13992415461785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61954895.71987">
                <text:p>1461954895.71987</text:p>
              </table:table-cell>
              <table:table-cell office:value-type="float" office:value="139924154621952">
                <text:p>13992415462195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61954895.72003">
                <text:p>1461954895.72003</text:p>
              </table:table-cell>
              <table:table-cell office:value-type="float" office:value="139924154626048">
                <text:p>13992415462604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61954895.72019">
                <text:p>1461954895.72019</text:p>
              </table:table-cell>
              <table:table-cell office:value-type="float" office:value="139924154630144">
                <text:p>13992415463014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61954895.72036">
                <text:p>1461954895.72036</text:p>
              </table:table-cell>
              <table:table-cell office:value-type="float" office:value="139924154634240">
                <text:p>13992415463424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61954895.72051">
                <text:p>1461954895.72051</text:p>
              </table:table-cell>
              <table:table-cell office:value-type="float" office:value="139924154638336">
                <text:p>13992415463833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61954895.72068">
                <text:p>1461954895.72068</text:p>
              </table:table-cell>
              <table:table-cell office:value-type="float" office:value="139924154642432">
                <text:p>13992415464243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61954895.72084">
                <text:p>1461954895.72084</text:p>
              </table:table-cell>
              <table:table-cell office:value-type="float" office:value="139924154646528">
                <text:p>13992415464652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61954895.721">
                <text:p>1461954895.721</text:p>
              </table:table-cell>
              <table:table-cell office:value-type="float" office:value="139924154650624">
                <text:p>13992415465062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61954895.72116">
                <text:p>1461954895.72116</text:p>
              </table:table-cell>
              <table:table-cell office:value-type="float" office:value="139924154654720">
                <text:p>13992415465472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61954895.72132">
                <text:p>1461954895.72132</text:p>
              </table:table-cell>
              <table:table-cell office:value-type="float" office:value="139924154658816">
                <text:p>13992415465881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61954895.72147">
                <text:p>1461954895.72147</text:p>
              </table:table-cell>
              <table:table-cell office:value-type="float" office:value="139924154662912">
                <text:p>13992415466291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61954895.72163">
                <text:p>1461954895.72163</text:p>
              </table:table-cell>
              <table:table-cell office:value-type="float" office:value="139924154667008">
                <text:p>13992415466700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61954895.72179">
                <text:p>1461954895.72179</text:p>
              </table:table-cell>
              <table:table-cell office:value-type="float" office:value="139924154671104">
                <text:p>13992415467110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61954895.72194">
                <text:p>1461954895.72194</text:p>
              </table:table-cell>
              <table:table-cell office:value-type="float" office:value="139924154675200">
                <text:p>13992415467520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61954895.7221">
                <text:p>1461954895.7221</text:p>
              </table:table-cell>
              <table:table-cell office:value-type="float" office:value="139924154679296">
                <text:p>13992415467929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61954895.72226">
                <text:p>1461954895.72226</text:p>
              </table:table-cell>
              <table:table-cell office:value-type="float" office:value="139924154683392">
                <text:p>13992415468339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61954895.72242">
                <text:p>1461954895.72242</text:p>
              </table:table-cell>
              <table:table-cell office:value-type="float" office:value="139924154687488">
                <text:p>13992415468748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61954895.72257">
                <text:p>1461954895.72257</text:p>
              </table:table-cell>
              <table:table-cell office:value-type="float" office:value="139924154691584">
                <text:p>13992415469158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61954895.72274">
                <text:p>1461954895.72274</text:p>
              </table:table-cell>
              <table:table-cell office:value-type="float" office:value="139924154695680">
                <text:p>13992415469568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61954895.7229">
                <text:p>1461954895.7229</text:p>
              </table:table-cell>
              <table:table-cell office:value-type="float" office:value="139924154699776">
                <text:p>13992415469977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461954895.72319">
                <text:p>1461954895.72319</text:p>
              </table:table-cell>
              <table:table-cell office:value-type="float" office:value="139924154703872">
                <text:p>13992415470387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61954895.72335">
                <text:p>1461954895.72335</text:p>
              </table:table-cell>
              <table:table-cell office:value-type="float" office:value="139924154707968">
                <text:p>13992415470796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461954895.72351">
                <text:p>1461954895.72351</text:p>
              </table:table-cell>
              <table:table-cell office:value-type="float" office:value="139924154712064">
                <text:p>13992415471206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461954895.72365">
                <text:p>1461954895.72365</text:p>
              </table:table-cell>
              <table:table-cell office:value-type="float" office:value="139924154888192">
                <text:p>13992415488819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461954895.72366">
                <text:p>1461954895.72366</text:p>
              </table:table-cell>
              <table:table-cell office:value-type="float" office:value="139924149190016">
                <text:p>13992414919001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461954895.72367">
                <text:p>1461954895.72367</text:p>
              </table:table-cell>
              <table:table-cell office:value-type="float" office:value="139924154884096">
                <text:p>13992415488409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461954895.78647">
                <text:p>1461954895.78647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461954895.78648">
                <text:p>1461954895.78648</text:p>
              </table:table-cell>
              <table:table-cell office:value-type="float" office:value="40884832">
                <text:p>4088483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461954895.78648">
                <text:p>1461954895.78648</text:p>
              </table:table-cell>
              <table:table-cell office:value-type="float" office:value="39286360">
                <text:p>3928636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461954895.78648">
                <text:p>1461954895.78648</text:p>
              </table:table-cell>
              <table:table-cell office:value-type="float" office:value="41073976">
                <text:p>4107397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461954895.78649">
                <text:p>1461954895.78649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461954895.78649">
                <text:p>1461954895.78649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461954895.78649">
                <text:p>1461954895.78649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461954895.78649">
                <text:p>1461954895.78649</text:p>
              </table:table-cell>
              <table:table-cell office:value-type="float" office:value="39578632">
                <text:p>3957863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461954895.7865">
                <text:p>1461954895.7865</text:p>
              </table:table-cell>
              <table:table-cell office:value-type="float" office:value="39571688">
                <text:p>3957168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461954895.78651">
                <text:p>1461954895.78651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461954895.78651">
                <text:p>1461954895.78651</text:p>
              </table:table-cell>
              <table:table-cell office:value-type="float" office:value="41185864">
                <text:p>4118586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461954895.78651">
                <text:p>1461954895.78651</text:p>
              </table:table-cell>
              <table:table-cell office:value-type="float" office:value="40310792">
                <text:p>4031079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461954895.78651">
                <text:p>1461954895.78651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461954895.78652">
                <text:p>1461954895.78652</text:p>
              </table:table-cell>
              <table:table-cell office:value-type="float" office:value="41175784">
                <text:p>4117578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461954895.78652">
                <text:p>1461954895.78652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461954895.78652">
                <text:p>1461954895.78652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461954895.78652">
                <text:p>1461954895.78652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461954895.78653">
                <text:p>1461954895.78653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461954895.78653">
                <text:p>1461954895.78653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461954895.78654">
                <text:p>1461954895.78654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461954895.78655">
                <text:p>1461954895.78655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461954895.78657">
                <text:p>1461954895.78657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461954895.78658">
                <text:p>1461954895.78658</text:p>
              </table:table-cell>
              <table:table-cell office:value-type="float" office:value="41150728">
                <text:p>4115072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461954895.78658">
                <text:p>1461954895.78658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461954895.78658">
                <text:p>1461954895.78658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461954895.78728">
                <text:p>1461954895.78728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461954895.78729">
                <text:p>1461954895.78729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461954895.78729">
                <text:p>1461954895.78729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461954895.78729">
                <text:p>1461954895.78729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461954895.7873">
                <text:p>1461954895.7873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461954895.7873">
                <text:p>1461954895.7873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461954895.78731">
                <text:p>1461954895.78731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461954895.78731">
                <text:p>1461954895.78731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461954895.78732">
                <text:p>1461954895.78732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461954895.78733">
                <text:p>1461954895.78733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461954895.84649">
                <text:p>1461954895.84649</text:p>
              </table:table-cell>
              <table:table-cell office:value-type="float" office:value="140677428203520">
                <text:p>14067742820352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461954897.81169">
                <text:p>1461954897.81169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461954899.20371">
                <text:p>1461954899.20371</text:p>
              </table:table-cell>
              <table:table-cell office:value-type="float" office:value="41167368">
                <text:p>4116736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461954899.20372">
                <text:p>1461954899.20372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461954899.20374">
                <text:p>1461954899.20374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461954899.20375">
                <text:p>1461954899.20375</text:p>
              </table:table-cell>
              <table:table-cell office:value-type="float" office:value="41209104">
                <text:p>4120910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461954899.20376">
                <text:p>1461954899.20376</text:p>
              </table:table-cell>
              <table:table-cell office:value-type="float" office:value="41030600">
                <text:p>4103060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461954899.20376">
                <text:p>1461954899.20376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461954899.20389">
                <text:p>1461954899.20389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461954899.2039">
                <text:p>1461954899.2039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461954899.2039">
                <text:p>1461954899.2039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461954899.20391">
                <text:p>1461954899.20391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461954899.20391">
                <text:p>1461954899.20391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461954899.20392">
                <text:p>1461954899.20392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461954899.20392">
                <text:p>1461954899.20392</text:p>
              </table:table-cell>
              <table:table-cell office:value-type="float" office:value="41123392">
                <text:p>4112339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461954899.20393">
                <text:p>1461954899.20393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461954899.20393">
                <text:p>1461954899.20393</text:p>
              </table:table-cell>
              <table:table-cell office:value-type="float" office:value="41231816">
                <text:p>4123181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461954899.20394">
                <text:p>1461954899.20394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461954899.20394">
                <text:p>1461954899.20394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461954899.20395">
                <text:p>1461954899.20395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461954899.20395">
                <text:p>1461954899.20395</text:p>
              </table:table-cell>
              <table:table-cell office:value-type="float" office:value="39571688">
                <text:p>3957168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461954899.20396">
                <text:p>1461954899.20396</text:p>
              </table:table-cell>
              <table:table-cell office:value-type="float" office:value="41175656">
                <text:p>4117565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461954899.20396">
                <text:p>1461954899.20396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461954899.20396">
                <text:p>1461954899.20396</text:p>
              </table:table-cell>
              <table:table-cell office:value-type="float" office:value="41209096">
                <text:p>4120909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461954899.20397">
                <text:p>1461954899.20397</text:p>
              </table:table-cell>
              <table:table-cell office:value-type="float" office:value="39310920">
                <text:p>3931092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461954899.20397">
                <text:p>1461954899.20397</text:p>
              </table:table-cell>
              <table:table-cell office:value-type="float" office:value="39610696">
                <text:p>3961069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461954899.20397">
                <text:p>1461954899.20397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461954899.20398">
                <text:p>1461954899.20398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461954899.20399">
                <text:p>1461954899.20399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461954899.204">
                <text:p>1461954899.204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461954899.20401">
                <text:p>1461954899.20401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461954899.20401">
                <text:p>1461954899.20401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61954899.20401">
                <text:p>1461954899.20401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461954899.20402">
                <text:p>1461954899.20402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461954899.20402">
                <text:p>1461954899.20402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461954899.20402">
                <text:p>1461954899.20402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461954899.20403">
                <text:p>1461954899.20403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461954899.20403">
                <text:p>1461954899.20403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461954899.20403">
                <text:p>1461954899.20403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461954899.20404">
                <text:p>1461954899.20404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461954899.20404">
                <text:p>1461954899.20404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461954899.20405">
                <text:p>1461954899.20405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461954899.20405">
                <text:p>1461954899.20405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461954899.20407">
                <text:p>1461954899.20407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461954899.20408">
                <text:p>1461954899.20408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461954899.20408">
                <text:p>1461954899.20408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461954899.20408">
                <text:p>1461954899.20408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461954899.20409">
                <text:p>1461954899.20409</text:p>
              </table:table-cell>
              <table:table-cell office:value-type="float" office:value="4789472">
                <text:p>478947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461954899.20409">
                <text:p>1461954899.20409</text:p>
              </table:table-cell>
              <table:table-cell office:value-type="float" office:value="4637008">
                <text:p>463700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461954899.20409">
                <text:p>1461954899.20409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461954899.2041">
                <text:p>1461954899.2041</text:p>
              </table:table-cell>
              <table:table-cell office:value-type="float" office:value="4935904">
                <text:p>493590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461954899.2041">
                <text:p>1461954899.2041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461954899.2041">
                <text:p>1461954899.2041</text:p>
              </table:table-cell>
              <table:table-cell office:value-type="float" office:value="41136768">
                <text:p>4113676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461954899.2041">
                <text:p>1461954899.2041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461954899.20411">
                <text:p>1461954899.20411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461954899.20412">
                <text:p>1461954899.20412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461954899.20412">
                <text:p>1461954899.20412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461954899.20412">
                <text:p>1461954899.20412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461954899.20414">
                <text:p>1461954899.20414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461954899.20414">
                <text:p>1461954899.20414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461954899.20418">
                <text:p>1461954899.20418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461954899.20431">
                <text:p>1461954899.20431</text:p>
              </table:table-cell>
              <table:table-cell office:value-type="float" office:value="6312288">
                <text:p>631228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461954899.20432">
                <text:p>1461954899.20432</text:p>
              </table:table-cell>
              <table:table-cell office:value-type="float" office:value="139745926365156">
                <text:p>13974592636515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461954899.20433">
                <text:p>1461954899.20433</text:p>
              </table:table-cell>
              <table:table-cell office:value-type="float" office:value="140725496931657">
                <text:p>14072549693165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461954899.20435">
                <text:p>1461954899.20435</text:p>
              </table:table-cell>
              <table:table-cell office:value-type="float" office:value="139745924125392">
                <text:p>13974592412539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461954899.20435">
                <text:p>1461954899.20435</text:p>
              </table:table-cell>
              <table:table-cell office:value-type="float" office:value="139745926360688">
                <text:p>13974592636068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461954899.20435">
                <text:p>1461954899.20435</text:p>
              </table:table-cell>
              <table:table-cell office:value-type="float" office:value="139745926360216">
                <text:p>13974592636021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461954899.20436">
                <text:p>1461954899.20436</text:p>
              </table:table-cell>
              <table:table-cell office:value-type="float" office:value="139745924232508">
                <text:p>13974592423250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461954899.20436">
                <text:p>1461954899.20436</text:p>
              </table:table-cell>
              <table:table-cell office:value-type="float" office:value="139745924215744">
                <text:p>13974592421574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461954899.20436">
                <text:p>1461954899.20436</text:p>
              </table:table-cell>
              <table:table-cell office:value-type="float" office:value="139745926365560">
                <text:p>13974592636556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461954899.20436">
                <text:p>1461954899.20436</text:p>
              </table:table-cell>
              <table:table-cell office:value-type="float" office:value="140725496930280">
                <text:p>14072549693028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61954899.20437">
                <text:p>1461954899.20437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461954899.20437">
                <text:p>1461954899.20437</text:p>
              </table:table-cell>
              <table:table-cell office:value-type="float" office:value="6311464">
                <text:p>631146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461954899.20437">
                <text:p>1461954899.20437</text:p>
              </table:table-cell>
              <table:table-cell office:value-type="float" office:value="140725498032184">
                <text:p>14072549803218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461954899.20439">
                <text:p>1461954899.20439</text:p>
              </table:table-cell>
              <table:table-cell office:value-type="float" office:value="139745926348816">
                <text:p>13974592634881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461954899.20439">
                <text:p>1461954899.20439</text:p>
              </table:table-cell>
              <table:table-cell office:value-type="float" office:value="6311664">
                <text:p>631166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461954899.20441">
                <text:p>1461954899.20441</text:p>
              </table:table-cell>
              <table:table-cell office:value-type="float" office:value="139745926266880">
                <text:p>13974592626688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461954899.20442">
                <text:p>1461954899.20442</text:p>
              </table:table-cell>
              <table:table-cell office:value-type="float" office:value="139745926333641">
                <text:p>13974592633364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461954899.20442">
                <text:p>1461954899.20442</text:p>
              </table:table-cell>
              <table:table-cell office:value-type="float" office:value="139745926354080">
                <text:p>13974592635408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461954899.20444">
                <text:p>1461954899.20444</text:p>
              </table:table-cell>
              <table:table-cell office:value-type="float" office:value="139745924098208">
                <text:p>13974592409820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461954899.20445">
                <text:p>1461954899.20445</text:p>
              </table:table-cell>
              <table:table-cell office:value-type="float" office:value="139745924090784">
                <text:p>13974592409078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461954899.20445">
                <text:p>1461954899.20445</text:p>
              </table:table-cell>
              <table:table-cell office:value-type="float" office:value="139745924090872">
                <text:p>13974592409087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461954899.20446">
                <text:p>1461954899.20446</text:p>
              </table:table-cell>
              <table:table-cell office:value-type="float" office:value="139745920168632">
                <text:p>13974592016863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461954899.20446">
                <text:p>1461954899.20446</text:p>
              </table:table-cell>
              <table:table-cell office:value-type="float" office:value="139745920259388">
                <text:p>13974592025938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461954899.20447">
                <text:p>1461954899.20447</text:p>
              </table:table-cell>
              <table:table-cell office:value-type="float" office:value="139745926262792">
                <text:p>13974592626279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461954899.20448">
                <text:p>1461954899.20448</text:p>
              </table:table-cell>
              <table:table-cell office:value-type="float" office:value="139745926256448">
                <text:p>13974592625644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461954899.20448">
                <text:p>1461954899.20448</text:p>
              </table:table-cell>
              <table:table-cell office:value-type="float" office:value="139745926258688">
                <text:p>13974592625868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461954899.20448">
                <text:p>1461954899.20448</text:p>
              </table:table-cell>
              <table:table-cell office:value-type="float" office:value="139745924091912">
                <text:p>13974592409191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461954899.20448">
                <text:p>1461954899.20448</text:p>
              </table:table-cell>
              <table:table-cell office:value-type="float" office:value="139745924077376">
                <text:p>13974592407737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461954899.20449">
                <text:p>1461954899.20449</text:p>
              </table:table-cell>
              <table:table-cell office:value-type="float" office:value="139745924079688">
                <text:p>13974592407968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461954899.20449">
                <text:p>1461954899.20449</text:p>
              </table:table-cell>
              <table:table-cell office:value-type="float" office:value="139745924083712">
                <text:p>13974592408371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461954899.2045">
                <text:p>1461954899.2045</text:p>
              </table:table-cell>
              <table:table-cell office:value-type="float" office:value="139745920286728">
                <text:p>13974592028672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461954899.20453">
                <text:p>1461954899.20453</text:p>
              </table:table-cell>
              <table:table-cell office:value-type="float" office:value="139745920744800">
                <text:p>1397459207448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461954899.20453">
                <text:p>1461954899.20453</text:p>
              </table:table-cell>
              <table:table-cell office:value-type="float" office:value="139745924115456">
                <text:p>13974592411545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461954899.20454">
                <text:p>1461954899.20454</text:p>
              </table:table-cell>
              <table:table-cell office:value-type="float" office:value="139745924115460">
                <text:p>13974592411546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461954899.20454">
                <text:p>1461954899.20454</text:p>
              </table:table-cell>
              <table:table-cell office:value-type="float" office:value="139745920893888">
                <text:p>13974592089388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461954899.20455">
                <text:p>1461954899.20455</text:p>
              </table:table-cell>
              <table:table-cell office:value-type="float" office:value="139745921725766">
                <text:p>13974592172576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461954899.20455">
                <text:p>1461954899.20455</text:p>
              </table:table-cell>
              <table:table-cell office:value-type="float" office:value="139745921440032">
                <text:p>1397459214400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461954899.20456">
                <text:p>1461954899.20456</text:p>
              </table:table-cell>
              <table:table-cell office:value-type="float" office:value="139745921733016">
                <text:p>13974592173301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461954899.20456">
                <text:p>1461954899.20456</text:p>
              </table:table-cell>
              <table:table-cell office:value-type="float" office:value="139745920753744">
                <text:p>13974592075374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461954899.20459">
                <text:p>1461954899.20459</text:p>
              </table:table-cell>
              <table:table-cell office:value-type="float" office:value="139745924105376">
                <text:p>13974592410537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461954899.20459">
                <text:p>1461954899.20459</text:p>
              </table:table-cell>
              <table:table-cell office:value-type="float" office:value="139745921192704">
                <text:p>13974592119270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461954899.20459">
                <text:p>1461954899.20459</text:p>
              </table:table-cell>
              <table:table-cell office:value-type="float" office:value="139745920364800">
                <text:p>13974592036480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461954899.2046">
                <text:p>1461954899.2046</text:p>
              </table:table-cell>
              <table:table-cell office:value-type="float" office:value="139745920829984">
                <text:p>13974592082998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461954899.20461">
                <text:p>1461954899.20461</text:p>
              </table:table-cell>
              <table:table-cell office:value-type="float" office:value="139745924116596">
                <text:p>13974592411659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461954899.20461">
                <text:p>1461954899.20461</text:p>
              </table:table-cell>
              <table:table-cell office:value-type="float" office:value="139745924100752">
                <text:p>13974592410075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461954899.20462">
                <text:p>1461954899.20462</text:p>
              </table:table-cell>
              <table:table-cell office:value-type="float" office:value="139745921635961">
                <text:p>13974592163596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461954899.20463">
                <text:p>1461954899.20463</text:p>
              </table:table-cell>
              <table:table-cell office:value-type="float" office:value="139745920965696">
                <text:p>13974592096569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461954899.20467">
                <text:p>1461954899.20467</text:p>
              </table:table-cell>
              <table:table-cell office:value-type="float" office:value="139745921250208">
                <text:p>13974592125020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461954899.20467">
                <text:p>1461954899.20467</text:p>
              </table:table-cell>
              <table:table-cell office:value-type="float" office:value="7737352">
                <text:p>773735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461954899.20468">
                <text:p>1461954899.20468</text:p>
              </table:table-cell>
              <table:table-cell office:value-type="float" office:value="139745921132057">
                <text:p>13974592113205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461954899.20469">
                <text:p>1461954899.20469</text:p>
              </table:table-cell>
              <table:table-cell office:value-type="float" office:value="139745912950800">
                <text:p>13974591295080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461954899.20469">
                <text:p>1461954899.20469</text:p>
              </table:table-cell>
              <table:table-cell office:value-type="float" office:value="139745916018400">
                <text:p>13974591601840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461954899.2047">
                <text:p>1461954899.2047</text:p>
              </table:table-cell>
              <table:table-cell office:value-type="float" office:value="139745916050472">
                <text:p>13974591605047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61954899.2047">
                <text:p>1461954899.2047</text:p>
              </table:table-cell>
              <table:table-cell office:value-type="float" office:value="139745916186564">
                <text:p>13974591618656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461954899.20471">
                <text:p>1461954899.20471</text:p>
              </table:table-cell>
              <table:table-cell office:value-type="float" office:value="139745917575168">
                <text:p>13974591757516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461954899.20471">
                <text:p>1461954899.20471</text:p>
              </table:table-cell>
              <table:table-cell office:value-type="float" office:value="139745914771120">
                <text:p>13974591477112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461954899.20471">
                <text:p>1461954899.20471</text:p>
              </table:table-cell>
              <table:table-cell office:value-type="float" office:value="139745915787348">
                <text:p>13974591578734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461954899.20472">
                <text:p>1461954899.20472</text:p>
              </table:table-cell>
              <table:table-cell office:value-type="float" office:value="7741448">
                <text:p>774144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461954899.20473">
                <text:p>1461954899.20473</text:p>
              </table:table-cell>
              <table:table-cell office:value-type="float" office:value="139745925988360">
                <text:p>13974592598836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461954899.20547">
                <text:p>1461954899.20547</text:p>
              </table:table-cell>
              <table:table-cell office:value-type="float" office:value="139745925992448">
                <text:p>13974592599244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461954899.20551">
                <text:p>1461954899.20551</text:p>
              </table:table-cell>
              <table:table-cell office:value-type="float" office:value="139745925996544">
                <text:p>13974592599654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461954899.20555">
                <text:p>1461954899.20555</text:p>
              </table:table-cell>
              <table:table-cell office:value-type="float" office:value="139745926000640">
                <text:p>13974592600064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461954899.2056">
                <text:p>1461954899.2056</text:p>
              </table:table-cell>
              <table:table-cell office:value-type="float" office:value="139745926004736">
                <text:p>13974592600473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461954899.20564">
                <text:p>1461954899.20564</text:p>
              </table:table-cell>
              <table:table-cell office:value-type="float" office:value="139745926008832">
                <text:p>13974592600883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461954899.20568">
                <text:p>1461954899.20568</text:p>
              </table:table-cell>
              <table:table-cell office:value-type="float" office:value="139745926012928">
                <text:p>13974592601292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461954899.20572">
                <text:p>1461954899.20572</text:p>
              </table:table-cell>
              <table:table-cell office:value-type="float" office:value="139745926017024">
                <text:p>13974592601702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461954899.20576">
                <text:p>1461954899.20576</text:p>
              </table:table-cell>
              <table:table-cell office:value-type="float" office:value="139745926021120">
                <text:p>13974592602112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461954899.20579">
                <text:p>1461954899.20579</text:p>
              </table:table-cell>
              <table:table-cell office:value-type="float" office:value="139745926025216">
                <text:p>13974592602521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461954899.20584">
                <text:p>1461954899.20584</text:p>
              </table:table-cell>
              <table:table-cell office:value-type="float" office:value="139745926029312">
                <text:p>13974592602931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461954899.20593">
                <text:p>1461954899.20593</text:p>
              </table:table-cell>
              <table:table-cell office:value-type="float" office:value="139745926033408">
                <text:p>13974592603340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461954899.20601">
                <text:p>1461954899.20601</text:p>
              </table:table-cell>
              <table:table-cell office:value-type="float" office:value="139745926037504">
                <text:p>13974592603750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461954899.2061">
                <text:p>1461954899.2061</text:p>
              </table:table-cell>
              <table:table-cell office:value-type="float" office:value="139745926041600">
                <text:p>13974592604160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461954899.20619">
                <text:p>1461954899.20619</text:p>
              </table:table-cell>
              <table:table-cell office:value-type="float" office:value="139745926045696">
                <text:p>13974592604569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461954899.20629">
                <text:p>1461954899.20629</text:p>
              </table:table-cell>
              <table:table-cell office:value-type="float" office:value="139745926049792">
                <text:p>13974592604979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461954899.20638">
                <text:p>1461954899.20638</text:p>
              </table:table-cell>
              <table:table-cell office:value-type="float" office:value="139745926053888">
                <text:p>13974592605388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61954899.20647">
                <text:p>1461954899.20647</text:p>
              </table:table-cell>
              <table:table-cell office:value-type="float" office:value="139745926057984">
                <text:p>13974592605798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461954899.20656">
                <text:p>1461954899.20656</text:p>
              </table:table-cell>
              <table:table-cell office:value-type="float" office:value="139745926062080">
                <text:p>13974592606208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461954899.20666">
                <text:p>1461954899.20666</text:p>
              </table:table-cell>
              <table:table-cell office:value-type="float" office:value="139745926066176">
                <text:p>13974592606617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461954899.20675">
                <text:p>1461954899.20675</text:p>
              </table:table-cell>
              <table:table-cell office:value-type="float" office:value="139745926070272">
                <text:p>13974592607027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461954899.20684">
                <text:p>1461954899.20684</text:p>
              </table:table-cell>
              <table:table-cell office:value-type="float" office:value="139745926074368">
                <text:p>13974592607436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461954899.20693">
                <text:p>1461954899.20693</text:p>
              </table:table-cell>
              <table:table-cell office:value-type="float" office:value="139745926078464">
                <text:p>13974592607846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461954899.20736">
                <text:p>1461954899.20736</text:p>
              </table:table-cell>
              <table:table-cell office:value-type="float" office:value="139745926082560">
                <text:p>13974592608256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461954899.20746">
                <text:p>1461954899.20746</text:p>
              </table:table-cell>
              <table:table-cell office:value-type="float" office:value="139745926086656">
                <text:p>13974592608665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461954899.20754">
                <text:p>1461954899.20754</text:p>
              </table:table-cell>
              <table:table-cell office:value-type="float" office:value="139745926090752">
                <text:p>13974592609075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461954899.20766">
                <text:p>1461954899.20766</text:p>
              </table:table-cell>
              <table:table-cell office:value-type="float" office:value="139745926094848">
                <text:p>13974592609484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461954899.20775">
                <text:p>1461954899.20775</text:p>
              </table:table-cell>
              <table:table-cell office:value-type="float" office:value="139745926098944">
                <text:p>13974592609894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461954899.20784">
                <text:p>1461954899.20784</text:p>
              </table:table-cell>
              <table:table-cell office:value-type="float" office:value="139745926103040">
                <text:p>13974592610304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461954899.20793">
                <text:p>1461954899.20793</text:p>
              </table:table-cell>
              <table:table-cell office:value-type="float" office:value="139745926107136">
                <text:p>13974592610713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461954899.20802">
                <text:p>1461954899.20802</text:p>
              </table:table-cell>
              <table:table-cell office:value-type="float" office:value="139745926111232">
                <text:p>13974592611123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461954899.20811">
                <text:p>1461954899.20811</text:p>
              </table:table-cell>
              <table:table-cell office:value-type="float" office:value="139745926115328">
                <text:p>13974592611532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461954899.2082">
                <text:p>1461954899.2082</text:p>
              </table:table-cell>
              <table:table-cell office:value-type="float" office:value="139745926119424">
                <text:p>13974592611942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461954899.20829">
                <text:p>1461954899.20829</text:p>
              </table:table-cell>
              <table:table-cell office:value-type="float" office:value="139745926123520">
                <text:p>13974592612352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461954899.20838">
                <text:p>1461954899.20838</text:p>
              </table:table-cell>
              <table:table-cell office:value-type="float" office:value="139745926127616">
                <text:p>13974592612761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461954899.20847">
                <text:p>1461954899.20847</text:p>
              </table:table-cell>
              <table:table-cell office:value-type="float" office:value="139745926131712">
                <text:p>13974592613171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461954899.20856">
                <text:p>1461954899.20856</text:p>
              </table:table-cell>
              <table:table-cell office:value-type="float" office:value="139745926135808">
                <text:p>13974592613580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461954899.20865">
                <text:p>1461954899.20865</text:p>
              </table:table-cell>
              <table:table-cell office:value-type="float" office:value="139745926139904">
                <text:p>13974592613990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61954899.20873">
                <text:p>1461954899.20873</text:p>
              </table:table-cell>
              <table:table-cell office:value-type="float" office:value="139745926144000">
                <text:p>13974592614400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461954899.20882">
                <text:p>1461954899.20882</text:p>
              </table:table-cell>
              <table:table-cell office:value-type="float" office:value="139745926320128">
                <text:p>13974592632012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461954899.20883">
                <text:p>1461954899.20883</text:p>
              </table:table-cell>
              <table:table-cell office:value-type="float" office:value="139745920621952">
                <text:p>13974592062195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461954899.20884">
                <text:p>1461954899.20884</text:p>
              </table:table-cell>
              <table:table-cell office:value-type="float" office:value="139745926316032">
                <text:p>13974592631603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461954899.26582">
                <text:p>1461954899.26582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461954899.26583">
                <text:p>1461954899.26583</text:p>
              </table:table-cell>
              <table:table-cell office:value-type="float" office:value="41073968">
                <text:p>4107396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461954899.26583">
                <text:p>1461954899.26583</text:p>
              </table:table-cell>
              <table:table-cell office:value-type="float" office:value="40884840">
                <text:p>4088484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461954899.26584">
                <text:p>1461954899.26584</text:p>
              </table:table-cell>
              <table:table-cell office:value-type="float" office:value="39286360">
                <text:p>3928636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461954899.26584">
                <text:p>1461954899.26584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461954899.26584">
                <text:p>1461954899.26584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461954899.26584">
                <text:p>1461954899.26584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461954899.26585">
                <text:p>1461954899.26585</text:p>
              </table:table-cell>
              <table:table-cell office:value-type="float" office:value="41178120">
                <text:p>4117812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461954899.26585">
                <text:p>1461954899.26585</text:p>
              </table:table-cell>
              <table:table-cell office:value-type="float" office:value="41030600">
                <text:p>4103060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461954899.26586">
                <text:p>1461954899.26586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461954899.26586">
                <text:p>1461954899.26586</text:p>
              </table:table-cell>
              <table:table-cell office:value-type="float" office:value="41185864">
                <text:p>4118586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461954899.26586">
                <text:p>1461954899.26586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461954899.26586">
                <text:p>1461954899.26586</text:p>
              </table:table-cell>
              <table:table-cell office:value-type="float" office:value="40310792">
                <text:p>4031079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461954899.26587">
                <text:p>1461954899.26587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461954899.26587">
                <text:p>1461954899.26587</text:p>
              </table:table-cell>
              <table:table-cell office:value-type="float" office:value="41237448">
                <text:p>4123744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461954899.26587">
                <text:p>1461954899.26587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461954899.26588">
                <text:p>1461954899.26588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461954899.26588">
                <text:p>1461954899.26588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461954899.26588">
                <text:p>1461954899.26588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461954899.26589">
                <text:p>1461954899.26589</text:p>
              </table:table-cell>
              <table:table-cell office:value-type="float" office:value="41150720">
                <text:p>4115072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461954899.26589">
                <text:p>1461954899.26589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461954899.2659">
                <text:p>1461954899.2659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461954899.26592">
                <text:p>1461954899.26592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461954899.26593">
                <text:p>1461954899.26593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461954899.26594">
                <text:p>1461954899.26594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461954899.26594">
                <text:p>1461954899.26594</text:p>
              </table:table-cell>
              <table:table-cell office:value-type="float" office:value="41127944">
                <text:p>4112794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461954899.26661">
                <text:p>1461954899.26661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461954899.26661">
                <text:p>1461954899.26661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461954899.26662">
                <text:p>1461954899.26662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461954899.26662">
                <text:p>1461954899.26662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461954899.26662">
                <text:p>1461954899.26662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461954899.26663">
                <text:p>1461954899.26663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461954899.26664">
                <text:p>1461954899.26664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461954899.26664">
                <text:p>1461954899.26664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461954899.26665">
                <text:p>1461954899.26665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461954899.26666">
                <text:p>1461954899.26666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461954901.95726">
                <text:p>1461954901.95726</text:p>
              </table:table-cell>
              <table:table-cell office:value-type="float" office:value="139995071086592">
                <text:p>13999507108659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461954901.95733">
                <text:p>1461954901.95733</text:p>
              </table:table-cell>
              <table:table-cell office:value-type="float" office:value="139995071086592">
                <text:p>13999507108659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461954902.89895">
                <text:p>1461954902.89895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461954905.66847">
                <text:p>1461954905.66847</text:p>
              </table:table-cell>
              <table:table-cell office:value-type="float" office:value="41167368">
                <text:p>4116736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461954905.66848">
                <text:p>1461954905.66848</text:p>
              </table:table-cell>
              <table:table-cell office:value-type="float" office:value="39576552">
                <text:p>3957655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461954905.66849">
                <text:p>1461954905.66849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461954905.66852">
                <text:p>1461954905.66852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461954905.66854">
                <text:p>1461954905.66854</text:p>
              </table:table-cell>
              <table:table-cell office:value-type="float" office:value="41136768">
                <text:p>4113676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461954905.66855">
                <text:p>1461954905.66855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461954905.66874">
                <text:p>1461954905.66874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461954905.66875">
                <text:p>1461954905.66875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461954905.66876">
                <text:p>1461954905.66876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461954905.66876">
                <text:p>1461954905.66876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461954905.66877">
                <text:p>1461954905.66877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461954905.66878">
                <text:p>1461954905.66878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461954905.66878">
                <text:p>1461954905.66878</text:p>
              </table:table-cell>
              <table:table-cell office:value-type="float" office:value="39310912">
                <text:p>3931091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461954905.6688">
                <text:p>1461954905.6688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461954905.6688">
                <text:p>1461954905.6688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461954905.66881">
                <text:p>1461954905.66881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461954905.66882">
                <text:p>1461954905.66882</text:p>
              </table:table-cell>
              <table:table-cell office:value-type="float" office:value="41231816">
                <text:p>4123181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461954905.66882">
                <text:p>1461954905.66882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461954905.66883">
                <text:p>1461954905.66883</text:p>
              </table:table-cell>
              <table:table-cell office:value-type="float" office:value="41030600">
                <text:p>4103060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461954905.66884">
                <text:p>1461954905.66884</text:p>
              </table:table-cell>
              <table:table-cell office:value-type="float" office:value="41129928">
                <text:p>4112992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461954905.66884">
                <text:p>1461954905.66884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461954905.66885">
                <text:p>1461954905.66885</text:p>
              </table:table-cell>
              <table:table-cell office:value-type="float" office:value="41237576">
                <text:p>4123757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461954905.66885">
                <text:p>1461954905.66885</text:p>
              </table:table-cell>
              <table:table-cell office:value-type="float" office:value="39610696">
                <text:p>3961069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461954905.66886">
                <text:p>1461954905.66886</text:p>
              </table:table-cell>
              <table:table-cell office:value-type="float" office:value="41123400">
                <text:p>4112340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461954905.66887">
                <text:p>1461954905.66887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61954905.66888">
                <text:p>1461954905.66888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461954905.6689">
                <text:p>1461954905.6689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461954905.6689">
                <text:p>1461954905.6689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461954905.66892">
                <text:p>1461954905.66892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461954905.66892">
                <text:p>1461954905.66892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461954905.66893">
                <text:p>1461954905.66893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461954905.66893">
                <text:p>1461954905.66893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461954905.66894">
                <text:p>1461954905.66894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461954905.66894">
                <text:p>1461954905.66894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461954905.66895">
                <text:p>1461954905.66895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461954905.66896">
                <text:p>1461954905.66896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461954905.66896">
                <text:p>1461954905.66896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461954905.66897">
                <text:p>1461954905.66897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461954905.66897">
                <text:p>1461954905.66897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461954905.66898">
                <text:p>1461954905.66898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461954905.66899">
                <text:p>1461954905.66899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461954905.66901">
                <text:p>1461954905.66901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461954905.66902">
                <text:p>1461954905.66902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461954905.66903">
                <text:p>1461954905.66903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461954905.66903">
                <text:p>1461954905.66903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461954905.66904">
                <text:p>1461954905.66904</text:p>
              </table:table-cell>
              <table:table-cell office:value-type="float" office:value="4789472">
                <text:p>478947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461954905.66905">
                <text:p>1461954905.66905</text:p>
              </table:table-cell>
              <table:table-cell office:value-type="float" office:value="4637008">
                <text:p>463700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461954905.66905">
                <text:p>1461954905.66905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461954905.66906">
                <text:p>1461954905.66906</text:p>
              </table:table-cell>
              <table:table-cell office:value-type="float" office:value="4935904">
                <text:p>493590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461954905.66906">
                <text:p>1461954905.66906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461954905.66907">
                <text:p>1461954905.66907</text:p>
              </table:table-cell>
              <table:table-cell office:value-type="float" office:value="41047200">
                <text:p>4104720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461954905.66908">
                <text:p>1461954905.66908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461954905.66908">
                <text:p>1461954905.66908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461954905.66909">
                <text:p>1461954905.66909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461954905.6691">
                <text:p>1461954905.6691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461954905.66911">
                <text:p>1461954905.66911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61954905.66911">
                <text:p>1461954905.66911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461954905.66912">
                <text:p>1461954905.66912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461954905.66918">
                <text:p>1461954905.66918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461954905.66939">
                <text:p>1461954905.66939</text:p>
              </table:table-cell>
              <table:table-cell office:value-type="float" office:value="6312288">
                <text:p>631228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461954905.66942">
                <text:p>1461954905.66942</text:p>
              </table:table-cell>
              <table:table-cell office:value-type="float" office:value="139624999948260">
                <text:p>13962499994826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461954905.66944">
                <text:p>1461954905.66944</text:p>
              </table:table-cell>
              <table:table-cell office:value-type="float" office:value="140725341079065">
                <text:p>14072534107906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461954905.66946">
                <text:p>1461954905.66946</text:p>
              </table:table-cell>
              <table:table-cell office:value-type="float" office:value="139624997708496">
                <text:p>13962499770849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461954905.66947">
                <text:p>1461954905.66947</text:p>
              </table:table-cell>
              <table:table-cell office:value-type="float" office:value="139624999943792">
                <text:p>13962499994379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61954905.66947">
                <text:p>1461954905.66947</text:p>
              </table:table-cell>
              <table:table-cell office:value-type="float" office:value="139624999943320">
                <text:p>13962499994332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461954905.66948">
                <text:p>1461954905.66948</text:p>
              </table:table-cell>
              <table:table-cell office:value-type="float" office:value="139624997815612">
                <text:p>13962499781561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461954905.66948">
                <text:p>1461954905.66948</text:p>
              </table:table-cell>
              <table:table-cell office:value-type="float" office:value="139624999948664">
                <text:p>13962499994866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461954905.66949">
                <text:p>1461954905.66949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461954905.6695">
                <text:p>1461954905.6695</text:p>
              </table:table-cell>
              <table:table-cell office:value-type="float" office:value="6311464">
                <text:p>631146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461954905.6695">
                <text:p>1461954905.6695</text:p>
              </table:table-cell>
              <table:table-cell office:value-type="float" office:value="140725341601848">
                <text:p>14072534160184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461954905.66951">
                <text:p>1461954905.66951</text:p>
              </table:table-cell>
              <table:table-cell office:value-type="float" office:value="140725341077160">
                <text:p>14072534107716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461954905.66952">
                <text:p>1461954905.66952</text:p>
              </table:table-cell>
              <table:table-cell office:value-type="float" office:value="139624999931920">
                <text:p>13962499993192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461954905.66953">
                <text:p>1461954905.66953</text:p>
              </table:table-cell>
              <table:table-cell office:value-type="float" office:value="139624997771648">
                <text:p>13962499777164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461954905.66953">
                <text:p>1461954905.66953</text:p>
              </table:table-cell>
              <table:table-cell office:value-type="float" office:value="6311664">
                <text:p>631166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461954905.66956">
                <text:p>1461954905.66956</text:p>
              </table:table-cell>
              <table:table-cell office:value-type="float" office:value="139624999849984">
                <text:p>13962499984998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461954905.66957">
                <text:p>1461954905.66957</text:p>
              </table:table-cell>
              <table:table-cell office:value-type="float" office:value="139624999916745">
                <text:p>13962499991674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461954905.66959">
                <text:p>1461954905.66959</text:p>
              </table:table-cell>
              <table:table-cell office:value-type="float" office:value="139624999937184">
                <text:p>13962499993718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461954905.66962">
                <text:p>1461954905.66962</text:p>
              </table:table-cell>
              <table:table-cell office:value-type="float" office:value="139624997681312">
                <text:p>13962499768131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461954905.66963">
                <text:p>1461954905.66963</text:p>
              </table:table-cell>
              <table:table-cell office:value-type="float" office:value="139624997673888">
                <text:p>13962499767388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461954905.66964">
                <text:p>1461954905.66964</text:p>
              </table:table-cell>
              <table:table-cell office:value-type="float" office:value="139624997673976">
                <text:p>13962499767397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461954905.66964">
                <text:p>1461954905.66964</text:p>
              </table:table-cell>
              <table:table-cell office:value-type="float" office:value="139624993751736">
                <text:p>13962499375173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461954905.66965">
                <text:p>1461954905.66965</text:p>
              </table:table-cell>
              <table:table-cell office:value-type="float" office:value="139624993842492">
                <text:p>13962499384249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461954905.66966">
                <text:p>1461954905.66966</text:p>
              </table:table-cell>
              <table:table-cell office:value-type="float" office:value="139624999845896">
                <text:p>13962499984589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461954905.66967">
                <text:p>1461954905.66967</text:p>
              </table:table-cell>
              <table:table-cell office:value-type="float" office:value="139624999839552">
                <text:p>13962499983955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461954905.66967">
                <text:p>1461954905.66967</text:p>
              </table:table-cell>
              <table:table-cell office:value-type="float" office:value="139624999841792">
                <text:p>13962499984179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461954905.66968">
                <text:p>1461954905.66968</text:p>
              </table:table-cell>
              <table:table-cell office:value-type="float" office:value="139624997675016">
                <text:p>13962499767501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461954905.66968">
                <text:p>1461954905.66968</text:p>
              </table:table-cell>
              <table:table-cell office:value-type="float" office:value="139624997660480">
                <text:p>13962499766048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461954905.66969">
                <text:p>1461954905.66969</text:p>
              </table:table-cell>
              <table:table-cell office:value-type="float" office:value="139624993849344">
                <text:p>13962499384934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461954905.6697">
                <text:p>1461954905.6697</text:p>
              </table:table-cell>
              <table:table-cell office:value-type="float" office:value="139624997662792">
                <text:p>13962499766279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461954905.6697">
                <text:p>1461954905.6697</text:p>
              </table:table-cell>
              <table:table-cell office:value-type="float" office:value="139624997666816">
                <text:p>13962499766681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461954905.66975">
                <text:p>1461954905.66975</text:p>
              </table:table-cell>
              <table:table-cell office:value-type="float" office:value="139624994327904">
                <text:p>13962499432790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461954905.66976">
                <text:p>1461954905.66976</text:p>
              </table:table-cell>
              <table:table-cell office:value-type="float" office:value="139624997698560">
                <text:p>13962499769856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461954905.66977">
                <text:p>1461954905.66977</text:p>
              </table:table-cell>
              <table:table-cell office:value-type="float" office:value="139624997698564">
                <text:p>13962499769856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461954905.66978">
                <text:p>1461954905.66978</text:p>
              </table:table-cell>
              <table:table-cell office:value-type="float" office:value="139624994476992">
                <text:p>13962499447699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461954905.66979">
                <text:p>1461954905.66979</text:p>
              </table:table-cell>
              <table:table-cell office:value-type="float" office:value="139624995308870">
                <text:p>13962499530887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461954905.66979">
                <text:p>1461954905.66979</text:p>
              </table:table-cell>
              <table:table-cell office:value-type="float" office:value="139624995023136">
                <text:p>13962499502313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461954905.66984">
                <text:p>1461954905.66984</text:p>
              </table:table-cell>
              <table:table-cell office:value-type="float" office:value="139624997688480">
                <text:p>13962499768848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461954905.66985">
                <text:p>1461954905.66985</text:p>
              </table:table-cell>
              <table:table-cell office:value-type="float" office:value="139624994775808">
                <text:p>13962499477580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461954905.66985">
                <text:p>1461954905.66985</text:p>
              </table:table-cell>
              <table:table-cell office:value-type="float" office:value="139624993947904">
                <text:p>13962499394790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461954905.66986">
                <text:p>1461954905.66986</text:p>
              </table:table-cell>
              <table:table-cell office:value-type="float" office:value="139624994413088">
                <text:p>13962499441308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461954905.66988">
                <text:p>1461954905.66988</text:p>
              </table:table-cell>
              <table:table-cell office:value-type="float" office:value="139624993998016">
                <text:p>13962499399801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461954905.66988">
                <text:p>1461954905.66988</text:p>
              </table:table-cell>
              <table:table-cell office:value-type="float" office:value="139624997699700">
                <text:p>13962499769970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461954905.66989">
                <text:p>1461954905.66989</text:p>
              </table:table-cell>
              <table:table-cell office:value-type="float" office:value="139624997683856">
                <text:p>13962499768385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461954905.66989">
                <text:p>1461954905.66989</text:p>
              </table:table-cell>
              <table:table-cell office:value-type="float" office:value="139624994304176">
                <text:p>13962499430417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461954905.6699">
                <text:p>1461954905.6699</text:p>
              </table:table-cell>
              <table:table-cell office:value-type="float" office:value="139624995219065">
                <text:p>13962499521906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61954905.66991">
                <text:p>1461954905.66991</text:p>
              </table:table-cell>
              <table:table-cell office:value-type="float" office:value="139624994548800">
                <text:p>13962499454880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461954905.66991">
                <text:p>1461954905.66991</text:p>
              </table:table-cell>
              <table:table-cell office:value-type="float" office:value="139624994741152">
                <text:p>13962499474115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461954905.66992">
                <text:p>1461954905.66992</text:p>
              </table:table-cell>
              <table:table-cell office:value-type="float" office:value="139624995227178">
                <text:p>13962499522717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461954905.66998">
                <text:p>1461954905.66998</text:p>
              </table:table-cell>
              <table:table-cell office:value-type="float" office:value="139624994833312">
                <text:p>13962499483331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461954905.66999">
                <text:p>1461954905.66999</text:p>
              </table:table-cell>
              <table:table-cell office:value-type="float" office:value="17600520">
                <text:p>1760052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461954905.67002">
                <text:p>1461954905.67002</text:p>
              </table:table-cell>
              <table:table-cell office:value-type="float" office:value="139624986533904">
                <text:p>13962498653390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461954905.67003">
                <text:p>1461954905.67003</text:p>
              </table:table-cell>
              <table:table-cell office:value-type="float" office:value="139624989601504">
                <text:p>13962498960150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461954905.67003">
                <text:p>1461954905.67003</text:p>
              </table:table-cell>
              <table:table-cell office:value-type="float" office:value="139624989769668">
                <text:p>13962498976966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461954905.67004">
                <text:p>1461954905.67004</text:p>
              </table:table-cell>
              <table:table-cell office:value-type="float" office:value="139624991158272">
                <text:p>13962499115827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461954905.67004">
                <text:p>1461954905.67004</text:p>
              </table:table-cell>
              <table:table-cell office:value-type="float" office:value="139624988354224">
                <text:p>13962498835422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461954905.67005">
                <text:p>1461954905.67005</text:p>
              </table:table-cell>
              <table:table-cell office:value-type="float" office:value="139624989370452">
                <text:p>13962498937045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461954905.67007">
                <text:p>1461954905.67007</text:p>
              </table:table-cell>
              <table:table-cell office:value-type="float" office:value="17604616">
                <text:p>1760461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461954905.67008">
                <text:p>1461954905.67008</text:p>
              </table:table-cell>
              <table:table-cell office:value-type="float" office:value="139624994583216">
                <text:p>13962499458321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461954905.67009">
                <text:p>1461954905.67009</text:p>
              </table:table-cell>
              <table:table-cell office:value-type="float" office:value="139624999571464">
                <text:p>13962499957146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461954905.67163">
                <text:p>1461954905.67163</text:p>
              </table:table-cell>
              <table:table-cell office:value-type="float" office:value="139624999575552">
                <text:p>13962499957555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461954905.6717">
                <text:p>1461954905.6717</text:p>
              </table:table-cell>
              <table:table-cell office:value-type="float" office:value="139624999579648">
                <text:p>13962499957964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461954905.67177">
                <text:p>1461954905.67177</text:p>
              </table:table-cell>
              <table:table-cell office:value-type="float" office:value="139624999583744">
                <text:p>13962499958374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461954905.67187">
                <text:p>1461954905.67187</text:p>
              </table:table-cell>
              <table:table-cell office:value-type="float" office:value="139624999587840">
                <text:p>13962499958784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461954905.67194">
                <text:p>1461954905.67194</text:p>
              </table:table-cell>
              <table:table-cell office:value-type="float" office:value="139624999591936">
                <text:p>13962499959193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461954905.67201">
                <text:p>1461954905.67201</text:p>
              </table:table-cell>
              <table:table-cell office:value-type="float" office:value="139624999596032">
                <text:p>13962499959603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461954905.67208">
                <text:p>1461954905.67208</text:p>
              </table:table-cell>
              <table:table-cell office:value-type="float" office:value="139624999600128">
                <text:p>13962499960012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461954905.67215">
                <text:p>1461954905.67215</text:p>
              </table:table-cell>
              <table:table-cell office:value-type="float" office:value="139624999604224">
                <text:p>13962499960422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461954905.67219">
                <text:p>1461954905.67219</text:p>
              </table:table-cell>
              <table:table-cell office:value-type="float" office:value="139624999608320">
                <text:p>13962499960832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461954905.67229">
                <text:p>1461954905.67229</text:p>
              </table:table-cell>
              <table:table-cell office:value-type="float" office:value="139624999612416">
                <text:p>13962499961241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461954905.67244">
                <text:p>1461954905.67244</text:p>
              </table:table-cell>
              <table:table-cell office:value-type="float" office:value="139624999616512">
                <text:p>13962499961651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461954905.67258">
                <text:p>1461954905.67258</text:p>
              </table:table-cell>
              <table:table-cell office:value-type="float" office:value="139624999620608">
                <text:p>13962499962060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461954905.67274">
                <text:p>1461954905.67274</text:p>
              </table:table-cell>
              <table:table-cell office:value-type="float" office:value="139624999624704">
                <text:p>13962499962470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461954905.6729">
                <text:p>1461954905.6729</text:p>
              </table:table-cell>
              <table:table-cell office:value-type="float" office:value="139624999628800">
                <text:p>13962499962880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461954905.67307">
                <text:p>1461954905.67307</text:p>
              </table:table-cell>
              <table:table-cell office:value-type="float" office:value="139624999632896">
                <text:p>13962499963289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461954905.67322">
                <text:p>1461954905.67322</text:p>
              </table:table-cell>
              <table:table-cell office:value-type="float" office:value="139624999636992">
                <text:p>13962499963699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461954905.67339">
                <text:p>1461954905.67339</text:p>
              </table:table-cell>
              <table:table-cell office:value-type="float" office:value="139624999641088">
                <text:p>13962499964108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461954905.67355">
                <text:p>1461954905.67355</text:p>
              </table:table-cell>
              <table:table-cell office:value-type="float" office:value="139624999645184">
                <text:p>13962499964518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461954905.67371">
                <text:p>1461954905.67371</text:p>
              </table:table-cell>
              <table:table-cell office:value-type="float" office:value="139624999649280">
                <text:p>13962499964928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461954905.67387">
                <text:p>1461954905.67387</text:p>
              </table:table-cell>
              <table:table-cell office:value-type="float" office:value="139624999653376">
                <text:p>13962499965337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461954905.67403">
                <text:p>1461954905.67403</text:p>
              </table:table-cell>
              <table:table-cell office:value-type="float" office:value="139624999657472">
                <text:p>13962499965747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461954905.6742">
                <text:p>1461954905.6742</text:p>
              </table:table-cell>
              <table:table-cell office:value-type="float" office:value="139624999661568">
                <text:p>13962499966156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61954905.67436">
                <text:p>1461954905.67436</text:p>
              </table:table-cell>
              <table:table-cell office:value-type="float" office:value="139624999665664">
                <text:p>13962499966566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461954905.67452">
                <text:p>1461954905.67452</text:p>
              </table:table-cell>
              <table:table-cell office:value-type="float" office:value="139624999669760">
                <text:p>13962499966976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461954905.67467">
                <text:p>1461954905.67467</text:p>
              </table:table-cell>
              <table:table-cell office:value-type="float" office:value="139624999673856">
                <text:p>13962499967385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461954905.67482">
                <text:p>1461954905.67482</text:p>
              </table:table-cell>
              <table:table-cell office:value-type="float" office:value="139624999677952">
                <text:p>13962499967795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461954905.67498">
                <text:p>1461954905.67498</text:p>
              </table:table-cell>
              <table:table-cell office:value-type="float" office:value="139624999682048">
                <text:p>13962499968204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461954905.67594">
                <text:p>1461954905.67594</text:p>
              </table:table-cell>
              <table:table-cell office:value-type="float" office:value="139624999686144">
                <text:p>13962499968614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461954905.67604">
                <text:p>1461954905.67604</text:p>
              </table:table-cell>
              <table:table-cell office:value-type="float" office:value="139624999690240">
                <text:p>13962499969024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461954905.67613">
                <text:p>1461954905.67613</text:p>
              </table:table-cell>
              <table:table-cell office:value-type="float" office:value="139624999694336">
                <text:p>13962499969433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461954905.67622">
                <text:p>1461954905.67622</text:p>
              </table:table-cell>
              <table:table-cell office:value-type="float" office:value="139624999698432">
                <text:p>13962499969843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461954905.67631">
                <text:p>1461954905.67631</text:p>
              </table:table-cell>
              <table:table-cell office:value-type="float" office:value="139624999702528">
                <text:p>13962499970252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461954905.67641">
                <text:p>1461954905.67641</text:p>
              </table:table-cell>
              <table:table-cell office:value-type="float" office:value="139624999706624">
                <text:p>13962499970662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461954905.6765">
                <text:p>1461954905.6765</text:p>
              </table:table-cell>
              <table:table-cell office:value-type="float" office:value="139624999710720">
                <text:p>13962499971072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461954905.67659">
                <text:p>1461954905.67659</text:p>
              </table:table-cell>
              <table:table-cell office:value-type="float" office:value="139624999714816">
                <text:p>13962499971481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461954905.67668">
                <text:p>1461954905.67668</text:p>
              </table:table-cell>
              <table:table-cell office:value-type="float" office:value="139624999718912">
                <text:p>13962499971891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461954905.67677">
                <text:p>1461954905.67677</text:p>
              </table:table-cell>
              <table:table-cell office:value-type="float" office:value="139624999723008">
                <text:p>13962499972300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461954905.67685">
                <text:p>1461954905.67685</text:p>
              </table:table-cell>
              <table:table-cell office:value-type="float" office:value="139624999727104">
                <text:p>13962499972710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461954905.67694">
                <text:p>1461954905.67694</text:p>
              </table:table-cell>
              <table:table-cell office:value-type="float" office:value="139624999903232">
                <text:p>13962499990323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461954905.67695">
                <text:p>1461954905.67695</text:p>
              </table:table-cell>
              <table:table-cell office:value-type="float" office:value="139624994205056">
                <text:p>13962499420505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461954905.67696">
                <text:p>1461954905.67696</text:p>
              </table:table-cell>
              <table:table-cell office:value-type="float" office:value="139624999899136">
                <text:p>13962499989913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461954905.73489">
                <text:p>1461954905.73489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461954905.7349">
                <text:p>1461954905.7349</text:p>
              </table:table-cell>
              <table:table-cell office:value-type="float" office:value="39286352">
                <text:p>3928635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461954905.7349">
                <text:p>1461954905.7349</text:p>
              </table:table-cell>
              <table:table-cell office:value-type="float" office:value="41073976">
                <text:p>4107397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461954905.7349">
                <text:p>1461954905.7349</text:p>
              </table:table-cell>
              <table:table-cell office:value-type="float" office:value="40884840">
                <text:p>4088484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461954905.73491">
                <text:p>1461954905.73491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461954905.73491">
                <text:p>1461954905.73491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461954905.73491">
                <text:p>1461954905.73491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461954905.73491">
                <text:p>1461954905.73491</text:p>
              </table:table-cell>
              <table:table-cell office:value-type="float" office:value="39571688">
                <text:p>3957168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461954905.73492">
                <text:p>1461954905.73492</text:p>
              </table:table-cell>
              <table:table-cell office:value-type="float" office:value="41186792">
                <text:p>4118679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461954905.73493">
                <text:p>1461954905.73493</text:p>
              </table:table-cell>
              <table:table-cell office:value-type="float" office:value="40310792">
                <text:p>4031079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461954905.73493">
                <text:p>1461954905.73493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461954905.73493">
                <text:p>1461954905.73493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461954905.73493">
                <text:p>1461954905.73493</text:p>
              </table:table-cell>
              <table:table-cell office:value-type="float" office:value="41175784">
                <text:p>4117578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461954905.73493">
                <text:p>1461954905.73493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461954905.73494">
                <text:p>1461954905.73494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461954905.73494">
                <text:p>1461954905.73494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461954905.73494">
                <text:p>1461954905.73494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461954905.73495">
                <text:p>1461954905.73495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461954905.73496">
                <text:p>1461954905.73496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461954905.73497">
                <text:p>1461954905.73497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461954905.73502">
                <text:p>1461954905.73502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61954905.73502">
                <text:p>1461954905.73502</text:p>
              </table:table-cell>
              <table:table-cell office:value-type="float" office:value="41150728">
                <text:p>4115072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461954905.73503">
                <text:p>1461954905.73503</text:p>
              </table:table-cell>
              <table:table-cell office:value-type="float" office:value="41178440">
                <text:p>4117844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461954905.73503">
                <text:p>1461954905.73503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461954905.73503">
                <text:p>1461954905.73503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461954905.73571">
                <text:p>1461954905.73571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461954905.73571">
                <text:p>1461954905.73571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461954905.73571">
                <text:p>1461954905.73571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461954905.73571">
                <text:p>1461954905.73571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461954905.73572">
                <text:p>1461954905.73572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461954905.73572">
                <text:p>1461954905.73572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461954905.73573">
                <text:p>1461954905.73573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461954905.73573">
                <text:p>1461954905.73573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461954905.73575">
                <text:p>1461954905.73575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461954905.73576">
                <text:p>1461954905.73576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461954905.90615">
                <text:p>1461954905.90615</text:p>
              </table:table-cell>
              <table:table-cell office:value-type="float" office:value="14311688">
                <text:p>1431168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461954908.94749">
                <text:p>1461954908.94749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461954909.07826">
                <text:p>1461954909.07826</text:p>
              </table:table-cell>
              <table:table-cell office:value-type="float" office:value="140011899487472">
                <text:p>14001189948747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461954909.07827">
                <text:p>1461954909.07827</text:p>
              </table:table-cell>
              <table:table-cell office:value-type="float" office:value="41250816">
                <text:p>4125081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461954909.07828">
                <text:p>1461954909.07828</text:p>
              </table:table-cell>
              <table:table-cell office:value-type="float" office:value="41283641">
                <text:p>4128364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461954909.07828">
                <text:p>1461954909.07828</text:p>
              </table:table-cell>
              <table:table-cell office:value-type="float" office:value="41283576">
                <text:p>4128357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461954909.07828">
                <text:p>1461954909.07828</text:p>
              </table:table-cell>
              <table:table-cell office:value-type="float" office:value="41254912">
                <text:p>4125491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461954909.07829">
                <text:p>1461954909.07829</text:p>
              </table:table-cell>
              <table:table-cell office:value-type="float" office:value="41259008">
                <text:p>4125900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461954909.07829">
                <text:p>1461954909.07829</text:p>
              </table:table-cell>
              <table:table-cell office:value-type="float" office:value="41263104">
                <text:p>4126310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461954909.07829">
                <text:p>1461954909.07829</text:p>
              </table:table-cell>
              <table:table-cell office:value-type="float" office:value="41267200">
                <text:p>4126720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461954909.07829">
                <text:p>1461954909.07829</text:p>
              </table:table-cell>
              <table:table-cell office:value-type="float" office:value="41271296">
                <text:p>4127129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461954909.0783">
                <text:p>1461954909.0783</text:p>
              </table:table-cell>
              <table:table-cell office:value-type="float" office:value="41275392">
                <text:p>4127539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461954909.07833">
                <text:p>1461954909.07833</text:p>
              </table:table-cell>
              <table:table-cell office:value-type="float" office:value="41166848">
                <text:p>4116684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461954915.52435">
                <text:p>1461954915.52435</text:p>
              </table:table-cell>
              <table:table-cell office:value-type="float" office:value="140048885603808">
                <text:p>14004888560380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461954915.52551">
                <text:p>1461954915.52551</text:p>
              </table:table-cell>
              <table:table-cell office:value-type="float" office:value="140048885606448">
                <text:p>14004888560644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461954927.68597">
                <text:p>1461954927.68597</text:p>
              </table:table-cell>
              <table:table-cell office:value-type="float" office:value="39576552">
                <text:p>3957655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461954927.68599">
                <text:p>1461954927.68599</text:p>
              </table:table-cell>
              <table:table-cell office:value-type="float" office:value="41126528">
                <text:p>4112652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461954927.686">
                <text:p>1461954927.686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461954927.68602">
                <text:p>1461954927.68602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461954927.68604">
                <text:p>1461954927.68604</text:p>
              </table:table-cell>
              <table:table-cell office:value-type="float" office:value="41209104">
                <text:p>4120910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461954927.68604">
                <text:p>1461954927.68604</text:p>
              </table:table-cell>
              <table:table-cell office:value-type="float" office:value="39615744">
                <text:p>3961574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461954927.68606">
                <text:p>1461954927.68606</text:p>
              </table:table-cell>
              <table:table-cell office:value-type="float" office:value="41136776">
                <text:p>4113677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461954927.68606">
                <text:p>1461954927.68606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461954927.68606">
                <text:p>1461954927.68606</text:p>
              </table:table-cell>
              <table:table-cell office:value-type="float" office:value="39583680">
                <text:p>3958368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461954927.68625">
                <text:p>1461954927.68625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461954927.68627">
                <text:p>1461954927.68627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461954927.68627">
                <text:p>1461954927.68627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461954927.68628">
                <text:p>1461954927.68628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461954927.68628">
                <text:p>1461954927.68628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461954927.68629">
                <text:p>1461954927.68629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461954927.6863">
                <text:p>1461954927.6863</text:p>
              </table:table-cell>
              <table:table-cell office:value-type="float" office:value="39582720">
                <text:p>3958272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461954927.68631">
                <text:p>1461954927.68631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461954927.68632">
                <text:p>1461954927.68632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461954927.68632">
                <text:p>1461954927.68632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461954927.68633">
                <text:p>1461954927.68633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461954927.68634">
                <text:p>1461954927.68634</text:p>
              </table:table-cell>
              <table:table-cell office:value-type="float" office:value="41150664">
                <text:p>4115066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461954927.68634">
                <text:p>1461954927.68634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461954927.68635">
                <text:p>1461954927.68635</text:p>
              </table:table-cell>
              <table:table-cell office:value-type="float" office:value="41175656">
                <text:p>4117565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461954927.68635">
                <text:p>1461954927.68635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461954927.68636">
                <text:p>1461954927.68636</text:p>
              </table:table-cell>
              <table:table-cell office:value-type="float" office:value="41209096">
                <text:p>4120909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461954927.68637">
                <text:p>1461954927.68637</text:p>
              </table:table-cell>
              <table:table-cell office:value-type="float" office:value="41127688">
                <text:p>4112768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461954927.68637">
                <text:p>1461954927.68637</text:p>
              </table:table-cell>
              <table:table-cell office:value-type="float" office:value="39615752">
                <text:p>3961575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461954927.68638">
                <text:p>1461954927.68638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461954927.68639">
                <text:p>1461954927.68639</text:p>
              </table:table-cell>
              <table:table-cell office:value-type="float" office:value="39311744">
                <text:p>3931174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461954927.68639">
                <text:p>1461954927.68639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461954927.6864">
                <text:p>1461954927.6864</text:p>
              </table:table-cell>
              <table:table-cell office:value-type="float" office:value="41121416">
                <text:p>4112141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461954927.68642">
                <text:p>1461954927.68642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461954927.68643">
                <text:p>1461954927.68643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461954927.68644">
                <text:p>1461954927.68644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461954927.68645">
                <text:p>1461954927.68645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461954927.68645">
                <text:p>1461954927.68645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461954927.68646">
                <text:p>1461954927.68646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461954927.68646">
                <text:p>1461954927.68646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461954927.68646">
                <text:p>1461954927.68646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461954927.68647">
                <text:p>1461954927.68647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461954927.68648">
                <text:p>1461954927.68648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461954927.68649">
                <text:p>1461954927.68649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461954927.68649">
                <text:p>1461954927.68649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461954927.6865">
                <text:p>1461954927.6865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461954927.68651">
                <text:p>1461954927.68651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461954927.68651">
                <text:p>1461954927.68651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461954927.68654">
                <text:p>1461954927.68654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461954927.68655">
                <text:p>1461954927.68655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461954927.68656">
                <text:p>1461954927.68656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461954927.68657">
                <text:p>1461954927.68657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461954927.68658">
                <text:p>1461954927.68658</text:p>
              </table:table-cell>
              <table:table-cell office:value-type="float" office:value="4651888">
                <text:p>465188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461954927.68659">
                <text:p>1461954927.68659</text:p>
              </table:table-cell>
              <table:table-cell office:value-type="float" office:value="4960480">
                <text:p>496048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461954927.68659">
                <text:p>1461954927.68659</text:p>
              </table:table-cell>
              <table:table-cell office:value-type="float" office:value="41129936">
                <text:p>4112993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461954927.6866">
                <text:p>1461954927.6866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461954927.6866">
                <text:p>1461954927.6866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461954927.68661">
                <text:p>1461954927.68661</text:p>
              </table:table-cell>
              <table:table-cell office:value-type="float" office:value="41136768">
                <text:p>4113676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461954927.68662">
                <text:p>1461954927.68662</text:p>
              </table:table-cell>
              <table:table-cell office:value-type="float" office:value="41237584">
                <text:p>4123758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461954927.68663">
                <text:p>1461954927.68663</text:p>
              </table:table-cell>
              <table:table-cell office:value-type="float" office:value="39301348">
                <text:p>3930134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461954927.68664">
                <text:p>1461954927.68664</text:p>
              </table:table-cell>
              <table:table-cell office:value-type="float" office:value="140011895846896">
                <text:p>14001189584689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461954927.68664">
                <text:p>1461954927.68664</text:p>
              </table:table-cell>
              <table:table-cell office:value-type="float" office:value="140011896221056">
                <text:p>14001189622105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461954927.68665">
                <text:p>1461954927.68665</text:p>
              </table:table-cell>
              <table:table-cell office:value-type="float" office:value="140011896819824">
                <text:p>14001189681982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461954927.68665">
                <text:p>1461954927.68665</text:p>
              </table:table-cell>
              <table:table-cell office:value-type="float" office:value="140011895715936">
                <text:p>14001189571593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461954927.68666">
                <text:p>1461954927.68666</text:p>
              </table:table-cell>
              <table:table-cell office:value-type="float" office:value="41204976">
                <text:p>4120497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461954927.68667">
                <text:p>1461954927.68667</text:p>
              </table:table-cell>
              <table:table-cell office:value-type="float" office:value="41047200">
                <text:p>4104720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461954927.68667">
                <text:p>1461954927.68667</text:p>
              </table:table-cell>
              <table:table-cell office:value-type="float" office:value="4803568">
                <text:p>480356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61954927.68668">
                <text:p>1461954927.68668</text:p>
              </table:table-cell>
              <table:table-cell office:value-type="float" office:value="39311744">
                <text:p>3931174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461954927.68668">
                <text:p>1461954927.68668</text:p>
              </table:table-cell>
              <table:table-cell office:value-type="float" office:value="140011896124864">
                <text:p>14001189612486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461954927.68668">
                <text:p>1461954927.68668</text:p>
              </table:table-cell>
              <table:table-cell office:value-type="float" office:value="39286800">
                <text:p>3928680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461954927.68669">
                <text:p>1461954927.68669</text:p>
              </table:table-cell>
              <table:table-cell office:value-type="float" office:value="41186144">
                <text:p>4118614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461954927.6867">
                <text:p>1461954927.6867</text:p>
              </table:table-cell>
              <table:table-cell office:value-type="float" office:value="39263176">
                <text:p>3926317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461954927.6867">
                <text:p>1461954927.6867</text:p>
              </table:table-cell>
              <table:table-cell office:value-type="float" office:value="4761616">
                <text:p>476161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461954927.68678">
                <text:p>1461954927.68678</text:p>
              </table:table-cell>
              <table:table-cell office:value-type="float" office:value="140011896014048">
                <text:p>14001189601404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461954927.68679">
                <text:p>1461954927.68679</text:p>
              </table:table-cell>
              <table:table-cell office:value-type="float" office:value="140011899479184">
                <text:p>14001189947918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461954927.6868">
                <text:p>1461954927.6868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461954927.68681">
                <text:p>1461954927.68681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461954927.68682">
                <text:p>1461954927.68682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461954927.68682">
                <text:p>1461954927.68682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461954927.68683">
                <text:p>1461954927.68683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461954927.68683">
                <text:p>1461954927.68683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461954927.68684">
                <text:p>1461954927.68684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461954927.68689">
                <text:p>1461954927.68689</text:p>
              </table:table-cell>
              <table:table-cell office:value-type="float" office:value="140737488351212">
                <text:p>14073748835121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461954927.68765">
                <text:p>1461954927.68765</text:p>
              </table:table-cell>
              <table:table-cell office:value-type="float" office:value="140677159063552">
                <text:p>14067715906355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461954927.69116">
                <text:p>1461954927.69116</text:p>
              </table:table-cell>
              <table:table-cell office:value-type="float" office:value="6295664">
                <text:p>629566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461954927.69119">
                <text:p>1461954927.69119</text:p>
              </table:table-cell>
              <table:table-cell office:value-type="float" office:value="140093338013668">
                <text:p>14009333801366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461954927.69121">
                <text:p>1461954927.69121</text:p>
              </table:table-cell>
              <table:table-cell office:value-type="float" office:value="140729393488633">
                <text:p>14072939348863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461954927.69123">
                <text:p>1461954927.69123</text:p>
              </table:table-cell>
              <table:table-cell office:value-type="float" office:value="140729393487792">
                <text:p>14072939348779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461954927.69124">
                <text:p>1461954927.69124</text:p>
              </table:table-cell>
              <table:table-cell office:value-type="float" office:value="140093335773904">
                <text:p>14009333577390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461954927.69124">
                <text:p>1461954927.69124</text:p>
              </table:table-cell>
              <table:table-cell office:value-type="float" office:value="140093338009200">
                <text:p>14009333800920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461954927.69125">
                <text:p>1461954927.69125</text:p>
              </table:table-cell>
              <table:table-cell office:value-type="float" office:value="140093338008728">
                <text:p>14009333800872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461954927.69125">
                <text:p>1461954927.69125</text:p>
              </table:table-cell>
              <table:table-cell office:value-type="float" office:value="140093335881020">
                <text:p>14009333588102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461954927.69126">
                <text:p>1461954927.69126</text:p>
              </table:table-cell>
              <table:table-cell office:value-type="float" office:value="140093338014072">
                <text:p>14009333801407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461954927.69127">
                <text:p>1461954927.69127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461954927.69127">
                <text:p>1461954927.69127</text:p>
              </table:table-cell>
              <table:table-cell office:value-type="float" office:value="6295080">
                <text:p>629508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461954927.69128">
                <text:p>1461954927.69128</text:p>
              </table:table-cell>
              <table:table-cell office:value-type="float" office:value="140729393885240">
                <text:p>14072939388524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461954927.6913">
                <text:p>1461954927.6913</text:p>
              </table:table-cell>
              <table:table-cell office:value-type="float" office:value="140093337997328">
                <text:p>14009333799732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461954927.6913">
                <text:p>1461954927.6913</text:p>
              </table:table-cell>
              <table:table-cell office:value-type="float" office:value="140093335837056">
                <text:p>14009333583705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61954927.6913">
                <text:p>1461954927.6913</text:p>
              </table:table-cell>
              <table:table-cell office:value-type="float" office:value="6295280">
                <text:p>629528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461954927.69133">
                <text:p>1461954927.69133</text:p>
              </table:table-cell>
              <table:table-cell office:value-type="float" office:value="140093337915392">
                <text:p>14009333791539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461954927.69134">
                <text:p>1461954927.69134</text:p>
              </table:table-cell>
              <table:table-cell office:value-type="float" office:value="140093337982153">
                <text:p>14009333798215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461954927.69136">
                <text:p>1461954927.69136</text:p>
              </table:table-cell>
              <table:table-cell office:value-type="float" office:value="140093338002592">
                <text:p>14009333800259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461954927.69139">
                <text:p>1461954927.69139</text:p>
              </table:table-cell>
              <table:table-cell office:value-type="float" office:value="140093335746720">
                <text:p>14009333574672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461954927.69141">
                <text:p>1461954927.69141</text:p>
              </table:table-cell>
              <table:table-cell office:value-type="float" office:value="140093335739296">
                <text:p>14009333573929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461954927.69141">
                <text:p>1461954927.69141</text:p>
              </table:table-cell>
              <table:table-cell office:value-type="float" office:value="140093335739384">
                <text:p>14009333573938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461954927.69142">
                <text:p>1461954927.69142</text:p>
              </table:table-cell>
              <table:table-cell office:value-type="float" office:value="140093331817144">
                <text:p>14009333181714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461954927.69142">
                <text:p>1461954927.69142</text:p>
              </table:table-cell>
              <table:table-cell office:value-type="float" office:value="140093331907900">
                <text:p>14009333190790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461954927.69144">
                <text:p>1461954927.69144</text:p>
              </table:table-cell>
              <table:table-cell office:value-type="float" office:value="140093337911304">
                <text:p>14009333791130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461954927.69145">
                <text:p>1461954927.69145</text:p>
              </table:table-cell>
              <table:table-cell office:value-type="float" office:value="140093337904960">
                <text:p>14009333790496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461954927.69145">
                <text:p>1461954927.69145</text:p>
              </table:table-cell>
              <table:table-cell office:value-type="float" office:value="140093337907200">
                <text:p>14009333790720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461954927.69146">
                <text:p>1461954927.69146</text:p>
              </table:table-cell>
              <table:table-cell office:value-type="float" office:value="140093335740424">
                <text:p>14009333574042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461954927.69146">
                <text:p>1461954927.69146</text:p>
              </table:table-cell>
              <table:table-cell office:value-type="float" office:value="140093335725888">
                <text:p>14009333572588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461954927.69147">
                <text:p>1461954927.69147</text:p>
              </table:table-cell>
              <table:table-cell office:value-type="float" office:value="140093335728200">
                <text:p>14009333572820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461954927.69147">
                <text:p>1461954927.69147</text:p>
              </table:table-cell>
              <table:table-cell office:value-type="float" office:value="140093335732224">
                <text:p>14009333573222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461954927.69148">
                <text:p>1461954927.69148</text:p>
              </table:table-cell>
              <table:table-cell office:value-type="float" office:value="140093331931136">
                <text:p>14009333193113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461954927.69153">
                <text:p>1461954927.69153</text:p>
              </table:table-cell>
              <table:table-cell office:value-type="float" office:value="140093332393312">
                <text:p>14009333239331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461954927.69153">
                <text:p>1461954927.69153</text:p>
              </table:table-cell>
              <table:table-cell office:value-type="float" office:value="140093335763968">
                <text:p>14009333576396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461954927.69154">
                <text:p>1461954927.69154</text:p>
              </table:table-cell>
              <table:table-cell office:value-type="float" office:value="140093335763972">
                <text:p>14009333576397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61954927.69155">
                <text:p>1461954927.69155</text:p>
              </table:table-cell>
              <table:table-cell office:value-type="float" office:value="140093332542400">
                <text:p>14009333254240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461954927.69156">
                <text:p>1461954927.69156</text:p>
              </table:table-cell>
              <table:table-cell office:value-type="float" office:value="140093333374278">
                <text:p>14009333337427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461954927.69156">
                <text:p>1461954927.69156</text:p>
              </table:table-cell>
              <table:table-cell office:value-type="float" office:value="140093333088544">
                <text:p>14009333308854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461954927.69161">
                <text:p>1461954927.69161</text:p>
              </table:table-cell>
              <table:table-cell office:value-type="float" office:value="140093335753888">
                <text:p>14009333575388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461954927.69162">
                <text:p>1461954927.69162</text:p>
              </table:table-cell>
              <table:table-cell office:value-type="float" office:value="140093332841216">
                <text:p>14009333284121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461954927.69162">
                <text:p>1461954927.69162</text:p>
              </table:table-cell>
              <table:table-cell office:value-type="float" office:value="140093332383680">
                <text:p>14009333238368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461954927.69163">
                <text:p>1461954927.69163</text:p>
              </table:table-cell>
              <table:table-cell office:value-type="float" office:value="140093332013312">
                <text:p>14009333201331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461954927.69163">
                <text:p>1461954927.69163</text:p>
              </table:table-cell>
              <table:table-cell office:value-type="float" office:value="140093332478496">
                <text:p>140093332478496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461954927.69164">
                <text:p>1461954927.69164</text:p>
              </table:table-cell>
              <table:table-cell office:value-type="float" office:value="140093333360272">
                <text:p>14009333336027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461954927.69166">
                <text:p>1461954927.69166</text:p>
              </table:table-cell>
              <table:table-cell office:value-type="float" office:value="140093332063424">
                <text:p>14009333206342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461954927.69166">
                <text:p>1461954927.69166</text:p>
              </table:table-cell>
              <table:table-cell office:value-type="float" office:value="140093335765108">
                <text:p>14009333576510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461954927.69167">
                <text:p>1461954927.69167</text:p>
              </table:table-cell>
              <table:table-cell office:value-type="float" office:value="140093335749264">
                <text:p>14009333574926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461954927.69167">
                <text:p>1461954927.69167</text:p>
              </table:table-cell>
              <table:table-cell office:value-type="float" office:value="140093332780560">
                <text:p>14009333278056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461954927.6917">
                <text:p>1461954927.6917</text:p>
              </table:table-cell>
              <table:table-cell office:value-type="float" office:value="140093332606208">
                <text:p>14009333260620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461954929.90083">
                <text:p>1461954929.90083</text:p>
              </table:table-cell>
              <table:table-cell office:value-type="float" office:value="14315560">
                <text:p>1431556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461954931.4136">
                <text:p>1461954931.4136</text:p>
              </table:table-cell>
              <table:table-cell office:value-type="float" office:value="140460276655328">
                <text:p>14046027665532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461954932.6918">
                <text:p>1461954932.6918</text:p>
              </table:table-cell>
              <table:table-cell office:value-type="float" office:value="140093332161536">
                <text:p>14009333216153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461954932.69182">
                <text:p>1461954932.69182</text:p>
              </table:table-cell>
              <table:table-cell office:value-type="float" office:value="140093332313584">
                <text:p>14009333231358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461954932.69183">
                <text:p>1461954932.69183</text:p>
              </table:table-cell>
              <table:table-cell office:value-type="float" office:value="140093337993216">
                <text:p>14009333799321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461954932.7022">
                <text:p>1461954932.7022</text:p>
              </table:table-cell>
              <table:table-cell office:value-type="float" office:value="140676693422328">
                <text:p>14067669342232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461954932.7022">
                <text:p>1461954932.7022</text:p>
              </table:table-cell>
              <table:table-cell office:value-type="float" office:value="140676693487880">
                <text:p>14067669348788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461954932.70221">
                <text:p>1461954932.70221</text:p>
              </table:table-cell>
              <table:table-cell office:value-type="float" office:value="140676693360640">
                <text:p>1406766933606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461954932.70221">
                <text:p>1461954932.70221</text:p>
              </table:table-cell>
              <table:table-cell office:value-type="float" office:value="140676693364736">
                <text:p>14067669336473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461954932.70221">
                <text:p>1461954932.70221</text:p>
              </table:table-cell>
              <table:table-cell office:value-type="float" office:value="140676693368832">
                <text:p>14067669336883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461954932.70222">
                <text:p>1461954932.70222</text:p>
              </table:table-cell>
              <table:table-cell office:value-type="float" office:value="140676693372928">
                <text:p>14067669337292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461954932.70222">
                <text:p>1461954932.70222</text:p>
              </table:table-cell>
              <table:table-cell office:value-type="float" office:value="140676693377024">
                <text:p>14067669337702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461954932.70222">
                <text:p>1461954932.70222</text:p>
              </table:table-cell>
              <table:table-cell office:value-type="float" office:value="140676693381120">
                <text:p>14067669338112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461954932.70222">
                <text:p>1461954932.70222</text:p>
              </table:table-cell>
              <table:table-cell office:value-type="float" office:value="140676693385216">
                <text:p>14067669338521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461954932.70223">
                <text:p>1461954932.70223</text:p>
              </table:table-cell>
              <table:table-cell office:value-type="float" office:value="140676693389312">
                <text:p>14067669338931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461954932.70223">
                <text:p>1461954932.70223</text:p>
              </table:table-cell>
              <table:table-cell office:value-type="float" office:value="140676693393408">
                <text:p>14067669339340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461954932.70223">
                <text:p>1461954932.70223</text:p>
              </table:table-cell>
              <table:table-cell office:value-type="float" office:value="140676693397504">
                <text:p>14067669339750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461954932.70224">
                <text:p>1461954932.70224</text:p>
              </table:table-cell>
              <table:table-cell office:value-type="float" office:value="140676693401600">
                <text:p>14067669340160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461954932.70225">
                <text:p>1461954932.70225</text:p>
              </table:table-cell>
              <table:table-cell office:value-type="float" office:value="140676693405696">
                <text:p>140676693405696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461954932.70225">
                <text:p>1461954932.70225</text:p>
              </table:table-cell>
              <table:table-cell office:value-type="float" office:value="140676693409792">
                <text:p>14067669340979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461954932.70225">
                <text:p>1461954932.70225</text:p>
              </table:table-cell>
              <table:table-cell office:value-type="float" office:value="140676693413888">
                <text:p>14067669341388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461954932.70225">
                <text:p>1461954932.70225</text:p>
              </table:table-cell>
              <table:table-cell office:value-type="float" office:value="140676693417984">
                <text:p>14067669341798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461954932.70226">
                <text:p>1461954932.70226</text:p>
              </table:table-cell>
              <table:table-cell office:value-type="float" office:value="140676693438720">
                <text:p>14067669343872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461954932.70226">
                <text:p>1461954932.70226</text:p>
              </table:table-cell>
              <table:table-cell office:value-type="float" office:value="140676693471488">
                <text:p>14067669347148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461954932.7039">
                <text:p>1461954932.7039</text:p>
              </table:table-cell>
              <table:table-cell office:value-type="float" office:value="140677159067648">
                <text:p>14067715906764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461954932.70552">
                <text:p>1461954932.70552</text:p>
              </table:table-cell>
              <table:table-cell office:value-type="float" office:value="140676697420024">
                <text:p>14067669742002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461954932.70555">
                <text:p>1461954932.70555</text:p>
              </table:table-cell>
              <table:table-cell office:value-type="float" office:value="140676697420072">
                <text:p>14067669742007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461954932.70565">
                <text:p>1461954932.70565</text:p>
              </table:table-cell>
              <table:table-cell office:value-type="float" office:value="140676693492072">
                <text:p>14067669349207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461954932.70567">
                <text:p>1461954932.70567</text:p>
              </table:table-cell>
              <table:table-cell office:value-type="float" office:value="140676693360640">
                <text:p>14067669336064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461954932.70567">
                <text:p>1461954932.70567</text:p>
              </table:table-cell>
              <table:table-cell office:value-type="float" office:value="140676693364736">
                <text:p>14067669336473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461954932.70567">
                <text:p>1461954932.70567</text:p>
              </table:table-cell>
              <table:table-cell office:value-type="float" office:value="140676693368832">
                <text:p>14067669336883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461954932.70567">
                <text:p>1461954932.70567</text:p>
              </table:table-cell>
              <table:table-cell office:value-type="float" office:value="140676693372928">
                <text:p>14067669337292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461954932.70567">
                <text:p>1461954932.70567</text:p>
              </table:table-cell>
              <table:table-cell office:value-type="float" office:value="140676693377024">
                <text:p>14067669337702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461954932.70568">
                <text:p>1461954932.70568</text:p>
              </table:table-cell>
              <table:table-cell office:value-type="float" office:value="140676693381120">
                <text:p>14067669338112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461954932.70568">
                <text:p>1461954932.70568</text:p>
              </table:table-cell>
              <table:table-cell office:value-type="float" office:value="140676693385216">
                <text:p>14067669338521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461954932.70568">
                <text:p>1461954932.70568</text:p>
              </table:table-cell>
              <table:table-cell office:value-type="float" office:value="140676693389312">
                <text:p>14067669338931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461954932.70568">
                <text:p>1461954932.70568</text:p>
              </table:table-cell>
              <table:table-cell office:value-type="float" office:value="140676693393408">
                <text:p>14067669339340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461954932.70568">
                <text:p>1461954932.70568</text:p>
              </table:table-cell>
              <table:table-cell office:value-type="float" office:value="140676693397504">
                <text:p>14067669339750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461954932.70569">
                <text:p>1461954932.70569</text:p>
              </table:table-cell>
              <table:table-cell office:value-type="float" office:value="140676693401600">
                <text:p>14067669340160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461954932.70569">
                <text:p>1461954932.70569</text:p>
              </table:table-cell>
              <table:table-cell office:value-type="float" office:value="140676693405696">
                <text:p>14067669340569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461954932.70569">
                <text:p>1461954932.70569</text:p>
              </table:table-cell>
              <table:table-cell office:value-type="float" office:value="140676693409792">
                <text:p>14067669340979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461954932.70569">
                <text:p>1461954932.70569</text:p>
              </table:table-cell>
              <table:table-cell office:value-type="float" office:value="140676693413888">
                <text:p>14067669341388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461954932.70569">
                <text:p>1461954932.70569</text:p>
              </table:table-cell>
              <table:table-cell office:value-type="float" office:value="140676693417984">
                <text:p>14067669341798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461954932.7057">
                <text:p>1461954932.7057</text:p>
              </table:table-cell>
              <table:table-cell office:value-type="float" office:value="140676693422080">
                <text:p>14067669342208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461954932.7057">
                <text:p>1461954932.7057</text:p>
              </table:table-cell>
              <table:table-cell office:value-type="float" office:value="140676693426176">
                <text:p>14067669342617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461954932.7057">
                <text:p>1461954932.7057</text:p>
              </table:table-cell>
              <table:table-cell office:value-type="float" office:value="140676693430272">
                <text:p>14067669343027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461954932.7057">
                <text:p>1461954932.7057</text:p>
              </table:table-cell>
              <table:table-cell office:value-type="float" office:value="140676693434368">
                <text:p>14067669343436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461954932.7057">
                <text:p>1461954932.7057</text:p>
              </table:table-cell>
              <table:table-cell office:value-type="float" office:value="140676693438464">
                <text:p>14067669343846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461954932.70571">
                <text:p>1461954932.70571</text:p>
              </table:table-cell>
              <table:table-cell office:value-type="float" office:value="140676693442560">
                <text:p>14067669344256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461954932.70571">
                <text:p>1461954932.70571</text:p>
              </table:table-cell>
              <table:table-cell office:value-type="float" office:value="140676693446656">
                <text:p>14067669344665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461954932.70571">
                <text:p>1461954932.70571</text:p>
              </table:table-cell>
              <table:table-cell office:value-type="float" office:value="140676693450752">
                <text:p>14067669345075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461954932.70572">
                <text:p>1461954932.70572</text:p>
              </table:table-cell>
              <table:table-cell office:value-type="float" office:value="140676693454848">
                <text:p>14067669345484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461954932.70572">
                <text:p>1461954932.70572</text:p>
              </table:table-cell>
              <table:table-cell office:value-type="float" office:value="140676693458944">
                <text:p>1406766934589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461954932.70572">
                <text:p>1461954932.70572</text:p>
              </table:table-cell>
              <table:table-cell office:value-type="float" office:value="140676693463040">
                <text:p>14067669346304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461954932.70572">
                <text:p>1461954932.70572</text:p>
              </table:table-cell>
              <table:table-cell office:value-type="float" office:value="140676693467136">
                <text:p>14067669346713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461954932.70573">
                <text:p>1461954932.70573</text:p>
              </table:table-cell>
              <table:table-cell office:value-type="float" office:value="140676693471232">
                <text:p>14067669347123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461954932.70573">
                <text:p>1461954932.70573</text:p>
              </table:table-cell>
              <table:table-cell office:value-type="float" office:value="140676693475328">
                <text:p>14067669347532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461954932.70573">
                <text:p>1461954932.70573</text:p>
              </table:table-cell>
              <table:table-cell office:value-type="float" office:value="140676693479424">
                <text:p>14067669347942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461954932.70574">
                <text:p>1461954932.70574</text:p>
              </table:table-cell>
              <table:table-cell office:value-type="float" office:value="140676693483520">
                <text:p>14067669348352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461954932.70574">
                <text:p>1461954932.70574</text:p>
              </table:table-cell>
              <table:table-cell office:value-type="float" office:value="140676693487616">
                <text:p>14067669348761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461954932.74338">
                <text:p>1461954932.74338</text:p>
              </table:table-cell>
              <table:table-cell office:value-type="float" office:value="140677429183908">
                <text:p>14067742918390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461954932.74339">
                <text:p>1461954932.74339</text:p>
              </table:table-cell>
              <table:table-cell office:value-type="float" office:value="140677429199626">
                <text:p>14067742919962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461954932.74339">
                <text:p>1461954932.74339</text:p>
              </table:table-cell>
              <table:table-cell office:value-type="float" office:value="140677429211872">
                <text:p>14067742921187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461954932.74339">
                <text:p>1461954932.74339</text:p>
              </table:table-cell>
              <table:table-cell office:value-type="float" office:value="140677429203152">
                <text:p>14067742920315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61954932.7434">
                <text:p>1461954932.7434</text:p>
              </table:table-cell>
              <table:table-cell office:value-type="float" office:value="140677429207152">
                <text:p>14067742920715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461954932.75428">
                <text:p>1461954932.75428</text:p>
              </table:table-cell>
              <table:table-cell office:value-type="float" office:value="140677159071744">
                <text:p>140677159071744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461954932.75463">
                <text:p>1461954932.75463</text:p>
              </table:table-cell>
              <table:table-cell office:value-type="float" office:value="140677025229672">
                <text:p>14067702522967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461954932.75464">
                <text:p>1461954932.75464</text:p>
              </table:table-cell>
              <table:table-cell office:value-type="float" office:value="140677025295224">
                <text:p>14067702529522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461954932.75464">
                <text:p>1461954932.75464</text:p>
              </table:table-cell>
              <table:table-cell office:value-type="float" office:value="140677025360776">
                <text:p>14067702536077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461954932.75465">
                <text:p>1461954932.75465</text:p>
              </table:table-cell>
              <table:table-cell office:value-type="float" office:value="140677025230848">
                <text:p>14067702523084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461954932.75465">
                <text:p>1461954932.75465</text:p>
              </table:table-cell>
              <table:table-cell office:value-type="float" office:value="140677025234944">
                <text:p>14067702523494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461954932.75465">
                <text:p>1461954932.75465</text:p>
              </table:table-cell>
              <table:table-cell office:value-type="float" office:value="140677025239040">
                <text:p>14067702523904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461954932.75465">
                <text:p>1461954932.75465</text:p>
              </table:table-cell>
              <table:table-cell office:value-type="float" office:value="140677025243136">
                <text:p>14067702524313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461954932.75466">
                <text:p>1461954932.75466</text:p>
              </table:table-cell>
              <table:table-cell office:value-type="float" office:value="140677025247232">
                <text:p>14067702524723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461954932.75466">
                <text:p>1461954932.75466</text:p>
              </table:table-cell>
              <table:table-cell office:value-type="float" office:value="140677025251328">
                <text:p>14067702525132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461954932.75466">
                <text:p>1461954932.75466</text:p>
              </table:table-cell>
              <table:table-cell office:value-type="float" office:value="140677025255424">
                <text:p>14067702525542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461954932.75466">
                <text:p>1461954932.75466</text:p>
              </table:table-cell>
              <table:table-cell office:value-type="float" office:value="140677025259520">
                <text:p>14067702525952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461954932.75467">
                <text:p>1461954932.75467</text:p>
              </table:table-cell>
              <table:table-cell office:value-type="float" office:value="140677025263616">
                <text:p>14067702526361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461954932.75467">
                <text:p>1461954932.75467</text:p>
              </table:table-cell>
              <table:table-cell office:value-type="float" office:value="140677025267712">
                <text:p>14067702526771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461954932.75467">
                <text:p>1461954932.75467</text:p>
              </table:table-cell>
              <table:table-cell office:value-type="float" office:value="140677025271808">
                <text:p>14067702527180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461954932.75467">
                <text:p>1461954932.75467</text:p>
              </table:table-cell>
              <table:table-cell office:value-type="float" office:value="140677025275904">
                <text:p>14067702527590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461954932.75468">
                <text:p>1461954932.75468</text:p>
              </table:table-cell>
              <table:table-cell office:value-type="float" office:value="140677025280000">
                <text:p>14067702528000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461954932.75468">
                <text:p>1461954932.75468</text:p>
              </table:table-cell>
              <table:table-cell office:value-type="float" office:value="140677025284096">
                <text:p>14067702528409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461954932.75468">
                <text:p>1461954932.75468</text:p>
              </table:table-cell>
              <table:table-cell office:value-type="float" office:value="140677025288192">
                <text:p>14067702528819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461954932.75469">
                <text:p>1461954932.75469</text:p>
              </table:table-cell>
              <table:table-cell office:value-type="float" office:value="140677025311616">
                <text:p>140677025311616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461954932.75469">
                <text:p>1461954932.75469</text:p>
              </table:table-cell>
              <table:table-cell office:value-type="float" office:value="140677025344384">
                <text:p>140677025344384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461954932.75471">
                <text:p>1461954932.75471</text:p>
              </table:table-cell>
              <table:table-cell office:value-type="float" office:value="140677025165312">
                <text:p>14067702516531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461954932.76303">
                <text:p>1461954932.76303</text:p>
              </table:table-cell>
              <table:table-cell office:value-type="float" office:value="140677428203520">
                <text:p>14067742820352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461954932.76593">
                <text:p>1461954932.76593</text:p>
              </table:table-cell>
              <table:table-cell office:value-type="float" office:value="140677428203520">
                <text:p>14067742820352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461954933.06683">
                <text:p>1461954933.06683</text:p>
              </table:table-cell>
              <table:table-cell office:value-type="float" office:value="140677159075840">
                <text:p>14067715907584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461954933.06869">
                <text:p>1461954933.06869</text:p>
              </table:table-cell>
              <table:table-cell office:value-type="float" office:value="140676425007272">
                <text:p>14067642500727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461954933.06898">
                <text:p>1461954933.06898</text:p>
              </table:table-cell>
              <table:table-cell office:value-type="float" office:value="140676420948168">
                <text:p>140676420948168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461954933.06898">
                <text:p>1461954933.06898</text:p>
              </table:table-cell>
              <table:table-cell office:value-type="float" office:value="140676421013720">
                <text:p>14067642101372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461954933.06899">
                <text:p>1461954933.06899</text:p>
              </table:table-cell>
              <table:table-cell office:value-type="float" office:value="140676421079272">
                <text:p>14067642107927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461954933.06899">
                <text:p>1461954933.06899</text:p>
              </table:table-cell>
              <table:table-cell office:value-type="float" office:value="140676420952064">
                <text:p>14067642095206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461954933.069">
                <text:p>1461954933.069</text:p>
              </table:table-cell>
              <table:table-cell office:value-type="float" office:value="140676420956160">
                <text:p>14067642095616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461954933.069">
                <text:p>1461954933.069</text:p>
              </table:table-cell>
              <table:table-cell office:value-type="float" office:value="140676420960256">
                <text:p>14067642096025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461954933.069">
                <text:p>1461954933.069</text:p>
              </table:table-cell>
              <table:table-cell office:value-type="float" office:value="140676420964352">
                <text:p>14067642096435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461954933.069">
                <text:p>1461954933.069</text:p>
              </table:table-cell>
              <table:table-cell office:value-type="float" office:value="140676420968448">
                <text:p>14067642096844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461954933.06901">
                <text:p>1461954933.06901</text:p>
              </table:table-cell>
              <table:table-cell office:value-type="float" office:value="140676420972544">
                <text:p>14067642097254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461954933.06901">
                <text:p>1461954933.06901</text:p>
              </table:table-cell>
              <table:table-cell office:value-type="float" office:value="140676420976640">
                <text:p>14067642097664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461954933.06901">
                <text:p>1461954933.06901</text:p>
              </table:table-cell>
              <table:table-cell office:value-type="float" office:value="140676420980736">
                <text:p>140676420980736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461954933.06902">
                <text:p>1461954933.06902</text:p>
              </table:table-cell>
              <table:table-cell office:value-type="float" office:value="140676420984832">
                <text:p>14067642098483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461954933.06902">
                <text:p>1461954933.06902</text:p>
              </table:table-cell>
              <table:table-cell office:value-type="float" office:value="140676420988928">
                <text:p>14067642098892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461954933.06902">
                <text:p>1461954933.06902</text:p>
              </table:table-cell>
              <table:table-cell office:value-type="float" office:value="140676420993024">
                <text:p>14067642099302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461954933.06903">
                <text:p>1461954933.06903</text:p>
              </table:table-cell>
              <table:table-cell office:value-type="float" office:value="140676420997120">
                <text:p>14067642099712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461954933.06903">
                <text:p>1461954933.06903</text:p>
              </table:table-cell>
              <table:table-cell office:value-type="float" office:value="140676421001216">
                <text:p>14067642100121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461954933.06903">
                <text:p>1461954933.06903</text:p>
              </table:table-cell>
              <table:table-cell office:value-type="float" office:value="140676421005312">
                <text:p>14067642100531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461954933.06904">
                <text:p>1461954933.06904</text:p>
              </table:table-cell>
              <table:table-cell office:value-type="float" office:value="140676421009408">
                <text:p>14067642100940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461954933.06905">
                <text:p>1461954933.06905</text:p>
              </table:table-cell>
              <table:table-cell office:value-type="float" office:value="140676421030112">
                <text:p>14067642103011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461954933.06905">
                <text:p>1461954933.06905</text:p>
              </table:table-cell>
              <table:table-cell office:value-type="float" office:value="140676421062880">
                <text:p>14067642106288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461954933.07605">
                <text:p>1461954933.07605</text:p>
              </table:table-cell>
              <table:table-cell office:value-type="float" office:value="140677428203520">
                <text:p>14067742820352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461954933.07616">
                <text:p>1461954933.07616</text:p>
              </table:table-cell>
              <table:table-cell office:value-type="float" office:value="140677428203520">
                <text:p>14067742820352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461954933.5832">
                <text:p>1461954933.5832</text:p>
              </table:table-cell>
              <table:table-cell office:value-type="float" office:value="140677159079936">
                <text:p>14067715907993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461954933.60359">
                <text:p>1461954933.60359</text:p>
              </table:table-cell>
              <table:table-cell office:value-type="float" office:value="140677025295224">
                <text:p>14067702529522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461954933.6036">
                <text:p>1461954933.6036</text:p>
              </table:table-cell>
              <table:table-cell office:value-type="float" office:value="140677025360776">
                <text:p>14067702536077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461954933.6036">
                <text:p>1461954933.6036</text:p>
              </table:table-cell>
              <table:table-cell office:value-type="float" office:value="140677025230848">
                <text:p>14067702523084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461954933.6036">
                <text:p>1461954933.6036</text:p>
              </table:table-cell>
              <table:table-cell office:value-type="float" office:value="140677025234944">
                <text:p>14067702523494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461954933.60362">
                <text:p>1461954933.60362</text:p>
              </table:table-cell>
              <table:table-cell office:value-type="float" office:value="140677025239040">
                <text:p>14067702523904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461954933.60362">
                <text:p>1461954933.60362</text:p>
              </table:table-cell>
              <table:table-cell office:value-type="float" office:value="140677025243136">
                <text:p>14067702524313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461954933.60362">
                <text:p>1461954933.60362</text:p>
              </table:table-cell>
              <table:table-cell office:value-type="float" office:value="140677025247232">
                <text:p>14067702524723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461954933.60363">
                <text:p>1461954933.60363</text:p>
              </table:table-cell>
              <table:table-cell office:value-type="float" office:value="140677025251328">
                <text:p>14067702525132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461954933.60363">
                <text:p>1461954933.60363</text:p>
              </table:table-cell>
              <table:table-cell office:value-type="float" office:value="140677025255424">
                <text:p>14067702525542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461954933.60363">
                <text:p>1461954933.60363</text:p>
              </table:table-cell>
              <table:table-cell office:value-type="float" office:value="140677025259520">
                <text:p>14067702525952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461954933.60363">
                <text:p>1461954933.60363</text:p>
              </table:table-cell>
              <table:table-cell office:value-type="float" office:value="140677025263616">
                <text:p>14067702526361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461954933.60364">
                <text:p>1461954933.60364</text:p>
              </table:table-cell>
              <table:table-cell office:value-type="float" office:value="140677025267712">
                <text:p>14067702526771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461954933.60364">
                <text:p>1461954933.60364</text:p>
              </table:table-cell>
              <table:table-cell office:value-type="float" office:value="140677025271808">
                <text:p>14067702527180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461954933.60364">
                <text:p>1461954933.60364</text:p>
              </table:table-cell>
              <table:table-cell office:value-type="float" office:value="140677025275904">
                <text:p>14067702527590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461954933.60365">
                <text:p>1461954933.60365</text:p>
              </table:table-cell>
              <table:table-cell office:value-type="float" office:value="140677025280000">
                <text:p>14067702528000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461954933.60365">
                <text:p>1461954933.60365</text:p>
              </table:table-cell>
              <table:table-cell office:value-type="float" office:value="140677025284096">
                <text:p>14067702528409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461954933.60365">
                <text:p>1461954933.60365</text:p>
              </table:table-cell>
              <table:table-cell office:value-type="float" office:value="140677025288192">
                <text:p>14067702528819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461954933.60366">
                <text:p>1461954933.60366</text:p>
              </table:table-cell>
              <table:table-cell office:value-type="float" office:value="140677025311616">
                <text:p>14067702531161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461954933.60366">
                <text:p>1461954933.60366</text:p>
              </table:table-cell>
              <table:table-cell office:value-type="float" office:value="140677025344384">
                <text:p>14067702534438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461954934.08399">
                <text:p>1461954934.08399</text:p>
              </table:table-cell>
              <table:table-cell office:value-type="float" office:value="140677159084032">
                <text:p>14067715908403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461954934.10824">
                <text:p>1461954934.10824</text:p>
              </table:table-cell>
              <table:table-cell office:value-type="float" office:value="140676690513768">
                <text:p>14067669051376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461954934.10887">
                <text:p>1461954934.10887</text:p>
              </table:table-cell>
              <table:table-cell office:value-type="float" office:value="140675899199524">
                <text:p>14067589919952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461954934.10889">
                <text:p>1461954934.10889</text:p>
              </table:table-cell>
              <table:table-cell office:value-type="float" office:value="140675899203620">
                <text:p>14067589920362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461954934.27538">
                <text:p>1461954934.27538</text:p>
              </table:table-cell>
              <table:table-cell office:value-type="float" office:value="140677159088128">
                <text:p>14067715908812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461954934.27565">
                <text:p>1461954934.27565</text:p>
              </table:table-cell>
              <table:table-cell office:value-type="float" office:value="140677428203520">
                <text:p>14067742820352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461954934.27576">
                <text:p>1461954934.27576</text:p>
              </table:table-cell>
              <table:table-cell office:value-type="float" office:value="140677428203520">
                <text:p>14067742820352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461954934.27707">
                <text:p>1461954934.27707</text:p>
              </table:table-cell>
              <table:table-cell office:value-type="float" office:value="140676120665848">
                <text:p>14067612066584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461954934.27707">
                <text:p>1461954934.27707</text:p>
              </table:table-cell>
              <table:table-cell office:value-type="float" office:value="140676120698716">
                <text:p>14067612069871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461954934.27708">
                <text:p>1461954934.27708</text:p>
              </table:table-cell>
              <table:table-cell office:value-type="float" office:value="140676120682316">
                <text:p>14067612068231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461954934.60213">
                <text:p>1461954934.60213</text:p>
              </table:table-cell>
              <table:table-cell office:value-type="float" office:value="140677159092224">
                <text:p>14067715909222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461954934.60331">
                <text:p>1461954934.60331</text:p>
              </table:table-cell>
              <table:table-cell office:value-type="float" office:value="140677159096320">
                <text:p>14067715909632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461954937.6986">
                <text:p>1461954937.6986</text:p>
              </table:table-cell>
              <table:table-cell office:value-type="float" office:value="140677159100416">
                <text:p>14067715910041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461954937.70951">
                <text:p>1461954937.70951</text:p>
              </table:table-cell>
              <table:table-cell office:value-type="float" office:value="140676697420024">
                <text:p>14067669742002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461954937.70955">
                <text:p>1461954937.70955</text:p>
              </table:table-cell>
              <table:table-cell office:value-type="float" office:value="140676697420072">
                <text:p>14067669742007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461954937.70967">
                <text:p>1461954937.70967</text:p>
              </table:table-cell>
              <table:table-cell office:value-type="float" office:value="140676693496168">
                <text:p>14067669349616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461954937.70969">
                <text:p>1461954937.70969</text:p>
              </table:table-cell>
              <table:table-cell office:value-type="float" office:value="140676693364736">
                <text:p>14067669336473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461954937.7097">
                <text:p>1461954937.7097</text:p>
              </table:table-cell>
              <table:table-cell office:value-type="float" office:value="140676693368832">
                <text:p>14067669336883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461954937.7097">
                <text:p>1461954937.7097</text:p>
              </table:table-cell>
              <table:table-cell office:value-type="float" office:value="140676693372928">
                <text:p>14067669337292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461954937.7097">
                <text:p>1461954937.7097</text:p>
              </table:table-cell>
              <table:table-cell office:value-type="float" office:value="140676693377024">
                <text:p>14067669337702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461954937.7097">
                <text:p>1461954937.7097</text:p>
              </table:table-cell>
              <table:table-cell office:value-type="float" office:value="140676693381120">
                <text:p>14067669338112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461954937.70971">
                <text:p>1461954937.70971</text:p>
              </table:table-cell>
              <table:table-cell office:value-type="float" office:value="140676693385216">
                <text:p>14067669338521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461954937.70971">
                <text:p>1461954937.70971</text:p>
              </table:table-cell>
              <table:table-cell office:value-type="float" office:value="140676693389312">
                <text:p>14067669338931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461954937.70971">
                <text:p>1461954937.70971</text:p>
              </table:table-cell>
              <table:table-cell office:value-type="float" office:value="140676693393408">
                <text:p>14067669339340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461954937.70971">
                <text:p>1461954937.70971</text:p>
              </table:table-cell>
              <table:table-cell office:value-type="float" office:value="140676693397504">
                <text:p>14067669339750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461954937.70972">
                <text:p>1461954937.70972</text:p>
              </table:table-cell>
              <table:table-cell office:value-type="float" office:value="140676693401600">
                <text:p>14067669340160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461954937.70972">
                <text:p>1461954937.70972</text:p>
              </table:table-cell>
              <table:table-cell office:value-type="float" office:value="140676693405696">
                <text:p>14067669340569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461954937.70972">
                <text:p>1461954937.70972</text:p>
              </table:table-cell>
              <table:table-cell office:value-type="float" office:value="140676693409792">
                <text:p>14067669340979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461954937.70973">
                <text:p>1461954937.70973</text:p>
              </table:table-cell>
              <table:table-cell office:value-type="float" office:value="140676693413888">
                <text:p>14067669341388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461954937.70973">
                <text:p>1461954937.70973</text:p>
              </table:table-cell>
              <table:table-cell office:value-type="float" office:value="140676693417984">
                <text:p>14067669341798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461954937.70973">
                <text:p>1461954937.70973</text:p>
              </table:table-cell>
              <table:table-cell office:value-type="float" office:value="140676693422080">
                <text:p>14067669342208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461954937.70973">
                <text:p>1461954937.70973</text:p>
              </table:table-cell>
              <table:table-cell office:value-type="float" office:value="140676693426176">
                <text:p>14067669342617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461954937.70974">
                <text:p>1461954937.70974</text:p>
              </table:table-cell>
              <table:table-cell office:value-type="float" office:value="140676693430272">
                <text:p>14067669343027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461954937.70974">
                <text:p>1461954937.70974</text:p>
              </table:table-cell>
              <table:table-cell office:value-type="float" office:value="140676693434368">
                <text:p>14067669343436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461954937.70974">
                <text:p>1461954937.70974</text:p>
              </table:table-cell>
              <table:table-cell office:value-type="float" office:value="140676693438464">
                <text:p>14067669343846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461954937.70975">
                <text:p>1461954937.70975</text:p>
              </table:table-cell>
              <table:table-cell office:value-type="float" office:value="140676693442560">
                <text:p>14067669344256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461954937.70975">
                <text:p>1461954937.70975</text:p>
              </table:table-cell>
              <table:table-cell office:value-type="float" office:value="140676693446656">
                <text:p>140676693446656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461954937.70975">
                <text:p>1461954937.70975</text:p>
              </table:table-cell>
              <table:table-cell office:value-type="float" office:value="140676693450752">
                <text:p>14067669345075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461954937.70975">
                <text:p>1461954937.70975</text:p>
              </table:table-cell>
              <table:table-cell office:value-type="float" office:value="140676693454848">
                <text:p>14067669345484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461954937.70976">
                <text:p>1461954937.70976</text:p>
              </table:table-cell>
              <table:table-cell office:value-type="float" office:value="140676693458944">
                <text:p>14067669345894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461954937.70976">
                <text:p>1461954937.70976</text:p>
              </table:table-cell>
              <table:table-cell office:value-type="float" office:value="140676693463040">
                <text:p>14067669346304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461954937.70976">
                <text:p>1461954937.70976</text:p>
              </table:table-cell>
              <table:table-cell office:value-type="float" office:value="140676693467136">
                <text:p>14067669346713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461954937.70976">
                <text:p>1461954937.70976</text:p>
              </table:table-cell>
              <table:table-cell office:value-type="float" office:value="140676693471232">
                <text:p>14067669347123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461954937.70977">
                <text:p>1461954937.70977</text:p>
              </table:table-cell>
              <table:table-cell office:value-type="float" office:value="140676693475328">
                <text:p>14067669347532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461954937.70977">
                <text:p>1461954937.70977</text:p>
              </table:table-cell>
              <table:table-cell office:value-type="float" office:value="140676693479424">
                <text:p>14067669347942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461954937.70977">
                <text:p>1461954937.70977</text:p>
              </table:table-cell>
              <table:table-cell office:value-type="float" office:value="140676693483520">
                <text:p>14067669348352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461954937.70978">
                <text:p>1461954937.70978</text:p>
              </table:table-cell>
              <table:table-cell office:value-type="float" office:value="140676693487616">
                <text:p>14067669348761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461954937.70978">
                <text:p>1461954937.70978</text:p>
              </table:table-cell>
              <table:table-cell office:value-type="float" office:value="140676693491712">
                <text:p>14067669349171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461954937.82752">
                <text:p>1461954937.82752</text:p>
              </table:table-cell>
              <table:table-cell office:value-type="float" office:value="140677025229640">
                <text:p>14067702522964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461954937.82753">
                <text:p>1461954937.82753</text:p>
              </table:table-cell>
              <table:table-cell office:value-type="float" office:value="140677025295192">
                <text:p>14067702529519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461954937.82753">
                <text:p>1461954937.82753</text:p>
              </table:table-cell>
              <table:table-cell office:value-type="float" office:value="140677025360744">
                <text:p>14067702536074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461954937.82754">
                <text:p>1461954937.82754</text:p>
              </table:table-cell>
              <table:table-cell office:value-type="float" office:value="140677025230848">
                <text:p>14067702523084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461954937.82754">
                <text:p>1461954937.82754</text:p>
              </table:table-cell>
              <table:table-cell office:value-type="float" office:value="140677025234944">
                <text:p>14067702523494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461954937.82754">
                <text:p>1461954937.82754</text:p>
              </table:table-cell>
              <table:table-cell office:value-type="float" office:value="140677025239040">
                <text:p>14067702523904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461954937.82755">
                <text:p>1461954937.82755</text:p>
              </table:table-cell>
              <table:table-cell office:value-type="float" office:value="140677025243136">
                <text:p>1406770252431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461954937.82755">
                <text:p>1461954937.82755</text:p>
              </table:table-cell>
              <table:table-cell office:value-type="float" office:value="140677025247232">
                <text:p>1406770252472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461954937.82755">
                <text:p>1461954937.82755</text:p>
              </table:table-cell>
              <table:table-cell office:value-type="float" office:value="140677025251328">
                <text:p>14067702525132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461954937.82755">
                <text:p>1461954937.82755</text:p>
              </table:table-cell>
              <table:table-cell office:value-type="float" office:value="140677025255424">
                <text:p>14067702525542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461954937.82756">
                <text:p>1461954937.82756</text:p>
              </table:table-cell>
              <table:table-cell office:value-type="float" office:value="140677025259520">
                <text:p>14067702525952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461954937.82756">
                <text:p>1461954937.82756</text:p>
              </table:table-cell>
              <table:table-cell office:value-type="float" office:value="140677025263616">
                <text:p>14067702526361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461954937.82756">
                <text:p>1461954937.82756</text:p>
              </table:table-cell>
              <table:table-cell office:value-type="float" office:value="140677025267712">
                <text:p>14067702526771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461954937.82756">
                <text:p>1461954937.82756</text:p>
              </table:table-cell>
              <table:table-cell office:value-type="float" office:value="140677025271808">
                <text:p>14067702527180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461954937.82757">
                <text:p>1461954937.82757</text:p>
              </table:table-cell>
              <table:table-cell office:value-type="float" office:value="140677025275904">
                <text:p>14067702527590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461954937.82757">
                <text:p>1461954937.82757</text:p>
              </table:table-cell>
              <table:table-cell office:value-type="float" office:value="140677025280000">
                <text:p>14067702528000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461954937.82758">
                <text:p>1461954937.82758</text:p>
              </table:table-cell>
              <table:table-cell office:value-type="float" office:value="140677025284096">
                <text:p>14067702528409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461954937.82758">
                <text:p>1461954937.82758</text:p>
              </table:table-cell>
              <table:table-cell office:value-type="float" office:value="140677025288192">
                <text:p>14067702528819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461954937.82759">
                <text:p>1461954937.82759</text:p>
              </table:table-cell>
              <table:table-cell office:value-type="float" office:value="140677025311584">
                <text:p>14067702531158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461954937.82759">
                <text:p>1461954937.82759</text:p>
              </table:table-cell>
              <table:table-cell office:value-type="float" office:value="140677025344352">
                <text:p>14067702534435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461954938.06983">
                <text:p>1461954938.06983</text:p>
              </table:table-cell>
              <table:table-cell office:value-type="float" office:value="140677159104512">
                <text:p>140677159104512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461954938.09021">
                <text:p>1461954938.09021</text:p>
              </table:table-cell>
              <table:table-cell office:value-type="float" office:value="140676425007272">
                <text:p>14067642500727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461954938.09051">
                <text:p>1461954938.09051</text:p>
              </table:table-cell>
              <table:table-cell office:value-type="float" office:value="140676420952264">
                <text:p>14067642095226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461954938.09052">
                <text:p>1461954938.09052</text:p>
              </table:table-cell>
              <table:table-cell office:value-type="float" office:value="140676421017816">
                <text:p>14067642101781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461954938.09052">
                <text:p>1461954938.09052</text:p>
              </table:table-cell>
              <table:table-cell office:value-type="float" office:value="140676421083368">
                <text:p>140676421083368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461954938.09052">
                <text:p>1461954938.09052</text:p>
              </table:table-cell>
              <table:table-cell office:value-type="float" office:value="140676420956160">
                <text:p>14067642095616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461954938.09053">
                <text:p>1461954938.09053</text:p>
              </table:table-cell>
              <table:table-cell office:value-type="float" office:value="140676420960256">
                <text:p>140676420960256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461954938.09053">
                <text:p>1461954938.09053</text:p>
              </table:table-cell>
              <table:table-cell office:value-type="float" office:value="140676420964352">
                <text:p>14067642096435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461954938.09053">
                <text:p>1461954938.09053</text:p>
              </table:table-cell>
              <table:table-cell office:value-type="float" office:value="140676420968448">
                <text:p>14067642096844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461954938.09054">
                <text:p>1461954938.09054</text:p>
              </table:table-cell>
              <table:table-cell office:value-type="float" office:value="140676420972544">
                <text:p>14067642097254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461954938.09054">
                <text:p>1461954938.09054</text:p>
              </table:table-cell>
              <table:table-cell office:value-type="float" office:value="140676420976640">
                <text:p>14067642097664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461954938.09054">
                <text:p>1461954938.09054</text:p>
              </table:table-cell>
              <table:table-cell office:value-type="float" office:value="140676420980736">
                <text:p>1406764209807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461954938.09055">
                <text:p>1461954938.09055</text:p>
              </table:table-cell>
              <table:table-cell office:value-type="float" office:value="140676420984832">
                <text:p>14067642098483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461954938.09055">
                <text:p>1461954938.09055</text:p>
              </table:table-cell>
              <table:table-cell office:value-type="float" office:value="140676420988928">
                <text:p>140676420988928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461954938.09055">
                <text:p>1461954938.09055</text:p>
              </table:table-cell>
              <table:table-cell office:value-type="float" office:value="140676420993024">
                <text:p>140676420993024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461954938.09056">
                <text:p>1461954938.09056</text:p>
              </table:table-cell>
              <table:table-cell office:value-type="float" office:value="140676420997120">
                <text:p>14067642099712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461954938.09056">
                <text:p>1461954938.09056</text:p>
              </table:table-cell>
              <table:table-cell office:value-type="float" office:value="140676421001216">
                <text:p>14067642100121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461954938.09057">
                <text:p>1461954938.09057</text:p>
              </table:table-cell>
              <table:table-cell office:value-type="float" office:value="140676421005312">
                <text:p>14067642100531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461954938.09058">
                <text:p>1461954938.09058</text:p>
              </table:table-cell>
              <table:table-cell office:value-type="float" office:value="140676421009408">
                <text:p>14067642100940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461954938.09058">
                <text:p>1461954938.09058</text:p>
              </table:table-cell>
              <table:table-cell office:value-type="float" office:value="140676421013504">
                <text:p>14067642101350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461954938.09059">
                <text:p>1461954938.09059</text:p>
              </table:table-cell>
              <table:table-cell office:value-type="float" office:value="140676421034208">
                <text:p>14067642103420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461954938.0906">
                <text:p>1461954938.0906</text:p>
              </table:table-cell>
              <table:table-cell office:value-type="float" office:value="140676421066976">
                <text:p>140676421066976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461954938.09524">
                <text:p>1461954938.09524</text:p>
              </table:table-cell>
              <table:table-cell office:value-type="float" office:value="140676421083320">
                <text:p>14067642108332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461954938.09526">
                <text:p>1461954938.09526</text:p>
              </table:table-cell>
              <table:table-cell office:value-type="float" office:value="140676420947968">
                <text:p>14067642094796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461954938.09526">
                <text:p>1461954938.09526</text:p>
              </table:table-cell>
              <table:table-cell office:value-type="float" office:value="140676420956160">
                <text:p>14067642095616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461954938.09527">
                <text:p>1461954938.09527</text:p>
              </table:table-cell>
              <table:table-cell office:value-type="float" office:value="140676420960256">
                <text:p>140676420960256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461954938.09527">
                <text:p>1461954938.09527</text:p>
              </table:table-cell>
              <table:table-cell office:value-type="float" office:value="140676420964352">
                <text:p>14067642096435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461954938.09527">
                <text:p>1461954938.09527</text:p>
              </table:table-cell>
              <table:table-cell office:value-type="float" office:value="140676420968448">
                <text:p>14067642096844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461954938.09527">
                <text:p>1461954938.09527</text:p>
              </table:table-cell>
              <table:table-cell office:value-type="float" office:value="140676420972544">
                <text:p>14067642097254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461954938.09527">
                <text:p>1461954938.09527</text:p>
              </table:table-cell>
              <table:table-cell office:value-type="float" office:value="140676420976640">
                <text:p>14067642097664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461954938.09528">
                <text:p>1461954938.09528</text:p>
              </table:table-cell>
              <table:table-cell office:value-type="float" office:value="140676420980736">
                <text:p>14067642098073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461954938.09528">
                <text:p>1461954938.09528</text:p>
              </table:table-cell>
              <table:table-cell office:value-type="float" office:value="140676420984832">
                <text:p>14067642098483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461954938.09528">
                <text:p>1461954938.09528</text:p>
              </table:table-cell>
              <table:table-cell office:value-type="float" office:value="140676420988928">
                <text:p>14067642098892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461954938.09528">
                <text:p>1461954938.09528</text:p>
              </table:table-cell>
              <table:table-cell office:value-type="float" office:value="140676420993024">
                <text:p>140676420993024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461954938.09528">
                <text:p>1461954938.09528</text:p>
              </table:table-cell>
              <table:table-cell office:value-type="float" office:value="140676420997120">
                <text:p>14067642099712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461954938.09529">
                <text:p>1461954938.09529</text:p>
              </table:table-cell>
              <table:table-cell office:value-type="float" office:value="140676421001216">
                <text:p>140676421001216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461954938.09529">
                <text:p>1461954938.09529</text:p>
              </table:table-cell>
              <table:table-cell office:value-type="float" office:value="140676421005312">
                <text:p>14067642100531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461954938.09529">
                <text:p>1461954938.09529</text:p>
              </table:table-cell>
              <table:table-cell office:value-type="float" office:value="140676421009408">
                <text:p>140676421009408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461954938.09529">
                <text:p>1461954938.09529</text:p>
              </table:table-cell>
              <table:table-cell office:value-type="float" office:value="140676421013504">
                <text:p>14067642101350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461954938.0953">
                <text:p>1461954938.0953</text:p>
              </table:table-cell>
              <table:table-cell office:value-type="float" office:value="140676421017600">
                <text:p>14067642101760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461954938.0953">
                <text:p>1461954938.0953</text:p>
              </table:table-cell>
              <table:table-cell office:value-type="float" office:value="140676421021696">
                <text:p>140676421021696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461954938.0953">
                <text:p>1461954938.0953</text:p>
              </table:table-cell>
              <table:table-cell office:value-type="float" office:value="140676421025792">
                <text:p>14067642102579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461954938.0953">
                <text:p>1461954938.0953</text:p>
              </table:table-cell>
              <table:table-cell office:value-type="float" office:value="140676421029888">
                <text:p>14067642102988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461954938.09531">
                <text:p>1461954938.09531</text:p>
              </table:table-cell>
              <table:table-cell office:value-type="float" office:value="140676421033984">
                <text:p>14067642103398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461954938.09531">
                <text:p>1461954938.09531</text:p>
              </table:table-cell>
              <table:table-cell office:value-type="float" office:value="140676421038080">
                <text:p>14067642103808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461954938.09531">
                <text:p>1461954938.09531</text:p>
              </table:table-cell>
              <table:table-cell office:value-type="float" office:value="140676421042176">
                <text:p>14067642104217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461954938.09531">
                <text:p>1461954938.09531</text:p>
              </table:table-cell>
              <table:table-cell office:value-type="float" office:value="140676421046272">
                <text:p>14067642104627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461954938.09532">
                <text:p>1461954938.09532</text:p>
              </table:table-cell>
              <table:table-cell office:value-type="float" office:value="140676421050368">
                <text:p>14067642105036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461954938.09532">
                <text:p>1461954938.09532</text:p>
              </table:table-cell>
              <table:table-cell office:value-type="float" office:value="140676421054464">
                <text:p>14067642105446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461954938.09533">
                <text:p>1461954938.09533</text:p>
              </table:table-cell>
              <table:table-cell office:value-type="float" office:value="140676421058560">
                <text:p>14067642105856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461954938.09533">
                <text:p>1461954938.09533</text:p>
              </table:table-cell>
              <table:table-cell office:value-type="float" office:value="140676421062656">
                <text:p>14067642106265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461954938.09533">
                <text:p>1461954938.09533</text:p>
              </table:table-cell>
              <table:table-cell office:value-type="float" office:value="140676421066752">
                <text:p>14067642106675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461954938.09534">
                <text:p>1461954938.09534</text:p>
              </table:table-cell>
              <table:table-cell office:value-type="float" office:value="140676421070848">
                <text:p>14067642107084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461954938.09534">
                <text:p>1461954938.09534</text:p>
              </table:table-cell>
              <table:table-cell office:value-type="float" office:value="140676421074944">
                <text:p>14067642107494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461954938.09534">
                <text:p>1461954938.09534</text:p>
              </table:table-cell>
              <table:table-cell office:value-type="float" office:value="140676421079040">
                <text:p>14067642107904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461954938.09565">
                <text:p>1461954938.09565</text:p>
              </table:table-cell>
              <table:table-cell office:value-type="float" office:value="140676429471992">
                <text:p>14067642947199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461954938.09565">
                <text:p>1461954938.09565</text:p>
              </table:table-cell>
              <table:table-cell office:value-type="float" office:value="140676421087232">
                <text:p>140676421087232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61954938.09566">
                <text:p>1461954938.09566</text:p>
              </table:table-cell>
              <table:table-cell office:value-type="float" office:value="140676421091328">
                <text:p>14067642109132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461954938.09566">
                <text:p>1461954938.09566</text:p>
              </table:table-cell>
              <table:table-cell office:value-type="float" office:value="140676421095424">
                <text:p>14067642109542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461954938.09566">
                <text:p>1461954938.09566</text:p>
              </table:table-cell>
              <table:table-cell office:value-type="float" office:value="140676421099520">
                <text:p>14067642109952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461954938.09566">
                <text:p>1461954938.09566</text:p>
              </table:table-cell>
              <table:table-cell office:value-type="float" office:value="140676421103616">
                <text:p>14067642110361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461954938.09567">
                <text:p>1461954938.09567</text:p>
              </table:table-cell>
              <table:table-cell office:value-type="float" office:value="140676421107712">
                <text:p>14067642110771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461954938.09567">
                <text:p>1461954938.09567</text:p>
              </table:table-cell>
              <table:table-cell office:value-type="float" office:value="140676421111808">
                <text:p>140676421111808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461954938.09567">
                <text:p>1461954938.09567</text:p>
              </table:table-cell>
              <table:table-cell office:value-type="float" office:value="140676421115904">
                <text:p>14067642111590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461954938.09568">
                <text:p>1461954938.09568</text:p>
              </table:table-cell>
              <table:table-cell office:value-type="float" office:value="140676421120000">
                <text:p>14067642112000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461954938.09568">
                <text:p>1461954938.09568</text:p>
              </table:table-cell>
              <table:table-cell office:value-type="float" office:value="140676421124096">
                <text:p>14067642112409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461954938.09568">
                <text:p>1461954938.09568</text:p>
              </table:table-cell>
              <table:table-cell office:value-type="float" office:value="140676421128192">
                <text:p>14067642112819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461954938.09569">
                <text:p>1461954938.09569</text:p>
              </table:table-cell>
              <table:table-cell office:value-type="float" office:value="140676421132288">
                <text:p>14067642113228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461954938.09569">
                <text:p>1461954938.09569</text:p>
              </table:table-cell>
              <table:table-cell office:value-type="float" office:value="140676421136384">
                <text:p>14067642113638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461954938.09569">
                <text:p>1461954938.09569</text:p>
              </table:table-cell>
              <table:table-cell office:value-type="float" office:value="140676421140480">
                <text:p>14067642114048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461954938.0957">
                <text:p>1461954938.0957</text:p>
              </table:table-cell>
              <table:table-cell office:value-type="float" office:value="140676421144576">
                <text:p>140676421144576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461954938.0957">
                <text:p>1461954938.0957</text:p>
              </table:table-cell>
              <table:table-cell office:value-type="float" office:value="140676421148672">
                <text:p>14067642114867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461954938.0957">
                <text:p>1461954938.0957</text:p>
              </table:table-cell>
              <table:table-cell office:value-type="float" office:value="140676421152768">
                <text:p>14067642115276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461954938.0957">
                <text:p>1461954938.0957</text:p>
              </table:table-cell>
              <table:table-cell office:value-type="float" office:value="140676421156864">
                <text:p>14067642115686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461954938.09571">
                <text:p>1461954938.09571</text:p>
              </table:table-cell>
              <table:table-cell office:value-type="float" office:value="140676421160960">
                <text:p>14067642116096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461954938.09571">
                <text:p>1461954938.09571</text:p>
              </table:table-cell>
              <table:table-cell office:value-type="float" office:value="140676421165056">
                <text:p>14067642116505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461954938.09571">
                <text:p>1461954938.09571</text:p>
              </table:table-cell>
              <table:table-cell office:value-type="float" office:value="140676421169152">
                <text:p>14067642116915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461954938.09572">
                <text:p>1461954938.09572</text:p>
              </table:table-cell>
              <table:table-cell office:value-type="float" office:value="140676421173248">
                <text:p>14067642117324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461954938.09572">
                <text:p>1461954938.09572</text:p>
              </table:table-cell>
              <table:table-cell office:value-type="float" office:value="140676421177344">
                <text:p>14067642117734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461954938.09572">
                <text:p>1461954938.09572</text:p>
              </table:table-cell>
              <table:table-cell office:value-type="float" office:value="140676421181440">
                <text:p>14067642118144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461954938.09573">
                <text:p>1461954938.09573</text:p>
              </table:table-cell>
              <table:table-cell office:value-type="float" office:value="140676421185536">
                <text:p>140676421185536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461954938.09573">
                <text:p>1461954938.09573</text:p>
              </table:table-cell>
              <table:table-cell office:value-type="float" office:value="140676421189632">
                <text:p>14067642118963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461954938.09574">
                <text:p>1461954938.09574</text:p>
              </table:table-cell>
              <table:table-cell office:value-type="float" office:value="140676421193728">
                <text:p>140676421193728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461954938.09574">
                <text:p>1461954938.09574</text:p>
              </table:table-cell>
              <table:table-cell office:value-type="float" office:value="140676421197824">
                <text:p>14067642119782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461954938.09574">
                <text:p>1461954938.09574</text:p>
              </table:table-cell>
              <table:table-cell office:value-type="float" office:value="140676421201920">
                <text:p>14067642120192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461954938.09575">
                <text:p>1461954938.09575</text:p>
              </table:table-cell>
              <table:table-cell office:value-type="float" office:value="140676421206016">
                <text:p>14067642120601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461954938.09575">
                <text:p>1461954938.09575</text:p>
              </table:table-cell>
              <table:table-cell office:value-type="float" office:value="140676421210112">
                <text:p>140676421210112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461954938.09575">
                <text:p>1461954938.09575</text:p>
              </table:table-cell>
              <table:table-cell office:value-type="float" office:value="140676421214208">
                <text:p>140676421214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46cm" svg:height="22.616cm" xlink:href=".." xlink:type="simple" chart:class="chart:scatter" chart:style-name="ch1">
        <chart:legend chart:legend-position="end" svg:x="38.435cm" svg:y="11.009cm" style:legend-expansion="high" chart:style-name="ch2"/>
        <chart:plot-area chart:style-name="ch3" table:cell-range-address="'Idle VM'.C14:'Idle VM'.D1240 'Idle VM'.D13:'Idle VM'.D13" chart:data-source-has-labels="row" svg:x="0.809cm" svg:y="0.452cm" svg:width="36.817cm" svg:height="21.712cm">
          <chartooo:coordinate-region svg:x="3.838cm" svg:y="0.651cm" svg:width="32.86cm" svg:height="20.8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dle VM'.D14:'Idle VM'.D1240" chart:label-cell-address="'Idle VM'.D13:'Idle VM'.D13" chart:class="chart:scatter">
            <chart:domain table:cell-range-address="'Idle VM'.C14:'Idle VM'.C1240"/>
            <chart:data-point chart:repeated="12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ddress</text:p>
                <draw:g>
                  <svg:desc>'Idle VM'.D13:'Idle VM'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1954866.41117">
                <text:p>1461954866.41117</text:p>
                <draw:g>
                  <svg:desc>'Idle VM'.C14:'Idle VM'.C1240</svg:desc>
                </draw:g>
              </table:table-cell>
              <table:table-cell office:value-type="float" office:value="47267760986488">
                <text:p>47267760986488</text:p>
                <draw:g>
                  <svg:desc>'Idle VM'.D14:'Idle VM'.D1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1954866.41118">
                <text:p>1461954866.41118</text:p>
              </table:table-cell>
              <table:table-cell office:value-type="float" office:value="47267749082800">
                <text:p>4726774908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1954866.41118">
                <text:p>1461954866.41118</text:p>
              </table:table-cell>
              <table:table-cell office:value-type="float" office:value="47267760964424">
                <text:p>47267760964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1954866.41119">
                <text:p>1461954866.41119</text:p>
              </table:table-cell>
              <table:table-cell office:value-type="float" office:value="47267749135064">
                <text:p>47267749135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1954866.41121">
                <text:p>1461954866.41121</text:p>
              </table:table-cell>
              <table:table-cell office:value-type="float" office:value="47267725107200">
                <text:p>47267725107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1954866.41126">
                <text:p>1461954866.41126</text:p>
              </table:table-cell>
              <table:table-cell office:value-type="float" office:value="47267749164280">
                <text:p>47267749164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1954866.41126">
                <text:p>1461954866.41126</text:p>
              </table:table-cell>
              <table:table-cell office:value-type="float" office:value="47267749172488">
                <text:p>47267749172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1954866.41127">
                <text:p>1461954866.41127</text:p>
              </table:table-cell>
              <table:table-cell office:value-type="float" office:value="47267749167104">
                <text:p>47267749167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1954866.41127">
                <text:p>1461954866.41127</text:p>
              </table:table-cell>
              <table:table-cell office:value-type="float" office:value="140729981083608">
                <text:p>140729981083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1954866.41135">
                <text:p>1461954866.41135</text:p>
              </table:table-cell>
              <table:table-cell office:value-type="float" office:value="140729981076884">
                <text:p>140729981076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140729981074976">
                <text:p>140729981074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140729981058648">
                <text:p>140729981058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47267765342748">
                <text:p>47267765342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140729981067660">
                <text:p>1407299810676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1954866.41136">
                <text:p>1461954866.41136</text:p>
              </table:table-cell>
              <table:table-cell office:value-type="float" office:value="140729981059072">
                <text:p>140729981059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1954866.41137">
                <text:p>1461954866.41137</text:p>
              </table:table-cell>
              <table:table-cell office:value-type="float" office:value="140729981063168">
                <text:p>140729981063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1954866.41139">
                <text:p>1461954866.41139</text:p>
              </table:table-cell>
              <table:table-cell office:value-type="float" office:value="47267749162016">
                <text:p>47267749162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1954866.41139">
                <text:p>1461954866.41139</text:p>
              </table:table-cell>
              <table:table-cell office:value-type="float" office:value="47267749080048">
                <text:p>47267749080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63138880">
                <text:p>47267763138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49099264">
                <text:p>47267749099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29453288">
                <text:p>47267729453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25105316">
                <text:p>47267725105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1954866.4114">
                <text:p>1461954866.4114</text:p>
              </table:table-cell>
              <table:table-cell office:value-type="float" office:value="47267725190108">
                <text:p>47267725190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067916">
                <text:p>47267749067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069116">
                <text:p>47267749069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075868">
                <text:p>47267749075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123804">
                <text:p>47267749123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127756">
                <text:p>47267749127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1954866.41141">
                <text:p>1461954866.41141</text:p>
              </table:table-cell>
              <table:table-cell office:value-type="float" office:value="47267749132124">
                <text:p>47267749132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1954866.41142">
                <text:p>1461954866.41142</text:p>
              </table:table-cell>
              <table:table-cell office:value-type="float" office:value="47267749144556">
                <text:p>47267749144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1954866.41142">
                <text:p>1461954866.41142</text:p>
              </table:table-cell>
              <table:table-cell office:value-type="float" office:value="47267749149836">
                <text:p>47267749149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1954866.41142">
                <text:p>1461954866.41142</text:p>
              </table:table-cell>
              <table:table-cell office:value-type="float" office:value="47267749151068">
                <text:p>47267749151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1954866.41142">
                <text:p>1461954866.41142</text:p>
              </table:table-cell>
              <table:table-cell office:value-type="float" office:value="47267749155916">
                <text:p>47267749155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1954866.41143">
                <text:p>1461954866.41143</text:p>
              </table:table-cell>
              <table:table-cell office:value-type="float" office:value="47267767496929">
                <text:p>47267767496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1954866.41145">
                <text:p>1461954866.41145</text:p>
              </table:table-cell>
              <table:table-cell office:value-type="float" office:value="47267735916816">
                <text:p>47267735916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1954866.41145">
                <text:p>1461954866.41145</text:p>
              </table:table-cell>
              <table:table-cell office:value-type="float" office:value="47267769656224">
                <text:p>47267769656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1954866.41146">
                <text:p>1461954866.41146</text:p>
              </table:table-cell>
              <table:table-cell office:value-type="float" office:value="47267771846872">
                <text:p>47267771846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1954866.41148">
                <text:p>1461954866.41148</text:p>
              </table:table-cell>
              <table:table-cell office:value-type="float" office:value="47267774140464">
                <text:p>47267774140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1954866.41149">
                <text:p>1461954866.41149</text:p>
              </table:table-cell>
              <table:table-cell office:value-type="float" office:value="47267776245824">
                <text:p>47267776245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1954866.41151">
                <text:p>1461954866.41151</text:p>
              </table:table-cell>
              <table:table-cell office:value-type="float" office:value="47267778355432">
                <text:p>47267778355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1954866.41152">
                <text:p>1461954866.41152</text:p>
              </table:table-cell>
              <table:table-cell office:value-type="float" office:value="47267749138480">
                <text:p>47267749138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1954866.41152">
                <text:p>1461954866.41152</text:p>
              </table:table-cell>
              <table:table-cell office:value-type="float" office:value="47267782582504">
                <text:p>47267782582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1954866.41154">
                <text:p>1461954866.41154</text:p>
              </table:table-cell>
              <table:table-cell office:value-type="float" office:value="47267784725232">
                <text:p>47267784725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1954866.41155">
                <text:p>1461954866.41155</text:p>
              </table:table-cell>
              <table:table-cell office:value-type="float" office:value="47267786866720">
                <text:p>472677868667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1954866.41156">
                <text:p>1461954866.41156</text:p>
              </table:table-cell>
              <table:table-cell office:value-type="float" office:value="47267780473448">
                <text:p>47267780473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1954866.41156">
                <text:p>1461954866.41156</text:p>
              </table:table-cell>
              <table:table-cell office:value-type="float" office:value="47267789074464">
                <text:p>47267789074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1954866.41156">
                <text:p>1461954866.41156</text:p>
              </table:table-cell>
              <table:table-cell office:value-type="float" office:value="47267786958572">
                <text:p>47267786958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1954866.41156">
                <text:p>1461954866.41156</text:p>
              </table:table-cell>
              <table:table-cell office:value-type="float" office:value="47267793408020">
                <text:p>472677934080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1954866.41157">
                <text:p>1461954866.41157</text:p>
              </table:table-cell>
              <table:table-cell office:value-type="float" office:value="47267791269952">
                <text:p>47267791269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1954866.41157">
                <text:p>1461954866.41157</text:p>
              </table:table-cell>
              <table:table-cell office:value-type="float" office:value="47267789148460">
                <text:p>472677891484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1954866.41157">
                <text:p>1461954866.41157</text:p>
              </table:table-cell>
              <table:table-cell office:value-type="float" office:value="47267795788800">
                <text:p>472677957888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1954866.41157">
                <text:p>1461954866.41157</text:p>
              </table:table-cell>
              <table:table-cell office:value-type="float" office:value="47267793603956">
                <text:p>472677936039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1954866.41158">
                <text:p>1461954866.41158</text:p>
              </table:table-cell>
              <table:table-cell office:value-type="float" office:value="47267797901584">
                <text:p>47267797901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1954866.41164">
                <text:p>1461954866.41164</text:p>
              </table:table-cell>
              <table:table-cell office:value-type="float" office:value="47267760972424">
                <text:p>47267760972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1954866.41166">
                <text:p>1461954866.41166</text:p>
              </table:table-cell>
              <table:table-cell office:value-type="float" office:value="47267731695312">
                <text:p>47267731695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1954866.41166">
                <text:p>1461954866.41166</text:p>
              </table:table-cell>
              <table:table-cell office:value-type="float" office:value="47267731695008">
                <text:p>47267731695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1954866.41166">
                <text:p>1461954866.41166</text:p>
              </table:table-cell>
              <table:table-cell office:value-type="float" office:value="47267731690824">
                <text:p>47267731690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1954866.41167">
                <text:p>1461954866.41167</text:p>
              </table:table-cell>
              <table:table-cell office:value-type="float" office:value="47267731686256">
                <text:p>47267731686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1954866.41167">
                <text:p>1461954866.41167</text:p>
              </table:table-cell>
              <table:table-cell office:value-type="float" office:value="47267733803256">
                <text:p>47267733803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1954866.41167">
                <text:p>1461954866.41167</text:p>
              </table:table-cell>
              <table:table-cell office:value-type="float" office:value="47267742220400">
                <text:p>47267742220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1954866.41168">
                <text:p>1461954866.41168</text:p>
              </table:table-cell>
              <table:table-cell office:value-type="float" office:value="47267740035808">
                <text:p>47267740035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1954866.41168">
                <text:p>1461954866.41168</text:p>
              </table:table-cell>
              <table:table-cell office:value-type="float" office:value="47267744358656">
                <text:p>47267744358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1954866.41168">
                <text:p>1461954866.41168</text:p>
              </table:table-cell>
              <table:table-cell office:value-type="float" office:value="47267748708704">
                <text:p>472677487087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1954866.41169">
                <text:p>1461954866.41169</text:p>
              </table:table-cell>
              <table:table-cell office:value-type="float" office:value="47267746554656">
                <text:p>47267746554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1954866.41169">
                <text:p>1461954866.41169</text:p>
              </table:table-cell>
              <table:table-cell office:value-type="float" office:value="47267758551368">
                <text:p>47267758551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1954866.4117">
                <text:p>1461954866.4117</text:p>
              </table:table-cell>
              <table:table-cell office:value-type="float" office:value="47267800031904">
                <text:p>472678000319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1954866.4117">
                <text:p>1461954866.4117</text:p>
              </table:table-cell>
              <table:table-cell office:value-type="float" office:value="47267802235648">
                <text:p>4726780223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1954866.41196">
                <text:p>1461954866.41196</text:p>
              </table:table-cell>
              <table:table-cell office:value-type="float" office:value="140737488351210">
                <text:p>1407374883512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1954866.41201">
                <text:p>1461954866.41201</text:p>
              </table:table-cell>
              <table:table-cell office:value-type="float" office:value="46921214166312">
                <text:p>46921214166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1954866.41202">
                <text:p>1461954866.41202</text:p>
              </table:table-cell>
              <table:table-cell office:value-type="float" office:value="46921216417764">
                <text:p>46921216417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1954866.41203">
                <text:p>1461954866.41203</text:p>
              </table:table-cell>
              <table:table-cell office:value-type="float" office:value="140726189726489">
                <text:p>1407261897264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1954866.41204">
                <text:p>1461954866.41204</text:p>
              </table:table-cell>
              <table:table-cell office:value-type="float" office:value="46921214178000">
                <text:p>46921214178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1954866.41205">
                <text:p>1461954866.41205</text:p>
              </table:table-cell>
              <table:table-cell office:value-type="float" office:value="46921216413296">
                <text:p>46921216413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1954866.41205">
                <text:p>1461954866.41205</text:p>
              </table:table-cell>
              <table:table-cell office:value-type="float" office:value="46921216412824">
                <text:p>46921216412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1954866.41205">
                <text:p>1461954866.41205</text:p>
              </table:table-cell>
              <table:table-cell office:value-type="float" office:value="46921214285116">
                <text:p>46921214285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1954866.41205">
                <text:p>1461954866.41205</text:p>
              </table:table-cell>
              <table:table-cell office:value-type="float" office:value="46921216418168">
                <text:p>46921216418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61954866.41206">
                <text:p>1461954866.41206</text:p>
              </table:table-cell>
              <table:table-cell office:value-type="float" office:value="46921211916352">
                <text:p>46921211916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61954866.41207">
                <text:p>1461954866.41207</text:p>
              </table:table-cell>
              <table:table-cell office:value-type="float" office:value="46921214160264">
                <text:p>46921214160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1954866.41207">
                <text:p>1461954866.41207</text:p>
              </table:table-cell>
              <table:table-cell office:value-type="float" office:value="46921214160528">
                <text:p>46921214160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1954866.41207">
                <text:p>1461954866.41207</text:p>
              </table:table-cell>
              <table:table-cell office:value-type="float" office:value="140726190276664">
                <text:p>1407261902766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1954866.41208">
                <text:p>1461954866.41208</text:p>
              </table:table-cell>
              <table:table-cell office:value-type="float" office:value="46921212063760">
                <text:p>469212120637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61954866.41208">
                <text:p>1461954866.41208</text:p>
              </table:table-cell>
              <table:table-cell office:value-type="float" office:value="46921214241152">
                <text:p>46921214241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1954866.41209">
                <text:p>1461954866.41209</text:p>
              </table:table-cell>
              <table:table-cell office:value-type="float" office:value="140726189723608">
                <text:p>140726189723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61954866.4121">
                <text:p>1461954866.412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1954866.41211">
                <text:p>1461954866.41211</text:p>
              </table:table-cell>
              <table:table-cell office:value-type="float" office:value="46921212069024">
                <text:p>469212120690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1954866.41213">
                <text:p>1461954866.41213</text:p>
              </table:table-cell>
              <table:table-cell office:value-type="float" office:value="46921218651164">
                <text:p>46921218651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61954866.41214">
                <text:p>1461954866.41214</text:p>
              </table:table-cell>
              <table:table-cell office:value-type="float" office:value="46921218649448">
                <text:p>46921218649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1954866.41214">
                <text:p>1461954866.41214</text:p>
              </table:table-cell>
              <table:table-cell office:value-type="float" office:value="46921218649712">
                <text:p>469212186497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1954866.41214">
                <text:p>1461954866.41214</text:p>
              </table:table-cell>
              <table:table-cell office:value-type="float" office:value="46921216422440">
                <text:p>469212164224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1954866.41216">
                <text:p>1461954866.41216</text:p>
              </table:table-cell>
              <table:table-cell office:value-type="float" office:value="46921220768016">
                <text:p>46921220768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1954866.41217">
                <text:p>1461954866.41217</text:p>
              </table:table-cell>
              <table:table-cell office:value-type="float" office:value="46921220767168">
                <text:p>469212207671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1954866.41217">
                <text:p>1461954866.41217</text:p>
              </table:table-cell>
              <table:table-cell office:value-type="float" office:value="46921220767304">
                <text:p>46921220767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1954866.41217">
                <text:p>1461954866.41217</text:p>
              </table:table-cell>
              <table:table-cell office:value-type="float" office:value="46921218663040">
                <text:p>469212186630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1954866.41218">
                <text:p>1461954866.41218</text:p>
              </table:table-cell>
              <table:table-cell office:value-type="float" office:value="46921212138697">
                <text:p>469212121386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1954866.41219">
                <text:p>1461954866.41219</text:p>
              </table:table-cell>
              <table:table-cell office:value-type="float" office:value="46921212153896">
                <text:p>469212121538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1954866.4122">
                <text:p>1461954866.4122</text:p>
              </table:table-cell>
              <table:table-cell office:value-type="float" office:value="46921222881440">
                <text:p>469212228814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1954866.41221">
                <text:p>1461954866.41221</text:p>
              </table:table-cell>
              <table:table-cell office:value-type="float" office:value="46921222880648">
                <text:p>469212228806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1954866.41221">
                <text:p>1461954866.41221</text:p>
              </table:table-cell>
              <table:table-cell office:value-type="float" office:value="46921222880800">
                <text:p>469212228808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1954866.41221">
                <text:p>1461954866.41221</text:p>
              </table:table-cell>
              <table:table-cell office:value-type="float" office:value="46921220772480">
                <text:p>469212207724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61954866.41224">
                <text:p>1461954866.41224</text:p>
              </table:table-cell>
              <table:table-cell office:value-type="float" office:value="46921226815648">
                <text:p>46921226815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1954866.41224">
                <text:p>1461954866.41224</text:p>
              </table:table-cell>
              <table:table-cell office:value-type="float" office:value="46921226808224">
                <text:p>46921226808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61954866.41225">
                <text:p>1461954866.41225</text:p>
              </table:table-cell>
              <table:table-cell office:value-type="float" office:value="46921226808312">
                <text:p>469212268083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61954866.41225">
                <text:p>1461954866.41225</text:p>
              </table:table-cell>
              <table:table-cell office:value-type="float" office:value="46921222886072">
                <text:p>469212228860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1954866.41225">
                <text:p>1461954866.41225</text:p>
              </table:table-cell>
              <table:table-cell office:value-type="float" office:value="46921222976849">
                <text:p>469212229768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1954866.41228">
                <text:p>1461954866.41228</text:p>
              </table:table-cell>
              <table:table-cell office:value-type="float" office:value="46921229185200">
                <text:p>46921229185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1954866.41228">
                <text:p>1461954866.41228</text:p>
              </table:table-cell>
              <table:table-cell office:value-type="float" office:value="46921229184368">
                <text:p>46921229184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1954866.41228">
                <text:p>1461954866.41228</text:p>
              </table:table-cell>
              <table:table-cell office:value-type="float" office:value="46921229184584">
                <text:p>46921229184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1954866.41229">
                <text:p>1461954866.41229</text:p>
              </table:table-cell>
              <table:table-cell office:value-type="float" office:value="46921226838512">
                <text:p>46921226838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61954866.4123">
                <text:p>1461954866.4123</text:p>
              </table:table-cell>
              <table:table-cell office:value-type="float" office:value="46921212157952">
                <text:p>46921212157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61954866.4123">
                <text:p>1461954866.4123</text:p>
              </table:table-cell>
              <table:table-cell office:value-type="float" office:value="46921222981552">
                <text:p>469212229815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1954866.41231">
                <text:p>1461954866.41231</text:p>
              </table:table-cell>
              <table:table-cell office:value-type="float" office:value="46921212163136">
                <text:p>46921212163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1954866.41232">
                <text:p>1461954866.41232</text:p>
              </table:table-cell>
              <table:table-cell office:value-type="float" office:value="46921226809352">
                <text:p>46921226809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1954866.41232">
                <text:p>1461954866.41232</text:p>
              </table:table-cell>
              <table:table-cell office:value-type="float" office:value="46921226794816">
                <text:p>469212267948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1954866.41232">
                <text:p>1461954866.41232</text:p>
              </table:table-cell>
              <table:table-cell office:value-type="float" office:value="46921226797128">
                <text:p>46921226797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1954866.41233">
                <text:p>1461954866.41233</text:p>
              </table:table-cell>
              <table:table-cell office:value-type="float" office:value="46921226801152">
                <text:p>46921226801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1954866.41236">
                <text:p>1461954866.41236</text:p>
              </table:table-cell>
              <table:table-cell office:value-type="float" office:value="46921223462240">
                <text:p>469212234622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1954866.41236">
                <text:p>1461954866.41236</text:p>
              </table:table-cell>
              <table:table-cell office:value-type="float" office:value="46921226832896">
                <text:p>46921226832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1954866.41237">
                <text:p>1461954866.41237</text:p>
              </table:table-cell>
              <table:table-cell office:value-type="float" office:value="46921226832900">
                <text:p>469212268329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1954866.41238">
                <text:p>1461954866.41238</text:p>
              </table:table-cell>
              <table:table-cell office:value-type="float" office:value="46921223611328">
                <text:p>469212236113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1954866.41238">
                <text:p>1461954866.41238</text:p>
              </table:table-cell>
              <table:table-cell office:value-type="float" office:value="46921224443206">
                <text:p>469212244432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1954866.41238">
                <text:p>1461954866.41238</text:p>
              </table:table-cell>
              <table:table-cell office:value-type="float" office:value="46921224157472">
                <text:p>469212241574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1954866.41242">
                <text:p>1461954866.41242</text:p>
              </table:table-cell>
              <table:table-cell office:value-type="float" office:value="46921214160904">
                <text:p>469212141609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1954866.41245">
                <text:p>1461954866.41245</text:p>
              </table:table-cell>
              <table:table-cell office:value-type="float" office:value="46921226822816">
                <text:p>46921226822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1954866.41245">
                <text:p>1461954866.41245</text:p>
              </table:table-cell>
              <table:table-cell office:value-type="float" office:value="46921223910144">
                <text:p>469212239101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1954866.41246">
                <text:p>1461954866.41246</text:p>
              </table:table-cell>
              <table:table-cell office:value-type="float" office:value="46921223082240">
                <text:p>469212230822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61954866.41246">
                <text:p>1461954866.41246</text:p>
              </table:table-cell>
              <table:table-cell office:value-type="float" office:value="46921223547424">
                <text:p>469212235474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1954866.41247">
                <text:p>1461954866.41247</text:p>
              </table:table-cell>
              <table:table-cell office:value-type="float" office:value="46921223683136">
                <text:p>469212236831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1954866.41248">
                <text:p>1461954866.41248</text:p>
              </table:table-cell>
              <table:table-cell office:value-type="float" office:value="46921223875488">
                <text:p>469212238754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1954866.41248">
                <text:p>1461954866.41248</text:p>
              </table:table-cell>
              <table:table-cell office:value-type="float" office:value="46921218655552">
                <text:p>469212186555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1954866.41248">
                <text:p>1461954866.41248</text:p>
              </table:table-cell>
              <table:table-cell office:value-type="float" office:value="46921216520531">
                <text:p>469212165205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1954866.4125">
                <text:p>1461954866.4125</text:p>
              </table:table-cell>
              <table:table-cell office:value-type="float" office:value="46921223337184">
                <text:p>46921223337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1954866.4125">
                <text:p>1461954866.4125</text:p>
              </table:table-cell>
              <table:table-cell office:value-type="float" office:value="46921223419728">
                <text:p>469212234197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1954866.41254">
                <text:p>1461954866.41254</text:p>
              </table:table-cell>
              <table:table-cell office:value-type="float" office:value="46921226820296">
                <text:p>469212268202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1954866.41254">
                <text:p>1461954866.41254</text:p>
              </table:table-cell>
              <table:table-cell office:value-type="float" office:value="46921223967648">
                <text:p>469212239676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1954866.41255">
                <text:p>1461954866.41255</text:p>
              </table:table-cell>
              <table:table-cell office:value-type="float" office:value="46921226834036">
                <text:p>469212268340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1954866.41255">
                <text:p>1461954866.41255</text:p>
              </table:table-cell>
              <table:table-cell office:value-type="float" office:value="46921212170248">
                <text:p>469212121702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1954866.41258">
                <text:p>1461954866.4125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1954866.41261">
                <text:p>1461954866.41261</text:p>
              </table:table-cell>
              <table:table-cell office:value-type="float" office:value="46921223132352">
                <text:p>469212231323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1954866.41261">
                <text:p>1461954866.41261</text:p>
              </table:table-cell>
              <table:table-cell office:value-type="float" office:value="46921212029376">
                <text:p>469212120293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1954866.41261">
                <text:p>1461954866.41261</text:p>
              </table:table-cell>
              <table:table-cell office:value-type="float" office:value="46921214171896">
                <text:p>46921214171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1954866.41262">
                <text:p>1461954866.41262</text:p>
              </table:table-cell>
              <table:table-cell office:value-type="float" office:value="46921212041968">
                <text:p>46921212041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1954866.41262">
                <text:p>1461954866.41262</text:p>
              </table:table-cell>
              <table:table-cell office:value-type="float" office:value="46921224353401">
                <text:p>469212243534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1954866.41262">
                <text:p>1461954866.41262</text:p>
              </table:table-cell>
              <table:table-cell office:value-type="float" office:value="46921224361514">
                <text:p>469212243615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1954866.41264">
                <text:p>1461954866.41264</text:p>
              </table:table-cell>
              <table:table-cell office:value-type="float" office:value="46921229189136">
                <text:p>469212291891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1954866.41264">
                <text:p>1461954866.41264</text:p>
              </table:table-cell>
              <table:table-cell office:value-type="float" office:value="46921232256736">
                <text:p>469212322567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1954866.41264">
                <text:p>1461954866.41264</text:p>
              </table:table-cell>
              <table:table-cell office:value-type="float" office:value="46921232288808">
                <text:p>469212322888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1954866.41265">
                <text:p>1461954866.41265</text:p>
              </table:table-cell>
              <table:table-cell office:value-type="float" office:value="46921232424900">
                <text:p>469212324249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1954866.41265">
                <text:p>1461954866.41265</text:p>
              </table:table-cell>
              <table:table-cell office:value-type="float" office:value="46921233813504">
                <text:p>46921233813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1954866.41265">
                <text:p>1461954866.41265</text:p>
              </table:table-cell>
              <table:table-cell office:value-type="float" office:value="46921231009456">
                <text:p>46921231009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1954866.41266">
                <text:p>1461954866.41266</text:p>
              </table:table-cell>
              <table:table-cell office:value-type="float" office:value="46921232025684">
                <text:p>469212320256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1954866.41267">
                <text:p>1461954866.41267</text:p>
              </table:table-cell>
              <table:table-cell office:value-type="float" office:value="46921212174360">
                <text:p>469212121743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1954866.41268">
                <text:p>1461954866.4126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61954866.41271">
                <text:p>1461954866.41271</text:p>
              </table:table-cell>
              <table:table-cell office:value-type="float" office:value="46921214172224">
                <text:p>46921214172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61954866.41274">
                <text:p>1461954866.41274</text:p>
              </table:table-cell>
              <table:table-cell office:value-type="float" office:value="46921223186832">
                <text:p>469212231868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61954866.41276">
                <text:p>1461954866.41276</text:p>
              </table:table-cell>
              <table:table-cell office:value-type="float" office:value="46921226834512">
                <text:p>469212268345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61954866.41277">
                <text:p>1461954866.41277</text:p>
              </table:table-cell>
              <table:table-cell office:value-type="float" office:value="46921224057360">
                <text:p>469212240573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1954866.41277">
                <text:p>1461954866.41277</text:p>
              </table:table-cell>
              <table:table-cell office:value-type="float" office:value="46921212178888">
                <text:p>469212121788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61954866.41278">
                <text:p>1461954866.41278</text:p>
              </table:table-cell>
              <table:table-cell office:value-type="float" office:value="46921223269280">
                <text:p>469212232692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1954866.41278">
                <text:p>1461954866.4127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1954866.41281">
                <text:p>1461954866.41281</text:p>
              </table:table-cell>
              <table:table-cell office:value-type="float" office:value="140726189718716">
                <text:p>1407261897187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1954866.41281">
                <text:p>1461954866.4128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1954866.41284">
                <text:p>1461954866.41284</text:p>
              </table:table-cell>
              <table:table-cell office:value-type="float" office:value="46921238541024">
                <text:p>46921238541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1954866.41284">
                <text:p>1461954866.41284</text:p>
              </table:table-cell>
              <table:table-cell office:value-type="float" office:value="46921238539680">
                <text:p>469212385396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1954866.41285">
                <text:p>1461954866.41285</text:p>
              </table:table-cell>
              <table:table-cell office:value-type="float" office:value="46921238539832">
                <text:p>469212385398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1954866.41285">
                <text:p>1461954866.41285</text:p>
              </table:table-cell>
              <table:table-cell office:value-type="float" office:value="46921236406912">
                <text:p>469212364069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61954866.41286">
                <text:p>1461954866.41286</text:p>
              </table:table-cell>
              <table:table-cell office:value-type="float" office:value="46921212183048">
                <text:p>469212121830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61954866.41288">
                <text:p>1461954866.41288</text:p>
              </table:table-cell>
              <table:table-cell office:value-type="float" office:value="46921240736616">
                <text:p>469212407366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61954866.41288">
                <text:p>1461954866.41288</text:p>
              </table:table-cell>
              <table:table-cell office:value-type="float" office:value="46921240735088">
                <text:p>469212407350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61954866.41289">
                <text:p>1461954866.41289</text:p>
              </table:table-cell>
              <table:table-cell office:value-type="float" office:value="46921240735224">
                <text:p>46921240735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61954866.41289">
                <text:p>1461954866.41289</text:p>
              </table:table-cell>
              <table:table-cell office:value-type="float" office:value="46921238545024">
                <text:p>469212385450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61954866.41293">
                <text:p>1461954866.41293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1954866.41296">
                <text:p>1461954866.41296</text:p>
              </table:table-cell>
              <table:table-cell office:value-type="float" office:value="46921242890724">
                <text:p>469212428907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61954866.41296">
                <text:p>1461954866.41296</text:p>
              </table:table-cell>
              <table:table-cell office:value-type="float" office:value="46921242889608">
                <text:p>469212428896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1954866.41296">
                <text:p>1461954866.41296</text:p>
              </table:table-cell>
              <table:table-cell office:value-type="float" office:value="46921242889776">
                <text:p>469212428897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1954866.41297">
                <text:p>1461954866.41297</text:p>
              </table:table-cell>
              <table:table-cell office:value-type="float" office:value="46921240748672">
                <text:p>469212407486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1954866.41299">
                <text:p>1461954866.41299</text:p>
              </table:table-cell>
              <table:table-cell office:value-type="float" office:value="46921245036976">
                <text:p>46921245036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61954866.41299">
                <text:p>1461954866.41299</text:p>
              </table:table-cell>
              <table:table-cell office:value-type="float" office:value="46921245035936">
                <text:p>469212450359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1954866.413">
                <text:p>1461954866.413</text:p>
              </table:table-cell>
              <table:table-cell office:value-type="float" office:value="46921245036072">
                <text:p>46921245036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61954866.413">
                <text:p>1461954866.413</text:p>
              </table:table-cell>
              <table:table-cell office:value-type="float" office:value="46921242894976">
                <text:p>469212428949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61954866.41301">
                <text:p>1461954866.41301</text:p>
              </table:table-cell>
              <table:table-cell office:value-type="float" office:value="46921212186632">
                <text:p>469212121866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1954866.41305">
                <text:p>1461954866.41305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61954866.41308">
                <text:p>1461954866.41308</text:p>
              </table:table-cell>
              <table:table-cell office:value-type="float" office:value="140726189712712">
                <text:p>1407261897127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61954866.41309">
                <text:p>1461954866.41309</text:p>
              </table:table-cell>
              <table:table-cell office:value-type="float" office:value="140726189710816">
                <text:p>1407261897108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1954866.41311">
                <text:p>1461954866.4131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1954866.41319">
                <text:p>1461954866.41319</text:p>
              </table:table-cell>
              <table:table-cell office:value-type="float" office:value="46921212190744">
                <text:p>469212121907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1954866.41322">
                <text:p>1461954866.41322</text:p>
              </table:table-cell>
              <table:table-cell office:value-type="float" office:value="46921223717552">
                <text:p>469212237175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1954866.41325">
                <text:p>1461954866.41325</text:p>
              </table:table-cell>
              <table:table-cell office:value-type="float" office:value="46921247457864">
                <text:p>46921247457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1954866.41326">
                <text:p>1461954866.41326</text:p>
              </table:table-cell>
              <table:table-cell office:value-type="float" office:value="46921247448456">
                <text:p>469212474484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1954866.41326">
                <text:p>1461954866.41326</text:p>
              </table:table-cell>
              <table:table-cell office:value-type="float" office:value="46921247448704">
                <text:p>46921247448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61954866.41327">
                <text:p>1461954866.41327</text:p>
              </table:table-cell>
              <table:table-cell office:value-type="float" office:value="46921245041136">
                <text:p>469212450411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1954866.41328">
                <text:p>1461954866.4132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1954866.4133">
                <text:p>1461954866.4133</text:p>
              </table:table-cell>
              <table:table-cell office:value-type="float" office:value="46921249624564">
                <text:p>46921249624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61954866.41331">
                <text:p>1461954866.41331</text:p>
              </table:table-cell>
              <table:table-cell office:value-type="float" office:value="46921249623472">
                <text:p>469212496234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1954866.41331">
                <text:p>1461954866.41331</text:p>
              </table:table-cell>
              <table:table-cell office:value-type="float" office:value="46921249623720">
                <text:p>469212496237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1954866.41331">
                <text:p>1461954866.41331</text:p>
              </table:table-cell>
              <table:table-cell office:value-type="float" office:value="46921247474160">
                <text:p>469212474741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1954866.41332">
                <text:p>1461954866.41332</text:p>
              </table:table-cell>
              <table:table-cell office:value-type="float" office:value="46921212138697">
                <text:p>469212121386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1954866.41333">
                <text:p>1461954866.41333</text:p>
              </table:table-cell>
              <table:table-cell office:value-type="float" office:value="46921251828220">
                <text:p>469212518282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1954866.41334">
                <text:p>1461954866.41334</text:p>
              </table:table-cell>
              <table:table-cell office:value-type="float" office:value="46921251827152">
                <text:p>469212518271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1954866.41334">
                <text:p>1461954866.41334</text:p>
              </table:table-cell>
              <table:table-cell office:value-type="float" office:value="46921251827368">
                <text:p>469212518273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1954866.41335">
                <text:p>1461954866.41335</text:p>
              </table:table-cell>
              <table:table-cell office:value-type="float" office:value="46921249628656">
                <text:p>469212496286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61954866.41337">
                <text:p>1461954866.41337</text:p>
              </table:table-cell>
              <table:table-cell office:value-type="float" office:value="46921247449096">
                <text:p>469212474490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61954866.41338">
                <text:p>1461954866.41338</text:p>
              </table:table-cell>
              <table:table-cell office:value-type="float" office:value="46921247453184">
                <text:p>469212474531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1954866.41341">
                <text:p>1461954866.41341</text:p>
              </table:table-cell>
              <table:table-cell office:value-type="float" office:value="46921245115888">
                <text:p>469212451158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61954866.41342">
                <text:p>1461954866.41342</text:p>
              </table:table-cell>
              <table:table-cell office:value-type="float" office:value="46921245248208">
                <text:p>469212452482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1954866.41342">
                <text:p>1461954866.41342</text:p>
              </table:table-cell>
              <table:table-cell office:value-type="float" office:value="46921247472024">
                <text:p>469212474720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61954866.41342">
                <text:p>1461954866.41342</text:p>
              </table:table-cell>
              <table:table-cell office:value-type="float" office:value="46921247462208">
                <text:p>469212474622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61954866.41342">
                <text:p>1461954866.41342</text:p>
              </table:table-cell>
              <table:table-cell office:value-type="float" office:value="46921247472320">
                <text:p>469212474723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61954866.41343">
                <text:p>1461954866.41343</text:p>
              </table:table-cell>
              <table:table-cell office:value-type="float" office:value="46921245131056">
                <text:p>469212451310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1954866.41343">
                <text:p>1461954866.41343</text:p>
              </table:table-cell>
              <table:table-cell office:value-type="float" office:value="46921245264423">
                <text:p>469212452644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61954866.41344">
                <text:p>1461954866.41344</text:p>
              </table:table-cell>
              <table:table-cell office:value-type="float" office:value="46921238613600">
                <text:p>469212386136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61954866.41345">
                <text:p>1461954866.41345</text:p>
              </table:table-cell>
              <table:table-cell office:value-type="float" office:value="46921240746688">
                <text:p>46921240746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61954866.41345">
                <text:p>1461954866.41345</text:p>
              </table:table-cell>
              <table:table-cell office:value-type="float" office:value="46921212195208">
                <text:p>469212121952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61954866.41346">
                <text:p>1461954866.41346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61954866.41347">
                <text:p>1461954866.41347</text:p>
              </table:table-cell>
              <table:table-cell office:value-type="float" office:value="46921240746704">
                <text:p>46921240746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1954866.41351">
                <text:p>1461954866.4135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61954866.41352">
                <text:p>1461954866.41352</text:p>
              </table:table-cell>
              <table:table-cell office:value-type="float" office:value="46921212199992">
                <text:p>469212121999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1954866.41357">
                <text:p>1461954866.41357</text:p>
              </table:table-cell>
              <table:table-cell office:value-type="float" office:value="46921212203032">
                <text:p>469212122030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1954866.4136">
                <text:p>1461954866.4136</text:p>
              </table:table-cell>
              <table:table-cell office:value-type="float" office:value="46921212207160">
                <text:p>469212122071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1954866.41361">
                <text:p>1461954866.41361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1954866.41365">
                <text:p>1461954866.41365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61954866.41367">
                <text:p>1461954866.41367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1954866.4137">
                <text:p>1461954866.4137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61954866.41372">
                <text:p>1461954866.41372</text:p>
              </table:table-cell>
              <table:table-cell office:value-type="float" office:value="46921212215080">
                <text:p>469212122150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61954866.41372">
                <text:p>1461954866.41372</text:p>
              </table:table-cell>
              <table:table-cell office:value-type="float" office:value="46921212231480">
                <text:p>469212122314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61954866.41373">
                <text:p>1461954866.41373</text:p>
              </table:table-cell>
              <table:table-cell office:value-type="float" office:value="46921212215832">
                <text:p>469212122158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1954866.41373">
                <text:p>1461954866.41373</text:p>
              </table:table-cell>
              <table:table-cell office:value-type="float" office:value="46921212231752">
                <text:p>46921212231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1954866.41378">
                <text:p>1461954866.41378</text:p>
              </table:table-cell>
              <table:table-cell office:value-type="float" office:value="46921212267032">
                <text:p>469212122670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61954866.41381">
                <text:p>1461954866.41381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1954866.41382">
                <text:p>1461954866.41382</text:p>
              </table:table-cell>
              <table:table-cell office:value-type="float" office:value="46921212251256">
                <text:p>469212122512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1954866.41382">
                <text:p>1461954866.41382</text:p>
              </table:table-cell>
              <table:table-cell office:value-type="float" office:value="46921212235805">
                <text:p>46921212235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61954866.41389">
                <text:p>1461954866.41389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61954866.41391">
                <text:p>1461954866.41391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61954866.41393">
                <text:p>1461954866.41393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61954866.41404">
                <text:p>1461954866.41404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61954866.41407">
                <text:p>1461954866.41407</text:p>
              </table:table-cell>
              <table:table-cell office:value-type="float" office:value="46921253982433">
                <text:p>469212539824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1954866.41408">
                <text:p>1461954866.41408</text:p>
              </table:table-cell>
              <table:table-cell office:value-type="float" office:value="46921253981688">
                <text:p>469212539816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61954866.41408">
                <text:p>1461954866.41408</text:p>
              </table:table-cell>
              <table:table-cell office:value-type="float" office:value="46921253981920">
                <text:p>469212539819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1954866.41408">
                <text:p>1461954866.41408</text:p>
              </table:table-cell>
              <table:table-cell office:value-type="float" office:value="46921251873264">
                <text:p>46921251873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61954866.41413">
                <text:p>1461954866.41413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1954866.41416">
                <text:p>1461954866.41416</text:p>
              </table:table-cell>
              <table:table-cell office:value-type="float" office:value="46921256141716">
                <text:p>469212561417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1954866.41416">
                <text:p>1461954866.41416</text:p>
              </table:table-cell>
              <table:table-cell office:value-type="float" office:value="46921256140208">
                <text:p>469212561402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1954866.41417">
                <text:p>1461954866.41417</text:p>
              </table:table-cell>
              <table:table-cell office:value-type="float" office:value="46921256140488">
                <text:p>469212561404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61954866.41417">
                <text:p>1461954866.41417</text:p>
              </table:table-cell>
              <table:table-cell office:value-type="float" office:value="46921253986800">
                <text:p>469212539868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61954866.41418">
                <text:p>1461954866.41418</text:p>
              </table:table-cell>
              <table:table-cell office:value-type="float" office:value="46921213218816">
                <text:p>469212132188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1954866.41418">
                <text:p>1461954866.41418</text:p>
              </table:table-cell>
              <table:table-cell office:value-type="float" office:value="46921213285577">
                <text:p>469212132855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61954866.4142">
                <text:p>1461954866.4142</text:p>
              </table:table-cell>
              <table:table-cell office:value-type="float" office:value="46921258332352">
                <text:p>469212583323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1954866.41421">
                <text:p>1461954866.41421</text:p>
              </table:table-cell>
              <table:table-cell office:value-type="float" office:value="46921258331568">
                <text:p>469212583315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1954866.41421">
                <text:p>1461954866.41421</text:p>
              </table:table-cell>
              <table:table-cell office:value-type="float" office:value="46921258331704">
                <text:p>469212583317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1954866.41421">
                <text:p>1461954866.41421</text:p>
              </table:table-cell>
              <table:table-cell office:value-type="float" office:value="46921256194688">
                <text:p>46921256194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61954866.41431">
                <text:p>1461954866.41431</text:p>
              </table:table-cell>
              <table:table-cell office:value-type="float" office:value="46921212239904">
                <text:p>469212122399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61954866.41434">
                <text:p>1461954866.41434</text:p>
              </table:table-cell>
              <table:table-cell office:value-type="float" office:value="46921260625968">
                <text:p>469212606259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1954866.41435">
                <text:p>1461954866.41435</text:p>
              </table:table-cell>
              <table:table-cell office:value-type="float" office:value="46921260625416">
                <text:p>469212606254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1954866.41435">
                <text:p>1461954866.41435</text:p>
              </table:table-cell>
              <table:table-cell office:value-type="float" office:value="46921260625632">
                <text:p>469212606256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61954866.41435">
                <text:p>1461954866.41435</text:p>
              </table:table-cell>
              <table:table-cell office:value-type="float" office:value="46921258525168">
                <text:p>46921258525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1954866.41438">
                <text:p>1461954866.41438</text:p>
              </table:table-cell>
              <table:table-cell office:value-type="float" office:value="46921262731328">
                <text:p>469212627313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61954866.41439">
                <text:p>1461954866.41439</text:p>
              </table:table-cell>
              <table:table-cell office:value-type="float" office:value="46921262730744">
                <text:p>469212627307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61954866.41439">
                <text:p>1461954866.41439</text:p>
              </table:table-cell>
              <table:table-cell office:value-type="float" office:value="46921262730976">
                <text:p>469212627309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1954866.41439">
                <text:p>1461954866.41439</text:p>
              </table:table-cell>
              <table:table-cell office:value-type="float" office:value="46921260630512">
                <text:p>46921260630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61954866.4144">
                <text:p>1461954866.4144</text:p>
              </table:table-cell>
              <table:table-cell office:value-type="float" office:value="46921212244016">
                <text:p>469212122440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61954866.41443">
                <text:p>1461954866.41443</text:p>
              </table:table-cell>
              <table:table-cell office:value-type="float" office:value="46921264840936">
                <text:p>46921264840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1954866.41443">
                <text:p>1461954866.41443</text:p>
              </table:table-cell>
              <table:table-cell office:value-type="float" office:value="46921264840184">
                <text:p>46921264840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1954866.41444">
                <text:p>1461954866.41444</text:p>
              </table:table-cell>
              <table:table-cell office:value-type="float" office:value="46921264840416">
                <text:p>469212648404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1954866.41444">
                <text:p>1461954866.41444</text:p>
              </table:table-cell>
              <table:table-cell office:value-type="float" office:value="46921262735856">
                <text:p>469212627358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1954866.41445">
                <text:p>1461954866.41445</text:p>
              </table:table-cell>
              <table:table-cell office:value-type="float" office:value="46921213218816">
                <text:p>469212132188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1954866.41446">
                <text:p>1461954866.41446</text:p>
              </table:table-cell>
              <table:table-cell office:value-type="float" office:value="46921213285577">
                <text:p>469212132855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1954866.41447">
                <text:p>1461954866.41447</text:p>
              </table:table-cell>
              <table:table-cell office:value-type="float" office:value="46921266958952">
                <text:p>469212669589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1954866.41448">
                <text:p>1461954866.41448</text:p>
              </table:table-cell>
              <table:table-cell office:value-type="float" office:value="46921266957824">
                <text:p>469212669578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61954866.41448">
                <text:p>1461954866.41448</text:p>
              </table:table-cell>
              <table:table-cell office:value-type="float" office:value="46921266958040">
                <text:p>469212669580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61954866.41448">
                <text:p>1461954866.41448</text:p>
              </table:table-cell>
              <table:table-cell office:value-type="float" office:value="46921264845296">
                <text:p>469212648452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61954866.41455">
                <text:p>1461954866.41455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61954866.41458">
                <text:p>1461954866.41458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61954866.41461">
                <text:p>1461954866.41461</text:p>
              </table:table-cell>
              <table:table-cell office:value-type="float" office:value="46921269068008">
                <text:p>46921269068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61954866.41462">
                <text:p>1461954866.41462</text:p>
              </table:table-cell>
              <table:table-cell office:value-type="float" office:value="46921269067256">
                <text:p>469212690672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1954866.41462">
                <text:p>1461954866.41462</text:p>
              </table:table-cell>
              <table:table-cell office:value-type="float" office:value="46921269067488">
                <text:p>469212690674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1954866.41462">
                <text:p>1461954866.41462</text:p>
              </table:table-cell>
              <table:table-cell office:value-type="float" office:value="46921266962928">
                <text:p>469212669629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61954866.41463">
                <text:p>1461954866.41463</text:p>
              </table:table-cell>
              <table:table-cell office:value-type="float" office:value="46921212252208">
                <text:p>469212122522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1954866.41467">
                <text:p>1461954866.41467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61954866.41468">
                <text:p>1461954866.41468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1954866.41471">
                <text:p>1461954866.41471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61954866.41472">
                <text:p>1461954866.41472</text:p>
              </table:table-cell>
              <table:table-cell office:value-type="float" office:value="46921212256328">
                <text:p>469212122563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61954866.41474">
                <text:p>1461954866.41474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1954866.41477">
                <text:p>1461954866.41477</text:p>
              </table:table-cell>
              <table:table-cell office:value-type="float" office:value="46921271210736">
                <text:p>469212712107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61954866.41478">
                <text:p>1461954866.41478</text:p>
              </table:table-cell>
              <table:table-cell office:value-type="float" office:value="46921271209432">
                <text:p>469212712094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61954866.41478">
                <text:p>1461954866.41478</text:p>
              </table:table-cell>
              <table:table-cell office:value-type="float" office:value="46921271209680">
                <text:p>469212712096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61954866.41478">
                <text:p>1461954866.41478</text:p>
              </table:table-cell>
              <table:table-cell office:value-type="float" office:value="46921269072368">
                <text:p>469212690723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61954866.41484">
                <text:p>1461954866.41484</text:p>
              </table:table-cell>
              <table:table-cell office:value-type="float" office:value="46921212080128">
                <text:p>469212120801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61954866.41485">
                <text:p>1461954866.41485</text:p>
              </table:table-cell>
              <table:table-cell office:value-type="float" office:value="46921212260432">
                <text:p>469212122604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1954866.41489">
                <text:p>1461954866.41489</text:p>
              </table:table-cell>
              <table:table-cell office:value-type="float" office:value="46921273352220">
                <text:p>469212733522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61954866.41489">
                <text:p>1461954866.41489</text:p>
              </table:table-cell>
              <table:table-cell office:value-type="float" office:value="46921273350808">
                <text:p>469212733508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1954866.41489">
                <text:p>1461954866.41489</text:p>
              </table:table-cell>
              <table:table-cell office:value-type="float" office:value="46921273351168">
                <text:p>469212733511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61954866.4149">
                <text:p>1461954866.4149</text:p>
              </table:table-cell>
              <table:table-cell office:value-type="float" office:value="46921271214576">
                <text:p>469212712145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1954866.41491">
                <text:p>1461954866.41491</text:p>
              </table:table-cell>
              <table:table-cell office:value-type="float" office:value="46921213218816">
                <text:p>469212132188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1954866.41491">
                <text:p>1461954866.41491</text:p>
              </table:table-cell>
              <table:table-cell office:value-type="float" office:value="46921213285577">
                <text:p>469212132855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1954866.41493">
                <text:p>1461954866.41493</text:p>
              </table:table-cell>
              <table:table-cell office:value-type="float" office:value="46921275559968">
                <text:p>469212755599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1954866.41494">
                <text:p>1461954866.41494</text:p>
              </table:table-cell>
              <table:table-cell office:value-type="float" office:value="46921275559024">
                <text:p>46921275559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1954866.41494">
                <text:p>1461954866.41494</text:p>
              </table:table-cell>
              <table:table-cell office:value-type="float" office:value="46921275559288">
                <text:p>469212755592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1954866.41494">
                <text:p>1461954866.41494</text:p>
              </table:table-cell>
              <table:table-cell office:value-type="float" office:value="46921273356784">
                <text:p>469212733567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1954866.41497">
                <text:p>1461954866.41497</text:p>
              </table:table-cell>
              <table:table-cell office:value-type="float" office:value="46921277755432">
                <text:p>469212777554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61954866.41498">
                <text:p>1461954866.41498</text:p>
              </table:table-cell>
              <table:table-cell office:value-type="float" office:value="46921277754032">
                <text:p>469212777540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61954866.41499">
                <text:p>1461954866.41499</text:p>
              </table:table-cell>
              <table:table-cell office:value-type="float" office:value="46921277754264">
                <text:p>469212777542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1954866.42121">
                <text:p>1461954866.42121</text:p>
              </table:table-cell>
              <table:table-cell office:value-type="float" office:value="46921275564528">
                <text:p>469212755645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61954866.42126">
                <text:p>1461954866.42126</text:p>
              </table:table-cell>
              <table:table-cell office:value-type="float" office:value="46921279893524">
                <text:p>469212798935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61954866.42126">
                <text:p>1461954866.42126</text:p>
              </table:table-cell>
              <table:table-cell office:value-type="float" office:value="46921279891984">
                <text:p>46921279891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61954866.42126">
                <text:p>1461954866.42126</text:p>
              </table:table-cell>
              <table:table-cell office:value-type="float" office:value="46921279892248">
                <text:p>46921279892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1954866.42127">
                <text:p>1461954866.42127</text:p>
              </table:table-cell>
              <table:table-cell office:value-type="float" office:value="46921277759984">
                <text:p>469212777599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61954866.42128">
                <text:p>1461954866.42128</text:p>
              </table:table-cell>
              <table:table-cell office:value-type="float" office:value="46921212268648">
                <text:p>469212122686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61954866.4213">
                <text:p>1461954866.4213</text:p>
              </table:table-cell>
              <table:table-cell office:value-type="float" office:value="46921282274276">
                <text:p>469212822742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61954866.4213">
                <text:p>1461954866.4213</text:p>
              </table:table-cell>
              <table:table-cell office:value-type="float" office:value="46921282272712">
                <text:p>469212822727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61954866.4213">
                <text:p>1461954866.4213</text:p>
              </table:table-cell>
              <table:table-cell office:value-type="float" office:value="46921282272960">
                <text:p>469212822729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61954866.42131">
                <text:p>1461954866.42131</text:p>
              </table:table-cell>
              <table:table-cell office:value-type="float" office:value="46921279898096">
                <text:p>469212798980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1954866.42133">
                <text:p>1461954866.42133</text:p>
              </table:table-cell>
              <table:table-cell office:value-type="float" office:value="46921284387088">
                <text:p>469212843870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61954866.42133">
                <text:p>1461954866.42133</text:p>
              </table:table-cell>
              <table:table-cell office:value-type="float" office:value="46921284386192">
                <text:p>469212843861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61954866.42134">
                <text:p>1461954866.42134</text:p>
              </table:table-cell>
              <table:table-cell office:value-type="float" office:value="46921284386424">
                <text:p>469212843864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61954866.42134">
                <text:p>1461954866.42134</text:p>
              </table:table-cell>
              <table:table-cell office:value-type="float" office:value="46921282277872">
                <text:p>469212822778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61954866.42136">
                <text:p>1461954866.42136</text:p>
              </table:table-cell>
              <table:table-cell office:value-type="float" office:value="46921286517396">
                <text:p>469212865173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61954866.42137">
                <text:p>1461954866.42137</text:p>
              </table:table-cell>
              <table:table-cell office:value-type="float" office:value="46921286516080">
                <text:p>469212865160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61954866.42137">
                <text:p>1461954866.42137</text:p>
              </table:table-cell>
              <table:table-cell office:value-type="float" office:value="46921286516232">
                <text:p>469212865162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61954866.42137">
                <text:p>1461954866.42137</text:p>
              </table:table-cell>
              <table:table-cell office:value-type="float" office:value="46921284391552">
                <text:p>469212843915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1954866.42141">
                <text:p>1461954866.42141</text:p>
              </table:table-cell>
              <table:table-cell office:value-type="float" office:value="46921288721136">
                <text:p>469212887211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61954866.42142">
                <text:p>1461954866.42142</text:p>
              </table:table-cell>
              <table:table-cell office:value-type="float" office:value="46921288719696">
                <text:p>469212887196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1954866.42142">
                <text:p>1461954866.42142</text:p>
              </table:table-cell>
              <table:table-cell office:value-type="float" office:value="46921288719848">
                <text:p>469212887198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61954866.42142">
                <text:p>1461954866.42142</text:p>
              </table:table-cell>
              <table:table-cell office:value-type="float" office:value="46921286521472">
                <text:p>469212865214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61954866.42143">
                <text:p>1461954866.42143</text:p>
              </table:table-cell>
              <table:table-cell office:value-type="float" office:value="46921212272648">
                <text:p>469212122726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61954866.42169">
                <text:p>1461954866.42169</text:p>
              </table:table-cell>
              <table:table-cell office:value-type="float" office:value="46921275555288">
                <text:p>469212755552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61954866.42175">
                <text:p>1461954866.42175</text:p>
              </table:table-cell>
              <table:table-cell office:value-type="float" office:value="46921288737824">
                <text:p>469212887378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1954866.42176">
                <text:p>1461954866.42176</text:p>
              </table:table-cell>
              <table:table-cell office:value-type="float" office:value="46921286587216">
                <text:p>469212865872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1954866.42182">
                <text:p>1461954866.42182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61954866.42185">
                <text:p>1461954866.42185</text:p>
              </table:table-cell>
              <table:table-cell office:value-type="float" office:value="46921212800040">
                <text:p>469212128000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61954866.42185">
                <text:p>1461954866.42185</text:p>
              </table:table-cell>
              <table:table-cell office:value-type="float" office:value="46921213218824">
                <text:p>469212132188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61954866.42187">
                <text:p>1461954866.42187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61954866.42189">
                <text:p>1461954866.42189</text:p>
              </table:table-cell>
              <table:table-cell office:value-type="float" office:value="46921212802280">
                <text:p>469212128022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61954866.4219">
                <text:p>1461954866.4219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1954866.42192">
                <text:p>1461954866.42192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61954866.42194">
                <text:p>1461954866.42194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61954866.42195">
                <text:p>1461954866.42195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1954866.42196">
                <text:p>1461954866.42196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1954866.42197">
                <text:p>1461954866.42197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1954866.42199">
                <text:p>1461954866.42199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61954866.422">
                <text:p>1461954866.422</text:p>
              </table:table-cell>
              <table:table-cell office:value-type="float" office:value="46921212076032">
                <text:p>469212120760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61954866.42203">
                <text:p>1461954866.42203</text:p>
              </table:table-cell>
              <table:table-cell office:value-type="float" office:value="46921212284744">
                <text:p>469212122847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61954866.42204">
                <text:p>1461954866.42204</text:p>
              </table:table-cell>
              <table:table-cell office:value-type="float" office:value="46921212276736">
                <text:p>469212122767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61954866.42309">
                <text:p>1461954866.42309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61954866.42312">
                <text:p>1461954866.42312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61954866.42315">
                <text:p>1461954866.42315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61954866.42318">
                <text:p>1461954866.4231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1954866.42322">
                <text:p>1461954866.42322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1954866.42324">
                <text:p>1461954866.42324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1954866.42339">
                <text:p>1461954866.42339</text:p>
              </table:table-cell>
              <table:table-cell office:value-type="float" office:value="46921251844640">
                <text:p>469212518446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1954866.42339">
                <text:p>1461954866.42339</text:p>
              </table:table-cell>
              <table:table-cell office:value-type="float" office:value="46921249724745">
                <text:p>469212497247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1954866.42341">
                <text:p>1461954866.42341</text:p>
              </table:table-cell>
              <table:table-cell office:value-type="float" office:value="46921251844640">
                <text:p>469212518446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61954866.42341">
                <text:p>1461954866.42341</text:p>
              </table:table-cell>
              <table:table-cell office:value-type="float" office:value="140726189697096">
                <text:p>1407261896970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61954866.42342">
                <text:p>1461954866.42342</text:p>
              </table:table-cell>
              <table:table-cell office:value-type="float" office:value="140726189706108">
                <text:p>1407261897061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61954866.42342">
                <text:p>1461954866.42342</text:p>
              </table:table-cell>
              <table:table-cell office:value-type="float" office:value="140726189699072">
                <text:p>140726189699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1954866.42358">
                <text:p>1461954866.42358</text:p>
              </table:table-cell>
              <table:table-cell office:value-type="float" office:value="46921212163860">
                <text:p>469212121638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1954866.42358">
                <text:p>1461954866.42358</text:p>
              </table:table-cell>
              <table:table-cell office:value-type="float" office:value="140726189724776">
                <text:p>1407261897247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1954866.42359">
                <text:p>1461954866.42359</text:p>
              </table:table-cell>
              <table:table-cell office:value-type="float" office:value="46921226820036">
                <text:p>469212268200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1954866.42359">
                <text:p>1461954866.42359</text:p>
              </table:table-cell>
              <table:table-cell office:value-type="float" office:value="46921226811200">
                <text:p>469212268112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1954866.42359">
                <text:p>1461954866.42359</text:p>
              </table:table-cell>
              <table:table-cell office:value-type="float" office:value="46921226825392">
                <text:p>469212268253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1954866.4236">
                <text:p>1461954866.4236</text:p>
              </table:table-cell>
              <table:table-cell office:value-type="float" office:value="46921214162224">
                <text:p>469212141622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61954866.4236">
                <text:p>1461954866.4236</text:p>
              </table:table-cell>
              <table:table-cell office:value-type="float" office:value="46921226816256">
                <text:p>469212268162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61954866.42361">
                <text:p>1461954866.42361</text:p>
              </table:table-cell>
              <table:table-cell office:value-type="float" office:value="46921212174256">
                <text:p>469212121742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1954866.42361">
                <text:p>1461954866.42361</text:p>
              </table:table-cell>
              <table:table-cell office:value-type="float" office:value="46921212174624">
                <text:p>469212121746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61954866.42361">
                <text:p>1461954866.42361</text:p>
              </table:table-cell>
              <table:table-cell office:value-type="float" office:value="46921226833136">
                <text:p>46921226833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61954866.42362">
                <text:p>1461954866.42362</text:p>
              </table:table-cell>
              <table:table-cell office:value-type="float" office:value="46921212233480">
                <text:p>469212122334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61954866.42362">
                <text:p>1461954866.42362</text:p>
              </table:table-cell>
              <table:table-cell office:value-type="float" office:value="46921212209912">
                <text:p>469212122099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61954866.42363">
                <text:p>1461954866.42363</text:p>
              </table:table-cell>
              <table:table-cell office:value-type="float" office:value="46921212248824">
                <text:p>469212122488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61954866.42363">
                <text:p>1461954866.42363</text:p>
              </table:table-cell>
              <table:table-cell office:value-type="float" office:value="46921214166368">
                <text:p>46921214166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61954866.42363">
                <text:p>1461954866.42363</text:p>
              </table:table-cell>
              <table:table-cell office:value-type="float" office:value="46921216416216">
                <text:p>469212164162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61954866.42364">
                <text:p>1461954866.42364</text:p>
              </table:table-cell>
              <table:table-cell office:value-type="float" office:value="46921212163856">
                <text:p>469212121638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61954866.42364">
                <text:p>1461954866.42364</text:p>
              </table:table-cell>
              <table:table-cell office:value-type="float" office:value="46921223675941">
                <text:p>469212236759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61954866.42365">
                <text:p>1461954866.42365</text:p>
              </table:table-cell>
              <table:table-cell office:value-type="float" office:value="46921288737976">
                <text:p>469212887379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61954866.42365">
                <text:p>1461954866.42365</text:p>
              </table:table-cell>
              <table:table-cell office:value-type="float" office:value="46921216416200">
                <text:p>469212164162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61954866.42365">
                <text:p>1461954866.42365</text:p>
              </table:table-cell>
              <table:table-cell office:value-type="float" office:value="140726189724776">
                <text:p>1407261897247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1954866.42366">
                <text:p>1461954866.42366</text:p>
              </table:table-cell>
              <table:table-cell office:value-type="float" office:value="46921286547920">
                <text:p>469212865479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61954866.42366">
                <text:p>1461954866.42366</text:p>
              </table:table-cell>
              <table:table-cell office:value-type="float" office:value="46921223395664">
                <text:p>469212233956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61954866.42366">
                <text:p>1461954866.42366</text:p>
              </table:table-cell>
              <table:table-cell office:value-type="float" office:value="46921226820048">
                <text:p>469212268200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61954866.42366">
                <text:p>1461954866.42366</text:p>
              </table:table-cell>
              <table:table-cell office:value-type="float" office:value="46921226811200">
                <text:p>469212268112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61954866.42367">
                <text:p>1461954866.42367</text:p>
              </table:table-cell>
              <table:table-cell office:value-type="float" office:value="46921288721048">
                <text:p>469212887210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61954866.42367">
                <text:p>1461954866.42367</text:p>
              </table:table-cell>
              <table:table-cell office:value-type="float" office:value="46921226825392">
                <text:p>469212268253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61954866.42367">
                <text:p>1461954866.42367</text:p>
              </table:table-cell>
              <table:table-cell office:value-type="float" office:value="46921212018378">
                <text:p>469212120183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61954866.42367">
                <text:p>1461954866.42367</text:p>
              </table:table-cell>
              <table:table-cell office:value-type="float" office:value="46921211931280">
                <text:p>469212119312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61954866.42368">
                <text:p>1461954866.42368</text:p>
              </table:table-cell>
              <table:table-cell office:value-type="float" office:value="46921223971104">
                <text:p>469212239711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1954866.42368">
                <text:p>1461954866.42368</text:p>
              </table:table-cell>
              <table:table-cell office:value-type="float" office:value="46921214171880">
                <text:p>469212141718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61954866.42369">
                <text:p>1461954866.42369</text:p>
              </table:table-cell>
              <table:table-cell office:value-type="float" office:value="46921223187696">
                <text:p>469212231876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61954866.42369">
                <text:p>1461954866.42369</text:p>
              </table:table-cell>
              <table:table-cell office:value-type="float" office:value="140726189723040">
                <text:p>1407261897230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61954866.42369">
                <text:p>1461954866.42369</text:p>
              </table:table-cell>
              <table:table-cell office:value-type="float" office:value="46921223490240">
                <text:p>469212234902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61954866.42369">
                <text:p>1461954866.42369</text:p>
              </table:table-cell>
              <table:table-cell office:value-type="float" office:value="46921212045638">
                <text:p>469212120456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61954866.4237">
                <text:p>1461954866.4237</text:p>
              </table:table-cell>
              <table:table-cell office:value-type="float" office:value="46921224422212">
                <text:p>469212244222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61954866.4237">
                <text:p>1461954866.4237</text:p>
              </table:table-cell>
              <table:table-cell office:value-type="float" office:value="46921224420806">
                <text:p>469212244208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61954866.4237">
                <text:p>1461954866.4237</text:p>
              </table:table-cell>
              <table:table-cell office:value-type="float" office:value="46921214162224">
                <text:p>469212141622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61954866.4237">
                <text:p>1461954866.4237</text:p>
              </table:table-cell>
              <table:table-cell office:value-type="float" office:value="46921223851856">
                <text:p>469212238518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1954866.42371">
                <text:p>1461954866.42371</text:p>
              </table:table-cell>
              <table:table-cell office:value-type="float" office:value="46921223026400">
                <text:p>469212230264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61954866.42371">
                <text:p>1461954866.42371</text:p>
              </table:table-cell>
              <table:table-cell office:value-type="float" office:value="46921214264544">
                <text:p>469212142645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61954866.42371">
                <text:p>1461954866.42371</text:p>
              </table:table-cell>
              <table:table-cell office:value-type="float" office:value="46921214235744">
                <text:p>469212142357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61954866.42372">
                <text:p>1461954866.42372</text:p>
              </table:table-cell>
              <table:table-cell office:value-type="float" office:value="46921216422552">
                <text:p>469212164225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61954866.42372">
                <text:p>1461954866.42372</text:p>
              </table:table-cell>
              <table:table-cell office:value-type="float" office:value="46921218663056">
                <text:p>469212186630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61954866.42372">
                <text:p>1461954866.42372</text:p>
              </table:table-cell>
              <table:table-cell office:value-type="float" office:value="46921220772496">
                <text:p>469212207724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61954866.42373">
                <text:p>1461954866.42373</text:p>
              </table:table-cell>
              <table:table-cell office:value-type="float" office:value="46921222887720">
                <text:p>469212228877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61954866.42373">
                <text:p>1461954866.42373</text:p>
              </table:table-cell>
              <table:table-cell office:value-type="float" office:value="46921222976317">
                <text:p>469212229763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61954866.42374">
                <text:p>1461954866.42374</text:p>
              </table:table-cell>
              <table:table-cell office:value-type="float" office:value="46921212209912">
                <text:p>469212122099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61954866.42375">
                <text:p>1461954866.42375</text:p>
              </table:table-cell>
              <table:table-cell office:value-type="float" office:value="46921212193832">
                <text:p>469212121938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1954866.42376">
                <text:p>1461954866.42376</text:p>
              </table:table-cell>
              <table:table-cell office:value-type="float" office:value="46921212231928">
                <text:p>469212122319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1954866.42377">
                <text:p>1461954866.42377</text:p>
              </table:table-cell>
              <table:table-cell office:value-type="float" office:value="46921212276920">
                <text:p>469212122769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1954866.42377">
                <text:p>1461954866.42377</text:p>
              </table:table-cell>
              <table:table-cell office:value-type="float" office:value="46921212309752">
                <text:p>469212123097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61954866.42378">
                <text:p>1461954866.42378</text:p>
              </table:table-cell>
              <table:table-cell office:value-type="float" office:value="46921223082144">
                <text:p>469212230821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61954866.42379">
                <text:p>1461954866.42379</text:p>
              </table:table-cell>
              <table:table-cell office:value-type="float" office:value="46921232257449">
                <text:p>469212322574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1954866.42381">
                <text:p>1461954866.42381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61954866.42393">
                <text:p>1461954866.42393</text:p>
              </table:table-cell>
              <table:table-cell office:value-type="float" office:value="6345428">
                <text:p>63454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61954866.42395">
                <text:p>1461954866.42395</text:p>
              </table:table-cell>
              <table:table-cell office:value-type="float" office:value="47320126562276">
                <text:p>473201265622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61954866.42396">
                <text:p>1461954866.42396</text:p>
              </table:table-cell>
              <table:table-cell office:value-type="float" office:value="140722800457305">
                <text:p>1407228004573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61954866.42398">
                <text:p>1461954866.42398</text:p>
              </table:table-cell>
              <table:table-cell office:value-type="float" office:value="47320124322512">
                <text:p>473201243225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6557808">
                <text:p>473201265578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6557336">
                <text:p>473201265573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4429628">
                <text:p>473201244296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4412864">
                <text:p>473201244128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61954866.42399">
                <text:p>1461954866.42399</text:p>
              </table:table-cell>
              <table:table-cell office:value-type="float" office:value="47320126562680">
                <text:p>473201265626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61954866.424">
                <text:p>1461954866.424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61954866.424">
                <text:p>1461954866.424</text:p>
              </table:table-cell>
              <table:table-cell office:value-type="float" office:value="6344232">
                <text:p>63442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61954866.42401">
                <text:p>1461954866.42401</text:p>
              </table:table-cell>
              <table:table-cell office:value-type="float" office:value="140722800807992">
                <text:p>1407228008079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61954866.42401">
                <text:p>1461954866.42401</text:p>
              </table:table-cell>
              <table:table-cell office:value-type="float" office:value="140722800455672">
                <text:p>1407228004556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1954866.42401">
                <text:p>1461954866.42401</text:p>
              </table:table-cell>
              <table:table-cell office:value-type="float" office:value="47320124461072">
                <text:p>473201244610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1954866.42402">
                <text:p>1461954866.42402</text:p>
              </table:table-cell>
              <table:table-cell office:value-type="float" office:value="6344432">
                <text:p>63444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61954866.42403">
                <text:p>1461954866.42403</text:p>
              </table:table-cell>
              <table:table-cell office:value-type="float" office:value="47320124469248">
                <text:p>473201244692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61954866.42403">
                <text:p>1461954866.42403</text:p>
              </table:table-cell>
              <table:table-cell office:value-type="float" office:value="47320124536009">
                <text:p>473201245360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61954866.42404">
                <text:p>1461954866.42404</text:p>
              </table:table-cell>
              <table:table-cell office:value-type="float" office:value="47320124466336">
                <text:p>473201244663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61954866.42406">
                <text:p>1461954866.42406</text:p>
              </table:table-cell>
              <table:table-cell office:value-type="float" office:value="47320130496672">
                <text:p>473201304966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61954866.42406">
                <text:p>1461954866.42406</text:p>
              </table:table-cell>
              <table:table-cell office:value-type="float" office:value="47320130489248">
                <text:p>473201304892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1954866.42406">
                <text:p>1461954866.42406</text:p>
              </table:table-cell>
              <table:table-cell office:value-type="float" office:value="47320130489336">
                <text:p>473201304893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61954866.42407">
                <text:p>1461954866.42407</text:p>
              </table:table-cell>
              <table:table-cell office:value-type="float" office:value="47320126567096">
                <text:p>473201265670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61954866.42407">
                <text:p>1461954866.42407</text:p>
              </table:table-cell>
              <table:table-cell office:value-type="float" office:value="47320126657852">
                <text:p>473201266578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61954866.42408">
                <text:p>1461954866.42408</text:p>
              </table:table-cell>
              <table:table-cell office:value-type="float" office:value="47320124551176">
                <text:p>473201245511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61954866.42408">
                <text:p>1461954866.42408</text:p>
              </table:table-cell>
              <table:table-cell office:value-type="float" office:value="47320124555264">
                <text:p>473201245552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61954866.42408">
                <text:p>1461954866.42408</text:p>
              </table:table-cell>
              <table:table-cell office:value-type="float" office:value="47320130490376">
                <text:p>473201304903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1954866.42409">
                <text:p>1461954866.42409</text:p>
              </table:table-cell>
              <table:table-cell office:value-type="float" office:value="47320130475840">
                <text:p>473201304758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61954866.42409">
                <text:p>1461954866.42409</text:p>
              </table:table-cell>
              <table:table-cell office:value-type="float" office:value="47320130478152">
                <text:p>473201304781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61954866.42409">
                <text:p>1461954866.42409</text:p>
              </table:table-cell>
              <table:table-cell office:value-type="float" office:value="47320130482176">
                <text:p>473201304821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61954866.4241">
                <text:p>1461954866.4241</text:p>
              </table:table-cell>
              <table:table-cell office:value-type="float" office:value="47320126645396">
                <text:p>473201266453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1954866.42411">
                <text:p>1461954866.42411</text:p>
              </table:table-cell>
              <table:table-cell office:value-type="float" office:value="47320127143264">
                <text:p>473201271432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61954866.42412">
                <text:p>1461954866.42412</text:p>
              </table:table-cell>
              <table:table-cell office:value-type="float" office:value="47320130513920">
                <text:p>473201305139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61954866.42412">
                <text:p>1461954866.42412</text:p>
              </table:table-cell>
              <table:table-cell office:value-type="float" office:value="47320130513924">
                <text:p>473201305139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61954866.42413">
                <text:p>1461954866.42413</text:p>
              </table:table-cell>
              <table:table-cell office:value-type="float" office:value="47320127292352">
                <text:p>473201272923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61954866.42413">
                <text:p>1461954866.42413</text:p>
              </table:table-cell>
              <table:table-cell office:value-type="float" office:value="47320128124230">
                <text:p>473201281242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61954866.42414">
                <text:p>1461954866.42414</text:p>
              </table:table-cell>
              <table:table-cell office:value-type="float" office:value="47320127838496">
                <text:p>473201278384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61954866.42416">
                <text:p>1461954866.42416</text:p>
              </table:table-cell>
              <table:table-cell office:value-type="float" office:value="47320130503840">
                <text:p>473201305038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61954866.42417">
                <text:p>1461954866.42417</text:p>
              </table:table-cell>
              <table:table-cell office:value-type="float" office:value="47320127591168">
                <text:p>473201275911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61954866.42417">
                <text:p>1461954866.42417</text:p>
              </table:table-cell>
              <table:table-cell office:value-type="float" office:value="47320126763264">
                <text:p>473201267632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61954866.42417">
                <text:p>1461954866.42417</text:p>
              </table:table-cell>
              <table:table-cell office:value-type="float" office:value="47320127228448">
                <text:p>473201272284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61954866.42418">
                <text:p>1461954866.42418</text:p>
              </table:table-cell>
              <table:table-cell office:value-type="float" office:value="47320126813376">
                <text:p>473201268133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61954866.42419">
                <text:p>1461954866.42419</text:p>
              </table:table-cell>
              <table:table-cell office:value-type="float" office:value="47320130515060">
                <text:p>473201305150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1954866.42419">
                <text:p>1461954866.42419</text:p>
              </table:table-cell>
              <table:table-cell office:value-type="float" office:value="47320130499216">
                <text:p>473201304992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61954866.42419">
                <text:p>1461954866.42419</text:p>
              </table:table-cell>
              <table:table-cell office:value-type="float" office:value="47320128034425">
                <text:p>473201280344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61954866.4242">
                <text:p>1461954866.4242</text:p>
              </table:table-cell>
              <table:table-cell office:value-type="float" office:value="47320127364160">
                <text:p>473201273641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61954866.4242">
                <text:p>1461954866.4242</text:p>
              </table:table-cell>
              <table:table-cell office:value-type="float" office:value="47320127556512">
                <text:p>473201275565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61954866.4242">
                <text:p>1461954866.4242</text:p>
              </table:table-cell>
              <table:table-cell office:value-type="float" office:value="47320127100752">
                <text:p>473201271007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61954866.42424">
                <text:p>1461954866.42424</text:p>
              </table:table-cell>
              <table:table-cell office:value-type="float" office:value="47320127648672">
                <text:p>473201276486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61954866.42424">
                <text:p>1461954866.42424</text:p>
              </table:table-cell>
              <table:table-cell office:value-type="float" office:value="33726472">
                <text:p>337264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61954866.42425">
                <text:p>1461954866.42425</text:p>
              </table:table-cell>
              <table:table-cell office:value-type="float" office:value="47320128160336">
                <text:p>47320128160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61954866.42426">
                <text:p>1461954866.42426</text:p>
              </table:table-cell>
              <table:table-cell office:value-type="float" office:value="47320130519056">
                <text:p>47320130519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61954866.42426">
                <text:p>1461954866.42426</text:p>
              </table:table-cell>
              <table:table-cell office:value-type="float" office:value="47320133586656">
                <text:p>473201335866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61954866.42426">
                <text:p>1461954866.42426</text:p>
              </table:table-cell>
              <table:table-cell office:value-type="float" office:value="47320133618728">
                <text:p>473201336187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61954866.42427">
                <text:p>1461954866.42427</text:p>
              </table:table-cell>
              <table:table-cell office:value-type="float" office:value="47320133754820">
                <text:p>473201337548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1954866.42427">
                <text:p>1461954866.42427</text:p>
              </table:table-cell>
              <table:table-cell office:value-type="float" office:value="47320135143424">
                <text:p>473201351434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61954866.42427">
                <text:p>1461954866.42427</text:p>
              </table:table-cell>
              <table:table-cell office:value-type="float" office:value="47320132339376">
                <text:p>473201323393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61954866.42427">
                <text:p>1461954866.42427</text:p>
              </table:table-cell>
              <table:table-cell office:value-type="float" office:value="47320133355604">
                <text:p>473201333556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61954866.42428">
                <text:p>1461954866.42428</text:p>
              </table:table-cell>
              <table:table-cell office:value-type="float" office:value="33730568">
                <text:p>337305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1954866.42429">
                <text:p>1461954866.42429</text:p>
              </table:table-cell>
              <table:table-cell office:value-type="float" office:value="47320127398576">
                <text:p>473201273985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1954866.4243">
                <text:p>1461954866.4243</text:p>
              </table:table-cell>
              <table:table-cell office:value-type="float" office:value="33735160">
                <text:p>337351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61954866.42431">
                <text:p>1461954866.42431</text:p>
              </table:table-cell>
              <table:table-cell office:value-type="float" office:value="47320127037552">
                <text:p>473201270375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61954866.43102">
                <text:p>1461954866.43102</text:p>
              </table:table-cell>
              <table:table-cell office:value-type="float" office:value="140726189723584">
                <text:p>1407261897235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61954866.43105">
                <text:p>1461954866.43105</text:p>
              </table:table-cell>
              <table:table-cell office:value-type="float" office:value="46921247471992">
                <text:p>469212474719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61954866.43106">
                <text:p>1461954866.43106</text:p>
              </table:table-cell>
              <table:table-cell office:value-type="float" office:value="46921212196528">
                <text:p>469212121965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61954866.43106">
                <text:p>1461954866.43106</text:p>
              </table:table-cell>
              <table:table-cell office:value-type="float" office:value="46921247449928">
                <text:p>469212474499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61954866.43106">
                <text:p>1461954866.43106</text:p>
              </table:table-cell>
              <table:table-cell office:value-type="float" office:value="46921212194648">
                <text:p>469212121946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61954866.43108">
                <text:p>1461954866.43108</text:p>
              </table:table-cell>
              <table:table-cell office:value-type="float" office:value="46921212071936">
                <text:p>469212120719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61954866.43113">
                <text:p>1461954866.43113</text:p>
              </table:table-cell>
              <table:table-cell office:value-type="float" office:value="46921212276920">
                <text:p>469212122769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61954866.43113">
                <text:p>1461954866.43113</text:p>
              </table:table-cell>
              <table:table-cell office:value-type="float" office:value="46921212285128">
                <text:p>469212122851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61954866.43113">
                <text:p>1461954866.43113</text:p>
              </table:table-cell>
              <table:table-cell office:value-type="float" office:value="46921212280832">
                <text:p>469212122808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61954866.4312">
                <text:p>1461954866.4312</text:p>
              </table:table-cell>
              <table:table-cell office:value-type="float" office:value="140726189715764">
                <text:p>1407261897157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140726189715448">
                <text:p>1407261897154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140726189697528">
                <text:p>1407261896975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46921251828252">
                <text:p>469212518282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140726189706540">
                <text:p>1407261897065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61954866.43121">
                <text:p>1461954866.43121</text:p>
              </table:table-cell>
              <table:table-cell office:value-type="float" office:value="140726189699072">
                <text:p>1407261896990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61954866.43123">
                <text:p>1461954866.43123</text:p>
              </table:table-cell>
              <table:table-cell office:value-type="float" office:value="46921249624384">
                <text:p>469212496243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212992">
                <text:p>469212122129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6418024">
                <text:p>469212164180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070052">
                <text:p>469212120700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154844">
                <text:p>469212121548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181644">
                <text:p>469212121816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61954866.43124">
                <text:p>1461954866.43124</text:p>
              </table:table-cell>
              <table:table-cell office:value-type="float" office:value="46921212182844">
                <text:p>469212121828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189596">
                <text:p>469212121895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37532">
                <text:p>469212122375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41484">
                <text:p>469212122414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45852">
                <text:p>469212122458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58284">
                <text:p>469212122582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63564">
                <text:p>469212122635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61954866.43125">
                <text:p>1461954866.43125</text:p>
              </table:table-cell>
              <table:table-cell office:value-type="float" office:value="46921212264796">
                <text:p>469212122647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61954866.43132">
                <text:p>1461954866.43132</text:p>
              </table:table-cell>
              <table:table-cell office:value-type="float" office:value="46921212269644">
                <text:p>469212122696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61954866.43133">
                <text:p>1461954866.43133</text:p>
              </table:table-cell>
              <table:table-cell office:value-type="float" office:value="46921253982433">
                <text:p>469212539824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61954866.43135">
                <text:p>1461954866.43135</text:p>
              </table:table-cell>
              <table:table-cell office:value-type="float" office:value="46921222881552">
                <text:p>469212228815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61954866.43136">
                <text:p>1461954866.43136</text:p>
              </table:table-cell>
              <table:table-cell office:value-type="float" office:value="46921256141728">
                <text:p>469212561417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61954866.43136">
                <text:p>1461954866.43136</text:p>
              </table:table-cell>
              <table:table-cell office:value-type="float" office:value="46921258332376">
                <text:p>469212583323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61954866.43138">
                <text:p>1461954866.43138</text:p>
              </table:table-cell>
              <table:table-cell office:value-type="float" office:value="46921260625968">
                <text:p>469212606259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61954866.43139">
                <text:p>1461954866.43139</text:p>
              </table:table-cell>
              <table:table-cell office:value-type="float" office:value="46921262731328">
                <text:p>469212627313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61954866.4314">
                <text:p>1461954866.4314</text:p>
              </table:table-cell>
              <table:table-cell office:value-type="float" office:value="46921264840936">
                <text:p>469212648409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61954866.43141">
                <text:p>1461954866.43141</text:p>
              </table:table-cell>
              <table:table-cell office:value-type="float" office:value="46921212252208">
                <text:p>469212122522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61954866.43142">
                <text:p>1461954866.43142</text:p>
              </table:table-cell>
              <table:table-cell office:value-type="float" office:value="46921269068008">
                <text:p>469212690680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61954866.43143">
                <text:p>1461954866.43143</text:p>
              </table:table-cell>
              <table:table-cell office:value-type="float" office:value="46921271210736">
                <text:p>469212712107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61954866.43144">
                <text:p>1461954866.43144</text:p>
              </table:table-cell>
              <table:table-cell office:value-type="float" office:value="46921273352224">
                <text:p>469212733522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61954866.43144">
                <text:p>1461954866.43144</text:p>
              </table:table-cell>
              <table:table-cell office:value-type="float" office:value="46921266958952">
                <text:p>469212669589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5559968">
                <text:p>469212755599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3444076">
                <text:p>469212734440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9893524">
                <text:p>469212798935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7755456">
                <text:p>469212777554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61954866.43145">
                <text:p>1461954866.43145</text:p>
              </table:table-cell>
              <table:table-cell office:value-type="float" office:value="46921275633964">
                <text:p>469212756339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61954866.43146">
                <text:p>1461954866.43146</text:p>
              </table:table-cell>
              <table:table-cell office:value-type="float" office:value="46921282274304">
                <text:p>469212822743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61954866.43146">
                <text:p>1461954866.43146</text:p>
              </table:table-cell>
              <table:table-cell office:value-type="float" office:value="46921280089460">
                <text:p>469212800894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61954866.43146">
                <text:p>1461954866.43146</text:p>
              </table:table-cell>
              <table:table-cell office:value-type="float" office:value="46921284387088">
                <text:p>469212843870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61954866.43147">
                <text:p>1461954866.43147</text:p>
              </table:table-cell>
              <table:table-cell office:value-type="float" office:value="46921212273336">
                <text:p>469212122733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61954866.43151">
                <text:p>1461954866.43151</text:p>
              </table:table-cell>
              <table:table-cell office:value-type="float" office:value="46921247457928">
                <text:p>469212474579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61954866.43152">
                <text:p>1461954866.43152</text:p>
              </table:table-cell>
              <table:table-cell office:value-type="float" office:value="46921218660048">
                <text:p>469212186600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61954866.43153">
                <text:p>1461954866.43153</text:p>
              </table:table-cell>
              <table:table-cell office:value-type="float" office:value="46921218659744">
                <text:p>469212186597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61954866.43153">
                <text:p>1461954866.43153</text:p>
              </table:table-cell>
              <table:table-cell office:value-type="float" office:value="46921218655560">
                <text:p>469212186555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61954866.43153">
                <text:p>1461954866.43153</text:p>
              </table:table-cell>
              <table:table-cell office:value-type="float" office:value="46921218650992">
                <text:p>469212186509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61954866.43153">
                <text:p>1461954866.43153</text:p>
              </table:table-cell>
              <table:table-cell office:value-type="float" office:value="46921220767992">
                <text:p>469212207679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61954866.43154">
                <text:p>1461954866.43154</text:p>
              </table:table-cell>
              <table:table-cell office:value-type="float" office:value="46921229185136">
                <text:p>469212291851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61954866.43154">
                <text:p>1461954866.43154</text:p>
              </table:table-cell>
              <table:table-cell office:value-type="float" office:value="46921227000544">
                <text:p>469212270005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61954866.43154">
                <text:p>1461954866.43154</text:p>
              </table:table-cell>
              <table:table-cell office:value-type="float" office:value="46921238540544">
                <text:p>469212385405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61954866.43154">
                <text:p>1461954866.43154</text:p>
              </table:table-cell>
              <table:table-cell office:value-type="float" office:value="46921242890592">
                <text:p>469212428905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61954866.43155">
                <text:p>1461954866.43155</text:p>
              </table:table-cell>
              <table:table-cell office:value-type="float" office:value="46921240736544">
                <text:p>469212407365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61954866.43155">
                <text:p>1461954866.43155</text:p>
              </table:table-cell>
              <table:table-cell office:value-type="float" office:value="46921245036872">
                <text:p>469212450368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1954866.43155">
                <text:p>1461954866.43155</text:p>
              </table:table-cell>
              <table:table-cell office:value-type="float" office:value="46921286517408">
                <text:p>469212865174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1954866.43155">
                <text:p>1461954866.43155</text:p>
              </table:table-cell>
              <table:table-cell office:value-type="float" office:value="46921288721152">
                <text:p>469212887211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1954866.43182">
                <text:p>1461954866.43182</text:p>
              </table:table-cell>
              <table:table-cell office:value-type="float" office:value="139872856983928">
                <text:p>1398728569839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1954866.43183">
                <text:p>1461954866.43183</text:p>
              </table:table-cell>
              <table:table-cell office:value-type="float" office:value="139872856961864">
                <text:p>1398728569618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1954866.43183">
                <text:p>1461954866.43183</text:p>
              </table:table-cell>
              <table:table-cell office:value-type="float" office:value="139872916553736">
                <text:p>1398729165537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1954866.43184">
                <text:p>1461954866.43184</text:p>
              </table:table-cell>
              <table:table-cell office:value-type="float" office:value="139872916542536">
                <text:p>1398729165425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61954866.43185">
                <text:p>1461954866.43185</text:p>
              </table:table-cell>
              <table:table-cell office:value-type="float" office:value="139872890081280">
                <text:p>1398728900812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1954866.4319">
                <text:p>1461954866.4319</text:p>
              </table:table-cell>
              <table:table-cell office:value-type="float" office:value="139872916570632">
                <text:p>1398729165706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1954866.4319">
                <text:p>1461954866.4319</text:p>
              </table:table-cell>
              <table:table-cell office:value-type="float" office:value="139872916578840">
                <text:p>1398729165788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61954866.43191">
                <text:p>1461954866.43191</text:p>
              </table:table-cell>
              <table:table-cell office:value-type="float" office:value="139872916574208">
                <text:p>1398729165742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1954866.432">
                <text:p>1461954866.432</text:p>
              </table:table-cell>
              <table:table-cell office:value-type="float" office:value="140733904553892">
                <text:p>1407339045538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1954866.432">
                <text:p>1461954866.432</text:p>
              </table:table-cell>
              <table:table-cell office:value-type="float" office:value="140733904551720">
                <text:p>1407339045517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1954866.432">
                <text:p>1461954866.432</text:p>
              </table:table-cell>
              <table:table-cell office:value-type="float" office:value="140733904535656">
                <text:p>1407339045356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1954866.43201">
                <text:p>1461954866.43201</text:p>
              </table:table-cell>
              <table:table-cell office:value-type="float" office:value="139872852353564">
                <text:p>1398728523535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61954866.43201">
                <text:p>1461954866.43201</text:p>
              </table:table-cell>
              <table:table-cell office:value-type="float" office:value="140733904544668">
                <text:p>1407339045446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1954866.43201">
                <text:p>1461954866.43201</text:p>
              </table:table-cell>
              <table:table-cell office:value-type="float" office:value="140733904539648">
                <text:p>1407339045396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954866.43202">
                <text:p>1461954866.43202</text:p>
              </table:table-cell>
              <table:table-cell office:value-type="float" office:value="140733904535528">
                <text:p>1407339045355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61954866.43203">
                <text:p>1461954866.43203</text:p>
              </table:table-cell>
              <table:table-cell office:value-type="float" office:value="139872916495712">
                <text:p>1398729164957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1954866.43203">
                <text:p>1461954866.43203</text:p>
              </table:table-cell>
              <table:table-cell office:value-type="float" office:value="139872916483136">
                <text:p>1398729164831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1954866.43203">
                <text:p>1461954866.43203</text:p>
              </table:table-cell>
              <table:table-cell office:value-type="float" office:value="139872916507136">
                <text:p>1398729165071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854548800">
                <text:p>1398728545488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887849192">
                <text:p>1398728878491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890091684">
                <text:p>1398728900916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890000348">
                <text:p>1398728900003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1954866.43204">
                <text:p>1461954866.43204</text:p>
              </table:table-cell>
              <table:table-cell office:value-type="float" office:value="139872916470924">
                <text:p>1398729164709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472124">
                <text:p>1398729164721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478956">
                <text:p>1398729164789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535180">
                <text:p>1398729165351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539548">
                <text:p>1398729165395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545580">
                <text:p>1398729165455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1954866.43205">
                <text:p>1461954866.43205</text:p>
              </table:table-cell>
              <table:table-cell office:value-type="float" office:value="139872916558524">
                <text:p>1398729165585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1954866.43206">
                <text:p>1461954866.43206</text:p>
              </table:table-cell>
              <table:table-cell office:value-type="float" office:value="139872916562332">
                <text:p>1398729165623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1954866.43206">
                <text:p>1461954866.43206</text:p>
              </table:table-cell>
              <table:table-cell office:value-type="float" office:value="139872916566028">
                <text:p>1398729165660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1954866.43207">
                <text:p>1461954866.43207</text:p>
              </table:table-cell>
              <table:table-cell office:value-type="float" office:value="139872850149601">
                <text:p>1398728501496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1954866.43208">
                <text:p>1461954866.43208</text:p>
              </table:table-cell>
              <table:table-cell office:value-type="float" office:value="139872881250576">
                <text:p>1398728812505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61954866.43209">
                <text:p>1461954866.43209</text:p>
              </table:table-cell>
              <table:table-cell office:value-type="float" office:value="139872847987616">
                <text:p>1398728479876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1954866.43209">
                <text:p>1461954866.43209</text:p>
              </table:table-cell>
              <table:table-cell office:value-type="float" office:value="139872845639896">
                <text:p>1398728456398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1954866.43212">
                <text:p>1461954866.43212</text:p>
              </table:table-cell>
              <table:table-cell office:value-type="float" office:value="139872843497520">
                <text:p>13987284349752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61954866.43213">
                <text:p>1461954866.43213</text:p>
              </table:table-cell>
              <table:table-cell office:value-type="float" office:value="139872841392192">
                <text:p>1398728413921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1954866.43215">
                <text:p>1461954866.43215</text:p>
              </table:table-cell>
              <table:table-cell office:value-type="float" office:value="139872839287016">
                <text:p>1398728392870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61954866.43216">
                <text:p>1461954866.43216</text:p>
              </table:table-cell>
              <table:table-cell office:value-type="float" office:value="139872835059944">
                <text:p>1398728350599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1954866.43217">
                <text:p>1461954866.43217</text:p>
              </table:table-cell>
              <table:table-cell office:value-type="float" office:value="139872832951024">
                <text:p>1398728329510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1954866.43219">
                <text:p>1461954866.43219</text:p>
              </table:table-cell>
              <table:table-cell office:value-type="float" office:value="139872830808096">
                <text:p>1398728308080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1954866.43219">
                <text:p>1461954866.43219</text:p>
              </table:table-cell>
              <table:table-cell office:value-type="float" office:value="139872837177960">
                <text:p>13987283717796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1954866.43219">
                <text:p>1461954866.43219</text:p>
              </table:table-cell>
              <table:table-cell office:value-type="float" office:value="139872828665888">
                <text:p>1398728286658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1954866.4322">
                <text:p>1461954866.4322</text:p>
              </table:table-cell>
              <table:table-cell office:value-type="float" office:value="139872826549996">
                <text:p>1398728265499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61954866.4322">
                <text:p>1461954866.4322</text:p>
              </table:table-cell>
              <table:table-cell office:value-type="float" office:value="139872824262676">
                <text:p>1398728242626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1954866.4322">
                <text:p>1461954866.4322</text:p>
              </table:table-cell>
              <table:table-cell office:value-type="float" office:value="139872826458176">
                <text:p>1398728264581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61954866.4322">
                <text:p>1461954866.4322</text:p>
              </table:table-cell>
              <table:table-cell office:value-type="float" office:value="139872824336684">
                <text:p>1398728243366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61954866.43221">
                <text:p>1461954866.43221</text:p>
              </table:table-cell>
              <table:table-cell office:value-type="float" office:value="139872822125568">
                <text:p>1398728221255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1954866.43221">
                <text:p>1461954866.43221</text:p>
              </table:table-cell>
              <table:table-cell office:value-type="float" office:value="139872819940724">
                <text:p>1398728199407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1954866.43221">
                <text:p>1461954866.43221</text:p>
              </table:table-cell>
              <table:table-cell office:value-type="float" office:value="139872819745040">
                <text:p>13987281974504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1954866.43227">
                <text:p>1461954866.43227</text:p>
              </table:table-cell>
              <table:table-cell office:value-type="float" office:value="139872856969864">
                <text:p>1398728569698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1954866.43227">
                <text:p>1461954866.43227</text:p>
              </table:table-cell>
              <table:table-cell office:value-type="float" office:value="139872916496864">
                <text:p>1398729164968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1954866.43228">
                <text:p>1461954866.43228</text:p>
              </table:table-cell>
              <table:table-cell office:value-type="float" office:value="139872885602000">
                <text:p>139872885602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1954866.43229">
                <text:p>1461954866.43229</text:p>
              </table:table-cell>
              <table:table-cell office:value-type="float" office:value="139872885601696">
                <text:p>1398728856016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1954866.43229">
                <text:p>1461954866.43229</text:p>
              </table:table-cell>
              <table:table-cell office:value-type="float" office:value="139872885597512">
                <text:p>1398728855975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61954866.43229">
                <text:p>1461954866.43229</text:p>
              </table:table-cell>
              <table:table-cell office:value-type="float" office:value="139872885592944">
                <text:p>1398728855929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1954866.4323">
                <text:p>1461954866.4323</text:p>
              </table:table-cell>
              <table:table-cell office:value-type="float" office:value="139872883359992">
                <text:p>1398728833599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61954866.4323">
                <text:p>1461954866.4323</text:p>
              </table:table-cell>
              <table:table-cell office:value-type="float" office:value="139872875184240">
                <text:p>13987287518424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1954866.4323">
                <text:p>1461954866.4323</text:p>
              </table:table-cell>
              <table:table-cell office:value-type="float" office:value="139872872999648">
                <text:p>1398728729996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61954866.4323">
                <text:p>1461954866.4323</text:p>
              </table:table-cell>
              <table:table-cell office:value-type="float" office:value="139872865616128">
                <text:p>1398728656161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1954866.43231">
                <text:p>1461954866.43231</text:p>
              </table:table-cell>
              <table:table-cell office:value-type="float" office:value="139872861274464">
                <text:p>1398728612744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61954866.43231">
                <text:p>1461954866.43231</text:p>
              </table:table-cell>
              <table:table-cell office:value-type="float" office:value="139872863470368">
                <text:p>1398728634703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61954866.43231">
                <text:p>1461954866.43231</text:p>
              </table:table-cell>
              <table:table-cell office:value-type="float" office:value="139872859128136">
                <text:p>1398728591281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1954866.43232">
                <text:p>1461954866.43232</text:p>
              </table:table-cell>
              <table:table-cell office:value-type="float" office:value="139872817631904">
                <text:p>1398728176319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61954866.43232">
                <text:p>1461954866.43232</text:p>
              </table:table-cell>
              <table:table-cell office:value-type="float" office:value="139872815485696">
                <text:p>1398728154856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61954866.43248">
                <text:p>1461954866.43248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1954866.43249">
                <text:p>1461954866.43249</text:p>
              </table:table-cell>
              <table:table-cell office:value-type="float" office:value="39286352">
                <text:p>392863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1954866.43249">
                <text:p>1461954866.43249</text:p>
              </table:table-cell>
              <table:table-cell office:value-type="float" office:value="41073976">
                <text:p>410739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61954866.4325">
                <text:p>1461954866.4325</text:p>
              </table:table-cell>
              <table:table-cell office:value-type="float" office:value="40884840">
                <text:p>4088484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61954866.4325">
                <text:p>1461954866.4325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61954866.4325">
                <text:p>1461954866.4325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61954866.4325">
                <text:p>1461954866.4325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61954866.43251">
                <text:p>1461954866.43251</text:p>
              </table:table-cell>
              <table:table-cell office:value-type="float" office:value="41159112">
                <text:p>411591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41185864">
                <text:p>411858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1954866.43252">
                <text:p>1461954866.43252</text:p>
              </table:table-cell>
              <table:table-cell office:value-type="float" office:value="41209096">
                <text:p>412090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61954866.43253">
                <text:p>1461954866.43253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1954866.43253">
                <text:p>1461954866.43253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61954866.43253">
                <text:p>1461954866.43253</text:p>
              </table:table-cell>
              <table:table-cell office:value-type="float" office:value="39600584">
                <text:p>3960058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61954866.43253">
                <text:p>1461954866.43253</text:p>
              </table:table-cell>
              <table:table-cell office:value-type="float" office:value="39598088">
                <text:p>395980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1954866.43254">
                <text:p>1461954866.43254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1954866.43254">
                <text:p>1461954866.43254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1954866.43254">
                <text:p>1461954866.43254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1954866.43255">
                <text:p>1461954866.43255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1954866.43257">
                <text:p>1461954866.43257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1954866.43259">
                <text:p>1461954866.43259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1954866.43259">
                <text:p>1461954866.43259</text:p>
              </table:table-cell>
              <table:table-cell office:value-type="float" office:value="41178440">
                <text:p>4117844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1954866.4326">
                <text:p>1461954866.4326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1954866.4326">
                <text:p>1461954866.4326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1954866.43329">
                <text:p>1461954866.43329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1954866.43329">
                <text:p>1461954866.43329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1954866.4333">
                <text:p>1461954866.4333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1954866.4333">
                <text:p>1461954866.4333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1954866.4333">
                <text:p>1461954866.4333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61954866.43331">
                <text:p>1461954866.43331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61954866.43332">
                <text:p>1461954866.43332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1954866.43332">
                <text:p>1461954866.43332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1954866.43333">
                <text:p>1461954866.43333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1954866.43419">
                <text:p>1461954866.43419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61954866.70095">
                <text:p>1461954866.70095</text:p>
              </table:table-cell>
              <table:table-cell office:value-type="float" office:value="140677159034880">
                <text:p>14067715903488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61954867.398">
                <text:p>1461954867.398</text:p>
              </table:table-cell>
              <table:table-cell office:value-type="float" office:value="140677159038976">
                <text:p>1406771590389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61954868.46323">
                <text:p>1461954868.46323</text:p>
              </table:table-cell>
              <table:table-cell office:value-type="float" office:value="140676693427256">
                <text:p>1406766934272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1954868.46324">
                <text:p>1461954868.46324</text:p>
              </table:table-cell>
              <table:table-cell office:value-type="float" office:value="140676693492808">
                <text:p>1406766934928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1954868.46324">
                <text:p>1461954868.46324</text:p>
              </table:table-cell>
              <table:table-cell office:value-type="float" office:value="140676693364736">
                <text:p>1406766933647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1954868.46325">
                <text:p>1461954868.46325</text:p>
              </table:table-cell>
              <table:table-cell office:value-type="float" office:value="140676693368832">
                <text:p>140676693368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1954868.46325">
                <text:p>1461954868.46325</text:p>
              </table:table-cell>
              <table:table-cell office:value-type="float" office:value="140676693372928">
                <text:p>1406766933729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61954868.46325">
                <text:p>1461954868.46325</text:p>
              </table:table-cell>
              <table:table-cell office:value-type="float" office:value="140676693377024">
                <text:p>1406766933770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1954868.46325">
                <text:p>1461954868.46325</text:p>
              </table:table-cell>
              <table:table-cell office:value-type="float" office:value="140676693381120">
                <text:p>1406766933811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1954868.46326">
                <text:p>1461954868.46326</text:p>
              </table:table-cell>
              <table:table-cell office:value-type="float" office:value="140676693385216">
                <text:p>1406766933852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1954868.46326">
                <text:p>1461954868.46326</text:p>
              </table:table-cell>
              <table:table-cell office:value-type="float" office:value="140676693389312">
                <text:p>1406766933893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1954868.46326">
                <text:p>1461954868.46326</text:p>
              </table:table-cell>
              <table:table-cell office:value-type="float" office:value="140676693393408">
                <text:p>1406766933934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1954868.46326">
                <text:p>1461954868.46326</text:p>
              </table:table-cell>
              <table:table-cell office:value-type="float" office:value="140676693397504">
                <text:p>1406766933975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1954868.46327">
                <text:p>1461954868.46327</text:p>
              </table:table-cell>
              <table:table-cell office:value-type="float" office:value="140676693401600">
                <text:p>1406766934016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1954868.46327">
                <text:p>1461954868.46327</text:p>
              </table:table-cell>
              <table:table-cell office:value-type="float" office:value="140676693405696">
                <text:p>1406766934056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1954868.46327">
                <text:p>1461954868.46327</text:p>
              </table:table-cell>
              <table:table-cell office:value-type="float" office:value="140676693409792">
                <text:p>1406766934097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1954868.46328">
                <text:p>1461954868.46328</text:p>
              </table:table-cell>
              <table:table-cell office:value-type="float" office:value="140676693413888">
                <text:p>1406766934138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61954868.46328">
                <text:p>1461954868.46328</text:p>
              </table:table-cell>
              <table:table-cell office:value-type="float" office:value="140676693417984">
                <text:p>1406766934179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1954868.46328">
                <text:p>1461954868.46328</text:p>
              </table:table-cell>
              <table:table-cell office:value-type="float" office:value="140676693422080">
                <text:p>1406766934220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61954868.46329">
                <text:p>1461954868.46329</text:p>
              </table:table-cell>
              <table:table-cell office:value-type="float" office:value="140676693443648">
                <text:p>1406766934436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61954868.46329">
                <text:p>1461954868.46329</text:p>
              </table:table-cell>
              <table:table-cell office:value-type="float" office:value="140676693476416">
                <text:p>1406766934764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1954868.46534">
                <text:p>1461954868.46534</text:p>
              </table:table-cell>
              <table:table-cell office:value-type="float" office:value="140677159043072">
                <text:p>1406771590430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1954868.46654">
                <text:p>1461954868.46654</text:p>
              </table:table-cell>
              <table:table-cell office:value-type="float" office:value="140676697424952">
                <text:p>1406766974249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61954868.50431">
                <text:p>1461954868.50431</text:p>
              </table:table-cell>
              <table:table-cell office:value-type="float" office:value="140677025265304">
                <text:p>1406770252653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1954868.50431">
                <text:p>1461954868.50431</text:p>
              </table:table-cell>
              <table:table-cell office:value-type="float" office:value="140677025330856">
                <text:p>1406770253308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61954868.50431">
                <text:p>1461954868.50431</text:p>
              </table:table-cell>
              <table:table-cell office:value-type="float" office:value="140677025202176">
                <text:p>1406770252021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1954868.50432">
                <text:p>1461954868.50432</text:p>
              </table:table-cell>
              <table:table-cell office:value-type="float" office:value="140677025206272">
                <text:p>1406770252062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1954868.50432">
                <text:p>1461954868.50432</text:p>
              </table:table-cell>
              <table:table-cell office:value-type="float" office:value="140677025210368">
                <text:p>1406770252103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1954868.50432">
                <text:p>1461954868.50432</text:p>
              </table:table-cell>
              <table:table-cell office:value-type="float" office:value="140677025214464">
                <text:p>1406770252144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61954868.50432">
                <text:p>1461954868.50432</text:p>
              </table:table-cell>
              <table:table-cell office:value-type="float" office:value="140677025218560">
                <text:p>14067702521856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22656">
                <text:p>1406770252226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26752">
                <text:p>1406770252267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30848">
                <text:p>1406770252308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34944">
                <text:p>1406770252349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39040">
                <text:p>14067702523904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1954868.50433">
                <text:p>1461954868.50433</text:p>
              </table:table-cell>
              <table:table-cell office:value-type="float" office:value="140677025243136">
                <text:p>1406770252431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61954868.50434">
                <text:p>1461954868.50434</text:p>
              </table:table-cell>
              <table:table-cell office:value-type="float" office:value="140677025247232">
                <text:p>1406770252472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61954868.50434">
                <text:p>1461954868.50434</text:p>
              </table:table-cell>
              <table:table-cell office:value-type="float" office:value="140677025251328">
                <text:p>1406770252513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61954868.50434">
                <text:p>1461954868.50434</text:p>
              </table:table-cell>
              <table:table-cell office:value-type="float" office:value="140677025255424">
                <text:p>1406770252554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61954868.50434">
                <text:p>1461954868.50434</text:p>
              </table:table-cell>
              <table:table-cell office:value-type="float" office:value="140677025259520">
                <text:p>1406770252595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61954868.50435">
                <text:p>1461954868.50435</text:p>
              </table:table-cell>
              <table:table-cell office:value-type="float" office:value="140677025281696">
                <text:p>1406770252816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61954868.50435">
                <text:p>1461954868.50435</text:p>
              </table:table-cell>
              <table:table-cell office:value-type="float" office:value="140677025314464">
                <text:p>1406770253144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61954868.50815">
                <text:p>1461954868.50815</text:p>
              </table:table-cell>
              <table:table-cell office:value-type="float" office:value="140677159047168">
                <text:p>1406771590471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61954868.81017">
                <text:p>1461954868.81017</text:p>
              </table:table-cell>
              <table:table-cell office:value-type="float" office:value="140675899187236">
                <text:p>1406758991872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61954868.81019">
                <text:p>1461954868.81019</text:p>
              </table:table-cell>
              <table:table-cell office:value-type="float" office:value="140675899191332">
                <text:p>1406758991913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61954868.81022">
                <text:p>1461954868.81022</text:p>
              </table:table-cell>
              <table:table-cell office:value-type="float" office:value="140675899195428">
                <text:p>1406758991954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61954868.81066">
                <text:p>1461954868.81066</text:p>
              </table:table-cell>
              <table:table-cell office:value-type="float" office:value="140677025128504">
                <text:p>1406770251285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61954869.09709">
                <text:p>1461954869.09709</text:p>
              </table:table-cell>
              <table:table-cell office:value-type="float" office:value="140677159051264">
                <text:p>1406771590512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61954869.37623">
                <text:p>1461954869.37623</text:p>
              </table:table-cell>
              <table:table-cell office:value-type="float" office:value="140677159055360">
                <text:p>1406771590553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61954869.37742">
                <text:p>1461954869.37742</text:p>
              </table:table-cell>
              <table:table-cell office:value-type="float" office:value="140677159059456">
                <text:p>1406771590594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61954869.39506">
                <text:p>1461954869.39506</text:p>
              </table:table-cell>
              <table:table-cell office:value-type="float" office:value="140734710955256">
                <text:p>1407347109552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1954869.39509">
                <text:p>1461954869.39509</text:p>
              </table:table-cell>
              <table:table-cell office:value-type="float" office:value="140734710960128">
                <text:p>1407347109601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61954869.39514">
                <text:p>1461954869.39514</text:p>
              </table:table-cell>
              <table:table-cell office:value-type="float" office:value="14794968">
                <text:p>147949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1954869.39515">
                <text:p>1461954869.39515</text:p>
              </table:table-cell>
              <table:table-cell office:value-type="float" office:value="14554344">
                <text:p>145543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61954869.39515">
                <text:p>1461954869.39515</text:p>
              </table:table-cell>
              <table:table-cell office:value-type="float" office:value="14550240">
                <text:p>145502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61954869.39517">
                <text:p>1461954869.39517</text:p>
              </table:table-cell>
              <table:table-cell office:value-type="float" office:value="140312285438144">
                <text:p>1403122854381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1954869.39518">
                <text:p>1461954869.39518</text:p>
              </table:table-cell>
              <table:table-cell office:value-type="float" office:value="140312292193504">
                <text:p>1403122921935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61954869.39518">
                <text:p>1461954869.39518</text:p>
              </table:table-cell>
              <table:table-cell office:value-type="float" office:value="140312292145248">
                <text:p>1403122921452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1954869.39519">
                <text:p>1461954869.39519</text:p>
              </table:table-cell>
              <table:table-cell office:value-type="float" office:value="140312289862280">
                <text:p>1403122898622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61954869.3952">
                <text:p>1461954869.3952</text:p>
              </table:table-cell>
              <table:table-cell office:value-type="float" office:value="140312287609424">
                <text:p>1403122876094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61954869.3952">
                <text:p>1461954869.3952</text:p>
              </table:table-cell>
              <table:table-cell office:value-type="float" office:value="140312283292176">
                <text:p>1403122832921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61954869.39521">
                <text:p>1461954869.39521</text:p>
              </table:table-cell>
              <table:table-cell office:value-type="float" office:value="140312281084432">
                <text:p>1403122810844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61954869.39521">
                <text:p>1461954869.39521</text:p>
              </table:table-cell>
              <table:table-cell office:value-type="float" office:value="140312278889040">
                <text:p>14031227888904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61954869.39522">
                <text:p>1461954869.39522</text:p>
              </table:table-cell>
              <table:table-cell office:value-type="float" office:value="140312276750848">
                <text:p>14031227675084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61954869.39524">
                <text:p>1461954869.39524</text:p>
              </table:table-cell>
              <table:table-cell office:value-type="float" office:value="140312274371152">
                <text:p>1403122743711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61954869.39524">
                <text:p>1461954869.39524</text:p>
              </table:table-cell>
              <table:table-cell office:value-type="float" office:value="140312272241312">
                <text:p>1403122722413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61954869.39525">
                <text:p>1461954869.39525</text:p>
              </table:table-cell>
              <table:table-cell office:value-type="float" office:value="140312268290328">
                <text:p>1403122682903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61954869.39525">
                <text:p>1461954869.39525</text:p>
              </table:table-cell>
              <table:table-cell office:value-type="float" office:value="140312268364875">
                <text:p>1403122683648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61954869.39526">
                <text:p>1461954869.39526</text:p>
              </table:table-cell>
              <table:table-cell office:value-type="float" office:value="140312287605160">
                <text:p>14031228760516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61954869.39527">
                <text:p>1461954869.39527</text:p>
              </table:table-cell>
              <table:table-cell office:value-type="float" office:value="14546112">
                <text:p>145461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61954869.39528">
                <text:p>1461954869.39528</text:p>
              </table:table-cell>
              <table:table-cell office:value-type="float" office:value="14537296">
                <text:p>145372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61954869.39528">
                <text:p>1461954869.39528</text:p>
              </table:table-cell>
              <table:table-cell office:value-type="float" office:value="14531224">
                <text:p>145312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61954869.39529">
                <text:p>1461954869.39529</text:p>
              </table:table-cell>
              <table:table-cell office:value-type="float" office:value="14532664">
                <text:p>145326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61954869.3953">
                <text:p>1461954869.3953</text:p>
              </table:table-cell>
              <table:table-cell office:value-type="float" office:value="14540824">
                <text:p>145408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61954869.39533">
                <text:p>1461954869.39533</text:p>
              </table:table-cell>
              <table:table-cell office:value-type="float" office:value="140312294347992">
                <text:p>1403122943479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61954869.39533">
                <text:p>1461954869.39533</text:p>
              </table:table-cell>
              <table:table-cell office:value-type="float" office:value="140312294336472">
                <text:p>1403122943364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61954869.39534">
                <text:p>1461954869.39534</text:p>
              </table:table-cell>
              <table:table-cell office:value-type="float" office:value="140312294245136">
                <text:p>1403122942451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1954869.39534">
                <text:p>1461954869.39534</text:p>
              </table:table-cell>
              <table:table-cell office:value-type="float" office:value="140312294241040">
                <text:p>1403122942410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61954869.39534">
                <text:p>1461954869.39534</text:p>
              </table:table-cell>
              <table:table-cell office:value-type="float" office:value="140312294236944">
                <text:p>1403122942369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61954869.39535">
                <text:p>1461954869.39535</text:p>
              </table:table-cell>
              <table:table-cell office:value-type="float" office:value="140312294232848">
                <text:p>1403122942328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61954869.39535">
                <text:p>1461954869.39535</text:p>
              </table:table-cell>
              <table:table-cell office:value-type="float" office:value="140312294228936">
                <text:p>1403122942289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61954869.39536">
                <text:p>1461954869.39536</text:p>
              </table:table-cell>
              <table:table-cell office:value-type="float" office:value="14606944">
                <text:p>146069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61954869.39537">
                <text:p>1461954869.39537</text:p>
              </table:table-cell>
              <table:table-cell office:value-type="float" office:value="140312292099792">
                <text:p>1403122920997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1954869.39537">
                <text:p>1461954869.39537</text:p>
              </table:table-cell>
              <table:table-cell office:value-type="float" office:value="140312292099488">
                <text:p>1403122920994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61954869.39538">
                <text:p>1461954869.39538</text:p>
              </table:table-cell>
              <table:table-cell office:value-type="float" office:value="140312292095304">
                <text:p>1403122920953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61954869.39538">
                <text:p>1461954869.39538</text:p>
              </table:table-cell>
              <table:table-cell office:value-type="float" office:value="140312292090736">
                <text:p>1403122920907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61954869.39539">
                <text:p>1461954869.39539</text:p>
              </table:table-cell>
              <table:table-cell office:value-type="float" office:value="140312289958440">
                <text:p>1403122899584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61954869.3954">
                <text:p>1461954869.3954</text:p>
              </table:table-cell>
              <table:table-cell office:value-type="float" office:value="140312289858264">
                <text:p>1403122898582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61954869.3954">
                <text:p>1461954869.3954</text:p>
              </table:table-cell>
              <table:table-cell office:value-type="float" office:value="140312287716176">
                <text:p>1403122877161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61954869.39541">
                <text:p>1461954869.39541</text:p>
              </table:table-cell>
              <table:table-cell office:value-type="float" office:value="140312285487320">
                <text:p>1403122854873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61954869.39541">
                <text:p>1461954869.39541</text:p>
              </table:table-cell>
              <table:table-cell office:value-type="float" office:value="140312285417816">
                <text:p>1403122854178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61954869.39542">
                <text:p>1461954869.39542</text:p>
              </table:table-cell>
              <table:table-cell office:value-type="float" office:value="140312283287584">
                <text:p>1403122832875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61954869.39542">
                <text:p>1461954869.39542</text:p>
              </table:table-cell>
              <table:table-cell office:value-type="float" office:value="140312281171692">
                <text:p>1403122811716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61954869.39543">
                <text:p>1461954869.39543</text:p>
              </table:table-cell>
              <table:table-cell office:value-type="float" office:value="140312278884372">
                <text:p>1403122788843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1954869.39543">
                <text:p>1461954869.39543</text:p>
              </table:table-cell>
              <table:table-cell office:value-type="float" office:value="140312281079872">
                <text:p>1403122810798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954869.39544">
                <text:p>1461954869.39544</text:p>
              </table:table-cell>
              <table:table-cell office:value-type="float" office:value="140312278958380">
                <text:p>1403122789583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1954869.39544">
                <text:p>1461954869.39544</text:p>
              </table:table-cell>
              <table:table-cell office:value-type="float" office:value="140312276747120">
                <text:p>14031227674712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1954869.39545">
                <text:p>1461954869.39545</text:p>
              </table:table-cell>
              <table:table-cell office:value-type="float" office:value="140312274562420">
                <text:p>1403122745624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1954869.39546">
                <text:p>1461954869.39546</text:p>
              </table:table-cell>
              <table:table-cell office:value-type="float" office:value="140312274366928">
                <text:p>1403122743669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1954869.39546">
                <text:p>1461954869.39546</text:p>
              </table:table-cell>
              <table:table-cell office:value-type="float" office:value="140312265943392">
                <text:p>1403122659433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61954869.39547">
                <text:p>1461954869.39547</text:p>
              </table:table-cell>
              <table:table-cell office:value-type="float" office:value="140312268284016">
                <text:p>1403122682840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61954869.39547">
                <text:p>1461954869.39547</text:p>
              </table:table-cell>
              <table:table-cell office:value-type="float" office:value="140312266099424">
                <text:p>1403122660994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61954869.39548">
                <text:p>1461954869.39548</text:p>
              </table:table-cell>
              <table:table-cell office:value-type="float" office:value="140312263827152">
                <text:p>1403122638271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61954869.39548">
                <text:p>1461954869.39548</text:p>
              </table:table-cell>
              <table:table-cell office:value-type="float" office:value="140312265932944">
                <text:p>1403122659329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61954869.39549">
                <text:p>1461954869.39549</text:p>
              </table:table-cell>
              <table:table-cell office:value-type="float" office:value="140312261711568">
                <text:p>1403122617115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61954869.39549">
                <text:p>1461954869.39549</text:p>
              </table:table-cell>
              <table:table-cell office:value-type="float" office:value="140312263819616">
                <text:p>1403122638196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61954869.3955">
                <text:p>1461954869.3955</text:p>
              </table:table-cell>
              <table:table-cell office:value-type="float" office:value="140312259592496">
                <text:p>1403122595924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61954869.3955">
                <text:p>1461954869.3955</text:p>
              </table:table-cell>
              <table:table-cell office:value-type="float" office:value="140312259592016">
                <text:p>1403122595920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61954869.3955">
                <text:p>1461954869.3955</text:p>
              </table:table-cell>
              <table:table-cell office:value-type="float" office:value="140312261701824">
                <text:p>1403122617018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61954869.39551">
                <text:p>1461954869.39551</text:p>
              </table:table-cell>
              <table:table-cell office:value-type="float" office:value="140312257443060">
                <text:p>14031225744306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61954869.39552">
                <text:p>1461954869.39552</text:p>
              </table:table-cell>
              <table:table-cell office:value-type="float" office:value="140312248338864">
                <text:p>1403122483388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61954869.39552">
                <text:p>1461954869.39552</text:p>
              </table:table-cell>
              <table:table-cell office:value-type="float" office:value="140312250466560">
                <text:p>14031225046656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61954869.39553">
                <text:p>1461954869.39553</text:p>
              </table:table-cell>
              <table:table-cell office:value-type="float" office:value="140312243991056">
                <text:p>1403122439910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61954869.39554">
                <text:p>1461954869.39554</text:p>
              </table:table-cell>
              <table:table-cell office:value-type="float" office:value="140312246124896">
                <text:p>1403122461248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61954869.39554">
                <text:p>1461954869.39554</text:p>
              </table:table-cell>
              <table:table-cell office:value-type="float" office:value="140312246145520">
                <text:p>1403122461455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61954869.39555">
                <text:p>1461954869.39555</text:p>
              </table:table-cell>
              <table:table-cell office:value-type="float" office:value="140312248320800">
                <text:p>1403122483208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61954869.39555">
                <text:p>1461954869.39555</text:p>
              </table:table-cell>
              <table:table-cell office:value-type="float" office:value="140312246197924">
                <text:p>1403122461979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61954869.39556">
                <text:p>1461954869.39556</text:p>
              </table:table-cell>
              <table:table-cell office:value-type="float" office:value="140312241845008">
                <text:p>1403122418450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61954869.39556">
                <text:p>1461954869.39556</text:p>
              </table:table-cell>
              <table:table-cell office:value-type="float" office:value="140312243978568">
                <text:p>1403122439785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61954869.39578">
                <text:p>1461954869.39578</text:p>
              </table:table-cell>
              <table:table-cell office:value-type="float" office:value="140734710960128">
                <text:p>1407347109601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61954869.45863">
                <text:p>1461954869.45863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61954870.9622">
                <text:p>1461954870.9622</text:p>
              </table:table-cell>
              <table:table-cell office:value-type="float" office:value="41167368">
                <text:p>411673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61954870.96221">
                <text:p>1461954870.96221</text:p>
              </table:table-cell>
              <table:table-cell office:value-type="float" office:value="41126520">
                <text:p>4112652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61954870.96221">
                <text:p>1461954870.96221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61954870.96223">
                <text:p>1461954870.96223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61954870.96229">
                <text:p>1461954870.96229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61954870.96242">
                <text:p>1461954870.96242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61954870.96243">
                <text:p>1461954870.96243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61954870.96243">
                <text:p>1461954870.96243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1954870.96247">
                <text:p>1461954870.96247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61954870.96247">
                <text:p>1461954870.96247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61954870.96248">
                <text:p>1461954870.96248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61954870.96248">
                <text:p>1461954870.96248</text:p>
              </table:table-cell>
              <table:table-cell office:value-type="float" office:value="39610688">
                <text:p>396106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61954870.96249">
                <text:p>1461954870.96249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61954870.96249">
                <text:p>1461954870.96249</text:p>
              </table:table-cell>
              <table:table-cell office:value-type="float" office:value="41231816">
                <text:p>412318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61954870.9625">
                <text:p>1461954870.9625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61954870.9625">
                <text:p>1461954870.9625</text:p>
              </table:table-cell>
              <table:table-cell office:value-type="float" office:value="41175784">
                <text:p>4117578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61954870.96251">
                <text:p>1461954870.96251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61954870.96251">
                <text:p>1461954870.96251</text:p>
              </table:table-cell>
              <table:table-cell office:value-type="float" office:value="41159080">
                <text:p>411590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1954870.96251">
                <text:p>1461954870.96251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61954870.96252">
                <text:p>1461954870.96252</text:p>
              </table:table-cell>
              <table:table-cell office:value-type="float" office:value="41209096">
                <text:p>412090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61954870.96252">
                <text:p>1461954870.96252</text:p>
              </table:table-cell>
              <table:table-cell office:value-type="float" office:value="41123400">
                <text:p>411234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61954870.96253">
                <text:p>1461954870.96253</text:p>
              </table:table-cell>
              <table:table-cell office:value-type="float" office:value="39310920">
                <text:p>393109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61954870.96253">
                <text:p>1461954870.96253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61954870.96254">
                <text:p>1461954870.96254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61954870.96255">
                <text:p>1461954870.96255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61954870.96255">
                <text:p>1461954870.96255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61954870.96256">
                <text:p>1461954870.96256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61954870.96257">
                <text:p>1461954870.96257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61954870.96257">
                <text:p>1461954870.96257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1954870.96257">
                <text:p>1461954870.96257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61954870.96257">
                <text:p>1461954870.96257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61954870.96258">
                <text:p>1461954870.96258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61954870.96258">
                <text:p>1461954870.96258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61954870.96259">
                <text:p>1461954870.96259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61954870.96259">
                <text:p>1461954870.96259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61954870.9626">
                <text:p>1461954870.9626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61954870.9626">
                <text:p>1461954870.9626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61954870.9626">
                <text:p>1461954870.9626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61954870.96261">
                <text:p>1461954870.96261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61954870.96262">
                <text:p>1461954870.96262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61954870.96263">
                <text:p>1461954870.96263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61954870.96263">
                <text:p>1461954870.96263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61954870.96263">
                <text:p>1461954870.96263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61954870.96265">
                <text:p>1461954870.96265</text:p>
              </table:table-cell>
              <table:table-cell office:value-type="float" office:value="4789472">
                <text:p>478947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61954870.96265">
                <text:p>1461954870.96265</text:p>
              </table:table-cell>
              <table:table-cell office:value-type="float" office:value="4637008">
                <text:p>46370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61954870.96266">
                <text:p>1461954870.96266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61954870.96266">
                <text:p>1461954870.96266</text:p>
              </table:table-cell>
              <table:table-cell office:value-type="float" office:value="4935904">
                <text:p>49359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61954870.96266">
                <text:p>1461954870.96266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61954870.96266">
                <text:p>1461954870.96266</text:p>
              </table:table-cell>
              <table:table-cell office:value-type="float" office:value="41178112">
                <text:p>41178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61954870.96267">
                <text:p>1461954870.96267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61954870.96267">
                <text:p>1461954870.96267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61954870.96268">
                <text:p>1461954870.96268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61954870.96268">
                <text:p>1461954870.96268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61954870.96269">
                <text:p>1461954870.96269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61954870.96269">
                <text:p>1461954870.96269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61954870.96269">
                <text:p>1461954870.96269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61954870.96273">
                <text:p>1461954870.96273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61954870.96286">
                <text:p>1461954870.96286</text:p>
              </table:table-cell>
              <table:table-cell office:value-type="float" office:value="6312288">
                <text:p>63122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61954870.96287">
                <text:p>1461954870.96287</text:p>
              </table:table-cell>
              <table:table-cell office:value-type="float" office:value="139806228729828">
                <text:p>1398062287298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461954870.96288">
                <text:p>1461954870.96288</text:p>
              </table:table-cell>
              <table:table-cell office:value-type="float" office:value="140725762044761">
                <text:p>14072576204476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61954870.9629">
                <text:p>1461954870.9629</text:p>
              </table:table-cell>
              <table:table-cell office:value-type="float" office:value="139806226490064">
                <text:p>1398062264900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461954870.9629">
                <text:p>1461954870.9629</text:p>
              </table:table-cell>
              <table:table-cell office:value-type="float" office:value="140725762043896">
                <text:p>1407257620438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461954870.9629">
                <text:p>1461954870.9629</text:p>
              </table:table-cell>
              <table:table-cell office:value-type="float" office:value="139806228725360">
                <text:p>13980622872536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61954870.96291">
                <text:p>1461954870.96291</text:p>
              </table:table-cell>
              <table:table-cell office:value-type="float" office:value="139806228724888">
                <text:p>13980622872488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461954870.96291">
                <text:p>1461954870.96291</text:p>
              </table:table-cell>
              <table:table-cell office:value-type="float" office:value="139806226597180">
                <text:p>13980622659718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61954870.96291">
                <text:p>1461954870.96291</text:p>
              </table:table-cell>
              <table:table-cell office:value-type="float" office:value="139806228730232">
                <text:p>1398062287302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61954870.96292">
                <text:p>1461954870.96292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461954870.96292">
                <text:p>1461954870.96292</text:p>
              </table:table-cell>
              <table:table-cell office:value-type="float" office:value="6311464">
                <text:p>63114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61954870.96292">
                <text:p>1461954870.96292</text:p>
              </table:table-cell>
              <table:table-cell office:value-type="float" office:value="140725762621496">
                <text:p>1407257626214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61954870.96293">
                <text:p>1461954870.96293</text:p>
              </table:table-cell>
              <table:table-cell office:value-type="float" office:value="139806228713488">
                <text:p>1398062287134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461954870.96294">
                <text:p>1461954870.96294</text:p>
              </table:table-cell>
              <table:table-cell office:value-type="float" office:value="139806226553216">
                <text:p>1398062265532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61954870.96294">
                <text:p>1461954870.96294</text:p>
              </table:table-cell>
              <table:table-cell office:value-type="float" office:value="6311664">
                <text:p>63116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61954870.96296">
                <text:p>1461954870.96296</text:p>
              </table:table-cell>
              <table:table-cell office:value-type="float" office:value="139806228631552">
                <text:p>1398062286315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61954870.96296">
                <text:p>1461954870.96296</text:p>
              </table:table-cell>
              <table:table-cell office:value-type="float" office:value="139806228698313">
                <text:p>1398062286983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61954870.96297">
                <text:p>1461954870.96297</text:p>
              </table:table-cell>
              <table:table-cell office:value-type="float" office:value="139806228718752">
                <text:p>1398062287187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61954870.96302">
                <text:p>1461954870.96302</text:p>
              </table:table-cell>
              <table:table-cell office:value-type="float" office:value="139806226462880">
                <text:p>1398062264628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61954870.96303">
                <text:p>1461954870.96303</text:p>
              </table:table-cell>
              <table:table-cell office:value-type="float" office:value="139806226455456">
                <text:p>1398062264554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61954870.96303">
                <text:p>1461954870.96303</text:p>
              </table:table-cell>
              <table:table-cell office:value-type="float" office:value="139806226455544">
                <text:p>1398062264555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61954870.96303">
                <text:p>1461954870.96303</text:p>
              </table:table-cell>
              <table:table-cell office:value-type="float" office:value="139806222533304">
                <text:p>1398062225333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61954870.96304">
                <text:p>1461954870.96304</text:p>
              </table:table-cell>
              <table:table-cell office:value-type="float" office:value="139806222624060">
                <text:p>13980622262406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61954870.96305">
                <text:p>1461954870.96305</text:p>
              </table:table-cell>
              <table:table-cell office:value-type="float" office:value="139806228627464">
                <text:p>13980622862746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61954870.96305">
                <text:p>1461954870.96305</text:p>
              </table:table-cell>
              <table:table-cell office:value-type="float" office:value="139806228621120">
                <text:p>13980622862112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61954870.96306">
                <text:p>1461954870.96306</text:p>
              </table:table-cell>
              <table:table-cell office:value-type="float" office:value="139806228623360">
                <text:p>13980622862336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61954870.96306">
                <text:p>1461954870.96306</text:p>
              </table:table-cell>
              <table:table-cell office:value-type="float" office:value="139806226456584">
                <text:p>1398062264565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61954870.96306">
                <text:p>1461954870.96306</text:p>
              </table:table-cell>
              <table:table-cell office:value-type="float" office:value="139806226442048">
                <text:p>1398062264420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61954870.96307">
                <text:p>1461954870.96307</text:p>
              </table:table-cell>
              <table:table-cell office:value-type="float" office:value="139806226444360">
                <text:p>1398062264443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61954870.96307">
                <text:p>1461954870.96307</text:p>
              </table:table-cell>
              <table:table-cell office:value-type="float" office:value="139806226448384">
                <text:p>1398062264483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61954870.96307">
                <text:p>1461954870.96307</text:p>
              </table:table-cell>
              <table:table-cell office:value-type="float" office:value="139806222647296">
                <text:p>1398062226472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61954870.96311">
                <text:p>1461954870.96311</text:p>
              </table:table-cell>
              <table:table-cell office:value-type="float" office:value="139806223109472">
                <text:p>1398062231094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61954870.96311">
                <text:p>1461954870.96311</text:p>
              </table:table-cell>
              <table:table-cell office:value-type="float" office:value="139806226480128">
                <text:p>1398062264801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61954870.96312">
                <text:p>1461954870.96312</text:p>
              </table:table-cell>
              <table:table-cell office:value-type="float" office:value="139806226480132">
                <text:p>1398062264801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61954870.96312">
                <text:p>1461954870.96312</text:p>
              </table:table-cell>
              <table:table-cell office:value-type="float" office:value="139806223258560">
                <text:p>13980622325856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61954870.96312">
                <text:p>1461954870.96312</text:p>
              </table:table-cell>
              <table:table-cell office:value-type="float" office:value="139806224090438">
                <text:p>1398062240904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61954870.96313">
                <text:p>1461954870.96313</text:p>
              </table:table-cell>
              <table:table-cell office:value-type="float" office:value="139806223804704">
                <text:p>1398062238047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61954870.96316">
                <text:p>1461954870.96316</text:p>
              </table:table-cell>
              <table:table-cell office:value-type="float" office:value="139806226470048">
                <text:p>1398062264700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61954870.96316">
                <text:p>1461954870.96316</text:p>
              </table:table-cell>
              <table:table-cell office:value-type="float" office:value="139806223557376">
                <text:p>1398062235573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61954870.96316">
                <text:p>1461954870.96316</text:p>
              </table:table-cell>
              <table:table-cell office:value-type="float" office:value="139806223099840">
                <text:p>13980622309984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61954870.96317">
                <text:p>1461954870.96317</text:p>
              </table:table-cell>
              <table:table-cell office:value-type="float" office:value="139806222729472">
                <text:p>13980622272947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61954870.96317">
                <text:p>1461954870.96317</text:p>
              </table:table-cell>
              <table:table-cell office:value-type="float" office:value="139806223194656">
                <text:p>1398062231946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61954870.96317">
                <text:p>1461954870.96317</text:p>
              </table:table-cell>
              <table:table-cell office:value-type="float" office:value="139806224076432">
                <text:p>1398062240764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61954870.96319">
                <text:p>1461954870.96319</text:p>
              </table:table-cell>
              <table:table-cell office:value-type="float" office:value="139806222779584">
                <text:p>13980622277958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61954870.96319">
                <text:p>1461954870.96319</text:p>
              </table:table-cell>
              <table:table-cell office:value-type="float" office:value="139806226481268">
                <text:p>1398062264812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61954870.96319">
                <text:p>1461954870.96319</text:p>
              </table:table-cell>
              <table:table-cell office:value-type="float" office:value="139806226465424">
                <text:p>1398062264654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61954870.9632">
                <text:p>1461954870.9632</text:p>
              </table:table-cell>
              <table:table-cell office:value-type="float" office:value="139806224000633">
                <text:p>1398062240006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61954870.9632">
                <text:p>1461954870.9632</text:p>
              </table:table-cell>
              <table:table-cell office:value-type="float" office:value="139806223330368">
                <text:p>1398062233303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61954870.96324">
                <text:p>1461954870.96324</text:p>
              </table:table-cell>
              <table:table-cell office:value-type="float" office:value="139806223614880">
                <text:p>1398062236148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61954870.96324">
                <text:p>1461954870.96324</text:p>
              </table:table-cell>
              <table:table-cell office:value-type="float" office:value="16994312">
                <text:p>169943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61954870.96325">
                <text:p>1461954870.96325</text:p>
              </table:table-cell>
              <table:table-cell office:value-type="float" office:value="139806223496729">
                <text:p>1398062234967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61954870.96326">
                <text:p>1461954870.96326</text:p>
              </table:table-cell>
              <table:table-cell office:value-type="float" office:value="139806215315472">
                <text:p>1398062153154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61954870.96327">
                <text:p>1461954870.96327</text:p>
              </table:table-cell>
              <table:table-cell office:value-type="float" office:value="139806218383072">
                <text:p>1398062183830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61954870.96327">
                <text:p>1461954870.96327</text:p>
              </table:table-cell>
              <table:table-cell office:value-type="float" office:value="139806218415144">
                <text:p>1398062184151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61954870.96328">
                <text:p>1461954870.96328</text:p>
              </table:table-cell>
              <table:table-cell office:value-type="float" office:value="139806218551236">
                <text:p>1398062185512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61954870.96328">
                <text:p>1461954870.96328</text:p>
              </table:table-cell>
              <table:table-cell office:value-type="float" office:value="139806219939840">
                <text:p>13980621993984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61954870.96328">
                <text:p>1461954870.96328</text:p>
              </table:table-cell>
              <table:table-cell office:value-type="float" office:value="139806217135792">
                <text:p>1398062171357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61954870.96329">
                <text:p>1461954870.96329</text:p>
              </table:table-cell>
              <table:table-cell office:value-type="float" office:value="139806218152020">
                <text:p>1398062181520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61954870.9633">
                <text:p>1461954870.9633</text:p>
              </table:table-cell>
              <table:table-cell office:value-type="float" office:value="16998408">
                <text:p>169984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61954870.96331">
                <text:p>1461954870.96331</text:p>
              </table:table-cell>
              <table:table-cell office:value-type="float" office:value="139806228353032">
                <text:p>1398062283530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61954870.96405">
                <text:p>1461954870.96405</text:p>
              </table:table-cell>
              <table:table-cell office:value-type="float" office:value="139806228357120">
                <text:p>1398062283571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61954870.96409">
                <text:p>1461954870.96409</text:p>
              </table:table-cell>
              <table:table-cell office:value-type="float" office:value="139806228361216">
                <text:p>1398062283612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61954870.96413">
                <text:p>1461954870.96413</text:p>
              </table:table-cell>
              <table:table-cell office:value-type="float" office:value="139806228365312">
                <text:p>1398062283653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61954870.96417">
                <text:p>1461954870.96417</text:p>
              </table:table-cell>
              <table:table-cell office:value-type="float" office:value="139806228369408">
                <text:p>1398062283694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61954870.96421">
                <text:p>1461954870.96421</text:p>
              </table:table-cell>
              <table:table-cell office:value-type="float" office:value="139806228373504">
                <text:p>13980622837350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61954870.96425">
                <text:p>1461954870.96425</text:p>
              </table:table-cell>
              <table:table-cell office:value-type="float" office:value="139806228377600">
                <text:p>1398062283776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61954870.96429">
                <text:p>1461954870.96429</text:p>
              </table:table-cell>
              <table:table-cell office:value-type="float" office:value="139806228381696">
                <text:p>1398062283816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61954870.96433">
                <text:p>1461954870.96433</text:p>
              </table:table-cell>
              <table:table-cell office:value-type="float" office:value="139806228385792">
                <text:p>1398062283857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61954870.96436">
                <text:p>1461954870.96436</text:p>
              </table:table-cell>
              <table:table-cell office:value-type="float" office:value="139806228389888">
                <text:p>13980622838988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61954870.96441">
                <text:p>1461954870.96441</text:p>
              </table:table-cell>
              <table:table-cell office:value-type="float" office:value="139806228393984">
                <text:p>1398062283939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61954870.9645">
                <text:p>1461954870.9645</text:p>
              </table:table-cell>
              <table:table-cell office:value-type="float" office:value="139806228398080">
                <text:p>1398062283980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61954870.96459">
                <text:p>1461954870.96459</text:p>
              </table:table-cell>
              <table:table-cell office:value-type="float" office:value="139806228402176">
                <text:p>13980622840217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61954870.96468">
                <text:p>1461954870.96468</text:p>
              </table:table-cell>
              <table:table-cell office:value-type="float" office:value="139806228406272">
                <text:p>1398062284062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61954870.96477">
                <text:p>1461954870.96477</text:p>
              </table:table-cell>
              <table:table-cell office:value-type="float" office:value="139806228410368">
                <text:p>1398062284103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61954870.96486">
                <text:p>1461954870.96486</text:p>
              </table:table-cell>
              <table:table-cell office:value-type="float" office:value="139806228414464">
                <text:p>1398062284144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61954870.96496">
                <text:p>1461954870.96496</text:p>
              </table:table-cell>
              <table:table-cell office:value-type="float" office:value="139806228418560">
                <text:p>13980622841856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61954870.96505">
                <text:p>1461954870.96505</text:p>
              </table:table-cell>
              <table:table-cell office:value-type="float" office:value="139806228422656">
                <text:p>1398062284226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61954870.96514">
                <text:p>1461954870.96514</text:p>
              </table:table-cell>
              <table:table-cell office:value-type="float" office:value="139806228426752">
                <text:p>1398062284267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61954870.96523">
                <text:p>1461954870.96523</text:p>
              </table:table-cell>
              <table:table-cell office:value-type="float" office:value="139806228430848">
                <text:p>1398062284308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61954870.96533">
                <text:p>1461954870.96533</text:p>
              </table:table-cell>
              <table:table-cell office:value-type="float" office:value="139806228434944">
                <text:p>1398062284349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61954870.96542">
                <text:p>1461954870.96542</text:p>
              </table:table-cell>
              <table:table-cell office:value-type="float" office:value="139806228439040">
                <text:p>13980622843904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61954870.96551">
                <text:p>1461954870.96551</text:p>
              </table:table-cell>
              <table:table-cell office:value-type="float" office:value="139806228443136">
                <text:p>1398062284431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61954870.9656">
                <text:p>1461954870.9656</text:p>
              </table:table-cell>
              <table:table-cell office:value-type="float" office:value="139806228447232">
                <text:p>1398062284472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61954870.96569">
                <text:p>1461954870.96569</text:p>
              </table:table-cell>
              <table:table-cell office:value-type="float" office:value="139806228451328">
                <text:p>1398062284513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61954870.96578">
                <text:p>1461954870.96578</text:p>
              </table:table-cell>
              <table:table-cell office:value-type="float" office:value="139806228455424">
                <text:p>1398062284554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61954870.96587">
                <text:p>1461954870.96587</text:p>
              </table:table-cell>
              <table:table-cell office:value-type="float" office:value="139806228459520">
                <text:p>1398062284595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61954870.96597">
                <text:p>1461954870.96597</text:p>
              </table:table-cell>
              <table:table-cell office:value-type="float" office:value="139806228463616">
                <text:p>1398062284636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61954870.96605">
                <text:p>1461954870.96605</text:p>
              </table:table-cell>
              <table:table-cell office:value-type="float" office:value="139806228467712">
                <text:p>1398062284677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61954870.96615">
                <text:p>1461954870.96615</text:p>
              </table:table-cell>
              <table:table-cell office:value-type="float" office:value="139806228471808">
                <text:p>1398062284718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61954870.96624">
                <text:p>1461954870.96624</text:p>
              </table:table-cell>
              <table:table-cell office:value-type="float" office:value="139806228475904">
                <text:p>13980622847590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61954870.96633">
                <text:p>1461954870.96633</text:p>
              </table:table-cell>
              <table:table-cell office:value-type="float" office:value="139806228480000">
                <text:p>139806228480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61954870.96642">
                <text:p>1461954870.96642</text:p>
              </table:table-cell>
              <table:table-cell office:value-type="float" office:value="139806228484096">
                <text:p>1398062284840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61954870.96652">
                <text:p>1461954870.96652</text:p>
              </table:table-cell>
              <table:table-cell office:value-type="float" office:value="139806228488192">
                <text:p>1398062284881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61954870.96661">
                <text:p>1461954870.96661</text:p>
              </table:table-cell>
              <table:table-cell office:value-type="float" office:value="139806228492288">
                <text:p>1398062284922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61954870.9667">
                <text:p>1461954870.9667</text:p>
              </table:table-cell>
              <table:table-cell office:value-type="float" office:value="139806228496384">
                <text:p>13980622849638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61954870.96679">
                <text:p>1461954870.96679</text:p>
              </table:table-cell>
              <table:table-cell office:value-type="float" office:value="139806228500480">
                <text:p>1398062285004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61954870.96688">
                <text:p>1461954870.96688</text:p>
              </table:table-cell>
              <table:table-cell office:value-type="float" office:value="139806228504576">
                <text:p>1398062285045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61954870.96696">
                <text:p>1461954870.96696</text:p>
              </table:table-cell>
              <table:table-cell office:value-type="float" office:value="139806228508672">
                <text:p>1398062285086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61954870.96738">
                <text:p>1461954870.96738</text:p>
              </table:table-cell>
              <table:table-cell office:value-type="float" office:value="139806228684800">
                <text:p>1398062286848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61954870.96739">
                <text:p>1461954870.96739</text:p>
              </table:table-cell>
              <table:table-cell office:value-type="float" office:value="139806222986624">
                <text:p>1398062229866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61954870.9674">
                <text:p>1461954870.9674</text:p>
              </table:table-cell>
              <table:table-cell office:value-type="float" office:value="139806228680704">
                <text:p>1398062286807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61954871.02453">
                <text:p>1461954871.02453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61954871.02454">
                <text:p>1461954871.02454</text:p>
              </table:table-cell>
              <table:table-cell office:value-type="float" office:value="40884832">
                <text:p>408848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61954871.02454">
                <text:p>1461954871.02454</text:p>
              </table:table-cell>
              <table:table-cell office:value-type="float" office:value="39286360">
                <text:p>3928636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61954871.02455">
                <text:p>1461954871.02455</text:p>
              </table:table-cell>
              <table:table-cell office:value-type="float" office:value="41073976">
                <text:p>4107397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61954871.02455">
                <text:p>1461954871.02455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61954871.02455">
                <text:p>1461954871.02455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61954871.02455">
                <text:p>1461954871.02455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61954871.02456">
                <text:p>1461954871.02456</text:p>
              </table:table-cell>
              <table:table-cell office:value-type="float" office:value="41149896">
                <text:p>411498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61954871.02457">
                <text:p>1461954871.02457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61954871.02457">
                <text:p>1461954871.02457</text:p>
              </table:table-cell>
              <table:table-cell office:value-type="float" office:value="41185864">
                <text:p>411858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61954871.02457">
                <text:p>1461954871.02457</text:p>
              </table:table-cell>
              <table:table-cell office:value-type="float" office:value="40310792">
                <text:p>403107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61954871.02457">
                <text:p>1461954871.02457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61954871.02458">
                <text:p>1461954871.02458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61954871.02458">
                <text:p>1461954871.02458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61954871.02458">
                <text:p>1461954871.02458</text:p>
              </table:table-cell>
              <table:table-cell office:value-type="float" office:value="41237448">
                <text:p>412374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61954871.02458">
                <text:p>1461954871.02458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61954871.02459">
                <text:p>1461954871.02459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61954871.02459">
                <text:p>1461954871.02459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61954871.02459">
                <text:p>1461954871.02459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61954871.0246">
                <text:p>1461954871.0246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61954871.02461">
                <text:p>1461954871.02461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61954871.02464">
                <text:p>1461954871.02464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61954871.02464">
                <text:p>1461954871.02464</text:p>
              </table:table-cell>
              <table:table-cell office:value-type="float" office:value="41178440">
                <text:p>4117844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61954871.02465">
                <text:p>1461954871.02465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61954871.02465">
                <text:p>1461954871.02465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61954871.02465">
                <text:p>1461954871.02465</text:p>
              </table:table-cell>
              <table:table-cell office:value-type="float" office:value="41127944">
                <text:p>411279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61954871.02532">
                <text:p>1461954871.02532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61954871.02533">
                <text:p>1461954871.02533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61954871.02533">
                <text:p>1461954871.02533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61954871.02533">
                <text:p>1461954871.02533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61954871.02533">
                <text:p>1461954871.02533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61954871.02534">
                <text:p>1461954871.02534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61954871.02535">
                <text:p>1461954871.02535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61954871.02535">
                <text:p>1461954871.02535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61954871.02536">
                <text:p>1461954871.02536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61954871.02538">
                <text:p>1461954871.02538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61954881.33326">
                <text:p>1461954881.33326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61954881.58919">
                <text:p>1461954881.58919</text:p>
              </table:table-cell>
              <table:table-cell office:value-type="float" office:value="41167368">
                <text:p>411673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61954881.58919">
                <text:p>1461954881.58919</text:p>
              </table:table-cell>
              <table:table-cell office:value-type="float" office:value="39576552">
                <text:p>395765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61954881.5892">
                <text:p>1461954881.5892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61954881.58922">
                <text:p>1461954881.58922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61954881.58924">
                <text:p>1461954881.58924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61954881.58937">
                <text:p>1461954881.58937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61954881.58938">
                <text:p>1461954881.58938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61954881.58938">
                <text:p>1461954881.58938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61954881.58939">
                <text:p>1461954881.58939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61954881.58939">
                <text:p>1461954881.58939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61954881.5894">
                <text:p>1461954881.5894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61954881.5894">
                <text:p>1461954881.5894</text:p>
              </table:table-cell>
              <table:table-cell office:value-type="float" office:value="41123392">
                <text:p>411233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61954881.58941">
                <text:p>1461954881.58941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461954881.58941">
                <text:p>1461954881.58941</text:p>
              </table:table-cell>
              <table:table-cell office:value-type="float" office:value="41175784">
                <text:p>411757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61954881.58942">
                <text:p>1461954881.58942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61954881.58942">
                <text:p>1461954881.58942</text:p>
              </table:table-cell>
              <table:table-cell office:value-type="float" office:value="41231816">
                <text:p>412318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61954881.58943">
                <text:p>1461954881.58943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61954881.58943">
                <text:p>1461954881.58943</text:p>
              </table:table-cell>
              <table:table-cell office:value-type="float" office:value="41129928">
                <text:p>411299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61954881.58943">
                <text:p>1461954881.58943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61954881.58944">
                <text:p>1461954881.58944</text:p>
              </table:table-cell>
              <table:table-cell office:value-type="float" office:value="41237576">
                <text:p>412375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61954881.58944">
                <text:p>1461954881.58944</text:p>
              </table:table-cell>
              <table:table-cell office:value-type="float" office:value="39310920">
                <text:p>3931092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61954881.58945">
                <text:p>1461954881.58945</text:p>
              </table:table-cell>
              <table:table-cell office:value-type="float" office:value="39610696">
                <text:p>396106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61954881.58945">
                <text:p>1461954881.58945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61954881.58946">
                <text:p>1461954881.58946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61954881.58947">
                <text:p>1461954881.58947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61954881.58947">
                <text:p>1461954881.58947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61954881.58949">
                <text:p>1461954881.58949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61954881.58949">
                <text:p>1461954881.58949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61954881.58949">
                <text:p>1461954881.58949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61954881.5895">
                <text:p>1461954881.5895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61954881.5895">
                <text:p>1461954881.5895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61954881.5895">
                <text:p>1461954881.5895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61954881.58951">
                <text:p>1461954881.58951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61954881.58951">
                <text:p>1461954881.58951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61954881.58951">
                <text:p>1461954881.58951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61954881.58952">
                <text:p>1461954881.58952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1954881.58952">
                <text:p>1461954881.58952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61954881.58953">
                <text:p>1461954881.58953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61954881.58953">
                <text:p>1461954881.58953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61954881.58955">
                <text:p>1461954881.58955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61954881.58955">
                <text:p>1461954881.58955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61954881.58956">
                <text:p>1461954881.58956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61954881.58956">
                <text:p>1461954881.58956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61954881.58957">
                <text:p>1461954881.58957</text:p>
              </table:table-cell>
              <table:table-cell office:value-type="float" office:value="4789472">
                <text:p>47894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61954881.58957">
                <text:p>1461954881.58957</text:p>
              </table:table-cell>
              <table:table-cell office:value-type="float" office:value="4637008">
                <text:p>46370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61954881.58957">
                <text:p>1461954881.58957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61954881.58958">
                <text:p>1461954881.58958</text:p>
              </table:table-cell>
              <table:table-cell office:value-type="float" office:value="4935904">
                <text:p>49359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61954881.58958">
                <text:p>1461954881.58958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61954881.58959">
                <text:p>1461954881.58959</text:p>
              </table:table-cell>
              <table:table-cell office:value-type="float" office:value="39571680">
                <text:p>3957168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61954881.5896">
                <text:p>1461954881.5896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61954881.5896">
                <text:p>1461954881.5896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61954881.58961">
                <text:p>1461954881.58961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61954881.58961">
                <text:p>1461954881.58961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61954881.58961">
                <text:p>1461954881.58961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61954881.58962">
                <text:p>1461954881.58962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61954881.58962">
                <text:p>1461954881.58962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61954881.58966">
                <text:p>1461954881.58966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61954881.58979">
                <text:p>1461954881.58979</text:p>
              </table:table-cell>
              <table:table-cell office:value-type="float" office:value="6312288">
                <text:p>631228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61954881.5898">
                <text:p>1461954881.5898</text:p>
              </table:table-cell>
              <table:table-cell office:value-type="float" office:value="139790987808740">
                <text:p>1397909878087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461954881.58982">
                <text:p>1461954881.58982</text:p>
              </table:table-cell>
              <table:table-cell office:value-type="float" office:value="140720794887417">
                <text:p>14072079488741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61954881.58983">
                <text:p>1461954881.58983</text:p>
              </table:table-cell>
              <table:table-cell office:value-type="float" office:value="139790985568976">
                <text:p>13979098556897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461954881.58983">
                <text:p>1461954881.58983</text:p>
              </table:table-cell>
              <table:table-cell office:value-type="float" office:value="139790987804272">
                <text:p>13979098780427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461954881.58983">
                <text:p>1461954881.58983</text:p>
              </table:table-cell>
              <table:table-cell office:value-type="float" office:value="139790987803800">
                <text:p>1397909878038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461954881.58984">
                <text:p>1461954881.58984</text:p>
              </table:table-cell>
              <table:table-cell office:value-type="float" office:value="139790985676092">
                <text:p>1397909856760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461954881.58984">
                <text:p>1461954881.58984</text:p>
              </table:table-cell>
              <table:table-cell office:value-type="float" office:value="139790987809144">
                <text:p>13979098780914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461954881.58984">
                <text:p>1461954881.58984</text:p>
              </table:table-cell>
              <table:table-cell office:value-type="float" office:value="140720794886136">
                <text:p>14072079488613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461954881.58985">
                <text:p>1461954881.58985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61954881.58985">
                <text:p>1461954881.58985</text:p>
              </table:table-cell>
              <table:table-cell office:value-type="float" office:value="6311464">
                <text:p>631146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461954881.58986">
                <text:p>1461954881.58986</text:p>
              </table:table-cell>
              <table:table-cell office:value-type="float" office:value="140720794968120">
                <text:p>14072079496812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61954881.58987">
                <text:p>1461954881.58987</text:p>
              </table:table-cell>
              <table:table-cell office:value-type="float" office:value="139790987792400">
                <text:p>1397909877924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461954881.58987">
                <text:p>1461954881.58987</text:p>
              </table:table-cell>
              <table:table-cell office:value-type="float" office:value="139790985632128">
                <text:p>13979098563212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461954881.58987">
                <text:p>1461954881.58987</text:p>
              </table:table-cell>
              <table:table-cell office:value-type="float" office:value="6311664">
                <text:p>631166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61954881.58989">
                <text:p>1461954881.58989</text:p>
              </table:table-cell>
              <table:table-cell office:value-type="float" office:value="139790987710464">
                <text:p>13979098771046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461954881.5899">
                <text:p>1461954881.5899</text:p>
              </table:table-cell>
              <table:table-cell office:value-type="float" office:value="139790987777225">
                <text:p>1397909877772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61954881.58991">
                <text:p>1461954881.58991</text:p>
              </table:table-cell>
              <table:table-cell office:value-type="float" office:value="139790987797664">
                <text:p>1397909877976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61954881.58993">
                <text:p>1461954881.58993</text:p>
              </table:table-cell>
              <table:table-cell office:value-type="float" office:value="139790985541792">
                <text:p>13979098554179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61954881.58993">
                <text:p>1461954881.58993</text:p>
              </table:table-cell>
              <table:table-cell office:value-type="float" office:value="139790985534368">
                <text:p>13979098553436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61954881.58994">
                <text:p>1461954881.58994</text:p>
              </table:table-cell>
              <table:table-cell office:value-type="float" office:value="139790985534456">
                <text:p>13979098553445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461954881.58994">
                <text:p>1461954881.58994</text:p>
              </table:table-cell>
              <table:table-cell office:value-type="float" office:value="139790981612216">
                <text:p>13979098161221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461954881.58994">
                <text:p>1461954881.58994</text:p>
              </table:table-cell>
              <table:table-cell office:value-type="float" office:value="139790981702972">
                <text:p>1397909817029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61954881.58995">
                <text:p>1461954881.58995</text:p>
              </table:table-cell>
              <table:table-cell office:value-type="float" office:value="139790987706376">
                <text:p>13979098770637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461954881.58996">
                <text:p>1461954881.58996</text:p>
              </table:table-cell>
              <table:table-cell office:value-type="float" office:value="139790987700032">
                <text:p>13979098770003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461954881.58996">
                <text:p>1461954881.58996</text:p>
              </table:table-cell>
              <table:table-cell office:value-type="float" office:value="139790987702272">
                <text:p>1397909877022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61954881.58996">
                <text:p>1461954881.58996</text:p>
              </table:table-cell>
              <table:table-cell office:value-type="float" office:value="139790985535496">
                <text:p>13979098553549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61954881.58997">
                <text:p>1461954881.58997</text:p>
              </table:table-cell>
              <table:table-cell office:value-type="float" office:value="139790985520960">
                <text:p>13979098552096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61954881.58997">
                <text:p>1461954881.58997</text:p>
              </table:table-cell>
              <table:table-cell office:value-type="float" office:value="139790985523272">
                <text:p>13979098552327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61954881.58997">
                <text:p>1461954881.58997</text:p>
              </table:table-cell>
              <table:table-cell office:value-type="float" office:value="139790985527296">
                <text:p>13979098552729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61954881.58998">
                <text:p>1461954881.58998</text:p>
              </table:table-cell>
              <table:table-cell office:value-type="float" office:value="139790981726208">
                <text:p>13979098172620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461954881.59001">
                <text:p>1461954881.59001</text:p>
              </table:table-cell>
              <table:table-cell office:value-type="float" office:value="139790982188384">
                <text:p>13979098218838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61954881.59002">
                <text:p>1461954881.59002</text:p>
              </table:table-cell>
              <table:table-cell office:value-type="float" office:value="139790985559040">
                <text:p>13979098555904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61954881.59002">
                <text:p>1461954881.59002</text:p>
              </table:table-cell>
              <table:table-cell office:value-type="float" office:value="139790985559044">
                <text:p>13979098555904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61954881.59003">
                <text:p>1461954881.59003</text:p>
              </table:table-cell>
              <table:table-cell office:value-type="float" office:value="139790982337472">
                <text:p>1397909823374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61954881.59003">
                <text:p>1461954881.59003</text:p>
              </table:table-cell>
              <table:table-cell office:value-type="float" office:value="139790983169350">
                <text:p>13979098316935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461954881.59003">
                <text:p>1461954881.59003</text:p>
              </table:table-cell>
              <table:table-cell office:value-type="float" office:value="139790982883616">
                <text:p>13979098288361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61954881.59006">
                <text:p>1461954881.59006</text:p>
              </table:table-cell>
              <table:table-cell office:value-type="float" office:value="139790985548960">
                <text:p>13979098554896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61954881.59007">
                <text:p>1461954881.59007</text:p>
              </table:table-cell>
              <table:table-cell office:value-type="float" office:value="139790982636288">
                <text:p>13979098263628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461954881.59007">
                <text:p>1461954881.59007</text:p>
              </table:table-cell>
              <table:table-cell office:value-type="float" office:value="139790982178752">
                <text:p>1397909821787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461954881.59007">
                <text:p>1461954881.59007</text:p>
              </table:table-cell>
              <table:table-cell office:value-type="float" office:value="139790981808384">
                <text:p>1397909818083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61954881.59008">
                <text:p>1461954881.59008</text:p>
              </table:table-cell>
              <table:table-cell office:value-type="float" office:value="139790982273568">
                <text:p>13979098227356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61954881.59008">
                <text:p>1461954881.59008</text:p>
              </table:table-cell>
              <table:table-cell office:value-type="float" office:value="139790983155344">
                <text:p>13979098315534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461954881.5901">
                <text:p>1461954881.5901</text:p>
              </table:table-cell>
              <table:table-cell office:value-type="float" office:value="139790981858496">
                <text:p>1397909818584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61954881.5901">
                <text:p>1461954881.5901</text:p>
              </table:table-cell>
              <table:table-cell office:value-type="float" office:value="139790985560180">
                <text:p>13979098556018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61954881.5901">
                <text:p>1461954881.5901</text:p>
              </table:table-cell>
              <table:table-cell office:value-type="float" office:value="139790985544336">
                <text:p>13979098554433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61954881.5901">
                <text:p>1461954881.5901</text:p>
              </table:table-cell>
              <table:table-cell office:value-type="float" office:value="139790983079545">
                <text:p>13979098307954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461954881.59011">
                <text:p>1461954881.59011</text:p>
              </table:table-cell>
              <table:table-cell office:value-type="float" office:value="139790982409280">
                <text:p>13979098240928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461954881.59015">
                <text:p>1461954881.59015</text:p>
              </table:table-cell>
              <table:table-cell office:value-type="float" office:value="139790982693792">
                <text:p>13979098269379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461954881.59015">
                <text:p>1461954881.59015</text:p>
              </table:table-cell>
              <table:table-cell office:value-type="float" office:value="11603976">
                <text:p>1160397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61954881.59016">
                <text:p>1461954881.59016</text:p>
              </table:table-cell>
              <table:table-cell office:value-type="float" office:value="139790982575641">
                <text:p>13979098257564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461954881.59017">
                <text:p>1461954881.59017</text:p>
              </table:table-cell>
              <table:table-cell office:value-type="float" office:value="139790974394384">
                <text:p>13979097439438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61954881.59018">
                <text:p>1461954881.59018</text:p>
              </table:table-cell>
              <table:table-cell office:value-type="float" office:value="139790977461984">
                <text:p>13979097746198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461954881.59018">
                <text:p>1461954881.59018</text:p>
              </table:table-cell>
              <table:table-cell office:value-type="float" office:value="139790977494056">
                <text:p>1397909774940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461954881.59018">
                <text:p>1461954881.59018</text:p>
              </table:table-cell>
              <table:table-cell office:value-type="float" office:value="139790977630148">
                <text:p>13979097763014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61954881.59019">
                <text:p>1461954881.59019</text:p>
              </table:table-cell>
              <table:table-cell office:value-type="float" office:value="139790979018752">
                <text:p>13979097901875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61954881.59019">
                <text:p>1461954881.59019</text:p>
              </table:table-cell>
              <table:table-cell office:value-type="float" office:value="139790976214704">
                <text:p>13979097621470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461954881.59019">
                <text:p>1461954881.59019</text:p>
              </table:table-cell>
              <table:table-cell office:value-type="float" office:value="139790977230932">
                <text:p>13979097723093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461954881.59021">
                <text:p>1461954881.59021</text:p>
              </table:table-cell>
              <table:table-cell office:value-type="float" office:value="11608072">
                <text:p>116080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461954881.59022">
                <text:p>1461954881.59022</text:p>
              </table:table-cell>
              <table:table-cell office:value-type="float" office:value="139790987431944">
                <text:p>13979098743194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461954881.59128">
                <text:p>1461954881.59128</text:p>
              </table:table-cell>
              <table:table-cell office:value-type="float" office:value="139790987436032">
                <text:p>1397909874360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61954881.59134">
                <text:p>1461954881.59134</text:p>
              </table:table-cell>
              <table:table-cell office:value-type="float" office:value="139790987440128">
                <text:p>13979098744012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461954881.59141">
                <text:p>1461954881.59141</text:p>
              </table:table-cell>
              <table:table-cell office:value-type="float" office:value="139790987444224">
                <text:p>13979098744422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461954881.59148">
                <text:p>1461954881.59148</text:p>
              </table:table-cell>
              <table:table-cell office:value-type="float" office:value="139790987448320">
                <text:p>13979098744832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61954881.59155">
                <text:p>1461954881.59155</text:p>
              </table:table-cell>
              <table:table-cell office:value-type="float" office:value="139790987452416">
                <text:p>13979098745241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461954881.59162">
                <text:p>1461954881.59162</text:p>
              </table:table-cell>
              <table:table-cell office:value-type="float" office:value="139790987456512">
                <text:p>13979098745651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461954881.59168">
                <text:p>1461954881.59168</text:p>
              </table:table-cell>
              <table:table-cell office:value-type="float" office:value="139790987460608">
                <text:p>13979098746060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461954881.59174">
                <text:p>1461954881.59174</text:p>
              </table:table-cell>
              <table:table-cell office:value-type="float" office:value="139790987464704">
                <text:p>13979098746470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461954881.59178">
                <text:p>1461954881.59178</text:p>
              </table:table-cell>
              <table:table-cell office:value-type="float" office:value="139790987468800">
                <text:p>1397909874688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61954881.59187">
                <text:p>1461954881.59187</text:p>
              </table:table-cell>
              <table:table-cell office:value-type="float" office:value="139790987472896">
                <text:p>1397909874728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461954881.59201">
                <text:p>1461954881.59201</text:p>
              </table:table-cell>
              <table:table-cell office:value-type="float" office:value="139790987476992">
                <text:p>13979098747699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61954881.59214">
                <text:p>1461954881.59214</text:p>
              </table:table-cell>
              <table:table-cell office:value-type="float" office:value="139790987481088">
                <text:p>13979098748108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461954881.59229">
                <text:p>1461954881.59229</text:p>
              </table:table-cell>
              <table:table-cell office:value-type="float" office:value="139790987485184">
                <text:p>1397909874851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461954881.59244">
                <text:p>1461954881.59244</text:p>
              </table:table-cell>
              <table:table-cell office:value-type="float" office:value="139790987489280">
                <text:p>13979098748928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461954881.59259">
                <text:p>1461954881.59259</text:p>
              </table:table-cell>
              <table:table-cell office:value-type="float" office:value="139790987493376">
                <text:p>13979098749337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461954881.59274">
                <text:p>1461954881.59274</text:p>
              </table:table-cell>
              <table:table-cell office:value-type="float" office:value="139790987497472">
                <text:p>13979098749747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461954881.59288">
                <text:p>1461954881.59288</text:p>
              </table:table-cell>
              <table:table-cell office:value-type="float" office:value="139790987501568">
                <text:p>13979098750156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461954881.59303">
                <text:p>1461954881.59303</text:p>
              </table:table-cell>
              <table:table-cell office:value-type="float" office:value="139790987505664">
                <text:p>13979098750566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461954881.59318">
                <text:p>1461954881.59318</text:p>
              </table:table-cell>
              <table:table-cell office:value-type="float" office:value="139790987509760">
                <text:p>13979098750976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461954881.59333">
                <text:p>1461954881.59333</text:p>
              </table:table-cell>
              <table:table-cell office:value-type="float" office:value="139790987513856">
                <text:p>13979098751385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461954881.59348">
                <text:p>1461954881.59348</text:p>
              </table:table-cell>
              <table:table-cell office:value-type="float" office:value="139790987517952">
                <text:p>13979098751795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461954881.59363">
                <text:p>1461954881.59363</text:p>
              </table:table-cell>
              <table:table-cell office:value-type="float" office:value="139790987522048">
                <text:p>13979098752204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461954881.59378">
                <text:p>1461954881.59378</text:p>
              </table:table-cell>
              <table:table-cell office:value-type="float" office:value="139790987526144">
                <text:p>13979098752614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461954881.59393">
                <text:p>1461954881.59393</text:p>
              </table:table-cell>
              <table:table-cell office:value-type="float" office:value="139790987530240">
                <text:p>13979098753024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461954881.59407">
                <text:p>1461954881.59407</text:p>
              </table:table-cell>
              <table:table-cell office:value-type="float" office:value="139790987534336">
                <text:p>13979098753433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461954881.59421">
                <text:p>1461954881.59421</text:p>
              </table:table-cell>
              <table:table-cell office:value-type="float" office:value="139790987538432">
                <text:p>13979098753843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461954881.59436">
                <text:p>1461954881.59436</text:p>
              </table:table-cell>
              <table:table-cell office:value-type="float" office:value="139790987542528">
                <text:p>13979098754252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461954881.5945">
                <text:p>1461954881.5945</text:p>
              </table:table-cell>
              <table:table-cell office:value-type="float" office:value="139790987546624">
                <text:p>13979098754662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461954881.59465">
                <text:p>1461954881.59465</text:p>
              </table:table-cell>
              <table:table-cell office:value-type="float" office:value="139790987550720">
                <text:p>13979098755072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61954881.5948">
                <text:p>1461954881.5948</text:p>
              </table:table-cell>
              <table:table-cell office:value-type="float" office:value="139790987554816">
                <text:p>13979098755481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461954881.59496">
                <text:p>1461954881.59496</text:p>
              </table:table-cell>
              <table:table-cell office:value-type="float" office:value="139790987558912">
                <text:p>1397909875589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61954881.59543">
                <text:p>1461954881.59543</text:p>
              </table:table-cell>
              <table:table-cell office:value-type="float" office:value="139790987563008">
                <text:p>13979098756300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461954881.59558">
                <text:p>1461954881.59558</text:p>
              </table:table-cell>
              <table:table-cell office:value-type="float" office:value="139790987567104">
                <text:p>13979098756710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61954881.59572">
                <text:p>1461954881.59572</text:p>
              </table:table-cell>
              <table:table-cell office:value-type="float" office:value="139790987571200">
                <text:p>1397909875712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61954881.59587">
                <text:p>1461954881.59587</text:p>
              </table:table-cell>
              <table:table-cell office:value-type="float" office:value="139790987575296">
                <text:p>13979098757529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61954881.59601">
                <text:p>1461954881.59601</text:p>
              </table:table-cell>
              <table:table-cell office:value-type="float" office:value="139790987579392">
                <text:p>13979098757939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61954881.59616">
                <text:p>1461954881.59616</text:p>
              </table:table-cell>
              <table:table-cell office:value-type="float" office:value="139790987583488">
                <text:p>13979098758348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61954881.59629">
                <text:p>1461954881.59629</text:p>
              </table:table-cell>
              <table:table-cell office:value-type="float" office:value="139790987587584">
                <text:p>13979098758758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61954881.59642">
                <text:p>1461954881.59642</text:p>
              </table:table-cell>
              <table:table-cell office:value-type="float" office:value="139790987763712">
                <text:p>13979098776371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61954881.59644">
                <text:p>1461954881.59644</text:p>
              </table:table-cell>
              <table:table-cell office:value-type="float" office:value="139790982065536">
                <text:p>13979098206553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61954881.59645">
                <text:p>1461954881.59645</text:p>
              </table:table-cell>
              <table:table-cell office:value-type="float" office:value="139790987759616">
                <text:p>13979098775961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61954881.65627">
                <text:p>1461954881.65627</text:p>
              </table:table-cell>
              <table:table-cell office:value-type="float" office:value="39328484">
                <text:p>3932848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61954881.65627">
                <text:p>1461954881.65627</text:p>
              </table:table-cell>
              <table:table-cell office:value-type="float" office:value="41073968">
                <text:p>4107396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61954881.65628">
                <text:p>1461954881.65628</text:p>
              </table:table-cell>
              <table:table-cell office:value-type="float" office:value="40884840">
                <text:p>4088484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61954881.65628">
                <text:p>1461954881.65628</text:p>
              </table:table-cell>
              <table:table-cell office:value-type="float" office:value="39286360">
                <text:p>3928636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61954881.65628">
                <text:p>1461954881.65628</text:p>
              </table:table-cell>
              <table:table-cell office:value-type="float" office:value="7333944">
                <text:p>73339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61954881.65628">
                <text:p>1461954881.65628</text:p>
              </table:table-cell>
              <table:table-cell office:value-type="float" office:value="40385000">
                <text:p>403850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61954881.65629">
                <text:p>1461954881.65629</text:p>
              </table:table-cell>
              <table:table-cell office:value-type="float" office:value="39583760">
                <text:p>395837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61954881.65629">
                <text:p>1461954881.65629</text:p>
              </table:table-cell>
              <table:table-cell office:value-type="float" office:value="41159080">
                <text:p>4115908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461954881.65629">
                <text:p>1461954881.65629</text:p>
              </table:table-cell>
              <table:table-cell office:value-type="float" office:value="39578632">
                <text:p>395786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61954881.6563">
                <text:p>1461954881.6563</text:p>
              </table:table-cell>
              <table:table-cell office:value-type="float" office:value="41161800">
                <text:p>411618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61954881.6563">
                <text:p>1461954881.6563</text:p>
              </table:table-cell>
              <table:table-cell office:value-type="float" office:value="41185864">
                <text:p>4118586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39592584">
                <text:p>3959258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40310792">
                <text:p>4031079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39605320">
                <text:p>3960532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61954881.65631">
                <text:p>1461954881.65631</text:p>
              </table:table-cell>
              <table:table-cell office:value-type="float" office:value="39566344">
                <text:p>3956634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61954881.65632">
                <text:p>1461954881.65632</text:p>
              </table:table-cell>
              <table:table-cell office:value-type="float" office:value="140732098170564">
                <text:p>14073209817056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61954881.65632">
                <text:p>1461954881.65632</text:p>
              </table:table-cell>
              <table:table-cell office:value-type="float" office:value="39302500">
                <text:p>393025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61954881.65633">
                <text:p>1461954881.65633</text:p>
              </table:table-cell>
              <table:table-cell office:value-type="float" office:value="140732098166192">
                <text:p>14073209816619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461954881.65633">
                <text:p>1461954881.65633</text:p>
              </table:table-cell>
              <table:table-cell office:value-type="float" office:value="7311873">
                <text:p>731187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461954881.65635">
                <text:p>1461954881.65635</text:p>
              </table:table-cell>
              <table:table-cell office:value-type="float" office:value="41239552">
                <text:p>412395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461954881.65637">
                <text:p>1461954881.65637</text:p>
              </table:table-cell>
              <table:table-cell office:value-type="float" office:value="41244672">
                <text:p>412446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61954881.65637">
                <text:p>1461954881.65637</text:p>
              </table:table-cell>
              <table:table-cell office:value-type="float" office:value="41150728">
                <text:p>4115072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61954881.65638">
                <text:p>1461954881.65638</text:p>
              </table:table-cell>
              <table:table-cell office:value-type="float" office:value="41178440">
                <text:p>4117844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61954881.65638">
                <text:p>1461954881.65638</text:p>
              </table:table-cell>
              <table:table-cell office:value-type="float" office:value="39587848">
                <text:p>3958784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461954881.65638">
                <text:p>1461954881.65638</text:p>
              </table:table-cell>
              <table:table-cell office:value-type="float" office:value="7324688">
                <text:p>732468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461954881.65706">
                <text:p>1461954881.65706</text:p>
              </table:table-cell>
              <table:table-cell office:value-type="float" office:value="41116680">
                <text:p>4111668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61954881.65706">
                <text:p>1461954881.65706</text:p>
              </table:table-cell>
              <table:table-cell office:value-type="float" office:value="39323656">
                <text:p>3932365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61954881.65706">
                <text:p>1461954881.65706</text:p>
              </table:table-cell>
              <table:table-cell office:value-type="float" office:value="39555084">
                <text:p>3955508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61954881.65706">
                <text:p>1461954881.65706</text:p>
              </table:table-cell>
              <table:table-cell office:value-type="float" office:value="7289120">
                <text:p>728912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61954881.65707">
                <text:p>1461954881.65707</text:p>
              </table:table-cell>
              <table:table-cell office:value-type="float" office:value="7306040">
                <text:p>730604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61954881.65707">
                <text:p>1461954881.65707</text:p>
              </table:table-cell>
              <table:table-cell office:value-type="float" office:value="140011899478608">
                <text:p>14001189947860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61954881.65708">
                <text:p>1461954881.65708</text:p>
              </table:table-cell>
              <table:table-cell office:value-type="float" office:value="39546888">
                <text:p>3954688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61954881.65708">
                <text:p>1461954881.65708</text:p>
              </table:table-cell>
              <table:table-cell office:value-type="float" office:value="39553032">
                <text:p>3955303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61954881.65709">
                <text:p>1461954881.65709</text:p>
              </table:table-cell>
              <table:table-cell office:value-type="float" office:value="39264264">
                <text:p>3926426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61954881.65901">
                <text:p>1461954881.65901</text:p>
              </table:table-cell>
              <table:table-cell office:value-type="float" office:value="40336136">
                <text:p>4033613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61954884.80286">
                <text:p>1461954884.80286</text:p>
              </table:table-cell>
              <table:table-cell office:value-type="float" office:value="140011903878368">
                <text:p>14001190387836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61954885.10582">
                <text:p>1461954885.10582</text:p>
              </table:table-cell>
              <table:table-cell office:value-type="float" office:value="11784216">
                <text:p>117842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461954885.10652">
                <text:p>1461954885.10652</text:p>
              </table:table-cell>
              <table:table-cell office:value-type="float" office:value="41167368">
                <text:p>4116736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61954885.10653">
                <text:p>1461954885.10653</text:p>
              </table:table-cell>
              <table:table-cell office:value-type="float" office:value="39473160">
                <text:p>3947316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61954885.10655">
                <text:p>1461954885.10655</text:p>
              </table:table-cell>
              <table:table-cell office:value-type="float" office:value="41140968">
                <text:p>4114096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61954885.10656">
                <text:p>1461954885.10656</text:p>
              </table:table-cell>
              <table:table-cell office:value-type="float" office:value="41209104">
                <text:p>4120910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61954885.10657">
                <text:p>1461954885.10657</text:p>
              </table:table-cell>
              <table:table-cell office:value-type="float" office:value="39571680">
                <text:p>3957168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461954885.10657">
                <text:p>1461954885.10657</text:p>
              </table:table-cell>
              <table:table-cell office:value-type="float" office:value="41198056">
                <text:p>4119805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461954885.10671">
                <text:p>1461954885.10671</text:p>
              </table:table-cell>
              <table:table-cell office:value-type="float" office:value="140011906017812">
                <text:p>1400119060178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461954885.10671">
                <text:p>1461954885.10671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461954885.10672">
                <text:p>1461954885.10672</text:p>
              </table:table-cell>
              <table:table-cell office:value-type="float" office:value="140011899484612">
                <text:p>14001189948461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461954885.10672">
                <text:p>1461954885.10672</text:p>
              </table:table-cell>
              <table:table-cell office:value-type="float" office:value="7321916">
                <text:p>732191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61954885.10673">
                <text:p>1461954885.10673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461954885.10673">
                <text:p>1461954885.10673</text:p>
              </table:table-cell>
              <table:table-cell office:value-type="float" office:value="7329491">
                <text:p>73294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61954885.10673">
                <text:p>1461954885.10673</text:p>
              </table:table-cell>
              <table:table-cell office:value-type="float" office:value="39310912">
                <text:p>3931091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61954885.10674">
                <text:p>1461954885.10674</text:p>
              </table:table-cell>
              <table:table-cell office:value-type="float" office:value="7278168">
                <text:p>727816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61954885.10675">
                <text:p>1461954885.10675</text:p>
              </table:table-cell>
              <table:table-cell office:value-type="float" office:value="41231816">
                <text:p>412318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61954885.10675">
                <text:p>1461954885.10675</text:p>
              </table:table-cell>
              <table:table-cell office:value-type="float" office:value="39300772">
                <text:p>3930077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61954885.10676">
                <text:p>1461954885.10676</text:p>
              </table:table-cell>
              <table:table-cell office:value-type="float" office:value="39452936">
                <text:p>3945293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461954885.10676">
                <text:p>1461954885.10676</text:p>
              </table:table-cell>
              <table:table-cell office:value-type="float" office:value="39620392">
                <text:p>3962039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61954885.10676">
                <text:p>1461954885.10676</text:p>
              </table:table-cell>
              <table:table-cell office:value-type="float" office:value="39578632">
                <text:p>3957863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61954885.10677">
                <text:p>1461954885.10677</text:p>
              </table:table-cell>
              <table:table-cell office:value-type="float" office:value="41175656">
                <text:p>4117565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61954885.10677">
                <text:p>1461954885.10677</text:p>
              </table:table-cell>
              <table:table-cell office:value-type="float" office:value="39263200">
                <text:p>392632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61954885.10678">
                <text:p>1461954885.10678</text:p>
              </table:table-cell>
              <table:table-cell office:value-type="float" office:value="41209096">
                <text:p>4120909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61954885.10678">
                <text:p>1461954885.10678</text:p>
              </table:table-cell>
              <table:table-cell office:value-type="float" office:value="39610696">
                <text:p>3961069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61954885.10678">
                <text:p>1461954885.10678</text:p>
              </table:table-cell>
              <table:table-cell office:value-type="float" office:value="41123400">
                <text:p>411234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61954885.10679">
                <text:p>1461954885.10679</text:p>
              </table:table-cell>
              <table:table-cell office:value-type="float" office:value="7310836">
                <text:p>731083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61954885.10679">
                <text:p>1461954885.10679</text:p>
              </table:table-cell>
              <table:table-cell office:value-type="float" office:value="39288868">
                <text:p>3928886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61954885.10681">
                <text:p>1461954885.10681</text:p>
              </table:table-cell>
              <table:table-cell office:value-type="float" office:value="140011906017808">
                <text:p>14001190601780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61954885.10681">
                <text:p>1461954885.10681</text:p>
              </table:table-cell>
              <table:table-cell office:value-type="float" office:value="140011896340517">
                <text:p>14001189634051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61954885.10682">
                <text:p>1461954885.10682</text:p>
              </table:table-cell>
              <table:table-cell office:value-type="float" office:value="140011906124232">
                <text:p>14001190612423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461954885.10682">
                <text:p>1461954885.10682</text:p>
              </table:table-cell>
              <table:table-cell office:value-type="float" office:value="140732098173560">
                <text:p>14073209817356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61954885.10683">
                <text:p>1461954885.10683</text:p>
              </table:table-cell>
              <table:table-cell office:value-type="float" office:value="140011896060240">
                <text:p>14001189606024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461954885.10683">
                <text:p>1461954885.10683</text:p>
              </table:table-cell>
              <table:table-cell office:value-type="float" office:value="140011899484624">
                <text:p>14001189948462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461954885.10683">
                <text:p>1461954885.10683</text:p>
              </table:table-cell>
              <table:table-cell office:value-type="float" office:value="140011899489888">
                <text:p>14001189948988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461954885.10683">
                <text:p>1461954885.10683</text:p>
              </table:table-cell>
              <table:table-cell office:value-type="float" office:value="4482927">
                <text:p>448292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461954885.10684">
                <text:p>1461954885.10684</text:p>
              </table:table-cell>
              <table:table-cell office:value-type="float" office:value="4315072">
                <text:p>431507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61954885.10684">
                <text:p>1461954885.10684</text:p>
              </table:table-cell>
              <table:table-cell office:value-type="float" office:value="4328112">
                <text:p>432811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461954885.10685">
                <text:p>1461954885.10685</text:p>
              </table:table-cell>
              <table:table-cell office:value-type="float" office:value="140011895775104">
                <text:p>14001189577510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61954885.10685">
                <text:p>1461954885.10685</text:p>
              </table:table-cell>
              <table:table-cell office:value-type="float" office:value="7316784">
                <text:p>731678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61954885.10685">
                <text:p>1461954885.10685</text:p>
              </table:table-cell>
              <table:table-cell office:value-type="float" office:value="4575216">
                <text:p>457521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61954885.10686">
                <text:p>1461954885.10686</text:p>
              </table:table-cell>
              <table:table-cell office:value-type="float" office:value="140011896535904">
                <text:p>14001189653590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461954885.10686">
                <text:p>1461954885.10686</text:p>
              </table:table-cell>
              <table:table-cell office:value-type="float" office:value="7278184">
                <text:p>727818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61954885.10688">
                <text:p>1461954885.10688</text:p>
              </table:table-cell>
              <table:table-cell office:value-type="float" office:value="4409238">
                <text:p>440923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461954885.10689">
                <text:p>1461954885.10689</text:p>
              </table:table-cell>
              <table:table-cell office:value-type="float" office:value="7321932">
                <text:p>73219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461954885.10689">
                <text:p>1461954885.10689</text:p>
              </table:table-cell>
              <table:table-cell office:value-type="float" office:value="7331760">
                <text:p>733176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61954885.10689">
                <text:p>1461954885.10689</text:p>
              </table:table-cell>
              <table:table-cell office:value-type="float" office:value="7331864">
                <text:p>733186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61954885.1069">
                <text:p>1461954885.1069</text:p>
              </table:table-cell>
              <table:table-cell office:value-type="float" office:value="4789472">
                <text:p>478947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61954885.1069">
                <text:p>1461954885.1069</text:p>
              </table:table-cell>
              <table:table-cell office:value-type="float" office:value="4637008">
                <text:p>463700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461954885.10691">
                <text:p>1461954885.10691</text:p>
              </table:table-cell>
              <table:table-cell office:value-type="float" office:value="4664704">
                <text:p>466470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61954885.10691">
                <text:p>1461954885.10691</text:p>
              </table:table-cell>
              <table:table-cell office:value-type="float" office:value="4935904">
                <text:p>493590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61954885.10691">
                <text:p>1461954885.10691</text:p>
              </table:table-cell>
              <table:table-cell office:value-type="float" office:value="5061576">
                <text:p>506157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61954885.10691">
                <text:p>1461954885.10691</text:p>
              </table:table-cell>
              <table:table-cell office:value-type="float" office:value="41030592">
                <text:p>4103059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61954885.10692">
                <text:p>1461954885.10692</text:p>
              </table:table-cell>
              <table:table-cell office:value-type="float" office:value="140011903972576">
                <text:p>1400119039725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61954885.10693">
                <text:p>1461954885.10693</text:p>
              </table:table-cell>
              <table:table-cell office:value-type="float" office:value="4215853">
                <text:p>421585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461954885.10694">
                <text:p>1461954885.10694</text:p>
              </table:table-cell>
              <table:table-cell office:value-type="float" office:value="140011903986800">
                <text:p>1400119039868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461954885.10694">
                <text:p>1461954885.10694</text:p>
              </table:table-cell>
              <table:table-cell office:value-type="float" office:value="140011901616760">
                <text:p>14001190161676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461954885.10695">
                <text:p>1461954885.10695</text:p>
              </table:table-cell>
              <table:table-cell office:value-type="float" office:value="140011899503256">
                <text:p>14001189950325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461954885.10695">
                <text:p>1461954885.10695</text:p>
              </table:table-cell>
              <table:table-cell office:value-type="float" office:value="140011895551680">
                <text:p>14001189555168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461954885.10695">
                <text:p>1461954885.10695</text:p>
              </table:table-cell>
              <table:table-cell office:value-type="float" office:value="140011895632021">
                <text:p>14001189563202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61954885.10706">
                <text:p>1461954885.10706</text:p>
              </table:table-cell>
              <table:table-cell office:value-type="float" office:value="140737488351213">
                <text:p>1407374883512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461954885.10726">
                <text:p>1461954885.10726</text:p>
              </table:table-cell>
              <table:table-cell office:value-type="float" office:value="6312288">
                <text:p>631228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461954885.10728">
                <text:p>1461954885.10728</text:p>
              </table:table-cell>
              <table:table-cell office:value-type="float" office:value="140043003670500">
                <text:p>1400430036705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461954885.1073">
                <text:p>1461954885.1073</text:p>
              </table:table-cell>
              <table:table-cell office:value-type="float" office:value="140732444773481">
                <text:p>14073244477348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61954885.10732">
                <text:p>1461954885.10732</text:p>
              </table:table-cell>
              <table:table-cell office:value-type="float" office:value="140043001430736">
                <text:p>14004300143073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61954885.10733">
                <text:p>1461954885.10733</text:p>
              </table:table-cell>
              <table:table-cell office:value-type="float" office:value="140043003666032">
                <text:p>14004300366603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461954885.10733">
                <text:p>1461954885.10733</text:p>
              </table:table-cell>
              <table:table-cell office:value-type="float" office:value="140043003665560">
                <text:p>14004300366556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461954885.10734">
                <text:p>1461954885.10734</text:p>
              </table:table-cell>
              <table:table-cell office:value-type="float" office:value="140043001537852">
                <text:p>14004300153785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461954885.10734">
                <text:p>1461954885.10734</text:p>
              </table:table-cell>
              <table:table-cell office:value-type="float" office:value="140043001521088">
                <text:p>14004300152108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61954885.10735">
                <text:p>1461954885.10735</text:p>
              </table:table-cell>
              <table:table-cell office:value-type="float" office:value="140043003670904">
                <text:p>1400430036709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461954885.10735">
                <text:p>1461954885.10735</text:p>
              </table:table-cell>
              <table:table-cell office:value-type="float" office:value="4194368">
                <text:p>419436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61954885.10736">
                <text:p>1461954885.10736</text:p>
              </table:table-cell>
              <table:table-cell office:value-type="float" office:value="6311464">
                <text:p>631146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461954885.10736">
                <text:p>1461954885.10736</text:p>
              </table:table-cell>
              <table:table-cell office:value-type="float" office:value="140732446482488">
                <text:p>14073244648248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461954885.10738">
                <text:p>1461954885.10738</text:p>
              </table:table-cell>
              <table:table-cell office:value-type="float" office:value="140043003654160">
                <text:p>14004300365416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461954885.10739">
                <text:p>1461954885.10739</text:p>
              </table:table-cell>
              <table:table-cell office:value-type="float" office:value="6311664">
                <text:p>63116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461954885.1074">
                <text:p>1461954885.1074</text:p>
              </table:table-cell>
              <table:table-cell office:value-type="float" office:value="140732444770296">
                <text:p>14073244477029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461954885.10742">
                <text:p>1461954885.10742</text:p>
              </table:table-cell>
              <table:table-cell office:value-type="float" office:value="140043003572224">
                <text:p>1400430035722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461954885.10743">
                <text:p>1461954885.10743</text:p>
              </table:table-cell>
              <table:table-cell office:value-type="float" office:value="140043003638985">
                <text:p>14004300363898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461954885.10745">
                <text:p>1461954885.10745</text:p>
              </table:table-cell>
              <table:table-cell office:value-type="float" office:value="140043003659424">
                <text:p>14004300365942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61954885.10748">
                <text:p>1461954885.10748</text:p>
              </table:table-cell>
              <table:table-cell office:value-type="float" office:value="140043001403552">
                <text:p>14004300140355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61954885.10749">
                <text:p>1461954885.10749</text:p>
              </table:table-cell>
              <table:table-cell office:value-type="float" office:value="140043001396128">
                <text:p>14004300139612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461954885.1075">
                <text:p>1461954885.1075</text:p>
              </table:table-cell>
              <table:table-cell office:value-type="float" office:value="140043001396216">
                <text:p>140043001396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057cm" svg:height="21.161cm" xlink:href=".." xlink:type="simple" chart:class="chart:scatter" chart:style-name="ch1">
        <chart:legend chart:legend-position="end" svg:x="42.032cm" svg:y="10.281cm" style:legend-expansion="high" chart:style-name="ch2"/>
        <chart:plot-area chart:style-name="ch3" table:cell-range-address="'Working Set Program'.A2:'Working Set Program'.B307 'Working Set Program'.B1:'Working Set Program'.B1" chart:data-source-has-labels="row" svg:x="0.881cm" svg:y="0.423cm" svg:width="40.27cm" svg:height="20.315cm">
          <chartooo:coordinate-region svg:x="3.91cm" svg:y="0.623cm" svg:width="36.313cm" svg:height="19.4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orking Set Program'.B2:'Working Set Program'.B307" chart:label-cell-address="'Working Set Program'.B1:'Working Set Program'.B1" chart:class="chart:scatter">
            <chart:domain table:cell-range-address="'Working Set Program'.A2:'Working Set Program'.A307"/>
            <chart:data-point chart:repeated="3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dress</text:p>
                <draw:g>
                  <svg:desc>'Working Set Program'.B1:'Working Set Program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1957808.04111">
                <text:p>1461957808.04111</text:p>
                <draw:g>
                  <svg:desc>'Working Set Program'.A2:'Working Set Program'.A307</svg:desc>
                </draw:g>
              </table:table-cell>
              <table:table-cell office:value-type="float" office:value="139855432517864">
                <text:p>139855432517864</text:p>
                <draw:g>
                  <svg:desc>'Working Set Program'.B2:'Working Set Program'.B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1957808.04252">
                <text:p>1461957808.04252</text:p>
              </table:table-cell>
              <table:table-cell office:value-type="float" office:value="139855434616548">
                <text:p>13985543461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1957808.04622">
                <text:p>1461957808.04622</text:p>
              </table:table-cell>
              <table:table-cell office:value-type="float" office:value="139855436710652">
                <text:p>139855436710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1957808.0597">
                <text:p>1461957808.0597</text:p>
              </table:table-cell>
              <table:table-cell office:value-type="float" office:value="139855438808524">
                <text:p>139855438808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1957808.1442">
                <text:p>1461957808.1442</text:p>
              </table:table-cell>
              <table:table-cell office:value-type="float" office:value="139855440905368">
                <text:p>139855440905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1957808.20532">
                <text:p>1461957808.20532</text:p>
              </table:table-cell>
              <table:table-cell office:value-type="float" office:value="139855443003600">
                <text:p>139855443003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1957808.27534">
                <text:p>1461957808.27534</text:p>
              </table:table-cell>
              <table:table-cell office:value-type="float" office:value="139855445098920">
                <text:p>1398554450989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1957808.35851">
                <text:p>1461957808.35851</text:p>
              </table:table-cell>
              <table:table-cell office:value-type="float" office:value="139855447199600">
                <text:p>139855447199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1957808.41978">
                <text:p>1461957808.41978</text:p>
              </table:table-cell>
              <table:table-cell office:value-type="float" office:value="139855449293872">
                <text:p>139855449293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1957808.49135">
                <text:p>1461957808.49135</text:p>
              </table:table-cell>
              <table:table-cell office:value-type="float" office:value="139855451391064">
                <text:p>139855451391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1957808.57293">
                <text:p>1461957808.57293</text:p>
              </table:table-cell>
              <table:table-cell office:value-type="float" office:value="139855453490076">
                <text:p>139855453490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1957808.63377">
                <text:p>1461957808.63377</text:p>
              </table:table-cell>
              <table:table-cell office:value-type="float" office:value="139855455585300">
                <text:p>139855455585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1957808.70726">
                <text:p>1461957808.70726</text:p>
              </table:table-cell>
              <table:table-cell office:value-type="float" office:value="139855457684276">
                <text:p>139855457684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1957808.78762">
                <text:p>1461957808.78762</text:p>
              </table:table-cell>
              <table:table-cell office:value-type="float" office:value="139855459780256">
                <text:p>139855459780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1957808.84827">
                <text:p>1461957808.84827</text:p>
              </table:table-cell>
              <table:table-cell office:value-type="float" office:value="139855461876960">
                <text:p>1398554618769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1957808.91941">
                <text:p>1461957808.91941</text:p>
              </table:table-cell>
              <table:table-cell office:value-type="float" office:value="139855463972868">
                <text:p>1398554639728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1957809.00187">
                <text:p>1461957809.00187</text:p>
              </table:table-cell>
              <table:table-cell office:value-type="float" office:value="139855466071228">
                <text:p>139855466071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1957809.07526">
                <text:p>1461957809.07526</text:p>
              </table:table-cell>
              <table:table-cell office:value-type="float" office:value="139855468167200">
                <text:p>139855468167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1957809.13422">
                <text:p>1461957809.13422</text:p>
              </table:table-cell>
              <table:table-cell office:value-type="float" office:value="139855470265588">
                <text:p>139855470265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1957809.21519">
                <text:p>1461957809.21519</text:p>
              </table:table-cell>
              <table:table-cell office:value-type="float" office:value="139855472362536">
                <text:p>139855472362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1957809.28635">
                <text:p>1461957809.28635</text:p>
              </table:table-cell>
              <table:table-cell office:value-type="float" office:value="139855474460364">
                <text:p>139855474460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1957809.36856">
                <text:p>1461957809.36856</text:p>
              </table:table-cell>
              <table:table-cell office:value-type="float" office:value="139855476557192">
                <text:p>139855476557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1957809.43987">
                <text:p>1461957809.43987</text:p>
              </table:table-cell>
              <table:table-cell office:value-type="float" office:value="139855478653780">
                <text:p>1398554786537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1957809.50198">
                <text:p>1461957809.50198</text:p>
              </table:table-cell>
              <table:table-cell office:value-type="float" office:value="139855480751816">
                <text:p>139855480751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1957809.58312">
                <text:p>1461957809.58312</text:p>
              </table:table-cell>
              <table:table-cell office:value-type="float" office:value="139855482848444">
                <text:p>139855482848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1957809.65432">
                <text:p>1461957809.65432</text:p>
              </table:table-cell>
              <table:table-cell office:value-type="float" office:value="139855484946680">
                <text:p>139855484946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1957809.73611">
                <text:p>1461957809.73611</text:p>
              </table:table-cell>
              <table:table-cell office:value-type="float" office:value="139855487042940">
                <text:p>139855487042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1957809.80939">
                <text:p>1461957809.80939</text:p>
              </table:table-cell>
              <table:table-cell office:value-type="float" office:value="139855489139396">
                <text:p>139855489139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1957809.87159">
                <text:p>1461957809.87159</text:p>
              </table:table-cell>
              <table:table-cell office:value-type="float" office:value="139855491237920">
                <text:p>1398554912379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1957809.96865">
                <text:p>1461957809.96865</text:p>
              </table:table-cell>
              <table:table-cell office:value-type="float" office:value="139855493334936">
                <text:p>139855493334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1957810.02069">
                <text:p>1461957810.02069</text:p>
              </table:table-cell>
              <table:table-cell office:value-type="float" office:value="139855495430700">
                <text:p>139855495430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1957810.08111">
                <text:p>1461957810.08111</text:p>
              </table:table-cell>
              <table:table-cell office:value-type="float" office:value="139855497528340">
                <text:p>1398554975283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1957810.13685">
                <text:p>1461957810.13685</text:p>
              </table:table-cell>
              <table:table-cell office:value-type="float" office:value="139855499626412">
                <text:p>1398554996264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1957810.18809">
                <text:p>1461957810.18809</text:p>
              </table:table-cell>
              <table:table-cell office:value-type="float" office:value="139855501725140">
                <text:p>1398555017251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1957810.25124">
                <text:p>1461957810.25124</text:p>
              </table:table-cell>
              <table:table-cell office:value-type="float" office:value="139855503821076">
                <text:p>139855503821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1957810.28857">
                <text:p>1461957810.28857</text:p>
              </table:table-cell>
              <table:table-cell office:value-type="float" office:value="139855505919844">
                <text:p>13985550591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1957810.35">
                <text:p>1461957810.35</text:p>
              </table:table-cell>
              <table:table-cell office:value-type="float" office:value="139855508013208">
                <text:p>139855508013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1957810.40153">
                <text:p>1461957810.40153</text:p>
              </table:table-cell>
              <table:table-cell office:value-type="float" office:value="139855510113292">
                <text:p>139855510113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1957810.46463">
                <text:p>1461957810.46463</text:p>
              </table:table-cell>
              <table:table-cell office:value-type="float" office:value="139855512210016">
                <text:p>139855512210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1957810.51724">
                <text:p>1461957810.51724</text:p>
              </table:table-cell>
              <table:table-cell office:value-type="float" office:value="139855514305712">
                <text:p>139855514305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1957810.55383">
                <text:p>1461957810.55383</text:p>
              </table:table-cell>
              <table:table-cell office:value-type="float" office:value="139855516404784">
                <text:p>139855516404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1957810.61428">
                <text:p>1461957810.61428</text:p>
              </table:table-cell>
              <table:table-cell office:value-type="float" office:value="139855518499100">
                <text:p>139855518499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1957810.6672">
                <text:p>1461957810.6672</text:p>
              </table:table-cell>
              <table:table-cell office:value-type="float" office:value="139855520599140">
                <text:p>139855520599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1957810.72826">
                <text:p>1461957810.72826</text:p>
              </table:table-cell>
              <table:table-cell office:value-type="float" office:value="139855522694444">
                <text:p>139855522694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1957810.78031">
                <text:p>1461957810.78031</text:p>
              </table:table-cell>
              <table:table-cell office:value-type="float" office:value="139855524794184">
                <text:p>139855524794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1957810.78032">
                <text:p>1461957810.78032</text:p>
              </table:table-cell>
              <table:table-cell office:value-type="float" office:value="139855524795992">
                <text:p>139855524795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1957810.78034">
                <text:p>1461957810.78034</text:p>
              </table:table-cell>
              <table:table-cell office:value-type="float" office:value="139855524801344">
                <text:p>139855524801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1957810.78035">
                <text:p>1461957810.78035</text:p>
              </table:table-cell>
              <table:table-cell office:value-type="float" office:value="139855524805072">
                <text:p>1398555248050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1957810.78036">
                <text:p>1461957810.78036</text:p>
              </table:table-cell>
              <table:table-cell office:value-type="float" office:value="139855524809516">
                <text:p>139855524809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1957810.78037">
                <text:p>1461957810.78037</text:p>
              </table:table-cell>
              <table:table-cell office:value-type="float" office:value="139855524811680">
                <text:p>1398555248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1957810.78038">
                <text:p>1461957810.78038</text:p>
              </table:table-cell>
              <table:table-cell office:value-type="float" office:value="139855524817644">
                <text:p>1398555248176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1957810.78039">
                <text:p>1461957810.78039</text:p>
              </table:table-cell>
              <table:table-cell office:value-type="float" office:value="139855524819772">
                <text:p>139855524819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1957810.7804">
                <text:p>1461957810.7804</text:p>
              </table:table-cell>
              <table:table-cell office:value-type="float" office:value="139855524823328">
                <text:p>139855524823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1957810.78042">
                <text:p>1461957810.78042</text:p>
              </table:table-cell>
              <table:table-cell office:value-type="float" office:value="139855524830660">
                <text:p>1398555248306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1957810.78043">
                <text:p>1461957810.78043</text:p>
              </table:table-cell>
              <table:table-cell office:value-type="float" office:value="139855524833344">
                <text:p>139855524833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1957810.78044">
                <text:p>1461957810.78044</text:p>
              </table:table-cell>
              <table:table-cell office:value-type="float" office:value="139855524837476">
                <text:p>1398555248374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1957810.78045">
                <text:p>1461957810.78045</text:p>
              </table:table-cell>
              <table:table-cell office:value-type="float" office:value="139855524840136">
                <text:p>139855524840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1957810.78046">
                <text:p>1461957810.78046</text:p>
              </table:table-cell>
              <table:table-cell office:value-type="float" office:value="139855524844132">
                <text:p>1398555248441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1957810.78047">
                <text:p>1461957810.78047</text:p>
              </table:table-cell>
              <table:table-cell office:value-type="float" office:value="139855524849644">
                <text:p>139855524849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1957810.78048">
                <text:p>1461957810.78048</text:p>
              </table:table-cell>
              <table:table-cell office:value-type="float" office:value="139855524855568">
                <text:p>139855524855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1957810.78503">
                <text:p>1461957810.78503</text:p>
              </table:table-cell>
              <table:table-cell office:value-type="float" office:value="139855524859208">
                <text:p>139855524859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1957810.78505">
                <text:p>1461957810.78505</text:p>
              </table:table-cell>
              <table:table-cell office:value-type="float" office:value="139855524860332">
                <text:p>139855524860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1957810.78506">
                <text:p>1461957810.78506</text:p>
              </table:table-cell>
              <table:table-cell office:value-type="float" office:value="139855524867316">
                <text:p>139855524867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1957810.78507">
                <text:p>1461957810.78507</text:p>
              </table:table-cell>
              <table:table-cell office:value-type="float" office:value="139855524871456">
                <text:p>139855524871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1957810.78508">
                <text:p>1461957810.78508</text:p>
              </table:table-cell>
              <table:table-cell office:value-type="float" office:value="139855524872340">
                <text:p>1398555248723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1957810.78509">
                <text:p>1461957810.78509</text:p>
              </table:table-cell>
              <table:table-cell office:value-type="float" office:value="139855524879864">
                <text:p>139855524879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1957810.7851">
                <text:p>1461957810.7851</text:p>
              </table:table-cell>
              <table:table-cell office:value-type="float" office:value="139855524880836">
                <text:p>139855524880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1957810.78511">
                <text:p>1461957810.78511</text:p>
              </table:table-cell>
              <table:table-cell office:value-type="float" office:value="139855524887464">
                <text:p>139855524887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1957810.78513">
                <text:p>1461957810.78513</text:p>
              </table:table-cell>
              <table:table-cell office:value-type="float" office:value="139855524891512">
                <text:p>139855524891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61957810.78514">
                <text:p>1461957810.78514</text:p>
              </table:table-cell>
              <table:table-cell office:value-type="float" office:value="139855524896528">
                <text:p>139855524896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1957810.78515">
                <text:p>1461957810.78515</text:p>
              </table:table-cell>
              <table:table-cell office:value-type="float" office:value="139855524898860">
                <text:p>1398555248988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1957810.78516">
                <text:p>1461957810.78516</text:p>
              </table:table-cell>
              <table:table-cell office:value-type="float" office:value="139855524901436">
                <text:p>139855524901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1957810.78517">
                <text:p>1461957810.78517</text:p>
              </table:table-cell>
              <table:table-cell office:value-type="float" office:value="139855524908180">
                <text:p>139855524908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1957810.78518">
                <text:p>1461957810.78518</text:p>
              </table:table-cell>
              <table:table-cell office:value-type="float" office:value="139855524911176">
                <text:p>139855524911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1957810.78519">
                <text:p>1461957810.78519</text:p>
              </table:table-cell>
              <table:table-cell office:value-type="float" office:value="139855524913736">
                <text:p>139855524913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1957810.7852">
                <text:p>1461957810.7852</text:p>
              </table:table-cell>
              <table:table-cell office:value-type="float" office:value="139855524919764">
                <text:p>139855524919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61957810.78521">
                <text:p>1461957810.78521</text:p>
              </table:table-cell>
              <table:table-cell office:value-type="float" office:value="139855524922676">
                <text:p>139855524922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61957810.78523">
                <text:p>1461957810.78523</text:p>
              </table:table-cell>
              <table:table-cell office:value-type="float" office:value="139855524929428">
                <text:p>139855524929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1957810.78524">
                <text:p>1461957810.78524</text:p>
              </table:table-cell>
              <table:table-cell office:value-type="float" office:value="139855524930228">
                <text:p>139855524930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1957810.78525">
                <text:p>1461957810.78525</text:p>
              </table:table-cell>
              <table:table-cell office:value-type="float" office:value="139855524936116">
                <text:p>139855524936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1957810.78526">
                <text:p>1461957810.78526</text:p>
              </table:table-cell>
              <table:table-cell office:value-type="float" office:value="139855524939812">
                <text:p>139855524939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61957810.78527">
                <text:p>1461957810.78527</text:p>
              </table:table-cell>
              <table:table-cell office:value-type="float" office:value="139855524944096">
                <text:p>139855524944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1957810.78528">
                <text:p>1461957810.78528</text:p>
              </table:table-cell>
              <table:table-cell office:value-type="float" office:value="139855524949784">
                <text:p>139855524949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61957810.78529">
                <text:p>1461957810.78529</text:p>
              </table:table-cell>
              <table:table-cell office:value-type="float" office:value="139855524953048">
                <text:p>139855524953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1957810.7853">
                <text:p>1461957810.7853</text:p>
              </table:table-cell>
              <table:table-cell office:value-type="float" office:value="139855524957396">
                <text:p>139855524957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1957810.78532">
                <text:p>1461957810.78532</text:p>
              </table:table-cell>
              <table:table-cell office:value-type="float" office:value="139855524960832">
                <text:p>1398555249608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61957810.78533">
                <text:p>1461957810.78533</text:p>
              </table:table-cell>
              <table:table-cell office:value-type="float" office:value="139855524965488">
                <text:p>1398555249654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1957810.78534">
                <text:p>1461957810.78534</text:p>
              </table:table-cell>
              <table:table-cell office:value-type="float" office:value="139855524967960">
                <text:p>1398555249679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1957810.78535">
                <text:p>1461957810.78535</text:p>
              </table:table-cell>
              <table:table-cell office:value-type="float" office:value="139855524972944">
                <text:p>1398555249729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1957810.78536">
                <text:p>1461957810.78536</text:p>
              </table:table-cell>
              <table:table-cell office:value-type="float" office:value="139855524978356">
                <text:p>1398555249783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1957810.78537">
                <text:p>1461957810.78537</text:p>
              </table:table-cell>
              <table:table-cell office:value-type="float" office:value="139855524979844">
                <text:p>139855524979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1957810.78538">
                <text:p>1461957810.78538</text:p>
              </table:table-cell>
              <table:table-cell office:value-type="float" office:value="139855524984896">
                <text:p>1398555249848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1957810.78539">
                <text:p>1461957810.78539</text:p>
              </table:table-cell>
              <table:table-cell office:value-type="float" office:value="139855524989820">
                <text:p>1398555249898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1957810.7854">
                <text:p>1461957810.7854</text:p>
              </table:table-cell>
              <table:table-cell office:value-type="float" office:value="139855524993828">
                <text:p>1398555249938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1957810.78541">
                <text:p>1461957810.78541</text:p>
              </table:table-cell>
              <table:table-cell office:value-type="float" office:value="139855524996168">
                <text:p>1398555249961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1957810.78542">
                <text:p>1461957810.78542</text:p>
              </table:table-cell>
              <table:table-cell office:value-type="float" office:value="139855525001064">
                <text:p>1398555250010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1957810.78543">
                <text:p>1461957810.78543</text:p>
              </table:table-cell>
              <table:table-cell office:value-type="float" office:value="139855525003892">
                <text:p>139855525003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1957810.78545">
                <text:p>1461957810.78545</text:p>
              </table:table-cell>
              <table:table-cell office:value-type="float" office:value="139855525009184">
                <text:p>139855525009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1957810.78546">
                <text:p>1461957810.78546</text:p>
              </table:table-cell>
              <table:table-cell office:value-type="float" office:value="139855525011720">
                <text:p>1398555250117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61957810.78547">
                <text:p>1461957810.78547</text:p>
              </table:table-cell>
              <table:table-cell office:value-type="float" office:value="139855525018512">
                <text:p>139855525018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1957810.78548">
                <text:p>1461957810.78548</text:p>
              </table:table-cell>
              <table:table-cell office:value-type="float" office:value="139855525021120">
                <text:p>139855525021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61957810.78549">
                <text:p>1461957810.78549</text:p>
              </table:table-cell>
              <table:table-cell office:value-type="float" office:value="139855525025716">
                <text:p>1398555250257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61957810.78551">
                <text:p>1461957810.78551</text:p>
              </table:table-cell>
              <table:table-cell office:value-type="float" office:value="139855525028756">
                <text:p>1398555250287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1957810.78552">
                <text:p>1461957810.78552</text:p>
              </table:table-cell>
              <table:table-cell office:value-type="float" office:value="139855525033448">
                <text:p>139855525033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1957810.78553">
                <text:p>1461957810.78553</text:p>
              </table:table-cell>
              <table:table-cell office:value-type="float" office:value="139855525037800">
                <text:p>1398555250378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1957810.78554">
                <text:p>1461957810.78554</text:p>
              </table:table-cell>
              <table:table-cell office:value-type="float" office:value="139855525042380">
                <text:p>1398555250423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1957810.78555">
                <text:p>1461957810.78555</text:p>
              </table:table-cell>
              <table:table-cell office:value-type="float" office:value="139855525045600">
                <text:p>139855525045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1957810.78556">
                <text:p>1461957810.78556</text:p>
              </table:table-cell>
              <table:table-cell office:value-type="float" office:value="139855525048768">
                <text:p>139855525048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61957810.78557">
                <text:p>1461957810.78557</text:p>
              </table:table-cell>
              <table:table-cell office:value-type="float" office:value="139855525055864">
                <text:p>1398555250558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61957810.78558">
                <text:p>1461957810.78558</text:p>
              </table:table-cell>
              <table:table-cell office:value-type="float" office:value="139855525059368">
                <text:p>1398555250593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1957810.78559">
                <text:p>1461957810.78559</text:p>
              </table:table-cell>
              <table:table-cell office:value-type="float" office:value="139855525061752">
                <text:p>1398555250617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1957810.78561">
                <text:p>1461957810.78561</text:p>
              </table:table-cell>
              <table:table-cell office:value-type="float" office:value="139855525065084">
                <text:p>1398555250650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1957810.78562">
                <text:p>1461957810.78562</text:p>
              </table:table-cell>
              <table:table-cell office:value-type="float" office:value="139855525071628">
                <text:p>1398555250716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1957810.78563">
                <text:p>1461957810.78563</text:p>
              </table:table-cell>
              <table:table-cell office:value-type="float" office:value="139855525072936">
                <text:p>139855525072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1957810.78566">
                <text:p>1461957810.78566</text:p>
              </table:table-cell>
              <table:table-cell office:value-type="float" office:value="139855525080224">
                <text:p>139855525080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1957810.78568">
                <text:p>1461957810.78568</text:p>
              </table:table-cell>
              <table:table-cell office:value-type="float" office:value="139855525084468">
                <text:p>1398555250844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1957810.78569">
                <text:p>1461957810.78569</text:p>
              </table:table-cell>
              <table:table-cell office:value-type="float" office:value="139855525088280">
                <text:p>139855525088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1957810.7857">
                <text:p>1461957810.7857</text:p>
              </table:table-cell>
              <table:table-cell office:value-type="float" office:value="139855525090732">
                <text:p>1398555250907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1957810.78571">
                <text:p>1461957810.78571</text:p>
              </table:table-cell>
              <table:table-cell office:value-type="float" office:value="139855525097464">
                <text:p>139855525097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1957810.78572">
                <text:p>1461957810.78572</text:p>
              </table:table-cell>
              <table:table-cell office:value-type="float" office:value="139855525098620">
                <text:p>1398555250986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1957810.78573">
                <text:p>1461957810.78573</text:p>
              </table:table-cell>
              <table:table-cell office:value-type="float" office:value="139855525102044">
                <text:p>1398555251020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1957810.78574">
                <text:p>1461957810.78574</text:p>
              </table:table-cell>
              <table:table-cell office:value-type="float" office:value="139855525108876">
                <text:p>1398555251088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1957810.78576">
                <text:p>1461957810.78576</text:p>
              </table:table-cell>
              <table:table-cell office:value-type="float" office:value="139855525113024">
                <text:p>1398555251130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1957810.78577">
                <text:p>1461957810.78577</text:p>
              </table:table-cell>
              <table:table-cell office:value-type="float" office:value="139855525117412">
                <text:p>1398555251174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1957810.78578">
                <text:p>1461957810.78578</text:p>
              </table:table-cell>
              <table:table-cell office:value-type="float" office:value="139855525120784">
                <text:p>139855525120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61957810.78579">
                <text:p>1461957810.78579</text:p>
              </table:table-cell>
              <table:table-cell office:value-type="float" office:value="139855525124216">
                <text:p>139855525124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1957810.7858">
                <text:p>1461957810.7858</text:p>
              </table:table-cell>
              <table:table-cell office:value-type="float" office:value="139855525129592">
                <text:p>1398555251295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1957810.78581">
                <text:p>1461957810.78581</text:p>
              </table:table-cell>
              <table:table-cell office:value-type="float" office:value="139855525133428">
                <text:p>1398555251334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1957810.78582">
                <text:p>1461957810.78582</text:p>
              </table:table-cell>
              <table:table-cell office:value-type="float" office:value="139855525137540">
                <text:p>1398555251375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1957810.78583">
                <text:p>1461957810.78583</text:p>
              </table:table-cell>
              <table:table-cell office:value-type="float" office:value="139855525142168">
                <text:p>1398555251421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1957810.78584">
                <text:p>1461957810.78584</text:p>
              </table:table-cell>
              <table:table-cell office:value-type="float" office:value="139855525146168">
                <text:p>139855525146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1957810.78585">
                <text:p>1461957810.78585</text:p>
              </table:table-cell>
              <table:table-cell office:value-type="float" office:value="139855525146900">
                <text:p>1398555251469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1957810.78586">
                <text:p>1461957810.78586</text:p>
              </table:table-cell>
              <table:table-cell office:value-type="float" office:value="139855525154512">
                <text:p>139855525154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1957810.78588">
                <text:p>1461957810.78588</text:p>
              </table:table-cell>
              <table:table-cell office:value-type="float" office:value="139855525157616">
                <text:p>1398555251576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1957810.78589">
                <text:p>1461957810.78589</text:p>
              </table:table-cell>
              <table:table-cell office:value-type="float" office:value="139855525161804">
                <text:p>1398555251618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1957810.7859">
                <text:p>1461957810.7859</text:p>
              </table:table-cell>
              <table:table-cell office:value-type="float" office:value="139855525164732">
                <text:p>1398555251647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1957810.78591">
                <text:p>1461957810.78591</text:p>
              </table:table-cell>
              <table:table-cell office:value-type="float" office:value="139855525168640">
                <text:p>1398555251686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1957810.78592">
                <text:p>1461957810.78592</text:p>
              </table:table-cell>
              <table:table-cell office:value-type="float" office:value="139855525174884">
                <text:p>139855525174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1957810.78593">
                <text:p>1461957810.78593</text:p>
              </table:table-cell>
              <table:table-cell office:value-type="float" office:value="139855525175708">
                <text:p>1398555251757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1957810.78594">
                <text:p>1461957810.78594</text:p>
              </table:table-cell>
              <table:table-cell office:value-type="float" office:value="139855525182736">
                <text:p>1398555251827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1957810.78595">
                <text:p>1461957810.78595</text:p>
              </table:table-cell>
              <table:table-cell office:value-type="float" office:value="139855525186520">
                <text:p>1398555251865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1957810.78596">
                <text:p>1461957810.78596</text:p>
              </table:table-cell>
              <table:table-cell office:value-type="float" office:value="139855525188188">
                <text:p>139855525188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1957810.78597">
                <text:p>1461957810.78597</text:p>
              </table:table-cell>
              <table:table-cell office:value-type="float" office:value="139855525192200">
                <text:p>1398555251922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1957810.78599">
                <text:p>1461957810.78599</text:p>
              </table:table-cell>
              <table:table-cell office:value-type="float" office:value="139855525197276">
                <text:p>1398555251972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1957810.786">
                <text:p>1461957810.786</text:p>
              </table:table-cell>
              <table:table-cell office:value-type="float" office:value="139855525203440">
                <text:p>1398555252034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1957810.78601">
                <text:p>1461957810.78601</text:p>
              </table:table-cell>
              <table:table-cell office:value-type="float" office:value="139855525205716">
                <text:p>1398555252057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1957810.78602">
                <text:p>1461957810.78602</text:p>
              </table:table-cell>
              <table:table-cell office:value-type="float" office:value="139855525211564">
                <text:p>139855525211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1957810.78603">
                <text:p>1461957810.78603</text:p>
              </table:table-cell>
              <table:table-cell office:value-type="float" office:value="139855525215872">
                <text:p>1398555252158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1957810.78604">
                <text:p>1461957810.78604</text:p>
              </table:table-cell>
              <table:table-cell office:value-type="float" office:value="139855525220076">
                <text:p>1398555252200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1957810.78605">
                <text:p>1461957810.78605</text:p>
              </table:table-cell>
              <table:table-cell office:value-type="float" office:value="139855525224152">
                <text:p>1398555252241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1957810.78606">
                <text:p>1461957810.78606</text:p>
              </table:table-cell>
              <table:table-cell office:value-type="float" office:value="139855525225136">
                <text:p>139855525225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1957810.78607">
                <text:p>1461957810.78607</text:p>
              </table:table-cell>
              <table:table-cell office:value-type="float" office:value="139855525231680">
                <text:p>1398555252316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61957810.78608">
                <text:p>1461957810.78608</text:p>
              </table:table-cell>
              <table:table-cell office:value-type="float" office:value="139855525234696">
                <text:p>1398555252346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61957810.78609">
                <text:p>1461957810.78609</text:p>
              </table:table-cell>
              <table:table-cell office:value-type="float" office:value="139855525237428">
                <text:p>1398555252374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61957810.78616">
                <text:p>1461957810.78616</text:p>
              </table:table-cell>
              <table:table-cell office:value-type="float" office:value="139855525243424">
                <text:p>1398555252434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61957810.78617">
                <text:p>1461957810.78617</text:p>
              </table:table-cell>
              <table:table-cell office:value-type="float" office:value="139855525247308">
                <text:p>139855525247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1957810.78618">
                <text:p>1461957810.78618</text:p>
              </table:table-cell>
              <table:table-cell office:value-type="float" office:value="139855525251228">
                <text:p>1398555252512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61957810.78619">
                <text:p>1461957810.78619</text:p>
              </table:table-cell>
              <table:table-cell office:value-type="float" office:value="139855525254520">
                <text:p>1398555252545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1957810.78619">
                <text:p>1461957810.78619</text:p>
              </table:table-cell>
              <table:table-cell office:value-type="float" office:value="139855525260364">
                <text:p>1398555252603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1957810.7862">
                <text:p>1461957810.7862</text:p>
              </table:table-cell>
              <table:table-cell office:value-type="float" office:value="139855525263748">
                <text:p>1398555252637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1957810.78621">
                <text:p>1461957810.78621</text:p>
              </table:table-cell>
              <table:table-cell office:value-type="float" office:value="139855525268400">
                <text:p>1398555252684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1957810.78622">
                <text:p>1461957810.78622</text:p>
              </table:table-cell>
              <table:table-cell office:value-type="float" office:value="139855525269752">
                <text:p>1398555252697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1957810.79644">
                <text:p>1461957810.79644</text:p>
              </table:table-cell>
              <table:table-cell office:value-type="float" office:value="139855525276260">
                <text:p>1398555252762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1957810.79646">
                <text:p>1461957810.79646</text:p>
              </table:table-cell>
              <table:table-cell office:value-type="float" office:value="139855525279408">
                <text:p>139855525279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1957810.79648">
                <text:p>1461957810.79648</text:p>
              </table:table-cell>
              <table:table-cell office:value-type="float" office:value="139855525281988">
                <text:p>1398555252819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61957810.79649">
                <text:p>1461957810.79649</text:p>
              </table:table-cell>
              <table:table-cell office:value-type="float" office:value="139855525286876">
                <text:p>139855525286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61957810.7965">
                <text:p>1461957810.7965</text:p>
              </table:table-cell>
              <table:table-cell office:value-type="float" office:value="139855525291688">
                <text:p>1398555252916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61957810.79652">
                <text:p>1461957810.79652</text:p>
              </table:table-cell>
              <table:table-cell office:value-type="float" office:value="139855525297940">
                <text:p>1398555252979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61957810.79653">
                <text:p>1461957810.79653</text:p>
              </table:table-cell>
              <table:table-cell office:value-type="float" office:value="139855525301108">
                <text:p>1398555253011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61957810.79654">
                <text:p>1461957810.79654</text:p>
              </table:table-cell>
              <table:table-cell office:value-type="float" office:value="139855525305688">
                <text:p>1398555253056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61957810.79655">
                <text:p>1461957810.79655</text:p>
              </table:table-cell>
              <table:table-cell office:value-type="float" office:value="139855525306816">
                <text:p>1398555253068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1957810.79656">
                <text:p>1461957810.79656</text:p>
              </table:table-cell>
              <table:table-cell office:value-type="float" office:value="139855525311600">
                <text:p>1398555253116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61957810.79658">
                <text:p>1461957810.79658</text:p>
              </table:table-cell>
              <table:table-cell office:value-type="float" office:value="139855525316532">
                <text:p>1398555253165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1957810.79659">
                <text:p>1461957810.79659</text:p>
              </table:table-cell>
              <table:table-cell office:value-type="float" office:value="139855525322124">
                <text:p>1398555253221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1957810.7966">
                <text:p>1461957810.7966</text:p>
              </table:table-cell>
              <table:table-cell office:value-type="float" office:value="139855525325760">
                <text:p>1398555253257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1957810.79662">
                <text:p>1461957810.79662</text:p>
              </table:table-cell>
              <table:table-cell office:value-type="float" office:value="139855525326900">
                <text:p>1398555253269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61957810.79663">
                <text:p>1461957810.79663</text:p>
              </table:table-cell>
              <table:table-cell office:value-type="float" office:value="139855525331372">
                <text:p>1398555253313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1957810.79664">
                <text:p>1461957810.79664</text:p>
              </table:table-cell>
              <table:table-cell office:value-type="float" office:value="139855525338572">
                <text:p>1398555253385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61957810.79665">
                <text:p>1461957810.79665</text:p>
              </table:table-cell>
              <table:table-cell office:value-type="float" office:value="139855525339904">
                <text:p>139855525339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61957810.79667">
                <text:p>1461957810.79667</text:p>
              </table:table-cell>
              <table:table-cell office:value-type="float" office:value="139855525343272">
                <text:p>139855525343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1957810.79668">
                <text:p>1461957810.79668</text:p>
              </table:table-cell>
              <table:table-cell office:value-type="float" office:value="139855525348364">
                <text:p>1398555253483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61957810.79669">
                <text:p>1461957810.79669</text:p>
              </table:table-cell>
              <table:table-cell office:value-type="float" office:value="139855525351764">
                <text:p>1398555253517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61957810.79671">
                <text:p>1461957810.79671</text:p>
              </table:table-cell>
              <table:table-cell office:value-type="float" office:value="139855525356588">
                <text:p>1398555253565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1957810.79672">
                <text:p>1461957810.79672</text:p>
              </table:table-cell>
              <table:table-cell office:value-type="float" office:value="139855525360780">
                <text:p>1398555253607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1957810.79673">
                <text:p>1461957810.79673</text:p>
              </table:table-cell>
              <table:table-cell office:value-type="float" office:value="139855525365024">
                <text:p>1398555253650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1957810.79674">
                <text:p>1461957810.79674</text:p>
              </table:table-cell>
              <table:table-cell office:value-type="float" office:value="139855525371892">
                <text:p>139855525371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1957810.79676">
                <text:p>1461957810.79676</text:p>
              </table:table-cell>
              <table:table-cell office:value-type="float" office:value="139855525375556">
                <text:p>1398555253755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1957810.79677">
                <text:p>1461957810.79677</text:p>
              </table:table-cell>
              <table:table-cell office:value-type="float" office:value="139855525378208">
                <text:p>139855525378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1957810.79679">
                <text:p>1461957810.79679</text:p>
              </table:table-cell>
              <table:table-cell office:value-type="float" office:value="139855525381232">
                <text:p>139855525381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61957810.7968">
                <text:p>1461957810.7968</text:p>
              </table:table-cell>
              <table:table-cell office:value-type="float" office:value="139855525387760">
                <text:p>1398555253877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1957810.79681">
                <text:p>1461957810.79681</text:p>
              </table:table-cell>
              <table:table-cell office:value-type="float" office:value="139855525392024">
                <text:p>139855525392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1957810.79683">
                <text:p>1461957810.79683</text:p>
              </table:table-cell>
              <table:table-cell office:value-type="float" office:value="139855525392900">
                <text:p>1398555253929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61957810.79684">
                <text:p>1461957810.79684</text:p>
              </table:table-cell>
              <table:table-cell office:value-type="float" office:value="139855525398820">
                <text:p>1398555253988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1957810.79685">
                <text:p>1461957810.79685</text:p>
              </table:table-cell>
              <table:table-cell office:value-type="float" office:value="139855525404236">
                <text:p>139855525404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1957810.79686">
                <text:p>1461957810.79686</text:p>
              </table:table-cell>
              <table:table-cell office:value-type="float" office:value="139855525406744">
                <text:p>1398555254067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1957810.79687">
                <text:p>1461957810.79687</text:p>
              </table:table-cell>
              <table:table-cell office:value-type="float" office:value="139855525410628">
                <text:p>1398555254106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1957810.79689">
                <text:p>1461957810.79689</text:p>
              </table:table-cell>
              <table:table-cell office:value-type="float" office:value="139855525416860">
                <text:p>1398555254168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1957810.7969">
                <text:p>1461957810.7969</text:p>
              </table:table-cell>
              <table:table-cell office:value-type="float" office:value="139855525418936">
                <text:p>1398555254189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1957810.79691">
                <text:p>1461957810.79691</text:p>
              </table:table-cell>
              <table:table-cell office:value-type="float" office:value="139855525424796">
                <text:p>1398555254247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1957810.79693">
                <text:p>1461957810.79693</text:p>
              </table:table-cell>
              <table:table-cell office:value-type="float" office:value="139855525429168">
                <text:p>1398555254291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61957810.79694">
                <text:p>1461957810.79694</text:p>
              </table:table-cell>
              <table:table-cell office:value-type="float" office:value="139855525431352">
                <text:p>1398555254313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61957810.79695">
                <text:p>1461957810.79695</text:p>
              </table:table-cell>
              <table:table-cell office:value-type="float" office:value="139855525435884">
                <text:p>1398555254358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1957810.79696">
                <text:p>1461957810.79696</text:p>
              </table:table-cell>
              <table:table-cell office:value-type="float" office:value="139855525439780">
                <text:p>1398555254397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61957810.79697">
                <text:p>1461957810.79697</text:p>
              </table:table-cell>
              <table:table-cell office:value-type="float" office:value="139855525445004">
                <text:p>1398555254450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1957810.79699">
                <text:p>1461957810.79699</text:p>
              </table:table-cell>
              <table:table-cell office:value-type="float" office:value="139855525446816">
                <text:p>1398555254468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61957810.797">
                <text:p>1461957810.797</text:p>
              </table:table-cell>
              <table:table-cell office:value-type="float" office:value="139855525452300">
                <text:p>1398555254523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61957810.79701">
                <text:p>1461957810.79701</text:p>
              </table:table-cell>
              <table:table-cell office:value-type="float" office:value="139855525457396">
                <text:p>1398555254573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61957810.79703">
                <text:p>1461957810.79703</text:p>
              </table:table-cell>
              <table:table-cell office:value-type="float" office:value="139855525458428">
                <text:p>1398555254584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1957810.79704">
                <text:p>1461957810.79704</text:p>
              </table:table-cell>
              <table:table-cell office:value-type="float" office:value="139855525463000">
                <text:p>139855525463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61957810.79705">
                <text:p>1461957810.79705</text:p>
              </table:table-cell>
              <table:table-cell office:value-type="float" office:value="139855525467776">
                <text:p>1398555254677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61957810.79706">
                <text:p>1461957810.79706</text:p>
              </table:table-cell>
              <table:table-cell office:value-type="float" office:value="139855525472772">
                <text:p>1398555254727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61957810.79708">
                <text:p>1461957810.79708</text:p>
              </table:table-cell>
              <table:table-cell office:value-type="float" office:value="139855525474920">
                <text:p>1398555254749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61957810.79709">
                <text:p>1461957810.79709</text:p>
              </table:table-cell>
              <table:table-cell office:value-type="float" office:value="139855525478640">
                <text:p>1398555254786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61957810.7971">
                <text:p>1461957810.7971</text:p>
              </table:table-cell>
              <table:table-cell office:value-type="float" office:value="139855525484980">
                <text:p>1398555254849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1957810.79711">
                <text:p>1461957810.79711</text:p>
              </table:table-cell>
              <table:table-cell office:value-type="float" office:value="139855525486900">
                <text:p>1398555254869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61957810.79712">
                <text:p>1461957810.79712</text:p>
              </table:table-cell>
              <table:table-cell office:value-type="float" office:value="139855525493888">
                <text:p>1398555254938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1957810.79715">
                <text:p>1461957810.79715</text:p>
              </table:table-cell>
              <table:table-cell office:value-type="float" office:value="139855525497724">
                <text:p>1398555254977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1957810.79717">
                <text:p>1461957810.79717</text:p>
              </table:table-cell>
              <table:table-cell office:value-type="float" office:value="139855525502044">
                <text:p>1398555255020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1957810.79718">
                <text:p>1461957810.79718</text:p>
              </table:table-cell>
              <table:table-cell office:value-type="float" office:value="139855525504952">
                <text:p>139855525504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1957810.79719">
                <text:p>1461957810.79719</text:p>
              </table:table-cell>
              <table:table-cell office:value-type="float" office:value="139855525507564">
                <text:p>1398555255075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61957810.7972">
                <text:p>1461957810.7972</text:p>
              </table:table-cell>
              <table:table-cell office:value-type="float" office:value="139855525513436">
                <text:p>1398555255134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1957810.79722">
                <text:p>1461957810.79722</text:p>
              </table:table-cell>
              <table:table-cell office:value-type="float" office:value="139855525518096">
                <text:p>139855525518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61957810.79723">
                <text:p>1461957810.79723</text:p>
              </table:table-cell>
              <table:table-cell office:value-type="float" office:value="139855525522044">
                <text:p>1398555255220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61957810.79724">
                <text:p>1461957810.79724</text:p>
              </table:table-cell>
              <table:table-cell office:value-type="float" office:value="139855525523516">
                <text:p>1398555255235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61957810.79725">
                <text:p>1461957810.79725</text:p>
              </table:table-cell>
              <table:table-cell office:value-type="float" office:value="139855525530244">
                <text:p>1398555255302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1957810.79727">
                <text:p>1461957810.79727</text:p>
              </table:table-cell>
              <table:table-cell office:value-type="float" office:value="139855525532004">
                <text:p>1398555255320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1957810.79728">
                <text:p>1461957810.79728</text:p>
              </table:table-cell>
              <table:table-cell office:value-type="float" office:value="139855525538832">
                <text:p>1398555255388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61957810.79729">
                <text:p>1461957810.79729</text:p>
              </table:table-cell>
              <table:table-cell office:value-type="float" office:value="139855525542424">
                <text:p>1398555255424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1957810.79731">
                <text:p>1461957810.79731</text:p>
              </table:table-cell>
              <table:table-cell office:value-type="float" office:value="139855525544736">
                <text:p>1398555255447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1957810.79732">
                <text:p>1461957810.79732</text:p>
              </table:table-cell>
              <table:table-cell office:value-type="float" office:value="139855525549500">
                <text:p>1398555255495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61957810.79733">
                <text:p>1461957810.79733</text:p>
              </table:table-cell>
              <table:table-cell office:value-type="float" office:value="139855525552524">
                <text:p>13985552555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61957810.79734">
                <text:p>1461957810.79734</text:p>
              </table:table-cell>
              <table:table-cell office:value-type="float" office:value="139855525559988">
                <text:p>1398555255599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61957810.79736">
                <text:p>1461957810.79736</text:p>
              </table:table-cell>
              <table:table-cell office:value-type="float" office:value="139855525562136">
                <text:p>1398555255621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61957810.79737">
                <text:p>1461957810.79737</text:p>
              </table:table-cell>
              <table:table-cell office:value-type="float" office:value="139855525565384">
                <text:p>1398555255653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61957810.79738">
                <text:p>1461957810.79738</text:p>
              </table:table-cell>
              <table:table-cell office:value-type="float" office:value="139855525569092">
                <text:p>1398555255690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1957810.79739">
                <text:p>1461957810.79739</text:p>
              </table:table-cell>
              <table:table-cell office:value-type="float" office:value="139855525574428">
                <text:p>1398555255744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61957810.79741">
                <text:p>1461957810.79741</text:p>
              </table:table-cell>
              <table:table-cell office:value-type="float" office:value="139855525579852">
                <text:p>139855525579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1957810.79742">
                <text:p>1461957810.79742</text:p>
              </table:table-cell>
              <table:table-cell office:value-type="float" office:value="139855525584824">
                <text:p>1398555255848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61957810.79743">
                <text:p>1461957810.79743</text:p>
              </table:table-cell>
              <table:table-cell office:value-type="float" office:value="139855525585744">
                <text:p>1398555255857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1957810.79744">
                <text:p>1461957810.79744</text:p>
              </table:table-cell>
              <table:table-cell office:value-type="float" office:value="139855525591772">
                <text:p>1398555255917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1957810.79746">
                <text:p>1461957810.79746</text:p>
              </table:table-cell>
              <table:table-cell office:value-type="float" office:value="139855525596364">
                <text:p>139855525596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1957810.79747">
                <text:p>1461957810.79747</text:p>
              </table:table-cell>
              <table:table-cell office:value-type="float" office:value="139855525597976">
                <text:p>1398555255979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61957810.79748">
                <text:p>1461957810.79748</text:p>
              </table:table-cell>
              <table:table-cell office:value-type="float" office:value="139855525601300">
                <text:p>1398555256013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61957810.79749">
                <text:p>1461957810.79749</text:p>
              </table:table-cell>
              <table:table-cell office:value-type="float" office:value="139855525606568">
                <text:p>1398555256065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1957810.79751">
                <text:p>1461957810.79751</text:p>
              </table:table-cell>
              <table:table-cell office:value-type="float" office:value="139855525612144">
                <text:p>139855525612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61957810.79752">
                <text:p>1461957810.79752</text:p>
              </table:table-cell>
              <table:table-cell office:value-type="float" office:value="139855525614232">
                <text:p>1398555256142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1957810.79753">
                <text:p>1461957810.79753</text:p>
              </table:table-cell>
              <table:table-cell office:value-type="float" office:value="139855525620104">
                <text:p>1398555256201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1957810.79755">
                <text:p>1461957810.79755</text:p>
              </table:table-cell>
              <table:table-cell office:value-type="float" office:value="139855525624500">
                <text:p>1398555256245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1957810.79756">
                <text:p>1461957810.79756</text:p>
              </table:table-cell>
              <table:table-cell office:value-type="float" office:value="139855525626468">
                <text:p>1398555256264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61957810.79757">
                <text:p>1461957810.79757</text:p>
              </table:table-cell>
              <table:table-cell office:value-type="float" office:value="139855525632064">
                <text:p>1398555256320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61957810.79758">
                <text:p>1461957810.79758</text:p>
              </table:table-cell>
              <table:table-cell office:value-type="float" office:value="139855525637672">
                <text:p>1398555256376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1957810.7976">
                <text:p>1461957810.7976</text:p>
              </table:table-cell>
              <table:table-cell office:value-type="float" office:value="139855525641448">
                <text:p>1398555256414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1957810.79761">
                <text:p>1461957810.79761</text:p>
              </table:table-cell>
              <table:table-cell office:value-type="float" office:value="139855525646204">
                <text:p>1398555256462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61957810.79762">
                <text:p>1461957810.79762</text:p>
              </table:table-cell>
              <table:table-cell office:value-type="float" office:value="139855525646420">
                <text:p>1398555256464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1957810.79763">
                <text:p>1461957810.79763</text:p>
              </table:table-cell>
              <table:table-cell office:value-type="float" office:value="139855525654428">
                <text:p>1398555256544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61957810.79764">
                <text:p>1461957810.79764</text:p>
              </table:table-cell>
              <table:table-cell office:value-type="float" office:value="139855525656520">
                <text:p>1398555256565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61957810.79766">
                <text:p>1461957810.79766</text:p>
              </table:table-cell>
              <table:table-cell office:value-type="float" office:value="139855525661236">
                <text:p>139855525661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1957810.79767">
                <text:p>1461957810.79767</text:p>
              </table:table-cell>
              <table:table-cell office:value-type="float" office:value="139855525663452">
                <text:p>1398555256634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61957810.79768">
                <text:p>1461957810.79768</text:p>
              </table:table-cell>
              <table:table-cell office:value-type="float" office:value="139855525669832">
                <text:p>1398555256698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61957810.79769">
                <text:p>1461957810.79769</text:p>
              </table:table-cell>
              <table:table-cell office:value-type="float" office:value="139855525672976">
                <text:p>1398555256729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1957810.7977">
                <text:p>1461957810.7977</text:p>
              </table:table-cell>
              <table:table-cell office:value-type="float" office:value="139855525678428">
                <text:p>1398555256784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1957810.79772">
                <text:p>1461957810.79772</text:p>
              </table:table-cell>
              <table:table-cell office:value-type="float" office:value="139855525682472">
                <text:p>1398555256824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1957810.79773">
                <text:p>1461957810.79773</text:p>
              </table:table-cell>
              <table:table-cell office:value-type="float" office:value="139855525684768">
                <text:p>1398555256847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1957810.79774">
                <text:p>1461957810.79774</text:p>
              </table:table-cell>
              <table:table-cell office:value-type="float" office:value="139855525691204">
                <text:p>1398555256912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1957810.79775">
                <text:p>1461957810.79775</text:p>
              </table:table-cell>
              <table:table-cell office:value-type="float" office:value="139855525694548">
                <text:p>1398555256945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1957810.79776">
                <text:p>1461957810.79776</text:p>
              </table:table-cell>
              <table:table-cell office:value-type="float" office:value="139855525699452">
                <text:p>1398555256994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1957810.79778">
                <text:p>1461957810.79778</text:p>
              </table:table-cell>
              <table:table-cell office:value-type="float" office:value="139855525703632">
                <text:p>1398555257036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61957810.79779">
                <text:p>1461957810.79779</text:p>
              </table:table-cell>
              <table:table-cell office:value-type="float" office:value="139855525706116">
                <text:p>1398555257061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61957810.7978">
                <text:p>1461957810.7978</text:p>
              </table:table-cell>
              <table:table-cell office:value-type="float" office:value="139855525710920">
                <text:p>1398555257109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61957810.79781">
                <text:p>1461957810.79781</text:p>
              </table:table-cell>
              <table:table-cell office:value-type="float" office:value="139855525714780">
                <text:p>1398555257147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61957810.80403">
                <text:p>1461957810.80403</text:p>
              </table:table-cell>
              <table:table-cell office:value-type="float" office:value="139855525716368">
                <text:p>1398555257163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61957810.80405">
                <text:p>1461957810.80405</text:p>
              </table:table-cell>
              <table:table-cell office:value-type="float" office:value="139855525723036">
                <text:p>1398555257230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61957810.80406">
                <text:p>1461957810.80406</text:p>
              </table:table-cell>
              <table:table-cell office:value-type="float" office:value="139855525727376">
                <text:p>1398555257273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1957810.80407">
                <text:p>1461957810.80407</text:p>
              </table:table-cell>
              <table:table-cell office:value-type="float" office:value="139855525729388">
                <text:p>1398555257293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1957810.80409">
                <text:p>1461957810.80409</text:p>
              </table:table-cell>
              <table:table-cell office:value-type="float" office:value="139855525734344">
                <text:p>1398555257343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61957810.8041">
                <text:p>1461957810.8041</text:p>
              </table:table-cell>
              <table:table-cell office:value-type="float" office:value="139855525736716">
                <text:p>1398555257367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1957810.80411">
                <text:p>1461957810.80411</text:p>
              </table:table-cell>
              <table:table-cell office:value-type="float" office:value="139855525741240">
                <text:p>1398555257412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61957810.80412">
                <text:p>1461957810.80412</text:p>
              </table:table-cell>
              <table:table-cell office:value-type="float" office:value="139855525746252">
                <text:p>1398555257462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1957810.80413">
                <text:p>1461957810.80413</text:p>
              </table:table-cell>
              <table:table-cell office:value-type="float" office:value="139855525750380">
                <text:p>1398555257503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61957810.80415">
                <text:p>1461957810.80415</text:p>
              </table:table-cell>
              <table:table-cell office:value-type="float" office:value="139855525754216">
                <text:p>1398555257542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61957810.80416">
                <text:p>1461957810.80416</text:p>
              </table:table-cell>
              <table:table-cell office:value-type="float" office:value="139855525759860">
                <text:p>1398555257598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1957810.80417">
                <text:p>1461957810.80417</text:p>
              </table:table-cell>
              <table:table-cell office:value-type="float" office:value="139855525762728">
                <text:p>1398555257627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61957810.80418">
                <text:p>1461957810.80418</text:p>
              </table:table-cell>
              <table:table-cell office:value-type="float" office:value="139855525766112">
                <text:p>1398555257661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61957810.80419">
                <text:p>1461957810.80419</text:p>
              </table:table-cell>
              <table:table-cell office:value-type="float" office:value="139855525769864">
                <text:p>139855525769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61957810.8042">
                <text:p>1461957810.8042</text:p>
              </table:table-cell>
              <table:table-cell office:value-type="float" office:value="139855525774048">
                <text:p>1398555257740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61957810.80421">
                <text:p>1461957810.80421</text:p>
              </table:table-cell>
              <table:table-cell office:value-type="float" office:value="139855525778548">
                <text:p>1398555257785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61957810.80423">
                <text:p>1461957810.80423</text:p>
              </table:table-cell>
              <table:table-cell office:value-type="float" office:value="139855525785348">
                <text:p>1398555257853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1957810.80424">
                <text:p>1461957810.80424</text:p>
              </table:table-cell>
              <table:table-cell office:value-type="float" office:value="139855525788844">
                <text:p>1398555257888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61957810.80425">
                <text:p>1461957810.80425</text:p>
              </table:table-cell>
              <table:table-cell office:value-type="float" office:value="139855525789760">
                <text:p>1398555257897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1957810.80426">
                <text:p>1461957810.80426</text:p>
              </table:table-cell>
              <table:table-cell office:value-type="float" office:value="139855525795188">
                <text:p>1398555257951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61957810.80427">
                <text:p>1461957810.80427</text:p>
              </table:table-cell>
              <table:table-cell office:value-type="float" office:value="139855525798984">
                <text:p>139855525798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1957810.80429">
                <text:p>1461957810.80429</text:p>
              </table:table-cell>
              <table:table-cell office:value-type="float" office:value="139855525804556">
                <text:p>1398555258045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1957810.8043">
                <text:p>1461957810.8043</text:p>
              </table:table-cell>
              <table:table-cell office:value-type="float" office:value="139855525807064">
                <text:p>1398555258070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1957810.80431">
                <text:p>1461957810.80431</text:p>
              </table:table-cell>
              <table:table-cell office:value-type="float" office:value="139855525812156">
                <text:p>1398555258121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1957810.80432">
                <text:p>1461957810.80432</text:p>
              </table:table-cell>
              <table:table-cell office:value-type="float" office:value="139855525815536">
                <text:p>1398555258155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1957810.80433">
                <text:p>1461957810.80433</text:p>
              </table:table-cell>
              <table:table-cell office:value-type="float" office:value="139855525820340">
                <text:p>1398555258203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1957810.80434">
                <text:p>1461957810.80434</text:p>
              </table:table-cell>
              <table:table-cell office:value-type="float" office:value="139855525826424">
                <text:p>1398555258264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1957810.80435">
                <text:p>1461957810.80435</text:p>
              </table:table-cell>
              <table:table-cell office:value-type="float" office:value="139855525829628">
                <text:p>1398555258296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61957810.80436">
                <text:p>1461957810.80436</text:p>
              </table:table-cell>
              <table:table-cell office:value-type="float" office:value="139855525832372">
                <text:p>1398555258323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61957810.80438">
                <text:p>1461957810.80438</text:p>
              </table:table-cell>
              <table:table-cell office:value-type="float" office:value="139855525837792">
                <text:p>1398555258377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1957810.80439">
                <text:p>1461957810.80439</text:p>
              </table:table-cell>
              <table:table-cell office:value-type="float" office:value="139855525840584">
                <text:p>1398555258405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61957810.8044">
                <text:p>1461957810.8044</text:p>
              </table:table-cell>
              <table:table-cell office:value-type="float" office:value="139855525845228">
                <text:p>1398555258452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61957810.80441">
                <text:p>1461957810.80441</text:p>
              </table:table-cell>
              <table:table-cell office:value-type="float" office:value="139855525850592">
                <text:p>1398555258505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61957810.80442">
                <text:p>1461957810.80442</text:p>
              </table:table-cell>
              <table:table-cell office:value-type="float" office:value="139855525851676">
                <text:p>1398555258516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1957810.80443">
                <text:p>1461957810.80443</text:p>
              </table:table-cell>
              <table:table-cell office:value-type="float" office:value="139855525857796">
                <text:p>1398555258577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61957810.80445">
                <text:p>1461957810.80445</text:p>
              </table:table-cell>
              <table:table-cell office:value-type="float" office:value="139855525862732">
                <text:p>1398555258627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ysbench.A2:sysbench.B55" svg:x="0.32cm" svg:y="0.18cm" svg:width="13.097cm" svg:height="8.64cm">
          <chartooo:coordinate-region svg:x="3.347cm" svg:y="0.38cm" svg:width="8.71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ysbench.B2:sysbench.B55" chart:class="chart:scatter">
            <chart:domain table:cell-range-address="sysbench.A2:sysbench.A55"/>
            <chart:data-point chart:repeated="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2810183.57757">
                <text:p>1462810183.57757</text:p>
                <draw:g>
                  <svg:desc>sysbench.A2:sysbench.A55</svg:desc>
                </draw:g>
              </table:table-cell>
              <table:table-cell office:value-type="float" office:value="139634389400784">
                <text:p>139634389400784</text:p>
                <draw:g>
                  <svg:desc>sysbench.B2:sysbench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2810183.5776">
                <text:p>1462810183.5776</text:p>
              </table:table-cell>
              <table:table-cell office:value-type="float" office:value="140723617869816">
                <text:p>14072361786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2810183.57762">
                <text:p>1462810183.57762</text:p>
              </table:table-cell>
              <table:table-cell office:value-type="float" office:value="139634390208112">
                <text:p>139634390208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2810183.57764">
                <text:p>1462810183.57764</text:p>
              </table:table-cell>
              <table:table-cell office:value-type="float" office:value="6414336">
                <text:p>641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2810183.57765">
                <text:p>1462810183.57765</text:p>
              </table:table-cell>
              <table:table-cell office:value-type="float" office:value="6418432">
                <text:p>6418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2810183.57766">
                <text:p>1462810183.57766</text:p>
              </table:table-cell>
              <table:table-cell office:value-type="float" office:value="6422528">
                <text:p>6422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2810183.57767">
                <text:p>1462810183.57767</text:p>
              </table:table-cell>
              <table:table-cell office:value-type="float" office:value="6426624">
                <text:p>6426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2810183.57768">
                <text:p>1462810183.57768</text:p>
              </table:table-cell>
              <table:table-cell office:value-type="float" office:value="6430720">
                <text:p>6430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2810183.57769">
                <text:p>1462810183.57769</text:p>
              </table:table-cell>
              <table:table-cell office:value-type="float" office:value="6434816">
                <text:p>6434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2810183.5777">
                <text:p>1462810183.5777</text:p>
              </table:table-cell>
              <table:table-cell office:value-type="float" office:value="6438912">
                <text:p>6438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2810183.57771">
                <text:p>1462810183.57771</text:p>
              </table:table-cell>
              <table:table-cell office:value-type="float" office:value="6443008">
                <text:p>6443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2810183.57772">
                <text:p>1462810183.57772</text:p>
              </table:table-cell>
              <table:table-cell office:value-type="float" office:value="6447104">
                <text:p>6447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2810183.57773">
                <text:p>1462810183.57773</text:p>
              </table:table-cell>
              <table:table-cell office:value-type="float" office:value="6451200">
                <text:p>6451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2810183.57774">
                <text:p>1462810183.57774</text:p>
              </table:table-cell>
              <table:table-cell office:value-type="float" office:value="6455296">
                <text:p>6455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2810183.57775">
                <text:p>1462810183.57775</text:p>
              </table:table-cell>
              <table:table-cell office:value-type="float" office:value="6459392">
                <text:p>6459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2810183.57776">
                <text:p>1462810183.57776</text:p>
              </table:table-cell>
              <table:table-cell office:value-type="float" office:value="6463488">
                <text:p>6463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2810183.57777">
                <text:p>1462810183.57777</text:p>
              </table:table-cell>
              <table:table-cell office:value-type="float" office:value="6467584">
                <text:p>6467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2810183.57778">
                <text:p>1462810183.57778</text:p>
              </table:table-cell>
              <table:table-cell office:value-type="float" office:value="6471680">
                <text:p>647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2810183.57779">
                <text:p>1462810183.57779</text:p>
              </table:table-cell>
              <table:table-cell office:value-type="float" office:value="6475776">
                <text:p>6475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2810183.5778">
                <text:p>1462810183.5778</text:p>
              </table:table-cell>
              <table:table-cell office:value-type="float" office:value="6479872">
                <text:p>6479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2810183.57781">
                <text:p>1462810183.57781</text:p>
              </table:table-cell>
              <table:table-cell office:value-type="float" office:value="6483968">
                <text:p>6483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2810183.57782">
                <text:p>1462810183.57782</text:p>
              </table:table-cell>
              <table:table-cell office:value-type="float" office:value="6488064">
                <text:p>6488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2810183.57783">
                <text:p>1462810183.57783</text:p>
              </table:table-cell>
              <table:table-cell office:value-type="float" office:value="6492160">
                <text:p>64921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2810183.57784">
                <text:p>1462810183.57784</text:p>
              </table:table-cell>
              <table:table-cell office:value-type="float" office:value="6496256">
                <text:p>6496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2810183.57785">
                <text:p>1462810183.57785</text:p>
              </table:table-cell>
              <table:table-cell office:value-type="float" office:value="6500352">
                <text:p>6500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2810183.57786">
                <text:p>1462810183.57786</text:p>
              </table:table-cell>
              <table:table-cell office:value-type="float" office:value="6504448">
                <text:p>65044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2810183.57787">
                <text:p>1462810183.57787</text:p>
              </table:table-cell>
              <table:table-cell office:value-type="float" office:value="6508544">
                <text:p>6508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2810183.57788">
                <text:p>1462810183.57788</text:p>
              </table:table-cell>
              <table:table-cell office:value-type="float" office:value="6512640">
                <text:p>65126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2810183.57789">
                <text:p>1462810183.57789</text:p>
              </table:table-cell>
              <table:table-cell office:value-type="float" office:value="6516736">
                <text:p>6516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2810183.5779">
                <text:p>1462810183.5779</text:p>
              </table:table-cell>
              <table:table-cell office:value-type="float" office:value="6520832">
                <text:p>6520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2810183.57791">
                <text:p>1462810183.57791</text:p>
              </table:table-cell>
              <table:table-cell office:value-type="float" office:value="6524928">
                <text:p>6524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2810183.57792">
                <text:p>1462810183.57792</text:p>
              </table:table-cell>
              <table:table-cell office:value-type="float" office:value="6529024">
                <text:p>6529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2810183.57793">
                <text:p>1462810183.57793</text:p>
              </table:table-cell>
              <table:table-cell office:value-type="float" office:value="6533120">
                <text:p>6533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2810183.57794">
                <text:p>1462810183.57794</text:p>
              </table:table-cell>
              <table:table-cell office:value-type="float" office:value="6537216">
                <text:p>6537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2810183.57795">
                <text:p>1462810183.57795</text:p>
              </table:table-cell>
              <table:table-cell office:value-type="float" office:value="6541312">
                <text:p>65413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2810183.57797">
                <text:p>1462810183.57797</text:p>
              </table:table-cell>
              <table:table-cell office:value-type="float" office:value="6545408">
                <text:p>6545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2810183.57797">
                <text:p>1462810183.57797</text:p>
              </table:table-cell>
              <table:table-cell office:value-type="float" office:value="6549504">
                <text:p>6549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2810183.57799">
                <text:p>1462810183.57799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2810183.57799">
                <text:p>1462810183.57799</text:p>
              </table:table-cell>
              <table:table-cell office:value-type="float" office:value="6557696">
                <text:p>6557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2810183.57801">
                <text:p>1462810183.57801</text:p>
              </table:table-cell>
              <table:table-cell office:value-type="float" office:value="6561792">
                <text:p>6561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2810183.57802">
                <text:p>1462810183.57802</text:p>
              </table:table-cell>
              <table:table-cell office:value-type="float" office:value="6565888">
                <text:p>6565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2810183.57803">
                <text:p>1462810183.57803</text:p>
              </table:table-cell>
              <table:table-cell office:value-type="float" office:value="6569984">
                <text:p>6569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2810183.57804">
                <text:p>1462810183.57804</text:p>
              </table:table-cell>
              <table:table-cell office:value-type="float" office:value="6574080">
                <text:p>65740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2810183.57804">
                <text:p>1462810183.57804</text:p>
              </table:table-cell>
              <table:table-cell office:value-type="float" office:value="6578176">
                <text:p>6578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2810183.57806">
                <text:p>1462810183.57806</text:p>
              </table:table-cell>
              <table:table-cell office:value-type="float" office:value="6582272">
                <text:p>6582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2810183.57807">
                <text:p>1462810183.57807</text:p>
              </table:table-cell>
              <table:table-cell office:value-type="float" office:value="6586368">
                <text:p>6586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2810183.57808">
                <text:p>1462810183.57808</text:p>
              </table:table-cell>
              <table:table-cell office:value-type="float" office:value="6590464">
                <text:p>6590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2810183.57809">
                <text:p>1462810183.57809</text:p>
              </table:table-cell>
              <table:table-cell office:value-type="float" office:value="6594560">
                <text:p>65945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2810183.57809">
                <text:p>1462810183.57809</text:p>
              </table:table-cell>
              <table:table-cell office:value-type="float" office:value="6598656">
                <text:p>6598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2810183.57811">
                <text:p>1462810183.57811</text:p>
              </table:table-cell>
              <table:table-cell office:value-type="float" office:value="6602752">
                <text:p>6602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2810183.57816">
                <text:p>1462810183.57816</text:p>
              </table:table-cell>
              <table:table-cell office:value-type="float" office:value="139634392954448">
                <text:p>139634392954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2810183.57817">
                <text:p>1462810183.57817</text:p>
              </table:table-cell>
              <table:table-cell office:value-type="float" office:value="139634393477024">
                <text:p>139634393477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2810183.57819">
                <text:p>1462810183.57819</text:p>
              </table:table-cell>
              <table:table-cell office:value-type="float" office:value="139634398555436">
                <text:p>1396343985554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2810183.5782">
                <text:p>1462810183.5782</text:p>
              </table:table-cell>
              <table:table-cell office:value-type="float" office:value="139634386484216">
                <text:p>1396343864842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9cm" xlink:href=".." xlink:type="simple" chart:class="chart:scatter" chart:style-name="ch1">
        <chart:legend chart:legend-position="end" svg:x="13.726cm" svg:y="4.205cm" style:legend-expansion="high" chart:style-name="ch2"/>
        <chart:plot-area chart:style-name="ch3" table:cell-range-address="sysbench.A5:sysbench.B51" svg:x="0.319cm" svg:y="0.18cm" svg:width="13.088cm" svg:height="8.649cm">
          <chartooo:coordinate-region svg:x="1.867cm" svg:y="0.379cm" svg:width="10.191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ysbench.B5:sysbench.B51" chart:class="chart:scatter">
            <chart:domain table:cell-range-address="sysbench.A5:sysbench.A51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2810183.57764">
                <text:p>1462810183.57764</text:p>
                <draw:g>
                  <svg:desc>sysbench.A5:sysbench.A51</svg:desc>
                </draw:g>
              </table:table-cell>
              <table:table-cell office:value-type="float" office:value="6414336">
                <text:p>6414336</text:p>
                <draw:g>
                  <svg:desc>sysbench.B5:sysbench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2810183.57765">
                <text:p>1462810183.57765</text:p>
              </table:table-cell>
              <table:table-cell office:value-type="float" office:value="6418432">
                <text:p>6418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2810183.57766">
                <text:p>1462810183.57766</text:p>
              </table:table-cell>
              <table:table-cell office:value-type="float" office:value="6422528">
                <text:p>6422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2810183.57767">
                <text:p>1462810183.57767</text:p>
              </table:table-cell>
              <table:table-cell office:value-type="float" office:value="6426624">
                <text:p>6426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2810183.57768">
                <text:p>1462810183.57768</text:p>
              </table:table-cell>
              <table:table-cell office:value-type="float" office:value="6430720">
                <text:p>6430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2810183.57769">
                <text:p>1462810183.57769</text:p>
              </table:table-cell>
              <table:table-cell office:value-type="float" office:value="6434816">
                <text:p>6434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2810183.5777">
                <text:p>1462810183.5777</text:p>
              </table:table-cell>
              <table:table-cell office:value-type="float" office:value="6438912">
                <text:p>6438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2810183.57771">
                <text:p>1462810183.57771</text:p>
              </table:table-cell>
              <table:table-cell office:value-type="float" office:value="6443008">
                <text:p>6443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2810183.57772">
                <text:p>1462810183.57772</text:p>
              </table:table-cell>
              <table:table-cell office:value-type="float" office:value="6447104">
                <text:p>6447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2810183.57773">
                <text:p>1462810183.57773</text:p>
              </table:table-cell>
              <table:table-cell office:value-type="float" office:value="6451200">
                <text:p>6451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2810183.57774">
                <text:p>1462810183.57774</text:p>
              </table:table-cell>
              <table:table-cell office:value-type="float" office:value="6455296">
                <text:p>6455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2810183.57775">
                <text:p>1462810183.57775</text:p>
              </table:table-cell>
              <table:table-cell office:value-type="float" office:value="6459392">
                <text:p>6459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2810183.57776">
                <text:p>1462810183.57776</text:p>
              </table:table-cell>
              <table:table-cell office:value-type="float" office:value="6463488">
                <text:p>6463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2810183.57777">
                <text:p>1462810183.57777</text:p>
              </table:table-cell>
              <table:table-cell office:value-type="float" office:value="6467584">
                <text:p>6467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2810183.57778">
                <text:p>1462810183.57778</text:p>
              </table:table-cell>
              <table:table-cell office:value-type="float" office:value="6471680">
                <text:p>647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2810183.57779">
                <text:p>1462810183.57779</text:p>
              </table:table-cell>
              <table:table-cell office:value-type="float" office:value="6475776">
                <text:p>6475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2810183.5778">
                <text:p>1462810183.5778</text:p>
              </table:table-cell>
              <table:table-cell office:value-type="float" office:value="6479872">
                <text:p>6479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2810183.57781">
                <text:p>1462810183.57781</text:p>
              </table:table-cell>
              <table:table-cell office:value-type="float" office:value="6483968">
                <text:p>6483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2810183.57782">
                <text:p>1462810183.57782</text:p>
              </table:table-cell>
              <table:table-cell office:value-type="float" office:value="6488064">
                <text:p>6488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2810183.57783">
                <text:p>1462810183.57783</text:p>
              </table:table-cell>
              <table:table-cell office:value-type="float" office:value="6492160">
                <text:p>6492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2810183.57784">
                <text:p>1462810183.57784</text:p>
              </table:table-cell>
              <table:table-cell office:value-type="float" office:value="6496256">
                <text:p>6496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2810183.57785">
                <text:p>1462810183.57785</text:p>
              </table:table-cell>
              <table:table-cell office:value-type="float" office:value="6500352">
                <text:p>6500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2810183.57786">
                <text:p>1462810183.57786</text:p>
              </table:table-cell>
              <table:table-cell office:value-type="float" office:value="6504448">
                <text:p>6504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2810183.57787">
                <text:p>1462810183.57787</text:p>
              </table:table-cell>
              <table:table-cell office:value-type="float" office:value="6508544">
                <text:p>6508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2810183.57788">
                <text:p>1462810183.57788</text:p>
              </table:table-cell>
              <table:table-cell office:value-type="float" office:value="6512640">
                <text:p>65126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2810183.57789">
                <text:p>1462810183.57789</text:p>
              </table:table-cell>
              <table:table-cell office:value-type="float" office:value="6516736">
                <text:p>6516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2810183.5779">
                <text:p>1462810183.5779</text:p>
              </table:table-cell>
              <table:table-cell office:value-type="float" office:value="6520832">
                <text:p>6520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2810183.57791">
                <text:p>1462810183.57791</text:p>
              </table:table-cell>
              <table:table-cell office:value-type="float" office:value="6524928">
                <text:p>6524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2810183.57792">
                <text:p>1462810183.57792</text:p>
              </table:table-cell>
              <table:table-cell office:value-type="float" office:value="6529024">
                <text:p>65290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2810183.57793">
                <text:p>1462810183.57793</text:p>
              </table:table-cell>
              <table:table-cell office:value-type="float" office:value="6533120">
                <text:p>6533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2810183.57794">
                <text:p>1462810183.57794</text:p>
              </table:table-cell>
              <table:table-cell office:value-type="float" office:value="6537216">
                <text:p>6537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2810183.57795">
                <text:p>1462810183.57795</text:p>
              </table:table-cell>
              <table:table-cell office:value-type="float" office:value="6541312">
                <text:p>6541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2810183.57797">
                <text:p>1462810183.57797</text:p>
              </table:table-cell>
              <table:table-cell office:value-type="float" office:value="6545408">
                <text:p>6545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2810183.57797">
                <text:p>1462810183.57797</text:p>
              </table:table-cell>
              <table:table-cell office:value-type="float" office:value="6549504">
                <text:p>6549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2810183.57799">
                <text:p>1462810183.57799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2810183.57799">
                <text:p>1462810183.57799</text:p>
              </table:table-cell>
              <table:table-cell office:value-type="float" office:value="6557696">
                <text:p>6557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2810183.57801">
                <text:p>1462810183.57801</text:p>
              </table:table-cell>
              <table:table-cell office:value-type="float" office:value="6561792">
                <text:p>6561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2810183.57802">
                <text:p>1462810183.57802</text:p>
              </table:table-cell>
              <table:table-cell office:value-type="float" office:value="6565888">
                <text:p>6565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2810183.57803">
                <text:p>1462810183.57803</text:p>
              </table:table-cell>
              <table:table-cell office:value-type="float" office:value="6569984">
                <text:p>6569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2810183.57804">
                <text:p>1462810183.57804</text:p>
              </table:table-cell>
              <table:table-cell office:value-type="float" office:value="6574080">
                <text:p>65740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2810183.57804">
                <text:p>1462810183.57804</text:p>
              </table:table-cell>
              <table:table-cell office:value-type="float" office:value="6578176">
                <text:p>6578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2810183.57806">
                <text:p>1462810183.57806</text:p>
              </table:table-cell>
              <table:table-cell office:value-type="float" office:value="6582272">
                <text:p>65822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2810183.57807">
                <text:p>1462810183.57807</text:p>
              </table:table-cell>
              <table:table-cell office:value-type="float" office:value="6586368">
                <text:p>6586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2810183.57808">
                <text:p>1462810183.57808</text:p>
              </table:table-cell>
              <table:table-cell office:value-type="float" office:value="6590464">
                <text:p>6590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2810183.57809">
                <text:p>1462810183.57809</text:p>
              </table:table-cell>
              <table:table-cell office:value-type="float" office:value="6594560">
                <text:p>65945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2810183.57809">
                <text:p>1462810183.57809</text:p>
              </table:table-cell>
              <table:table-cell office:value-type="float" office:value="6598656">
                <text:p>6598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2810183.57811">
                <text:p>1462810183.57811</text:p>
              </table:table-cell>
              <table:table-cell office:value-type="float" office:value="6602752">
                <text:p>66027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